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76.39pt"/>
    </style:style>
    <style:style style:name="co3" style:family="table-column">
      <style:table-column-properties fo:break-before="auto" style:column-width="62.5pt"/>
    </style:style>
    <style:style style:name="co4" style:family="table-column">
      <style:table-column-properties fo:break-before="auto" style:column-width="57.66pt"/>
    </style:style>
    <style:style style:name="co5" style:family="table-column">
      <style:table-column-properties fo:break-before="auto" style:column-width="56.24pt"/>
    </style:style>
    <style:style style:name="co6" style:family="table-column">
      <style:table-column-properties fo:break-before="auto" style:column-width="61.8pt"/>
    </style:style>
    <style:style style:name="co7" style:family="table-column">
      <style:table-column-properties fo:break-before="auto" style:column-width="60.46pt"/>
    </style:style>
    <style:style style:name="co8" style:family="table-column">
      <style:table-column-properties fo:break-before="auto" style:column-width="59.75pt"/>
    </style:style>
    <style:style style:name="co9" style:family="table-column">
      <style:table-column-properties fo:break-before="auto" style:column-width="63.21pt"/>
    </style:style>
    <style:style style:name="co10" style:family="table-column">
      <style:table-column-properties fo:break-before="auto" style:column-width="56.95pt"/>
    </style:style>
    <style:style style:name="co11" style:family="table-column">
      <style:table-column-properties fo:break-before="auto" style:column-width="67.41pt"/>
    </style:style>
    <style:style style:name="co12" style:family="table-column">
      <style:table-column-properties fo:break-before="auto" style:column-width="97.9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Pivot_20_Tables">
      <style:table-properties table:display="true" style:writing-mode="lr-tb"/>
    </style: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74pt solid #000000" fo:background-color="#efefe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data-style-name="N125">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26">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7">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8">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4">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000000" fo:background-color="#ffffff"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4">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Pivot_20_Table_20_Corner">
      <style:table-cell-properties fo:border-bottom="none" fo:border-left="2.01pt solid #000000" fo:border-right="0.99pt solid #000000" fo:border-top="2.01pt solid #000000"/>
    </style:style>
    <style:style style:name="ce15" style:family="table-cell" style:parent-style-name="Pivot_20_Table_20_Field">
      <style:table-cell-properties fo:border-bottom="0.99pt solid #000000" fo:border-left="2.01pt solid #000000" fo:border-right="0.99pt solid #000000" fo:border-top="0.99pt solid #000000"/>
    </style:style>
    <style:style style:name="ce16" style:family="table-cell" style:parent-style-name="Pivot_20_Table_20_Category" style:data-style-name="N0">
      <style:table-cell-properties fo:border-bottom="none" fo:border-left="2.01pt solid #000000" fo:border-right="0.99pt solid #000000" fo:border-top="0.99pt solid #000000"/>
    </style:style>
    <style:style style:name="ce17" style:family="table-cell" style:parent-style-name="Pivot_20_Table_20_Category" style:data-style-name="N0">
      <style:table-cell-properties fo:border-bottom="none" fo:border-left="2.01pt solid #000000" fo:border-right="0.99pt solid #000000" fo:border-top="none"/>
    </style:style>
    <style:style style:name="ce18" style:family="table-cell" style:parent-style-name="Pivot_20_Table_20_Title" style:data-style-name="N0">
      <style:table-cell-properties fo:border-bottom="2.01pt solid #000000" fo:border-left="2.01pt solid #000000" fo:border-right="0.99pt solid #000000" fo:border-top="0.99pt solid #000000"/>
    </style:style>
    <style:style style:name="ce19" style:family="table-cell" style:parent-style-name="Default">
      <style:table-cell-properties style:rotation-align="non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0" style:family="table-cell" style:parent-style-name="Pivot_20_Table_20_Field">
      <style:table-cell-properties fo:border-bottom="0.99pt solid #000000" fo:border-left="0.99pt solid #000000" fo:border-right="0.99pt solid #000000" fo:border-top="2.01pt solid #000000"/>
    </style:style>
    <style:style style:name="ce21" style:family="table-cell" style:parent-style-name="Pivot_20_Table_20_Category" style:data-style-name="N0">
      <style:table-cell-properties fo:border-bottom="0.99pt solid #000000" fo:border-left="0.99pt solid #000000" fo:border-right="none" fo:border-top="none"/>
    </style:style>
    <style:style style:name="ce22" style:family="table-cell" style:parent-style-name="Pivot_20_Table_20_Value" style:data-style-name="N4">
      <style:table-cell-properties fo:border-bottom="none" fo:border-left="0.99pt solid #000000" fo:border-right="none" fo:border-top="0.99pt solid #000000"/>
    </style:style>
    <style:style style:name="ce23" style:family="table-cell" style:parent-style-name="Pivot_20_Table_20_Value" style:data-style-name="N4">
      <style:table-cell-properties fo:border-bottom="none" fo:border-left="0.99pt solid #000000" fo:border-right="none" fo:border-top="none"/>
    </style:style>
    <style:style style:name="ce24" style:family="table-cell" style:parent-style-name="Pivot_20_Table_20_Value" style:data-style-name="N4">
      <style:table-cell-properties fo:border-bottom="0.99pt solid #000000" fo:border-left="0.99pt solid #000000" fo:border-right="none" fo:border-top="none"/>
    </style:style>
    <style:style style:name="ce25" style:family="table-cell" style:parent-style-name="Pivot_20_Table_20_Result" style:data-style-name="N4">
      <style:table-cell-properties fo:border-bottom="2.01pt solid #000000" fo:border-left="0.99pt solid #000000" fo:border-right="none" fo:border-top="0.99pt solid #000000"/>
    </style:style>
    <style:style style:name="ce26" style:family="table-cell" style:parent-style-name="Pivot_20_Table_20_Corner">
      <style:table-cell-properties fo:border-bottom="0.99pt solid #000000" fo:border-left="none" fo:border-right="none" fo:border-top="2.01pt solid #000000"/>
    </style:style>
    <style:style style:name="ce27" style:family="table-cell" style:parent-style-name="Pivot_20_Table_20_Category" style:data-style-name="N0">
      <style:table-cell-properties fo:border-bottom="0.99pt solid #000000" fo:border-left="none" fo:border-right="none" fo:border-top="none"/>
    </style:style>
    <style:style style:name="ce28" style:family="table-cell" style:parent-style-name="Pivot_20_Table_20_Value" style:data-style-name="N4">
      <style:table-cell-properties fo:border-bottom="none" fo:border-left="none" fo:border-right="none" fo:border-top="0.99pt solid #000000"/>
    </style:style>
    <style:style style:name="ce29" style:family="table-cell" style:parent-style-name="Pivot_20_Table_20_Value" style:data-style-name="N4"/>
    <style:style style:name="ce30" style:family="table-cell" style:parent-style-name="Pivot_20_Table_20_Value" style:data-style-name="N4">
      <style:table-cell-properties fo:border-bottom="0.99pt solid #000000" fo:border-left="none" fo:border-right="none" fo:border-top="none"/>
    </style:style>
    <style:style style:name="ce31" style:family="table-cell" style:parent-style-name="Pivot_20_Table_20_Result" style:data-style-name="N4">
      <style:table-cell-properties fo:border-bottom="2.01pt solid #000000" fo:border-left="none" fo:border-right="none" fo:border-top="0.99pt solid #000000"/>
    </style:style>
    <style:style style:name="ce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4" style:family="table-cell" style:parent-style-name="Pivot_20_Table_20_Value" style:data-style-name="N4">
      <style:table-cell-properties fo:border-bottom="none" fo:border-left="none" fo:border-right="0.99pt solid #000000" fo:border-top="0.99pt solid #000000"/>
    </style:style>
    <style:style style:name="ce35" style:family="table-cell" style:parent-style-name="Pivot_20_Table_20_Value" style:data-style-name="N4">
      <style:table-cell-properties fo:border-bottom="none" fo:border-left="none" fo:border-right="0.99pt solid #000000" fo:border-top="none"/>
    </style:style>
    <style:style style:name="ce36" style:family="table-cell" style:parent-style-name="Pivot_20_Table_20_Value" style:data-style-name="N4">
      <style:table-cell-properties fo:border-bottom="0.99pt solid #000000" fo:border-left="none" fo:border-right="0.99pt solid #000000" fo:border-top="none"/>
    </style:style>
    <style:style style:name="ce37" style:family="table-cell" style:parent-style-name="Pivot_20_Table_20_Result" style:data-style-name="N4">
      <style:table-cell-properties fo:border-bottom="2.01pt solid #000000" fo:border-left="none" fo:border-right="0.99pt solid #000000" fo:border-top="0.99pt solid #000000"/>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Pivot_20_Table_20_Corner">
      <style:table-cell-properties fo:border-bottom="0.99pt solid #000000" fo:border-left="none" fo:border-right="2.01pt solid #000000" fo:border-top="2.01pt solid #000000"/>
    </style:style>
    <style:style style:name="ce40" style:family="table-cell" style:parent-style-name="Pivot_20_Table_20_Title" style:data-style-name="N0">
      <style:table-cell-properties fo:border-bottom="0.99pt solid #000000" fo:border-left="0.99pt solid #000000" fo:border-right="2.01pt solid #000000" fo:border-top="0.99pt solid #000000"/>
    </style:style>
    <style:style style:name="ce41" style:family="table-cell" style:parent-style-name="Pivot_20_Table_20_Result" style:data-style-name="N4">
      <style:table-cell-properties fo:border-bottom="none" fo:border-left="0.99pt solid #000000" fo:border-right="2.01pt solid #000000" fo:border-top="0.99pt solid #000000"/>
    </style:style>
    <style:style style:name="ce42" style:family="table-cell" style:parent-style-name="Pivot_20_Table_20_Result" style:data-style-name="N4">
      <style:table-cell-properties fo:border-bottom="none" fo:border-left="0.99pt solid #000000" fo:border-right="2.01pt solid #000000" fo:border-top="none"/>
    </style:style>
    <style:style style:name="ce43" style:family="table-cell" style:parent-style-name="Pivot_20_Table_20_Result" style:data-style-name="N4">
      <style:table-cell-properties fo:border-bottom="0.99pt solid #000000" fo:border-left="0.99pt solid #000000" fo:border-right="2.01pt solid #000000" fo:border-top="none"/>
    </style:style>
    <style:style style:name="ce44" style:family="table-cell" style:parent-style-name="Pivot_20_Table_20_Result" style:data-style-name="N4">
      <style:table-cell-properties fo:border-bottom="2.01pt solid #000000" fo:border-left="0.99pt solid #000000" fo:border-right="2.01pt solid #000000" fo:border-top="0.99pt solid #000000"/>
    </style:style>
    <style:style style:name="ce45" style:family="table-cell" style:parent-style-name="Default">
      <style:table-cell-properties style:rotation-align="none"/>
      <style:text-properties fo:color="#000000" style:text-outline="false" style:text-line-through-style="none" style:text-line-through-type="none" style:font-name="Arial" fo:font-size="17pt" fo:font-style="normal" fo:text-shadow="none" style:text-underline-style="none" fo:font-weight="bold" style:font-size-asian="17pt" style:font-style-asian="normal" style:font-weight-asian="bold" style:font-name-complex="Arial" style:font-size-complex="17pt" style:font-style-complex="normal" style:font-weight-complex="bold"/>
    </style:style>
    <style:style style:name="ce46" style:family="table-cell" style:parent-style-name="Pivot_20_Table_20_Value">
      <style:table-cell-properties fo:border-bottom="none" fo:border-left="0.99pt solid #000000" fo:border-right="none" fo:border-top="0.99pt solid #000000"/>
    </style:style>
    <style:style style:name="ce47" style:family="table-cell" style:parent-style-name="Pivot_20_Table_20_Value">
      <style:table-cell-properties fo:border-bottom="none" fo:border-left="0.99pt solid #000000" fo:border-right="none" fo:border-top="none"/>
    </style:style>
    <style:style style:name="ce48" style:family="table-cell" style:parent-style-name="Pivot_20_Table_20_Value">
      <style:table-cell-properties fo:border-bottom="0.99pt solid #000000" fo:border-left="0.99pt solid #000000" fo:border-right="none" fo:border-top="none"/>
    </style:style>
    <style:style style:name="ce49" style:family="table-cell" style:parent-style-name="Pivot_20_Table_20_Result">
      <style:table-cell-properties fo:border-bottom="2.01pt solid #000000" fo:border-left="0.99pt solid #000000" fo:border-right="none" fo:border-top="0.99pt solid #000000"/>
    </style:style>
    <style:style style:name="ce50" style:family="table-cell" style:parent-style-name="Pivot_20_Table_20_Value">
      <style:table-cell-properties fo:border-bottom="none" fo:border-left="none" fo:border-right="none" fo:border-top="0.99pt solid #000000"/>
    </style:style>
    <style:style style:name="ce51" style:family="table-cell" style:parent-style-name="Pivot_20_Table_20_Value">
      <style:table-cell-properties fo:border-bottom="0.99pt solid #000000" fo:border-left="none" fo:border-right="none" fo:border-top="none"/>
    </style:style>
    <style:style style:name="ce52" style:family="table-cell" style:parent-style-name="Pivot_20_Table_20_Result">
      <style:table-cell-properties fo:border-bottom="2.01pt solid #000000" fo:border-left="none" fo:border-right="none" fo:border-top="0.99pt solid #000000"/>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7pt" fo:font-style="normal" fo:text-shadow="none" style:text-underline-style="none" fo:font-weight="normal" style:font-size-asian="17pt" style:font-style-asian="normal" style:font-weight-asian="normal" style:font-name-complex="Arial" style:font-size-complex="17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7pt" fo:font-style="normal" fo:text-shadow="none" style:text-underline-style="none" fo:font-weight="bold" style:font-size-asian="17pt" style:font-style-asian="normal" style:font-weight-asian="bold" style:font-name-complex="Arial" style:font-size-complex="17pt" style:font-style-complex="normal" style:font-weight-complex="bold"/>
    </style:style>
    <style:style style:name="ce55" style:family="table-cell" style:parent-style-name="Pivot_20_Table_20_Value">
      <style:table-cell-properties fo:border-bottom="none" fo:border-left="none" fo:border-right="0.99pt solid #000000" fo:border-top="0.99pt solid #000000"/>
    </style:style>
    <style:style style:name="ce56" style:family="table-cell" style:parent-style-name="Pivot_20_Table_20_Value">
      <style:table-cell-properties fo:border-bottom="none" fo:border-left="none" fo:border-right="0.99pt solid #000000" fo:border-top="none"/>
    </style:style>
    <style:style style:name="ce57" style:family="table-cell" style:parent-style-name="Pivot_20_Table_20_Value">
      <style:table-cell-properties fo:border-bottom="0.99pt solid #000000" fo:border-left="none" fo:border-right="0.99pt solid #000000" fo:border-top="none"/>
    </style:style>
    <style:style style:name="ce58" style:family="table-cell" style:parent-style-name="Pivot_20_Table_20_Result">
      <style:table-cell-properties fo:border-bottom="2.01pt solid #000000" fo:border-left="none" fo:border-right="0.99pt solid #000000" fo:border-top="0.99pt solid #000000"/>
    </style:style>
    <style:style style:name="ce59" style:family="table-cell" style:parent-style-name="Pivot_20_Table_20_Result">
      <style:table-cell-properties fo:border-bottom="none" fo:border-left="0.99pt solid #000000" fo:border-right="2.01pt solid #000000" fo:border-top="0.99pt solid #000000"/>
    </style:style>
    <style:style style:name="ce60" style:family="table-cell" style:parent-style-name="Pivot_20_Table_20_Result">
      <style:table-cell-properties fo:border-bottom="none" fo:border-left="0.99pt solid #000000" fo:border-right="2.01pt solid #000000" fo:border-top="none"/>
    </style:style>
    <style:style style:name="ce61" style:family="table-cell" style:parent-style-name="Pivot_20_Table_20_Result">
      <style:table-cell-properties fo:border-bottom="0.99pt solid #000000" fo:border-left="0.99pt solid #000000" fo:border-right="2.01pt solid #000000" fo:border-top="none"/>
    </style:style>
    <style:style style:name="ce62" style:family="table-cell" style:parent-style-name="Pivot_20_Table_20_Result">
      <style:table-cell-properties fo:border-bottom="2.01pt solid #000000" fo:border-left="0.99pt solid #000000" fo:border-right="2.01pt solid #000000" fo:border-top="0.99pt solid #000000"/>
    </style:style>
    <style:style style:name="ce63" style:family="table-cell" style:parent-style-name="Pivot_20_Table_20_Value" style:data-style-name="N11">
      <style:table-cell-properties fo:border-bottom="none" fo:border-left="0.99pt solid #000000" fo:border-right="none" fo:border-top="0.99pt solid #000000"/>
    </style:style>
    <style:style style:name="ce64" style:family="table-cell" style:parent-style-name="Pivot_20_Table_20_Value" style:data-style-name="N11">
      <style:table-cell-properties fo:border-bottom="none" fo:border-left="0.99pt solid #000000" fo:border-right="none" fo:border-top="none"/>
    </style:style>
    <style:style style:name="ce65" style:family="table-cell" style:parent-style-name="Pivot_20_Table_20_Value" style:data-style-name="N11">
      <style:table-cell-properties fo:border-bottom="0.99pt solid #000000" fo:border-left="0.99pt solid #000000" fo:border-right="none" fo:border-top="none"/>
    </style:style>
    <style:style style:name="ce66" style:family="table-cell" style:parent-style-name="Pivot_20_Table_20_Result" style:data-style-name="N11">
      <style:table-cell-properties fo:border-bottom="2.01pt solid #000000" fo:border-left="0.99pt solid #000000" fo:border-right="none" fo:border-top="0.99pt solid #000000"/>
    </style:style>
    <style:style style:name="ce67" style:family="table-cell" style:parent-style-name="Pivot_20_Table_20_Category" style:data-style-name="N0">
      <style:table-cell-properties fo:border-bottom="0.99pt solid #000000" fo:border-left="none" fo:border-right="2.01pt solid #000000" fo:border-top="none"/>
    </style:style>
    <style:style style:name="ce68" style:family="table-cell" style:parent-style-name="Pivot_20_Table_20_Value">
      <style:table-cell-properties fo:border-bottom="none" fo:border-left="none" fo:border-right="2.01pt solid #000000" fo:border-top="0.99pt solid #000000"/>
    </style:style>
    <style:style style:name="ce69" style:family="table-cell" style:parent-style-name="Pivot_20_Table_20_Value">
      <style:table-cell-properties fo:border-bottom="none" fo:border-left="none" fo:border-right="2.01pt solid #000000" fo:border-top="none"/>
    </style:style>
    <style:style style:name="ce70" style:family="table-cell" style:parent-style-name="Pivot_20_Table_20_Value">
      <style:table-cell-properties fo:border-bottom="0.99pt solid #000000" fo:border-left="none" fo:border-right="2.01pt solid #000000" fo:border-top="none"/>
    </style:style>
    <style:style style:name="ce71" style:family="table-cell" style:parent-style-name="Pivot_20_Table_20_Result">
      <style:table-cell-properties fo:border-bottom="2.01pt solid #000000" fo:border-left="none" fo:border-right="2.01pt solid #000000" fo:border-top="0.99pt solid #000000"/>
    </style:style>
    <style:style style:name="gr1" style:family="graphic">
      <style:graphic-properties draw:stroke="solid" svg:stroke-width="0pt" svg:stroke-color="#008000" draw:fill="solid" draw:fill-color="#ffffff" draw:textarea-vertical-align="top" draw:auto-grow-height="false" draw:fit-to-size="false" style:shrink-to-fit="false" fo:min-height="0pt" fo:min-width="0pt" fo:padding-top="3.54pt" fo:padding-bottom="3.54pt" fo:padding-left="7.09pt" fo:padding-right="7.09pt" fo:wrap-option="wrap"/>
    </style:style>
    <style:style style:name="gr2"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style:paragraph-properties fo:margin-top="0pt" fo:margin-bottom="0pt" fo:line-height="100%" fo:text-align="start"/>
    </style:style>
    <style:style style:name="P2" style:family="paragraph">
      <loext:graphic-properties draw:fill="solid" draw:fill-color="#ffffff"/>
      <style:paragraph-properties fo:text-align="start"/>
      <style:text-properties fo:font-size="18pt"/>
    </style:style>
    <style:style style:name="P3" style:family="paragraph">
      <loext:graphic-properties draw:fill="none"/>
      <style:paragraph-properties fo:text-align="start"/>
      <style:text-properties fo:font-size="18pt"/>
    </style:style>
    <style:style style:name="T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ID</text:p>
          </table:table-cell>
          <table:table-cell table:style-name="ce3" office:value-type="string" calcext:value-type="string">
            <text:p>District</text:p>
          </table:table-cell>
          <table:table-cell table:style-name="ce3" office:value-type="string" calcext:value-type="string">
            <text:p>LeadTech</text:p>
          </table:table-cell>
          <table:table-cell table:style-name="ce3" office:value-type="string" calcext:value-type="string">
            <text:p>Service</text:p>
          </table:table-cell>
          <table:table-cell table:style-name="ce3" office:value-type="string" calcext:value-type="string">
            <text:p>Rush</text:p>
          </table:table-cell>
          <table:table-cell table:style-name="ce3" office:value-type="string" calcext:value-type="string">
            <text:p>ReqDate</text:p>
          </table:table-cell>
          <table:table-cell table:style-name="ce3" office:value-type="string" calcext:value-type="string">
            <text:p>WorkDate</text:p>
          </table:table-cell>
          <table:table-cell table:style-name="ce3" office:value-type="string" calcext:value-type="string">
            <text:p>Techs</text:p>
          </table:table-cell>
          <table:table-cell table:style-name="ce3" office:value-type="string" calcext:value-type="string">
            <text:p>WtyLbr</text:p>
          </table:table-cell>
          <table:table-cell table:style-name="ce3" office:value-type="string" calcext:value-type="string">
            <text:p>WtyParts</text:p>
          </table:table-cell>
          <table:table-cell table:style-name="ce3" office:value-type="string" calcext:value-type="string">
            <text:p>LbrHrs</text:p>
          </table:table-cell>
          <table:table-cell table:style-name="ce3" office:value-type="string" calcext:value-type="string">
            <text:p>PartsCost</text:p>
          </table:table-cell>
          <table:table-cell table:style-name="ce3" office:value-type="string" calcext:value-type="string">
            <text:p>Payment</text:p>
          </table:table-cell>
          <table:table-cell table:style-name="ce3" office:value-type="string" calcext:value-type="string">
            <text:p>Wait</text:p>
          </table:table-cell>
          <table:table-cell table:style-name="ce3" office:value-type="string" calcext:value-type="string">
            <text:p>LbrRate</text:p>
          </table:table-cell>
          <table:table-cell table:style-name="ce3" office:value-type="string" calcext:value-type="string">
            <text:p>LbrCost</text:p>
          </table:table-cell>
          <table:table-cell table:style-name="ce3" office:value-type="string" calcext:value-type="string">
            <text:p>LbrFee</text:p>
          </table:table-cell>
          <table:table-cell table:style-name="ce3" office:value-type="string" calcext:value-type="string">
            <text:p>PartsFee</text:p>
          </table:table-cell>
          <table:table-cell table:style-name="ce3" office:value-type="string" calcext:value-type="string">
            <text:p>TotalCost</text:p>
          </table:table-cell>
          <table:table-cell table:style-name="ce3" office:value-type="string" calcext:value-type="string">
            <text:p>TotalFee</text:p>
          </table:table-cell>
          <table:table-cell table:style-name="ce3" office:value-type="string" calcext:value-type="string">
            <text:p>ReqDay</text:p>
          </table:table-cell>
          <table:table-cell table:style-name="ce3" office:value-type="string" calcext:value-type="string">
            <text:p>WorkDay</text:p>
          </table:table-cell>
          <table:table-cell table:number-columns-repeated="1002"/>
        </table:table-row>
        <table:table-row table:style-name="ro1">
          <table:table-cell table:style-name="ce2" office:value-type="string" calcext:value-type="string">
            <text:p>A00100</text:p>
          </table:table-cell>
          <table:table-cell table:style-name="ce4" office:value-type="string" calcext:value-type="string">
            <text:p>North</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6" office:value-type="date" office:date-value="2020-09-01" calcext:value-type="date">
            <text:p>01-Sep-20</text:p>
          </table:table-cell>
          <table:table-cell table:style-name="ce7" office:value-type="date" office:date-value="2020-09-15" calcext:value-type="date">
            <text:p>15-Sep-20</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360" calcext:value-type="float">
            <text:p>360</text:p>
          </table:table-cell>
          <table:table-cell table:style-name="ce4" office:value-type="string" calcext:value-type="string">
            <text:p>Account</text:p>
          </table:table-cell>
          <table:table-cell table:style-name="ce11" office:value-type="float" office:value="14" calcext:value-type="float">
            <text:p>14</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360" calcext:value-type="float">
            <text:p>360</text:p>
          </table:table-cell>
          <table:table-cell table:number-columns-repeated="2" table:style-name="ce11" office:value-type="float" office:value="430" calcext:value-type="float">
            <text:p>430</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101</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Replace</text:p>
          </table:table-cell>
          <table:table-cell table:style-name="ce5"/>
          <table:table-cell table:style-name="ce6" office:value-type="date" office:date-value="2020-09-01" calcext:value-type="date">
            <text:p>01-Sep-20</text:p>
          </table:table-cell>
          <table:table-cell table:style-name="ce6" office:value-type="date" office:date-value="2020-09-04" calcext:value-type="date">
            <text:p>04-Sep-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90.04" calcext:value-type="float">
            <text:p>90.04</text:p>
          </table:table-cell>
          <table:table-cell table:style-name="ce4" office:value-type="string" calcext:value-type="string">
            <text:p>Account</text:p>
          </table:table-cell>
          <table:table-cell table:style-name="ce11" office:value-type="float" office:value="3" calcext:value-type="float">
            <text:p>3</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90.04" calcext:value-type="float">
            <text:p>90.04</text:p>
          </table:table-cell>
          <table:table-cell table:number-columns-repeated="2" table:style-name="ce11" office:value-type="float" office:value="130.04" calcext:value-type="float">
            <text:p>130.04</text:p>
          </table:table-cell>
          <table:table-cell table:style-name="ce11" office:value-type="string" calcext:value-type="string">
            <text:p>Tue</text:p>
          </table:table-cell>
          <table:table-cell table:style-name="ce11" office:value-type="string" calcext:value-type="string">
            <text:p>Fri</text:p>
          </table:table-cell>
          <table:table-cell table:number-columns-repeated="1002"/>
        </table:table-row>
        <table:table-row table:style-name="ro1">
          <table:table-cell table:style-name="ce2" office:value-type="string" calcext:value-type="string">
            <text:p>A00102</text:p>
          </table:table-cell>
          <table:table-cell table:style-name="ce4" office:value-type="string" calcext:value-type="string">
            <text:p>Central</text:p>
          </table:table-cell>
          <table:table-cell table:style-name="ce4" office:value-type="string" calcext:value-type="string">
            <text:p>Cartier</text:p>
          </table:table-cell>
          <table:table-cell table:style-name="ce4" office:value-type="string" calcext:value-type="string">
            <text:p>Deliver</text:p>
          </table:table-cell>
          <table:table-cell table:style-name="ce5"/>
          <table:table-cell table:style-name="ce6" office:value-type="date" office:date-value="2020-09-01" calcext:value-type="date">
            <text:p>01-Sep-20</text:p>
          </table:table-cell>
          <table:table-cell table:style-name="ce7" office:value-type="date" office:date-value="2020-09-17" calcext:value-type="date">
            <text:p>17-Sep-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20" calcext:value-type="float">
            <text:p>120</text:p>
          </table:table-cell>
          <table:table-cell table:style-name="ce4" office:value-type="string" calcext:value-type="string">
            <text:p>P.O.</text:p>
          </table:table-cell>
          <table:table-cell table:style-name="ce11" office:value-type="float" office:value="16" calcext:value-type="float">
            <text:p>16</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20" calcext:value-type="float">
            <text:p>120</text:p>
          </table:table-cell>
          <table:table-cell table:number-columns-repeated="2" table:style-name="ce11" office:value-type="float" office:value="140" calcext:value-type="float">
            <text:p>140</text:p>
          </table:table-cell>
          <table:table-cell table:style-name="ce11" office:value-type="string" calcext:value-type="string">
            <text:p>Tue</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103</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Deliver</text:p>
          </table:table-cell>
          <table:table-cell table:style-name="ce5"/>
          <table:table-cell table:style-name="ce6" office:value-type="date" office:date-value="2020-09-01" calcext:value-type="date">
            <text:p>01-Sep-20</text:p>
          </table:table-cell>
          <table:table-cell table:style-name="ce7" office:value-type="date" office:date-value="2020-09-17" calcext:value-type="date">
            <text:p>17-Sep-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6.25" calcext:value-type="float">
            <text:p>16.25</text:p>
          </table:table-cell>
          <table:table-cell table:style-name="ce4" office:value-type="string" calcext:value-type="string">
            <text:p>Account</text:p>
          </table:table-cell>
          <table:table-cell table:style-name="ce11" office:value-type="float" office:value="16" calcext:value-type="float">
            <text:p>16</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6.25" calcext:value-type="float">
            <text:p>16.25</text:p>
          </table:table-cell>
          <table:table-cell table:number-columns-repeated="2" table:style-name="ce11" office:value-type="float" office:value="36.25" calcext:value-type="float">
            <text:p>36.25</text:p>
          </table:table-cell>
          <table:table-cell table:style-name="ce11" office:value-type="string" calcext:value-type="string">
            <text:p>Tue</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104</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Deliver</text:p>
          </table:table-cell>
          <table:table-cell table:style-name="ce4" office:value-type="string" calcext:value-type="string">
            <text:p>Yes</text:p>
          </table:table-cell>
          <table:table-cell table:style-name="ce6" office:value-type="date" office:date-value="2020-09-01" calcext:value-type="date">
            <text:p>01-Sep-20</text:p>
          </table:table-cell>
          <table:table-cell table:style-name="ce7" office:value-type="date" office:date-value="2020-09-17" calcext:value-type="date">
            <text:p>17-Sep-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45.24" calcext:value-type="float">
            <text:p>45.24</text:p>
          </table:table-cell>
          <table:table-cell table:style-name="ce4" office:value-type="string" calcext:value-type="string">
            <text:p>Account</text:p>
          </table:table-cell>
          <table:table-cell table:style-name="ce11" office:value-type="float" office:value="16" calcext:value-type="float">
            <text:p>16</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45.24" calcext:value-type="float">
            <text:p>45.24</text:p>
          </table:table-cell>
          <table:table-cell table:number-columns-repeated="2" table:style-name="ce11" office:value-type="float" office:value="65.24" calcext:value-type="float">
            <text:p>65.24</text:p>
          </table:table-cell>
          <table:table-cell table:style-name="ce11" office:value-type="string" calcext:value-type="string">
            <text:p>Tue</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105</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6" office:value-type="date" office:date-value="2020-09-01" calcext:value-type="date">
            <text:p>01-Sep-20</text:p>
          </table:table-cell>
          <table:table-cell table:style-name="ce7" office:value-type="date" office:date-value="2020-09-15" calcext:value-type="date">
            <text:p>15-Sep-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97.63" calcext:value-type="float">
            <text:p>97.63</text:p>
          </table:table-cell>
          <table:table-cell table:style-name="ce4" office:value-type="string" calcext:value-type="string">
            <text:p>Account</text:p>
          </table:table-cell>
          <table:table-cell table:style-name="ce11" office:value-type="float" office:value="14" calcext:value-type="float">
            <text:p>14</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97.63" calcext:value-type="float">
            <text:p>97.63</text:p>
          </table:table-cell>
          <table:table-cell table:number-columns-repeated="2" table:style-name="ce11" office:value-type="float" office:value="117.63" calcext:value-type="float">
            <text:p>117.63</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106</text:p>
          </table:table-cell>
          <table:table-cell table:style-name="ce4" office:value-type="string" calcext:value-type="string">
            <text:p>Central</text:p>
          </table:table-cell>
          <table:table-cell table:style-name="ce4" office:value-type="string" calcext:value-type="string">
            <text:p>Cartier</text:p>
          </table:table-cell>
          <table:table-cell table:style-name="ce4" office:value-type="string" calcext:value-type="string">
            <text:p>Assess</text:p>
          </table:table-cell>
          <table:table-cell table:style-name="ce5"/>
          <table:table-cell table:style-name="ce6" office:value-type="date" office:date-value="2020-09-02" calcext:value-type="date">
            <text:p>02-Sep-20</text:p>
          </table:table-cell>
          <table:table-cell table:style-name="ce7" office:value-type="date" office:date-value="2020-09-16" calcext:value-type="date">
            <text:p>16-Sep-20</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29.13" calcext:value-type="float">
            <text:p>29.13</text:p>
          </table:table-cell>
          <table:table-cell table:style-name="ce4" office:value-type="string" calcext:value-type="string">
            <text:p>Account</text:p>
          </table:table-cell>
          <table:table-cell table:style-name="ce11" office:value-type="float" office:value="14" calcext:value-type="float">
            <text:p>14</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29.13" calcext:value-type="float">
            <text:p>29.13</text:p>
          </table:table-cell>
          <table:table-cell table:number-columns-repeated="2" table:style-name="ce11" office:value-type="float" office:value="64.13" calcext:value-type="float">
            <text:p>64.13</text:p>
          </table:table-cell>
          <table:table-cell table:number-columns-repeated="2" table:style-name="ce11" office:value-type="string" calcext:value-type="string">
            <text:p>Wed</text:p>
          </table:table-cell>
          <table:table-cell table:number-columns-repeated="1002"/>
        </table:table-row>
        <table:table-row table:style-name="ro1">
          <table:table-cell table:style-name="ce2" office:value-type="string" calcext:value-type="string">
            <text:p>A00107</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Replace</text:p>
          </table:table-cell>
          <table:table-cell table:style-name="ce5"/>
          <table:table-cell table:style-name="ce6" office:value-type="date" office:date-value="2020-09-02" calcext:value-type="date">
            <text:p>02-Sep-20</text:p>
          </table:table-cell>
          <table:table-cell table:style-name="ce6" office:value-type="date" office:date-value="2020-10-02" calcext:value-type="date">
            <text:p>02-Oct-20</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35.1" calcext:value-type="float">
            <text:p>35.1</text:p>
          </table:table-cell>
          <table:table-cell table:style-name="ce4" office:value-type="string" calcext:value-type="string">
            <text:p>Account</text:p>
          </table:table-cell>
          <table:table-cell table:style-name="ce11" office:value-type="float" office:value="30" calcext:value-type="float">
            <text:p>30</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35.1" calcext:value-type="float">
            <text:p>35.1</text:p>
          </table:table-cell>
          <table:table-cell table:number-columns-repeated="2" table:style-name="ce11" office:value-type="float" office:value="95.1" calcext:value-type="float">
            <text:p>95.1</text:p>
          </table:table-cell>
          <table:table-cell table:style-name="ce11" office:value-type="string" calcext:value-type="string">
            <text:p>Wed</text:p>
          </table:table-cell>
          <table:table-cell table:style-name="ce11" office:value-type="string" calcext:value-type="string">
            <text:p>Fri</text:p>
          </table:table-cell>
          <table:table-cell table:number-columns-repeated="1002"/>
        </table:table-row>
        <table:table-row table:style-name="ro1">
          <table:table-cell table:style-name="ce2" office:value-type="string" calcext:value-type="string">
            <text:p>A00108</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Deliver</text:p>
          </table:table-cell>
          <table:table-cell table:style-name="ce5"/>
          <table:table-cell table:style-name="ce6" office:value-type="date" office:date-value="2020-09-02" calcext:value-type="date">
            <text:p>02-Sep-20</text:p>
          </table:table-cell>
          <table:table-cell table:style-name="ce6" office:value-type="date" office:date-value="2020-10-01" calcext:value-type="date">
            <text:p>01-Oct-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76.7" calcext:value-type="float">
            <text:p>76.7</text:p>
          </table:table-cell>
          <table:table-cell table:style-name="ce4" office:value-type="string" calcext:value-type="string">
            <text:p>C.O.D.</text:p>
          </table:table-cell>
          <table:table-cell table:style-name="ce11" office:value-type="float" office:value="29" calcext:value-type="float">
            <text:p>29</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76.7" calcext:value-type="float">
            <text:p>76.7</text:p>
          </table:table-cell>
          <table:table-cell table:number-columns-repeated="2" table:style-name="ce11" office:value-type="float" office:value="96.7" calcext:value-type="float">
            <text:p>96.7</text:p>
          </table:table-cell>
          <table:table-cell table:style-name="ce11" office:value-type="string" calcext:value-type="string">
            <text:p>Wed</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109</text:p>
          </table:table-cell>
          <table:table-cell table:style-name="ce4" office:value-type="string" calcext:value-type="string">
            <text:p>Central</text:p>
          </table:table-cell>
          <table:table-cell table:style-name="ce4" office:value-type="string" calcext:value-type="string">
            <text:p>Khan</text:p>
          </table:table-cell>
          <table:table-cell table:style-name="ce4" office:value-type="string" calcext:value-type="string">
            <text:p>Repair</text:p>
          </table:table-cell>
          <table:table-cell table:style-name="ce4" office:value-type="string" calcext:value-type="string">
            <text:p>Yes</text:p>
          </table:table-cell>
          <table:table-cell table:style-name="ce6" office:value-type="date" office:date-value="2020-09-02" calcext:value-type="date">
            <text:p>02-Sep-20</text:p>
          </table:table-cell>
          <table:table-cell table:style-name="ce6" office:value-type="date" office:date-value="2020-10-06" calcext:value-type="date">
            <text:p>06-Oct-20</text:p>
          </table:table-cell>
          <table:table-cell table:style-name="ce4" office:value-type="float" office:value="1" calcext:value-type="float">
            <text:p>1</text:p>
          </table:table-cell>
          <table:table-cell table:style-name="ce5" table:number-columns-repeated="2"/>
          <table:table-cell table:style-name="ce4" office:value-type="float" office:value="1.5" calcext:value-type="float">
            <text:p>1.5</text:p>
          </table:table-cell>
          <table:table-cell table:style-name="ce4" office:value-type="float" office:value="374.08" calcext:value-type="float">
            <text:p>374.08</text:p>
          </table:table-cell>
          <table:table-cell table:style-name="ce4" office:value-type="string" calcext:value-type="string">
            <text:p>C.O.D.</text:p>
          </table:table-cell>
          <table:table-cell table:style-name="ce11" office:value-type="float" office:value="34" calcext:value-type="float">
            <text:p>34</text:p>
          </table:table-cell>
          <table:table-cell table:style-name="ce11" office:value-type="float" office:value="80" calcext:value-type="float">
            <text:p>80</text:p>
          </table:table-cell>
          <table:table-cell table:number-columns-repeated="2" table:style-name="ce11" office:value-type="float" office:value="120" calcext:value-type="float">
            <text:p>120</text:p>
          </table:table-cell>
          <table:table-cell table:style-name="ce11" office:value-type="float" office:value="374.08" calcext:value-type="float">
            <text:p>374.08</text:p>
          </table:table-cell>
          <table:table-cell table:number-columns-repeated="2" table:style-name="ce11" office:value-type="float" office:value="494.08" calcext:value-type="float">
            <text:p>494.08</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110</text:p>
          </table:table-cell>
          <table:table-cell table:style-name="ce4" office:value-type="string" calcext:value-type="string">
            <text:p>West</text:p>
          </table:table-cell>
          <table:table-cell table:style-name="ce4" office:value-type="string" calcext:value-type="string">
            <text:p>Burton</text:p>
          </table:table-cell>
          <table:table-cell table:style-name="ce4" office:value-type="string" calcext:value-type="string">
            <text:p>Replace</text:p>
          </table:table-cell>
          <table:table-cell table:style-name="ce5"/>
          <table:table-cell table:style-name="ce6" office:value-type="date" office:date-value="2020-09-02" calcext:value-type="date">
            <text:p>02-Sep-20</text:p>
          </table:table-cell>
          <table:table-cell table:style-name="ce6" office:value-type="date" office:date-value="2020-12-08" calcext:value-type="date">
            <text:p>08-Dec-20</text:p>
          </table:table-cell>
          <table:table-cell table:style-name="ce4" office:value-type="float" office:value="2" calcext:value-type="float">
            <text:p>2</text:p>
          </table:table-cell>
          <table:table-cell table:style-name="ce5" table:number-columns-repeated="2"/>
          <table:table-cell table:style-name="ce4" office:value-type="float" office:value="4.75" calcext:value-type="float">
            <text:p>4.75</text:p>
          </table:table-cell>
          <table:table-cell table:style-name="ce4" office:value-type="float" office:value="832.16" calcext:value-type="float">
            <text:p>832.16</text:p>
          </table:table-cell>
          <table:table-cell table:style-name="ce4" office:value-type="string" calcext:value-type="string">
            <text:p>Account</text:p>
          </table:table-cell>
          <table:table-cell table:style-name="ce11" office:value-type="float" office:value="97" calcext:value-type="float">
            <text:p>97</text:p>
          </table:table-cell>
          <table:table-cell table:style-name="ce11" office:value-type="float" office:value="140" calcext:value-type="float">
            <text:p>140</text:p>
          </table:table-cell>
          <table:table-cell table:number-columns-repeated="2" table:style-name="ce11" office:value-type="float" office:value="665" calcext:value-type="float">
            <text:p>665</text:p>
          </table:table-cell>
          <table:table-cell table:style-name="ce11" office:value-type="float" office:value="832.16" calcext:value-type="float">
            <text:p>832.16</text:p>
          </table:table-cell>
          <table:table-cell table:number-columns-repeated="2" table:style-name="ce13" office:value-type="float" office:value="1497.16" calcext:value-type="float">
            <text:p>1,497.16</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111</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Deliver</text:p>
          </table:table-cell>
          <table:table-cell table:style-name="ce4" office:value-type="string" calcext:value-type="string">
            <text:p>Yes</text:p>
          </table:table-cell>
          <table:table-cell table:style-name="ce6" office:value-type="date" office:date-value="2020-09-03" calcext:value-type="date">
            <text:p>03-Sep-20</text:p>
          </table:table-cell>
          <table:table-cell table:style-name="ce7" office:value-type="date" office:date-value="2020-09-23" calcext:value-type="date">
            <text:p>23-Sep-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70.21" calcext:value-type="float">
            <text:p>70.21</text:p>
          </table:table-cell>
          <table:table-cell table:style-name="ce4" office:value-type="string" calcext:value-type="string">
            <text:p>Account</text:p>
          </table:table-cell>
          <table:table-cell table:style-name="ce11" office:value-type="float" office:value="20" calcext:value-type="float">
            <text:p>20</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70.21" calcext:value-type="float">
            <text:p>70.21</text:p>
          </table:table-cell>
          <table:table-cell table:number-columns-repeated="2" table:style-name="ce11" office:value-type="float" office:value="90.21" calcext:value-type="float">
            <text:p>90.21</text:p>
          </table:table-cell>
          <table:table-cell table:style-name="ce11" office:value-type="string" calcext:value-type="string">
            <text:p>Thu</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112</text:p>
          </table:table-cell>
          <table:table-cell table:style-name="ce4" office:value-type="string" calcext:value-type="string">
            <text:p>West</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6" office:value-type="date" office:date-value="2020-09-04" calcext:value-type="date">
            <text:p>04-Sep-20</text:p>
          </table:table-cell>
          <table:table-cell table:style-name="ce7" office:value-type="date" office:date-value="2020-09-30" calcext:value-type="date">
            <text:p>30-Sep-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50" calcext:value-type="float">
            <text:p>150</text:p>
          </table:table-cell>
          <table:table-cell table:style-name="ce4" office:value-type="string" calcext:value-type="string">
            <text:p>P.O.</text:p>
          </table:table-cell>
          <table:table-cell table:style-name="ce11" office:value-type="float" office:value="26" calcext:value-type="float">
            <text:p>26</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50" calcext:value-type="float">
            <text:p>150</text:p>
          </table:table-cell>
          <table:table-cell table:number-columns-repeated="2" table:style-name="ce11" office:value-type="float" office:value="190" calcext:value-type="float">
            <text:p>190</text:p>
          </table:table-cell>
          <table:table-cell table:style-name="ce11" office:value-type="string" calcext:value-type="string">
            <text:p>Fri</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113</text:p>
          </table:table-cell>
          <table:table-cell table:style-name="ce4" office:value-type="string" calcext:value-type="string">
            <text:p>Central</text:p>
          </table:table-cell>
          <table:table-cell table:style-name="ce4" office:value-type="string" calcext:value-type="string">
            <text:p>Michner</text:p>
          </table:table-cell>
          <table:table-cell table:style-name="ce4" office:value-type="string" calcext:value-type="string">
            <text:p>Assess</text:p>
          </table:table-cell>
          <table:table-cell table:style-name="ce5"/>
          <table:table-cell table:style-name="ce6" office:value-type="date" office:date-value="2020-09-04" calcext:value-type="date">
            <text:p>04-Sep-20</text:p>
          </table:table-cell>
          <table:table-cell table:style-name="ce7" office:value-type="date" office:date-value="2020-10-24" calcext:value-type="date">
            <text:p>24-Oct-20</text:p>
          </table:table-cell>
          <table:table-cell table:style-name="ce4" office:value-type="float" office:value="2" calcext:value-type="float">
            <text:p>2</text:p>
          </table:table-cell>
          <table:table-cell table:style-name="ce5" table:number-columns-repeated="2"/>
          <table:table-cell table:style-name="ce4" office:value-type="float" office:value="1.5" calcext:value-type="float">
            <text:p>1.5</text:p>
          </table:table-cell>
          <table:table-cell table:style-name="ce4" office:value-type="float" office:value="275" calcext:value-type="float">
            <text:p>275</text:p>
          </table:table-cell>
          <table:table-cell table:style-name="ce4" office:value-type="string" calcext:value-type="string">
            <text:p>C.O.D.</text:p>
          </table:table-cell>
          <table:table-cell table:style-name="ce11" office:value-type="float" office:value="50" calcext:value-type="float">
            <text:p>50</text:p>
          </table:table-cell>
          <table:table-cell table:style-name="ce11" office:value-type="float" office:value="140" calcext:value-type="float">
            <text:p>140</text:p>
          </table:table-cell>
          <table:table-cell table:number-columns-repeated="2" table:style-name="ce11" office:value-type="float" office:value="210" calcext:value-type="float">
            <text:p>210</text:p>
          </table:table-cell>
          <table:table-cell table:style-name="ce11" office:value-type="float" office:value="275" calcext:value-type="float">
            <text:p>275</text:p>
          </table:table-cell>
          <table:table-cell table:number-columns-repeated="2" table:style-name="ce11" office:value-type="float" office:value="485" calcext:value-type="float">
            <text:p>485</text:p>
          </table:table-cell>
          <table:table-cell table:style-name="ce11" office:value-type="string" calcext:value-type="string">
            <text:p>Fri</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114</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Replace</text:p>
          </table:table-cell>
          <table:table-cell table:style-name="ce4" office:value-type="string" calcext:value-type="string">
            <text:p>Yes</text:p>
          </table:table-cell>
          <table:table-cell table:style-name="ce6" office:value-type="date" office:date-value="2020-09-04" calcext:value-type="date">
            <text:p>04-Sep-20</text:p>
          </table:table-cell>
          <table:table-cell table:style-name="ce7" office:value-type="date" office:date-value="2020-11-10" calcext:value-type="date">
            <text:p>10-Nov-20</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938" calcext:value-type="float">
            <text:p>938</text:p>
          </table:table-cell>
          <table:table-cell table:style-name="ce4" office:value-type="string" calcext:value-type="string">
            <text:p>C.O.D.</text:p>
          </table:table-cell>
          <table:table-cell table:style-name="ce11" office:value-type="float" office:value="67" calcext:value-type="float">
            <text:p>67</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938" calcext:value-type="float">
            <text:p>938</text:p>
          </table:table-cell>
          <table:table-cell table:number-columns-repeated="2" table:style-name="ce11" office:value-type="float" office:value="998" calcext:value-type="float">
            <text:p>998</text:p>
          </table:table-cell>
          <table:table-cell table:style-name="ce11" office:value-type="string" calcext:value-type="string">
            <text:p>Fri</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115</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6" office:value-type="date" office:date-value="2020-09-05" calcext:value-type="date">
            <text:p>05-Sep-20</text:p>
          </table:table-cell>
          <table:table-cell table:style-name="ce7" office:value-type="date" office:date-value="2020-09-21" calcext:value-type="date">
            <text:p>21-Sep-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61.25" calcext:value-type="float">
            <text:p>61.25</text:p>
          </table:table-cell>
          <table:table-cell table:style-name="ce4" office:value-type="string" calcext:value-type="string">
            <text:p>Account</text:p>
          </table:table-cell>
          <table:table-cell table:style-name="ce11" office:value-type="float" office:value="16" calcext:value-type="float">
            <text:p>16</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61.25" calcext:value-type="float">
            <text:p>61.25</text:p>
          </table:table-cell>
          <table:table-cell table:number-columns-repeated="2" table:style-name="ce11" office:value-type="float" office:value="81.25" calcext:value-type="float">
            <text:p>81.25</text:p>
          </table:table-cell>
          <table:table-cell table:style-name="ce11" office:value-type="string" calcext:value-type="string">
            <text:p>Sat</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116</text:p>
          </table:table-cell>
          <table:table-cell table:style-name="ce4" office:value-type="string" calcext:value-type="string">
            <text:p>West</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6" office:value-type="date" office:date-value="2020-09-05" calcext:value-type="date">
            <text:p>05-Sep-20</text:p>
          </table:table-cell>
          <table:table-cell table:style-name="ce7" office:value-type="date" office:date-value="2020-09-22" calcext:value-type="date">
            <text:p>22-Sep-20</text:p>
          </table:table-cell>
          <table:table-cell table:style-name="ce4" office:value-type="float" office:value="1" calcext:value-type="float">
            <text:p>1</text:p>
          </table:table-cell>
          <table:table-cell table:style-name="ce5" table:number-columns-repeated="2"/>
          <table:table-cell table:style-name="ce4" office:value-type="float" office:value="1.5" calcext:value-type="float">
            <text:p>1.5</text:p>
          </table:table-cell>
          <table:table-cell table:style-name="ce4" office:value-type="float" office:value="48" calcext:value-type="float">
            <text:p>48</text:p>
          </table:table-cell>
          <table:table-cell table:style-name="ce4" office:value-type="string" calcext:value-type="string">
            <text:p>C.O.D.</text:p>
          </table:table-cell>
          <table:table-cell table:style-name="ce11" office:value-type="float" office:value="17" calcext:value-type="float">
            <text:p>17</text:p>
          </table:table-cell>
          <table:table-cell table:style-name="ce11" office:value-type="float" office:value="80" calcext:value-type="float">
            <text:p>80</text:p>
          </table:table-cell>
          <table:table-cell table:number-columns-repeated="2" table:style-name="ce11" office:value-type="float" office:value="120" calcext:value-type="float">
            <text:p>120</text:p>
          </table:table-cell>
          <table:table-cell table:style-name="ce11" office:value-type="float" office:value="48" calcext:value-type="float">
            <text:p>48</text:p>
          </table:table-cell>
          <table:table-cell table:number-columns-repeated="2" table:style-name="ce11" office:value-type="float" office:value="168" calcext:value-type="float">
            <text:p>168</text:p>
          </table:table-cell>
          <table:table-cell table:style-name="ce11" office:value-type="string" calcext:value-type="string">
            <text:p>Sat</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117</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6" office:value-type="date" office:date-value="2020-09-07" calcext:value-type="date">
            <text:p>07-Sep-20</text:p>
          </table:table-cell>
          <table:table-cell table:style-name="ce7" office:value-type="date" office:date-value="2020-09-10" calcext:value-type="date">
            <text:p>10-Sep-20</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204.28" calcext:value-type="float">
            <text:p>204.28</text:p>
          </table:table-cell>
          <table:table-cell table:style-name="ce4" office:value-type="string" calcext:value-type="string">
            <text:p>Account</text:p>
          </table:table-cell>
          <table:table-cell table:style-name="ce11" office:value-type="float" office:value="3" calcext:value-type="float">
            <text:p>3</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204.28" calcext:value-type="float">
            <text:p>204.28</text:p>
          </table:table-cell>
          <table:table-cell table:number-columns-repeated="2" table:style-name="ce11" office:value-type="float" office:value="239.28" calcext:value-type="float">
            <text:p>239.28</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118</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Replace</text:p>
          </table:table-cell>
          <table:table-cell table:style-name="ce5"/>
          <table:table-cell table:style-name="ce6" office:value-type="date" office:date-value="2020-09-08" calcext:value-type="date">
            <text:p>08-Sep-20</text:p>
          </table:table-cell>
          <table:table-cell table:style-name="ce7" office:value-type="date" office:date-value="2020-09-15" calcext:value-type="date">
            <text:p>15-Sep-20</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240" calcext:value-type="float">
            <text:p>240</text:p>
          </table:table-cell>
          <table:table-cell table:style-name="ce4" office:value-type="string" calcext:value-type="string">
            <text:p>Account</text:p>
          </table:table-cell>
          <table:table-cell table:style-name="ce11" office:value-type="float" office:value="7" calcext:value-type="float">
            <text:p>7</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240" calcext:value-type="float">
            <text:p>240</text:p>
          </table:table-cell>
          <table:table-cell table:number-columns-repeated="2" table:style-name="ce11" office:value-type="float" office:value="310" calcext:value-type="float">
            <text:p>310</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119</text:p>
          </table:table-cell>
          <table:table-cell table:style-name="ce4" office:value-type="string" calcext:value-type="string">
            <text:p>Southea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6" office:value-type="date" office:date-value="2020-09-08" calcext:value-type="date">
            <text:p>08-Sep-20</text:p>
          </table:table-cell>
          <table:table-cell table:style-name="ce7" office:value-type="date" office:date-value="2020-09-17" calcext:value-type="date">
            <text:p>17-Sep-20</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120" calcext:value-type="float">
            <text:p>120</text:p>
          </table:table-cell>
          <table:table-cell table:style-name="ce4" office:value-type="string" calcext:value-type="string">
            <text:p>Account</text:p>
          </table:table-cell>
          <table:table-cell table:style-name="ce11" office:value-type="float" office:value="9" calcext:value-type="float">
            <text:p>9</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120" calcext:value-type="float">
            <text:p>120</text:p>
          </table:table-cell>
          <table:table-cell table:number-columns-repeated="2" table:style-name="ce11" office:value-type="float" office:value="190" calcext:value-type="float">
            <text:p>190</text:p>
          </table:table-cell>
          <table:table-cell table:style-name="ce11" office:value-type="string" calcext:value-type="string">
            <text:p>Tue</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120</text:p>
          </table:table-cell>
          <table:table-cell table:style-name="ce4" office:value-type="string" calcext:value-type="string">
            <text:p>Central</text:p>
          </table:table-cell>
          <table:table-cell table:style-name="ce4" office:value-type="string" calcext:value-type="string">
            <text:p>Cartier</text:p>
          </table:table-cell>
          <table:table-cell table:style-name="ce4" office:value-type="string" calcext:value-type="string">
            <text:p>Repair</text:p>
          </table:table-cell>
          <table:table-cell table:style-name="ce5"/>
          <table:table-cell table:style-name="ce6" office:value-type="date" office:date-value="2020-09-08" calcext:value-type="date">
            <text:p>08-Sep-20</text:p>
          </table:table-cell>
          <table:table-cell table:style-name="ce7" office:value-type="date" office:date-value="2020-09-21" calcext:value-type="date">
            <text:p>21-Sep-20</text:p>
          </table:table-cell>
          <table:table-cell table:style-name="ce4" office:value-type="float" office:value="1" calcext:value-type="float">
            <text:p>1</text:p>
          </table:table-cell>
          <table:table-cell table:style-name="ce5" table:number-columns-repeated="2"/>
          <table:table-cell table:style-name="ce4" office:value-type="float" office:value="1.75" calcext:value-type="float">
            <text:p>1.75</text:p>
          </table:table-cell>
          <table:table-cell table:style-name="ce4" office:value-type="float" office:value="475" calcext:value-type="float">
            <text:p>475</text:p>
          </table:table-cell>
          <table:table-cell table:style-name="ce4" office:value-type="string" calcext:value-type="string">
            <text:p>Account</text:p>
          </table:table-cell>
          <table:table-cell table:style-name="ce11" office:value-type="float" office:value="13" calcext:value-type="float">
            <text:p>13</text:p>
          </table:table-cell>
          <table:table-cell table:style-name="ce11" office:value-type="float" office:value="80" calcext:value-type="float">
            <text:p>80</text:p>
          </table:table-cell>
          <table:table-cell table:number-columns-repeated="2" table:style-name="ce11" office:value-type="float" office:value="140" calcext:value-type="float">
            <text:p>140</text:p>
          </table:table-cell>
          <table:table-cell table:style-name="ce11" office:value-type="float" office:value="475" calcext:value-type="float">
            <text:p>475</text:p>
          </table:table-cell>
          <table:table-cell table:number-columns-repeated="2" table:style-name="ce11" office:value-type="float" office:value="615" calcext:value-type="float">
            <text:p>615</text:p>
          </table:table-cell>
          <table:table-cell table:style-name="ce11" office:value-type="string" calcext:value-type="string">
            <text:p>Tue</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121</text:p>
          </table:table-cell>
          <table:table-cell table:style-name="ce4" office:value-type="string" calcext:value-type="string">
            <text:p>Southea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6" office:value-type="date" office:date-value="2020-09-08" calcext:value-type="date">
            <text:p>08-Sep-20</text:p>
          </table:table-cell>
          <table:table-cell table:style-name="ce7" office:value-type="date" office:date-value="2020-09-22" calcext:value-type="date">
            <text:p>22-Sep-20</text:p>
          </table:table-cell>
          <table:table-cell table:style-name="ce4" office:value-type="float" office:value="1" calcext:value-type="float">
            <text:p>1</text:p>
          </table:table-cell>
          <table:table-cell table:style-name="ce5" table:number-columns-repeated="2"/>
          <table:table-cell table:style-name="ce4" office:value-type="float" office:value="1.75" calcext:value-type="float">
            <text:p>1.75</text:p>
          </table:table-cell>
          <table:table-cell table:style-name="ce4" office:value-type="float" office:value="341" calcext:value-type="float">
            <text:p>341</text:p>
          </table:table-cell>
          <table:table-cell table:style-name="ce4" office:value-type="string" calcext:value-type="string">
            <text:p>C.O.D.</text:p>
          </table:table-cell>
          <table:table-cell table:style-name="ce11" office:value-type="float" office:value="14" calcext:value-type="float">
            <text:p>14</text:p>
          </table:table-cell>
          <table:table-cell table:style-name="ce11" office:value-type="float" office:value="80" calcext:value-type="float">
            <text:p>80</text:p>
          </table:table-cell>
          <table:table-cell table:number-columns-repeated="2" table:style-name="ce11" office:value-type="float" office:value="140" calcext:value-type="float">
            <text:p>140</text:p>
          </table:table-cell>
          <table:table-cell table:style-name="ce11" office:value-type="float" office:value="341" calcext:value-type="float">
            <text:p>341</text:p>
          </table:table-cell>
          <table:table-cell table:number-columns-repeated="2" table:style-name="ce11" office:value-type="float" office:value="481" calcext:value-type="float">
            <text:p>481</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122</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6" office:value-type="date" office:date-value="2020-09-08" calcext:value-type="date">
            <text:p>08-Sep-20</text:p>
          </table:table-cell>
          <table:table-cell table:style-name="ce7" office:value-type="date" office:date-value="2020-10-28" calcext:value-type="date">
            <text:p>28-Oct-20</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61.18" calcext:value-type="float">
            <text:p>61.18</text:p>
          </table:table-cell>
          <table:table-cell table:style-name="ce4" office:value-type="string" calcext:value-type="string">
            <text:p>C.O.D.</text:p>
          </table:table-cell>
          <table:table-cell table:style-name="ce11" office:value-type="float" office:value="50" calcext:value-type="float">
            <text:p>50</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61.18" calcext:value-type="float">
            <text:p>61.18</text:p>
          </table:table-cell>
          <table:table-cell table:number-columns-repeated="2" table:style-name="ce11" office:value-type="float" office:value="121.18" calcext:value-type="float">
            <text:p>121.18</text:p>
          </table:table-cell>
          <table:table-cell table:style-name="ce11" office:value-type="string" calcext:value-type="string">
            <text:p>Tue</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123</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Replace</text:p>
          </table:table-cell>
          <table:table-cell table:style-name="ce5"/>
          <table:table-cell table:style-name="ce6" office:value-type="date" office:date-value="2020-09-08" calcext:value-type="date">
            <text:p>08-Sep-20</text:p>
          </table:table-cell>
          <table:table-cell table:style-name="ce7" office:value-type="date" office:date-value="2020-11-17" calcext:value-type="date">
            <text:p>17-Nov-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55.39" calcext:value-type="float">
            <text:p>155.39</text:p>
          </table:table-cell>
          <table:table-cell table:style-name="ce4" office:value-type="string" calcext:value-type="string">
            <text:p>Account</text:p>
          </table:table-cell>
          <table:table-cell table:style-name="ce11" office:value-type="float" office:value="70" calcext:value-type="float">
            <text:p>70</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55.39" calcext:value-type="float">
            <text:p>155.39</text:p>
          </table:table-cell>
          <table:table-cell table:number-columns-repeated="2" table:style-name="ce11" office:value-type="float" office:value="195.39" calcext:value-type="float">
            <text:p>195.39</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124</text:p>
          </table:table-cell>
          <table:table-cell table:style-name="ce4" office:value-type="string" calcext:value-type="string">
            <text:p>Northwest</text:p>
          </table:table-cell>
          <table:table-cell table:style-name="ce4" office:value-type="string" calcext:value-type="string">
            <text:p>Michner</text:p>
          </table:table-cell>
          <table:table-cell table:style-name="ce4" office:value-type="string" calcext:value-type="string">
            <text:p>Replace</text:p>
          </table:table-cell>
          <table:table-cell table:style-name="ce4" office:value-type="string" calcext:value-type="string">
            <text:p>Yes</text:p>
          </table:table-cell>
          <table:table-cell table:style-name="ce6" office:value-type="date" office:date-value="2020-09-09" calcext:value-type="date">
            <text:p>09-Sep-20</text:p>
          </table:table-cell>
          <table:table-cell table:style-name="ce7" office:value-type="date" office:date-value="2020-09-24" calcext:value-type="date">
            <text:p>24-Sep-20</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204.28" calcext:value-type="float">
            <text:p>204.28</text:p>
          </table:table-cell>
          <table:table-cell table:style-name="ce4" office:value-type="string" calcext:value-type="string">
            <text:p>C.O.D.</text:p>
          </table:table-cell>
          <table:table-cell table:style-name="ce11" office:value-type="float" office:value="15" calcext:value-type="float">
            <text:p>15</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204.28" calcext:value-type="float">
            <text:p>204.28</text:p>
          </table:table-cell>
          <table:table-cell table:number-columns-repeated="2" table:style-name="ce11" office:value-type="float" office:value="274.28" calcext:value-type="float">
            <text:p>274.28</text:p>
          </table:table-cell>
          <table:table-cell table:style-name="ce11" office:value-type="string" calcext:value-type="string">
            <text:p>Wed</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125</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6" office:value-type="date" office:date-value="2020-09-09" calcext:value-type="date">
            <text:p>09-Sep-20</text:p>
          </table:table-cell>
          <table:table-cell table:style-name="ce7" office:value-type="date" office:date-value="2020-09-29" calcext:value-type="date">
            <text:p>29-Sep-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37.92" calcext:value-type="float">
            <text:p>37.92</text:p>
          </table:table-cell>
          <table:table-cell table:style-name="ce4" office:value-type="string" calcext:value-type="string">
            <text:p>Account</text:p>
          </table:table-cell>
          <table:table-cell table:style-name="ce11" office:value-type="float" office:value="20" calcext:value-type="float">
            <text:p>20</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37.92" calcext:value-type="float">
            <text:p>37.92</text:p>
          </table:table-cell>
          <table:table-cell table:number-columns-repeated="2" table:style-name="ce11" office:value-type="float" office:value="77.92" calcext:value-type="float">
            <text:p>77.92</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126</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Deliver</text:p>
          </table:table-cell>
          <table:table-cell table:style-name="ce4" office:value-type="string" calcext:value-type="string">
            <text:p>Yes</text:p>
          </table:table-cell>
          <table:table-cell table:style-name="ce6" office:value-type="date" office:date-value="2020-09-09" calcext:value-type="date">
            <text:p>09-Sep-20</text:p>
          </table:table-cell>
          <table:table-cell table:style-name="ce7" office:value-type="date" office:date-value="2020-09-29" calcext:value-type="date">
            <text:p>29-Sep-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88.41" calcext:value-type="float">
            <text:p>88.41</text:p>
          </table:table-cell>
          <table:table-cell table:style-name="ce4" office:value-type="string" calcext:value-type="string">
            <text:p>Account</text:p>
          </table:table-cell>
          <table:table-cell table:style-name="ce11" office:value-type="float" office:value="20" calcext:value-type="float">
            <text:p>20</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88.41" calcext:value-type="float">
            <text:p>88.41</text:p>
          </table:table-cell>
          <table:table-cell table:number-columns-repeated="2" table:style-name="ce11" office:value-type="float" office:value="108.41" calcext:value-type="float">
            <text:p>108.41</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127</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Deliver</text:p>
          </table:table-cell>
          <table:table-cell table:style-name="ce5"/>
          <table:table-cell table:style-name="ce6" office:value-type="date" office:date-value="2020-09-09" calcext:value-type="date">
            <text:p>09-Sep-20</text:p>
          </table:table-cell>
          <table:table-cell table:style-name="ce7" office:value-type="date" office:date-value="2020-09-29" calcext:value-type="date">
            <text:p>29-Sep-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02.29" calcext:value-type="float">
            <text:p>202.29</text:p>
          </table:table-cell>
          <table:table-cell table:style-name="ce4" office:value-type="string" calcext:value-type="string">
            <text:p>Account</text:p>
          </table:table-cell>
          <table:table-cell table:style-name="ce11" office:value-type="float" office:value="20" calcext:value-type="float">
            <text:p>20</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02.29" calcext:value-type="float">
            <text:p>202.29</text:p>
          </table:table-cell>
          <table:table-cell table:number-columns-repeated="2" table:style-name="ce11" office:value-type="float" office:value="222.29" calcext:value-type="float">
            <text:p>222.29</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128</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0-09-10" calcext:value-type="date">
            <text:p>10-Sep-20</text:p>
          </table:table-cell>
          <table:table-cell table:style-name="ce7" office:value-type="date" office:date-value="2020-09-28" calcext:value-type="date">
            <text:p>28-Sep-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20" calcext:value-type="float">
            <text:p>120</text:p>
          </table:table-cell>
          <table:table-cell table:style-name="ce4" office:value-type="string" calcext:value-type="string">
            <text:p>P.O.</text:p>
          </table:table-cell>
          <table:table-cell table:style-name="ce11" office:value-type="float" office:value="18" calcext:value-type="float">
            <text:p>18</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20" calcext:value-type="float">
            <text:p>120</text:p>
          </table:table-cell>
          <table:table-cell table:number-columns-repeated="2" table:style-name="ce11" office:value-type="float" office:value="160" calcext:value-type="float">
            <text:p>160</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129</text:p>
          </table:table-cell>
          <table:table-cell table:style-name="ce4" office:value-type="string" calcext:value-type="string">
            <text:p>Northwest</text:p>
          </table:table-cell>
          <table:table-cell table:style-name="ce4" office:value-type="string" calcext:value-type="string">
            <text:p>Michner</text:p>
          </table:table-cell>
          <table:table-cell table:style-name="ce4" office:value-type="string" calcext:value-type="string">
            <text:p>Deliver</text:p>
          </table:table-cell>
          <table:table-cell table:style-name="ce5"/>
          <table:table-cell table:style-name="ce7" office:value-type="date" office:date-value="2020-09-11" calcext:value-type="date">
            <text:p>11-Sep-20</text:p>
          </table:table-cell>
          <table:table-cell table:style-name="ce7" office:value-type="date" office:date-value="2020-09-14" calcext:value-type="date">
            <text:p>14-Sep-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20" calcext:value-type="float">
            <text:p>120</text:p>
          </table:table-cell>
          <table:table-cell table:style-name="ce4" office:value-type="string" calcext:value-type="string">
            <text:p>Account</text:p>
          </table:table-cell>
          <table:table-cell table:style-name="ce11" office:value-type="float" office:value="3" calcext:value-type="float">
            <text:p>3</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20" calcext:value-type="float">
            <text:p>120</text:p>
          </table:table-cell>
          <table:table-cell table:number-columns-repeated="2" table:style-name="ce11" office:value-type="float" office:value="140" calcext:value-type="float">
            <text:p>140</text:p>
          </table:table-cell>
          <table:table-cell table:style-name="ce11" office:value-type="string" calcext:value-type="string">
            <text:p>Fri</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130</text:p>
          </table:table-cell>
          <table:table-cell table:style-name="ce4" office:value-type="string" calcext:value-type="string">
            <text:p>Southwest</text:p>
          </table:table-cell>
          <table:table-cell table:style-name="ce4" office:value-type="string" calcext:value-type="string">
            <text:p>Cartier</text:p>
          </table:table-cell>
          <table:table-cell table:style-name="ce4" office:value-type="string" calcext:value-type="string">
            <text:p>Replace</text:p>
          </table:table-cell>
          <table:table-cell table:style-name="ce5"/>
          <table:table-cell table:style-name="ce7" office:value-type="date" office:date-value="2020-09-11" calcext:value-type="date">
            <text:p>11-Sep-20</text:p>
          </table:table-cell>
          <table:table-cell table:style-name="ce7" office:value-type="date" office:date-value="2020-09-15" calcext:value-type="date">
            <text:p>15-Sep-20</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535.62" calcext:value-type="float">
            <text:p>535.62</text:p>
          </table:table-cell>
          <table:table-cell table:style-name="ce4" office:value-type="string" calcext:value-type="string">
            <text:p>C.O.D.</text:p>
          </table:table-cell>
          <table:table-cell table:style-name="ce11" office:value-type="float" office:value="4" calcext:value-type="float">
            <text:p>4</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535.62" calcext:value-type="float">
            <text:p>535.62</text:p>
          </table:table-cell>
          <table:table-cell table:number-columns-repeated="2" table:style-name="ce11" office:value-type="float" office:value="605.62" calcext:value-type="float">
            <text:p>605.62</text:p>
          </table:table-cell>
          <table:table-cell table:style-name="ce11" office:value-type="string" calcext:value-type="string">
            <text:p>Fri</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131</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0-09-11" calcext:value-type="date">
            <text:p>11-Sep-20</text:p>
          </table:table-cell>
          <table:table-cell table:style-name="ce7" office:value-type="date" office:date-value="2020-09-23" calcext:value-type="date">
            <text:p>23-Sep-20</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24.63" calcext:value-type="float">
            <text:p>24.63</text:p>
          </table:table-cell>
          <table:table-cell table:style-name="ce4" office:value-type="string" calcext:value-type="string">
            <text:p>Account</text:p>
          </table:table-cell>
          <table:table-cell table:style-name="ce11" office:value-type="float" office:value="12" calcext:value-type="float">
            <text:p>12</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24.63" calcext:value-type="float">
            <text:p>24.63</text:p>
          </table:table-cell>
          <table:table-cell table:number-columns-repeated="2" table:style-name="ce11" office:value-type="float" office:value="59.63" calcext:value-type="float">
            <text:p>59.63</text:p>
          </table:table-cell>
          <table:table-cell table:style-name="ce11" office:value-type="string" calcext:value-type="string">
            <text:p>Fri</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132</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7" office:value-type="date" office:date-value="2020-09-11" calcext:value-type="date">
            <text:p>11-Sep-20</text:p>
          </table:table-cell>
          <table:table-cell table:style-name="ce7" office:value-type="date" office:date-value="2020-09-26" calcext:value-type="date">
            <text:p>26-Sep-20</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43.26" calcext:value-type="float">
            <text:p>43.26</text:p>
          </table:table-cell>
          <table:table-cell table:style-name="ce4" office:value-type="string" calcext:value-type="string">
            <text:p>Account</text:p>
          </table:table-cell>
          <table:table-cell table:style-name="ce11" office:value-type="float" office:value="15" calcext:value-type="float">
            <text:p>15</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43.26" calcext:value-type="float">
            <text:p>43.26</text:p>
          </table:table-cell>
          <table:table-cell table:number-columns-repeated="2" table:style-name="ce11" office:value-type="float" office:value="113.26" calcext:value-type="float">
            <text:p>113.26</text:p>
          </table:table-cell>
          <table:table-cell table:style-name="ce11" office:value-type="string" calcext:value-type="string">
            <text:p>Fri</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133</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0-09-11" calcext:value-type="date">
            <text:p>11-Sep-20</text:p>
          </table:table-cell>
          <table:table-cell table:style-name="ce6" office:value-type="date" office:date-value="2020-10-06" calcext:value-type="date">
            <text:p>06-Oct-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1.33" calcext:value-type="float">
            <text:p>21.33</text:p>
          </table:table-cell>
          <table:table-cell table:style-name="ce4" office:value-type="string" calcext:value-type="string">
            <text:p>Account</text:p>
          </table:table-cell>
          <table:table-cell table:style-name="ce11" office:value-type="float" office:value="25" calcext:value-type="float">
            <text:p>25</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1.33" calcext:value-type="float">
            <text:p>21.33</text:p>
          </table:table-cell>
          <table:table-cell table:number-columns-repeated="2" table:style-name="ce11" office:value-type="float" office:value="41.33" calcext:value-type="float">
            <text:p>41.33</text:p>
          </table:table-cell>
          <table:table-cell table:style-name="ce11" office:value-type="string" calcext:value-type="string">
            <text:p>Fri</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134</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7" office:value-type="date" office:date-value="2020-09-12" calcext:value-type="date">
            <text:p>12-Sep-20</text:p>
          </table:table-cell>
          <table:table-cell table:style-name="ce7" office:value-type="date" office:date-value="2020-09-28" calcext:value-type="date">
            <text:p>28-Sep-20</text:p>
          </table:table-cell>
          <table:table-cell table:style-name="ce4" office:value-type="float" office:value="1" calcext:value-type="float">
            <text:p>1</text:p>
          </table:table-cell>
          <table:table-cell table:style-name="ce5" table:number-columns-repeated="2"/>
          <table:table-cell table:style-name="ce4" office:value-type="float" office:value="1" calcext:value-type="float">
            <text:p>1</text:p>
          </table:table-cell>
          <table:table-cell table:style-name="ce4" office:value-type="float" office:value="0.46" calcext:value-type="float">
            <text:p>0.46</text:p>
          </table:table-cell>
          <table:table-cell table:style-name="ce4" office:value-type="string" calcext:value-type="string">
            <text:p>C.O.D.</text:p>
          </table:table-cell>
          <table:table-cell table:style-name="ce11" office:value-type="float" office:value="16" calcext:value-type="float">
            <text:p>16</text:p>
          </table:table-cell>
          <table:table-cell table:number-columns-repeated="3" table:style-name="ce11" office:value-type="float" office:value="80" calcext:value-type="float">
            <text:p>80</text:p>
          </table:table-cell>
          <table:table-cell table:style-name="ce11" office:value-type="float" office:value="0.46" calcext:value-type="float">
            <text:p>0.46</text:p>
          </table:table-cell>
          <table:table-cell table:number-columns-repeated="2" table:style-name="ce11" office:value-type="float" office:value="80.46" calcext:value-type="float">
            <text:p>80.46</text:p>
          </table:table-cell>
          <table:table-cell table:style-name="ce11" office:value-type="string" calcext:value-type="string">
            <text:p>Sat</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135</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0-09-14" calcext:value-type="date">
            <text:p>14-Sep-20</text:p>
          </table:table-cell>
          <table:table-cell table:style-name="ce7" office:value-type="date" office:date-value="2020-09-24" calcext:value-type="date">
            <text:p>24-Sep-20</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126.62" calcext:value-type="float">
            <text:p>126.62</text:p>
          </table:table-cell>
          <table:table-cell table:style-name="ce4" office:value-type="string" calcext:value-type="string">
            <text:p>C.O.D.</text:p>
          </table:table-cell>
          <table:table-cell table:style-name="ce11" office:value-type="float" office:value="10" calcext:value-type="float">
            <text:p>10</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126.62" calcext:value-type="float">
            <text:p>126.62</text:p>
          </table:table-cell>
          <table:table-cell table:number-columns-repeated="2" table:style-name="ce11" office:value-type="float" office:value="161.62" calcext:value-type="float">
            <text:p>161.62</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136</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7" office:value-type="date" office:date-value="2020-09-14" calcext:value-type="date">
            <text:p>14-Sep-20</text:p>
          </table:table-cell>
          <table:table-cell table:style-name="ce7" office:value-type="date" office:date-value="2020-09-28" calcext:value-type="date">
            <text:p>28-Sep-20</text:p>
          </table:table-cell>
          <table:table-cell table:style-name="ce4" office:value-type="float" office:value="1" calcext:value-type="float">
            <text:p>1</text:p>
          </table:table-cell>
          <table:table-cell table:style-name="ce5" table:number-columns-repeated="2"/>
          <table:table-cell table:style-name="ce4" office:value-type="float" office:value="1.5" calcext:value-type="float">
            <text:p>1.5</text:p>
          </table:table-cell>
          <table:table-cell table:style-name="ce4" office:value-type="float" office:value="251" calcext:value-type="float">
            <text:p>251</text:p>
          </table:table-cell>
          <table:table-cell table:style-name="ce4" office:value-type="string" calcext:value-type="string">
            <text:p>Account</text:p>
          </table:table-cell>
          <table:table-cell table:style-name="ce11" office:value-type="float" office:value="14" calcext:value-type="float">
            <text:p>14</text:p>
          </table:table-cell>
          <table:table-cell table:style-name="ce11" office:value-type="float" office:value="80" calcext:value-type="float">
            <text:p>80</text:p>
          </table:table-cell>
          <table:table-cell table:number-columns-repeated="2" table:style-name="ce11" office:value-type="float" office:value="120" calcext:value-type="float">
            <text:p>120</text:p>
          </table:table-cell>
          <table:table-cell table:style-name="ce11" office:value-type="float" office:value="251" calcext:value-type="float">
            <text:p>251</text:p>
          </table:table-cell>
          <table:table-cell table:number-columns-repeated="2" table:style-name="ce11" office:value-type="float" office:value="371" calcext:value-type="float">
            <text:p>371</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137</text:p>
          </table:table-cell>
          <table:table-cell table:style-name="ce4" office:value-type="string" calcext:value-type="string">
            <text:p>Southeast</text:p>
          </table:table-cell>
          <table:table-cell table:style-name="ce4" office:value-type="string" calcext:value-type="string">
            <text:p>Cartier</text:p>
          </table:table-cell>
          <table:table-cell table:style-name="ce4" office:value-type="string" calcext:value-type="string">
            <text:p>Assess</text:p>
          </table:table-cell>
          <table:table-cell table:style-name="ce4" office:value-type="string" calcext:value-type="string">
            <text:p>Yes</text:p>
          </table:table-cell>
          <table:table-cell table:style-name="ce7" office:value-type="date" office:date-value="2020-09-14" calcext:value-type="date">
            <text:p>14-Sep-20</text:p>
          </table:table-cell>
          <table:table-cell table:style-name="ce6" office:value-type="date" office:date-value="2020-10-05" calcext:value-type="date">
            <text:p>05-Oct-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395.28" calcext:value-type="float">
            <text:p>395.28</text:p>
          </table:table-cell>
          <table:table-cell table:style-name="ce4" office:value-type="string" calcext:value-type="string">
            <text:p>P.O.</text:p>
          </table:table-cell>
          <table:table-cell table:style-name="ce11" office:value-type="float" office:value="21" calcext:value-type="float">
            <text:p>21</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395.28" calcext:value-type="float">
            <text:p>395.28</text:p>
          </table:table-cell>
          <table:table-cell table:number-columns-repeated="2" table:style-name="ce11" office:value-type="float" office:value="435.28" calcext:value-type="float">
            <text:p>435.28</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138</text:p>
          </table:table-cell>
          <table:table-cell table:style-name="ce4" office:value-type="string" calcext:value-type="string">
            <text:p>Northwest</text:p>
          </table:table-cell>
          <table:table-cell table:style-name="ce4" office:value-type="string" calcext:value-type="string">
            <text:p>Michner</text:p>
          </table:table-cell>
          <table:table-cell table:style-name="ce4" office:value-type="string" calcext:value-type="string">
            <text:p>Deliver</text:p>
          </table:table-cell>
          <table:table-cell table:style-name="ce4" office:value-type="string" calcext:value-type="string">
            <text:p>Yes</text:p>
          </table:table-cell>
          <table:table-cell table:style-name="ce7" office:value-type="date" office:date-value="2020-09-14" calcext:value-type="date">
            <text:p>14-Sep-20</text:p>
          </table:table-cell>
          <table:table-cell table:style-name="ce6" office:value-type="date" office:date-value="2020-10-07" calcext:value-type="date">
            <text:p>07-Oct-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36" calcext:value-type="float">
            <text:p>36</text:p>
          </table:table-cell>
          <table:table-cell table:style-name="ce4" office:value-type="string" calcext:value-type="string">
            <text:p>Account</text:p>
          </table:table-cell>
          <table:table-cell table:style-name="ce11" office:value-type="float" office:value="23" calcext:value-type="float">
            <text:p>23</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36" calcext:value-type="float">
            <text:p>36</text:p>
          </table:table-cell>
          <table:table-cell table:number-columns-repeated="2" table:style-name="ce11" office:value-type="float" office:value="56" calcext:value-type="float">
            <text:p>56</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139</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7" office:value-type="date" office:date-value="2020-09-14" calcext:value-type="date">
            <text:p>14-Sep-20</text:p>
          </table:table-cell>
          <table:table-cell table:style-name="ce7" office:value-type="date" office:date-value="2020-11-23" calcext:value-type="date">
            <text:p>23-Nov-20</text:p>
          </table:table-cell>
          <table:table-cell table:style-name="ce4" office:value-type="float" office:value="1" calcext:value-type="float">
            <text:p>1</text:p>
          </table:table-cell>
          <table:table-cell table:style-name="ce5" table:number-columns-repeated="2"/>
          <table:table-cell table:style-name="ce4" office:value-type="float" office:value="1.75" calcext:value-type="float">
            <text:p>1.75</text:p>
          </table:table-cell>
          <table:table-cell table:style-name="ce4" office:value-type="float" office:value="510.68" calcext:value-type="float">
            <text:p>510.68</text:p>
          </table:table-cell>
          <table:table-cell table:style-name="ce4" office:value-type="string" calcext:value-type="string">
            <text:p>P.O.</text:p>
          </table:table-cell>
          <table:table-cell table:style-name="ce11" office:value-type="float" office:value="70" calcext:value-type="float">
            <text:p>70</text:p>
          </table:table-cell>
          <table:table-cell table:style-name="ce11" office:value-type="float" office:value="80" calcext:value-type="float">
            <text:p>80</text:p>
          </table:table-cell>
          <table:table-cell table:number-columns-repeated="2" table:style-name="ce11" office:value-type="float" office:value="140" calcext:value-type="float">
            <text:p>140</text:p>
          </table:table-cell>
          <table:table-cell table:style-name="ce11" office:value-type="float" office:value="510.68" calcext:value-type="float">
            <text:p>510.68</text:p>
          </table:table-cell>
          <table:table-cell table:number-columns-repeated="2" table:style-name="ce11" office:value-type="float" office:value="650.68" calcext:value-type="float">
            <text:p>650.68</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140</text:p>
          </table:table-cell>
          <table:table-cell table:style-name="ce4" office:value-type="string" calcext:value-type="string">
            <text:p>Northwest</text:p>
          </table:table-cell>
          <table:table-cell table:style-name="ce4" office:value-type="string" calcext:value-type="string">
            <text:p>Michner</text:p>
          </table:table-cell>
          <table:table-cell table:style-name="ce4" office:value-type="string" calcext:value-type="string">
            <text:p>Replace</text:p>
          </table:table-cell>
          <table:table-cell table:style-name="ce5"/>
          <table:table-cell table:style-name="ce7" office:value-type="date" office:date-value="2020-09-15" calcext:value-type="date">
            <text:p>15-Sep-20</text:p>
          </table:table-cell>
          <table:table-cell table:style-name="ce6" office:value-type="date" office:date-value="2020-10-07" calcext:value-type="date">
            <text:p>07-Oct-20</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42.66" calcext:value-type="float">
            <text:p>42.66</text:p>
          </table:table-cell>
          <table:table-cell table:style-name="ce4" office:value-type="string" calcext:value-type="string">
            <text:p>Account</text:p>
          </table:table-cell>
          <table:table-cell table:style-name="ce11" office:value-type="float" office:value="22" calcext:value-type="float">
            <text:p>22</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42.66" calcext:value-type="float">
            <text:p>42.66</text:p>
          </table:table-cell>
          <table:table-cell table:number-columns-repeated="2" table:style-name="ce11" office:value-type="float" office:value="112.66" calcext:value-type="float">
            <text:p>112.66</text:p>
          </table:table-cell>
          <table:table-cell table:style-name="ce11" office:value-type="string" calcext:value-type="string">
            <text:p>Tue</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141</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7" office:value-type="date" office:date-value="2020-09-16" calcext:value-type="date">
            <text:p>16-Sep-20</text:p>
          </table:table-cell>
          <table:table-cell table:style-name="ce7" office:value-type="date" office:date-value="2020-09-28" calcext:value-type="date">
            <text:p>28-Sep-20</text:p>
          </table:table-cell>
          <table:table-cell table:style-name="ce4" office:value-type="float" office:value="1" calcext:value-type="float">
            <text:p>1</text:p>
          </table:table-cell>
          <table:table-cell table:style-name="ce5" table:number-columns-repeated="2"/>
          <table:table-cell table:style-name="ce4" office:value-type="float" office:value="1" calcext:value-type="float">
            <text:p>1</text:p>
          </table:table-cell>
          <table:table-cell table:style-name="ce4" office:value-type="float" office:value="5.47" calcext:value-type="float">
            <text:p>5.47</text:p>
          </table:table-cell>
          <table:table-cell table:style-name="ce4" office:value-type="string" calcext:value-type="string">
            <text:p>C.O.D.</text:p>
          </table:table-cell>
          <table:table-cell table:style-name="ce11" office:value-type="float" office:value="12" calcext:value-type="float">
            <text:p>12</text:p>
          </table:table-cell>
          <table:table-cell table:number-columns-repeated="3" table:style-name="ce11" office:value-type="float" office:value="80" calcext:value-type="float">
            <text:p>80</text:p>
          </table:table-cell>
          <table:table-cell table:style-name="ce11" office:value-type="float" office:value="5.47" calcext:value-type="float">
            <text:p>5.47</text:p>
          </table:table-cell>
          <table:table-cell table:number-columns-repeated="2" table:style-name="ce11" office:value-type="float" office:value="85.47" calcext:value-type="float">
            <text:p>85.47</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142</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Assess</text:p>
          </table:table-cell>
          <table:table-cell table:style-name="ce4" office:value-type="string" calcext:value-type="string">
            <text:p>Yes</text:p>
          </table:table-cell>
          <table:table-cell table:style-name="ce7" office:value-type="date" office:date-value="2020-09-16" calcext:value-type="date">
            <text:p>16-Sep-20</text:p>
          </table:table-cell>
          <table:table-cell table:style-name="ce7" office:value-type="date" office:date-value="2020-09-28" calcext:value-type="date">
            <text:p>28-Sep-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45.24" calcext:value-type="float">
            <text:p>45.24</text:p>
          </table:table-cell>
          <table:table-cell table:style-name="ce4" office:value-type="string" calcext:value-type="string">
            <text:p>Account</text:p>
          </table:table-cell>
          <table:table-cell table:style-name="ce11" office:value-type="float" office:value="12" calcext:value-type="float">
            <text:p>12</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45.24" calcext:value-type="float">
            <text:p>45.24</text:p>
          </table:table-cell>
          <table:table-cell table:number-columns-repeated="2" table:style-name="ce11" office:value-type="float" office:value="65.24" calcext:value-type="float">
            <text:p>65.24</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143</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7" office:value-type="date" office:date-value="2020-09-16" calcext:value-type="date">
            <text:p>16-Sep-20</text:p>
          </table:table-cell>
          <table:table-cell table:style-name="ce6" office:value-type="date" office:date-value="2020-10-01" calcext:value-type="date">
            <text:p>01-Oct-20</text:p>
          </table:table-cell>
          <table:table-cell table:style-name="ce4" office:value-type="float" office:value="2" calcext:value-type="float">
            <text:p>2</text:p>
          </table:table-cell>
          <table:table-cell table:style-name="ce5" table:number-columns-repeated="2"/>
          <table:table-cell table:style-name="ce4" office:value-type="float" office:value="0.75" calcext:value-type="float">
            <text:p>0.75</text:p>
          </table:table-cell>
          <table:table-cell table:style-name="ce4" office:value-type="float" office:value="199.45" calcext:value-type="float">
            <text:p>199.45</text:p>
          </table:table-cell>
          <table:table-cell table:style-name="ce4" office:value-type="string" calcext:value-type="string">
            <text:p>C.O.D.</text:p>
          </table:table-cell>
          <table:table-cell table:style-name="ce11" office:value-type="float" office:value="15" calcext:value-type="float">
            <text:p>15</text:p>
          </table:table-cell>
          <table:table-cell table:style-name="ce11" office:value-type="float" office:value="140" calcext:value-type="float">
            <text:p>140</text:p>
          </table:table-cell>
          <table:table-cell table:number-columns-repeated="2" table:style-name="ce11" office:value-type="float" office:value="105" calcext:value-type="float">
            <text:p>105</text:p>
          </table:table-cell>
          <table:table-cell table:style-name="ce11" office:value-type="float" office:value="199.45" calcext:value-type="float">
            <text:p>199.45</text:p>
          </table:table-cell>
          <table:table-cell table:number-columns-repeated="2" table:style-name="ce11" office:value-type="float" office:value="304.45" calcext:value-type="float">
            <text:p>304.45</text:p>
          </table:table-cell>
          <table:table-cell table:style-name="ce11" office:value-type="string" calcext:value-type="string">
            <text:p>Wed</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144</text:p>
          </table:table-cell>
          <table:table-cell table:style-name="ce4" office:value-type="string" calcext:value-type="string">
            <text:p>Southeast</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7" office:value-type="date" office:date-value="2020-09-16" calcext:value-type="date">
            <text:p>16-Sep-20</text:p>
          </table:table-cell>
          <table:table-cell table:style-name="ce6" office:value-type="date" office:date-value="2020-10-05" calcext:value-type="date">
            <text:p>05-Oct-20</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144" calcext:value-type="float">
            <text:p>144</text:p>
          </table:table-cell>
          <table:table-cell table:style-name="ce4" office:value-type="string" calcext:value-type="string">
            <text:p>C.O.D.</text:p>
          </table:table-cell>
          <table:table-cell table:style-name="ce11" office:value-type="float" office:value="19" calcext:value-type="float">
            <text:p>19</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144" calcext:value-type="float">
            <text:p>144</text:p>
          </table:table-cell>
          <table:table-cell table:number-columns-repeated="2" table:style-name="ce11" office:value-type="float" office:value="214" calcext:value-type="float">
            <text:p>214</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145</text:p>
          </table:table-cell>
          <table:table-cell table:style-name="ce4" office:value-type="string" calcext:value-type="string">
            <text:p>Southeast</text:p>
          </table:table-cell>
          <table:table-cell table:style-name="ce4" office:value-type="string" calcext:value-type="string">
            <text:p>Burton</text:p>
          </table:table-cell>
          <table:table-cell table:style-name="ce4" office:value-type="string" calcext:value-type="string">
            <text:p>Deliver</text:p>
          </table:table-cell>
          <table:table-cell table:style-name="ce5"/>
          <table:table-cell table:style-name="ce7" office:value-type="date" office:date-value="2020-09-17" calcext:value-type="date">
            <text:p>17-Sep-20</text:p>
          </table:table-cell>
          <table:table-cell table:style-name="ce6" office:value-type="date" office:date-value="2020-10-06" calcext:value-type="date">
            <text:p>06-Oct-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6.22" calcext:value-type="float">
            <text:p>6.22</text:p>
          </table:table-cell>
          <table:table-cell table:style-name="ce4" office:value-type="string" calcext:value-type="string">
            <text:p>C.O.D.</text:p>
          </table:table-cell>
          <table:table-cell table:style-name="ce11" office:value-type="float" office:value="19" calcext:value-type="float">
            <text:p>19</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6.22" calcext:value-type="float">
            <text:p>6.22</text:p>
          </table:table-cell>
          <table:table-cell table:number-columns-repeated="2" table:style-name="ce11" office:value-type="float" office:value="26.22" calcext:value-type="float">
            <text:p>26.22</text:p>
          </table:table-cell>
          <table:table-cell table:style-name="ce11" office:value-type="string" calcext:value-type="string">
            <text:p>Thu</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146</text:p>
          </table:table-cell>
          <table:table-cell table:style-name="ce4" office:value-type="string" calcext:value-type="string">
            <text:p>Northwest</text:p>
          </table:table-cell>
          <table:table-cell table:style-name="ce4" office:value-type="string" calcext:value-type="string">
            <text:p>Michner</text:p>
          </table:table-cell>
          <table:table-cell table:style-name="ce4" office:value-type="string" calcext:value-type="string">
            <text:p>Replace</text:p>
          </table:table-cell>
          <table:table-cell table:style-name="ce5"/>
          <table:table-cell table:style-name="ce7" office:value-type="date" office:date-value="2020-09-17" calcext:value-type="date">
            <text:p>17-Sep-20</text:p>
          </table:table-cell>
          <table:table-cell table:style-name="ce7" office:value-type="date" office:date-value="2020-10-12" calcext:value-type="date">
            <text:p>12-Oct-20</text:p>
          </table:table-cell>
          <table:table-cell table:style-name="ce4" office:value-type="float" office:value="2" calcext:value-type="float">
            <text:p>2</text:p>
          </table:table-cell>
          <table:table-cell table:style-name="ce5" table:number-columns-repeated="2"/>
          <table:table-cell table:style-name="ce4" office:value-type="float" office:value="1" calcext:value-type="float">
            <text:p>1</text:p>
          </table:table-cell>
          <table:table-cell table:style-name="ce4" office:value-type="float" office:value="36" calcext:value-type="float">
            <text:p>36</text:p>
          </table:table-cell>
          <table:table-cell table:style-name="ce4" office:value-type="string" calcext:value-type="string">
            <text:p>Account</text:p>
          </table:table-cell>
          <table:table-cell table:style-name="ce11" office:value-type="float" office:value="25" calcext:value-type="float">
            <text:p>25</text:p>
          </table:table-cell>
          <table:table-cell table:number-columns-repeated="3" table:style-name="ce11" office:value-type="float" office:value="140" calcext:value-type="float">
            <text:p>140</text:p>
          </table:table-cell>
          <table:table-cell table:style-name="ce11" office:value-type="float" office:value="36" calcext:value-type="float">
            <text:p>36</text:p>
          </table:table-cell>
          <table:table-cell table:number-columns-repeated="2" table:style-name="ce11" office:value-type="float" office:value="176" calcext:value-type="float">
            <text:p>176</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147</text:p>
          </table:table-cell>
          <table:table-cell table:style-name="ce4" office:value-type="string" calcext:value-type="string">
            <text:p>Central</text:p>
          </table:table-cell>
          <table:table-cell table:style-name="ce4" office:value-type="string" calcext:value-type="string">
            <text:p>Cartier</text:p>
          </table:table-cell>
          <table:table-cell table:style-name="ce4" office:value-type="string" calcext:value-type="string">
            <text:p>Assess</text:p>
          </table:table-cell>
          <table:table-cell table:style-name="ce5"/>
          <table:table-cell table:style-name="ce7" office:value-type="date" office:date-value="2020-09-17" calcext:value-type="date">
            <text:p>17-Sep-20</text:p>
          </table:table-cell>
          <table:table-cell table:style-name="ce7" office:value-type="date" office:date-value="2020-10-12" calcext:value-type="date">
            <text:p>12-Oct-20</text:p>
          </table:table-cell>
          <table:table-cell table:style-name="ce4" office:value-type="float" office:value="2" calcext:value-type="float">
            <text:p>2</text:p>
          </table:table-cell>
          <table:table-cell table:style-name="ce5" table:number-columns-repeated="2"/>
          <table:table-cell table:style-name="ce4" office:value-type="float" office:value="0.75" calcext:value-type="float">
            <text:p>0.75</text:p>
          </table:table-cell>
          <table:table-cell table:style-name="ce4" office:value-type="float" office:value="40" calcext:value-type="float">
            <text:p>40</text:p>
          </table:table-cell>
          <table:table-cell table:style-name="ce4" office:value-type="string" calcext:value-type="string">
            <text:p>C.O.D.</text:p>
          </table:table-cell>
          <table:table-cell table:style-name="ce11" office:value-type="float" office:value="25" calcext:value-type="float">
            <text:p>25</text:p>
          </table:table-cell>
          <table:table-cell table:style-name="ce11" office:value-type="float" office:value="140" calcext:value-type="float">
            <text:p>140</text:p>
          </table:table-cell>
          <table:table-cell table:number-columns-repeated="2" table:style-name="ce11" office:value-type="float" office:value="105" calcext:value-type="float">
            <text:p>105</text:p>
          </table:table-cell>
          <table:table-cell table:style-name="ce11" office:value-type="float" office:value="40" calcext:value-type="float">
            <text:p>40</text:p>
          </table:table-cell>
          <table:table-cell table:number-columns-repeated="2" table:style-name="ce11" office:value-type="float" office:value="145" calcext:value-type="float">
            <text:p>145</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148</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7" office:value-type="date" office:date-value="2020-09-17" calcext:value-type="date">
            <text:p>17-Sep-20</text:p>
          </table:table-cell>
          <table:table-cell table:style-name="ce7" office:value-type="date" office:date-value="2020-11-17" calcext:value-type="date">
            <text:p>17-Nov-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87.58" calcext:value-type="float">
            <text:p>87.58</text:p>
          </table:table-cell>
          <table:table-cell table:style-name="ce4" office:value-type="string" calcext:value-type="string">
            <text:p>Account</text:p>
          </table:table-cell>
          <table:table-cell table:style-name="ce11" office:value-type="float" office:value="61" calcext:value-type="float">
            <text:p>61</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87.58" calcext:value-type="float">
            <text:p>87.58</text:p>
          </table:table-cell>
          <table:table-cell table:number-columns-repeated="2" table:style-name="ce11" office:value-type="float" office:value="107.58" calcext:value-type="float">
            <text:p>107.58</text:p>
          </table:table-cell>
          <table:table-cell table:style-name="ce11" office:value-type="string" calcext:value-type="string">
            <text:p>Thu</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149</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7" office:value-type="date" office:date-value="2020-09-21" calcext:value-type="date">
            <text:p>21-Sep-20</text:p>
          </table:table-cell>
          <table:table-cell table:style-name="ce7" office:value-type="date" office:date-value="2020-09-28" calcext:value-type="date">
            <text:p>28-Sep-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30" calcext:value-type="float">
            <text:p>30</text:p>
          </table:table-cell>
          <table:table-cell table:style-name="ce4" office:value-type="string" calcext:value-type="string">
            <text:p>C.O.D.</text:p>
          </table:table-cell>
          <table:table-cell table:style-name="ce11" office:value-type="float" office:value="7" calcext:value-type="float">
            <text:p>7</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30" calcext:value-type="float">
            <text:p>30</text:p>
          </table:table-cell>
          <table:table-cell table:number-columns-repeated="2" table:style-name="ce11" office:value-type="float" office:value="70" calcext:value-type="float">
            <text:p>70</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150</text:p>
          </table:table-cell>
          <table:table-cell table:style-name="ce4" office:value-type="string" calcext:value-type="string">
            <text:p>Southeast</text:p>
          </table:table-cell>
          <table:table-cell table:style-name="ce4" office:value-type="string" calcext:value-type="string">
            <text:p>Michner</text:p>
          </table:table-cell>
          <table:table-cell table:style-name="ce4" office:value-type="string" calcext:value-type="string">
            <text:p>Deliver</text:p>
          </table:table-cell>
          <table:table-cell table:style-name="ce5"/>
          <table:table-cell table:style-name="ce7" office:value-type="date" office:date-value="2020-09-21" calcext:value-type="date">
            <text:p>21-Sep-20</text:p>
          </table:table-cell>
          <table:table-cell table:style-name="ce7" office:value-type="date" office:date-value="2020-10-19" calcext:value-type="date">
            <text:p>19-Oct-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44" calcext:value-type="float">
            <text:p>144</text:p>
          </table:table-cell>
          <table:table-cell table:style-name="ce4" office:value-type="string" calcext:value-type="string">
            <text:p>P.O.</text:p>
          </table:table-cell>
          <table:table-cell table:style-name="ce11" office:value-type="float" office:value="28" calcext:value-type="float">
            <text:p>28</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44" calcext:value-type="float">
            <text:p>144</text:p>
          </table:table-cell>
          <table:table-cell table:number-columns-repeated="2" table:style-name="ce11" office:value-type="float" office:value="164" calcext:value-type="float">
            <text:p>164</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151</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Replace</text:p>
          </table:table-cell>
          <table:table-cell table:style-name="ce4" office:value-type="string" calcext:value-type="string">
            <text:p>Yes</text:p>
          </table:table-cell>
          <table:table-cell table:style-name="ce7" office:value-type="date" office:date-value="2020-09-21" calcext:value-type="date">
            <text:p>21-Sep-20</text:p>
          </table:table-cell>
          <table:table-cell table:style-name="ce6" office:value-type="date" office:date-value="2020-11-04" calcext:value-type="date">
            <text:p>04-Nov-20</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297.51" calcext:value-type="float">
            <text:p>297.51</text:p>
          </table:table-cell>
          <table:table-cell table:style-name="ce4" office:value-type="string" calcext:value-type="string">
            <text:p>Account</text:p>
          </table:table-cell>
          <table:table-cell table:style-name="ce11" office:value-type="float" office:value="44" calcext:value-type="float">
            <text:p>44</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297.51" calcext:value-type="float">
            <text:p>297.51</text:p>
          </table:table-cell>
          <table:table-cell table:number-columns-repeated="2" table:style-name="ce11" office:value-type="float" office:value="357.51" calcext:value-type="float">
            <text:p>357.51</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152</text:p>
          </table:table-cell>
          <table:table-cell table:style-name="ce4" office:value-type="string" calcext:value-type="string">
            <text:p>West</text:p>
          </table:table-cell>
          <table:table-cell table:style-name="ce4" office:value-type="string" calcext:value-type="string">
            <text:p>Michner</text:p>
          </table:table-cell>
          <table:table-cell table:style-name="ce4" office:value-type="string" calcext:value-type="string">
            <text:p>Assess</text:p>
          </table:table-cell>
          <table:table-cell table:style-name="ce5"/>
          <table:table-cell table:style-name="ce7" office:value-type="date" office:date-value="2020-09-21" calcext:value-type="date">
            <text:p>21-Sep-20</text:p>
          </table:table-cell>
          <table:table-cell table:style-name="ce7" office:value-type="date" office:date-value="2020-11-25" calcext:value-type="date">
            <text:p>25-Nov-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64.17" calcext:value-type="float">
            <text:p>64.17</text:p>
          </table:table-cell>
          <table:table-cell table:style-name="ce4" office:value-type="string" calcext:value-type="string">
            <text:p>P.O.</text:p>
          </table:table-cell>
          <table:table-cell table:style-name="ce11" office:value-type="float" office:value="65" calcext:value-type="float">
            <text:p>65</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64.17" calcext:value-type="float">
            <text:p>64.17</text:p>
          </table:table-cell>
          <table:table-cell table:number-columns-repeated="2" table:style-name="ce11" office:value-type="float" office:value="104.17" calcext:value-type="float">
            <text:p>104.17</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153</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Deliver</text:p>
          </table:table-cell>
          <table:table-cell table:style-name="ce5"/>
          <table:table-cell table:style-name="ce7" office:value-type="date" office:date-value="2020-09-22" calcext:value-type="date">
            <text:p>22-Sep-20</text:p>
          </table:table-cell>
          <table:table-cell table:style-name="ce6" office:value-type="date" office:date-value="2020-10-01" calcext:value-type="date">
            <text:p>01-Oct-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0.48" calcext:value-type="float">
            <text:p>20.48</text:p>
          </table:table-cell>
          <table:table-cell table:style-name="ce4" office:value-type="string" calcext:value-type="string">
            <text:p>Account</text:p>
          </table:table-cell>
          <table:table-cell table:style-name="ce11" office:value-type="float" office:value="9" calcext:value-type="float">
            <text:p>9</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0.48" calcext:value-type="float">
            <text:p>20.48</text:p>
          </table:table-cell>
          <table:table-cell table:number-columns-repeated="2" table:style-name="ce11" office:value-type="float" office:value="40.48" calcext:value-type="float">
            <text:p>40.48</text:p>
          </table:table-cell>
          <table:table-cell table:style-name="ce11" office:value-type="string" calcext:value-type="string">
            <text:p>Tue</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154</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Repair</text:p>
          </table:table-cell>
          <table:table-cell table:style-name="ce5"/>
          <table:table-cell table:style-name="ce7" office:value-type="date" office:date-value="2020-09-23" calcext:value-type="date">
            <text:p>23-Sep-20</text:p>
          </table:table-cell>
          <table:table-cell table:style-name="ce6" office:value-type="date" office:date-value="2020-10-07" calcext:value-type="date">
            <text:p>07-Oct-20</text:p>
          </table:table-cell>
          <table:table-cell table:style-name="ce4" office:value-type="float" office:value="1" calcext:value-type="float">
            <text:p>1</text:p>
          </table:table-cell>
          <table:table-cell table:style-name="ce5" table:number-columns-repeated="2"/>
          <table:table-cell table:style-name="ce4" office:value-type="float" office:value="1" calcext:value-type="float">
            <text:p>1</text:p>
          </table:table-cell>
          <table:table-cell table:style-name="ce4" office:value-type="float" office:value="200" calcext:value-type="float">
            <text:p>200</text:p>
          </table:table-cell>
          <table:table-cell table:style-name="ce4" office:value-type="string" calcext:value-type="string">
            <text:p>C.O.D.</text:p>
          </table:table-cell>
          <table:table-cell table:style-name="ce11" office:value-type="float" office:value="14" calcext:value-type="float">
            <text:p>14</text:p>
          </table:table-cell>
          <table:table-cell table:number-columns-repeated="3" table:style-name="ce11" office:value-type="float" office:value="80" calcext:value-type="float">
            <text:p>80</text:p>
          </table:table-cell>
          <table:table-cell table:style-name="ce11" office:value-type="float" office:value="200" calcext:value-type="float">
            <text:p>200</text:p>
          </table:table-cell>
          <table:table-cell table:number-columns-repeated="2" table:style-name="ce11" office:value-type="float" office:value="280" calcext:value-type="float">
            <text:p>280</text:p>
          </table:table-cell>
          <table:table-cell table:number-columns-repeated="2" table:style-name="ce11" office:value-type="string" calcext:value-type="string">
            <text:p>Wed</text:p>
          </table:table-cell>
          <table:table-cell table:number-columns-repeated="1002"/>
        </table:table-row>
        <table:table-row table:style-name="ro1">
          <table:table-cell table:style-name="ce2" office:value-type="string" calcext:value-type="string">
            <text:p>A00155</text:p>
          </table:table-cell>
          <table:table-cell table:style-name="ce4" office:value-type="string" calcext:value-type="string">
            <text:p>Southeast</text:p>
          </table:table-cell>
          <table:table-cell table:style-name="ce4" office:value-type="string" calcext:value-type="string">
            <text:p>Burton</text:p>
          </table:table-cell>
          <table:table-cell table:style-name="ce4" office:value-type="string" calcext:value-type="string">
            <text:p>Repair</text:p>
          </table:table-cell>
          <table:table-cell table:style-name="ce5"/>
          <table:table-cell table:style-name="ce7" office:value-type="date" office:date-value="2020-09-23" calcext:value-type="date">
            <text:p>23-Sep-20</text:p>
          </table:table-cell>
          <table:table-cell table:style-name="ce7" office:value-type="date" office:date-value="2020-10-15" calcext:value-type="date">
            <text:p>15-Oct-20</text:p>
          </table:table-cell>
          <table:table-cell table:style-name="ce4" office:value-type="float" office:value="1" calcext:value-type="float">
            <text:p>1</text:p>
          </table:table-cell>
          <table:table-cell table:style-name="ce5" table:number-columns-repeated="2"/>
          <table:table-cell table:style-name="ce4" office:value-type="float" office:value="1.5" calcext:value-type="float">
            <text:p>1.5</text:p>
          </table:table-cell>
          <table:table-cell table:style-name="ce4" office:value-type="float" office:value="123.96" calcext:value-type="float">
            <text:p>123.96</text:p>
          </table:table-cell>
          <table:table-cell table:style-name="ce4" office:value-type="string" calcext:value-type="string">
            <text:p>C.O.D.</text:p>
          </table:table-cell>
          <table:table-cell table:style-name="ce11" office:value-type="float" office:value="22" calcext:value-type="float">
            <text:p>22</text:p>
          </table:table-cell>
          <table:table-cell table:style-name="ce11" office:value-type="float" office:value="80" calcext:value-type="float">
            <text:p>80</text:p>
          </table:table-cell>
          <table:table-cell table:number-columns-repeated="2" table:style-name="ce11" office:value-type="float" office:value="120" calcext:value-type="float">
            <text:p>120</text:p>
          </table:table-cell>
          <table:table-cell table:style-name="ce11" office:value-type="float" office:value="123.96" calcext:value-type="float">
            <text:p>123.96</text:p>
          </table:table-cell>
          <table:table-cell table:number-columns-repeated="2" table:style-name="ce11" office:value-type="float" office:value="243.96" calcext:value-type="float">
            <text:p>243.96</text:p>
          </table:table-cell>
          <table:table-cell table:style-name="ce11" office:value-type="string" calcext:value-type="string">
            <text:p>Wed</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156</text:p>
          </table:table-cell>
          <table:table-cell table:style-name="ce4" office:value-type="string" calcext:value-type="string">
            <text:p>Central</text:p>
          </table:table-cell>
          <table:table-cell table:style-name="ce4" office:value-type="string" calcext:value-type="string">
            <text:p>Cartier</text:p>
          </table:table-cell>
          <table:table-cell table:style-name="ce4" office:value-type="string" calcext:value-type="string">
            <text:p>Replace</text:p>
          </table:table-cell>
          <table:table-cell table:style-name="ce5"/>
          <table:table-cell table:style-name="ce7" office:value-type="date" office:date-value="2020-09-23" calcext:value-type="date">
            <text:p>23-Sep-20</text:p>
          </table:table-cell>
          <table:table-cell table:style-name="ce7" office:value-type="date" office:date-value="2020-10-24" calcext:value-type="date">
            <text:p>24-Oct-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93.88" calcext:value-type="float">
            <text:p>193.88</text:p>
          </table:table-cell>
          <table:table-cell table:style-name="ce4" office:value-type="string" calcext:value-type="string">
            <text:p>Account</text:p>
          </table:table-cell>
          <table:table-cell table:style-name="ce11" office:value-type="float" office:value="31" calcext:value-type="float">
            <text:p>31</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93.88" calcext:value-type="float">
            <text:p>193.88</text:p>
          </table:table-cell>
          <table:table-cell table:number-columns-repeated="2" table:style-name="ce11" office:value-type="float" office:value="233.88" calcext:value-type="float">
            <text:p>233.88</text:p>
          </table:table-cell>
          <table:table-cell table:style-name="ce11" office:value-type="string" calcext:value-type="string">
            <text:p>Wed</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157</text:p>
          </table:table-cell>
          <table:table-cell table:style-name="ce4" office:value-type="string" calcext:value-type="string">
            <text:p>Southea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0-09-23" calcext:value-type="date">
            <text:p>23-Sep-20</text:p>
          </table:table-cell>
          <table:table-cell table:style-name="ce7" office:value-type="date" office:date-value="2020-10-28" calcext:value-type="date">
            <text:p>28-Oct-20</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1.17" calcext:value-type="float">
            <text:p>1.17</text:p>
          </table:table-cell>
          <table:table-cell table:style-name="ce4" office:value-type="string" calcext:value-type="string">
            <text:p>C.O.D.</text:p>
          </table:table-cell>
          <table:table-cell table:style-name="ce11" office:value-type="float" office:value="35" calcext:value-type="float">
            <text:p>35</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1.17" calcext:value-type="float">
            <text:p>1.17</text:p>
          </table:table-cell>
          <table:table-cell table:number-columns-repeated="2" table:style-name="ce11" office:value-type="float" office:value="71.17" calcext:value-type="float">
            <text:p>71.17</text:p>
          </table:table-cell>
          <table:table-cell table:number-columns-repeated="2" table:style-name="ce11" office:value-type="string" calcext:value-type="string">
            <text:p>Wed</text:p>
          </table:table-cell>
          <table:table-cell table:number-columns-repeated="1002"/>
        </table:table-row>
        <table:table-row table:style-name="ro1">
          <table:table-cell table:style-name="ce2" office:value-type="string" calcext:value-type="string">
            <text:p>A00158</text:p>
          </table:table-cell>
          <table:table-cell table:style-name="ce4" office:value-type="string" calcext:value-type="string">
            <text:p>Central</text:p>
          </table:table-cell>
          <table:table-cell table:style-name="ce4" office:value-type="string" calcext:value-type="string">
            <text:p>Michner</text:p>
          </table:table-cell>
          <table:table-cell table:style-name="ce4" office:value-type="string" calcext:value-type="string">
            <text:p>Assess</text:p>
          </table:table-cell>
          <table:table-cell table:style-name="ce5"/>
          <table:table-cell table:style-name="ce7" office:value-type="date" office:date-value="2020-09-24" calcext:value-type="date">
            <text:p>24-Sep-20</text:p>
          </table:table-cell>
          <table:table-cell table:style-name="ce6" office:value-type="date" office:date-value="2020-10-05" calcext:value-type="date">
            <text:p>05-Oct-20</text:p>
          </table:table-cell>
          <table:table-cell table:style-name="ce4" office:value-type="float" office:value="2" calcext:value-type="float">
            <text:p>2</text:p>
          </table:table-cell>
          <table:table-cell table:style-name="ce5" table:number-columns-repeated="2"/>
          <table:table-cell table:style-name="ce4" office:value-type="float" office:value="0.75" calcext:value-type="float">
            <text:p>0.75</text:p>
          </table:table-cell>
          <table:table-cell table:style-name="ce4" office:value-type="float" office:value="664.79" calcext:value-type="float">
            <text:p>664.79</text:p>
          </table:table-cell>
          <table:table-cell table:style-name="ce4" office:value-type="string" calcext:value-type="string">
            <text:p>Account</text:p>
          </table:table-cell>
          <table:table-cell table:style-name="ce11" office:value-type="float" office:value="11" calcext:value-type="float">
            <text:p>11</text:p>
          </table:table-cell>
          <table:table-cell table:style-name="ce11" office:value-type="float" office:value="140" calcext:value-type="float">
            <text:p>140</text:p>
          </table:table-cell>
          <table:table-cell table:number-columns-repeated="2" table:style-name="ce11" office:value-type="float" office:value="105" calcext:value-type="float">
            <text:p>105</text:p>
          </table:table-cell>
          <table:table-cell table:style-name="ce11" office:value-type="float" office:value="664.79" calcext:value-type="float">
            <text:p>664.79</text:p>
          </table:table-cell>
          <table:table-cell table:number-columns-repeated="2" table:style-name="ce11" office:value-type="float" office:value="769.79" calcext:value-type="float">
            <text:p>769.79</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159</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Deliver</text:p>
          </table:table-cell>
          <table:table-cell table:style-name="ce5"/>
          <table:table-cell table:style-name="ce7" office:value-type="date" office:date-value="2020-09-24" calcext:value-type="date">
            <text:p>24-Sep-20</text:p>
          </table:table-cell>
          <table:table-cell table:style-name="ce7" office:value-type="date" office:date-value="2020-10-15" calcext:value-type="date">
            <text:p>15-Oct-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60" calcext:value-type="float">
            <text:p>160</text:p>
          </table:table-cell>
          <table:table-cell table:style-name="ce4" office:value-type="string" calcext:value-type="string">
            <text:p>Account</text:p>
          </table:table-cell>
          <table:table-cell table:style-name="ce11" office:value-type="float" office:value="21" calcext:value-type="float">
            <text:p>21</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60" calcext:value-type="float">
            <text:p>160</text:p>
          </table:table-cell>
          <table:table-cell table:number-columns-repeated="2" table:style-name="ce11" office:value-type="float" office:value="180" calcext:value-type="float">
            <text:p>180</text:p>
          </table:table-cell>
          <table:table-cell table:number-columns-repeated="2" table:style-name="ce11" office:value-type="string" calcext:value-type="string">
            <text:p>Thu</text:p>
          </table:table-cell>
          <table:table-cell table:number-columns-repeated="1002"/>
        </table:table-row>
        <table:table-row table:style-name="ro1">
          <table:table-cell table:style-name="ce2" office:value-type="string" calcext:value-type="string">
            <text:p>A00160</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Replace</text:p>
          </table:table-cell>
          <table:table-cell table:style-name="ce5"/>
          <table:table-cell table:style-name="ce7" office:value-type="date" office:date-value="2020-09-24" calcext:value-type="date">
            <text:p>24-Sep-20</text:p>
          </table:table-cell>
          <table:table-cell table:style-name="ce6" office:value-type="date" office:date-value="2020-11-05" calcext:value-type="date">
            <text:p>05-Nov-20</text:p>
          </table:table-cell>
          <table:table-cell table:style-name="ce4" office:value-type="float" office:value="2" calcext:value-type="float">
            <text:p>2</text:p>
          </table:table-cell>
          <table:table-cell table:style-name="ce5" table:number-columns-repeated="2"/>
          <table:table-cell table:style-name="ce4" office:value-type="float" office:value="0.75" calcext:value-type="float">
            <text:p>0.75</text:p>
          </table:table-cell>
          <table:table-cell table:style-name="ce4" office:value-type="float" office:value="159.5" calcext:value-type="float">
            <text:p>159.5</text:p>
          </table:table-cell>
          <table:table-cell table:style-name="ce4" office:value-type="string" calcext:value-type="string">
            <text:p>Account</text:p>
          </table:table-cell>
          <table:table-cell table:style-name="ce11" office:value-type="float" office:value="42" calcext:value-type="float">
            <text:p>42</text:p>
          </table:table-cell>
          <table:table-cell table:style-name="ce11" office:value-type="float" office:value="140" calcext:value-type="float">
            <text:p>140</text:p>
          </table:table-cell>
          <table:table-cell table:number-columns-repeated="2" table:style-name="ce11" office:value-type="float" office:value="105" calcext:value-type="float">
            <text:p>105</text:p>
          </table:table-cell>
          <table:table-cell table:style-name="ce11" office:value-type="float" office:value="159.5" calcext:value-type="float">
            <text:p>159.5</text:p>
          </table:table-cell>
          <table:table-cell table:number-columns-repeated="2" table:style-name="ce11" office:value-type="float" office:value="264.5" calcext:value-type="float">
            <text:p>264.5</text:p>
          </table:table-cell>
          <table:table-cell table:number-columns-repeated="2" table:style-name="ce11" office:value-type="string" calcext:value-type="string">
            <text:p>Thu</text:p>
          </table:table-cell>
          <table:table-cell table:number-columns-repeated="1002"/>
        </table:table-row>
        <table:table-row table:style-name="ro1">
          <table:table-cell table:style-name="ce2" office:value-type="string" calcext:value-type="string">
            <text:p>A00161</text:p>
          </table:table-cell>
          <table:table-cell table:style-name="ce4" office:value-type="string" calcext:value-type="string">
            <text:p>North</text:p>
          </table:table-cell>
          <table:table-cell table:style-name="ce4" office:value-type="string" calcext:value-type="string">
            <text:p>Cartier</text:p>
          </table:table-cell>
          <table:table-cell table:style-name="ce4" office:value-type="string" calcext:value-type="string">
            <text:p>Assess</text:p>
          </table:table-cell>
          <table:table-cell table:style-name="ce5"/>
          <table:table-cell table:style-name="ce7" office:value-type="date" office:date-value="2020-09-24" calcext:value-type="date">
            <text:p>24-Sep-20</text:p>
          </table:table-cell>
          <table:table-cell table:style-name="ce7" office:value-type="date" office:date-value="2020-11-17" calcext:value-type="date">
            <text:p>17-Nov-20</text:p>
          </table:table-cell>
          <table:table-cell table:style-name="ce4" office:value-type="float" office:value="2" calcext:value-type="float">
            <text:p>2</text:p>
          </table:table-cell>
          <table:table-cell table:style-name="ce5" table:number-columns-repeated="2"/>
          <table:table-cell table:style-name="ce4" office:value-type="float" office:value="0.75" calcext:value-type="float">
            <text:p>0.75</text:p>
          </table:table-cell>
          <table:table-cell table:style-name="ce4" office:value-type="float" office:value="169.64" calcext:value-type="float">
            <text:p>169.64</text:p>
          </table:table-cell>
          <table:table-cell table:style-name="ce4" office:value-type="string" calcext:value-type="string">
            <text:p>P.O.</text:p>
          </table:table-cell>
          <table:table-cell table:style-name="ce11" office:value-type="float" office:value="54" calcext:value-type="float">
            <text:p>54</text:p>
          </table:table-cell>
          <table:table-cell table:style-name="ce11" office:value-type="float" office:value="140" calcext:value-type="float">
            <text:p>140</text:p>
          </table:table-cell>
          <table:table-cell table:number-columns-repeated="2" table:style-name="ce11" office:value-type="float" office:value="105" calcext:value-type="float">
            <text:p>105</text:p>
          </table:table-cell>
          <table:table-cell table:style-name="ce11" office:value-type="float" office:value="169.64" calcext:value-type="float">
            <text:p>169.64</text:p>
          </table:table-cell>
          <table:table-cell table:number-columns-repeated="2" table:style-name="ce11" office:value-type="float" office:value="274.64" calcext:value-type="float">
            <text:p>274.64</text:p>
          </table:table-cell>
          <table:table-cell table:style-name="ce11" office:value-type="string" calcext:value-type="string">
            <text:p>Thu</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162</text:p>
          </table:table-cell>
          <table:table-cell table:style-name="ce4" office:value-type="string" calcext:value-type="string">
            <text:p>Southwest</text:p>
          </table:table-cell>
          <table:table-cell table:style-name="ce4" office:value-type="string" calcext:value-type="string">
            <text:p>Burton</text:p>
          </table:table-cell>
          <table:table-cell table:style-name="ce4" office:value-type="string" calcext:value-type="string">
            <text:p>Replace</text:p>
          </table:table-cell>
          <table:table-cell table:style-name="ce5"/>
          <table:table-cell table:style-name="ce7" office:value-type="date" office:date-value="2020-09-28" calcext:value-type="date">
            <text:p>28-Sep-20</text:p>
          </table:table-cell>
          <table:table-cell table:style-name="ce7" office:value-type="date" office:date-value="2020-09-30" calcext:value-type="date">
            <text:p>30-Sep-20</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202.86" calcext:value-type="float">
            <text:p>202.86</text:p>
          </table:table-cell>
          <table:table-cell table:style-name="ce4" office:value-type="string" calcext:value-type="string">
            <text:p>Account</text:p>
          </table:table-cell>
          <table:table-cell table:style-name="ce11" office:value-type="float" office:value="2" calcext:value-type="float">
            <text:p>2</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202.86" calcext:value-type="float">
            <text:p>202.86</text:p>
          </table:table-cell>
          <table:table-cell table:number-columns-repeated="2" table:style-name="ce11" office:value-type="float" office:value="272.86" calcext:value-type="float">
            <text:p>272.86</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163</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7" office:value-type="date" office:date-value="2020-09-28" calcext:value-type="date">
            <text:p>28-Sep-20</text:p>
          </table:table-cell>
          <table:table-cell table:style-name="ce6" office:value-type="date" office:date-value="2020-10-07" calcext:value-type="date">
            <text:p>07-Oct-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0.53" calcext:value-type="float">
            <text:p>10.53</text:p>
          </table:table-cell>
          <table:table-cell table:style-name="ce4" office:value-type="string" calcext:value-type="string">
            <text:p>P.O.</text:p>
          </table:table-cell>
          <table:table-cell table:style-name="ce11" office:value-type="float" office:value="9" calcext:value-type="float">
            <text:p>9</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0.53" calcext:value-type="float">
            <text:p>10.53</text:p>
          </table:table-cell>
          <table:table-cell table:number-columns-repeated="2" table:style-name="ce11" office:value-type="float" office:value="50.53" calcext:value-type="float">
            <text:p>50.53</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164</text:p>
          </table:table-cell>
          <table:table-cell table:style-name="ce4" office:value-type="string" calcext:value-type="string">
            <text:p>Central</text:p>
          </table:table-cell>
          <table:table-cell table:style-name="ce4" office:value-type="string" calcext:value-type="string">
            <text:p>Michner</text:p>
          </table:table-cell>
          <table:table-cell table:style-name="ce4" office:value-type="string" calcext:value-type="string">
            <text:p>Replace</text:p>
          </table:table-cell>
          <table:table-cell table:style-name="ce5"/>
          <table:table-cell table:style-name="ce7" office:value-type="date" office:date-value="2020-09-28" calcext:value-type="date">
            <text:p>28-Sep-20</text:p>
          </table:table-cell>
          <table:table-cell table:style-name="ce7" office:value-type="date" office:date-value="2020-10-27" calcext:value-type="date">
            <text:p>27-Oct-20</text:p>
          </table:table-cell>
          <table:table-cell table:style-name="ce4" office:value-type="float" office:value="2" calcext:value-type="float">
            <text:p>2</text:p>
          </table:table-cell>
          <table:table-cell table:style-name="ce5" table:number-columns-repeated="2"/>
          <table:table-cell table:style-name="ce4" office:value-type="float" office:value="0.75" calcext:value-type="float">
            <text:p>0.75</text:p>
          </table:table-cell>
          <table:table-cell table:style-name="ce4" office:value-type="float" office:value="1.82" calcext:value-type="float">
            <text:p>1.82</text:p>
          </table:table-cell>
          <table:table-cell table:style-name="ce4" office:value-type="string" calcext:value-type="string">
            <text:p>C.O.D.</text:p>
          </table:table-cell>
          <table:table-cell table:style-name="ce11" office:value-type="float" office:value="29" calcext:value-type="float">
            <text:p>29</text:p>
          </table:table-cell>
          <table:table-cell table:style-name="ce11" office:value-type="float" office:value="140" calcext:value-type="float">
            <text:p>140</text:p>
          </table:table-cell>
          <table:table-cell table:number-columns-repeated="2" table:style-name="ce11" office:value-type="float" office:value="105" calcext:value-type="float">
            <text:p>105</text:p>
          </table:table-cell>
          <table:table-cell table:style-name="ce11" office:value-type="float" office:value="1.82" calcext:value-type="float">
            <text:p>1.82</text:p>
          </table:table-cell>
          <table:table-cell table:number-columns-repeated="2" table:style-name="ce11" office:value-type="float" office:value="106.82" calcext:value-type="float">
            <text:p>106.82</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165</text:p>
          </table:table-cell>
          <table:table-cell table:style-name="ce4" office:value-type="string" calcext:value-type="string">
            <text:p>South</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0-09-29" calcext:value-type="date">
            <text:p>29-Sep-20</text:p>
          </table:table-cell>
          <table:table-cell table:style-name="ce6" office:value-type="date" office:date-value="2020-10-08" calcext:value-type="date">
            <text:p>08-Oct-20</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54.12" calcext:value-type="float">
            <text:p>54.12</text:p>
          </table:table-cell>
          <table:table-cell table:style-name="ce4" office:value-type="string" calcext:value-type="string">
            <text:p>Account</text:p>
          </table:table-cell>
          <table:table-cell table:style-name="ce11" office:value-type="float" office:value="9" calcext:value-type="float">
            <text:p>9</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54.12" calcext:value-type="float">
            <text:p>54.12</text:p>
          </table:table-cell>
          <table:table-cell table:number-columns-repeated="2" table:style-name="ce11" office:value-type="float" office:value="124.12" calcext:value-type="float">
            <text:p>124.12</text:p>
          </table:table-cell>
          <table:table-cell table:style-name="ce11" office:value-type="string" calcext:value-type="string">
            <text:p>Tue</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166</text:p>
          </table:table-cell>
          <table:table-cell table:style-name="ce4" office:value-type="string" calcext:value-type="string">
            <text:p>Northwest</text:p>
          </table:table-cell>
          <table:table-cell table:style-name="ce4" office:value-type="string" calcext:value-type="string">
            <text:p>Michner</text:p>
          </table:table-cell>
          <table:table-cell table:style-name="ce4" office:value-type="string" calcext:value-type="string">
            <text:p>Deliver</text:p>
          </table:table-cell>
          <table:table-cell table:style-name="ce5"/>
          <table:table-cell table:style-name="ce7" office:value-type="date" office:date-value="2020-09-29" calcext:value-type="date">
            <text:p>29-Sep-20</text:p>
          </table:table-cell>
          <table:table-cell table:style-name="ce7" office:value-type="date" office:date-value="2020-10-21" calcext:value-type="date">
            <text:p>21-Oct-20</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367.71" calcext:value-type="float">
            <text:p>367.71</text:p>
          </table:table-cell>
          <table:table-cell table:style-name="ce4" office:value-type="string" calcext:value-type="string">
            <text:p>Account</text:p>
          </table:table-cell>
          <table:table-cell table:style-name="ce11" office:value-type="float" office:value="22" calcext:value-type="float">
            <text:p>22</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367.71" calcext:value-type="float">
            <text:p>367.71</text:p>
          </table:table-cell>
          <table:table-cell table:number-columns-repeated="2" table:style-name="ce11" office:value-type="float" office:value="402.71" calcext:value-type="float">
            <text:p>402.71</text:p>
          </table:table-cell>
          <table:table-cell table:style-name="ce11" office:value-type="string" calcext:value-type="string">
            <text:p>Tue</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167</text:p>
          </table:table-cell>
          <table:table-cell table:style-name="ce4" office:value-type="string" calcext:value-type="string">
            <text:p>West</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7" office:value-type="date" office:date-value="2020-09-29" calcext:value-type="date">
            <text:p>29-Sep-20</text:p>
          </table:table-cell>
          <table:table-cell table:style-name="ce7" office:value-type="date" office:date-value="2020-10-19" calcext:value-type="date">
            <text:p>19-Oct-20</text:p>
          </table:table-cell>
          <table:table-cell table:style-name="ce4" office:value-type="float" office:value="1" calcext:value-type="float">
            <text:p>1</text:p>
          </table:table-cell>
          <table:table-cell table:style-name="ce5" table:number-columns-repeated="2"/>
          <table:table-cell table:style-name="ce4" office:value-type="float" office:value="1.5" calcext:value-type="float">
            <text:p>1.5</text:p>
          </table:table-cell>
          <table:table-cell table:style-name="ce4" office:value-type="float" office:value="139.04" calcext:value-type="float">
            <text:p>139.04</text:p>
          </table:table-cell>
          <table:table-cell table:style-name="ce4" office:value-type="string" calcext:value-type="string">
            <text:p>Account</text:p>
          </table:table-cell>
          <table:table-cell table:style-name="ce11" office:value-type="float" office:value="20" calcext:value-type="float">
            <text:p>20</text:p>
          </table:table-cell>
          <table:table-cell table:style-name="ce11" office:value-type="float" office:value="80" calcext:value-type="float">
            <text:p>80</text:p>
          </table:table-cell>
          <table:table-cell table:number-columns-repeated="2" table:style-name="ce11" office:value-type="float" office:value="120" calcext:value-type="float">
            <text:p>120</text:p>
          </table:table-cell>
          <table:table-cell table:style-name="ce11" office:value-type="float" office:value="139.04" calcext:value-type="float">
            <text:p>139.04</text:p>
          </table:table-cell>
          <table:table-cell table:number-columns-repeated="2" table:style-name="ce11" office:value-type="float" office:value="259.04" calcext:value-type="float">
            <text:p>259.04</text:p>
          </table:table-cell>
          <table:table-cell table:style-name="ce11" office:value-type="string" calcext:value-type="string">
            <text:p>Tue</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168</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7" office:value-type="date" office:date-value="2020-09-29" calcext:value-type="date">
            <text:p>29-Sep-20</text:p>
          </table:table-cell>
          <table:table-cell table:style-name="ce7" office:value-type="date" office:date-value="2020-10-27" calcext:value-type="date">
            <text:p>27-Oct-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50.32" calcext:value-type="float">
            <text:p>50.32</text:p>
          </table:table-cell>
          <table:table-cell table:style-name="ce4" office:value-type="string" calcext:value-type="string">
            <text:p>P.O.</text:p>
          </table:table-cell>
          <table:table-cell table:style-name="ce11" office:value-type="float" office:value="28" calcext:value-type="float">
            <text:p>28</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50.32" calcext:value-type="float">
            <text:p>50.32</text:p>
          </table:table-cell>
          <table:table-cell table:number-columns-repeated="2" table:style-name="ce11" office:value-type="float" office:value="90.32" calcext:value-type="float">
            <text:p>90.32</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169</text:p>
          </table:table-cell>
          <table:table-cell table:style-name="ce4" office:value-type="string" calcext:value-type="string">
            <text:p>Central</text:p>
          </table:table-cell>
          <table:table-cell table:style-name="ce4" office:value-type="string" calcext:value-type="string">
            <text:p>Burton</text:p>
          </table:table-cell>
          <table:table-cell table:style-name="ce4" office:value-type="string" calcext:value-type="string">
            <text:p>Repair</text:p>
          </table:table-cell>
          <table:table-cell table:style-name="ce5"/>
          <table:table-cell table:style-name="ce7" office:value-type="date" office:date-value="2020-09-29" calcext:value-type="date">
            <text:p>29-Sep-20</text:p>
          </table:table-cell>
          <table:table-cell table:style-name="ce7" office:value-type="date" office:date-value="2020-11-24" calcext:value-type="date">
            <text:p>24-Nov-20</text:p>
          </table:table-cell>
          <table:table-cell table:style-name="ce4" office:value-type="float" office:value="1" calcext:value-type="float">
            <text:p>1</text:p>
          </table:table-cell>
          <table:table-cell table:style-name="ce5" table:number-columns-repeated="2"/>
          <table:table-cell table:style-name="ce4" office:value-type="float" office:value="1" calcext:value-type="float">
            <text:p>1</text:p>
          </table:table-cell>
          <table:table-cell table:style-name="ce4" office:value-type="float" office:value="122.43" calcext:value-type="float">
            <text:p>122.43</text:p>
          </table:table-cell>
          <table:table-cell table:style-name="ce4" office:value-type="string" calcext:value-type="string">
            <text:p>C.O.D.</text:p>
          </table:table-cell>
          <table:table-cell table:style-name="ce11" office:value-type="float" office:value="56" calcext:value-type="float">
            <text:p>56</text:p>
          </table:table-cell>
          <table:table-cell table:number-columns-repeated="3" table:style-name="ce11" office:value-type="float" office:value="80" calcext:value-type="float">
            <text:p>80</text:p>
          </table:table-cell>
          <table:table-cell table:style-name="ce11" office:value-type="float" office:value="122.43" calcext:value-type="float">
            <text:p>122.43</text:p>
          </table:table-cell>
          <table:table-cell table:number-columns-repeated="2" table:style-name="ce11" office:value-type="float" office:value="202.43" calcext:value-type="float">
            <text:p>202.43</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170</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0-09-29" calcext:value-type="date">
            <text:p>29-Sep-20</text:p>
          </table:table-cell>
          <table:table-cell table:style-name="ce6" office:value-type="date" office:date-value="2020-12-02" calcext:value-type="date">
            <text:p>02-Dec-20</text:p>
          </table:table-cell>
          <table:table-cell table:style-name="ce4" office:value-type="float" office:value="1" calcext:value-type="float">
            <text:p>1</text:p>
          </table:table-cell>
          <table:table-cell table:style-name="ce5" table:number-columns-repeated="2"/>
          <table:table-cell table:style-name="ce4" office:value-type="float" office:value="1" calcext:value-type="float">
            <text:p>1</text:p>
          </table:table-cell>
          <table:table-cell table:style-name="ce4" office:value-type="float" office:value="78.55" calcext:value-type="float">
            <text:p>78.55</text:p>
          </table:table-cell>
          <table:table-cell table:style-name="ce4" office:value-type="string" calcext:value-type="string">
            <text:p>P.O.</text:p>
          </table:table-cell>
          <table:table-cell table:style-name="ce11" office:value-type="float" office:value="64" calcext:value-type="float">
            <text:p>64</text:p>
          </table:table-cell>
          <table:table-cell table:number-columns-repeated="3" table:style-name="ce11" office:value-type="float" office:value="80" calcext:value-type="float">
            <text:p>80</text:p>
          </table:table-cell>
          <table:table-cell table:style-name="ce11" office:value-type="float" office:value="78.55" calcext:value-type="float">
            <text:p>78.55</text:p>
          </table:table-cell>
          <table:table-cell table:number-columns-repeated="2" table:style-name="ce11" office:value-type="float" office:value="158.55" calcext:value-type="float">
            <text:p>158.55</text:p>
          </table:table-cell>
          <table:table-cell table:style-name="ce11" office:value-type="string" calcext:value-type="string">
            <text:p>Tue</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171</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Deliver</text:p>
          </table:table-cell>
          <table:table-cell table:style-name="ce4" office:value-type="string" calcext:value-type="string">
            <text:p>Yes</text:p>
          </table:table-cell>
          <table:table-cell table:style-name="ce7" office:value-type="date" office:date-value="2020-09-30" calcext:value-type="date">
            <text:p>30-Sep-20</text:p>
          </table:table-cell>
          <table:table-cell table:style-name="ce6" office:value-type="date" office:date-value="2020-10-07" calcext:value-type="date">
            <text:p>07-Oct-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39.1" calcext:value-type="float">
            <text:p>239.1</text:p>
          </table:table-cell>
          <table:table-cell table:style-name="ce4" office:value-type="string" calcext:value-type="string">
            <text:p>Account</text:p>
          </table:table-cell>
          <table:table-cell table:style-name="ce11" office:value-type="float" office:value="7" calcext:value-type="float">
            <text:p>7</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39.1" calcext:value-type="float">
            <text:p>239.1</text:p>
          </table:table-cell>
          <table:table-cell table:number-columns-repeated="2" table:style-name="ce11" office:value-type="float" office:value="259.1" calcext:value-type="float">
            <text:p>259.1</text:p>
          </table:table-cell>
          <table:table-cell table:number-columns-repeated="2" table:style-name="ce11" office:value-type="string" calcext:value-type="string">
            <text:p>Wed</text:p>
          </table:table-cell>
          <table:table-cell table:number-columns-repeated="1002"/>
        </table:table-row>
        <table:table-row table:style-name="ro1">
          <table:table-cell table:style-name="ce2" office:value-type="string" calcext:value-type="string">
            <text:p>A00172</text:p>
          </table:table-cell>
          <table:table-cell table:style-name="ce4" office:value-type="string" calcext:value-type="string">
            <text:p>Central</text:p>
          </table:table-cell>
          <table:table-cell table:style-name="ce4" office:value-type="string" calcext:value-type="string">
            <text:p>Cartier</text:p>
          </table:table-cell>
          <table:table-cell table:style-name="ce4" office:value-type="string" calcext:value-type="string">
            <text:p>Replace</text:p>
          </table:table-cell>
          <table:table-cell table:style-name="ce5"/>
          <table:table-cell table:style-name="ce7" office:value-type="date" office:date-value="2020-09-30" calcext:value-type="date">
            <text:p>30-Sep-20</text:p>
          </table:table-cell>
          <table:table-cell table:style-name="ce7" office:value-type="date" office:date-value="2020-10-19" calcext:value-type="date">
            <text:p>19-Oct-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61.18" calcext:value-type="float">
            <text:p>61.18</text:p>
          </table:table-cell>
          <table:table-cell table:style-name="ce4" office:value-type="string" calcext:value-type="string">
            <text:p>C.O.D.</text:p>
          </table:table-cell>
          <table:table-cell table:style-name="ce11" office:value-type="float" office:value="19" calcext:value-type="float">
            <text:p>19</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61.18" calcext:value-type="float">
            <text:p>61.18</text:p>
          </table:table-cell>
          <table:table-cell table:number-columns-repeated="2" table:style-name="ce11" office:value-type="float" office:value="101.18" calcext:value-type="float">
            <text:p>101.18</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173</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Repair</text:p>
          </table:table-cell>
          <table:table-cell table:style-name="ce5"/>
          <table:table-cell table:style-name="ce7" office:value-type="date" office:date-value="2020-09-30" calcext:value-type="date">
            <text:p>30-Sep-20</text:p>
          </table:table-cell>
          <table:table-cell table:style-name="ce7" office:value-type="date" office:date-value="2020-11-18" calcext:value-type="date">
            <text:p>18-Nov-20</text:p>
          </table:table-cell>
          <table:table-cell table:style-name="ce4" office:value-type="float" office:value="2" calcext:value-type="float">
            <text:p>2</text:p>
          </table:table-cell>
          <table:table-cell table:style-name="ce5" table:number-columns-repeated="2"/>
          <table:table-cell table:style-name="ce4" office:value-type="float" office:value="2.25" calcext:value-type="float">
            <text:p>2.25</text:p>
          </table:table-cell>
          <table:table-cell table:style-name="ce4" office:value-type="float" office:value="800.71" calcext:value-type="float">
            <text:p>800.71</text:p>
          </table:table-cell>
          <table:table-cell table:style-name="ce4" office:value-type="string" calcext:value-type="string">
            <text:p>Account</text:p>
          </table:table-cell>
          <table:table-cell table:style-name="ce11" office:value-type="float" office:value="49" calcext:value-type="float">
            <text:p>49</text:p>
          </table:table-cell>
          <table:table-cell table:style-name="ce11" office:value-type="float" office:value="140" calcext:value-type="float">
            <text:p>140</text:p>
          </table:table-cell>
          <table:table-cell table:number-columns-repeated="2" table:style-name="ce11" office:value-type="float" office:value="315" calcext:value-type="float">
            <text:p>315</text:p>
          </table:table-cell>
          <table:table-cell table:style-name="ce11" office:value-type="float" office:value="800.71" calcext:value-type="float">
            <text:p>800.71</text:p>
          </table:table-cell>
          <table:table-cell table:number-columns-repeated="2" table:style-name="ce13" office:value-type="float" office:value="1115.71" calcext:value-type="float">
            <text:p>1,115.71</text:p>
          </table:table-cell>
          <table:table-cell table:number-columns-repeated="2" table:style-name="ce11" office:value-type="string" calcext:value-type="string">
            <text:p>Wed</text:p>
          </table:table-cell>
          <table:table-cell table:number-columns-repeated="1002"/>
        </table:table-row>
        <table:table-row table:style-name="ro1">
          <table:table-cell table:style-name="ce2" office:value-type="string" calcext:value-type="string">
            <text:p>A00174</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6" office:value-type="date" office:date-value="2020-10-01" calcext:value-type="date">
            <text:p>01-Oct-20</text:p>
          </table:table-cell>
          <table:table-cell table:style-name="ce7" office:value-type="date" office:date-value="2020-10-26" calcext:value-type="date">
            <text:p>26-Oct-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9.2" calcext:value-type="float">
            <text:p>19.2</text:p>
          </table:table-cell>
          <table:table-cell table:style-name="ce4" office:value-type="string" calcext:value-type="string">
            <text:p>Account</text:p>
          </table:table-cell>
          <table:table-cell table:style-name="ce11" office:value-type="float" office:value="25" calcext:value-type="float">
            <text:p>25</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9.2" calcext:value-type="float">
            <text:p>19.2</text:p>
          </table:table-cell>
          <table:table-cell table:number-columns-repeated="2" table:style-name="ce11" office:value-type="float" office:value="39.2" calcext:value-type="float">
            <text:p>39.2</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175</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6" office:value-type="date" office:date-value="2020-10-05" calcext:value-type="date">
            <text:p>05-Oct-20</text:p>
          </table:table-cell>
          <table:table-cell table:style-name="ce7" office:value-type="date" office:date-value="2020-10-13" calcext:value-type="date">
            <text:p>13-Oct-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9.5" calcext:value-type="float">
            <text:p>19.5</text:p>
          </table:table-cell>
          <table:table-cell table:style-name="ce4" office:value-type="string" calcext:value-type="string">
            <text:p>Account</text:p>
          </table:table-cell>
          <table:table-cell table:style-name="ce11" office:value-type="float" office:value="8" calcext:value-type="float">
            <text:p>8</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9.5" calcext:value-type="float">
            <text:p>19.5</text:p>
          </table:table-cell>
          <table:table-cell table:number-columns-repeated="2" table:style-name="ce11" office:value-type="float" office:value="39.5" calcext:value-type="float">
            <text:p>39.5</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176</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Deliver</text:p>
          </table:table-cell>
          <table:table-cell table:style-name="ce5"/>
          <table:table-cell table:style-name="ce6" office:value-type="date" office:date-value="2020-10-05" calcext:value-type="date">
            <text:p>05-Oct-20</text:p>
          </table:table-cell>
          <table:table-cell table:style-name="ce7" office:value-type="date" office:date-value="2020-10-13" calcext:value-type="date">
            <text:p>13-Oct-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2.43" calcext:value-type="float">
            <text:p>22.43</text:p>
          </table:table-cell>
          <table:table-cell table:style-name="ce4" office:value-type="string" calcext:value-type="string">
            <text:p>Account</text:p>
          </table:table-cell>
          <table:table-cell table:style-name="ce11" office:value-type="float" office:value="8" calcext:value-type="float">
            <text:p>8</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2.43" calcext:value-type="float">
            <text:p>22.43</text:p>
          </table:table-cell>
          <table:table-cell table:number-columns-repeated="2" table:style-name="ce11" office:value-type="float" office:value="42.43" calcext:value-type="float">
            <text:p>42.43</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177</text:p>
          </table:table-cell>
          <table:table-cell table:style-name="ce4" office:value-type="string" calcext:value-type="string">
            <text:p>West</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6" office:value-type="date" office:date-value="2020-10-05" calcext:value-type="date">
            <text:p>05-Oct-20</text:p>
          </table:table-cell>
          <table:table-cell table:style-name="ce7" office:value-type="date" office:date-value="2020-10-13" calcext:value-type="date">
            <text:p>13-Oct-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26.58" calcext:value-type="float">
            <text:p>26.58</text:p>
          </table:table-cell>
          <table:table-cell table:style-name="ce4" office:value-type="string" calcext:value-type="string">
            <text:p>Account</text:p>
          </table:table-cell>
          <table:table-cell table:style-name="ce11" office:value-type="float" office:value="8" calcext:value-type="float">
            <text:p>8</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26.58" calcext:value-type="float">
            <text:p>26.58</text:p>
          </table:table-cell>
          <table:table-cell table:number-columns-repeated="2" table:style-name="ce11" office:value-type="float" office:value="66.58" calcext:value-type="float">
            <text:p>66.58</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178</text:p>
          </table:table-cell>
          <table:table-cell table:style-name="ce4" office:value-type="string" calcext:value-type="string">
            <text:p>Central</text:p>
          </table:table-cell>
          <table:table-cell table:style-name="ce4" office:value-type="string" calcext:value-type="string">
            <text:p>Cartier</text:p>
          </table:table-cell>
          <table:table-cell table:style-name="ce4" office:value-type="string" calcext:value-type="string">
            <text:p>Assess</text:p>
          </table:table-cell>
          <table:table-cell table:style-name="ce5"/>
          <table:table-cell table:style-name="ce6" office:value-type="date" office:date-value="2020-10-05" calcext:value-type="date">
            <text:p>05-Oct-20</text:p>
          </table:table-cell>
          <table:table-cell table:style-name="ce7" office:value-type="date" office:date-value="2020-10-24" calcext:value-type="date">
            <text:p>24-Oct-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288.21" calcext:value-type="float">
            <text:p>288.21</text:p>
          </table:table-cell>
          <table:table-cell table:style-name="ce4" office:value-type="string" calcext:value-type="string">
            <text:p>C.O.D.</text:p>
          </table:table-cell>
          <table:table-cell table:style-name="ce11" office:value-type="float" office:value="19" calcext:value-type="float">
            <text:p>19</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288.21" calcext:value-type="float">
            <text:p>288.21</text:p>
          </table:table-cell>
          <table:table-cell table:number-columns-repeated="2" table:style-name="ce11" office:value-type="float" office:value="328.21" calcext:value-type="float">
            <text:p>328.21</text:p>
          </table:table-cell>
          <table:table-cell table:style-name="ce11" office:value-type="string" calcext:value-type="string">
            <text:p>Mon</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179</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Replace</text:p>
          </table:table-cell>
          <table:table-cell table:style-name="ce5"/>
          <table:table-cell table:style-name="ce6" office:value-type="date" office:date-value="2020-10-05" calcext:value-type="date">
            <text:p>05-Oct-20</text:p>
          </table:table-cell>
          <table:table-cell table:style-name="ce7" office:value-type="date" office:date-value="2020-10-19" calcext:value-type="date">
            <text:p>19-Oct-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54.24" calcext:value-type="float">
            <text:p>54.24</text:p>
          </table:table-cell>
          <table:table-cell table:style-name="ce4" office:value-type="string" calcext:value-type="string">
            <text:p>Account</text:p>
          </table:table-cell>
          <table:table-cell table:style-name="ce11" office:value-type="float" office:value="14" calcext:value-type="float">
            <text:p>14</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54.24" calcext:value-type="float">
            <text:p>54.24</text:p>
          </table:table-cell>
          <table:table-cell table:number-columns-repeated="2" table:style-name="ce11" office:value-type="float" office:value="94.24" calcext:value-type="float">
            <text:p>94.24</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180</text:p>
          </table:table-cell>
          <table:table-cell table:style-name="ce4" office:value-type="string" calcext:value-type="string">
            <text:p>West</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6" office:value-type="date" office:date-value="2020-10-06" calcext:value-type="date">
            <text:p>06-Oct-20</text:p>
          </table:table-cell>
          <table:table-cell table:style-name="ce7" office:value-type="date" office:date-value="2020-10-19" calcext:value-type="date">
            <text:p>19-Oct-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332.4" calcext:value-type="float">
            <text:p>332.4</text:p>
          </table:table-cell>
          <table:table-cell table:style-name="ce4" office:value-type="string" calcext:value-type="string">
            <text:p>P.O.</text:p>
          </table:table-cell>
          <table:table-cell table:style-name="ce11" office:value-type="float" office:value="13" calcext:value-type="float">
            <text:p>13</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332.4" calcext:value-type="float">
            <text:p>332.4</text:p>
          </table:table-cell>
          <table:table-cell table:number-columns-repeated="2" table:style-name="ce11" office:value-type="float" office:value="352.4" calcext:value-type="float">
            <text:p>352.4</text:p>
          </table:table-cell>
          <table:table-cell table:style-name="ce11" office:value-type="string" calcext:value-type="string">
            <text:p>Tue</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181</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6" office:value-type="date" office:date-value="2020-10-06" calcext:value-type="date">
            <text:p>06-Oct-20</text:p>
          </table:table-cell>
          <table:table-cell table:style-name="ce7" office:value-type="date" office:date-value="2020-10-23" calcext:value-type="date">
            <text:p>23-Oct-20</text:p>
          </table:table-cell>
          <table:table-cell table:style-name="ce4" office:value-type="float" office:value="2" calcext:value-type="float">
            <text:p>2</text:p>
          </table:table-cell>
          <table:table-cell table:style-name="ce5" table:number-columns-repeated="2"/>
          <table:table-cell table:style-name="ce4" office:value-type="float" office:value="0.75" calcext:value-type="float">
            <text:p>0.75</text:p>
          </table:table-cell>
          <table:table-cell table:style-name="ce4" office:value-type="float" office:value="124.16" calcext:value-type="float">
            <text:p>124.16</text:p>
          </table:table-cell>
          <table:table-cell table:style-name="ce4" office:value-type="string" calcext:value-type="string">
            <text:p>C.O.D.</text:p>
          </table:table-cell>
          <table:table-cell table:style-name="ce11" office:value-type="float" office:value="17" calcext:value-type="float">
            <text:p>17</text:p>
          </table:table-cell>
          <table:table-cell table:style-name="ce11" office:value-type="float" office:value="140" calcext:value-type="float">
            <text:p>140</text:p>
          </table:table-cell>
          <table:table-cell table:number-columns-repeated="2" table:style-name="ce11" office:value-type="float" office:value="105" calcext:value-type="float">
            <text:p>105</text:p>
          </table:table-cell>
          <table:table-cell table:style-name="ce11" office:value-type="float" office:value="124.16" calcext:value-type="float">
            <text:p>124.16</text:p>
          </table:table-cell>
          <table:table-cell table:number-columns-repeated="2" table:style-name="ce11" office:value-type="float" office:value="229.16" calcext:value-type="float">
            <text:p>229.16</text:p>
          </table:table-cell>
          <table:table-cell table:style-name="ce11" office:value-type="string" calcext:value-type="string">
            <text:p>Tue</text:p>
          </table:table-cell>
          <table:table-cell table:style-name="ce11" office:value-type="string" calcext:value-type="string">
            <text:p>Fri</text:p>
          </table:table-cell>
          <table:table-cell table:number-columns-repeated="1002"/>
        </table:table-row>
        <table:table-row table:style-name="ro1">
          <table:table-cell table:style-name="ce2" office:value-type="string" calcext:value-type="string">
            <text:p>A00182</text:p>
          </table:table-cell>
          <table:table-cell table:style-name="ce4" office:value-type="string" calcext:value-type="string">
            <text:p>Central</text:p>
          </table:table-cell>
          <table:table-cell table:style-name="ce4" office:value-type="string" calcext:value-type="string">
            <text:p>Burton</text:p>
          </table:table-cell>
          <table:table-cell table:style-name="ce4" office:value-type="string" calcext:value-type="string">
            <text:p>Deliver</text:p>
          </table:table-cell>
          <table:table-cell table:style-name="ce5"/>
          <table:table-cell table:style-name="ce6" office:value-type="date" office:date-value="2020-10-06" calcext:value-type="date">
            <text:p>06-Oct-20</text:p>
          </table:table-cell>
          <table:table-cell table:style-name="ce7" office:value-type="date" office:date-value="2020-10-26" calcext:value-type="date">
            <text:p>26-Oct-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1.63" calcext:value-type="float">
            <text:p>21.63</text:p>
          </table:table-cell>
          <table:table-cell table:style-name="ce4" office:value-type="string" calcext:value-type="string">
            <text:p>Account</text:p>
          </table:table-cell>
          <table:table-cell table:style-name="ce11" office:value-type="float" office:value="20" calcext:value-type="float">
            <text:p>20</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1.63" calcext:value-type="float">
            <text:p>21.63</text:p>
          </table:table-cell>
          <table:table-cell table:number-columns-repeated="2" table:style-name="ce11" office:value-type="float" office:value="41.63" calcext:value-type="float">
            <text:p>41.63</text:p>
          </table:table-cell>
          <table:table-cell table:style-name="ce11" office:value-type="string" calcext:value-type="string">
            <text:p>Tue</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183</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6" office:value-type="date" office:date-value="2020-10-07" calcext:value-type="date">
            <text:p>07-Oct-20</text:p>
          </table:table-cell>
          <table:table-cell table:style-name="ce7" office:value-type="date" office:date-value="2020-10-19" calcext:value-type="date">
            <text:p>19-Oct-20</text:p>
          </table:table-cell>
          <table:table-cell table:style-name="ce4" office:value-type="float" office:value="2" calcext:value-type="float">
            <text:p>2</text:p>
          </table:table-cell>
          <table:table-cell table:style-name="ce5"/>
          <table:table-cell table:style-name="ce4" office:value-type="string" calcext:value-type="string">
            <text:p>Yes</text:p>
          </table:table-cell>
          <table:table-cell table:style-name="ce4" office:value-type="float" office:value="0.25" calcext:value-type="float">
            <text:p>0.25</text:p>
          </table:table-cell>
          <table:table-cell table:style-name="ce4" office:value-type="float" office:value="33" calcext:value-type="float">
            <text:p>33</text:p>
          </table:table-cell>
          <table:table-cell table:style-name="ce4" office:value-type="string" calcext:value-type="string">
            <text:p>C.O.D.</text:p>
          </table:table-cell>
          <table:table-cell table:style-name="ce11" office:value-type="float" office:value="12" calcext:value-type="float">
            <text:p>12</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string" calcext:value-type="string">
            <text:p>-</text:p>
          </table:table-cell>
          <table:table-cell table:style-name="ce11" office:value-type="float" office:value="68" calcext:value-type="float">
            <text:p>68</text:p>
          </table:table-cell>
          <table:table-cell table:style-name="ce11" office:value-type="float" office:value="35" calcext:value-type="float">
            <text:p>35</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184</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6" office:value-type="date" office:date-value="2020-10-07" calcext:value-type="date">
            <text:p>07-Oct-20</text:p>
          </table:table-cell>
          <table:table-cell table:style-name="ce7" office:value-type="date" office:date-value="2020-10-19" calcext:value-type="date">
            <text:p>19-Oct-20</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154.5" calcext:value-type="float">
            <text:p>154.5</text:p>
          </table:table-cell>
          <table:table-cell table:style-name="ce4" office:value-type="string" calcext:value-type="string">
            <text:p>C.O.D.</text:p>
          </table:table-cell>
          <table:table-cell table:style-name="ce11" office:value-type="float" office:value="12" calcext:value-type="float">
            <text:p>12</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154.5" calcext:value-type="float">
            <text:p>154.5</text:p>
          </table:table-cell>
          <table:table-cell table:number-columns-repeated="2" table:style-name="ce11" office:value-type="float" office:value="224.5" calcext:value-type="float">
            <text:p>224.5</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185</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Repair</text:p>
          </table:table-cell>
          <table:table-cell table:style-name="ce5"/>
          <table:table-cell table:style-name="ce6" office:value-type="date" office:date-value="2020-10-07" calcext:value-type="date">
            <text:p>07-Oct-20</text:p>
          </table:table-cell>
          <table:table-cell table:style-name="ce7" office:value-type="date" office:date-value="2020-10-20" calcext:value-type="date">
            <text:p>20-Oct-20</text:p>
          </table:table-cell>
          <table:table-cell table:style-name="ce4" office:value-type="float" office:value="1" calcext:value-type="float">
            <text:p>1</text:p>
          </table:table-cell>
          <table:table-cell table:style-name="ce5" table:number-columns-repeated="2"/>
          <table:table-cell table:style-name="ce4" office:value-type="float" office:value="1" calcext:value-type="float">
            <text:p>1</text:p>
          </table:table-cell>
          <table:table-cell table:style-name="ce4" office:value-type="float" office:value="48.75" calcext:value-type="float">
            <text:p>48.75</text:p>
          </table:table-cell>
          <table:table-cell table:style-name="ce4" office:value-type="string" calcext:value-type="string">
            <text:p>Account</text:p>
          </table:table-cell>
          <table:table-cell table:style-name="ce11" office:value-type="float" office:value="13" calcext:value-type="float">
            <text:p>13</text:p>
          </table:table-cell>
          <table:table-cell table:number-columns-repeated="3" table:style-name="ce11" office:value-type="float" office:value="80" calcext:value-type="float">
            <text:p>80</text:p>
          </table:table-cell>
          <table:table-cell table:style-name="ce11" office:value-type="float" office:value="48.75" calcext:value-type="float">
            <text:p>48.75</text:p>
          </table:table-cell>
          <table:table-cell table:number-columns-repeated="2" table:style-name="ce11" office:value-type="float" office:value="128.75" calcext:value-type="float">
            <text:p>128.75</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186</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Deliver</text:p>
          </table:table-cell>
          <table:table-cell table:style-name="ce5"/>
          <table:table-cell table:style-name="ce6" office:value-type="date" office:date-value="2020-10-08" calcext:value-type="date">
            <text:p>08-Oct-20</text:p>
          </table:table-cell>
          <table:table-cell table:style-name="ce7" office:value-type="date" office:date-value="2020-10-20" calcext:value-type="date">
            <text:p>20-Oct-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76.17" calcext:value-type="float">
            <text:p>76.17</text:p>
          </table:table-cell>
          <table:table-cell table:style-name="ce4" office:value-type="string" calcext:value-type="string">
            <text:p>Account</text:p>
          </table:table-cell>
          <table:table-cell table:style-name="ce11" office:value-type="float" office:value="12" calcext:value-type="float">
            <text:p>12</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76.17" calcext:value-type="float">
            <text:p>76.17</text:p>
          </table:table-cell>
          <table:table-cell table:number-columns-repeated="2" table:style-name="ce11" office:value-type="float" office:value="96.17" calcext:value-type="float">
            <text:p>96.17</text:p>
          </table:table-cell>
          <table:table-cell table:style-name="ce11" office:value-type="string" calcext:value-type="string">
            <text:p>Thu</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187</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6" office:value-type="date" office:date-value="2020-10-08" calcext:value-type="date">
            <text:p>08-Oct-20</text:p>
          </table:table-cell>
          <table:table-cell table:style-name="ce6" office:value-type="date" office:date-value="2020-11-07" calcext:value-type="date">
            <text:p>07-Nov-20</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117" calcext:value-type="float">
            <text:p>117</text:p>
          </table:table-cell>
          <table:table-cell table:style-name="ce4" office:value-type="string" calcext:value-type="string">
            <text:p>C.O.D.</text:p>
          </table:table-cell>
          <table:table-cell table:style-name="ce11" office:value-type="float" office:value="30" calcext:value-type="float">
            <text:p>30</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117" calcext:value-type="float">
            <text:p>117</text:p>
          </table:table-cell>
          <table:table-cell table:number-columns-repeated="2" table:style-name="ce11" office:value-type="float" office:value="177" calcext:value-type="float">
            <text:p>177</text:p>
          </table:table-cell>
          <table:table-cell table:style-name="ce11" office:value-type="string" calcext:value-type="string">
            <text:p>Thu</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188</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Repair</text:p>
          </table:table-cell>
          <table:table-cell table:style-name="ce5"/>
          <table:table-cell table:style-name="ce6" office:value-type="date" office:date-value="2020-10-08" calcext:value-type="date">
            <text:p>08-Oct-20</text:p>
          </table:table-cell>
          <table:table-cell table:style-name="ce7" office:value-type="date" office:date-value="2020-11-10" calcext:value-type="date">
            <text:p>10-Nov-20</text:p>
          </table:table-cell>
          <table:table-cell table:style-name="ce4" office:value-type="float" office:value="2" calcext:value-type="float">
            <text:p>2</text:p>
          </table:table-cell>
          <table:table-cell table:style-name="ce5" table:number-columns-repeated="2"/>
          <table:table-cell table:style-name="ce4" office:value-type="float" office:value="1.5" calcext:value-type="float">
            <text:p>1.5</text:p>
          </table:table-cell>
          <table:table-cell table:style-name="ce10" office:value-type="float" office:value="1575.97" calcext:value-type="float">
            <text:p>1,575.97</text:p>
          </table:table-cell>
          <table:table-cell table:style-name="ce4" office:value-type="string" calcext:value-type="string">
            <text:p>C.O.D.</text:p>
          </table:table-cell>
          <table:table-cell table:style-name="ce11" office:value-type="float" office:value="33" calcext:value-type="float">
            <text:p>33</text:p>
          </table:table-cell>
          <table:table-cell table:style-name="ce11" office:value-type="float" office:value="140" calcext:value-type="float">
            <text:p>140</text:p>
          </table:table-cell>
          <table:table-cell table:number-columns-repeated="2" table:style-name="ce11" office:value-type="float" office:value="210" calcext:value-type="float">
            <text:p>210</text:p>
          </table:table-cell>
          <table:table-cell table:style-name="ce13" office:value-type="float" office:value="1575.97" calcext:value-type="float">
            <text:p>1,575.97</text:p>
          </table:table-cell>
          <table:table-cell table:number-columns-repeated="2" table:style-name="ce13" office:value-type="float" office:value="1785.97" calcext:value-type="float">
            <text:p>1,785.97</text:p>
          </table:table-cell>
          <table:table-cell table:style-name="ce11" office:value-type="string" calcext:value-type="string">
            <text:p>Thu</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189</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6" office:value-type="date" office:date-value="2020-10-08" calcext:value-type="date">
            <text:p>08-Oct-20</text:p>
          </table:table-cell>
          <table:table-cell table:style-name="ce7" office:value-type="date" office:date-value="2020-11-18" calcext:value-type="date">
            <text:p>18-Nov-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21.33" calcext:value-type="float">
            <text:p>21.33</text:p>
          </table:table-cell>
          <table:table-cell table:style-name="ce4" office:value-type="string" calcext:value-type="string">
            <text:p>P.O.</text:p>
          </table:table-cell>
          <table:table-cell table:style-name="ce11" office:value-type="float" office:value="41" calcext:value-type="float">
            <text:p>41</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21.33" calcext:value-type="float">
            <text:p>21.33</text:p>
          </table:table-cell>
          <table:table-cell table:number-columns-repeated="2" table:style-name="ce11" office:value-type="float" office:value="61.33" calcext:value-type="float">
            <text:p>61.33</text:p>
          </table:table-cell>
          <table:table-cell table:style-name="ce11" office:value-type="string" calcext:value-type="string">
            <text:p>Thu</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190</text:p>
          </table:table-cell>
          <table:table-cell table:style-name="ce4" office:value-type="string" calcext:value-type="string">
            <text:p>Southeast</text:p>
          </table:table-cell>
          <table:table-cell table:style-name="ce4" office:value-type="string" calcext:value-type="string">
            <text:p>Michner</text:p>
          </table:table-cell>
          <table:table-cell table:style-name="ce4" office:value-type="string" calcext:value-type="string">
            <text:p>Replace</text:p>
          </table:table-cell>
          <table:table-cell table:style-name="ce5"/>
          <table:table-cell table:style-name="ce6" office:value-type="date" office:date-value="2020-10-08" calcext:value-type="date">
            <text:p>08-Oct-20</text:p>
          </table:table-cell>
          <table:table-cell table:style-name="ce7" office:value-type="date" office:date-value="2020-11-30" calcext:value-type="date">
            <text:p>30-Nov-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74.79" calcext:value-type="float">
            <text:p>74.79</text:p>
          </table:table-cell>
          <table:table-cell table:style-name="ce4" office:value-type="string" calcext:value-type="string">
            <text:p>Account</text:p>
          </table:table-cell>
          <table:table-cell table:style-name="ce11" office:value-type="float" office:value="53" calcext:value-type="float">
            <text:p>53</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74.79" calcext:value-type="float">
            <text:p>74.79</text:p>
          </table:table-cell>
          <table:table-cell table:number-columns-repeated="2" table:style-name="ce11" office:value-type="float" office:value="114.79" calcext:value-type="float">
            <text:p>114.79</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191</text:p>
          </table:table-cell>
          <table:table-cell table:style-name="ce4" office:value-type="string" calcext:value-type="string">
            <text:p>Northeast</text:p>
          </table:table-cell>
          <table:table-cell table:style-name="ce4" office:value-type="string" calcext:value-type="string">
            <text:p>Michner</text:p>
          </table:table-cell>
          <table:table-cell table:style-name="ce4" office:value-type="string" calcext:value-type="string">
            <text:p>Repair</text:p>
          </table:table-cell>
          <table:table-cell table:style-name="ce5"/>
          <table:table-cell table:style-name="ce6" office:value-type="date" office:date-value="2020-10-08" calcext:value-type="date">
            <text:p>08-Oct-20</text:p>
          </table:table-cell>
          <table:table-cell table:style-name="ce6" office:value-type="date" office:date-value="2020-12-01" calcext:value-type="date">
            <text:p>01-Dec-20</text:p>
          </table:table-cell>
          <table:table-cell table:style-name="ce4" office:value-type="float" office:value="2" calcext:value-type="float">
            <text:p>2</text:p>
          </table:table-cell>
          <table:table-cell table:style-name="ce5" table:number-columns-repeated="2"/>
          <table:table-cell table:style-name="ce4" office:value-type="float" office:value="4.75" calcext:value-type="float">
            <text:p>4.75</text:p>
          </table:table-cell>
          <table:table-cell table:style-name="ce10" office:value-type="float" office:value="1123.97" calcext:value-type="float">
            <text:p>1,123.97</text:p>
          </table:table-cell>
          <table:table-cell table:style-name="ce4" office:value-type="string" calcext:value-type="string">
            <text:p>C.O.D.</text:p>
          </table:table-cell>
          <table:table-cell table:style-name="ce11" office:value-type="float" office:value="54" calcext:value-type="float">
            <text:p>54</text:p>
          </table:table-cell>
          <table:table-cell table:style-name="ce11" office:value-type="float" office:value="140" calcext:value-type="float">
            <text:p>140</text:p>
          </table:table-cell>
          <table:table-cell table:number-columns-repeated="2" table:style-name="ce11" office:value-type="float" office:value="665" calcext:value-type="float">
            <text:p>665</text:p>
          </table:table-cell>
          <table:table-cell table:style-name="ce13" office:value-type="float" office:value="1123.97" calcext:value-type="float">
            <text:p>1,123.97</text:p>
          </table:table-cell>
          <table:table-cell table:number-columns-repeated="2" table:style-name="ce13" office:value-type="float" office:value="1788.97" calcext:value-type="float">
            <text:p>1,788.97</text:p>
          </table:table-cell>
          <table:table-cell table:style-name="ce11" office:value-type="string" calcext:value-type="string">
            <text:p>Thu</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192</text:p>
          </table:table-cell>
          <table:table-cell table:style-name="ce4" office:value-type="string" calcext:value-type="string">
            <text:p>Central</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7" office:value-type="date" office:date-value="2020-10-12" calcext:value-type="date">
            <text:p>12-Oct-20</text:p>
          </table:table-cell>
          <table:table-cell table:style-name="ce7" office:value-type="date" office:date-value="2020-10-26" calcext:value-type="date">
            <text:p>26-Oct-20</text:p>
          </table:table-cell>
          <table:table-cell table:style-name="ce4" office:value-type="float" office:value="2" calcext:value-type="float">
            <text:p>2</text:p>
          </table:table-cell>
          <table:table-cell table:style-name="ce5" table:number-columns-repeated="2"/>
          <table:table-cell table:style-name="ce4" office:value-type="float" office:value="1" calcext:value-type="float">
            <text:p>1</text:p>
          </table:table-cell>
          <table:table-cell table:style-name="ce4" office:value-type="float" office:value="128.98" calcext:value-type="float">
            <text:p>128.98</text:p>
          </table:table-cell>
          <table:table-cell table:style-name="ce4" office:value-type="string" calcext:value-type="string">
            <text:p>Account</text:p>
          </table:table-cell>
          <table:table-cell table:style-name="ce11" office:value-type="float" office:value="14" calcext:value-type="float">
            <text:p>14</text:p>
          </table:table-cell>
          <table:table-cell table:number-columns-repeated="3" table:style-name="ce11" office:value-type="float" office:value="140" calcext:value-type="float">
            <text:p>140</text:p>
          </table:table-cell>
          <table:table-cell table:style-name="ce11" office:value-type="float" office:value="128.98" calcext:value-type="float">
            <text:p>128.98</text:p>
          </table:table-cell>
          <table:table-cell table:number-columns-repeated="2" table:style-name="ce11" office:value-type="float" office:value="268.98" calcext:value-type="float">
            <text:p>268.98</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193</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7" office:value-type="date" office:date-value="2020-10-12" calcext:value-type="date">
            <text:p>12-Oct-20</text:p>
          </table:table-cell>
          <table:table-cell table:style-name="ce6" office:value-type="date" office:date-value="2020-11-04" calcext:value-type="date">
            <text:p>04-Nov-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44" calcext:value-type="float">
            <text:p>144</text:p>
          </table:table-cell>
          <table:table-cell table:style-name="ce4" office:value-type="string" calcext:value-type="string">
            <text:p>P.O.</text:p>
          </table:table-cell>
          <table:table-cell table:style-name="ce11" office:value-type="float" office:value="23" calcext:value-type="float">
            <text:p>23</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44" calcext:value-type="float">
            <text:p>144</text:p>
          </table:table-cell>
          <table:table-cell table:number-columns-repeated="2" table:style-name="ce11" office:value-type="float" office:value="184" calcext:value-type="float">
            <text:p>184</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194</text:p>
          </table:table-cell>
          <table:table-cell table:style-name="ce4" office:value-type="string" calcext:value-type="string">
            <text:p>Central</text:p>
          </table:table-cell>
          <table:table-cell table:style-name="ce4" office:value-type="string" calcext:value-type="string">
            <text:p>Michner</text:p>
          </table:table-cell>
          <table:table-cell table:style-name="ce4" office:value-type="string" calcext:value-type="string">
            <text:p>Assess</text:p>
          </table:table-cell>
          <table:table-cell table:style-name="ce5"/>
          <table:table-cell table:style-name="ce7" office:value-type="date" office:date-value="2020-10-12" calcext:value-type="date">
            <text:p>12-Oct-20</text:p>
          </table:table-cell>
          <table:table-cell table:style-name="ce6" office:value-type="date" office:date-value="2020-11-05" calcext:value-type="date">
            <text:p>05-Nov-20</text:p>
          </table:table-cell>
          <table:table-cell table:style-name="ce4" office:value-type="float" office:value="2" calcext:value-type="float">
            <text:p>2</text:p>
          </table:table-cell>
          <table:table-cell table:style-name="ce5" table:number-columns-repeated="2"/>
          <table:table-cell table:style-name="ce4" office:value-type="float" office:value="1" calcext:value-type="float">
            <text:p>1</text:p>
          </table:table-cell>
          <table:table-cell table:style-name="ce10" office:value-type="float" office:value="1211.83" calcext:value-type="float">
            <text:p>1,211.83</text:p>
          </table:table-cell>
          <table:table-cell table:style-name="ce4" office:value-type="string" calcext:value-type="string">
            <text:p>Account</text:p>
          </table:table-cell>
          <table:table-cell table:style-name="ce11" office:value-type="float" office:value="24" calcext:value-type="float">
            <text:p>24</text:p>
          </table:table-cell>
          <table:table-cell table:number-columns-repeated="3" table:style-name="ce11" office:value-type="float" office:value="140" calcext:value-type="float">
            <text:p>140</text:p>
          </table:table-cell>
          <table:table-cell table:style-name="ce13" office:value-type="float" office:value="1211.83" calcext:value-type="float">
            <text:p>1,211.83</text:p>
          </table:table-cell>
          <table:table-cell table:number-columns-repeated="2" table:style-name="ce13" office:value-type="float" office:value="1351.83" calcext:value-type="float">
            <text:p>1,351.83</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195</text:p>
          </table:table-cell>
          <table:table-cell table:style-name="ce4" office:value-type="string" calcext:value-type="string">
            <text:p>South</text:p>
          </table:table-cell>
          <table:table-cell table:style-name="ce4" office:value-type="string" calcext:value-type="string">
            <text:p>Michner</text:p>
          </table:table-cell>
          <table:table-cell table:style-name="ce4" office:value-type="string" calcext:value-type="string">
            <text:p>Replace</text:p>
          </table:table-cell>
          <table:table-cell table:style-name="ce5"/>
          <table:table-cell table:style-name="ce7" office:value-type="date" office:date-value="2020-10-12" calcext:value-type="date">
            <text:p>12-Oct-20</text:p>
          </table:table-cell>
          <table:table-cell table:style-name="ce7" office:value-type="date" office:date-value="2020-11-18" calcext:value-type="date">
            <text:p>18-Nov-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54.12" calcext:value-type="float">
            <text:p>54.12</text:p>
          </table:table-cell>
          <table:table-cell table:style-name="ce4" office:value-type="string" calcext:value-type="string">
            <text:p>Account</text:p>
          </table:table-cell>
          <table:table-cell table:style-name="ce11" office:value-type="float" office:value="37" calcext:value-type="float">
            <text:p>37</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54.12" calcext:value-type="float">
            <text:p>54.12</text:p>
          </table:table-cell>
          <table:table-cell table:number-columns-repeated="2" table:style-name="ce11" office:value-type="float" office:value="94.12" calcext:value-type="float">
            <text:p>94.12</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196</text:p>
          </table:table-cell>
          <table:table-cell table:style-name="ce4" office:value-type="string" calcext:value-type="string">
            <text:p>Northwest</text:p>
          </table:table-cell>
          <table:table-cell table:style-name="ce4" office:value-type="string" calcext:value-type="string">
            <text:p>Michner</text:p>
          </table:table-cell>
          <table:table-cell table:style-name="ce4" office:value-type="string" calcext:value-type="string">
            <text:p>Assess</text:p>
          </table:table-cell>
          <table:table-cell table:style-name="ce4" office:value-type="string" calcext:value-type="string">
            <text:p>Yes</text:p>
          </table:table-cell>
          <table:table-cell table:style-name="ce7" office:value-type="date" office:date-value="2020-10-12" calcext:value-type="date">
            <text:p>12-Oct-20</text:p>
          </table:table-cell>
          <table:table-cell table:style-name="ce7" office:value-type="date" office:date-value="2020-11-19" calcext:value-type="date">
            <text:p>19-Nov-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55.94" calcext:value-type="float">
            <text:p>55.94</text:p>
          </table:table-cell>
          <table:table-cell table:style-name="ce4" office:value-type="string" calcext:value-type="string">
            <text:p>C.O.D.</text:p>
          </table:table-cell>
          <table:table-cell table:style-name="ce11" office:value-type="float" office:value="38" calcext:value-type="float">
            <text:p>38</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55.94" calcext:value-type="float">
            <text:p>55.94</text:p>
          </table:table-cell>
          <table:table-cell table:number-columns-repeated="2" table:style-name="ce11" office:value-type="float" office:value="95.94" calcext:value-type="float">
            <text:p>95.94</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197</text:p>
          </table:table-cell>
          <table:table-cell table:style-name="ce4" office:value-type="string" calcext:value-type="string">
            <text:p>Southeast</text:p>
          </table:table-cell>
          <table:table-cell table:style-name="ce4" office:value-type="string" calcext:value-type="string">
            <text:p>Michner</text:p>
          </table:table-cell>
          <table:table-cell table:style-name="ce4" office:value-type="string" calcext:value-type="string">
            <text:p>Assess</text:p>
          </table:table-cell>
          <table:table-cell table:style-name="ce4" office:value-type="string" calcext:value-type="string">
            <text:p>Yes</text:p>
          </table:table-cell>
          <table:table-cell table:style-name="ce7" office:value-type="date" office:date-value="2020-10-13" calcext:value-type="date">
            <text:p>13-Oct-20</text:p>
          </table:table-cell>
          <table:table-cell table:style-name="ce7" office:value-type="date" office:date-value="2020-10-27" calcext:value-type="date">
            <text:p>27-Oct-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1.06" calcext:value-type="float">
            <text:p>11.06</text:p>
          </table:table-cell>
          <table:table-cell table:style-name="ce4" office:value-type="string" calcext:value-type="string">
            <text:p>P.O.</text:p>
          </table:table-cell>
          <table:table-cell table:style-name="ce11" office:value-type="float" office:value="14" calcext:value-type="float">
            <text:p>14</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1.06" calcext:value-type="float">
            <text:p>11.06</text:p>
          </table:table-cell>
          <table:table-cell table:number-columns-repeated="2" table:style-name="ce11" office:value-type="float" office:value="51.06" calcext:value-type="float">
            <text:p>51.06</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198</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Repair</text:p>
          </table:table-cell>
          <table:table-cell table:style-name="ce5"/>
          <table:table-cell table:style-name="ce7" office:value-type="date" office:date-value="2020-10-13" calcext:value-type="date">
            <text:p>13-Oct-20</text:p>
          </table:table-cell>
          <table:table-cell table:style-name="ce7" office:value-type="date" office:date-value="2020-10-27" calcext:value-type="date">
            <text:p>27-Oct-20</text:p>
          </table:table-cell>
          <table:table-cell table:style-name="ce4" office:value-type="float" office:value="1" calcext:value-type="float">
            <text:p>1</text:p>
          </table:table-cell>
          <table:table-cell table:style-name="ce5" table:number-columns-repeated="2"/>
          <table:table-cell table:style-name="ce4" office:value-type="float" office:value="2" calcext:value-type="float">
            <text:p>2</text:p>
          </table:table-cell>
          <table:table-cell table:style-name="ce4" office:value-type="float" office:value="77.17" calcext:value-type="float">
            <text:p>77.17</text:p>
          </table:table-cell>
          <table:table-cell table:style-name="ce4" office:value-type="string" calcext:value-type="string">
            <text:p>Account</text:p>
          </table:table-cell>
          <table:table-cell table:style-name="ce11" office:value-type="float" office:value="14" calcext:value-type="float">
            <text:p>14</text:p>
          </table:table-cell>
          <table:table-cell table:style-name="ce11" office:value-type="float" office:value="80" calcext:value-type="float">
            <text:p>80</text:p>
          </table:table-cell>
          <table:table-cell table:number-columns-repeated="2" table:style-name="ce11" office:value-type="float" office:value="160" calcext:value-type="float">
            <text:p>160</text:p>
          </table:table-cell>
          <table:table-cell table:style-name="ce11" office:value-type="float" office:value="77.17" calcext:value-type="float">
            <text:p>77.17</text:p>
          </table:table-cell>
          <table:table-cell table:number-columns-repeated="2" table:style-name="ce11" office:value-type="float" office:value="237.17" calcext:value-type="float">
            <text:p>237.17</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199</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0-10-14" calcext:value-type="date">
            <text:p>14-Oct-20</text:p>
          </table:table-cell>
          <table:table-cell table:style-name="ce7" office:value-type="date" office:date-value="2020-10-19" calcext:value-type="date">
            <text:p>19-Oct-20</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66.16" calcext:value-type="float">
            <text:p>66.16</text:p>
          </table:table-cell>
          <table:table-cell table:style-name="ce4" office:value-type="string" calcext:value-type="string">
            <text:p>Account</text:p>
          </table:table-cell>
          <table:table-cell table:style-name="ce11" office:value-type="float" office:value="5" calcext:value-type="float">
            <text:p>5</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66.16" calcext:value-type="float">
            <text:p>66.16</text:p>
          </table:table-cell>
          <table:table-cell table:number-columns-repeated="2" table:style-name="ce11" office:value-type="float" office:value="136.16" calcext:value-type="float">
            <text:p>136.16</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200</text:p>
          </table:table-cell>
          <table:table-cell table:style-name="ce4" office:value-type="string" calcext:value-type="string">
            <text:p>Southwest</text:p>
          </table:table-cell>
          <table:table-cell table:style-name="ce4" office:value-type="string" calcext:value-type="string">
            <text:p>Michner</text:p>
          </table:table-cell>
          <table:table-cell table:style-name="ce4" office:value-type="string" calcext:value-type="string">
            <text:p>Deliver</text:p>
          </table:table-cell>
          <table:table-cell table:style-name="ce5"/>
          <table:table-cell table:style-name="ce7" office:value-type="date" office:date-value="2020-10-14" calcext:value-type="date">
            <text:p>14-Oct-20</text:p>
          </table:table-cell>
          <table:table-cell table:style-name="ce7" office:value-type="date" office:date-value="2020-10-27" calcext:value-type="date">
            <text:p>27-Oct-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7.95" calcext:value-type="float">
            <text:p>27.95</text:p>
          </table:table-cell>
          <table:table-cell table:style-name="ce4" office:value-type="string" calcext:value-type="string">
            <text:p>Account</text:p>
          </table:table-cell>
          <table:table-cell table:style-name="ce11" office:value-type="float" office:value="13" calcext:value-type="float">
            <text:p>13</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7.95" calcext:value-type="float">
            <text:p>27.95</text:p>
          </table:table-cell>
          <table:table-cell table:number-columns-repeated="2" table:style-name="ce11" office:value-type="float" office:value="47.95" calcext:value-type="float">
            <text:p>47.95</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201</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0-10-14" calcext:value-type="date">
            <text:p>14-Oct-20</text:p>
          </table:table-cell>
          <table:table-cell table:style-name="ce7" office:value-type="date" office:date-value="2020-10-27" calcext:value-type="date">
            <text:p>27-Oct-20</text:p>
          </table:table-cell>
          <table:table-cell table:style-name="ce4" office:value-type="float" office:value="1" calcext:value-type="float">
            <text:p>1</text:p>
          </table:table-cell>
          <table:table-cell table:style-name="ce5" table:number-columns-repeated="2"/>
          <table:table-cell table:style-name="ce4" office:value-type="float" office:value="1" calcext:value-type="float">
            <text:p>1</text:p>
          </table:table-cell>
          <table:table-cell table:style-name="ce4" office:value-type="float" office:value="216.31" calcext:value-type="float">
            <text:p>216.31</text:p>
          </table:table-cell>
          <table:table-cell table:style-name="ce4" office:value-type="string" calcext:value-type="string">
            <text:p>C.O.D.</text:p>
          </table:table-cell>
          <table:table-cell table:style-name="ce11" office:value-type="float" office:value="13" calcext:value-type="float">
            <text:p>13</text:p>
          </table:table-cell>
          <table:table-cell table:number-columns-repeated="3" table:style-name="ce11" office:value-type="float" office:value="80" calcext:value-type="float">
            <text:p>80</text:p>
          </table:table-cell>
          <table:table-cell table:style-name="ce11" office:value-type="float" office:value="216.31" calcext:value-type="float">
            <text:p>216.31</text:p>
          </table:table-cell>
          <table:table-cell table:number-columns-repeated="2" table:style-name="ce11" office:value-type="float" office:value="296.31" calcext:value-type="float">
            <text:p>296.31</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202</text:p>
          </table:table-cell>
          <table:table-cell table:style-name="ce4" office:value-type="string" calcext:value-type="string">
            <text:p>Central</text:p>
          </table:table-cell>
          <table:table-cell table:style-name="ce4" office:value-type="string" calcext:value-type="string">
            <text:p>Burton</text:p>
          </table:table-cell>
          <table:table-cell table:style-name="ce4" office:value-type="string" calcext:value-type="string">
            <text:p>Repair</text:p>
          </table:table-cell>
          <table:table-cell table:style-name="ce5"/>
          <table:table-cell table:style-name="ce7" office:value-type="date" office:date-value="2020-10-14" calcext:value-type="date">
            <text:p>14-Oct-20</text:p>
          </table:table-cell>
          <table:table-cell table:style-name="ce6" office:value-type="date" office:date-value="2020-11-03" calcext:value-type="date">
            <text:p>03-Nov-20</text:p>
          </table:table-cell>
          <table:table-cell table:style-name="ce4" office:value-type="float" office:value="2" calcext:value-type="float">
            <text:p>2</text:p>
          </table:table-cell>
          <table:table-cell table:style-name="ce5" table:number-columns-repeated="2"/>
          <table:table-cell table:style-name="ce4" office:value-type="float" office:value="2" calcext:value-type="float">
            <text:p>2</text:p>
          </table:table-cell>
          <table:table-cell table:style-name="ce4" office:value-type="float" office:value="619.51" calcext:value-type="float">
            <text:p>619.51</text:p>
          </table:table-cell>
          <table:table-cell table:style-name="ce4" office:value-type="string" calcext:value-type="string">
            <text:p>P.O.</text:p>
          </table:table-cell>
          <table:table-cell table:style-name="ce11" office:value-type="float" office:value="20" calcext:value-type="float">
            <text:p>20</text:p>
          </table:table-cell>
          <table:table-cell table:style-name="ce11" office:value-type="float" office:value="140" calcext:value-type="float">
            <text:p>140</text:p>
          </table:table-cell>
          <table:table-cell table:number-columns-repeated="2" table:style-name="ce11" office:value-type="float" office:value="280" calcext:value-type="float">
            <text:p>280</text:p>
          </table:table-cell>
          <table:table-cell table:style-name="ce11" office:value-type="float" office:value="619.51" calcext:value-type="float">
            <text:p>619.51</text:p>
          </table:table-cell>
          <table:table-cell table:number-columns-repeated="2" table:style-name="ce11" office:value-type="float" office:value="899.51" calcext:value-type="float">
            <text:p>899.51</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203</text:p>
          </table:table-cell>
          <table:table-cell table:style-name="ce4" office:value-type="string" calcext:value-type="string">
            <text:p>West</text:p>
          </table:table-cell>
          <table:table-cell table:style-name="ce4" office:value-type="string" calcext:value-type="string">
            <text:p>Michner</text:p>
          </table:table-cell>
          <table:table-cell table:style-name="ce4" office:value-type="string" calcext:value-type="string">
            <text:p>Replace</text:p>
          </table:table-cell>
          <table:table-cell table:style-name="ce5"/>
          <table:table-cell table:style-name="ce7" office:value-type="date" office:date-value="2020-10-14" calcext:value-type="date">
            <text:p>14-Oct-20</text:p>
          </table:table-cell>
          <table:table-cell table:style-name="ce7" office:value-type="date" office:date-value="2020-11-10" calcext:value-type="date">
            <text:p>10-Nov-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3.12" calcext:value-type="float">
            <text:p>3.12</text:p>
          </table:table-cell>
          <table:table-cell table:style-name="ce4" office:value-type="string" calcext:value-type="string">
            <text:p>C.O.D.</text:p>
          </table:table-cell>
          <table:table-cell table:style-name="ce11" office:value-type="float" office:value="27" calcext:value-type="float">
            <text:p>27</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3.12" calcext:value-type="float">
            <text:p>3.12</text:p>
          </table:table-cell>
          <table:table-cell table:number-columns-repeated="2" table:style-name="ce11" office:value-type="float" office:value="43.12" calcext:value-type="float">
            <text:p>43.12</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204</text:p>
          </table:table-cell>
          <table:table-cell table:style-name="ce4" office:value-type="string" calcext:value-type="string">
            <text:p>Central</text:p>
          </table:table-cell>
          <table:table-cell table:style-name="ce4" office:value-type="string" calcext:value-type="string">
            <text:p>Michner</text:p>
          </table:table-cell>
          <table:table-cell table:style-name="ce4" office:value-type="string" calcext:value-type="string">
            <text:p>Assess</text:p>
          </table:table-cell>
          <table:table-cell table:style-name="ce5"/>
          <table:table-cell table:style-name="ce7" office:value-type="date" office:date-value="2020-10-15" calcext:value-type="date">
            <text:p>15-Oct-20</text:p>
          </table:table-cell>
          <table:table-cell table:style-name="ce7" office:value-type="date" office:date-value="2020-10-22" calcext:value-type="date">
            <text:p>22-Oct-20</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163.26" calcext:value-type="float">
            <text:p>163.26</text:p>
          </table:table-cell>
          <table:table-cell table:style-name="ce4" office:value-type="string" calcext:value-type="string">
            <text:p>Account</text:p>
          </table:table-cell>
          <table:table-cell table:style-name="ce11" office:value-type="float" office:value="7" calcext:value-type="float">
            <text:p>7</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163.26" calcext:value-type="float">
            <text:p>163.26</text:p>
          </table:table-cell>
          <table:table-cell table:number-columns-repeated="2" table:style-name="ce11" office:value-type="float" office:value="223.26" calcext:value-type="float">
            <text:p>223.26</text:p>
          </table:table-cell>
          <table:table-cell table:number-columns-repeated="2" table:style-name="ce11" office:value-type="string" calcext:value-type="string">
            <text:p>Thu</text:p>
          </table:table-cell>
          <table:table-cell table:number-columns-repeated="1002"/>
        </table:table-row>
        <table:table-row table:style-name="ro1">
          <table:table-cell table:style-name="ce2" office:value-type="string" calcext:value-type="string">
            <text:p>A00205</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Deliver</text:p>
          </table:table-cell>
          <table:table-cell table:style-name="ce5"/>
          <table:table-cell table:style-name="ce7" office:value-type="date" office:date-value="2020-10-15" calcext:value-type="date">
            <text:p>15-Oct-20</text:p>
          </table:table-cell>
          <table:table-cell table:style-name="ce7" office:value-type="date" office:date-value="2020-10-28" calcext:value-type="date">
            <text:p>28-Oct-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65.25" calcext:value-type="float">
            <text:p>65.25</text:p>
          </table:table-cell>
          <table:table-cell table:style-name="ce4" office:value-type="string" calcext:value-type="string">
            <text:p>Account</text:p>
          </table:table-cell>
          <table:table-cell table:style-name="ce11" office:value-type="float" office:value="13" calcext:value-type="float">
            <text:p>13</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65.25" calcext:value-type="float">
            <text:p>65.25</text:p>
          </table:table-cell>
          <table:table-cell table:number-columns-repeated="2" table:style-name="ce11" office:value-type="float" office:value="85.25" calcext:value-type="float">
            <text:p>85.25</text:p>
          </table:table-cell>
          <table:table-cell table:style-name="ce11" office:value-type="string" calcext:value-type="string">
            <text:p>Thu</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206</text:p>
          </table:table-cell>
          <table:table-cell table:style-name="ce4" office:value-type="string" calcext:value-type="string">
            <text:p>West</text:p>
          </table:table-cell>
          <table:table-cell table:style-name="ce4" office:value-type="string" calcext:value-type="string">
            <text:p>Michner</text:p>
          </table:table-cell>
          <table:table-cell table:style-name="ce4" office:value-type="string" calcext:value-type="string">
            <text:p>Deliver</text:p>
          </table:table-cell>
          <table:table-cell table:style-name="ce5"/>
          <table:table-cell table:style-name="ce7" office:value-type="date" office:date-value="2020-10-15" calcext:value-type="date">
            <text:p>15-Oct-20</text:p>
          </table:table-cell>
          <table:table-cell table:style-name="ce7" office:value-type="date" office:date-value="2020-11-10" calcext:value-type="date">
            <text:p>10-Nov-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30" calcext:value-type="float">
            <text:p>30</text:p>
          </table:table-cell>
          <table:table-cell table:style-name="ce4" office:value-type="string" calcext:value-type="string">
            <text:p>P.O.</text:p>
          </table:table-cell>
          <table:table-cell table:style-name="ce11" office:value-type="float" office:value="26" calcext:value-type="float">
            <text:p>26</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30" calcext:value-type="float">
            <text:p>30</text:p>
          </table:table-cell>
          <table:table-cell table:number-columns-repeated="2" table:style-name="ce11" office:value-type="float" office:value="50" calcext:value-type="float">
            <text:p>50</text:p>
          </table:table-cell>
          <table:table-cell table:style-name="ce11" office:value-type="string" calcext:value-type="string">
            <text:p>Thu</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207</text:p>
          </table:table-cell>
          <table:table-cell table:style-name="ce4" office:value-type="string" calcext:value-type="string">
            <text:p>West</text:p>
          </table:table-cell>
          <table:table-cell table:style-name="ce4" office:value-type="string" calcext:value-type="string">
            <text:p>Michner</text:p>
          </table:table-cell>
          <table:table-cell table:style-name="ce4" office:value-type="string" calcext:value-type="string">
            <text:p>Replace</text:p>
          </table:table-cell>
          <table:table-cell table:style-name="ce5"/>
          <table:table-cell table:style-name="ce7" office:value-type="date" office:date-value="2020-10-15" calcext:value-type="date">
            <text:p>15-Oct-20</text:p>
          </table:table-cell>
          <table:table-cell table:style-name="ce7" office:value-type="date" office:date-value="2020-11-10" calcext:value-type="date">
            <text:p>10-Nov-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05.84" calcext:value-type="float">
            <text:p>105.84</text:p>
          </table:table-cell>
          <table:table-cell table:style-name="ce4" office:value-type="string" calcext:value-type="string">
            <text:p>Account</text:p>
          </table:table-cell>
          <table:table-cell table:style-name="ce11" office:value-type="float" office:value="26" calcext:value-type="float">
            <text:p>26</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05.84" calcext:value-type="float">
            <text:p>105.84</text:p>
          </table:table-cell>
          <table:table-cell table:number-columns-repeated="2" table:style-name="ce11" office:value-type="float" office:value="145.84" calcext:value-type="float">
            <text:p>145.84</text:p>
          </table:table-cell>
          <table:table-cell table:style-name="ce11" office:value-type="string" calcext:value-type="string">
            <text:p>Thu</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208</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Replace</text:p>
          </table:table-cell>
          <table:table-cell table:style-name="ce5"/>
          <table:table-cell table:style-name="ce7" office:value-type="date" office:date-value="2020-10-19" calcext:value-type="date">
            <text:p>19-Oct-20</text:p>
          </table:table-cell>
          <table:table-cell table:style-name="ce6" office:value-type="date" office:date-value="2020-11-05" calcext:value-type="date">
            <text:p>05-Nov-20</text:p>
          </table:table-cell>
          <table:table-cell table:style-name="ce4" office:value-type="float" office:value="2" calcext:value-type="float">
            <text:p>2</text:p>
          </table:table-cell>
          <table:table-cell table:style-name="ce5" table:number-columns-repeated="2"/>
          <table:table-cell table:style-name="ce4" office:value-type="float" office:value="1" calcext:value-type="float">
            <text:p>1</text:p>
          </table:table-cell>
          <table:table-cell table:style-name="ce4" office:value-type="float" office:value="547.09" calcext:value-type="float">
            <text:p>547.09</text:p>
          </table:table-cell>
          <table:table-cell table:style-name="ce4" office:value-type="string" calcext:value-type="string">
            <text:p>C.O.D.</text:p>
          </table:table-cell>
          <table:table-cell table:style-name="ce11" office:value-type="float" office:value="17" calcext:value-type="float">
            <text:p>17</text:p>
          </table:table-cell>
          <table:table-cell table:number-columns-repeated="3" table:style-name="ce11" office:value-type="float" office:value="140" calcext:value-type="float">
            <text:p>140</text:p>
          </table:table-cell>
          <table:table-cell table:style-name="ce11" office:value-type="float" office:value="547.09" calcext:value-type="float">
            <text:p>547.09</text:p>
          </table:table-cell>
          <table:table-cell table:number-columns-repeated="2" table:style-name="ce11" office:value-type="float" office:value="687.09" calcext:value-type="float">
            <text:p>687.09</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209</text:p>
          </table:table-cell>
          <table:table-cell table:style-name="ce4" office:value-type="string" calcext:value-type="string">
            <text:p>West</text:p>
          </table:table-cell>
          <table:table-cell table:style-name="ce4" office:value-type="string" calcext:value-type="string">
            <text:p>Michner</text:p>
          </table:table-cell>
          <table:table-cell table:style-name="ce4" office:value-type="string" calcext:value-type="string">
            <text:p>Replace</text:p>
          </table:table-cell>
          <table:table-cell table:style-name="ce5"/>
          <table:table-cell table:style-name="ce7" office:value-type="date" office:date-value="2020-10-19" calcext:value-type="date">
            <text:p>19-Oct-20</text:p>
          </table:table-cell>
          <table:table-cell table:style-name="ce7" office:value-type="date" office:date-value="2020-11-25" calcext:value-type="date">
            <text:p>25-Nov-20</text:p>
          </table:table-cell>
          <table:table-cell table:style-name="ce4" office:value-type="float" office:value="1" calcext:value-type="float">
            <text:p>1</text:p>
          </table:table-cell>
          <table:table-cell table:style-name="ce5" table:number-columns-repeated="2"/>
          <table:table-cell table:style-name="ce4" office:value-type="float" office:value="1" calcext:value-type="float">
            <text:p>1</text:p>
          </table:table-cell>
          <table:table-cell table:style-name="ce4" office:value-type="float" office:value="120" calcext:value-type="float">
            <text:p>120</text:p>
          </table:table-cell>
          <table:table-cell table:style-name="ce4" office:value-type="string" calcext:value-type="string">
            <text:p>P.O.</text:p>
          </table:table-cell>
          <table:table-cell table:style-name="ce11" office:value-type="float" office:value="37" calcext:value-type="float">
            <text:p>37</text:p>
          </table:table-cell>
          <table:table-cell table:number-columns-repeated="3" table:style-name="ce11" office:value-type="float" office:value="80" calcext:value-type="float">
            <text:p>80</text:p>
          </table:table-cell>
          <table:table-cell table:style-name="ce11" office:value-type="float" office:value="120" calcext:value-type="float">
            <text:p>120</text:p>
          </table:table-cell>
          <table:table-cell table:number-columns-repeated="2" table:style-name="ce11" office:value-type="float" office:value="200" calcext:value-type="float">
            <text:p>200</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210</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0-10-20" calcext:value-type="date">
            <text:p>20-Oct-20</text:p>
          </table:table-cell>
          <table:table-cell table:style-name="ce7" office:value-type="date" office:date-value="2020-10-30" calcext:value-type="date">
            <text:p>30-Oct-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30" calcext:value-type="float">
            <text:p>30</text:p>
          </table:table-cell>
          <table:table-cell table:style-name="ce4" office:value-type="string" calcext:value-type="string">
            <text:p>Account</text:p>
          </table:table-cell>
          <table:table-cell table:style-name="ce11" office:value-type="float" office:value="10" calcext:value-type="float">
            <text:p>10</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30" calcext:value-type="float">
            <text:p>30</text:p>
          </table:table-cell>
          <table:table-cell table:number-columns-repeated="2" table:style-name="ce11" office:value-type="float" office:value="50" calcext:value-type="float">
            <text:p>50</text:p>
          </table:table-cell>
          <table:table-cell table:style-name="ce11" office:value-type="string" calcext:value-type="string">
            <text:p>Tue</text:p>
          </table:table-cell>
          <table:table-cell table:style-name="ce11" office:value-type="string" calcext:value-type="string">
            <text:p>Fri</text:p>
          </table:table-cell>
          <table:table-cell table:number-columns-repeated="1002"/>
        </table:table-row>
        <table:table-row table:style-name="ro1">
          <table:table-cell table:style-name="ce2" office:value-type="string" calcext:value-type="string">
            <text:p>A00211</text:p>
          </table:table-cell>
          <table:table-cell table:style-name="ce4" office:value-type="string" calcext:value-type="string">
            <text:p>Central</text:p>
          </table:table-cell>
          <table:table-cell table:style-name="ce4" office:value-type="string" calcext:value-type="string">
            <text:p>Cartier</text:p>
          </table:table-cell>
          <table:table-cell table:style-name="ce4" office:value-type="string" calcext:value-type="string">
            <text:p>Deliver</text:p>
          </table:table-cell>
          <table:table-cell table:style-name="ce5"/>
          <table:table-cell table:style-name="ce7" office:value-type="date" office:date-value="2020-10-20" calcext:value-type="date">
            <text:p>20-Oct-20</text:p>
          </table:table-cell>
          <table:table-cell table:style-name="ce7" office:value-type="date" office:date-value="2020-11-24" calcext:value-type="date">
            <text:p>24-Nov-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7.63" calcext:value-type="float">
            <text:p>27.63</text:p>
          </table:table-cell>
          <table:table-cell table:style-name="ce4" office:value-type="string" calcext:value-type="string">
            <text:p>Account</text:p>
          </table:table-cell>
          <table:table-cell table:style-name="ce11" office:value-type="float" office:value="35" calcext:value-type="float">
            <text:p>35</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7.63" calcext:value-type="float">
            <text:p>27.63</text:p>
          </table:table-cell>
          <table:table-cell table:number-columns-repeated="2" table:style-name="ce11" office:value-type="float" office:value="47.63" calcext:value-type="float">
            <text:p>47.63</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212</text:p>
          </table:table-cell>
          <table:table-cell table:style-name="ce4" office:value-type="string" calcext:value-type="string">
            <text:p>Central</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7" office:value-type="date" office:date-value="2020-10-21" calcext:value-type="date">
            <text:p>21-Oct-20</text:p>
          </table:table-cell>
          <table:table-cell table:style-name="ce6" office:value-type="date" office:date-value="2020-11-06" calcext:value-type="date">
            <text:p>06-Nov-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50.42" calcext:value-type="float">
            <text:p>250.42</text:p>
          </table:table-cell>
          <table:table-cell table:style-name="ce4" office:value-type="string" calcext:value-type="string">
            <text:p>Account</text:p>
          </table:table-cell>
          <table:table-cell table:style-name="ce11" office:value-type="float" office:value="16" calcext:value-type="float">
            <text:p>16</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50.42" calcext:value-type="float">
            <text:p>250.42</text:p>
          </table:table-cell>
          <table:table-cell table:number-columns-repeated="2" table:style-name="ce11" office:value-type="float" office:value="270.42" calcext:value-type="float">
            <text:p>270.42</text:p>
          </table:table-cell>
          <table:table-cell table:style-name="ce11" office:value-type="string" calcext:value-type="string">
            <text:p>Wed</text:p>
          </table:table-cell>
          <table:table-cell table:style-name="ce11" office:value-type="string" calcext:value-type="string">
            <text:p>Fri</text:p>
          </table:table-cell>
          <table:table-cell table:number-columns-repeated="1002"/>
        </table:table-row>
        <table:table-row table:style-name="ro1">
          <table:table-cell table:style-name="ce2" office:value-type="string" calcext:value-type="string">
            <text:p>A00213</text:p>
          </table:table-cell>
          <table:table-cell table:style-name="ce4" office:value-type="string" calcext:value-type="string">
            <text:p>Northwest</text:p>
          </table:table-cell>
          <table:table-cell table:style-name="ce4" office:value-type="string" calcext:value-type="string">
            <text:p>Michner</text:p>
          </table:table-cell>
          <table:table-cell table:style-name="ce4" office:value-type="string" calcext:value-type="string">
            <text:p>Assess</text:p>
          </table:table-cell>
          <table:table-cell table:style-name="ce4" office:value-type="string" calcext:value-type="string">
            <text:p>Yes</text:p>
          </table:table-cell>
          <table:table-cell table:style-name="ce7" office:value-type="date" office:date-value="2020-10-21" calcext:value-type="date">
            <text:p>21-Oct-20</text:p>
          </table:table-cell>
          <table:table-cell table:style-name="ce6" office:value-type="date" office:date-value="2020-11-05" calcext:value-type="date">
            <text:p>05-Nov-20</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38.7" calcext:value-type="float">
            <text:p>38.7</text:p>
          </table:table-cell>
          <table:table-cell table:style-name="ce4" office:value-type="string" calcext:value-type="string">
            <text:p>C.O.D.</text:p>
          </table:table-cell>
          <table:table-cell table:style-name="ce11" office:value-type="float" office:value="15" calcext:value-type="float">
            <text:p>15</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38.7" calcext:value-type="float">
            <text:p>38.7</text:p>
          </table:table-cell>
          <table:table-cell table:number-columns-repeated="2" table:style-name="ce11" office:value-type="float" office:value="73.7" calcext:value-type="float">
            <text:p>73.7</text:p>
          </table:table-cell>
          <table:table-cell table:style-name="ce11" office:value-type="string" calcext:value-type="string">
            <text:p>Wed</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214</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Assess</text:p>
          </table:table-cell>
          <table:table-cell table:style-name="ce4" office:value-type="string" calcext:value-type="string">
            <text:p>Yes</text:p>
          </table:table-cell>
          <table:table-cell table:style-name="ce7" office:value-type="date" office:date-value="2020-10-21" calcext:value-type="date">
            <text:p>21-Oct-20</text:p>
          </table:table-cell>
          <table:table-cell table:style-name="ce7" office:value-type="date" office:date-value="2020-11-10" calcext:value-type="date">
            <text:p>10-Nov-20</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33" calcext:value-type="float">
            <text:p>33</text:p>
          </table:table-cell>
          <table:table-cell table:style-name="ce4" office:value-type="string" calcext:value-type="string">
            <text:p>Account</text:p>
          </table:table-cell>
          <table:table-cell table:style-name="ce11" office:value-type="float" office:value="20" calcext:value-type="float">
            <text:p>20</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33" calcext:value-type="float">
            <text:p>33</text:p>
          </table:table-cell>
          <table:table-cell table:number-columns-repeated="2" table:style-name="ce11" office:value-type="float" office:value="68" calcext:value-type="float">
            <text:p>68</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215</text:p>
          </table:table-cell>
          <table:table-cell table:style-name="ce4" office:value-type="string" calcext:value-type="string">
            <text:p>West</text:p>
          </table:table-cell>
          <table:table-cell table:style-name="ce4" office:value-type="string" calcext:value-type="string">
            <text:p>Michner</text:p>
          </table:table-cell>
          <table:table-cell table:style-name="ce4" office:value-type="string" calcext:value-type="string">
            <text:p>Assess</text:p>
          </table:table-cell>
          <table:table-cell table:style-name="ce5"/>
          <table:table-cell table:style-name="ce7" office:value-type="date" office:date-value="2020-10-21" calcext:value-type="date">
            <text:p>21-Oct-20</text:p>
          </table:table-cell>
          <table:table-cell table:style-name="ce7" office:value-type="date" office:date-value="2020-11-10" calcext:value-type="date">
            <text:p>10-Nov-20</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126" calcext:value-type="float">
            <text:p>126</text:p>
          </table:table-cell>
          <table:table-cell table:style-name="ce4" office:value-type="string" calcext:value-type="string">
            <text:p>P.O.</text:p>
          </table:table-cell>
          <table:table-cell table:style-name="ce11" office:value-type="float" office:value="20" calcext:value-type="float">
            <text:p>20</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126" calcext:value-type="float">
            <text:p>126</text:p>
          </table:table-cell>
          <table:table-cell table:number-columns-repeated="2" table:style-name="ce11" office:value-type="float" office:value="186" calcext:value-type="float">
            <text:p>186</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216</text:p>
          </table:table-cell>
          <table:table-cell table:style-name="ce4" office:value-type="string" calcext:value-type="string">
            <text:p>Central</text:p>
          </table:table-cell>
          <table:table-cell table:style-name="ce4" office:value-type="string" calcext:value-type="string">
            <text:p>Michner</text:p>
          </table:table-cell>
          <table:table-cell table:style-name="ce4" office:value-type="string" calcext:value-type="string">
            <text:p>Install</text:p>
          </table:table-cell>
          <table:table-cell table:style-name="ce5"/>
          <table:table-cell table:style-name="ce7" office:value-type="date" office:date-value="2020-10-21" calcext:value-type="date">
            <text:p>21-Oct-20</text:p>
          </table:table-cell>
          <table:table-cell table:style-name="ce7" office:value-type="date" office:date-value="2021-01-25" calcext:value-type="date">
            <text:p>25-Jan-21</text:p>
          </table:table-cell>
          <table:table-cell table:style-name="ce4" office:value-type="float" office:value="2" calcext:value-type="float">
            <text:p>2</text:p>
          </table:table-cell>
          <table:table-cell table:style-name="ce5" table:number-columns-repeated="2"/>
          <table:table-cell table:style-name="ce4" office:value-type="float" office:value="8.25" calcext:value-type="float">
            <text:p>8.25</text:p>
          </table:table-cell>
          <table:table-cell table:style-name="ce10" office:value-type="float" office:value="4946" calcext:value-type="float">
            <text:p>4,946.00</text:p>
          </table:table-cell>
          <table:table-cell table:style-name="ce4" office:value-type="string" calcext:value-type="string">
            <text:p>Account</text:p>
          </table:table-cell>
          <table:table-cell table:style-name="ce11" office:value-type="float" office:value="96" calcext:value-type="float">
            <text:p>96</text:p>
          </table:table-cell>
          <table:table-cell table:style-name="ce11" office:value-type="float" office:value="140" calcext:value-type="float">
            <text:p>140</text:p>
          </table:table-cell>
          <table:table-cell table:style-name="ce11" office:value-type="string" calcext:value-type="string">
            <text:p>#######</text:p>
          </table:table-cell>
          <table:table-cell table:style-name="ce13" office:value-type="float" office:value="1155" calcext:value-type="float">
            <text:p>1,155.00</text:p>
          </table:table-cell>
          <table:table-cell table:style-name="ce13" office:value-type="float" office:value="4946" calcext:value-type="float">
            <text:p>4,946.00</text:p>
          </table:table-cell>
          <table:table-cell table:number-columns-repeated="2" table:style-name="ce13" office:value-type="float" office:value="6101" calcext:value-type="float">
            <text:p>6,101.00</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217</text:p>
          </table:table-cell>
          <table:table-cell table:style-name="ce4" office:value-type="string" calcext:value-type="string">
            <text:p>Southeast</text:p>
          </table:table-cell>
          <table:table-cell table:style-name="ce4" office:value-type="string" calcext:value-type="string">
            <text:p>Michner</text:p>
          </table:table-cell>
          <table:table-cell table:style-name="ce4" office:value-type="string" calcext:value-type="string">
            <text:p>Replace</text:p>
          </table:table-cell>
          <table:table-cell table:style-name="ce4" office:value-type="string" calcext:value-type="string">
            <text:p>Yes</text:p>
          </table:table-cell>
          <table:table-cell table:style-name="ce7" office:value-type="date" office:date-value="2020-10-22" calcext:value-type="date">
            <text:p>22-Oct-20</text:p>
          </table:table-cell>
          <table:table-cell table:style-name="ce7" office:value-type="date" office:date-value="2020-10-29" calcext:value-type="date">
            <text:p>29-Oct-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33.54" calcext:value-type="float">
            <text:p>33.54</text:p>
          </table:table-cell>
          <table:table-cell table:style-name="ce4" office:value-type="string" calcext:value-type="string">
            <text:p>P.O.</text:p>
          </table:table-cell>
          <table:table-cell table:style-name="ce11" office:value-type="float" office:value="7" calcext:value-type="float">
            <text:p>7</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33.54" calcext:value-type="float">
            <text:p>33.54</text:p>
          </table:table-cell>
          <table:table-cell table:number-columns-repeated="2" table:style-name="ce11" office:value-type="float" office:value="73.54" calcext:value-type="float">
            <text:p>73.54</text:p>
          </table:table-cell>
          <table:table-cell table:number-columns-repeated="2" table:style-name="ce11" office:value-type="string" calcext:value-type="string">
            <text:p>Thu</text:p>
          </table:table-cell>
          <table:table-cell table:number-columns-repeated="1002"/>
        </table:table-row>
        <table:table-row table:style-name="ro1">
          <table:table-cell table:style-name="ce2" office:value-type="string" calcext:value-type="string">
            <text:p>A00218</text:p>
          </table:table-cell>
          <table:table-cell table:style-name="ce4" office:value-type="string" calcext:value-type="string">
            <text:p>Central</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7" office:value-type="date" office:date-value="2020-10-24" calcext:value-type="date">
            <text:p>24-Oct-20</text:p>
          </table:table-cell>
          <table:table-cell table:style-name="ce6" office:value-type="date" office:date-value="2020-11-06" calcext:value-type="date">
            <text:p>06-Nov-20</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25" calcext:value-type="float">
            <text:p>25</text:p>
          </table:table-cell>
          <table:table-cell table:style-name="ce4" office:value-type="string" calcext:value-type="string">
            <text:p>Account</text:p>
          </table:table-cell>
          <table:table-cell table:style-name="ce11" office:value-type="float" office:value="13" calcext:value-type="float">
            <text:p>13</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25" calcext:value-type="float">
            <text:p>25</text:p>
          </table:table-cell>
          <table:table-cell table:number-columns-repeated="2" table:style-name="ce11" office:value-type="float" office:value="60" calcext:value-type="float">
            <text:p>60</text:p>
          </table:table-cell>
          <table:table-cell table:style-name="ce11" office:value-type="string" calcext:value-type="string">
            <text:p>Sat</text:p>
          </table:table-cell>
          <table:table-cell table:style-name="ce11" office:value-type="string" calcext:value-type="string">
            <text:p>Fri</text:p>
          </table:table-cell>
          <table:table-cell table:number-columns-repeated="1002"/>
        </table:table-row>
        <table:table-row table:style-name="ro1">
          <table:table-cell table:style-name="ce2" office:value-type="string" calcext:value-type="string">
            <text:p>A00219</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0-10-24" calcext:value-type="date">
            <text:p>24-Oct-20</text:p>
          </table:table-cell>
          <table:table-cell table:style-name="ce7" office:value-type="date" office:date-value="2020-11-24" calcext:value-type="date">
            <text:p>24-Nov-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28.59" calcext:value-type="float">
            <text:p>28.59</text:p>
          </table:table-cell>
          <table:table-cell table:style-name="ce4" office:value-type="string" calcext:value-type="string">
            <text:p>Account</text:p>
          </table:table-cell>
          <table:table-cell table:style-name="ce11" office:value-type="float" office:value="31" calcext:value-type="float">
            <text:p>31</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28.59" calcext:value-type="float">
            <text:p>28.59</text:p>
          </table:table-cell>
          <table:table-cell table:number-columns-repeated="2" table:style-name="ce11" office:value-type="float" office:value="68.59" calcext:value-type="float">
            <text:p>68.59</text:p>
          </table:table-cell>
          <table:table-cell table:style-name="ce11" office:value-type="string" calcext:value-type="string">
            <text:p>Sat</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220</text:p>
          </table:table-cell>
          <table:table-cell table:style-name="ce4" office:value-type="string" calcext:value-type="string">
            <text:p>West</text:p>
          </table:table-cell>
          <table:table-cell table:style-name="ce4" office:value-type="string" calcext:value-type="string">
            <text:p>Burton</text:p>
          </table:table-cell>
          <table:table-cell table:style-name="ce4" office:value-type="string" calcext:value-type="string">
            <text:p>Replace</text:p>
          </table:table-cell>
          <table:table-cell table:style-name="ce5"/>
          <table:table-cell table:style-name="ce7" office:value-type="date" office:date-value="2020-10-24" calcext:value-type="date">
            <text:p>24-Oct-20</text:p>
          </table:table-cell>
          <table:table-cell table:style-name="ce7" office:value-type="date" office:date-value="2020-12-14" calcext:value-type="date">
            <text:p>14-Dec-20</text:p>
          </table:table-cell>
          <table:table-cell table:style-name="ce4" office:value-type="float" office:value="2" calcext:value-type="float">
            <text:p>2</text:p>
          </table:table-cell>
          <table:table-cell table:style-name="ce5" table:number-columns-repeated="2"/>
          <table:table-cell table:style-name="ce4" office:value-type="float" office:value="2.5" calcext:value-type="float">
            <text:p>2.5</text:p>
          </table:table-cell>
          <table:table-cell table:style-name="ce4" office:value-type="float" office:value="213.48" calcext:value-type="float">
            <text:p>213.48</text:p>
          </table:table-cell>
          <table:table-cell table:style-name="ce4" office:value-type="string" calcext:value-type="string">
            <text:p>Account</text:p>
          </table:table-cell>
          <table:table-cell table:style-name="ce11" office:value-type="float" office:value="51" calcext:value-type="float">
            <text:p>51</text:p>
          </table:table-cell>
          <table:table-cell table:style-name="ce11" office:value-type="float" office:value="140" calcext:value-type="float">
            <text:p>140</text:p>
          </table:table-cell>
          <table:table-cell table:number-columns-repeated="2" table:style-name="ce11" office:value-type="float" office:value="350" calcext:value-type="float">
            <text:p>350</text:p>
          </table:table-cell>
          <table:table-cell table:style-name="ce11" office:value-type="float" office:value="213.48" calcext:value-type="float">
            <text:p>213.48</text:p>
          </table:table-cell>
          <table:table-cell table:number-columns-repeated="2" table:style-name="ce11" office:value-type="float" office:value="563.48" calcext:value-type="float">
            <text:p>563.48</text:p>
          </table:table-cell>
          <table:table-cell table:style-name="ce11" office:value-type="string" calcext:value-type="string">
            <text:p>Sat</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221</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0-10-26" calcext:value-type="date">
            <text:p>26-Oct-20</text:p>
          </table:table-cell>
          <table:table-cell table:style-name="ce7" office:value-type="date" office:date-value="2020-10-27" calcext:value-type="date">
            <text:p>27-Oct-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83.44" calcext:value-type="float">
            <text:p>83.44</text:p>
          </table:table-cell>
          <table:table-cell table:style-name="ce4" office:value-type="string" calcext:value-type="string">
            <text:p>Account</text:p>
          </table:table-cell>
          <table:table-cell table:style-name="ce11" office:value-type="float" office:value="1" calcext:value-type="float">
            <text:p>1</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83.44" calcext:value-type="float">
            <text:p>83.44</text:p>
          </table:table-cell>
          <table:table-cell table:number-columns-repeated="2" table:style-name="ce11" office:value-type="float" office:value="123.44" calcext:value-type="float">
            <text:p>123.44</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222</text:p>
          </table:table-cell>
          <table:table-cell table:style-name="ce4" office:value-type="string" calcext:value-type="string">
            <text:p>Southeast</text:p>
          </table:table-cell>
          <table:table-cell table:style-name="ce4" office:value-type="string" calcext:value-type="string">
            <text:p>Khan</text:p>
          </table:table-cell>
          <table:table-cell table:style-name="ce4" office:value-type="string" calcext:value-type="string">
            <text:p>Repair</text:p>
          </table:table-cell>
          <table:table-cell table:style-name="ce5"/>
          <table:table-cell table:style-name="ce7" office:value-type="date" office:date-value="2020-10-26" calcext:value-type="date">
            <text:p>26-Oct-20</text:p>
          </table:table-cell>
          <table:table-cell table:style-name="ce7" office:value-type="date" office:date-value="2020-11-17" calcext:value-type="date">
            <text:p>17-Nov-20</text:p>
          </table:table-cell>
          <table:table-cell table:style-name="ce4" office:value-type="float" office:value="2" calcext:value-type="float">
            <text:p>2</text:p>
          </table:table-cell>
          <table:table-cell table:style-name="ce5" table:number-columns-repeated="2"/>
          <table:table-cell table:style-name="ce4" office:value-type="float" office:value="1" calcext:value-type="float">
            <text:p>1</text:p>
          </table:table-cell>
          <table:table-cell table:style-name="ce4" office:value-type="float" office:value="25" calcext:value-type="float">
            <text:p>25</text:p>
          </table:table-cell>
          <table:table-cell table:style-name="ce4" office:value-type="string" calcext:value-type="string">
            <text:p>C.O.D.</text:p>
          </table:table-cell>
          <table:table-cell table:style-name="ce11" office:value-type="float" office:value="22" calcext:value-type="float">
            <text:p>22</text:p>
          </table:table-cell>
          <table:table-cell table:number-columns-repeated="3" table:style-name="ce11" office:value-type="float" office:value="140" calcext:value-type="float">
            <text:p>140</text:p>
          </table:table-cell>
          <table:table-cell table:style-name="ce11" office:value-type="float" office:value="25" calcext:value-type="float">
            <text:p>25</text:p>
          </table:table-cell>
          <table:table-cell table:number-columns-repeated="2" table:style-name="ce11" office:value-type="float" office:value="165" calcext:value-type="float">
            <text:p>165</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223</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7" office:value-type="date" office:date-value="2020-10-27" calcext:value-type="date">
            <text:p>27-Oct-20</text:p>
          </table:table-cell>
          <table:table-cell table:style-name="ce7" office:value-type="date" office:date-value="2020-11-17" calcext:value-type="date">
            <text:p>17-Nov-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67.96" calcext:value-type="float">
            <text:p>67.96</text:p>
          </table:table-cell>
          <table:table-cell table:style-name="ce4" office:value-type="string" calcext:value-type="string">
            <text:p>Account</text:p>
          </table:table-cell>
          <table:table-cell table:style-name="ce11" office:value-type="float" office:value="21" calcext:value-type="float">
            <text:p>21</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67.96" calcext:value-type="float">
            <text:p>67.96</text:p>
          </table:table-cell>
          <table:table-cell table:number-columns-repeated="2" table:style-name="ce11" office:value-type="float" office:value="87.96" calcext:value-type="float">
            <text:p>87.96</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224</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7" office:value-type="date" office:date-value="2020-10-27" calcext:value-type="date">
            <text:p>27-Oct-20</text:p>
          </table:table-cell>
          <table:table-cell table:style-name="ce7" office:value-type="date" office:date-value="2020-12-16" calcext:value-type="date">
            <text:p>16-Dec-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72.02" calcext:value-type="float">
            <text:p>172.02</text:p>
          </table:table-cell>
          <table:table-cell table:style-name="ce4" office:value-type="string" calcext:value-type="string">
            <text:p>P.O.</text:p>
          </table:table-cell>
          <table:table-cell table:style-name="ce11" office:value-type="float" office:value="50" calcext:value-type="float">
            <text:p>50</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72.02" calcext:value-type="float">
            <text:p>172.02</text:p>
          </table:table-cell>
          <table:table-cell table:number-columns-repeated="2" table:style-name="ce11" office:value-type="float" office:value="212.02" calcext:value-type="float">
            <text:p>212.02</text:p>
          </table:table-cell>
          <table:table-cell table:style-name="ce11" office:value-type="string" calcext:value-type="string">
            <text:p>Tue</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225</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7" office:value-type="date" office:date-value="2020-10-27" calcext:value-type="date">
            <text:p>27-Oct-20</text:p>
          </table:table-cell>
          <table:table-cell table:style-name="ce7" office:value-type="date" office:date-value="2021-01-16" calcext:value-type="date">
            <text:p>16-Jan-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02.22" calcext:value-type="float">
            <text:p>102.22</text:p>
          </table:table-cell>
          <table:table-cell table:style-name="ce4" office:value-type="string" calcext:value-type="string">
            <text:p>P.O.</text:p>
          </table:table-cell>
          <table:table-cell table:style-name="ce11" office:value-type="float" office:value="81" calcext:value-type="float">
            <text:p>81</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02.22" calcext:value-type="float">
            <text:p>102.22</text:p>
          </table:table-cell>
          <table:table-cell table:number-columns-repeated="2" table:style-name="ce11" office:value-type="float" office:value="142.22" calcext:value-type="float">
            <text:p>142.22</text:p>
          </table:table-cell>
          <table:table-cell table:style-name="ce11" office:value-type="string" calcext:value-type="string">
            <text:p>Tue</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226</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Replace</text:p>
          </table:table-cell>
          <table:table-cell table:style-name="ce5"/>
          <table:table-cell table:style-name="ce7" office:value-type="date" office:date-value="2020-10-28" calcext:value-type="date">
            <text:p>28-Oct-20</text:p>
          </table:table-cell>
          <table:table-cell table:style-name="ce7" office:value-type="date" office:date-value="2020-11-30" calcext:value-type="date">
            <text:p>30-Nov-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373.55" calcext:value-type="float">
            <text:p>373.55</text:p>
          </table:table-cell>
          <table:table-cell table:style-name="ce4" office:value-type="string" calcext:value-type="string">
            <text:p>Account</text:p>
          </table:table-cell>
          <table:table-cell table:style-name="ce11" office:value-type="float" office:value="33" calcext:value-type="float">
            <text:p>33</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373.55" calcext:value-type="float">
            <text:p>373.55</text:p>
          </table:table-cell>
          <table:table-cell table:number-columns-repeated="2" table:style-name="ce11" office:value-type="float" office:value="413.55" calcext:value-type="float">
            <text:p>413.55</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227</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Install</text:p>
          </table:table-cell>
          <table:table-cell table:style-name="ce5"/>
          <table:table-cell table:style-name="ce7" office:value-type="date" office:date-value="2020-10-28" calcext:value-type="date">
            <text:p>28-Oct-20</text:p>
          </table:table-cell>
          <table:table-cell table:style-name="ce6" office:value-type="date" office:date-value="2020-12-01" calcext:value-type="date">
            <text:p>01-Dec-20</text:p>
          </table:table-cell>
          <table:table-cell table:style-name="ce4" office:value-type="float" office:value="3" calcext:value-type="float">
            <text:p>3</text:p>
          </table:table-cell>
          <table:table-cell table:style-name="ce5" table:number-columns-repeated="2"/>
          <table:table-cell table:style-name="ce4" office:value-type="float" office:value="2.75" calcext:value-type="float">
            <text:p>2.75</text:p>
          </table:table-cell>
          <table:table-cell table:style-name="ce10" office:value-type="float" office:value="1249.09" calcext:value-type="float">
            <text:p>1,249.09</text:p>
          </table:table-cell>
          <table:table-cell table:style-name="ce4" office:value-type="string" calcext:value-type="string">
            <text:p>Account</text:p>
          </table:table-cell>
          <table:table-cell table:style-name="ce11" office:value-type="float" office:value="34" calcext:value-type="float">
            <text:p>34</text:p>
          </table:table-cell>
          <table:table-cell table:style-name="ce11" office:value-type="float" office:value="195" calcext:value-type="float">
            <text:p>195</text:p>
          </table:table-cell>
          <table:table-cell table:number-columns-repeated="2" table:style-name="ce11" office:value-type="float" office:value="536.25" calcext:value-type="float">
            <text:p>536.25</text:p>
          </table:table-cell>
          <table:table-cell table:style-name="ce13" office:value-type="float" office:value="1249.09" calcext:value-type="float">
            <text:p>1,249.09</text:p>
          </table:table-cell>
          <table:table-cell table:number-columns-repeated="2" table:style-name="ce13" office:value-type="float" office:value="1785.34" calcext:value-type="float">
            <text:p>1,785.34</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228</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Deliver</text:p>
          </table:table-cell>
          <table:table-cell table:style-name="ce5"/>
          <table:table-cell table:style-name="ce7" office:value-type="date" office:date-value="2020-10-29" calcext:value-type="date">
            <text:p>29-Oct-20</text:p>
          </table:table-cell>
          <table:table-cell table:style-name="ce6" office:value-type="date" office:date-value="2020-11-06" calcext:value-type="date">
            <text:p>06-Nov-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40" calcext:value-type="float">
            <text:p>240</text:p>
          </table:table-cell>
          <table:table-cell table:style-name="ce4" office:value-type="string" calcext:value-type="string">
            <text:p>Account</text:p>
          </table:table-cell>
          <table:table-cell table:style-name="ce11" office:value-type="float" office:value="8" calcext:value-type="float">
            <text:p>8</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40" calcext:value-type="float">
            <text:p>240</text:p>
          </table:table-cell>
          <table:table-cell table:number-columns-repeated="2" table:style-name="ce11" office:value-type="float" office:value="260" calcext:value-type="float">
            <text:p>260</text:p>
          </table:table-cell>
          <table:table-cell table:style-name="ce11" office:value-type="string" calcext:value-type="string">
            <text:p>Thu</text:p>
          </table:table-cell>
          <table:table-cell table:style-name="ce11" office:value-type="string" calcext:value-type="string">
            <text:p>Fri</text:p>
          </table:table-cell>
          <table:table-cell table:number-columns-repeated="1002"/>
        </table:table-row>
        <table:table-row table:style-name="ro1">
          <table:table-cell table:style-name="ce2" office:value-type="string" calcext:value-type="string">
            <text:p>A00229</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Deliver</text:p>
          </table:table-cell>
          <table:table-cell table:style-name="ce5"/>
          <table:table-cell table:style-name="ce7" office:value-type="date" office:date-value="2020-10-29" calcext:value-type="date">
            <text:p>29-Oct-20</text:p>
          </table:table-cell>
          <table:table-cell table:style-name="ce7" office:value-type="date" office:date-value="2020-11-18" calcext:value-type="date">
            <text:p>18-Nov-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7" calcext:value-type="float">
            <text:p>27</text:p>
          </table:table-cell>
          <table:table-cell table:style-name="ce4" office:value-type="string" calcext:value-type="string">
            <text:p>C.O.D.</text:p>
          </table:table-cell>
          <table:table-cell table:style-name="ce11" office:value-type="float" office:value="20" calcext:value-type="float">
            <text:p>20</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7" calcext:value-type="float">
            <text:p>27</text:p>
          </table:table-cell>
          <table:table-cell table:number-columns-repeated="2" table:style-name="ce11" office:value-type="float" office:value="47" calcext:value-type="float">
            <text:p>47</text:p>
          </table:table-cell>
          <table:table-cell table:style-name="ce11" office:value-type="string" calcext:value-type="string">
            <text:p>Thu</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230</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6" office:value-type="date" office:date-value="2020-11-02" calcext:value-type="date">
            <text:p>02-Nov-20</text:p>
          </table:table-cell>
          <table:table-cell table:style-name="ce6" office:value-type="date" office:date-value="2020-11-04" calcext:value-type="date">
            <text:p>04-Nov-20</text:p>
          </table:table-cell>
          <table:table-cell table:style-name="ce4" office:value-type="float" office:value="2" calcext:value-type="float">
            <text:p>2</text:p>
          </table:table-cell>
          <table:table-cell table:style-name="ce5" table:number-columns-repeated="2"/>
          <table:table-cell table:style-name="ce4" office:value-type="float" office:value="1" calcext:value-type="float">
            <text:p>1</text:p>
          </table:table-cell>
          <table:table-cell table:style-name="ce4" office:value-type="float" office:value="228.63" calcext:value-type="float">
            <text:p>228.63</text:p>
          </table:table-cell>
          <table:table-cell table:style-name="ce4" office:value-type="string" calcext:value-type="string">
            <text:p>C.O.D.</text:p>
          </table:table-cell>
          <table:table-cell table:style-name="ce11" office:value-type="float" office:value="2" calcext:value-type="float">
            <text:p>2</text:p>
          </table:table-cell>
          <table:table-cell table:number-columns-repeated="3" table:style-name="ce11" office:value-type="float" office:value="140" calcext:value-type="float">
            <text:p>140</text:p>
          </table:table-cell>
          <table:table-cell table:style-name="ce11" office:value-type="float" office:value="228.63" calcext:value-type="float">
            <text:p>228.63</text:p>
          </table:table-cell>
          <table:table-cell table:number-columns-repeated="2" table:style-name="ce11" office:value-type="float" office:value="368.63" calcext:value-type="float">
            <text:p>368.63</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231</text:p>
          </table:table-cell>
          <table:table-cell table:style-name="ce4" office:value-type="string" calcext:value-type="string">
            <text:p>West</text:p>
          </table:table-cell>
          <table:table-cell table:style-name="ce4" office:value-type="string" calcext:value-type="string">
            <text:p>Michner</text:p>
          </table:table-cell>
          <table:table-cell table:style-name="ce4" office:value-type="string" calcext:value-type="string">
            <text:p>Assess</text:p>
          </table:table-cell>
          <table:table-cell table:style-name="ce5"/>
          <table:table-cell table:style-name="ce6" office:value-type="date" office:date-value="2020-11-02" calcext:value-type="date">
            <text:p>02-Nov-20</text:p>
          </table:table-cell>
          <table:table-cell table:style-name="ce7" office:value-type="date" office:date-value="2020-11-25" calcext:value-type="date">
            <text:p>25-Nov-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26.58" calcext:value-type="float">
            <text:p>26.58</text:p>
          </table:table-cell>
          <table:table-cell table:style-name="ce4" office:value-type="string" calcext:value-type="string">
            <text:p>Account</text:p>
          </table:table-cell>
          <table:table-cell table:style-name="ce11" office:value-type="float" office:value="23" calcext:value-type="float">
            <text:p>23</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26.58" calcext:value-type="float">
            <text:p>26.58</text:p>
          </table:table-cell>
          <table:table-cell table:number-columns-repeated="2" table:style-name="ce11" office:value-type="float" office:value="66.58" calcext:value-type="float">
            <text:p>66.58</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232</text:p>
          </table:table-cell>
          <table:table-cell table:style-name="ce4" office:value-type="string" calcext:value-type="string">
            <text:p>North</text:p>
          </table:table-cell>
          <table:table-cell table:style-name="ce4" office:value-type="string" calcext:value-type="string">
            <text:p>Michner</text:p>
          </table:table-cell>
          <table:table-cell table:style-name="ce4" office:value-type="string" calcext:value-type="string">
            <text:p>Replace</text:p>
          </table:table-cell>
          <table:table-cell table:style-name="ce5"/>
          <table:table-cell table:style-name="ce6" office:value-type="date" office:date-value="2020-11-02" calcext:value-type="date">
            <text:p>02-Nov-20</text:p>
          </table:table-cell>
          <table:table-cell table:style-name="ce6" office:value-type="date" office:date-value="2020-12-07" calcext:value-type="date">
            <text:p>07-Dec-20</text:p>
          </table:table-cell>
          <table:table-cell table:style-name="ce4" office:value-type="float" office:value="2" calcext:value-type="float">
            <text:p>2</text:p>
          </table:table-cell>
          <table:table-cell table:style-name="ce5" table:number-columns-repeated="2"/>
          <table:table-cell table:style-name="ce4" office:value-type="float" office:value="0.75" calcext:value-type="float">
            <text:p>0.75</text:p>
          </table:table-cell>
          <table:table-cell table:style-name="ce4" office:value-type="float" office:value="5.71" calcext:value-type="float">
            <text:p>5.71</text:p>
          </table:table-cell>
          <table:table-cell table:style-name="ce4" office:value-type="string" calcext:value-type="string">
            <text:p>Account</text:p>
          </table:table-cell>
          <table:table-cell table:style-name="ce11" office:value-type="float" office:value="35" calcext:value-type="float">
            <text:p>35</text:p>
          </table:table-cell>
          <table:table-cell table:style-name="ce11" office:value-type="float" office:value="140" calcext:value-type="float">
            <text:p>140</text:p>
          </table:table-cell>
          <table:table-cell table:number-columns-repeated="2" table:style-name="ce11" office:value-type="float" office:value="105" calcext:value-type="float">
            <text:p>105</text:p>
          </table:table-cell>
          <table:table-cell table:style-name="ce11" office:value-type="float" office:value="5.71" calcext:value-type="float">
            <text:p>5.71</text:p>
          </table:table-cell>
          <table:table-cell table:number-columns-repeated="2" table:style-name="ce11" office:value-type="float" office:value="110.71" calcext:value-type="float">
            <text:p>110.71</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233</text:p>
          </table:table-cell>
          <table:table-cell table:style-name="ce4" office:value-type="string" calcext:value-type="string">
            <text:p>Central</text:p>
          </table:table-cell>
          <table:table-cell table:style-name="ce4" office:value-type="string" calcext:value-type="string">
            <text:p>Michner</text:p>
          </table:table-cell>
          <table:table-cell table:style-name="ce4" office:value-type="string" calcext:value-type="string">
            <text:p>Replace</text:p>
          </table:table-cell>
          <table:table-cell table:style-name="ce5"/>
          <table:table-cell table:style-name="ce6" office:value-type="date" office:date-value="2020-11-02" calcext:value-type="date">
            <text:p>02-Nov-20</text:p>
          </table:table-cell>
          <table:table-cell table:style-name="ce7" office:value-type="date" office:date-value="2021-01-11" calcext:value-type="date">
            <text:p>11-Jan-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263.05" calcext:value-type="float">
            <text:p>263.05</text:p>
          </table:table-cell>
          <table:table-cell table:style-name="ce4" office:value-type="string" calcext:value-type="string">
            <text:p>C.O.D.</text:p>
          </table:table-cell>
          <table:table-cell table:style-name="ce11" office:value-type="float" office:value="70" calcext:value-type="float">
            <text:p>70</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263.05" calcext:value-type="float">
            <text:p>263.05</text:p>
          </table:table-cell>
          <table:table-cell table:number-columns-repeated="2" table:style-name="ce11" office:value-type="float" office:value="333.05" calcext:value-type="float">
            <text:p>333.05</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234</text:p>
          </table:table-cell>
          <table:table-cell table:style-name="ce4" office:value-type="string" calcext:value-type="string">
            <text:p>Southeast</text:p>
          </table:table-cell>
          <table:table-cell table:style-name="ce4" office:value-type="string" calcext:value-type="string">
            <text:p>Cartier</text:p>
          </table:table-cell>
          <table:table-cell table:style-name="ce4" office:value-type="string" calcext:value-type="string">
            <text:p>Replace</text:p>
          </table:table-cell>
          <table:table-cell table:style-name="ce5"/>
          <table:table-cell table:style-name="ce6" office:value-type="date" office:date-value="2020-11-02" calcext:value-type="date">
            <text:p>02-Nov-20</text:p>
          </table:table-cell>
          <table:table-cell table:style-name="ce7" office:value-type="date" office:date-value="2021-04-15" calcext:value-type="date">
            <text:p>15-Apr-21</text:p>
          </table:table-cell>
          <table:table-cell table:style-name="ce4" office:value-type="float" office:value="2" calcext:value-type="float">
            <text:p>2</text:p>
          </table:table-cell>
          <table:table-cell table:style-name="ce5" table:number-columns-repeated="2"/>
          <table:table-cell table:style-name="ce4" office:value-type="float" office:value="1.75" calcext:value-type="float">
            <text:p>1.75</text:p>
          </table:table-cell>
          <table:table-cell table:style-name="ce4" office:value-type="float" office:value="8.25" calcext:value-type="float">
            <text:p>8.25</text:p>
          </table:table-cell>
          <table:table-cell table:style-name="ce4" office:value-type="string" calcext:value-type="string">
            <text:p>Account</text:p>
          </table:table-cell>
          <table:table-cell table:style-name="ce11" office:value-type="float" office:value="164" calcext:value-type="float">
            <text:p>164</text:p>
          </table:table-cell>
          <table:table-cell table:style-name="ce11" office:value-type="float" office:value="140" calcext:value-type="float">
            <text:p>140</text:p>
          </table:table-cell>
          <table:table-cell table:number-columns-repeated="2" table:style-name="ce11" office:value-type="float" office:value="245" calcext:value-type="float">
            <text:p>245</text:p>
          </table:table-cell>
          <table:table-cell table:style-name="ce11" office:value-type="float" office:value="8.25" calcext:value-type="float">
            <text:p>8.25</text:p>
          </table:table-cell>
          <table:table-cell table:number-columns-repeated="2" table:style-name="ce11" office:value-type="float" office:value="253.25" calcext:value-type="float">
            <text:p>253.25</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235</text:p>
          </table:table-cell>
          <table:table-cell table:style-name="ce4" office:value-type="string" calcext:value-type="string">
            <text:p>Southea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6" office:value-type="date" office:date-value="2020-11-03" calcext:value-type="date">
            <text:p>03-Nov-20</text:p>
          </table:table-cell>
          <table:table-cell table:style-name="ce7" office:value-type="date" office:date-value="2020-11-30" calcext:value-type="date">
            <text:p>30-Nov-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5.63" calcext:value-type="float">
            <text:p>15.63</text:p>
          </table:table-cell>
          <table:table-cell table:style-name="ce4" office:value-type="string" calcext:value-type="string">
            <text:p>Account</text:p>
          </table:table-cell>
          <table:table-cell table:style-name="ce11" office:value-type="float" office:value="27" calcext:value-type="float">
            <text:p>27</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5.63" calcext:value-type="float">
            <text:p>15.63</text:p>
          </table:table-cell>
          <table:table-cell table:number-columns-repeated="2" table:style-name="ce11" office:value-type="float" office:value="55.63" calcext:value-type="float">
            <text:p>55.63</text:p>
          </table:table-cell>
          <table:table-cell table:style-name="ce11" office:value-type="string" calcext:value-type="string">
            <text:p>Tue</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236</text:p>
          </table:table-cell>
          <table:table-cell table:style-name="ce4" office:value-type="string" calcext:value-type="string">
            <text:p>Central</text:p>
          </table:table-cell>
          <table:table-cell table:style-name="ce4" office:value-type="string" calcext:value-type="string">
            <text:p>Michner</text:p>
          </table:table-cell>
          <table:table-cell table:style-name="ce4" office:value-type="string" calcext:value-type="string">
            <text:p>Replace</text:p>
          </table:table-cell>
          <table:table-cell table:style-name="ce5"/>
          <table:table-cell table:style-name="ce6" office:value-type="date" office:date-value="2020-11-03" calcext:value-type="date">
            <text:p>03-Nov-20</text:p>
          </table:table-cell>
          <table:table-cell table:style-name="ce6" office:value-type="date" office:date-value="2020-12-02" calcext:value-type="date">
            <text:p>02-Dec-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5.63" calcext:value-type="float">
            <text:p>15.63</text:p>
          </table:table-cell>
          <table:table-cell table:style-name="ce4" office:value-type="string" calcext:value-type="string">
            <text:p>Account</text:p>
          </table:table-cell>
          <table:table-cell table:style-name="ce11" office:value-type="float" office:value="29" calcext:value-type="float">
            <text:p>29</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5.63" calcext:value-type="float">
            <text:p>15.63</text:p>
          </table:table-cell>
          <table:table-cell table:number-columns-repeated="2" table:style-name="ce11" office:value-type="float" office:value="55.63" calcext:value-type="float">
            <text:p>55.63</text:p>
          </table:table-cell>
          <table:table-cell table:style-name="ce11" office:value-type="string" calcext:value-type="string">
            <text:p>Tue</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237</text:p>
          </table:table-cell>
          <table:table-cell table:style-name="ce4" office:value-type="string" calcext:value-type="string">
            <text:p>Southeast</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6" office:value-type="date" office:date-value="2020-11-03" calcext:value-type="date">
            <text:p>03-Nov-20</text:p>
          </table:table-cell>
          <table:table-cell table:style-name="ce6" office:value-type="date" office:date-value="2020-12-08" calcext:value-type="date">
            <text:p>08-Dec-20</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28.5" calcext:value-type="float">
            <text:p>28.5</text:p>
          </table:table-cell>
          <table:table-cell table:style-name="ce4" office:value-type="string" calcext:value-type="string">
            <text:p>C.O.D.</text:p>
          </table:table-cell>
          <table:table-cell table:style-name="ce11" office:value-type="float" office:value="35" calcext:value-type="float">
            <text:p>35</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28.5" calcext:value-type="float">
            <text:p>28.5</text:p>
          </table:table-cell>
          <table:table-cell table:number-columns-repeated="2" table:style-name="ce11" office:value-type="float" office:value="88.5" calcext:value-type="float">
            <text:p>88.5</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238</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6" office:value-type="date" office:date-value="2020-11-04" calcext:value-type="date">
            <text:p>04-Nov-20</text:p>
          </table:table-cell>
          <table:table-cell table:style-name="ce6" office:value-type="date" office:date-value="2020-11-09" calcext:value-type="date">
            <text:p>09-Nov-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748.44" calcext:value-type="float">
            <text:p>748.44</text:p>
          </table:table-cell>
          <table:table-cell table:style-name="ce4" office:value-type="string" calcext:value-type="string">
            <text:p>Account</text:p>
          </table:table-cell>
          <table:table-cell table:style-name="ce11" office:value-type="float" office:value="5" calcext:value-type="float">
            <text:p>5</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748.44" calcext:value-type="float">
            <text:p>748.44</text:p>
          </table:table-cell>
          <table:table-cell table:number-columns-repeated="2" table:style-name="ce11" office:value-type="float" office:value="788.44" calcext:value-type="float">
            <text:p>788.44</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239</text:p>
          </table:table-cell>
          <table:table-cell table:style-name="ce4" office:value-type="string" calcext:value-type="string">
            <text:p>West</text:p>
          </table:table-cell>
          <table:table-cell table:style-name="ce4" office:value-type="string" calcext:value-type="string">
            <text:p>Michner</text:p>
          </table:table-cell>
          <table:table-cell table:style-name="ce4" office:value-type="string" calcext:value-type="string">
            <text:p>Install</text:p>
          </table:table-cell>
          <table:table-cell table:style-name="ce5"/>
          <table:table-cell table:style-name="ce6" office:value-type="date" office:date-value="2020-11-04" calcext:value-type="date">
            <text:p>04-Nov-20</text:p>
          </table:table-cell>
          <table:table-cell table:style-name="ce7" office:value-type="date" office:date-value="2020-11-17" calcext:value-type="date">
            <text:p>17-Nov-20</text:p>
          </table:table-cell>
          <table:table-cell table:style-name="ce4" office:value-type="float" office:value="1" calcext:value-type="float">
            <text:p>1</text:p>
          </table:table-cell>
          <table:table-cell table:style-name="ce5" table:number-columns-repeated="2"/>
          <table:table-cell table:style-name="ce4" office:value-type="float" office:value="1" calcext:value-type="float">
            <text:p>1</text:p>
          </table:table-cell>
          <table:table-cell table:style-name="ce4" office:value-type="float" office:value="86.36" calcext:value-type="float">
            <text:p>86.36</text:p>
          </table:table-cell>
          <table:table-cell table:style-name="ce4" office:value-type="string" calcext:value-type="string">
            <text:p>P.O.</text:p>
          </table:table-cell>
          <table:table-cell table:style-name="ce11" office:value-type="float" office:value="13" calcext:value-type="float">
            <text:p>13</text:p>
          </table:table-cell>
          <table:table-cell table:number-columns-repeated="3" table:style-name="ce11" office:value-type="float" office:value="80" calcext:value-type="float">
            <text:p>80</text:p>
          </table:table-cell>
          <table:table-cell table:style-name="ce11" office:value-type="float" office:value="86.36" calcext:value-type="float">
            <text:p>86.36</text:p>
          </table:table-cell>
          <table:table-cell table:number-columns-repeated="2" table:style-name="ce11" office:value-type="float" office:value="166.36" calcext:value-type="float">
            <text:p>166.36</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240</text:p>
          </table:table-cell>
          <table:table-cell table:style-name="ce4" office:value-type="string" calcext:value-type="string">
            <text:p>North</text:p>
          </table:table-cell>
          <table:table-cell table:style-name="ce4" office:value-type="string" calcext:value-type="string">
            <text:p>Cartier</text:p>
          </table:table-cell>
          <table:table-cell table:style-name="ce4" office:value-type="string" calcext:value-type="string">
            <text:p>Deliver</text:p>
          </table:table-cell>
          <table:table-cell table:style-name="ce5"/>
          <table:table-cell table:style-name="ce6" office:value-type="date" office:date-value="2020-11-04" calcext:value-type="date">
            <text:p>04-Nov-20</text:p>
          </table:table-cell>
          <table:table-cell table:style-name="ce7" office:value-type="date" office:date-value="2020-11-17" calcext:value-type="date">
            <text:p>17-Nov-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08" calcext:value-type="float">
            <text:p>108</text:p>
          </table:table-cell>
          <table:table-cell table:style-name="ce4" office:value-type="string" calcext:value-type="string">
            <text:p>P.O.</text:p>
          </table:table-cell>
          <table:table-cell table:style-name="ce11" office:value-type="float" office:value="13" calcext:value-type="float">
            <text:p>13</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08" calcext:value-type="float">
            <text:p>108</text:p>
          </table:table-cell>
          <table:table-cell table:number-columns-repeated="2" table:style-name="ce11" office:value-type="float" office:value="128" calcext:value-type="float">
            <text:p>128</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241</text:p>
          </table:table-cell>
          <table:table-cell table:style-name="ce4" office:value-type="string" calcext:value-type="string">
            <text:p>Central</text:p>
          </table:table-cell>
          <table:table-cell table:style-name="ce4" office:value-type="string" calcext:value-type="string">
            <text:p>Cartier</text:p>
          </table:table-cell>
          <table:table-cell table:style-name="ce4" office:value-type="string" calcext:value-type="string">
            <text:p>Replace</text:p>
          </table:table-cell>
          <table:table-cell table:style-name="ce5"/>
          <table:table-cell table:style-name="ce6" office:value-type="date" office:date-value="2020-11-04" calcext:value-type="date">
            <text:p>04-Nov-20</text:p>
          </table:table-cell>
          <table:table-cell table:style-name="ce7" office:value-type="date" office:date-value="2020-11-24" calcext:value-type="date">
            <text:p>24-Nov-20</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279.31" calcext:value-type="float">
            <text:p>279.31</text:p>
          </table:table-cell>
          <table:table-cell table:style-name="ce4" office:value-type="string" calcext:value-type="string">
            <text:p>Account</text:p>
          </table:table-cell>
          <table:table-cell table:style-name="ce11" office:value-type="float" office:value="20" calcext:value-type="float">
            <text:p>20</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279.31" calcext:value-type="float">
            <text:p>279.31</text:p>
          </table:table-cell>
          <table:table-cell table:number-columns-repeated="2" table:style-name="ce11" office:value-type="float" office:value="349.31" calcext:value-type="float">
            <text:p>349.31</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242</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6" office:value-type="date" office:date-value="2020-11-04" calcext:value-type="date">
            <text:p>04-Nov-20</text:p>
          </table:table-cell>
          <table:table-cell table:style-name="ce6" office:value-type="date" office:date-value="2020-12-02" calcext:value-type="date">
            <text:p>02-Dec-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25.26" calcext:value-type="float">
            <text:p>25.26</text:p>
          </table:table-cell>
          <table:table-cell table:style-name="ce4" office:value-type="string" calcext:value-type="string">
            <text:p>Account</text:p>
          </table:table-cell>
          <table:table-cell table:style-name="ce11" office:value-type="float" office:value="28" calcext:value-type="float">
            <text:p>28</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25.26" calcext:value-type="float">
            <text:p>25.26</text:p>
          </table:table-cell>
          <table:table-cell table:number-columns-repeated="2" table:style-name="ce11" office:value-type="float" office:value="65.26" calcext:value-type="float">
            <text:p>65.26</text:p>
          </table:table-cell>
          <table:table-cell table:number-columns-repeated="2" table:style-name="ce11" office:value-type="string" calcext:value-type="string">
            <text:p>Wed</text:p>
          </table:table-cell>
          <table:table-cell table:number-columns-repeated="1002"/>
        </table:table-row>
        <table:table-row table:style-name="ro1">
          <table:table-cell table:style-name="ce2" office:value-type="string" calcext:value-type="string">
            <text:p>A00243</text:p>
          </table:table-cell>
          <table:table-cell table:style-name="ce4" office:value-type="string" calcext:value-type="string">
            <text:p>Central</text:p>
          </table:table-cell>
          <table:table-cell table:style-name="ce4" office:value-type="string" calcext:value-type="string">
            <text:p>Cartier</text:p>
          </table:table-cell>
          <table:table-cell table:style-name="ce4" office:value-type="string" calcext:value-type="string">
            <text:p>Replace</text:p>
          </table:table-cell>
          <table:table-cell table:style-name="ce5"/>
          <table:table-cell table:style-name="ce6" office:value-type="date" office:date-value="2020-11-05" calcext:value-type="date">
            <text:p>05-Nov-20</text:p>
          </table:table-cell>
          <table:table-cell table:style-name="ce7" office:value-type="date" office:date-value="2020-11-18" calcext:value-type="date">
            <text:p>18-Nov-20</text:p>
          </table:table-cell>
          <table:table-cell table:style-name="ce4" office:value-type="float" office:value="1" calcext:value-type="float">
            <text:p>1</text:p>
          </table:table-cell>
          <table:table-cell table:style-name="ce5" table:number-columns-repeated="2"/>
          <table:table-cell table:style-name="ce4" office:value-type="float" office:value="1" calcext:value-type="float">
            <text:p>1</text:p>
          </table:table-cell>
          <table:table-cell table:style-name="ce4" office:value-type="float" office:value="351.02" calcext:value-type="float">
            <text:p>351.02</text:p>
          </table:table-cell>
          <table:table-cell table:style-name="ce4" office:value-type="string" calcext:value-type="string">
            <text:p>C.O.D.</text:p>
          </table:table-cell>
          <table:table-cell table:style-name="ce11" office:value-type="float" office:value="13" calcext:value-type="float">
            <text:p>13</text:p>
          </table:table-cell>
          <table:table-cell table:number-columns-repeated="3" table:style-name="ce11" office:value-type="float" office:value="80" calcext:value-type="float">
            <text:p>80</text:p>
          </table:table-cell>
          <table:table-cell table:style-name="ce11" office:value-type="float" office:value="351.02" calcext:value-type="float">
            <text:p>351.02</text:p>
          </table:table-cell>
          <table:table-cell table:number-columns-repeated="2" table:style-name="ce11" office:value-type="float" office:value="431.02" calcext:value-type="float">
            <text:p>431.02</text:p>
          </table:table-cell>
          <table:table-cell table:style-name="ce11" office:value-type="string" calcext:value-type="string">
            <text:p>Thu</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244</text:p>
          </table:table-cell>
          <table:table-cell table:style-name="ce4" office:value-type="string" calcext:value-type="string">
            <text:p>West</text:p>
          </table:table-cell>
          <table:table-cell table:style-name="ce4" office:value-type="string" calcext:value-type="string">
            <text:p>Michner</text:p>
          </table:table-cell>
          <table:table-cell table:style-name="ce4" office:value-type="string" calcext:value-type="string">
            <text:p>Replace</text:p>
          </table:table-cell>
          <table:table-cell table:style-name="ce5"/>
          <table:table-cell table:style-name="ce6" office:value-type="date" office:date-value="2020-11-05" calcext:value-type="date">
            <text:p>05-Nov-20</text:p>
          </table:table-cell>
          <table:table-cell table:style-name="ce7" office:value-type="date" office:date-value="2020-11-25" calcext:value-type="date">
            <text:p>25-Nov-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27.95" calcext:value-type="float">
            <text:p>27.95</text:p>
          </table:table-cell>
          <table:table-cell table:style-name="ce4" office:value-type="string" calcext:value-type="string">
            <text:p>Account</text:p>
          </table:table-cell>
          <table:table-cell table:style-name="ce11" office:value-type="float" office:value="20" calcext:value-type="float">
            <text:p>20</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27.95" calcext:value-type="float">
            <text:p>27.95</text:p>
          </table:table-cell>
          <table:table-cell table:number-columns-repeated="2" table:style-name="ce11" office:value-type="float" office:value="67.95" calcext:value-type="float">
            <text:p>67.95</text:p>
          </table:table-cell>
          <table:table-cell table:style-name="ce11" office:value-type="string" calcext:value-type="string">
            <text:p>Thu</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245</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6" office:value-type="date" office:date-value="2020-11-07" calcext:value-type="date">
            <text:p>07-Nov-20</text:p>
          </table:table-cell>
          <table:table-cell table:style-name="ce6" office:value-type="date" office:date-value="2020-12-09" calcext:value-type="date">
            <text:p>09-Dec-20</text:p>
          </table:table-cell>
          <table:table-cell table:style-name="ce4" office:value-type="float" office:value="2" calcext:value-type="float">
            <text:p>2</text:p>
          </table:table-cell>
          <table:table-cell table:style-name="ce5" table:number-columns-repeated="2"/>
          <table:table-cell table:style-name="ce4" office:value-type="float" office:value="0.75" calcext:value-type="float">
            <text:p>0.75</text:p>
          </table:table-cell>
          <table:table-cell table:style-name="ce4" office:value-type="float" office:value="62.13" calcext:value-type="float">
            <text:p>62.13</text:p>
          </table:table-cell>
          <table:table-cell table:style-name="ce4" office:value-type="string" calcext:value-type="string">
            <text:p>Account</text:p>
          </table:table-cell>
          <table:table-cell table:style-name="ce11" office:value-type="float" office:value="32" calcext:value-type="float">
            <text:p>32</text:p>
          </table:table-cell>
          <table:table-cell table:style-name="ce11" office:value-type="float" office:value="140" calcext:value-type="float">
            <text:p>140</text:p>
          </table:table-cell>
          <table:table-cell table:number-columns-repeated="2" table:style-name="ce11" office:value-type="float" office:value="105" calcext:value-type="float">
            <text:p>105</text:p>
          </table:table-cell>
          <table:table-cell table:style-name="ce11" office:value-type="float" office:value="62.13" calcext:value-type="float">
            <text:p>62.13</text:p>
          </table:table-cell>
          <table:table-cell table:number-columns-repeated="2" table:style-name="ce11" office:value-type="float" office:value="167.13" calcext:value-type="float">
            <text:p>167.13</text:p>
          </table:table-cell>
          <table:table-cell table:style-name="ce11" office:value-type="string" calcext:value-type="string">
            <text:p>Sat</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246</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Install</text:p>
          </table:table-cell>
          <table:table-cell table:style-name="ce5"/>
          <table:table-cell table:style-name="ce6" office:value-type="date" office:date-value="2020-11-09" calcext:value-type="date">
            <text:p>09-Nov-20</text:p>
          </table:table-cell>
          <table:table-cell table:style-name="ce7" office:value-type="date" office:date-value="2020-11-26" calcext:value-type="date">
            <text:p>26-Nov-20</text:p>
          </table:table-cell>
          <table:table-cell table:style-name="ce4" office:value-type="float" office:value="1" calcext:value-type="float">
            <text:p>1</text:p>
          </table:table-cell>
          <table:table-cell table:style-name="ce5" table:number-columns-repeated="2"/>
          <table:table-cell table:style-name="ce4" office:value-type="float" office:value="7" calcext:value-type="float">
            <text:p>7</text:p>
          </table:table-cell>
          <table:table-cell table:style-name="ce10" office:value-type="float" office:value="3396.25" calcext:value-type="float">
            <text:p>3,396.25</text:p>
          </table:table-cell>
          <table:table-cell table:style-name="ce4" office:value-type="string" calcext:value-type="string">
            <text:p>P.O.</text:p>
          </table:table-cell>
          <table:table-cell table:style-name="ce11" office:value-type="float" office:value="17" calcext:value-type="float">
            <text:p>17</text:p>
          </table:table-cell>
          <table:table-cell table:style-name="ce11" office:value-type="float" office:value="80" calcext:value-type="float">
            <text:p>80</text:p>
          </table:table-cell>
          <table:table-cell table:number-columns-repeated="2" table:style-name="ce11" office:value-type="float" office:value="560" calcext:value-type="float">
            <text:p>560</text:p>
          </table:table-cell>
          <table:table-cell table:style-name="ce13" office:value-type="float" office:value="3396.25" calcext:value-type="float">
            <text:p>3,396.25</text:p>
          </table:table-cell>
          <table:table-cell table:number-columns-repeated="2" table:style-name="ce13" office:value-type="float" office:value="3956.25" calcext:value-type="float">
            <text:p>3,956.25</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247</text:p>
          </table:table-cell>
          <table:table-cell table:style-name="ce4" office:value-type="string" calcext:value-type="string">
            <text:p>East</text:p>
          </table:table-cell>
          <table:table-cell table:style-name="ce4" office:value-type="string" calcext:value-type="string">
            <text:p>Ling</text:p>
          </table:table-cell>
          <table:table-cell table:style-name="ce4" office:value-type="string" calcext:value-type="string">
            <text:p>Replace</text:p>
          </table:table-cell>
          <table:table-cell table:style-name="ce5"/>
          <table:table-cell table:style-name="ce6" office:value-type="date" office:date-value="2020-11-09" calcext:value-type="date">
            <text:p>09-Nov-20</text:p>
          </table:table-cell>
          <table:table-cell table:style-name="ce6" office:value-type="date" office:date-value="2021-03-03" calcext:value-type="date">
            <text:p>03-Mar-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22" calcext:value-type="float">
            <text:p>22</text:p>
          </table:table-cell>
          <table:table-cell table:style-name="ce4" office:value-type="string" calcext:value-type="string">
            <text:p>Account</text:p>
          </table:table-cell>
          <table:table-cell table:style-name="ce11" office:value-type="float" office:value="114" calcext:value-type="float">
            <text:p>114</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22" calcext:value-type="float">
            <text:p>22</text:p>
          </table:table-cell>
          <table:table-cell table:number-columns-repeated="2" table:style-name="ce11" office:value-type="float" office:value="92" calcext:value-type="float">
            <text:p>92</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248</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7" office:value-type="date" office:date-value="2020-11-10" calcext:value-type="date">
            <text:p>10-Nov-20</text:p>
          </table:table-cell>
          <table:table-cell table:style-name="ce6" office:value-type="date" office:date-value="2020-12-09" calcext:value-type="date">
            <text:p>09-Dec-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63.37" calcext:value-type="float">
            <text:p>163.37</text:p>
          </table:table-cell>
          <table:table-cell table:style-name="ce4" office:value-type="string" calcext:value-type="string">
            <text:p>P.O.</text:p>
          </table:table-cell>
          <table:table-cell table:style-name="ce11" office:value-type="float" office:value="29" calcext:value-type="float">
            <text:p>29</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63.37" calcext:value-type="float">
            <text:p>163.37</text:p>
          </table:table-cell>
          <table:table-cell table:number-columns-repeated="2" table:style-name="ce11" office:value-type="float" office:value="203.37" calcext:value-type="float">
            <text:p>203.37</text:p>
          </table:table-cell>
          <table:table-cell table:style-name="ce11" office:value-type="string" calcext:value-type="string">
            <text:p>Tue</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249</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7" office:value-type="date" office:date-value="2020-11-11" calcext:value-type="date">
            <text:p>11-Nov-20</text:p>
          </table:table-cell>
          <table:table-cell table:style-name="ce7" office:value-type="date" office:date-value="2020-11-25" calcext:value-type="date">
            <text:p>25-Nov-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5.41" calcext:value-type="float">
            <text:p>25.41</text:p>
          </table:table-cell>
          <table:table-cell table:style-name="ce4" office:value-type="string" calcext:value-type="string">
            <text:p>Account</text:p>
          </table:table-cell>
          <table:table-cell table:style-name="ce11" office:value-type="float" office:value="14" calcext:value-type="float">
            <text:p>14</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5.41" calcext:value-type="float">
            <text:p>25.41</text:p>
          </table:table-cell>
          <table:table-cell table:number-columns-repeated="2" table:style-name="ce11" office:value-type="float" office:value="45.41" calcext:value-type="float">
            <text:p>45.41</text:p>
          </table:table-cell>
          <table:table-cell table:number-columns-repeated="2" table:style-name="ce11" office:value-type="string" calcext:value-type="string">
            <text:p>Wed</text:p>
          </table:table-cell>
          <table:table-cell table:number-columns-repeated="1002"/>
        </table:table-row>
        <table:table-row table:style-name="ro1">
          <table:table-cell table:style-name="ce2" office:value-type="string" calcext:value-type="string">
            <text:p>A00250</text:p>
          </table:table-cell>
          <table:table-cell table:style-name="ce4" office:value-type="string" calcext:value-type="string">
            <text:p>Southeast</text:p>
          </table:table-cell>
          <table:table-cell table:style-name="ce4" office:value-type="string" calcext:value-type="string">
            <text:p>Cartier</text:p>
          </table:table-cell>
          <table:table-cell table:style-name="ce4" office:value-type="string" calcext:value-type="string">
            <text:p>Replace</text:p>
          </table:table-cell>
          <table:table-cell table:style-name="ce5"/>
          <table:table-cell table:style-name="ce7" office:value-type="date" office:date-value="2020-11-11" calcext:value-type="date">
            <text:p>11-Nov-20</text:p>
          </table:table-cell>
          <table:table-cell table:style-name="ce6" office:value-type="date" office:date-value="2020-12-03" calcext:value-type="date">
            <text:p>03-Dec-20</text:p>
          </table:table-cell>
          <table:table-cell table:style-name="ce4" office:value-type="float" office:value="2" calcext:value-type="float">
            <text:p>2</text:p>
          </table:table-cell>
          <table:table-cell table:style-name="ce5" table:number-columns-repeated="2"/>
          <table:table-cell table:style-name="ce4" office:value-type="float" office:value="0.75" calcext:value-type="float">
            <text:p>0.75</text:p>
          </table:table-cell>
          <table:table-cell table:style-name="ce4" office:value-type="float" office:value="182.7" calcext:value-type="float">
            <text:p>182.7</text:p>
          </table:table-cell>
          <table:table-cell table:style-name="ce4" office:value-type="string" calcext:value-type="string">
            <text:p>C.O.D.</text:p>
          </table:table-cell>
          <table:table-cell table:style-name="ce11" office:value-type="float" office:value="22" calcext:value-type="float">
            <text:p>22</text:p>
          </table:table-cell>
          <table:table-cell table:style-name="ce11" office:value-type="float" office:value="140" calcext:value-type="float">
            <text:p>140</text:p>
          </table:table-cell>
          <table:table-cell table:number-columns-repeated="2" table:style-name="ce11" office:value-type="float" office:value="105" calcext:value-type="float">
            <text:p>105</text:p>
          </table:table-cell>
          <table:table-cell table:style-name="ce11" office:value-type="float" office:value="182.7" calcext:value-type="float">
            <text:p>182.7</text:p>
          </table:table-cell>
          <table:table-cell table:number-columns-repeated="2" table:style-name="ce11" office:value-type="float" office:value="287.7" calcext:value-type="float">
            <text:p>287.7</text:p>
          </table:table-cell>
          <table:table-cell table:style-name="ce11" office:value-type="string" calcext:value-type="string">
            <text:p>Wed</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251</text:p>
          </table:table-cell>
          <table:table-cell table:style-name="ce4" office:value-type="string" calcext:value-type="string">
            <text:p>Southea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7" office:value-type="date" office:date-value="2020-11-11" calcext:value-type="date">
            <text:p>11-Nov-20</text:p>
          </table:table-cell>
          <table:table-cell table:style-name="ce7" office:value-type="date" office:date-value="2020-11-30" calcext:value-type="date">
            <text:p>30-Nov-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73.51" calcext:value-type="float">
            <text:p>73.51</text:p>
          </table:table-cell>
          <table:table-cell table:style-name="ce4" office:value-type="string" calcext:value-type="string">
            <text:p>C.O.D.</text:p>
          </table:table-cell>
          <table:table-cell table:style-name="ce11" office:value-type="float" office:value="19" calcext:value-type="float">
            <text:p>19</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73.51" calcext:value-type="float">
            <text:p>73.51</text:p>
          </table:table-cell>
          <table:table-cell table:number-columns-repeated="2" table:style-name="ce11" office:value-type="float" office:value="113.51" calcext:value-type="float">
            <text:p>113.51</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252</text:p>
          </table:table-cell>
          <table:table-cell table:style-name="ce4" office:value-type="string" calcext:value-type="string">
            <text:p>Central</text:p>
          </table:table-cell>
          <table:table-cell table:style-name="ce4" office:value-type="string" calcext:value-type="string">
            <text:p>Cartier</text:p>
          </table:table-cell>
          <table:table-cell table:style-name="ce4" office:value-type="string" calcext:value-type="string">
            <text:p>Replace</text:p>
          </table:table-cell>
          <table:table-cell table:style-name="ce4" office:value-type="string" calcext:value-type="string">
            <text:p>Yes</text:p>
          </table:table-cell>
          <table:table-cell table:style-name="ce7" office:value-type="date" office:date-value="2020-11-11" calcext:value-type="date">
            <text:p>11-Nov-20</text:p>
          </table:table-cell>
          <table:table-cell table:style-name="ce6" office:value-type="date" office:date-value="2020-12-01" calcext:value-type="date">
            <text:p>01-Dec-20</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115.22" calcext:value-type="float">
            <text:p>115.22</text:p>
          </table:table-cell>
          <table:table-cell table:style-name="ce4" office:value-type="string" calcext:value-type="string">
            <text:p>Account</text:p>
          </table:table-cell>
          <table:table-cell table:style-name="ce11" office:value-type="float" office:value="20" calcext:value-type="float">
            <text:p>20</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115.22" calcext:value-type="float">
            <text:p>115.22</text:p>
          </table:table-cell>
          <table:table-cell table:number-columns-repeated="2" table:style-name="ce11" office:value-type="float" office:value="185.22" calcext:value-type="float">
            <text:p>185.22</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253</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Replace</text:p>
          </table:table-cell>
          <table:table-cell table:style-name="ce5"/>
          <table:table-cell table:style-name="ce7" office:value-type="date" office:date-value="2020-11-12" calcext:value-type="date">
            <text:p>12-Nov-20</text:p>
          </table:table-cell>
          <table:table-cell table:style-name="ce7" office:value-type="date" office:date-value="2020-11-19" calcext:value-type="date">
            <text:p>19-Nov-20</text:p>
          </table:table-cell>
          <table:table-cell table:style-name="ce4" office:value-type="float" office:value="2" calcext:value-type="float">
            <text:p>2</text:p>
          </table:table-cell>
          <table:table-cell table:style-name="ce5" table:number-columns-repeated="2"/>
          <table:table-cell table:style-name="ce4" office:value-type="float" office:value="0.75" calcext:value-type="float">
            <text:p>0.75</text:p>
          </table:table-cell>
          <table:table-cell table:style-name="ce4" office:value-type="float" office:value="340.45" calcext:value-type="float">
            <text:p>340.45</text:p>
          </table:table-cell>
          <table:table-cell table:style-name="ce4" office:value-type="string" calcext:value-type="string">
            <text:p>C.O.D.</text:p>
          </table:table-cell>
          <table:table-cell table:style-name="ce11" office:value-type="float" office:value="7" calcext:value-type="float">
            <text:p>7</text:p>
          </table:table-cell>
          <table:table-cell table:style-name="ce11" office:value-type="float" office:value="140" calcext:value-type="float">
            <text:p>140</text:p>
          </table:table-cell>
          <table:table-cell table:number-columns-repeated="2" table:style-name="ce11" office:value-type="float" office:value="105" calcext:value-type="float">
            <text:p>105</text:p>
          </table:table-cell>
          <table:table-cell table:style-name="ce11" office:value-type="float" office:value="340.45" calcext:value-type="float">
            <text:p>340.45</text:p>
          </table:table-cell>
          <table:table-cell table:number-columns-repeated="2" table:style-name="ce11" office:value-type="float" office:value="445.45" calcext:value-type="float">
            <text:p>445.45</text:p>
          </table:table-cell>
          <table:table-cell table:number-columns-repeated="2" table:style-name="ce11" office:value-type="string" calcext:value-type="string">
            <text:p>Thu</text:p>
          </table:table-cell>
          <table:table-cell table:number-columns-repeated="1002"/>
        </table:table-row>
        <table:table-row table:style-name="ro1">
          <table:table-cell table:style-name="ce2" office:value-type="string" calcext:value-type="string">
            <text:p>A00254</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0-11-12" calcext:value-type="date">
            <text:p>12-Nov-20</text:p>
          </table:table-cell>
          <table:table-cell table:style-name="ce7" office:value-type="date" office:date-value="2020-11-26" calcext:value-type="date">
            <text:p>26-Nov-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2" calcext:value-type="float">
            <text:p>12</text:p>
          </table:table-cell>
          <table:table-cell table:style-name="ce4" office:value-type="string" calcext:value-type="string">
            <text:p>Account</text:p>
          </table:table-cell>
          <table:table-cell table:style-name="ce11" office:value-type="float" office:value="14" calcext:value-type="float">
            <text:p>14</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2" calcext:value-type="float">
            <text:p>12</text:p>
          </table:table-cell>
          <table:table-cell table:number-columns-repeated="2" table:style-name="ce11" office:value-type="float" office:value="52" calcext:value-type="float">
            <text:p>52</text:p>
          </table:table-cell>
          <table:table-cell table:number-columns-repeated="2" table:style-name="ce11" office:value-type="string" calcext:value-type="string">
            <text:p>Thu</text:p>
          </table:table-cell>
          <table:table-cell table:number-columns-repeated="1002"/>
        </table:table-row>
        <table:table-row table:style-name="ro1">
          <table:table-cell table:style-name="ce2" office:value-type="string" calcext:value-type="string">
            <text:p>A00255</text:p>
          </table:table-cell>
          <table:table-cell table:style-name="ce4" office:value-type="string" calcext:value-type="string">
            <text:p>Southea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7" office:value-type="date" office:date-value="2020-11-13" calcext:value-type="date">
            <text:p>13-Nov-20</text:p>
          </table:table-cell>
          <table:table-cell table:style-name="ce7" office:value-type="date" office:date-value="2020-11-24" calcext:value-type="date">
            <text:p>24-Nov-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36.75" calcext:value-type="float">
            <text:p>36.75</text:p>
          </table:table-cell>
          <table:table-cell table:style-name="ce4" office:value-type="string" calcext:value-type="string">
            <text:p>Account</text:p>
          </table:table-cell>
          <table:table-cell table:style-name="ce11" office:value-type="float" office:value="11" calcext:value-type="float">
            <text:p>11</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36.75" calcext:value-type="float">
            <text:p>36.75</text:p>
          </table:table-cell>
          <table:table-cell table:number-columns-repeated="2" table:style-name="ce11" office:value-type="float" office:value="76.75" calcext:value-type="float">
            <text:p>76.75</text:p>
          </table:table-cell>
          <table:table-cell table:style-name="ce11" office:value-type="string" calcext:value-type="string">
            <text:p>Fri</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256</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Install</text:p>
          </table:table-cell>
          <table:table-cell table:style-name="ce5"/>
          <table:table-cell table:style-name="ce7" office:value-type="date" office:date-value="2020-11-14" calcext:value-type="date">
            <text:p>14-Nov-20</text:p>
          </table:table-cell>
          <table:table-cell table:style-name="ce6" office:value-type="date" office:date-value="2020-12-05" calcext:value-type="date">
            <text:p>05-Dec-20</text:p>
          </table:table-cell>
          <table:table-cell table:style-name="ce4" office:value-type="float" office:value="1" calcext:value-type="float">
            <text:p>1</text:p>
          </table:table-cell>
          <table:table-cell table:style-name="ce5" table:number-columns-repeated="2"/>
          <table:table-cell table:style-name="ce4" office:value-type="float" office:value="1.75" calcext:value-type="float">
            <text:p>1.75</text:p>
          </table:table-cell>
          <table:table-cell table:style-name="ce4" office:value-type="float" office:value="183.95" calcext:value-type="float">
            <text:p>183.95</text:p>
          </table:table-cell>
          <table:table-cell table:style-name="ce4" office:value-type="string" calcext:value-type="string">
            <text:p>P.O.</text:p>
          </table:table-cell>
          <table:table-cell table:style-name="ce11" office:value-type="float" office:value="21" calcext:value-type="float">
            <text:p>21</text:p>
          </table:table-cell>
          <table:table-cell table:style-name="ce11" office:value-type="float" office:value="80" calcext:value-type="float">
            <text:p>80</text:p>
          </table:table-cell>
          <table:table-cell table:number-columns-repeated="2" table:style-name="ce11" office:value-type="float" office:value="140" calcext:value-type="float">
            <text:p>140</text:p>
          </table:table-cell>
          <table:table-cell table:style-name="ce11" office:value-type="float" office:value="183.95" calcext:value-type="float">
            <text:p>183.95</text:p>
          </table:table-cell>
          <table:table-cell table:number-columns-repeated="2" table:style-name="ce11" office:value-type="float" office:value="323.95" calcext:value-type="float">
            <text:p>323.95</text:p>
          </table:table-cell>
          <table:table-cell table:number-columns-repeated="2" table:style-name="ce11" office:value-type="string" calcext:value-type="string">
            <text:p>Sat</text:p>
          </table:table-cell>
          <table:table-cell table:number-columns-repeated="1002"/>
        </table:table-row>
        <table:table-row table:style-name="ro1">
          <table:table-cell table:style-name="ce2" office:value-type="string" calcext:value-type="string">
            <text:p>A00257</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Assess</text:p>
          </table:table-cell>
          <table:table-cell table:style-name="ce4" office:value-type="string" calcext:value-type="string">
            <text:p>Yes</text:p>
          </table:table-cell>
          <table:table-cell table:style-name="ce7" office:value-type="date" office:date-value="2020-11-14" calcext:value-type="date">
            <text:p>14-Nov-20</text:p>
          </table:table-cell>
          <table:table-cell table:style-name="ce6" office:value-type="date" office:date-value="2020-12-02" calcext:value-type="date">
            <text:p>02-Dec-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6.58" calcext:value-type="float">
            <text:p>26.58</text:p>
          </table:table-cell>
          <table:table-cell table:style-name="ce4" office:value-type="string" calcext:value-type="string">
            <text:p>P.O.</text:p>
          </table:table-cell>
          <table:table-cell table:style-name="ce11" office:value-type="float" office:value="18" calcext:value-type="float">
            <text:p>18</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6.58" calcext:value-type="float">
            <text:p>26.58</text:p>
          </table:table-cell>
          <table:table-cell table:number-columns-repeated="2" table:style-name="ce11" office:value-type="float" office:value="46.58" calcext:value-type="float">
            <text:p>46.58</text:p>
          </table:table-cell>
          <table:table-cell table:style-name="ce11" office:value-type="string" calcext:value-type="string">
            <text:p>Sat</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258</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0-11-16" calcext:value-type="date">
            <text:p>16-Nov-20</text:p>
          </table:table-cell>
          <table:table-cell table:style-name="ce6" office:value-type="date" office:date-value="2020-12-02" calcext:value-type="date">
            <text:p>02-Dec-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3.42" calcext:value-type="float">
            <text:p>13.42</text:p>
          </table:table-cell>
          <table:table-cell table:style-name="ce4" office:value-type="string" calcext:value-type="string">
            <text:p>C.O.D.</text:p>
          </table:table-cell>
          <table:table-cell table:style-name="ce11" office:value-type="float" office:value="16" calcext:value-type="float">
            <text:p>16</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3.42" calcext:value-type="float">
            <text:p>13.42</text:p>
          </table:table-cell>
          <table:table-cell table:number-columns-repeated="2" table:style-name="ce11" office:value-type="float" office:value="53.42" calcext:value-type="float">
            <text:p>53.42</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259</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Install</text:p>
          </table:table-cell>
          <table:table-cell table:style-name="ce5"/>
          <table:table-cell table:style-name="ce7" office:value-type="date" office:date-value="2020-11-16" calcext:value-type="date">
            <text:p>16-Nov-20</text:p>
          </table:table-cell>
          <table:table-cell table:style-name="ce6" office:value-type="date" office:date-value="2020-12-03" calcext:value-type="date">
            <text:p>03-Dec-20</text:p>
          </table:table-cell>
          <table:table-cell table:style-name="ce4" office:value-type="float" office:value="1" calcext:value-type="float">
            <text:p>1</text:p>
          </table:table-cell>
          <table:table-cell table:style-name="ce5" table:number-columns-repeated="2"/>
          <table:table-cell table:style-name="ce4" office:value-type="float" office:value="1" calcext:value-type="float">
            <text:p>1</text:p>
          </table:table-cell>
          <table:table-cell table:style-name="ce4" office:value-type="float" office:value="324" calcext:value-type="float">
            <text:p>324</text:p>
          </table:table-cell>
          <table:table-cell table:style-name="ce4" office:value-type="string" calcext:value-type="string">
            <text:p>P.O.</text:p>
          </table:table-cell>
          <table:table-cell table:style-name="ce11" office:value-type="float" office:value="17" calcext:value-type="float">
            <text:p>17</text:p>
          </table:table-cell>
          <table:table-cell table:number-columns-repeated="3" table:style-name="ce11" office:value-type="float" office:value="80" calcext:value-type="float">
            <text:p>80</text:p>
          </table:table-cell>
          <table:table-cell table:style-name="ce11" office:value-type="float" office:value="324" calcext:value-type="float">
            <text:p>324</text:p>
          </table:table-cell>
          <table:table-cell table:number-columns-repeated="2" table:style-name="ce11" office:value-type="float" office:value="404" calcext:value-type="float">
            <text:p>404</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260</text:p>
          </table:table-cell>
          <table:table-cell table:style-name="ce4" office:value-type="string" calcext:value-type="string">
            <text:p>Southea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7" office:value-type="date" office:date-value="2020-11-17" calcext:value-type="date">
            <text:p>17-Nov-20</text:p>
          </table:table-cell>
          <table:table-cell table:style-name="ce6" office:value-type="date" office:date-value="2020-12-09" calcext:value-type="date">
            <text:p>09-Dec-20</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504.21" calcext:value-type="float">
            <text:p>504.21</text:p>
          </table:table-cell>
          <table:table-cell table:style-name="ce4" office:value-type="string" calcext:value-type="string">
            <text:p>C.O.D.</text:p>
          </table:table-cell>
          <table:table-cell table:style-name="ce11" office:value-type="float" office:value="22" calcext:value-type="float">
            <text:p>22</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504.21" calcext:value-type="float">
            <text:p>504.21</text:p>
          </table:table-cell>
          <table:table-cell table:number-columns-repeated="2" table:style-name="ce11" office:value-type="float" office:value="574.21" calcext:value-type="float">
            <text:p>574.21</text:p>
          </table:table-cell>
          <table:table-cell table:style-name="ce11" office:value-type="string" calcext:value-type="string">
            <text:p>Tue</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261</text:p>
          </table:table-cell>
          <table:table-cell table:style-name="ce4" office:value-type="string" calcext:value-type="string">
            <text:p>Central</text:p>
          </table:table-cell>
          <table:table-cell table:style-name="ce4" office:value-type="string" calcext:value-type="string">
            <text:p>Khan</text:p>
          </table:table-cell>
          <table:table-cell table:style-name="ce4" office:value-type="string" calcext:value-type="string">
            <text:p>Assess</text:p>
          </table:table-cell>
          <table:table-cell table:style-name="ce4" office:value-type="string" calcext:value-type="string">
            <text:p>Yes</text:p>
          </table:table-cell>
          <table:table-cell table:style-name="ce7" office:value-type="date" office:date-value="2020-11-17" calcext:value-type="date">
            <text:p>17-Nov-20</text:p>
          </table:table-cell>
          <table:table-cell table:style-name="ce7" office:value-type="date" office:date-value="2020-12-15" calcext:value-type="date">
            <text:p>15-Dec-20</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338.07" calcext:value-type="float">
            <text:p>338.07</text:p>
          </table:table-cell>
          <table:table-cell table:style-name="ce4" office:value-type="string" calcext:value-type="string">
            <text:p>Account</text:p>
          </table:table-cell>
          <table:table-cell table:style-name="ce11" office:value-type="float" office:value="28" calcext:value-type="float">
            <text:p>28</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338.07" calcext:value-type="float">
            <text:p>338.07</text:p>
          </table:table-cell>
          <table:table-cell table:number-columns-repeated="2" table:style-name="ce11" office:value-type="float" office:value="408.07" calcext:value-type="float">
            <text:p>408.07</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262</text:p>
          </table:table-cell>
          <table:table-cell table:style-name="ce4" office:value-type="string" calcext:value-type="string">
            <text:p>Southeast</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7" office:value-type="date" office:date-value="2020-11-18" calcext:value-type="date">
            <text:p>18-Nov-20</text:p>
          </table:table-cell>
          <table:table-cell table:style-name="ce7" office:value-type="date" office:date-value="2020-11-30" calcext:value-type="date">
            <text:p>30-Nov-20</text:p>
          </table:table-cell>
          <table:table-cell table:style-name="ce4" office:value-type="float" office:value="2" calcext:value-type="float">
            <text:p>2</text:p>
          </table:table-cell>
          <table:table-cell table:style-name="ce5" table:number-columns-repeated="2"/>
          <table:table-cell table:style-name="ce4" office:value-type="float" office:value="1.5" calcext:value-type="float">
            <text:p>1.5</text:p>
          </table:table-cell>
          <table:table-cell table:style-name="ce4" office:value-type="float" office:value="0.98" calcext:value-type="float">
            <text:p>0.98</text:p>
          </table:table-cell>
          <table:table-cell table:style-name="ce4" office:value-type="string" calcext:value-type="string">
            <text:p>C.O.D.</text:p>
          </table:table-cell>
          <table:table-cell table:style-name="ce11" office:value-type="float" office:value="12" calcext:value-type="float">
            <text:p>12</text:p>
          </table:table-cell>
          <table:table-cell table:style-name="ce11" office:value-type="float" office:value="140" calcext:value-type="float">
            <text:p>140</text:p>
          </table:table-cell>
          <table:table-cell table:number-columns-repeated="2" table:style-name="ce11" office:value-type="float" office:value="210" calcext:value-type="float">
            <text:p>210</text:p>
          </table:table-cell>
          <table:table-cell table:style-name="ce11" office:value-type="float" office:value="0.98" calcext:value-type="float">
            <text:p>0.98</text:p>
          </table:table-cell>
          <table:table-cell table:number-columns-repeated="2" table:style-name="ce11" office:value-type="float" office:value="210.98" calcext:value-type="float">
            <text:p>210.98</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263</text:p>
          </table:table-cell>
          <table:table-cell table:style-name="ce4" office:value-type="string" calcext:value-type="string">
            <text:p>Southea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0-11-18" calcext:value-type="date">
            <text:p>18-Nov-20</text:p>
          </table:table-cell>
          <table:table-cell table:style-name="ce7" office:value-type="date" office:date-value="2020-11-30" calcext:value-type="date">
            <text:p>30-Nov-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4.88" calcext:value-type="float">
            <text:p>14.88</text:p>
          </table:table-cell>
          <table:table-cell table:style-name="ce4" office:value-type="string" calcext:value-type="string">
            <text:p>Account</text:p>
          </table:table-cell>
          <table:table-cell table:style-name="ce11" office:value-type="float" office:value="12" calcext:value-type="float">
            <text:p>12</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4.88" calcext:value-type="float">
            <text:p>14.88</text:p>
          </table:table-cell>
          <table:table-cell table:number-columns-repeated="2" table:style-name="ce11" office:value-type="float" office:value="54.88" calcext:value-type="float">
            <text:p>54.88</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264</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7" office:value-type="date" office:date-value="2020-11-19" calcext:value-type="date">
            <text:p>19-Nov-20</text:p>
          </table:table-cell>
          <table:table-cell table:style-name="ce7" office:value-type="date" office:date-value="2020-11-30" calcext:value-type="date">
            <text:p>30-Nov-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81.9" calcext:value-type="float">
            <text:p>81.9</text:p>
          </table:table-cell>
          <table:table-cell table:style-name="ce4" office:value-type="string" calcext:value-type="string">
            <text:p>Account</text:p>
          </table:table-cell>
          <table:table-cell table:style-name="ce11" office:value-type="float" office:value="11" calcext:value-type="float">
            <text:p>11</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81.9" calcext:value-type="float">
            <text:p>81.9</text:p>
          </table:table-cell>
          <table:table-cell table:number-columns-repeated="2" table:style-name="ce11" office:value-type="float" office:value="121.9" calcext:value-type="float">
            <text:p>121.9</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265</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7" office:value-type="date" office:date-value="2020-11-19" calcext:value-type="date">
            <text:p>19-Nov-20</text:p>
          </table:table-cell>
          <table:table-cell table:style-name="ce6" office:value-type="date" office:date-value="2020-12-03" calcext:value-type="date">
            <text:p>03-Dec-20</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21.33" calcext:value-type="float">
            <text:p>21.33</text:p>
          </table:table-cell>
          <table:table-cell table:style-name="ce4" office:value-type="string" calcext:value-type="string">
            <text:p>Account</text:p>
          </table:table-cell>
          <table:table-cell table:style-name="ce11" office:value-type="float" office:value="14" calcext:value-type="float">
            <text:p>14</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21.33" calcext:value-type="float">
            <text:p>21.33</text:p>
          </table:table-cell>
          <table:table-cell table:number-columns-repeated="2" table:style-name="ce11" office:value-type="float" office:value="56.33" calcext:value-type="float">
            <text:p>56.33</text:p>
          </table:table-cell>
          <table:table-cell table:number-columns-repeated="2" table:style-name="ce11" office:value-type="string" calcext:value-type="string">
            <text:p>Thu</text:p>
          </table:table-cell>
          <table:table-cell table:number-columns-repeated="1002"/>
        </table:table-row>
        <table:table-row table:style-name="ro1">
          <table:table-cell table:style-name="ce2" office:value-type="string" calcext:value-type="string">
            <text:p>A00266</text:p>
          </table:table-cell>
          <table:table-cell table:style-name="ce4" office:value-type="string" calcext:value-type="string">
            <text:p>Central</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0-11-19" calcext:value-type="date">
            <text:p>19-Nov-20</text:p>
          </table:table-cell>
          <table:table-cell table:style-name="ce6" office:value-type="date" office:date-value="2020-12-03" calcext:value-type="date">
            <text:p>03-Dec-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20" calcext:value-type="float">
            <text:p>120</text:p>
          </table:table-cell>
          <table:table-cell table:style-name="ce4" office:value-type="string" calcext:value-type="string">
            <text:p>P.O.</text:p>
          </table:table-cell>
          <table:table-cell table:style-name="ce11" office:value-type="float" office:value="14" calcext:value-type="float">
            <text:p>14</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20" calcext:value-type="float">
            <text:p>120</text:p>
          </table:table-cell>
          <table:table-cell table:number-columns-repeated="2" table:style-name="ce11" office:value-type="float" office:value="140" calcext:value-type="float">
            <text:p>140</text:p>
          </table:table-cell>
          <table:table-cell table:number-columns-repeated="2" table:style-name="ce11" office:value-type="string" calcext:value-type="string">
            <text:p>Thu</text:p>
          </table:table-cell>
          <table:table-cell table:number-columns-repeated="1002"/>
        </table:table-row>
        <table:table-row table:style-name="ro1">
          <table:table-cell table:style-name="ce2" office:value-type="string" calcext:value-type="string">
            <text:p>A00267</text:p>
          </table:table-cell>
          <table:table-cell table:style-name="ce4" office:value-type="string" calcext:value-type="string">
            <text:p>Northwest</text:p>
          </table:table-cell>
          <table:table-cell table:style-name="ce4" office:value-type="string" calcext:value-type="string">
            <text:p>Michner</text:p>
          </table:table-cell>
          <table:table-cell table:style-name="ce4" office:value-type="string" calcext:value-type="string">
            <text:p>Replace</text:p>
          </table:table-cell>
          <table:table-cell table:style-name="ce5"/>
          <table:table-cell table:style-name="ce7" office:value-type="date" office:date-value="2020-11-19" calcext:value-type="date">
            <text:p>19-Nov-20</text:p>
          </table:table-cell>
          <table:table-cell table:style-name="ce7" office:value-type="date" office:date-value="2020-12-17" calcext:value-type="date">
            <text:p>17-Dec-20</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10" office:value-type="float" office:value="1579.4" calcext:value-type="float">
            <text:p>1,579.40</text:p>
          </table:table-cell>
          <table:table-cell table:style-name="ce4" office:value-type="string" calcext:value-type="string">
            <text:p>Account</text:p>
          </table:table-cell>
          <table:table-cell table:style-name="ce11" office:value-type="float" office:value="28" calcext:value-type="float">
            <text:p>28</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3" office:value-type="float" office:value="1579.4" calcext:value-type="float">
            <text:p>1,579.40</text:p>
          </table:table-cell>
          <table:table-cell table:number-columns-repeated="2" table:style-name="ce13" office:value-type="float" office:value="1649.4" calcext:value-type="float">
            <text:p>1,649.40</text:p>
          </table:table-cell>
          <table:table-cell table:number-columns-repeated="2" table:style-name="ce11" office:value-type="string" calcext:value-type="string">
            <text:p>Thu</text:p>
          </table:table-cell>
          <table:table-cell table:number-columns-repeated="1002"/>
        </table:table-row>
        <table:table-row table:style-name="ro1">
          <table:table-cell table:style-name="ce2" office:value-type="string" calcext:value-type="string">
            <text:p>A00268</text:p>
          </table:table-cell>
          <table:table-cell table:style-name="ce4" office:value-type="string" calcext:value-type="string">
            <text:p>South</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7" office:value-type="date" office:date-value="2020-11-21" calcext:value-type="date">
            <text:p>21-Nov-20</text:p>
          </table:table-cell>
          <table:table-cell table:style-name="ce7" office:value-type="date" office:date-value="2020-11-30" calcext:value-type="date">
            <text:p>30-Nov-20</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174.18" calcext:value-type="float">
            <text:p>174.18</text:p>
          </table:table-cell>
          <table:table-cell table:style-name="ce4" office:value-type="string" calcext:value-type="string">
            <text:p>C.O.D.</text:p>
          </table:table-cell>
          <table:table-cell table:style-name="ce11" office:value-type="float" office:value="9" calcext:value-type="float">
            <text:p>9</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174.18" calcext:value-type="float">
            <text:p>174.18</text:p>
          </table:table-cell>
          <table:table-cell table:number-columns-repeated="2" table:style-name="ce11" office:value-type="float" office:value="244.18" calcext:value-type="float">
            <text:p>244.18</text:p>
          </table:table-cell>
          <table:table-cell table:style-name="ce11" office:value-type="string" calcext:value-type="string">
            <text:p>Sat</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269</text:p>
          </table:table-cell>
          <table:table-cell table:style-name="ce4" office:value-type="string" calcext:value-type="string">
            <text:p>Central</text:p>
          </table:table-cell>
          <table:table-cell table:style-name="ce4" office:value-type="string" calcext:value-type="string">
            <text:p>Burton</text:p>
          </table:table-cell>
          <table:table-cell table:style-name="ce4" office:value-type="string" calcext:value-type="string">
            <text:p>Replace</text:p>
          </table:table-cell>
          <table:table-cell table:style-name="ce5"/>
          <table:table-cell table:style-name="ce7" office:value-type="date" office:date-value="2020-11-23" calcext:value-type="date">
            <text:p>23-Nov-20</text:p>
          </table:table-cell>
          <table:table-cell table:style-name="ce6" office:value-type="date" office:date-value="2020-12-07" calcext:value-type="date">
            <text:p>07-Dec-20</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20" calcext:value-type="float">
            <text:p>20</text:p>
          </table:table-cell>
          <table:table-cell table:style-name="ce4" office:value-type="string" calcext:value-type="string">
            <text:p>Account</text:p>
          </table:table-cell>
          <table:table-cell table:style-name="ce11" office:value-type="float" office:value="14" calcext:value-type="float">
            <text:p>14</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20" calcext:value-type="float">
            <text:p>20</text:p>
          </table:table-cell>
          <table:table-cell table:number-columns-repeated="2" table:style-name="ce11" office:value-type="float" office:value="80" calcext:value-type="float">
            <text:p>80</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270</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Install</text:p>
          </table:table-cell>
          <table:table-cell table:style-name="ce5"/>
          <table:table-cell table:style-name="ce7" office:value-type="date" office:date-value="2020-11-23" calcext:value-type="date">
            <text:p>23-Nov-20</text:p>
          </table:table-cell>
          <table:table-cell table:style-name="ce6" office:value-type="date" office:date-value="2021-01-05" calcext:value-type="date">
            <text:p>05-Jan-21</text:p>
          </table:table-cell>
          <table:table-cell table:style-name="ce4" office:value-type="float" office:value="1" calcext:value-type="float">
            <text:p>1</text:p>
          </table:table-cell>
          <table:table-cell table:style-name="ce5" table:number-columns-repeated="2"/>
          <table:table-cell table:style-name="ce4" office:value-type="float" office:value="2.5" calcext:value-type="float">
            <text:p>2.5</text:p>
          </table:table-cell>
          <table:table-cell table:style-name="ce4" office:value-type="float" office:value="689.15" calcext:value-type="float">
            <text:p>689.15</text:p>
          </table:table-cell>
          <table:table-cell table:style-name="ce4" office:value-type="string" calcext:value-type="string">
            <text:p>P.O.</text:p>
          </table:table-cell>
          <table:table-cell table:style-name="ce11" office:value-type="float" office:value="43" calcext:value-type="float">
            <text:p>43</text:p>
          </table:table-cell>
          <table:table-cell table:style-name="ce11" office:value-type="float" office:value="80" calcext:value-type="float">
            <text:p>80</text:p>
          </table:table-cell>
          <table:table-cell table:number-columns-repeated="2" table:style-name="ce11" office:value-type="float" office:value="200" calcext:value-type="float">
            <text:p>200</text:p>
          </table:table-cell>
          <table:table-cell table:style-name="ce11" office:value-type="float" office:value="689.15" calcext:value-type="float">
            <text:p>689.15</text:p>
          </table:table-cell>
          <table:table-cell table:number-columns-repeated="2" table:style-name="ce11" office:value-type="float" office:value="889.15" calcext:value-type="float">
            <text:p>889.15</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271</text:p>
          </table:table-cell>
          <table:table-cell table:style-name="ce4" office:value-type="string" calcext:value-type="string">
            <text:p>Southeast</text:p>
          </table:table-cell>
          <table:table-cell table:style-name="ce4" office:value-type="string" calcext:value-type="string">
            <text:p>Michner</text:p>
          </table:table-cell>
          <table:table-cell table:style-name="ce4" office:value-type="string" calcext:value-type="string">
            <text:p>Assess</text:p>
          </table:table-cell>
          <table:table-cell table:style-name="ce5"/>
          <table:table-cell table:style-name="ce7" office:value-type="date" office:date-value="2020-11-23" calcext:value-type="date">
            <text:p>23-Nov-20</text:p>
          </table:table-cell>
          <table:table-cell table:style-name="ce6" office:value-type="date" office:date-value="2021-01-07" calcext:value-type="date">
            <text:p>07-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56" calcext:value-type="float">
            <text:p>156</text:p>
          </table:table-cell>
          <table:table-cell table:style-name="ce4" office:value-type="string" calcext:value-type="string">
            <text:p>Account</text:p>
          </table:table-cell>
          <table:table-cell table:style-name="ce11" office:value-type="float" office:value="45" calcext:value-type="float">
            <text:p>45</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56" calcext:value-type="float">
            <text:p>156</text:p>
          </table:table-cell>
          <table:table-cell table:number-columns-repeated="2" table:style-name="ce11" office:value-type="float" office:value="176" calcext:value-type="float">
            <text:p>176</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272</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7" office:value-type="date" office:date-value="2020-11-23" calcext:value-type="date">
            <text:p>23-Nov-20</text:p>
          </table:table-cell>
          <table:table-cell table:style-name="ce7" office:value-type="date" office:date-value="2021-01-16" calcext:value-type="date">
            <text:p>16-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45.73" calcext:value-type="float">
            <text:p>45.73</text:p>
          </table:table-cell>
          <table:table-cell table:style-name="ce4" office:value-type="string" calcext:value-type="string">
            <text:p>Account</text:p>
          </table:table-cell>
          <table:table-cell table:style-name="ce11" office:value-type="float" office:value="54" calcext:value-type="float">
            <text:p>54</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45.73" calcext:value-type="float">
            <text:p>45.73</text:p>
          </table:table-cell>
          <table:table-cell table:number-columns-repeated="2" table:style-name="ce11" office:value-type="float" office:value="65.73" calcext:value-type="float">
            <text:p>65.73</text:p>
          </table:table-cell>
          <table:table-cell table:style-name="ce11" office:value-type="string" calcext:value-type="string">
            <text:p>Mon</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273</text:p>
          </table:table-cell>
          <table:table-cell table:style-name="ce4" office:value-type="string" calcext:value-type="string">
            <text:p>East</text:p>
          </table:table-cell>
          <table:table-cell table:style-name="ce4" office:value-type="string" calcext:value-type="string">
            <text:p>Ling</text:p>
          </table:table-cell>
          <table:table-cell table:style-name="ce4" office:value-type="string" calcext:value-type="string">
            <text:p>Replace</text:p>
          </table:table-cell>
          <table:table-cell table:style-name="ce5"/>
          <table:table-cell table:style-name="ce7" office:value-type="date" office:date-value="2020-11-23" calcext:value-type="date">
            <text:p>23-Nov-20</text:p>
          </table:table-cell>
          <table:table-cell table:style-name="ce6" office:value-type="date" office:date-value="2021-02-09" calcext:value-type="date">
            <text:p>09-Feb-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204.28" calcext:value-type="float">
            <text:p>204.28</text:p>
          </table:table-cell>
          <table:table-cell table:style-name="ce4" office:value-type="string" calcext:value-type="string">
            <text:p>Account</text:p>
          </table:table-cell>
          <table:table-cell table:style-name="ce11" office:value-type="float" office:value="78" calcext:value-type="float">
            <text:p>78</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204.28" calcext:value-type="float">
            <text:p>204.28</text:p>
          </table:table-cell>
          <table:table-cell table:number-columns-repeated="2" table:style-name="ce11" office:value-type="float" office:value="274.28" calcext:value-type="float">
            <text:p>274.28</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274</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Deliver</text:p>
          </table:table-cell>
          <table:table-cell table:style-name="ce4" office:value-type="string" calcext:value-type="string">
            <text:p>Yes</text:p>
          </table:table-cell>
          <table:table-cell table:style-name="ce7" office:value-type="date" office:date-value="2020-11-24" calcext:value-type="date">
            <text:p>24-Nov-20</text:p>
          </table:table-cell>
          <table:table-cell table:style-name="ce7" office:value-type="date" office:date-value="2020-11-26" calcext:value-type="date">
            <text:p>26-Nov-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1.33" calcext:value-type="float">
            <text:p>21.33</text:p>
          </table:table-cell>
          <table:table-cell table:style-name="ce4" office:value-type="string" calcext:value-type="string">
            <text:p>Account</text:p>
          </table:table-cell>
          <table:table-cell table:style-name="ce11" office:value-type="float" office:value="2" calcext:value-type="float">
            <text:p>2</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1.33" calcext:value-type="float">
            <text:p>21.33</text:p>
          </table:table-cell>
          <table:table-cell table:number-columns-repeated="2" table:style-name="ce11" office:value-type="float" office:value="41.33" calcext:value-type="float">
            <text:p>41.33</text:p>
          </table:table-cell>
          <table:table-cell table:style-name="ce11" office:value-type="string" calcext:value-type="string">
            <text:p>Tue</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275</text:p>
          </table:table-cell>
          <table:table-cell table:style-name="ce4" office:value-type="string" calcext:value-type="string">
            <text:p>Southea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7" office:value-type="date" office:date-value="2020-11-24" calcext:value-type="date">
            <text:p>24-Nov-20</text:p>
          </table:table-cell>
          <table:table-cell table:style-name="ce6" office:value-type="date" office:date-value="2020-12-03" calcext:value-type="date">
            <text:p>03-Dec-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34.08" calcext:value-type="float">
            <text:p>34.08</text:p>
          </table:table-cell>
          <table:table-cell table:style-name="ce4" office:value-type="string" calcext:value-type="string">
            <text:p>P.O.</text:p>
          </table:table-cell>
          <table:table-cell table:style-name="ce11" office:value-type="float" office:value="9" calcext:value-type="float">
            <text:p>9</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34.08" calcext:value-type="float">
            <text:p>34.08</text:p>
          </table:table-cell>
          <table:table-cell table:number-columns-repeated="2" table:style-name="ce11" office:value-type="float" office:value="74.08" calcext:value-type="float">
            <text:p>74.08</text:p>
          </table:table-cell>
          <table:table-cell table:style-name="ce11" office:value-type="string" calcext:value-type="string">
            <text:p>Tue</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276</text:p>
          </table:table-cell>
          <table:table-cell table:style-name="ce4" office:value-type="string" calcext:value-type="string">
            <text:p>Northwest</text:p>
          </table:table-cell>
          <table:table-cell table:style-name="ce4" office:value-type="string" calcext:value-type="string">
            <text:p>Michner</text:p>
          </table:table-cell>
          <table:table-cell table:style-name="ce4" office:value-type="string" calcext:value-type="string">
            <text:p>Replace</text:p>
          </table:table-cell>
          <table:table-cell table:style-name="ce5"/>
          <table:table-cell table:style-name="ce7" office:value-type="date" office:date-value="2020-11-24" calcext:value-type="date">
            <text:p>24-Nov-20</text:p>
          </table:table-cell>
          <table:table-cell table:style-name="ce6" office:value-type="date" office:date-value="2020-12-03" calcext:value-type="date">
            <text:p>03-Dec-20</text:p>
          </table:table-cell>
          <table:table-cell table:style-name="ce4" office:value-type="float" office:value="2" calcext:value-type="float">
            <text:p>2</text:p>
          </table:table-cell>
          <table:table-cell table:style-name="ce5" table:number-columns-repeated="2"/>
          <table:table-cell table:style-name="ce4" office:value-type="float" office:value="0.75" calcext:value-type="float">
            <text:p>0.75</text:p>
          </table:table-cell>
          <table:table-cell table:style-name="ce4" office:value-type="float" office:value="212.01" calcext:value-type="float">
            <text:p>212.01</text:p>
          </table:table-cell>
          <table:table-cell table:style-name="ce4" office:value-type="string" calcext:value-type="string">
            <text:p>Account</text:p>
          </table:table-cell>
          <table:table-cell table:style-name="ce11" office:value-type="float" office:value="9" calcext:value-type="float">
            <text:p>9</text:p>
          </table:table-cell>
          <table:table-cell table:style-name="ce11" office:value-type="float" office:value="140" calcext:value-type="float">
            <text:p>140</text:p>
          </table:table-cell>
          <table:table-cell table:number-columns-repeated="2" table:style-name="ce11" office:value-type="float" office:value="105" calcext:value-type="float">
            <text:p>105</text:p>
          </table:table-cell>
          <table:table-cell table:style-name="ce11" office:value-type="float" office:value="212.01" calcext:value-type="float">
            <text:p>212.01</text:p>
          </table:table-cell>
          <table:table-cell table:number-columns-repeated="2" table:style-name="ce11" office:value-type="float" office:value="317.01" calcext:value-type="float">
            <text:p>317.01</text:p>
          </table:table-cell>
          <table:table-cell table:style-name="ce11" office:value-type="string" calcext:value-type="string">
            <text:p>Tue</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277</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Repair</text:p>
          </table:table-cell>
          <table:table-cell table:style-name="ce5"/>
          <table:table-cell table:style-name="ce7" office:value-type="date" office:date-value="2020-11-24" calcext:value-type="date">
            <text:p>24-Nov-20</text:p>
          </table:table-cell>
          <table:table-cell table:style-name="ce6" office:value-type="date" office:date-value="2020-12-07" calcext:value-type="date">
            <text:p>07-Dec-20</text:p>
          </table:table-cell>
          <table:table-cell table:style-name="ce4" office:value-type="float" office:value="1" calcext:value-type="float">
            <text:p>1</text:p>
          </table:table-cell>
          <table:table-cell table:style-name="ce5" table:number-columns-repeated="2"/>
          <table:table-cell table:style-name="ce4" office:value-type="float" office:value="1" calcext:value-type="float">
            <text:p>1</text:p>
          </table:table-cell>
          <table:table-cell table:style-name="ce4" office:value-type="float" office:value="341.27" calcext:value-type="float">
            <text:p>341.27</text:p>
          </table:table-cell>
          <table:table-cell table:style-name="ce4" office:value-type="string" calcext:value-type="string">
            <text:p>C.O.D.</text:p>
          </table:table-cell>
          <table:table-cell table:style-name="ce11" office:value-type="float" office:value="13" calcext:value-type="float">
            <text:p>13</text:p>
          </table:table-cell>
          <table:table-cell table:number-columns-repeated="3" table:style-name="ce11" office:value-type="float" office:value="80" calcext:value-type="float">
            <text:p>80</text:p>
          </table:table-cell>
          <table:table-cell table:style-name="ce11" office:value-type="float" office:value="341.27" calcext:value-type="float">
            <text:p>341.27</text:p>
          </table:table-cell>
          <table:table-cell table:number-columns-repeated="2" table:style-name="ce11" office:value-type="float" office:value="421.27" calcext:value-type="float">
            <text:p>421.27</text:p>
          </table:table-cell>
          <table:table-cell table:style-name="ce11" office:value-type="string" calcext:value-type="string">
            <text:p>Tue</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278</text:p>
          </table:table-cell>
          <table:table-cell table:style-name="ce4" office:value-type="string" calcext:value-type="string">
            <text:p>Central</text:p>
          </table:table-cell>
          <table:table-cell table:style-name="ce4" office:value-type="string" calcext:value-type="string">
            <text:p>Cartier</text:p>
          </table:table-cell>
          <table:table-cell table:style-name="ce4" office:value-type="string" calcext:value-type="string">
            <text:p>Replace</text:p>
          </table:table-cell>
          <table:table-cell table:style-name="ce5"/>
          <table:table-cell table:style-name="ce7" office:value-type="date" office:date-value="2020-11-24" calcext:value-type="date">
            <text:p>24-Nov-20</text:p>
          </table:table-cell>
          <table:table-cell table:style-name="ce7" office:value-type="date" office:date-value="2021-02-18" calcext:value-type="date">
            <text:p>18-Feb-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25.77" calcext:value-type="float">
            <text:p>25.77</text:p>
          </table:table-cell>
          <table:table-cell table:style-name="ce4" office:value-type="string" calcext:value-type="string">
            <text:p>Account</text:p>
          </table:table-cell>
          <table:table-cell table:style-name="ce11" office:value-type="float" office:value="86" calcext:value-type="float">
            <text:p>86</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25.77" calcext:value-type="float">
            <text:p>25.77</text:p>
          </table:table-cell>
          <table:table-cell table:number-columns-repeated="2" table:style-name="ce11" office:value-type="float" office:value="65.77" calcext:value-type="float">
            <text:p>65.77</text:p>
          </table:table-cell>
          <table:table-cell table:style-name="ce11" office:value-type="string" calcext:value-type="string">
            <text:p>Tue</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279</text:p>
          </table:table-cell>
          <table:table-cell table:style-name="ce4" office:value-type="string" calcext:value-type="string">
            <text:p>Southeast</text:p>
          </table:table-cell>
          <table:table-cell table:style-name="ce4" office:value-type="string" calcext:value-type="string">
            <text:p>Khan</text:p>
          </table:table-cell>
          <table:table-cell table:style-name="ce4" office:value-type="string" calcext:value-type="string">
            <text:p>Assess</text:p>
          </table:table-cell>
          <table:table-cell table:style-name="ce4" office:value-type="string" calcext:value-type="string">
            <text:p>Yes</text:p>
          </table:table-cell>
          <table:table-cell table:style-name="ce7" office:value-type="date" office:date-value="2020-11-25" calcext:value-type="date">
            <text:p>25-Nov-20</text:p>
          </table:table-cell>
          <table:table-cell table:style-name="ce6" office:value-type="date" office:date-value="2020-12-07" calcext:value-type="date">
            <text:p>07-Dec-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33.37" calcext:value-type="float">
            <text:p>133.37</text:p>
          </table:table-cell>
          <table:table-cell table:style-name="ce4" office:value-type="string" calcext:value-type="string">
            <text:p>Account</text:p>
          </table:table-cell>
          <table:table-cell table:style-name="ce11" office:value-type="float" office:value="12" calcext:value-type="float">
            <text:p>12</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33.37" calcext:value-type="float">
            <text:p>133.37</text:p>
          </table:table-cell>
          <table:table-cell table:number-columns-repeated="2" table:style-name="ce11" office:value-type="float" office:value="173.37" calcext:value-type="float">
            <text:p>173.37</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280</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0-11-25" calcext:value-type="date">
            <text:p>25-Nov-20</text:p>
          </table:table-cell>
          <table:table-cell table:style-name="ce6" office:value-type="date" office:date-value="2021-01-04" calcext:value-type="date">
            <text:p>04-Jan-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66.86" calcext:value-type="float">
            <text:p>66.86</text:p>
          </table:table-cell>
          <table:table-cell table:style-name="ce4" office:value-type="string" calcext:value-type="string">
            <text:p>Account</text:p>
          </table:table-cell>
          <table:table-cell table:style-name="ce11" office:value-type="float" office:value="40" calcext:value-type="float">
            <text:p>40</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66.86" calcext:value-type="float">
            <text:p>66.86</text:p>
          </table:table-cell>
          <table:table-cell table:number-columns-repeated="2" table:style-name="ce11" office:value-type="float" office:value="106.86" calcext:value-type="float">
            <text:p>106.86</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281</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0-11-25" calcext:value-type="date">
            <text:p>25-Nov-20</text:p>
          </table:table-cell>
          <table:table-cell table:style-name="ce6" office:value-type="date" office:date-value="2021-01-04" calcext:value-type="date">
            <text:p>04-Jan-21</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94.26" calcext:value-type="float">
            <text:p>94.26</text:p>
          </table:table-cell>
          <table:table-cell table:style-name="ce4" office:value-type="string" calcext:value-type="string">
            <text:p>P.O.</text:p>
          </table:table-cell>
          <table:table-cell table:style-name="ce11" office:value-type="float" office:value="40" calcext:value-type="float">
            <text:p>40</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94.26" calcext:value-type="float">
            <text:p>94.26</text:p>
          </table:table-cell>
          <table:table-cell table:number-columns-repeated="2" table:style-name="ce11" office:value-type="float" office:value="154.26" calcext:value-type="float">
            <text:p>154.26</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282</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0-11-25" calcext:value-type="date">
            <text:p>25-Nov-20</text:p>
          </table:table-cell>
          <table:table-cell table:style-name="ce6" office:value-type="date" office:date-value="2021-01-04" calcext:value-type="date">
            <text:p>04-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20" calcext:value-type="float">
            <text:p>120</text:p>
          </table:table-cell>
          <table:table-cell table:style-name="ce4" office:value-type="string" calcext:value-type="string">
            <text:p>C.O.D.</text:p>
          </table:table-cell>
          <table:table-cell table:style-name="ce11" office:value-type="float" office:value="40" calcext:value-type="float">
            <text:p>40</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20" calcext:value-type="float">
            <text:p>120</text:p>
          </table:table-cell>
          <table:table-cell table:number-columns-repeated="2" table:style-name="ce11" office:value-type="float" office:value="140" calcext:value-type="float">
            <text:p>140</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283</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Deliver</text:p>
          </table:table-cell>
          <table:table-cell table:style-name="ce5"/>
          <table:table-cell table:style-name="ce7" office:value-type="date" office:date-value="2020-11-26" calcext:value-type="date">
            <text:p>26-Nov-20</text:p>
          </table:table-cell>
          <table:table-cell table:style-name="ce6" office:value-type="date" office:date-value="2020-12-02" calcext:value-type="date">
            <text:p>02-Dec-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20" calcext:value-type="float">
            <text:p>120</text:p>
          </table:table-cell>
          <table:table-cell table:style-name="ce4" office:value-type="string" calcext:value-type="string">
            <text:p>Account</text:p>
          </table:table-cell>
          <table:table-cell table:style-name="ce11" office:value-type="float" office:value="6" calcext:value-type="float">
            <text:p>6</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20" calcext:value-type="float">
            <text:p>120</text:p>
          </table:table-cell>
          <table:table-cell table:number-columns-repeated="2" table:style-name="ce11" office:value-type="float" office:value="140" calcext:value-type="float">
            <text:p>140</text:p>
          </table:table-cell>
          <table:table-cell table:style-name="ce11" office:value-type="string" calcext:value-type="string">
            <text:p>Thu</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284</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Deliver</text:p>
          </table:table-cell>
          <table:table-cell table:style-name="ce4" office:value-type="string" calcext:value-type="string">
            <text:p>Yes</text:p>
          </table:table-cell>
          <table:table-cell table:style-name="ce7" office:value-type="date" office:date-value="2020-11-26" calcext:value-type="date">
            <text:p>26-Nov-20</text:p>
          </table:table-cell>
          <table:table-cell table:style-name="ce6" office:value-type="date" office:date-value="2020-12-03" calcext:value-type="date">
            <text:p>03-Dec-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45.99" calcext:value-type="float">
            <text:p>45.99</text:p>
          </table:table-cell>
          <table:table-cell table:style-name="ce4" office:value-type="string" calcext:value-type="string">
            <text:p>P.O.</text:p>
          </table:table-cell>
          <table:table-cell table:style-name="ce11" office:value-type="float" office:value="7" calcext:value-type="float">
            <text:p>7</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45.99" calcext:value-type="float">
            <text:p>45.99</text:p>
          </table:table-cell>
          <table:table-cell table:number-columns-repeated="2" table:style-name="ce11" office:value-type="float" office:value="65.99" calcext:value-type="float">
            <text:p>65.99</text:p>
          </table:table-cell>
          <table:table-cell table:number-columns-repeated="2" table:style-name="ce11" office:value-type="string" calcext:value-type="string">
            <text:p>Thu</text:p>
          </table:table-cell>
          <table:table-cell table:number-columns-repeated="1002"/>
        </table:table-row>
        <table:table-row table:style-name="ro1">
          <table:table-cell table:style-name="ce2" office:value-type="string" calcext:value-type="string">
            <text:p>A00285</text:p>
          </table:table-cell>
          <table:table-cell table:style-name="ce4" office:value-type="string" calcext:value-type="string">
            <text:p>Southeast</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7" office:value-type="date" office:date-value="2020-11-26" calcext:value-type="date">
            <text:p>26-Nov-20</text:p>
          </table:table-cell>
          <table:table-cell table:style-name="ce7" office:value-type="date" office:date-value="2020-12-10" calcext:value-type="date">
            <text:p>10-Dec-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33" calcext:value-type="float">
            <text:p>33</text:p>
          </table:table-cell>
          <table:table-cell table:style-name="ce4" office:value-type="string" calcext:value-type="string">
            <text:p>C.O.D.</text:p>
          </table:table-cell>
          <table:table-cell table:style-name="ce11" office:value-type="float" office:value="14" calcext:value-type="float">
            <text:p>14</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33" calcext:value-type="float">
            <text:p>33</text:p>
          </table:table-cell>
          <table:table-cell table:number-columns-repeated="2" table:style-name="ce11" office:value-type="float" office:value="73" calcext:value-type="float">
            <text:p>73</text:p>
          </table:table-cell>
          <table:table-cell table:number-columns-repeated="2" table:style-name="ce11" office:value-type="string" calcext:value-type="string">
            <text:p>Thu</text:p>
          </table:table-cell>
          <table:table-cell table:number-columns-repeated="1002"/>
        </table:table-row>
        <table:table-row table:style-name="ro1">
          <table:table-cell table:style-name="ce2" office:value-type="string" calcext:value-type="string">
            <text:p>A00286</text:p>
          </table:table-cell>
          <table:table-cell table:style-name="ce4" office:value-type="string" calcext:value-type="string">
            <text:p>Northwest</text:p>
          </table:table-cell>
          <table:table-cell table:style-name="ce4" office:value-type="string" calcext:value-type="string">
            <text:p>Michner</text:p>
          </table:table-cell>
          <table:table-cell table:style-name="ce4" office:value-type="string" calcext:value-type="string">
            <text:p>Assess</text:p>
          </table:table-cell>
          <table:table-cell table:style-name="ce5"/>
          <table:table-cell table:style-name="ce7" office:value-type="date" office:date-value="2020-11-26" calcext:value-type="date">
            <text:p>26-Nov-20</text:p>
          </table:table-cell>
          <table:table-cell table:style-name="ce7" office:value-type="date" office:date-value="2021-01-11" calcext:value-type="date">
            <text:p>11-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1.33" calcext:value-type="float">
            <text:p>21.33</text:p>
          </table:table-cell>
          <table:table-cell table:style-name="ce4" office:value-type="string" calcext:value-type="string">
            <text:p>C.O.D.</text:p>
          </table:table-cell>
          <table:table-cell table:style-name="ce11" office:value-type="float" office:value="46" calcext:value-type="float">
            <text:p>46</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1.33" calcext:value-type="float">
            <text:p>21.33</text:p>
          </table:table-cell>
          <table:table-cell table:number-columns-repeated="2" table:style-name="ce11" office:value-type="float" office:value="41.33" calcext:value-type="float">
            <text:p>41.33</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287</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Deliver</text:p>
          </table:table-cell>
          <table:table-cell table:style-name="ce4" office:value-type="string" calcext:value-type="string">
            <text:p>Yes</text:p>
          </table:table-cell>
          <table:table-cell table:style-name="ce7" office:value-type="date" office:date-value="2020-11-26" calcext:value-type="date">
            <text:p>26-Nov-20</text:p>
          </table:table-cell>
          <table:table-cell table:style-name="ce7" office:value-type="date" office:date-value="2021-02-17" calcext:value-type="date">
            <text:p>17-Feb-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37.26" calcext:value-type="float">
            <text:p>37.26</text:p>
          </table:table-cell>
          <table:table-cell table:style-name="ce4" office:value-type="string" calcext:value-type="string">
            <text:p>Account</text:p>
          </table:table-cell>
          <table:table-cell table:style-name="ce11" office:value-type="float" office:value="83" calcext:value-type="float">
            <text:p>83</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37.26" calcext:value-type="float">
            <text:p>37.26</text:p>
          </table:table-cell>
          <table:table-cell table:number-columns-repeated="2" table:style-name="ce11" office:value-type="float" office:value="57.26" calcext:value-type="float">
            <text:p>57.26</text:p>
          </table:table-cell>
          <table:table-cell table:style-name="ce11" office:value-type="string" calcext:value-type="string">
            <text:p>Thu</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288</text:p>
          </table:table-cell>
          <table:table-cell table:style-name="ce4" office:value-type="string" calcext:value-type="string">
            <text:p>Southea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7" office:value-type="date" office:date-value="2020-11-27" calcext:value-type="date">
            <text:p>27-Nov-20</text:p>
          </table:table-cell>
          <table:table-cell table:style-name="ce7" office:value-type="date" office:date-value="2020-12-22" calcext:value-type="date">
            <text:p>22-Dec-20</text:p>
          </table:table-cell>
          <table:table-cell table:style-name="ce4" office:value-type="float" office:value="1" calcext:value-type="float">
            <text:p>1</text:p>
          </table:table-cell>
          <table:table-cell table:style-name="ce5" table:number-columns-repeated="2"/>
          <table:table-cell table:style-name="ce4" office:value-type="float" office:value="1" calcext:value-type="float">
            <text:p>1</text:p>
          </table:table-cell>
          <table:table-cell table:style-name="ce4" office:value-type="float" office:value="81.89" calcext:value-type="float">
            <text:p>81.89</text:p>
          </table:table-cell>
          <table:table-cell table:style-name="ce4" office:value-type="string" calcext:value-type="string">
            <text:p>C.O.D.</text:p>
          </table:table-cell>
          <table:table-cell table:style-name="ce11" office:value-type="float" office:value="25" calcext:value-type="float">
            <text:p>25</text:p>
          </table:table-cell>
          <table:table-cell table:number-columns-repeated="3" table:style-name="ce11" office:value-type="float" office:value="80" calcext:value-type="float">
            <text:p>80</text:p>
          </table:table-cell>
          <table:table-cell table:style-name="ce11" office:value-type="float" office:value="81.89" calcext:value-type="float">
            <text:p>81.89</text:p>
          </table:table-cell>
          <table:table-cell table:number-columns-repeated="2" table:style-name="ce11" office:value-type="float" office:value="161.89" calcext:value-type="float">
            <text:p>161.89</text:p>
          </table:table-cell>
          <table:table-cell table:style-name="ce11" office:value-type="string" calcext:value-type="string">
            <text:p>Fri</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289</text:p>
          </table:table-cell>
          <table:table-cell table:style-name="ce4" office:value-type="string" calcext:value-type="string">
            <text:p>Central</text:p>
          </table:table-cell>
          <table:table-cell table:style-name="ce4" office:value-type="string" calcext:value-type="string">
            <text:p>Khan</text:p>
          </table:table-cell>
          <table:table-cell table:style-name="ce4" office:value-type="string" calcext:value-type="string">
            <text:p>Deliver</text:p>
          </table:table-cell>
          <table:table-cell table:style-name="ce4" office:value-type="string" calcext:value-type="string">
            <text:p>Yes</text:p>
          </table:table-cell>
          <table:table-cell table:style-name="ce7" office:value-type="date" office:date-value="2020-11-30" calcext:value-type="date">
            <text:p>30-Nov-20</text:p>
          </table:table-cell>
          <table:table-cell table:style-name="ce6" office:value-type="date" office:date-value="2020-12-08" calcext:value-type="date">
            <text:p>08-Dec-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0.1" calcext:value-type="float">
            <text:p>10.1</text:p>
          </table:table-cell>
          <table:table-cell table:style-name="ce4" office:value-type="string" calcext:value-type="string">
            <text:p>C.O.D.</text:p>
          </table:table-cell>
          <table:table-cell table:style-name="ce11" office:value-type="float" office:value="8" calcext:value-type="float">
            <text:p>8</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0.1" calcext:value-type="float">
            <text:p>10.1</text:p>
          </table:table-cell>
          <table:table-cell table:number-columns-repeated="2" table:style-name="ce11" office:value-type="float" office:value="30.1" calcext:value-type="float">
            <text:p>30.1</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290</text:p>
          </table:table-cell>
          <table:table-cell table:style-name="ce4" office:value-type="string" calcext:value-type="string">
            <text:p>Southeast</text:p>
          </table:table-cell>
          <table:table-cell table:style-name="ce4" office:value-type="string" calcext:value-type="string">
            <text:p>Khan</text:p>
          </table:table-cell>
          <table:table-cell table:style-name="ce4" office:value-type="string" calcext:value-type="string">
            <text:p>Deliver</text:p>
          </table:table-cell>
          <table:table-cell table:style-name="ce5"/>
          <table:table-cell table:style-name="ce7" office:value-type="date" office:date-value="2020-11-30" calcext:value-type="date">
            <text:p>30-Nov-20</text:p>
          </table:table-cell>
          <table:table-cell table:style-name="ce6" office:value-type="date" office:date-value="2020-12-08" calcext:value-type="date">
            <text:p>08-Dec-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7.88" calcext:value-type="float">
            <text:p>17.88</text:p>
          </table:table-cell>
          <table:table-cell table:style-name="ce4" office:value-type="string" calcext:value-type="string">
            <text:p>Account</text:p>
          </table:table-cell>
          <table:table-cell table:style-name="ce11" office:value-type="float" office:value="8" calcext:value-type="float">
            <text:p>8</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7.88" calcext:value-type="float">
            <text:p>17.88</text:p>
          </table:table-cell>
          <table:table-cell table:number-columns-repeated="2" table:style-name="ce11" office:value-type="float" office:value="37.88" calcext:value-type="float">
            <text:p>37.88</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291</text:p>
          </table:table-cell>
          <table:table-cell table:style-name="ce4" office:value-type="string" calcext:value-type="string">
            <text:p>Northeast</text:p>
          </table:table-cell>
          <table:table-cell table:style-name="ce4" office:value-type="string" calcext:value-type="string">
            <text:p>Michner</text:p>
          </table:table-cell>
          <table:table-cell table:style-name="ce4" office:value-type="string" calcext:value-type="string">
            <text:p>Repair</text:p>
          </table:table-cell>
          <table:table-cell table:style-name="ce5"/>
          <table:table-cell table:style-name="ce7" office:value-type="date" office:date-value="2020-11-30" calcext:value-type="date">
            <text:p>30-Nov-20</text:p>
          </table:table-cell>
          <table:table-cell table:style-name="ce6" office:value-type="date" office:date-value="2020-12-08" calcext:value-type="date">
            <text:p>08-Dec-20</text:p>
          </table:table-cell>
          <table:table-cell table:style-name="ce4" office:value-type="float" office:value="2" calcext:value-type="float">
            <text:p>2</text:p>
          </table:table-cell>
          <table:table-cell table:style-name="ce5" table:number-columns-repeated="2"/>
          <table:table-cell table:style-name="ce4" office:value-type="float" office:value="2.75" calcext:value-type="float">
            <text:p>2.75</text:p>
          </table:table-cell>
          <table:table-cell table:style-name="ce10" office:value-type="float" office:value="1204.64" calcext:value-type="float">
            <text:p>1,204.64</text:p>
          </table:table-cell>
          <table:table-cell table:style-name="ce4" office:value-type="string" calcext:value-type="string">
            <text:p>C.O.D.</text:p>
          </table:table-cell>
          <table:table-cell table:style-name="ce11" office:value-type="float" office:value="8" calcext:value-type="float">
            <text:p>8</text:p>
          </table:table-cell>
          <table:table-cell table:style-name="ce11" office:value-type="float" office:value="140" calcext:value-type="float">
            <text:p>140</text:p>
          </table:table-cell>
          <table:table-cell table:number-columns-repeated="2" table:style-name="ce11" office:value-type="float" office:value="385" calcext:value-type="float">
            <text:p>385</text:p>
          </table:table-cell>
          <table:table-cell table:style-name="ce13" office:value-type="float" office:value="1204.64" calcext:value-type="float">
            <text:p>1,204.64</text:p>
          </table:table-cell>
          <table:table-cell table:number-columns-repeated="2" table:style-name="ce13" office:value-type="float" office:value="1589.64" calcext:value-type="float">
            <text:p>1,589.64</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292</text:p>
          </table:table-cell>
          <table:table-cell table:style-name="ce4" office:value-type="string" calcext:value-type="string">
            <text:p>Northeast</text:p>
          </table:table-cell>
          <table:table-cell table:style-name="ce4" office:value-type="string" calcext:value-type="string">
            <text:p>Burton</text:p>
          </table:table-cell>
          <table:table-cell table:style-name="ce4" office:value-type="string" calcext:value-type="string">
            <text:p>Repair</text:p>
          </table:table-cell>
          <table:table-cell table:style-name="ce5"/>
          <table:table-cell table:style-name="ce7" office:value-type="date" office:date-value="2020-11-30" calcext:value-type="date">
            <text:p>30-Nov-20</text:p>
          </table:table-cell>
          <table:table-cell table:style-name="ce7" office:value-type="date" office:date-value="2020-12-17" calcext:value-type="date">
            <text:p>17-Dec-20</text:p>
          </table:table-cell>
          <table:table-cell table:style-name="ce4" office:value-type="float" office:value="2" calcext:value-type="float">
            <text:p>2</text:p>
          </table:table-cell>
          <table:table-cell table:style-name="ce5" table:number-columns-repeated="2"/>
          <table:table-cell table:style-name="ce4" office:value-type="float" office:value="3" calcext:value-type="float">
            <text:p>3</text:p>
          </table:table-cell>
          <table:table-cell table:style-name="ce4" office:value-type="float" office:value="111" calcext:value-type="float">
            <text:p>111</text:p>
          </table:table-cell>
          <table:table-cell table:style-name="ce4" office:value-type="string" calcext:value-type="string">
            <text:p>C.O.D.</text:p>
          </table:table-cell>
          <table:table-cell table:style-name="ce11" office:value-type="float" office:value="17" calcext:value-type="float">
            <text:p>17</text:p>
          </table:table-cell>
          <table:table-cell table:style-name="ce11" office:value-type="float" office:value="140" calcext:value-type="float">
            <text:p>140</text:p>
          </table:table-cell>
          <table:table-cell table:number-columns-repeated="2" table:style-name="ce11" office:value-type="float" office:value="420" calcext:value-type="float">
            <text:p>420</text:p>
          </table:table-cell>
          <table:table-cell table:style-name="ce11" office:value-type="float" office:value="111" calcext:value-type="float">
            <text:p>111</text:p>
          </table:table-cell>
          <table:table-cell table:number-columns-repeated="2" table:style-name="ce11" office:value-type="float" office:value="531" calcext:value-type="float">
            <text:p>531</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293</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0-11-30" calcext:value-type="date">
            <text:p>30-Nov-20</text:p>
          </table:table-cell>
          <table:table-cell table:style-name="ce6" office:value-type="date" office:date-value="2021-01-04" calcext:value-type="date">
            <text:p>04-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1.21" calcext:value-type="float">
            <text:p>21.21</text:p>
          </table:table-cell>
          <table:table-cell table:style-name="ce4" office:value-type="string" calcext:value-type="string">
            <text:p>P.O.</text:p>
          </table:table-cell>
          <table:table-cell table:style-name="ce11" office:value-type="float" office:value="35" calcext:value-type="float">
            <text:p>35</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1.21" calcext:value-type="float">
            <text:p>21.21</text:p>
          </table:table-cell>
          <table:table-cell table:number-columns-repeated="2" table:style-name="ce11" office:value-type="float" office:value="41.21" calcext:value-type="float">
            <text:p>41.21</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294</text:p>
          </table:table-cell>
          <table:table-cell table:style-name="ce4" office:value-type="string" calcext:value-type="string">
            <text:p>Northeast</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7" office:value-type="date" office:date-value="2020-11-30" calcext:value-type="date">
            <text:p>30-Nov-20</text:p>
          </table:table-cell>
          <table:table-cell table:style-name="ce7" office:value-type="date" office:date-value="2021-02-25" calcext:value-type="date">
            <text:p>25-Feb-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158.31" calcext:value-type="float">
            <text:p>158.31</text:p>
          </table:table-cell>
          <table:table-cell table:style-name="ce4" office:value-type="string" calcext:value-type="string">
            <text:p>C.O.D.</text:p>
          </table:table-cell>
          <table:table-cell table:style-name="ce11" office:value-type="float" office:value="87" calcext:value-type="float">
            <text:p>87</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158.31" calcext:value-type="float">
            <text:p>158.31</text:p>
          </table:table-cell>
          <table:table-cell table:number-columns-repeated="2" table:style-name="ce11" office:value-type="float" office:value="228.31" calcext:value-type="float">
            <text:p>228.31</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295</text:p>
          </table:table-cell>
          <table:table-cell table:style-name="ce4" office:value-type="string" calcext:value-type="string">
            <text:p>Southeast</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6" office:value-type="date" office:date-value="2020-12-01" calcext:value-type="date">
            <text:p>01-Dec-20</text:p>
          </table:table-cell>
          <table:table-cell table:style-name="ce7" office:value-type="date" office:date-value="2021-01-11" calcext:value-type="date">
            <text:p>11-Jan-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36.75" calcext:value-type="float">
            <text:p>36.75</text:p>
          </table:table-cell>
          <table:table-cell table:style-name="ce4" office:value-type="string" calcext:value-type="string">
            <text:p>C.O.D.</text:p>
          </table:table-cell>
          <table:table-cell table:style-name="ce11" office:value-type="float" office:value="41" calcext:value-type="float">
            <text:p>41</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36.75" calcext:value-type="float">
            <text:p>36.75</text:p>
          </table:table-cell>
          <table:table-cell table:number-columns-repeated="2" table:style-name="ce11" office:value-type="float" office:value="76.75" calcext:value-type="float">
            <text:p>76.75</text:p>
          </table:table-cell>
          <table:table-cell table:style-name="ce11" office:value-type="string" calcext:value-type="string">
            <text:p>Tue</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296</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Replace</text:p>
          </table:table-cell>
          <table:table-cell table:style-name="ce5"/>
          <table:table-cell table:style-name="ce6" office:value-type="date" office:date-value="2020-12-01" calcext:value-type="date">
            <text:p>01-Dec-20</text:p>
          </table:table-cell>
          <table:table-cell table:style-name="ce8" office:value-type="date" office:date-value="2021-05-04" calcext:value-type="date">
            <text:p>04-May-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242.07" calcext:value-type="float">
            <text:p>242.07</text:p>
          </table:table-cell>
          <table:table-cell table:style-name="ce4" office:value-type="string" calcext:value-type="string">
            <text:p>C.O.D.</text:p>
          </table:table-cell>
          <table:table-cell table:style-name="ce11" office:value-type="float" office:value="154" calcext:value-type="float">
            <text:p>154</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242.07" calcext:value-type="float">
            <text:p>242.07</text:p>
          </table:table-cell>
          <table:table-cell table:number-columns-repeated="2" table:style-name="ce11" office:value-type="float" office:value="312.07" calcext:value-type="float">
            <text:p>312.07</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297</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6" office:value-type="date" office:date-value="2020-12-02" calcext:value-type="date">
            <text:p>02-Dec-20</text:p>
          </table:table-cell>
          <table:table-cell table:style-name="ce7" office:value-type="date" office:date-value="2020-12-17" calcext:value-type="date">
            <text:p>17-Dec-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30" calcext:value-type="float">
            <text:p>30</text:p>
          </table:table-cell>
          <table:table-cell table:style-name="ce4" office:value-type="string" calcext:value-type="string">
            <text:p>C.O.D.</text:p>
          </table:table-cell>
          <table:table-cell table:style-name="ce11" office:value-type="float" office:value="15" calcext:value-type="float">
            <text:p>15</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30" calcext:value-type="float">
            <text:p>30</text:p>
          </table:table-cell>
          <table:table-cell table:number-columns-repeated="2" table:style-name="ce11" office:value-type="float" office:value="70" calcext:value-type="float">
            <text:p>70</text:p>
          </table:table-cell>
          <table:table-cell table:style-name="ce11" office:value-type="string" calcext:value-type="string">
            <text:p>Wed</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298</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Assess</text:p>
          </table:table-cell>
          <table:table-cell table:style-name="ce4" office:value-type="string" calcext:value-type="string">
            <text:p>Yes</text:p>
          </table:table-cell>
          <table:table-cell table:style-name="ce6" office:value-type="date" office:date-value="2020-12-02" calcext:value-type="date">
            <text:p>02-Dec-20</text:p>
          </table:table-cell>
          <table:table-cell table:style-name="ce7" office:value-type="date" office:date-value="2020-12-15" calcext:value-type="date">
            <text:p>15-Dec-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52.9" calcext:value-type="float">
            <text:p>52.9</text:p>
          </table:table-cell>
          <table:table-cell table:style-name="ce4" office:value-type="string" calcext:value-type="string">
            <text:p>C.O.D.</text:p>
          </table:table-cell>
          <table:table-cell table:style-name="ce11" office:value-type="float" office:value="13" calcext:value-type="float">
            <text:p>13</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52.9" calcext:value-type="float">
            <text:p>52.9</text:p>
          </table:table-cell>
          <table:table-cell table:number-columns-repeated="2" table:style-name="ce11" office:value-type="float" office:value="92.9" calcext:value-type="float">
            <text:p>92.9</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299</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Deliver</text:p>
          </table:table-cell>
          <table:table-cell table:style-name="ce4" office:value-type="string" calcext:value-type="string">
            <text:p>Yes</text:p>
          </table:table-cell>
          <table:table-cell table:style-name="ce6" office:value-type="date" office:date-value="2020-12-02" calcext:value-type="date">
            <text:p>02-Dec-20</text:p>
          </table:table-cell>
          <table:table-cell table:style-name="ce7" office:value-type="date" office:date-value="2020-12-17" calcext:value-type="date">
            <text:p>17-Dec-20</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36.75" calcext:value-type="float">
            <text:p>36.75</text:p>
          </table:table-cell>
          <table:table-cell table:style-name="ce4" office:value-type="string" calcext:value-type="string">
            <text:p>Account</text:p>
          </table:table-cell>
          <table:table-cell table:style-name="ce11" office:value-type="float" office:value="15" calcext:value-type="float">
            <text:p>15</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36.75" calcext:value-type="float">
            <text:p>36.75</text:p>
          </table:table-cell>
          <table:table-cell table:number-columns-repeated="2" table:style-name="ce11" office:value-type="float" office:value="56.75" calcext:value-type="float">
            <text:p>56.75</text:p>
          </table:table-cell>
          <table:table-cell table:style-name="ce11" office:value-type="string" calcext:value-type="string">
            <text:p>Wed</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300</text:p>
          </table:table-cell>
          <table:table-cell table:style-name="ce4" office:value-type="string" calcext:value-type="string">
            <text:p>Southeast</text:p>
          </table:table-cell>
          <table:table-cell table:style-name="ce4" office:value-type="string" calcext:value-type="string">
            <text:p>Michner</text:p>
          </table:table-cell>
          <table:table-cell table:style-name="ce4" office:value-type="string" calcext:value-type="string">
            <text:p>Deliver</text:p>
          </table:table-cell>
          <table:table-cell table:style-name="ce5"/>
          <table:table-cell table:style-name="ce6" office:value-type="date" office:date-value="2020-12-02" calcext:value-type="date">
            <text:p>02-Dec-20</text:p>
          </table:table-cell>
          <table:table-cell table:style-name="ce6" office:value-type="date" office:date-value="2021-01-07" calcext:value-type="date">
            <text:p>07-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45.24" calcext:value-type="float">
            <text:p>45.24</text:p>
          </table:table-cell>
          <table:table-cell table:style-name="ce4" office:value-type="string" calcext:value-type="string">
            <text:p>C.O.D.</text:p>
          </table:table-cell>
          <table:table-cell table:style-name="ce11" office:value-type="float" office:value="36" calcext:value-type="float">
            <text:p>36</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45.24" calcext:value-type="float">
            <text:p>45.24</text:p>
          </table:table-cell>
          <table:table-cell table:number-columns-repeated="2" table:style-name="ce11" office:value-type="float" office:value="65.24" calcext:value-type="float">
            <text:p>65.24</text:p>
          </table:table-cell>
          <table:table-cell table:style-name="ce11" office:value-type="string" calcext:value-type="string">
            <text:p>Wed</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301</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Replace</text:p>
          </table:table-cell>
          <table:table-cell table:style-name="ce4" office:value-type="string" calcext:value-type="string">
            <text:p>Yes</text:p>
          </table:table-cell>
          <table:table-cell table:style-name="ce6" office:value-type="date" office:date-value="2020-12-02" calcext:value-type="date">
            <text:p>02-Dec-20</text:p>
          </table:table-cell>
          <table:table-cell table:style-name="ce7" office:value-type="date" office:date-value="2021-01-27" calcext:value-type="date">
            <text:p>27-Jan-21</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42.66" calcext:value-type="float">
            <text:p>42.66</text:p>
          </table:table-cell>
          <table:table-cell table:style-name="ce4" office:value-type="string" calcext:value-type="string">
            <text:p>Account</text:p>
          </table:table-cell>
          <table:table-cell table:style-name="ce11" office:value-type="float" office:value="56" calcext:value-type="float">
            <text:p>56</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42.66" calcext:value-type="float">
            <text:p>42.66</text:p>
          </table:table-cell>
          <table:table-cell table:number-columns-repeated="2" table:style-name="ce11" office:value-type="float" office:value="102.66" calcext:value-type="float">
            <text:p>102.66</text:p>
          </table:table-cell>
          <table:table-cell table:number-columns-repeated="2" table:style-name="ce11" office:value-type="string" calcext:value-type="string">
            <text:p>Wed</text:p>
          </table:table-cell>
          <table:table-cell table:number-columns-repeated="1002"/>
        </table:table-row>
        <table:table-row table:style-name="ro1">
          <table:table-cell table:style-name="ce2" office:value-type="string" calcext:value-type="string">
            <text:p>A00302</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Replace</text:p>
          </table:table-cell>
          <table:table-cell table:style-name="ce5"/>
          <table:table-cell table:style-name="ce6" office:value-type="date" office:date-value="2020-12-02" calcext:value-type="date">
            <text:p>02-Dec-20</text:p>
          </table:table-cell>
          <table:table-cell table:style-name="ce7" office:value-type="date" office:date-value="2021-02-15" calcext:value-type="date">
            <text:p>15-Feb-21</text:p>
          </table:table-cell>
          <table:table-cell table:style-name="ce4" office:value-type="float" office:value="2" calcext:value-type="float">
            <text:p>2</text:p>
          </table:table-cell>
          <table:table-cell table:style-name="ce5" table:number-columns-repeated="2"/>
          <table:table-cell table:style-name="ce4" office:value-type="float" office:value="1" calcext:value-type="float">
            <text:p>1</text:p>
          </table:table-cell>
          <table:table-cell table:style-name="ce4" office:value-type="float" office:value="226" calcext:value-type="float">
            <text:p>226</text:p>
          </table:table-cell>
          <table:table-cell table:style-name="ce4" office:value-type="string" calcext:value-type="string">
            <text:p>Account</text:p>
          </table:table-cell>
          <table:table-cell table:style-name="ce11" office:value-type="float" office:value="75" calcext:value-type="float">
            <text:p>75</text:p>
          </table:table-cell>
          <table:table-cell table:number-columns-repeated="3" table:style-name="ce11" office:value-type="float" office:value="140" calcext:value-type="float">
            <text:p>140</text:p>
          </table:table-cell>
          <table:table-cell table:style-name="ce11" office:value-type="float" office:value="226" calcext:value-type="float">
            <text:p>226</text:p>
          </table:table-cell>
          <table:table-cell table:number-columns-repeated="2" table:style-name="ce11" office:value-type="float" office:value="366" calcext:value-type="float">
            <text:p>366</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303</text:p>
          </table:table-cell>
          <table:table-cell table:style-name="ce4" office:value-type="string" calcext:value-type="string">
            <text:p>South</text:p>
          </table:table-cell>
          <table:table-cell table:style-name="ce4" office:value-type="string" calcext:value-type="string">
            <text:p>Michner</text:p>
          </table:table-cell>
          <table:table-cell table:style-name="ce4" office:value-type="string" calcext:value-type="string">
            <text:p>Assess</text:p>
          </table:table-cell>
          <table:table-cell table:style-name="ce5"/>
          <table:table-cell table:style-name="ce6" office:value-type="date" office:date-value="2020-12-03" calcext:value-type="date">
            <text:p>03-Dec-20</text:p>
          </table:table-cell>
          <table:table-cell table:style-name="ce6" office:value-type="date" office:date-value="2021-01-06" calcext:value-type="date">
            <text:p>06-Jan-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45.24" calcext:value-type="float">
            <text:p>45.24</text:p>
          </table:table-cell>
          <table:table-cell table:style-name="ce4" office:value-type="string" calcext:value-type="string">
            <text:p>Account</text:p>
          </table:table-cell>
          <table:table-cell table:style-name="ce11" office:value-type="float" office:value="34" calcext:value-type="float">
            <text:p>34</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45.24" calcext:value-type="float">
            <text:p>45.24</text:p>
          </table:table-cell>
          <table:table-cell table:number-columns-repeated="2" table:style-name="ce11" office:value-type="float" office:value="115.24" calcext:value-type="float">
            <text:p>115.24</text:p>
          </table:table-cell>
          <table:table-cell table:style-name="ce11" office:value-type="string" calcext:value-type="string">
            <text:p>Thu</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304</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Deliver</text:p>
          </table:table-cell>
          <table:table-cell table:style-name="ce4" office:value-type="string" calcext:value-type="string">
            <text:p>Yes</text:p>
          </table:table-cell>
          <table:table-cell table:style-name="ce6" office:value-type="date" office:date-value="2020-12-03" calcext:value-type="date">
            <text:p>03-Dec-20</text:p>
          </table:table-cell>
          <table:table-cell table:style-name="ce7" office:value-type="date" office:date-value="2021-01-25" calcext:value-type="date">
            <text:p>25-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36.97" calcext:value-type="float">
            <text:p>36.97</text:p>
          </table:table-cell>
          <table:table-cell table:style-name="ce4" office:value-type="string" calcext:value-type="string">
            <text:p>C.O.D.</text:p>
          </table:table-cell>
          <table:table-cell table:style-name="ce11" office:value-type="float" office:value="53" calcext:value-type="float">
            <text:p>53</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36.97" calcext:value-type="float">
            <text:p>36.97</text:p>
          </table:table-cell>
          <table:table-cell table:number-columns-repeated="2" table:style-name="ce11" office:value-type="float" office:value="56.97" calcext:value-type="float">
            <text:p>56.97</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305</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6" office:value-type="date" office:date-value="2020-12-05" calcext:value-type="date">
            <text:p>05-Dec-20</text:p>
          </table:table-cell>
          <table:table-cell table:style-name="ce7" office:value-type="date" office:date-value="2020-12-23" calcext:value-type="date">
            <text:p>23-Dec-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38.57" calcext:value-type="float">
            <text:p>138.57</text:p>
          </table:table-cell>
          <table:table-cell table:style-name="ce4" office:value-type="string" calcext:value-type="string">
            <text:p>Account</text:p>
          </table:table-cell>
          <table:table-cell table:style-name="ce11" office:value-type="float" office:value="18" calcext:value-type="float">
            <text:p>18</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38.57" calcext:value-type="float">
            <text:p>138.57</text:p>
          </table:table-cell>
          <table:table-cell table:number-columns-repeated="2" table:style-name="ce11" office:value-type="float" office:value="178.57" calcext:value-type="float">
            <text:p>178.57</text:p>
          </table:table-cell>
          <table:table-cell table:style-name="ce11" office:value-type="string" calcext:value-type="string">
            <text:p>Sat</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306</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Deliver</text:p>
          </table:table-cell>
          <table:table-cell table:style-name="ce5"/>
          <table:table-cell table:style-name="ce6" office:value-type="date" office:date-value="2020-12-05" calcext:value-type="date">
            <text:p>05-Dec-20</text:p>
          </table:table-cell>
          <table:table-cell table:style-name="ce6" office:value-type="date" office:date-value="2021-01-06" calcext:value-type="date">
            <text:p>06-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26.56" calcext:value-type="float">
            <text:p>126.56</text:p>
          </table:table-cell>
          <table:table-cell table:style-name="ce4" office:value-type="string" calcext:value-type="string">
            <text:p>Account</text:p>
          </table:table-cell>
          <table:table-cell table:style-name="ce11" office:value-type="float" office:value="32" calcext:value-type="float">
            <text:p>32</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26.56" calcext:value-type="float">
            <text:p>126.56</text:p>
          </table:table-cell>
          <table:table-cell table:number-columns-repeated="2" table:style-name="ce11" office:value-type="float" office:value="146.56" calcext:value-type="float">
            <text:p>146.56</text:p>
          </table:table-cell>
          <table:table-cell table:style-name="ce11" office:value-type="string" calcext:value-type="string">
            <text:p>Sat</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307</text:p>
          </table:table-cell>
          <table:table-cell table:style-name="ce4" office:value-type="string" calcext:value-type="string">
            <text:p>West</text:p>
          </table:table-cell>
          <table:table-cell table:style-name="ce4" office:value-type="string" calcext:value-type="string">
            <text:p>Burton</text:p>
          </table:table-cell>
          <table:table-cell table:style-name="ce4" office:value-type="string" calcext:value-type="string">
            <text:p>Install</text:p>
          </table:table-cell>
          <table:table-cell table:style-name="ce5"/>
          <table:table-cell table:style-name="ce6" office:value-type="date" office:date-value="2020-12-07" calcext:value-type="date">
            <text:p>07-Dec-20</text:p>
          </table:table-cell>
          <table:table-cell table:style-name="ce6" office:value-type="date" office:date-value="2021-01-05" calcext:value-type="date">
            <text:p>05-Jan-21</text:p>
          </table:table-cell>
          <table:table-cell table:style-name="ce4" office:value-type="float" office:value="2" calcext:value-type="float">
            <text:p>2</text:p>
          </table:table-cell>
          <table:table-cell table:style-name="ce5" table:number-columns-repeated="2"/>
          <table:table-cell table:style-name="ce4" office:value-type="float" office:value="1" calcext:value-type="float">
            <text:p>1</text:p>
          </table:table-cell>
          <table:table-cell table:style-name="ce4" office:value-type="float" office:value="51.45" calcext:value-type="float">
            <text:p>51.45</text:p>
          </table:table-cell>
          <table:table-cell table:style-name="ce4" office:value-type="string" calcext:value-type="string">
            <text:p>P.O.</text:p>
          </table:table-cell>
          <table:table-cell table:style-name="ce11" office:value-type="float" office:value="29" calcext:value-type="float">
            <text:p>29</text:p>
          </table:table-cell>
          <table:table-cell table:number-columns-repeated="3" table:style-name="ce11" office:value-type="float" office:value="140" calcext:value-type="float">
            <text:p>140</text:p>
          </table:table-cell>
          <table:table-cell table:style-name="ce11" office:value-type="float" office:value="51.45" calcext:value-type="float">
            <text:p>51.45</text:p>
          </table:table-cell>
          <table:table-cell table:number-columns-repeated="2" table:style-name="ce11" office:value-type="float" office:value="191.45" calcext:value-type="float">
            <text:p>191.45</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308</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Deliver</text:p>
          </table:table-cell>
          <table:table-cell table:style-name="ce5"/>
          <table:table-cell table:style-name="ce6" office:value-type="date" office:date-value="2020-12-07" calcext:value-type="date">
            <text:p>07-Dec-20</text:p>
          </table:table-cell>
          <table:table-cell table:style-name="ce6" office:value-type="date" office:date-value="2021-01-07" calcext:value-type="date">
            <text:p>07-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27.94" calcext:value-type="float">
            <text:p>227.94</text:p>
          </table:table-cell>
          <table:table-cell table:style-name="ce4" office:value-type="string" calcext:value-type="string">
            <text:p>Account</text:p>
          </table:table-cell>
          <table:table-cell table:style-name="ce11" office:value-type="float" office:value="31" calcext:value-type="float">
            <text:p>31</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27.94" calcext:value-type="float">
            <text:p>227.94</text:p>
          </table:table-cell>
          <table:table-cell table:number-columns-repeated="2" table:style-name="ce11" office:value-type="float" office:value="247.94" calcext:value-type="float">
            <text:p>247.94</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309</text:p>
          </table:table-cell>
          <table:table-cell table:style-name="ce4" office:value-type="string" calcext:value-type="string">
            <text:p>Northwest</text:p>
          </table:table-cell>
          <table:table-cell table:style-name="ce4" office:value-type="string" calcext:value-type="string">
            <text:p>Michner</text:p>
          </table:table-cell>
          <table:table-cell table:style-name="ce4" office:value-type="string" calcext:value-type="string">
            <text:p>Replace</text:p>
          </table:table-cell>
          <table:table-cell table:style-name="ce5"/>
          <table:table-cell table:style-name="ce6" office:value-type="date" office:date-value="2020-12-07" calcext:value-type="date">
            <text:p>07-Dec-20</text:p>
          </table:table-cell>
          <table:table-cell table:style-name="ce7" office:value-type="date" office:date-value="2021-01-11" calcext:value-type="date">
            <text:p>11-Jan-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367.71" calcext:value-type="float">
            <text:p>367.71</text:p>
          </table:table-cell>
          <table:table-cell table:style-name="ce4" office:value-type="string" calcext:value-type="string">
            <text:p>P.O.</text:p>
          </table:table-cell>
          <table:table-cell table:style-name="ce11" office:value-type="float" office:value="35" calcext:value-type="float">
            <text:p>35</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367.71" calcext:value-type="float">
            <text:p>367.71</text:p>
          </table:table-cell>
          <table:table-cell table:number-columns-repeated="2" table:style-name="ce11" office:value-type="float" office:value="407.71" calcext:value-type="float">
            <text:p>407.71</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310</text:p>
          </table:table-cell>
          <table:table-cell table:style-name="ce4" office:value-type="string" calcext:value-type="string">
            <text:p>North</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6" office:value-type="date" office:date-value="2020-12-07" calcext:value-type="date">
            <text:p>07-Dec-20</text:p>
          </table:table-cell>
          <table:table-cell table:style-name="ce7" office:value-type="date" office:date-value="2021-01-12" calcext:value-type="date">
            <text:p>12-Jan-21</text:p>
          </table:table-cell>
          <table:table-cell table:style-name="ce4" office:value-type="float" office:value="2" calcext:value-type="float">
            <text:p>2</text:p>
          </table:table-cell>
          <table:table-cell table:style-name="ce5" table:number-columns-repeated="2"/>
          <table:table-cell table:style-name="ce4" office:value-type="float" office:value="1.25" calcext:value-type="float">
            <text:p>1.25</text:p>
          </table:table-cell>
          <table:table-cell table:style-name="ce4" office:value-type="float" office:value="637.53" calcext:value-type="float">
            <text:p>637.53</text:p>
          </table:table-cell>
          <table:table-cell table:style-name="ce4" office:value-type="string" calcext:value-type="string">
            <text:p>Account</text:p>
          </table:table-cell>
          <table:table-cell table:style-name="ce11" office:value-type="float" office:value="36" calcext:value-type="float">
            <text:p>36</text:p>
          </table:table-cell>
          <table:table-cell table:style-name="ce11" office:value-type="float" office:value="140" calcext:value-type="float">
            <text:p>140</text:p>
          </table:table-cell>
          <table:table-cell table:number-columns-repeated="2" table:style-name="ce11" office:value-type="float" office:value="175" calcext:value-type="float">
            <text:p>175</text:p>
          </table:table-cell>
          <table:table-cell table:style-name="ce11" office:value-type="float" office:value="637.53" calcext:value-type="float">
            <text:p>637.53</text:p>
          </table:table-cell>
          <table:table-cell table:number-columns-repeated="2" table:style-name="ce11" office:value-type="float" office:value="812.53" calcext:value-type="float">
            <text:p>812.53</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311</text:p>
          </table:table-cell>
          <table:table-cell table:style-name="ce4" office:value-type="string" calcext:value-type="string">
            <text:p>Central</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6" office:value-type="date" office:date-value="2020-12-08" calcext:value-type="date">
            <text:p>08-Dec-20</text:p>
          </table:table-cell>
          <table:table-cell table:style-name="ce7" office:value-type="date" office:date-value="2020-12-15" calcext:value-type="date">
            <text:p>15-Dec-20</text:p>
          </table:table-cell>
          <table:table-cell table:style-name="ce4" office:value-type="float" office:value="2" calcext:value-type="float">
            <text:p>2</text:p>
          </table:table-cell>
          <table:table-cell table:style-name="ce5" table:number-columns-repeated="2"/>
          <table:table-cell table:style-name="ce4" office:value-type="float" office:value="3" calcext:value-type="float">
            <text:p>3</text:p>
          </table:table-cell>
          <table:table-cell table:style-name="ce4" office:value-type="float" office:value="21.33" calcext:value-type="float">
            <text:p>21.33</text:p>
          </table:table-cell>
          <table:table-cell table:style-name="ce4" office:value-type="string" calcext:value-type="string">
            <text:p>Account</text:p>
          </table:table-cell>
          <table:table-cell table:style-name="ce11" office:value-type="float" office:value="7" calcext:value-type="float">
            <text:p>7</text:p>
          </table:table-cell>
          <table:table-cell table:style-name="ce11" office:value-type="float" office:value="140" calcext:value-type="float">
            <text:p>140</text:p>
          </table:table-cell>
          <table:table-cell table:number-columns-repeated="2" table:style-name="ce11" office:value-type="float" office:value="420" calcext:value-type="float">
            <text:p>420</text:p>
          </table:table-cell>
          <table:table-cell table:style-name="ce11" office:value-type="float" office:value="21.33" calcext:value-type="float">
            <text:p>21.33</text:p>
          </table:table-cell>
          <table:table-cell table:number-columns-repeated="2" table:style-name="ce11" office:value-type="float" office:value="441.33" calcext:value-type="float">
            <text:p>441.33</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312</text:p>
          </table:table-cell>
          <table:table-cell table:style-name="ce4" office:value-type="string" calcext:value-type="string">
            <text:p>West</text:p>
          </table:table-cell>
          <table:table-cell table:style-name="ce4" office:value-type="string" calcext:value-type="string">
            <text:p>Cartier</text:p>
          </table:table-cell>
          <table:table-cell table:style-name="ce4" office:value-type="string" calcext:value-type="string">
            <text:p>Replace</text:p>
          </table:table-cell>
          <table:table-cell table:style-name="ce5"/>
          <table:table-cell table:style-name="ce6" office:value-type="date" office:date-value="2020-12-08" calcext:value-type="date">
            <text:p>08-Dec-20</text:p>
          </table:table-cell>
          <table:table-cell table:style-name="ce7" office:value-type="date" office:date-value="2020-12-16" calcext:value-type="date">
            <text:p>16-Dec-20</text:p>
          </table:table-cell>
          <table:table-cell table:style-name="ce4" office:value-type="float" office:value="2" calcext:value-type="float">
            <text:p>2</text:p>
          </table:table-cell>
          <table:table-cell table:style-name="ce5" table:number-columns-repeated="2"/>
          <table:table-cell table:style-name="ce4" office:value-type="float" office:value="1.5" calcext:value-type="float">
            <text:p>1.5</text:p>
          </table:table-cell>
          <table:table-cell table:style-name="ce4" office:value-type="float" office:value="318.73" calcext:value-type="float">
            <text:p>318.73</text:p>
          </table:table-cell>
          <table:table-cell table:style-name="ce4" office:value-type="string" calcext:value-type="string">
            <text:p>Account</text:p>
          </table:table-cell>
          <table:table-cell table:style-name="ce11" office:value-type="float" office:value="8" calcext:value-type="float">
            <text:p>8</text:p>
          </table:table-cell>
          <table:table-cell table:style-name="ce11" office:value-type="float" office:value="140" calcext:value-type="float">
            <text:p>140</text:p>
          </table:table-cell>
          <table:table-cell table:number-columns-repeated="2" table:style-name="ce11" office:value-type="float" office:value="210" calcext:value-type="float">
            <text:p>210</text:p>
          </table:table-cell>
          <table:table-cell table:style-name="ce11" office:value-type="float" office:value="318.73" calcext:value-type="float">
            <text:p>318.73</text:p>
          </table:table-cell>
          <table:table-cell table:number-columns-repeated="2" table:style-name="ce11" office:value-type="float" office:value="528.73" calcext:value-type="float">
            <text:p>528.73</text:p>
          </table:table-cell>
          <table:table-cell table:style-name="ce11" office:value-type="string" calcext:value-type="string">
            <text:p>Tue</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313</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Replace</text:p>
          </table:table-cell>
          <table:table-cell table:style-name="ce4" office:value-type="string" calcext:value-type="string">
            <text:p>Yes</text:p>
          </table:table-cell>
          <table:table-cell table:style-name="ce6" office:value-type="date" office:date-value="2020-12-08" calcext:value-type="date">
            <text:p>08-Dec-20</text:p>
          </table:table-cell>
          <table:table-cell table:style-name="ce7" office:value-type="date" office:date-value="2021-02-12" calcext:value-type="date">
            <text:p>12-Feb-21</text:p>
          </table:table-cell>
          <table:table-cell table:style-name="ce4" office:value-type="float" office:value="2" calcext:value-type="float">
            <text:p>2</text:p>
          </table:table-cell>
          <table:table-cell table:style-name="ce5" table:number-columns-repeated="2"/>
          <table:table-cell table:style-name="ce4" office:value-type="float" office:value="0.75" calcext:value-type="float">
            <text:p>0.75</text:p>
          </table:table-cell>
          <table:table-cell table:style-name="ce4" office:value-type="float" office:value="35.45" calcext:value-type="float">
            <text:p>35.45</text:p>
          </table:table-cell>
          <table:table-cell table:style-name="ce4" office:value-type="string" calcext:value-type="string">
            <text:p>Account</text:p>
          </table:table-cell>
          <table:table-cell table:style-name="ce11" office:value-type="float" office:value="66" calcext:value-type="float">
            <text:p>66</text:p>
          </table:table-cell>
          <table:table-cell table:style-name="ce11" office:value-type="float" office:value="140" calcext:value-type="float">
            <text:p>140</text:p>
          </table:table-cell>
          <table:table-cell table:number-columns-repeated="2" table:style-name="ce11" office:value-type="float" office:value="105" calcext:value-type="float">
            <text:p>105</text:p>
          </table:table-cell>
          <table:table-cell table:style-name="ce11" office:value-type="float" office:value="35.45" calcext:value-type="float">
            <text:p>35.45</text:p>
          </table:table-cell>
          <table:table-cell table:number-columns-repeated="2" table:style-name="ce11" office:value-type="float" office:value="140.45" calcext:value-type="float">
            <text:p>140.45</text:p>
          </table:table-cell>
          <table:table-cell table:style-name="ce11" office:value-type="string" calcext:value-type="string">
            <text:p>Tue</text:p>
          </table:table-cell>
          <table:table-cell table:style-name="ce11" office:value-type="string" calcext:value-type="string">
            <text:p>Fri</text:p>
          </table:table-cell>
          <table:table-cell table:number-columns-repeated="1002"/>
        </table:table-row>
        <table:table-row table:style-name="ro1">
          <table:table-cell table:style-name="ce2" office:value-type="string" calcext:value-type="string">
            <text:p>A00314</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Install</text:p>
          </table:table-cell>
          <table:table-cell table:style-name="ce5"/>
          <table:table-cell table:style-name="ce6" office:value-type="date" office:date-value="2020-12-09" calcext:value-type="date">
            <text:p>09-Dec-20</text:p>
          </table:table-cell>
          <table:table-cell table:style-name="ce7" office:value-type="date" office:date-value="2020-12-17" calcext:value-type="date">
            <text:p>17-Dec-20</text:p>
          </table:table-cell>
          <table:table-cell table:style-name="ce4" office:value-type="float" office:value="1" calcext:value-type="float">
            <text:p>1</text:p>
          </table:table-cell>
          <table:table-cell table:style-name="ce5" table:number-columns-repeated="2"/>
          <table:table-cell table:style-name="ce4" office:value-type="float" office:value="1.75" calcext:value-type="float">
            <text:p>1.75</text:p>
          </table:table-cell>
          <table:table-cell table:style-name="ce4" office:value-type="float" office:value="131.3" calcext:value-type="float">
            <text:p>131.3</text:p>
          </table:table-cell>
          <table:table-cell table:style-name="ce4" office:value-type="string" calcext:value-type="string">
            <text:p>P.O.</text:p>
          </table:table-cell>
          <table:table-cell table:style-name="ce11" office:value-type="float" office:value="8" calcext:value-type="float">
            <text:p>8</text:p>
          </table:table-cell>
          <table:table-cell table:style-name="ce11" office:value-type="float" office:value="80" calcext:value-type="float">
            <text:p>80</text:p>
          </table:table-cell>
          <table:table-cell table:number-columns-repeated="2" table:style-name="ce11" office:value-type="float" office:value="140" calcext:value-type="float">
            <text:p>140</text:p>
          </table:table-cell>
          <table:table-cell table:style-name="ce11" office:value-type="float" office:value="131.3" calcext:value-type="float">
            <text:p>131.3</text:p>
          </table:table-cell>
          <table:table-cell table:number-columns-repeated="2" table:style-name="ce11" office:value-type="float" office:value="271.3" calcext:value-type="float">
            <text:p>271.3</text:p>
          </table:table-cell>
          <table:table-cell table:style-name="ce11" office:value-type="string" calcext:value-type="string">
            <text:p>Wed</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315</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Deliver</text:p>
          </table:table-cell>
          <table:table-cell table:style-name="ce5"/>
          <table:table-cell table:style-name="ce6" office:value-type="date" office:date-value="2020-12-09" calcext:value-type="date">
            <text:p>09-Dec-20</text:p>
          </table:table-cell>
          <table:table-cell table:style-name="ce7" office:value-type="date" office:date-value="2021-01-11" calcext:value-type="date">
            <text:p>11-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37.26" calcext:value-type="float">
            <text:p>37.26</text:p>
          </table:table-cell>
          <table:table-cell table:style-name="ce4" office:value-type="string" calcext:value-type="string">
            <text:p>C.O.D.</text:p>
          </table:table-cell>
          <table:table-cell table:style-name="ce11" office:value-type="float" office:value="33" calcext:value-type="float">
            <text:p>33</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37.26" calcext:value-type="float">
            <text:p>37.26</text:p>
          </table:table-cell>
          <table:table-cell table:number-columns-repeated="2" table:style-name="ce11" office:value-type="float" office:value="57.26" calcext:value-type="float">
            <text:p>57.26</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316</text:p>
          </table:table-cell>
          <table:table-cell table:style-name="ce4" office:value-type="string" calcext:value-type="string">
            <text:p>Northeast</text:p>
          </table:table-cell>
          <table:table-cell table:style-name="ce4" office:value-type="string" calcext:value-type="string">
            <text:p>Michner</text:p>
          </table:table-cell>
          <table:table-cell table:style-name="ce4" office:value-type="string" calcext:value-type="string">
            <text:p>Install</text:p>
          </table:table-cell>
          <table:table-cell table:style-name="ce5"/>
          <table:table-cell table:style-name="ce6" office:value-type="date" office:date-value="2020-12-09" calcext:value-type="date">
            <text:p>09-Dec-20</text:p>
          </table:table-cell>
          <table:table-cell table:style-name="ce7" office:value-type="date" office:date-value="2021-01-12" calcext:value-type="date">
            <text:p>12-Jan-21</text:p>
          </table:table-cell>
          <table:table-cell table:style-name="ce4" office:value-type="float" office:value="2" calcext:value-type="float">
            <text:p>2</text:p>
          </table:table-cell>
          <table:table-cell table:style-name="ce5" table:number-columns-repeated="2"/>
          <table:table-cell table:style-name="ce4" office:value-type="float" office:value="3" calcext:value-type="float">
            <text:p>3</text:p>
          </table:table-cell>
          <table:table-cell table:style-name="ce10" office:value-type="float" office:value="1193.75" calcext:value-type="float">
            <text:p>1,193.75</text:p>
          </table:table-cell>
          <table:table-cell table:style-name="ce4" office:value-type="string" calcext:value-type="string">
            <text:p>C.O.D.</text:p>
          </table:table-cell>
          <table:table-cell table:style-name="ce11" office:value-type="float" office:value="34" calcext:value-type="float">
            <text:p>34</text:p>
          </table:table-cell>
          <table:table-cell table:style-name="ce11" office:value-type="float" office:value="140" calcext:value-type="float">
            <text:p>140</text:p>
          </table:table-cell>
          <table:table-cell table:number-columns-repeated="2" table:style-name="ce11" office:value-type="float" office:value="420" calcext:value-type="float">
            <text:p>420</text:p>
          </table:table-cell>
          <table:table-cell table:style-name="ce13" office:value-type="float" office:value="1193.75" calcext:value-type="float">
            <text:p>1,193.75</text:p>
          </table:table-cell>
          <table:table-cell table:number-columns-repeated="2" table:style-name="ce13" office:value-type="float" office:value="1613.75" calcext:value-type="float">
            <text:p>1,613.75</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317</text:p>
          </table:table-cell>
          <table:table-cell table:style-name="ce4" office:value-type="string" calcext:value-type="string">
            <text:p>Southeast</text:p>
          </table:table-cell>
          <table:table-cell table:style-name="ce4" office:value-type="string" calcext:value-type="string">
            <text:p>Michner</text:p>
          </table:table-cell>
          <table:table-cell table:style-name="ce4" office:value-type="string" calcext:value-type="string">
            <text:p>Replace</text:p>
          </table:table-cell>
          <table:table-cell table:style-name="ce4" office:value-type="string" calcext:value-type="string">
            <text:p>Yes</text:p>
          </table:table-cell>
          <table:table-cell table:style-name="ce7" office:value-type="date" office:date-value="2020-12-10" calcext:value-type="date">
            <text:p>10-Dec-20</text:p>
          </table:table-cell>
          <table:table-cell table:style-name="ce7" office:value-type="date" office:date-value="2020-12-14" calcext:value-type="date">
            <text:p>14-Dec-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250.42" calcext:value-type="float">
            <text:p>250.42</text:p>
          </table:table-cell>
          <table:table-cell table:style-name="ce4" office:value-type="string" calcext:value-type="string">
            <text:p>C.O.D.</text:p>
          </table:table-cell>
          <table:table-cell table:style-name="ce11" office:value-type="float" office:value="4" calcext:value-type="float">
            <text:p>4</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250.42" calcext:value-type="float">
            <text:p>250.42</text:p>
          </table:table-cell>
          <table:table-cell table:number-columns-repeated="2" table:style-name="ce11" office:value-type="float" office:value="290.42" calcext:value-type="float">
            <text:p>290.42</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318</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Deliver</text:p>
          </table:table-cell>
          <table:table-cell table:style-name="ce5"/>
          <table:table-cell table:style-name="ce7" office:value-type="date" office:date-value="2020-12-10" calcext:value-type="date">
            <text:p>10-Dec-20</text:p>
          </table:table-cell>
          <table:table-cell table:style-name="ce6" office:value-type="date" office:date-value="2021-01-07" calcext:value-type="date">
            <text:p>07-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67.7" calcext:value-type="float">
            <text:p>67.7</text:p>
          </table:table-cell>
          <table:table-cell table:style-name="ce4" office:value-type="string" calcext:value-type="string">
            <text:p>P.O.</text:p>
          </table:table-cell>
          <table:table-cell table:style-name="ce11" office:value-type="float" office:value="28" calcext:value-type="float">
            <text:p>28</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67.7" calcext:value-type="float">
            <text:p>67.7</text:p>
          </table:table-cell>
          <table:table-cell table:number-columns-repeated="2" table:style-name="ce11" office:value-type="float" office:value="87.7" calcext:value-type="float">
            <text:p>87.7</text:p>
          </table:table-cell>
          <table:table-cell table:number-columns-repeated="2" table:style-name="ce11" office:value-type="string" calcext:value-type="string">
            <text:p>Thu</text:p>
          </table:table-cell>
          <table:table-cell table:number-columns-repeated="1002"/>
        </table:table-row>
        <table:table-row table:style-name="ro1">
          <table:table-cell table:style-name="ce2" office:value-type="string" calcext:value-type="string">
            <text:p>A00319</text:p>
          </table:table-cell>
          <table:table-cell table:style-name="ce4" office:value-type="string" calcext:value-type="string">
            <text:p>Central</text:p>
          </table:table-cell>
          <table:table-cell table:style-name="ce4" office:value-type="string" calcext:value-type="string">
            <text:p>Burton</text:p>
          </table:table-cell>
          <table:table-cell table:style-name="ce4" office:value-type="string" calcext:value-type="string">
            <text:p>Install</text:p>
          </table:table-cell>
          <table:table-cell table:style-name="ce5"/>
          <table:table-cell table:style-name="ce7" office:value-type="date" office:date-value="2020-12-10" calcext:value-type="date">
            <text:p>10-Dec-20</text:p>
          </table:table-cell>
          <table:table-cell table:style-name="ce6" office:value-type="date" office:date-value="2021-01-07" calcext:value-type="date">
            <text:p>07-Jan-21</text:p>
          </table:table-cell>
          <table:table-cell table:style-name="ce4" office:value-type="float" office:value="2" calcext:value-type="float">
            <text:p>2</text:p>
          </table:table-cell>
          <table:table-cell table:style-name="ce5" table:number-columns-repeated="2"/>
          <table:table-cell table:style-name="ce4" office:value-type="float" office:value="1.25" calcext:value-type="float">
            <text:p>1.25</text:p>
          </table:table-cell>
          <table:table-cell table:style-name="ce4" office:value-type="float" office:value="58.24" calcext:value-type="float">
            <text:p>58.24</text:p>
          </table:table-cell>
          <table:table-cell table:style-name="ce4" office:value-type="string" calcext:value-type="string">
            <text:p>Account</text:p>
          </table:table-cell>
          <table:table-cell table:style-name="ce11" office:value-type="float" office:value="28" calcext:value-type="float">
            <text:p>28</text:p>
          </table:table-cell>
          <table:table-cell table:style-name="ce11" office:value-type="float" office:value="140" calcext:value-type="float">
            <text:p>140</text:p>
          </table:table-cell>
          <table:table-cell table:number-columns-repeated="2" table:style-name="ce11" office:value-type="float" office:value="175" calcext:value-type="float">
            <text:p>175</text:p>
          </table:table-cell>
          <table:table-cell table:style-name="ce11" office:value-type="float" office:value="58.24" calcext:value-type="float">
            <text:p>58.24</text:p>
          </table:table-cell>
          <table:table-cell table:number-columns-repeated="2" table:style-name="ce11" office:value-type="float" office:value="233.24" calcext:value-type="float">
            <text:p>233.24</text:p>
          </table:table-cell>
          <table:table-cell table:number-columns-repeated="2" table:style-name="ce11" office:value-type="string" calcext:value-type="string">
            <text:p>Thu</text:p>
          </table:table-cell>
          <table:table-cell table:number-columns-repeated="1002"/>
        </table:table-row>
        <table:table-row table:style-name="ro1">
          <table:table-cell table:style-name="ce2" office:value-type="string" calcext:value-type="string">
            <text:p>A00320</text:p>
          </table:table-cell>
          <table:table-cell table:style-name="ce4" office:value-type="string" calcext:value-type="string">
            <text:p>West</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7" office:value-type="date" office:date-value="2020-12-10" calcext:value-type="date">
            <text:p>10-Dec-20</text:p>
          </table:table-cell>
          <table:table-cell table:style-name="ce7" office:value-type="date" office:date-value="2021-01-14" calcext:value-type="date">
            <text:p>14-Jan-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32.23" calcext:value-type="float">
            <text:p>32.23</text:p>
          </table:table-cell>
          <table:table-cell table:style-name="ce4" office:value-type="string" calcext:value-type="string">
            <text:p>P.O.</text:p>
          </table:table-cell>
          <table:table-cell table:style-name="ce11" office:value-type="float" office:value="35" calcext:value-type="float">
            <text:p>35</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32.23" calcext:value-type="float">
            <text:p>32.23</text:p>
          </table:table-cell>
          <table:table-cell table:number-columns-repeated="2" table:style-name="ce11" office:value-type="float" office:value="72.23" calcext:value-type="float">
            <text:p>72.23</text:p>
          </table:table-cell>
          <table:table-cell table:number-columns-repeated="2" table:style-name="ce11" office:value-type="string" calcext:value-type="string">
            <text:p>Thu</text:p>
          </table:table-cell>
          <table:table-cell table:number-columns-repeated="1002"/>
        </table:table-row>
        <table:table-row table:style-name="ro1">
          <table:table-cell table:style-name="ce2" office:value-type="string" calcext:value-type="string">
            <text:p>A00321</text:p>
          </table:table-cell>
          <table:table-cell table:style-name="ce4" office:value-type="string" calcext:value-type="string">
            <text:p>Central</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7" office:value-type="date" office:date-value="2020-12-10" calcext:value-type="date">
            <text:p>10-Dec-20</text:p>
          </table:table-cell>
          <table:table-cell table:style-name="ce7" office:value-type="date" office:date-value="2021-01-23" calcext:value-type="date">
            <text:p>23-Jan-21</text:p>
          </table:table-cell>
          <table:table-cell table:style-name="ce4" office:value-type="float" office:value="1" calcext:value-type="float">
            <text:p>1</text:p>
          </table:table-cell>
          <table:table-cell table:style-name="ce5" table:number-columns-repeated="2"/>
          <table:table-cell table:style-name="ce4" office:value-type="float" office:value="2.25" calcext:value-type="float">
            <text:p>2.25</text:p>
          </table:table-cell>
          <table:table-cell table:style-name="ce4" office:value-type="float" office:value="180" calcext:value-type="float">
            <text:p>180</text:p>
          </table:table-cell>
          <table:table-cell table:style-name="ce4" office:value-type="string" calcext:value-type="string">
            <text:p>Account</text:p>
          </table:table-cell>
          <table:table-cell table:style-name="ce11" office:value-type="float" office:value="44" calcext:value-type="float">
            <text:p>44</text:p>
          </table:table-cell>
          <table:table-cell table:style-name="ce11" office:value-type="float" office:value="80" calcext:value-type="float">
            <text:p>80</text:p>
          </table:table-cell>
          <table:table-cell table:number-columns-repeated="3" table:style-name="ce11" office:value-type="float" office:value="180" calcext:value-type="float">
            <text:p>180</text:p>
          </table:table-cell>
          <table:table-cell table:number-columns-repeated="2" table:style-name="ce11" office:value-type="float" office:value="360" calcext:value-type="float">
            <text:p>360</text:p>
          </table:table-cell>
          <table:table-cell table:style-name="ce11" office:value-type="string" calcext:value-type="string">
            <text:p>Thu</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322</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Assess</text:p>
          </table:table-cell>
          <table:table-cell table:style-name="ce4" office:value-type="string" calcext:value-type="string">
            <text:p>Yes</text:p>
          </table:table-cell>
          <table:table-cell table:style-name="ce7" office:value-type="date" office:date-value="2020-12-12" calcext:value-type="date">
            <text:p>12-Dec-20</text:p>
          </table:table-cell>
          <table:table-cell table:style-name="ce7" office:value-type="date" office:date-value="2021-01-28" calcext:value-type="date">
            <text:p>28-Jan-21</text:p>
          </table:table-cell>
          <table:table-cell table:style-name="ce4" office:value-type="float" office:value="1" calcext:value-type="float">
            <text:p>1</text:p>
          </table:table-cell>
          <table:table-cell table:style-name="ce5" table:number-columns-repeated="2"/>
          <table:table-cell table:style-name="ce4" office:value-type="float" office:value="1" calcext:value-type="float">
            <text:p>1</text:p>
          </table:table-cell>
          <table:table-cell table:style-name="ce4" office:value-type="float" office:value="337.92" calcext:value-type="float">
            <text:p>337.92</text:p>
          </table:table-cell>
          <table:table-cell table:style-name="ce4" office:value-type="string" calcext:value-type="string">
            <text:p>Account</text:p>
          </table:table-cell>
          <table:table-cell table:style-name="ce11" office:value-type="float" office:value="47" calcext:value-type="float">
            <text:p>47</text:p>
          </table:table-cell>
          <table:table-cell table:number-columns-repeated="3" table:style-name="ce11" office:value-type="float" office:value="80" calcext:value-type="float">
            <text:p>80</text:p>
          </table:table-cell>
          <table:table-cell table:style-name="ce11" office:value-type="float" office:value="337.92" calcext:value-type="float">
            <text:p>337.92</text:p>
          </table:table-cell>
          <table:table-cell table:number-columns-repeated="2" table:style-name="ce11" office:value-type="float" office:value="417.92" calcext:value-type="float">
            <text:p>417.92</text:p>
          </table:table-cell>
          <table:table-cell table:style-name="ce11" office:value-type="string" calcext:value-type="string">
            <text:p>Sat</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323</text:p>
          </table:table-cell>
          <table:table-cell table:style-name="ce4" office:value-type="string" calcext:value-type="string">
            <text:p>Northwest</text:p>
          </table:table-cell>
          <table:table-cell table:style-name="ce4" office:value-type="string" calcext:value-type="string">
            <text:p>Michner</text:p>
          </table:table-cell>
          <table:table-cell table:style-name="ce4" office:value-type="string" calcext:value-type="string">
            <text:p>Assess</text:p>
          </table:table-cell>
          <table:table-cell table:style-name="ce4" office:value-type="string" calcext:value-type="string">
            <text:p>Yes</text:p>
          </table:table-cell>
          <table:table-cell table:style-name="ce7" office:value-type="date" office:date-value="2020-12-14" calcext:value-type="date">
            <text:p>14-Dec-20</text:p>
          </table:table-cell>
          <table:table-cell table:style-name="ce7" office:value-type="date" office:date-value="2020-12-15" calcext:value-type="date">
            <text:p>15-Dec-20</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63.99" calcext:value-type="float">
            <text:p>63.99</text:p>
          </table:table-cell>
          <table:table-cell table:style-name="ce4" office:value-type="string" calcext:value-type="string">
            <text:p>Account</text:p>
          </table:table-cell>
          <table:table-cell table:style-name="ce11" office:value-type="float" office:value="1" calcext:value-type="float">
            <text:p>1</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63.99" calcext:value-type="float">
            <text:p>63.99</text:p>
          </table:table-cell>
          <table:table-cell table:number-columns-repeated="2" table:style-name="ce11" office:value-type="float" office:value="123.99" calcext:value-type="float">
            <text:p>123.99</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324</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0-12-14" calcext:value-type="date">
            <text:p>14-Dec-20</text:p>
          </table:table-cell>
          <table:table-cell table:style-name="ce7" office:value-type="date" office:date-value="2020-12-16" calcext:value-type="date">
            <text:p>16-Dec-20</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45.89" calcext:value-type="float">
            <text:p>145.89</text:p>
          </table:table-cell>
          <table:table-cell table:style-name="ce4" office:value-type="string" calcext:value-type="string">
            <text:p>P.O.</text:p>
          </table:table-cell>
          <table:table-cell table:style-name="ce11" office:value-type="float" office:value="2" calcext:value-type="float">
            <text:p>2</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45.89" calcext:value-type="float">
            <text:p>145.89</text:p>
          </table:table-cell>
          <table:table-cell table:number-columns-repeated="2" table:style-name="ce11" office:value-type="float" office:value="185.89" calcext:value-type="float">
            <text:p>185.89</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325</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Deliver</text:p>
          </table:table-cell>
          <table:table-cell table:style-name="ce5"/>
          <table:table-cell table:style-name="ce7" office:value-type="date" office:date-value="2020-12-14" calcext:value-type="date">
            <text:p>14-Dec-20</text:p>
          </table:table-cell>
          <table:table-cell table:style-name="ce6" office:value-type="date" office:date-value="2021-01-04" calcext:value-type="date">
            <text:p>04-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30" calcext:value-type="float">
            <text:p>30</text:p>
          </table:table-cell>
          <table:table-cell table:style-name="ce4" office:value-type="string" calcext:value-type="string">
            <text:p>P.O.</text:p>
          </table:table-cell>
          <table:table-cell table:style-name="ce11" office:value-type="float" office:value="21" calcext:value-type="float">
            <text:p>21</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30" calcext:value-type="float">
            <text:p>30</text:p>
          </table:table-cell>
          <table:table-cell table:number-columns-repeated="2" table:style-name="ce11" office:value-type="float" office:value="50" calcext:value-type="float">
            <text:p>50</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326</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7" office:value-type="date" office:date-value="2020-12-14" calcext:value-type="date">
            <text:p>14-Dec-20</text:p>
          </table:table-cell>
          <table:table-cell table:style-name="ce6" office:value-type="date" office:date-value="2021-01-04" calcext:value-type="date">
            <text:p>04-Jan-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57.1" calcext:value-type="float">
            <text:p>57.1</text:p>
          </table:table-cell>
          <table:table-cell table:style-name="ce4" office:value-type="string" calcext:value-type="string">
            <text:p>Account</text:p>
          </table:table-cell>
          <table:table-cell table:style-name="ce11" office:value-type="float" office:value="21" calcext:value-type="float">
            <text:p>21</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57.1" calcext:value-type="float">
            <text:p>57.1</text:p>
          </table:table-cell>
          <table:table-cell table:number-columns-repeated="2" table:style-name="ce11" office:value-type="float" office:value="97.1" calcext:value-type="float">
            <text:p>97.1</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327</text:p>
          </table:table-cell>
          <table:table-cell table:style-name="ce4" office:value-type="string" calcext:value-type="string">
            <text:p>North</text:p>
          </table:table-cell>
          <table:table-cell table:style-name="ce4" office:value-type="string" calcext:value-type="string">
            <text:p>Khan</text:p>
          </table:table-cell>
          <table:table-cell table:style-name="ce4" office:value-type="string" calcext:value-type="string">
            <text:p>Install</text:p>
          </table:table-cell>
          <table:table-cell table:style-name="ce5"/>
          <table:table-cell table:style-name="ce7" office:value-type="date" office:date-value="2020-12-14" calcext:value-type="date">
            <text:p>14-Dec-20</text:p>
          </table:table-cell>
          <table:table-cell table:style-name="ce7" office:value-type="date" office:date-value="2021-01-13" calcext:value-type="date">
            <text:p>13-Jan-21</text:p>
          </table:table-cell>
          <table:table-cell table:style-name="ce4" office:value-type="float" office:value="2" calcext:value-type="float">
            <text:p>2</text:p>
          </table:table-cell>
          <table:table-cell table:style-name="ce5" table:number-columns-repeated="2"/>
          <table:table-cell table:style-name="ce4" office:value-type="float" office:value="3.5" calcext:value-type="float">
            <text:p>3.5</text:p>
          </table:table-cell>
          <table:table-cell table:style-name="ce4" office:value-type="float" office:value="262.44" calcext:value-type="float">
            <text:p>262.44</text:p>
          </table:table-cell>
          <table:table-cell table:style-name="ce4" office:value-type="string" calcext:value-type="string">
            <text:p>Account</text:p>
          </table:table-cell>
          <table:table-cell table:style-name="ce11" office:value-type="float" office:value="30" calcext:value-type="float">
            <text:p>30</text:p>
          </table:table-cell>
          <table:table-cell table:style-name="ce11" office:value-type="float" office:value="140" calcext:value-type="float">
            <text:p>140</text:p>
          </table:table-cell>
          <table:table-cell table:number-columns-repeated="2" table:style-name="ce11" office:value-type="float" office:value="490" calcext:value-type="float">
            <text:p>490</text:p>
          </table:table-cell>
          <table:table-cell table:style-name="ce11" office:value-type="float" office:value="262.44" calcext:value-type="float">
            <text:p>262.44</text:p>
          </table:table-cell>
          <table:table-cell table:number-columns-repeated="2" table:style-name="ce11" office:value-type="float" office:value="752.44" calcext:value-type="float">
            <text:p>752.44</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328</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0-12-14" calcext:value-type="date">
            <text:p>14-Dec-20</text:p>
          </table:table-cell>
          <table:table-cell table:style-name="ce7" office:value-type="date" office:date-value="2021-01-19" calcext:value-type="date">
            <text:p>19-Jan-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21.33" calcext:value-type="float">
            <text:p>21.33</text:p>
          </table:table-cell>
          <table:table-cell table:style-name="ce4" office:value-type="string" calcext:value-type="string">
            <text:p>P.O.</text:p>
          </table:table-cell>
          <table:table-cell table:style-name="ce11" office:value-type="float" office:value="36" calcext:value-type="float">
            <text:p>36</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21.33" calcext:value-type="float">
            <text:p>21.33</text:p>
          </table:table-cell>
          <table:table-cell table:number-columns-repeated="2" table:style-name="ce11" office:value-type="float" office:value="61.33" calcext:value-type="float">
            <text:p>61.33</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329</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Repair</text:p>
          </table:table-cell>
          <table:table-cell table:style-name="ce5"/>
          <table:table-cell table:style-name="ce7" office:value-type="date" office:date-value="2020-12-14" calcext:value-type="date">
            <text:p>14-Dec-20</text:p>
          </table:table-cell>
          <table:table-cell table:style-name="ce8" office:value-type="date" office:date-value="2021-05-04" calcext:value-type="date">
            <text:p>04-May-21</text:p>
          </table:table-cell>
          <table:table-cell table:style-name="ce4" office:value-type="float" office:value="1" calcext:value-type="float">
            <text:p>1</text:p>
          </table:table-cell>
          <table:table-cell table:style-name="ce5" table:number-columns-repeated="2"/>
          <table:table-cell table:style-name="ce4" office:value-type="float" office:value="4" calcext:value-type="float">
            <text:p>4</text:p>
          </table:table-cell>
          <table:table-cell table:style-name="ce10" office:value-type="float" office:value="1769.63" calcext:value-type="float">
            <text:p>1,769.63</text:p>
          </table:table-cell>
          <table:table-cell table:style-name="ce4" office:value-type="string" calcext:value-type="string">
            <text:p>P.O.</text:p>
          </table:table-cell>
          <table:table-cell table:style-name="ce11" office:value-type="float" office:value="141" calcext:value-type="float">
            <text:p>141</text:p>
          </table:table-cell>
          <table:table-cell table:style-name="ce11" office:value-type="float" office:value="80" calcext:value-type="float">
            <text:p>80</text:p>
          </table:table-cell>
          <table:table-cell table:number-columns-repeated="2" table:style-name="ce11" office:value-type="float" office:value="320" calcext:value-type="float">
            <text:p>320</text:p>
          </table:table-cell>
          <table:table-cell table:style-name="ce13" office:value-type="float" office:value="1769.63" calcext:value-type="float">
            <text:p>1,769.63</text:p>
          </table:table-cell>
          <table:table-cell table:number-columns-repeated="2" table:style-name="ce13" office:value-type="float" office:value="2089.63" calcext:value-type="float">
            <text:p>2,089.63</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330</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Replace</text:p>
          </table:table-cell>
          <table:table-cell table:style-name="ce5"/>
          <table:table-cell table:style-name="ce7" office:value-type="date" office:date-value="2020-12-15" calcext:value-type="date">
            <text:p>15-Dec-20</text:p>
          </table:table-cell>
          <table:table-cell table:style-name="ce7" office:value-type="date" office:date-value="2021-01-13" calcext:value-type="date">
            <text:p>13-Jan-21</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82.88" calcext:value-type="float">
            <text:p>82.88</text:p>
          </table:table-cell>
          <table:table-cell table:style-name="ce4" office:value-type="string" calcext:value-type="string">
            <text:p>P.O.</text:p>
          </table:table-cell>
          <table:table-cell table:style-name="ce11" office:value-type="float" office:value="29" calcext:value-type="float">
            <text:p>29</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82.88" calcext:value-type="float">
            <text:p>82.88</text:p>
          </table:table-cell>
          <table:table-cell table:number-columns-repeated="2" table:style-name="ce11" office:value-type="float" office:value="142.88" calcext:value-type="float">
            <text:p>142.88</text:p>
          </table:table-cell>
          <table:table-cell table:style-name="ce11" office:value-type="string" calcext:value-type="string">
            <text:p>Tue</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331</text:p>
          </table:table-cell>
          <table:table-cell table:style-name="ce4" office:value-type="string" calcext:value-type="string">
            <text:p>Central</text:p>
          </table:table-cell>
          <table:table-cell table:style-name="ce4" office:value-type="string" calcext:value-type="string">
            <text:p>Michner</text:p>
          </table:table-cell>
          <table:table-cell table:style-name="ce4" office:value-type="string" calcext:value-type="string">
            <text:p>Assess</text:p>
          </table:table-cell>
          <table:table-cell table:style-name="ce5"/>
          <table:table-cell table:style-name="ce7" office:value-type="date" office:date-value="2020-12-15" calcext:value-type="date">
            <text:p>15-Dec-20</text:p>
          </table:table-cell>
          <table:table-cell table:style-name="ce7" office:value-type="date" office:date-value="2021-01-25" calcext:value-type="date">
            <text:p>25-Jan-21</text:p>
          </table:table-cell>
          <table:table-cell table:style-name="ce4" office:value-type="float" office:value="2" calcext:value-type="float">
            <text:p>2</text:p>
          </table:table-cell>
          <table:table-cell table:style-name="ce5" table:number-columns-repeated="2"/>
          <table:table-cell table:style-name="ce4" office:value-type="float" office:value="0.75" calcext:value-type="float">
            <text:p>0.75</text:p>
          </table:table-cell>
          <table:table-cell table:style-name="ce10" office:value-type="float" office:value="2294" calcext:value-type="float">
            <text:p>2,294.00</text:p>
          </table:table-cell>
          <table:table-cell table:style-name="ce4" office:value-type="string" calcext:value-type="string">
            <text:p>Account</text:p>
          </table:table-cell>
          <table:table-cell table:style-name="ce11" office:value-type="float" office:value="41" calcext:value-type="float">
            <text:p>41</text:p>
          </table:table-cell>
          <table:table-cell table:style-name="ce11" office:value-type="float" office:value="140" calcext:value-type="float">
            <text:p>140</text:p>
          </table:table-cell>
          <table:table-cell table:number-columns-repeated="2" table:style-name="ce11" office:value-type="float" office:value="105" calcext:value-type="float">
            <text:p>105</text:p>
          </table:table-cell>
          <table:table-cell table:style-name="ce13" office:value-type="float" office:value="2294" calcext:value-type="float">
            <text:p>2,294.00</text:p>
          </table:table-cell>
          <table:table-cell table:number-columns-repeated="2" table:style-name="ce13" office:value-type="float" office:value="2399" calcext:value-type="float">
            <text:p>2,399.00</text:p>
          </table:table-cell>
          <table:table-cell table:style-name="ce11" office:value-type="string" calcext:value-type="string">
            <text:p>Tue</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332</text:p>
          </table:table-cell>
          <table:table-cell table:style-name="ce4" office:value-type="string" calcext:value-type="string">
            <text:p>Southea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0-12-16" calcext:value-type="date">
            <text:p>16-Dec-20</text:p>
          </table:table-cell>
          <table:table-cell table:style-name="ce7" office:value-type="date" office:date-value="2020-12-23" calcext:value-type="date">
            <text:p>23-Dec-20</text:p>
          </table:table-cell>
          <table:table-cell table:style-name="ce4" office:value-type="float" office:value="1" calcext:value-type="float">
            <text:p>1</text:p>
          </table:table-cell>
          <table:table-cell table:style-name="ce5" table:number-columns-repeated="2"/>
          <table:table-cell table:style-name="ce4" office:value-type="float" office:value="1" calcext:value-type="float">
            <text:p>1</text:p>
          </table:table-cell>
          <table:table-cell table:style-name="ce4" office:value-type="float" office:value="348.74" calcext:value-type="float">
            <text:p>348.74</text:p>
          </table:table-cell>
          <table:table-cell table:style-name="ce4" office:value-type="string" calcext:value-type="string">
            <text:p>Account</text:p>
          </table:table-cell>
          <table:table-cell table:style-name="ce11" office:value-type="float" office:value="7" calcext:value-type="float">
            <text:p>7</text:p>
          </table:table-cell>
          <table:table-cell table:number-columns-repeated="3" table:style-name="ce11" office:value-type="float" office:value="80" calcext:value-type="float">
            <text:p>80</text:p>
          </table:table-cell>
          <table:table-cell table:style-name="ce11" office:value-type="float" office:value="348.74" calcext:value-type="float">
            <text:p>348.74</text:p>
          </table:table-cell>
          <table:table-cell table:number-columns-repeated="2" table:style-name="ce11" office:value-type="float" office:value="428.74" calcext:value-type="float">
            <text:p>428.74</text:p>
          </table:table-cell>
          <table:table-cell table:number-columns-repeated="2" table:style-name="ce11" office:value-type="string" calcext:value-type="string">
            <text:p>Wed</text:p>
          </table:table-cell>
          <table:table-cell table:number-columns-repeated="1002"/>
        </table:table-row>
        <table:table-row table:style-name="ro1">
          <table:table-cell table:style-name="ce2" office:value-type="string" calcext:value-type="string">
            <text:p>A00333</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7" office:value-type="date" office:date-value="2020-12-16" calcext:value-type="date">
            <text:p>16-Dec-20</text:p>
          </table:table-cell>
          <table:table-cell table:style-name="ce7" office:value-type="date" office:date-value="2021-01-14" calcext:value-type="date">
            <text:p>14-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40.4" calcext:value-type="float">
            <text:p>140.4</text:p>
          </table:table-cell>
          <table:table-cell table:style-name="ce4" office:value-type="string" calcext:value-type="string">
            <text:p>Account</text:p>
          </table:table-cell>
          <table:table-cell table:style-name="ce11" office:value-type="float" office:value="29" calcext:value-type="float">
            <text:p>29</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40.4" calcext:value-type="float">
            <text:p>140.4</text:p>
          </table:table-cell>
          <table:table-cell table:number-columns-repeated="2" table:style-name="ce11" office:value-type="float" office:value="160.4" calcext:value-type="float">
            <text:p>160.4</text:p>
          </table:table-cell>
          <table:table-cell table:style-name="ce11" office:value-type="string" calcext:value-type="string">
            <text:p>Wed</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334</text:p>
          </table:table-cell>
          <table:table-cell table:style-name="ce4" office:value-type="string" calcext:value-type="string">
            <text:p>East</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7" office:value-type="date" office:date-value="2020-12-16" calcext:value-type="date">
            <text:p>16-Dec-20</text:p>
          </table:table-cell>
          <table:table-cell table:style-name="ce6" office:value-type="date" office:date-value="2021-02-01" calcext:value-type="date">
            <text:p>01-Feb-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134" calcext:value-type="float">
            <text:p>134</text:p>
          </table:table-cell>
          <table:table-cell table:style-name="ce4" office:value-type="string" calcext:value-type="string">
            <text:p>Account</text:p>
          </table:table-cell>
          <table:table-cell table:style-name="ce11" office:value-type="float" office:value="47" calcext:value-type="float">
            <text:p>47</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134" calcext:value-type="float">
            <text:p>134</text:p>
          </table:table-cell>
          <table:table-cell table:number-columns-repeated="2" table:style-name="ce11" office:value-type="float" office:value="204" calcext:value-type="float">
            <text:p>204</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335</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Repair</text:p>
          </table:table-cell>
          <table:table-cell table:style-name="ce5"/>
          <table:table-cell table:style-name="ce7" office:value-type="date" office:date-value="2020-12-21" calcext:value-type="date">
            <text:p>21-Dec-20</text:p>
          </table:table-cell>
          <table:table-cell table:style-name="ce7" office:value-type="date" office:date-value="2021-01-26" calcext:value-type="date">
            <text:p>26-Jan-21</text:p>
          </table:table-cell>
          <table:table-cell table:style-name="ce4" office:value-type="float" office:value="2" calcext:value-type="float">
            <text:p>2</text:p>
          </table:table-cell>
          <table:table-cell table:style-name="ce5" table:number-columns-repeated="2"/>
          <table:table-cell table:style-name="ce4" office:value-type="float" office:value="1" calcext:value-type="float">
            <text:p>1</text:p>
          </table:table-cell>
          <table:table-cell table:style-name="ce4" office:value-type="float" office:value="305.63" calcext:value-type="float">
            <text:p>305.63</text:p>
          </table:table-cell>
          <table:table-cell table:style-name="ce4" office:value-type="string" calcext:value-type="string">
            <text:p>Account</text:p>
          </table:table-cell>
          <table:table-cell table:style-name="ce11" office:value-type="float" office:value="36" calcext:value-type="float">
            <text:p>36</text:p>
          </table:table-cell>
          <table:table-cell table:number-columns-repeated="3" table:style-name="ce11" office:value-type="float" office:value="140" calcext:value-type="float">
            <text:p>140</text:p>
          </table:table-cell>
          <table:table-cell table:style-name="ce11" office:value-type="float" office:value="305.63" calcext:value-type="float">
            <text:p>305.63</text:p>
          </table:table-cell>
          <table:table-cell table:number-columns-repeated="2" table:style-name="ce11" office:value-type="float" office:value="445.63" calcext:value-type="float">
            <text:p>445.63</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336</text:p>
          </table:table-cell>
          <table:table-cell table:style-name="ce4" office:value-type="string" calcext:value-type="string">
            <text:p>Northwest</text:p>
          </table:table-cell>
          <table:table-cell table:style-name="ce4" office:value-type="string" calcext:value-type="string">
            <text:p>Michner</text:p>
          </table:table-cell>
          <table:table-cell table:style-name="ce4" office:value-type="string" calcext:value-type="string">
            <text:p>Assess</text:p>
          </table:table-cell>
          <table:table-cell table:style-name="ce4" office:value-type="string" calcext:value-type="string">
            <text:p>Yes</text:p>
          </table:table-cell>
          <table:table-cell table:style-name="ce6" office:value-type="date" office:date-value="2021-01-04" calcext:value-type="date">
            <text:p>04-Jan-21</text:p>
          </table:table-cell>
          <table:table-cell table:style-name="ce7" office:value-type="date" office:date-value="2021-01-11" calcext:value-type="date">
            <text:p>11-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9.2" calcext:value-type="float">
            <text:p>19.2</text:p>
          </table:table-cell>
          <table:table-cell table:style-name="ce4" office:value-type="string" calcext:value-type="string">
            <text:p>Account</text:p>
          </table:table-cell>
          <table:table-cell table:style-name="ce11" office:value-type="float" office:value="7" calcext:value-type="float">
            <text:p>7</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9.2" calcext:value-type="float">
            <text:p>19.2</text:p>
          </table:table-cell>
          <table:table-cell table:number-columns-repeated="2" table:style-name="ce11" office:value-type="float" office:value="39.2" calcext:value-type="float">
            <text:p>39.2</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337</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6" office:value-type="date" office:date-value="2021-01-04" calcext:value-type="date">
            <text:p>04-Jan-21</text:p>
          </table:table-cell>
          <table:table-cell table:style-name="ce7" office:value-type="date" office:date-value="2021-01-13" calcext:value-type="date">
            <text:p>13-Jan-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8.53" calcext:value-type="float">
            <text:p>18.53</text:p>
          </table:table-cell>
          <table:table-cell table:style-name="ce4" office:value-type="string" calcext:value-type="string">
            <text:p>P.O.</text:p>
          </table:table-cell>
          <table:table-cell table:style-name="ce11" office:value-type="float" office:value="9" calcext:value-type="float">
            <text:p>9</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8.53" calcext:value-type="float">
            <text:p>18.53</text:p>
          </table:table-cell>
          <table:table-cell table:number-columns-repeated="2" table:style-name="ce11" office:value-type="float" office:value="58.53" calcext:value-type="float">
            <text:p>58.53</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338</text:p>
          </table:table-cell>
          <table:table-cell table:style-name="ce4" office:value-type="string" calcext:value-type="string">
            <text:p>West</text:p>
          </table:table-cell>
          <table:table-cell table:style-name="ce4" office:value-type="string" calcext:value-type="string">
            <text:p>Lopez</text:p>
          </table:table-cell>
          <table:table-cell table:style-name="ce4" office:value-type="string" calcext:value-type="string">
            <text:p>Deliver</text:p>
          </table:table-cell>
          <table:table-cell table:style-name="ce5"/>
          <table:table-cell table:style-name="ce6" office:value-type="date" office:date-value="2021-01-04" calcext:value-type="date">
            <text:p>04-Jan-21</text:p>
          </table:table-cell>
          <table:table-cell table:style-name="ce7" office:value-type="date" office:date-value="2021-01-13" calcext:value-type="date">
            <text:p>13-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39" calcext:value-type="float">
            <text:p>39</text:p>
          </table:table-cell>
          <table:table-cell table:style-name="ce4" office:value-type="string" calcext:value-type="string">
            <text:p>Account</text:p>
          </table:table-cell>
          <table:table-cell table:style-name="ce11" office:value-type="float" office:value="9" calcext:value-type="float">
            <text:p>9</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39" calcext:value-type="float">
            <text:p>39</text:p>
          </table:table-cell>
          <table:table-cell table:number-columns-repeated="2" table:style-name="ce11" office:value-type="float" office:value="59" calcext:value-type="float">
            <text:p>59</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339</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6" office:value-type="date" office:date-value="2021-01-04" calcext:value-type="date">
            <text:p>04-Jan-21</text:p>
          </table:table-cell>
          <table:table-cell table:style-name="ce7" office:value-type="date" office:date-value="2021-01-14" calcext:value-type="date">
            <text:p>14-Jan-21</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36.5" calcext:value-type="float">
            <text:p>36.5</text:p>
          </table:table-cell>
          <table:table-cell table:style-name="ce4" office:value-type="string" calcext:value-type="string">
            <text:p>P.O.</text:p>
          </table:table-cell>
          <table:table-cell table:style-name="ce11" office:value-type="float" office:value="10" calcext:value-type="float">
            <text:p>10</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36.5" calcext:value-type="float">
            <text:p>36.5</text:p>
          </table:table-cell>
          <table:table-cell table:number-columns-repeated="2" table:style-name="ce11" office:value-type="float" office:value="71.5" calcext:value-type="float">
            <text:p>71.5</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340</text:p>
          </table:table-cell>
          <table:table-cell table:style-name="ce4" office:value-type="string" calcext:value-type="string">
            <text:p>Central</text:p>
          </table:table-cell>
          <table:table-cell table:style-name="ce4" office:value-type="string" calcext:value-type="string">
            <text:p>Cartier</text:p>
          </table:table-cell>
          <table:table-cell table:style-name="ce4" office:value-type="string" calcext:value-type="string">
            <text:p>Assess</text:p>
          </table:table-cell>
          <table:table-cell table:style-name="ce5"/>
          <table:table-cell table:style-name="ce6" office:value-type="date" office:date-value="2021-01-04" calcext:value-type="date">
            <text:p>04-Jan-21</text:p>
          </table:table-cell>
          <table:table-cell table:style-name="ce7" office:value-type="date" office:date-value="2021-01-14" calcext:value-type="date">
            <text:p>14-Jan-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29.81" calcext:value-type="float">
            <text:p>29.81</text:p>
          </table:table-cell>
          <table:table-cell table:style-name="ce4" office:value-type="string" calcext:value-type="string">
            <text:p>C.O.D.</text:p>
          </table:table-cell>
          <table:table-cell table:style-name="ce11" office:value-type="float" office:value="10" calcext:value-type="float">
            <text:p>10</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29.81" calcext:value-type="float">
            <text:p>29.81</text:p>
          </table:table-cell>
          <table:table-cell table:number-columns-repeated="2" table:style-name="ce11" office:value-type="float" office:value="99.81" calcext:value-type="float">
            <text:p>99.81</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341</text:p>
          </table:table-cell>
          <table:table-cell table:style-name="ce4" office:value-type="string" calcext:value-type="string">
            <text:p>Central</text:p>
          </table:table-cell>
          <table:table-cell table:style-name="ce4" office:value-type="string" calcext:value-type="string">
            <text:p>Michner</text:p>
          </table:table-cell>
          <table:table-cell table:style-name="ce4" office:value-type="string" calcext:value-type="string">
            <text:p>Assess</text:p>
          </table:table-cell>
          <table:table-cell table:style-name="ce5"/>
          <table:table-cell table:style-name="ce6" office:value-type="date" office:date-value="2021-01-04" calcext:value-type="date">
            <text:p>04-Jan-21</text:p>
          </table:table-cell>
          <table:table-cell table:style-name="ce7" office:value-type="date" office:date-value="2021-01-14" calcext:value-type="date">
            <text:p>14-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43.02" calcext:value-type="float">
            <text:p>43.02</text:p>
          </table:table-cell>
          <table:table-cell table:style-name="ce4" office:value-type="string" calcext:value-type="string">
            <text:p>Account</text:p>
          </table:table-cell>
          <table:table-cell table:style-name="ce11" office:value-type="float" office:value="10" calcext:value-type="float">
            <text:p>10</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43.02" calcext:value-type="float">
            <text:p>43.02</text:p>
          </table:table-cell>
          <table:table-cell table:number-columns-repeated="2" table:style-name="ce11" office:value-type="float" office:value="63.02" calcext:value-type="float">
            <text:p>63.02</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342</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Deliver</text:p>
          </table:table-cell>
          <table:table-cell table:style-name="ce5"/>
          <table:table-cell table:style-name="ce6" office:value-type="date" office:date-value="2021-01-04" calcext:value-type="date">
            <text:p>04-Jan-21</text:p>
          </table:table-cell>
          <table:table-cell table:style-name="ce7" office:value-type="date" office:date-value="2021-01-21" calcext:value-type="date">
            <text:p>21-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66.86" calcext:value-type="float">
            <text:p>66.86</text:p>
          </table:table-cell>
          <table:table-cell table:style-name="ce4" office:value-type="string" calcext:value-type="string">
            <text:p>Account</text:p>
          </table:table-cell>
          <table:table-cell table:style-name="ce11" office:value-type="float" office:value="17" calcext:value-type="float">
            <text:p>17</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66.86" calcext:value-type="float">
            <text:p>66.86</text:p>
          </table:table-cell>
          <table:table-cell table:number-columns-repeated="2" table:style-name="ce11" office:value-type="float" office:value="86.86" calcext:value-type="float">
            <text:p>86.86</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343</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Replace</text:p>
          </table:table-cell>
          <table:table-cell table:style-name="ce5"/>
          <table:table-cell table:style-name="ce6" office:value-type="date" office:date-value="2021-01-04" calcext:value-type="date">
            <text:p>04-Jan-21</text:p>
          </table:table-cell>
          <table:table-cell table:style-name="ce7" office:value-type="date" office:date-value="2021-02-11" calcext:value-type="date">
            <text:p>11-Feb-21</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408.57" calcext:value-type="float">
            <text:p>408.57</text:p>
          </table:table-cell>
          <table:table-cell table:style-name="ce4" office:value-type="string" calcext:value-type="string">
            <text:p>Account</text:p>
          </table:table-cell>
          <table:table-cell table:style-name="ce11" office:value-type="float" office:value="38" calcext:value-type="float">
            <text:p>38</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408.57" calcext:value-type="float">
            <text:p>408.57</text:p>
          </table:table-cell>
          <table:table-cell table:number-columns-repeated="2" table:style-name="ce11" office:value-type="float" office:value="468.57" calcext:value-type="float">
            <text:p>468.57</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344</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6" office:value-type="date" office:date-value="2021-01-05" calcext:value-type="date">
            <text:p>05-Jan-21</text:p>
          </table:table-cell>
          <table:table-cell table:style-name="ce7" office:value-type="date" office:date-value="2021-01-14" calcext:value-type="date">
            <text:p>14-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5.25" calcext:value-type="float">
            <text:p>25.25</text:p>
          </table:table-cell>
          <table:table-cell table:style-name="ce4" office:value-type="string" calcext:value-type="string">
            <text:p>P.O.</text:p>
          </table:table-cell>
          <table:table-cell table:style-name="ce11" office:value-type="float" office:value="9" calcext:value-type="float">
            <text:p>9</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5.25" calcext:value-type="float">
            <text:p>25.25</text:p>
          </table:table-cell>
          <table:table-cell table:number-columns-repeated="2" table:style-name="ce11" office:value-type="float" office:value="45.25" calcext:value-type="float">
            <text:p>45.25</text:p>
          </table:table-cell>
          <table:table-cell table:style-name="ce11" office:value-type="string" calcext:value-type="string">
            <text:p>Tue</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345</text:p>
          </table:table-cell>
          <table:table-cell table:style-name="ce4" office:value-type="string" calcext:value-type="string">
            <text:p>Central</text:p>
          </table:table-cell>
          <table:table-cell table:style-name="ce4" office:value-type="string" calcext:value-type="string">
            <text:p>Cartier</text:p>
          </table:table-cell>
          <table:table-cell table:style-name="ce4" office:value-type="string" calcext:value-type="string">
            <text:p>Replace</text:p>
          </table:table-cell>
          <table:table-cell table:style-name="ce5"/>
          <table:table-cell table:style-name="ce6" office:value-type="date" office:date-value="2021-01-05" calcext:value-type="date">
            <text:p>05-Jan-21</text:p>
          </table:table-cell>
          <table:table-cell table:style-name="ce7" office:value-type="date" office:date-value="2021-01-25" calcext:value-type="date">
            <text:p>25-Jan-21</text:p>
          </table:table-cell>
          <table:table-cell table:style-name="ce4" office:value-type="float" office:value="1" calcext:value-type="float">
            <text:p>1</text:p>
          </table:table-cell>
          <table:table-cell table:style-name="ce5" table:number-columns-repeated="2"/>
          <table:table-cell table:style-name="ce4" office:value-type="float" office:value="1.25" calcext:value-type="float">
            <text:p>1.25</text:p>
          </table:table-cell>
          <table:table-cell table:style-name="ce4" office:value-type="float" office:value="646" calcext:value-type="float">
            <text:p>646</text:p>
          </table:table-cell>
          <table:table-cell table:style-name="ce4" office:value-type="string" calcext:value-type="string">
            <text:p>Account</text:p>
          </table:table-cell>
          <table:table-cell table:style-name="ce11" office:value-type="float" office:value="20" calcext:value-type="float">
            <text:p>20</text:p>
          </table:table-cell>
          <table:table-cell table:style-name="ce11" office:value-type="float" office:value="80" calcext:value-type="float">
            <text:p>80</text:p>
          </table:table-cell>
          <table:table-cell table:number-columns-repeated="2" table:style-name="ce11" office:value-type="float" office:value="100" calcext:value-type="float">
            <text:p>100</text:p>
          </table:table-cell>
          <table:table-cell table:style-name="ce11" office:value-type="float" office:value="646" calcext:value-type="float">
            <text:p>646</text:p>
          </table:table-cell>
          <table:table-cell table:number-columns-repeated="2" table:style-name="ce11" office:value-type="float" office:value="746" calcext:value-type="float">
            <text:p>746</text:p>
          </table:table-cell>
          <table:table-cell table:style-name="ce11" office:value-type="string" calcext:value-type="string">
            <text:p>Tue</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346</text:p>
          </table:table-cell>
          <table:table-cell table:style-name="ce4" office:value-type="string" calcext:value-type="string">
            <text:p>Central</text:p>
          </table:table-cell>
          <table:table-cell table:style-name="ce4" office:value-type="string" calcext:value-type="string">
            <text:p>Michner</text:p>
          </table:table-cell>
          <table:table-cell table:style-name="ce4" office:value-type="string" calcext:value-type="string">
            <text:p>Deliver</text:p>
          </table:table-cell>
          <table:table-cell table:style-name="ce5"/>
          <table:table-cell table:style-name="ce6" office:value-type="date" office:date-value="2021-01-05" calcext:value-type="date">
            <text:p>05-Jan-21</text:p>
          </table:table-cell>
          <table:table-cell table:style-name="ce7" office:value-type="date" office:date-value="2021-01-30" calcext:value-type="date">
            <text:p>30-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25.42" calcext:value-type="float">
            <text:p>125.42</text:p>
          </table:table-cell>
          <table:table-cell table:style-name="ce4" office:value-type="string" calcext:value-type="string">
            <text:p>C.O.D.</text:p>
          </table:table-cell>
          <table:table-cell table:style-name="ce11" office:value-type="float" office:value="25" calcext:value-type="float">
            <text:p>25</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25.42" calcext:value-type="float">
            <text:p>125.42</text:p>
          </table:table-cell>
          <table:table-cell table:number-columns-repeated="2" table:style-name="ce11" office:value-type="float" office:value="145.42" calcext:value-type="float">
            <text:p>145.42</text:p>
          </table:table-cell>
          <table:table-cell table:style-name="ce11" office:value-type="string" calcext:value-type="string">
            <text:p>Tue</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347</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6" office:value-type="date" office:date-value="2021-01-05" calcext:value-type="date">
            <text:p>05-Jan-21</text:p>
          </table:table-cell>
          <table:table-cell table:style-name="ce6" office:value-type="date" office:date-value="2021-02-02" calcext:value-type="date">
            <text:p>02-Feb-21</text:p>
          </table:table-cell>
          <table:table-cell table:style-name="ce4" office:value-type="float" office:value="2" calcext:value-type="float">
            <text:p>2</text:p>
          </table:table-cell>
          <table:table-cell table:style-name="ce5" table:number-columns-repeated="2"/>
          <table:table-cell table:style-name="ce4" office:value-type="float" office:value="0.75" calcext:value-type="float">
            <text:p>0.75</text:p>
          </table:table-cell>
          <table:table-cell table:style-name="ce4" office:value-type="float" office:value="286.73" calcext:value-type="float">
            <text:p>286.73</text:p>
          </table:table-cell>
          <table:table-cell table:style-name="ce4" office:value-type="string" calcext:value-type="string">
            <text:p>Account</text:p>
          </table:table-cell>
          <table:table-cell table:style-name="ce11" office:value-type="float" office:value="28" calcext:value-type="float">
            <text:p>28</text:p>
          </table:table-cell>
          <table:table-cell table:style-name="ce11" office:value-type="float" office:value="140" calcext:value-type="float">
            <text:p>140</text:p>
          </table:table-cell>
          <table:table-cell table:number-columns-repeated="2" table:style-name="ce11" office:value-type="float" office:value="105" calcext:value-type="float">
            <text:p>105</text:p>
          </table:table-cell>
          <table:table-cell table:style-name="ce11" office:value-type="float" office:value="286.73" calcext:value-type="float">
            <text:p>286.73</text:p>
          </table:table-cell>
          <table:table-cell table:number-columns-repeated="2" table:style-name="ce11" office:value-type="float" office:value="391.73" calcext:value-type="float">
            <text:p>391.73</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348</text:p>
          </table:table-cell>
          <table:table-cell table:style-name="ce4" office:value-type="string" calcext:value-type="string">
            <text:p>South</text:p>
          </table:table-cell>
          <table:table-cell table:style-name="ce4" office:value-type="string" calcext:value-type="string">
            <text:p>Michner</text:p>
          </table:table-cell>
          <table:table-cell table:style-name="ce4" office:value-type="string" calcext:value-type="string">
            <text:p>Install</text:p>
          </table:table-cell>
          <table:table-cell table:style-name="ce5"/>
          <table:table-cell table:style-name="ce6" office:value-type="date" office:date-value="2021-01-05" calcext:value-type="date">
            <text:p>05-Jan-21</text:p>
          </table:table-cell>
          <table:table-cell table:style-name="ce6" office:value-type="date" office:date-value="2021-02-02" calcext:value-type="date">
            <text:p>02-Feb-21</text:p>
          </table:table-cell>
          <table:table-cell table:style-name="ce4" office:value-type="float" office:value="1" calcext:value-type="float">
            <text:p>1</text:p>
          </table:table-cell>
          <table:table-cell table:style-name="ce5" table:number-columns-repeated="2"/>
          <table:table-cell table:style-name="ce4" office:value-type="float" office:value="2.5" calcext:value-type="float">
            <text:p>2.5</text:p>
          </table:table-cell>
          <table:table-cell table:style-name="ce4" office:value-type="float" office:value="258.03" calcext:value-type="float">
            <text:p>258.03</text:p>
          </table:table-cell>
          <table:table-cell table:style-name="ce4" office:value-type="string" calcext:value-type="string">
            <text:p>C.O.D.</text:p>
          </table:table-cell>
          <table:table-cell table:style-name="ce11" office:value-type="float" office:value="28" calcext:value-type="float">
            <text:p>28</text:p>
          </table:table-cell>
          <table:table-cell table:style-name="ce11" office:value-type="float" office:value="80" calcext:value-type="float">
            <text:p>80</text:p>
          </table:table-cell>
          <table:table-cell table:number-columns-repeated="2" table:style-name="ce11" office:value-type="float" office:value="200" calcext:value-type="float">
            <text:p>200</text:p>
          </table:table-cell>
          <table:table-cell table:style-name="ce11" office:value-type="float" office:value="258.03" calcext:value-type="float">
            <text:p>258.03</text:p>
          </table:table-cell>
          <table:table-cell table:number-columns-repeated="2" table:style-name="ce11" office:value-type="float" office:value="458.03" calcext:value-type="float">
            <text:p>458.03</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349</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6" office:value-type="date" office:date-value="2021-01-05" calcext:value-type="date">
            <text:p>05-Jan-21</text:p>
          </table:table-cell>
          <table:table-cell table:style-name="ce8" office:value-type="date" office:date-value="2021-05-04" calcext:value-type="date">
            <text:p>04-May-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4.3" calcext:value-type="float">
            <text:p>14.3</text:p>
          </table:table-cell>
          <table:table-cell table:style-name="ce4" office:value-type="string" calcext:value-type="string">
            <text:p>P.O.</text:p>
          </table:table-cell>
          <table:table-cell table:style-name="ce11" office:value-type="float" office:value="119" calcext:value-type="float">
            <text:p>119</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4.3" calcext:value-type="float">
            <text:p>14.3</text:p>
          </table:table-cell>
          <table:table-cell table:number-columns-repeated="2" table:style-name="ce11" office:value-type="float" office:value="34.3" calcext:value-type="float">
            <text:p>34.3</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350</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6" office:value-type="date" office:date-value="2021-01-06" calcext:value-type="date">
            <text:p>06-Jan-21</text:p>
          </table:table-cell>
          <table:table-cell table:style-name="ce7" office:value-type="date" office:date-value="2021-01-18" calcext:value-type="date">
            <text:p>18-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44.85" calcext:value-type="float">
            <text:p>44.85</text:p>
          </table:table-cell>
          <table:table-cell table:style-name="ce4" office:value-type="string" calcext:value-type="string">
            <text:p>P.O.</text:p>
          </table:table-cell>
          <table:table-cell table:style-name="ce11" office:value-type="float" office:value="12" calcext:value-type="float">
            <text:p>12</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44.85" calcext:value-type="float">
            <text:p>44.85</text:p>
          </table:table-cell>
          <table:table-cell table:number-columns-repeated="2" table:style-name="ce11" office:value-type="float" office:value="64.85" calcext:value-type="float">
            <text:p>64.85</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351</text:p>
          </table:table-cell>
          <table:table-cell table:style-name="ce4" office:value-type="string" calcext:value-type="string">
            <text:p>Northwest</text:p>
          </table:table-cell>
          <table:table-cell table:style-name="ce4" office:value-type="string" calcext:value-type="string">
            <text:p>Michner</text:p>
          </table:table-cell>
          <table:table-cell table:style-name="ce4" office:value-type="string" calcext:value-type="string">
            <text:p>Assess</text:p>
          </table:table-cell>
          <table:table-cell table:style-name="ce5"/>
          <table:table-cell table:style-name="ce6" office:value-type="date" office:date-value="2021-01-06" calcext:value-type="date">
            <text:p>06-Jan-21</text:p>
          </table:table-cell>
          <table:table-cell table:style-name="ce7" office:value-type="date" office:date-value="2021-01-21" calcext:value-type="date">
            <text:p>21-Jan-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74.61" calcext:value-type="float">
            <text:p>74.61</text:p>
          </table:table-cell>
          <table:table-cell table:style-name="ce4" office:value-type="string" calcext:value-type="string">
            <text:p>C.O.D.</text:p>
          </table:table-cell>
          <table:table-cell table:style-name="ce11" office:value-type="float" office:value="15" calcext:value-type="float">
            <text:p>15</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74.61" calcext:value-type="float">
            <text:p>74.61</text:p>
          </table:table-cell>
          <table:table-cell table:number-columns-repeated="2" table:style-name="ce11" office:value-type="float" office:value="144.61" calcext:value-type="float">
            <text:p>144.61</text:p>
          </table:table-cell>
          <table:table-cell table:style-name="ce11" office:value-type="string" calcext:value-type="string">
            <text:p>Wed</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352</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Replace</text:p>
          </table:table-cell>
          <table:table-cell table:style-name="ce4" office:value-type="string" calcext:value-type="string">
            <text:p>Yes</text:p>
          </table:table-cell>
          <table:table-cell table:style-name="ce6" office:value-type="date" office:date-value="2021-01-06" calcext:value-type="date">
            <text:p>06-Jan-21</text:p>
          </table:table-cell>
          <table:table-cell table:style-name="ce6" office:value-type="date" office:date-value="2021-02-03" calcext:value-type="date">
            <text:p>03-Feb-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126.71" calcext:value-type="float">
            <text:p>126.71</text:p>
          </table:table-cell>
          <table:table-cell table:style-name="ce4" office:value-type="string" calcext:value-type="string">
            <text:p>Account</text:p>
          </table:table-cell>
          <table:table-cell table:style-name="ce11" office:value-type="float" office:value="28" calcext:value-type="float">
            <text:p>28</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126.71" calcext:value-type="float">
            <text:p>126.71</text:p>
          </table:table-cell>
          <table:table-cell table:number-columns-repeated="2" table:style-name="ce11" office:value-type="float" office:value="196.71" calcext:value-type="float">
            <text:p>196.71</text:p>
          </table:table-cell>
          <table:table-cell table:number-columns-repeated="2" table:style-name="ce11" office:value-type="string" calcext:value-type="string">
            <text:p>Wed</text:p>
          </table:table-cell>
          <table:table-cell table:number-columns-repeated="1002"/>
        </table:table-row>
        <table:table-row table:style-name="ro1">
          <table:table-cell table:style-name="ce2" office:value-type="string" calcext:value-type="string">
            <text:p>A00353</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Replace</text:p>
          </table:table-cell>
          <table:table-cell table:style-name="ce5"/>
          <table:table-cell table:style-name="ce6" office:value-type="date" office:date-value="2021-01-06" calcext:value-type="date">
            <text:p>06-Jan-21</text:p>
          </table:table-cell>
          <table:table-cell table:style-name="ce6" office:value-type="date" office:date-value="2021-03-04" calcext:value-type="date">
            <text:p>04-Mar-21</text:p>
          </table:table-cell>
          <table:table-cell table:style-name="ce4" office:value-type="float" office:value="2" calcext:value-type="float">
            <text:p>2</text:p>
          </table:table-cell>
          <table:table-cell table:style-name="ce5" table:number-columns-repeated="2"/>
          <table:table-cell table:style-name="ce4" office:value-type="float" office:value="1.25" calcext:value-type="float">
            <text:p>1.25</text:p>
          </table:table-cell>
          <table:table-cell table:style-name="ce4" office:value-type="float" office:value="256.84" calcext:value-type="float">
            <text:p>256.84</text:p>
          </table:table-cell>
          <table:table-cell table:style-name="ce4" office:value-type="string" calcext:value-type="string">
            <text:p>Account</text:p>
          </table:table-cell>
          <table:table-cell table:style-name="ce11" office:value-type="float" office:value="57" calcext:value-type="float">
            <text:p>57</text:p>
          </table:table-cell>
          <table:table-cell table:style-name="ce11" office:value-type="float" office:value="140" calcext:value-type="float">
            <text:p>140</text:p>
          </table:table-cell>
          <table:table-cell table:number-columns-repeated="2" table:style-name="ce11" office:value-type="float" office:value="175" calcext:value-type="float">
            <text:p>175</text:p>
          </table:table-cell>
          <table:table-cell table:style-name="ce11" office:value-type="float" office:value="256.84" calcext:value-type="float">
            <text:p>256.84</text:p>
          </table:table-cell>
          <table:table-cell table:number-columns-repeated="2" table:style-name="ce11" office:value-type="float" office:value="431.84" calcext:value-type="float">
            <text:p>431.84</text:p>
          </table:table-cell>
          <table:table-cell table:style-name="ce11" office:value-type="string" calcext:value-type="string">
            <text:p>Wed</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354</text:p>
          </table:table-cell>
          <table:table-cell table:style-name="ce4" office:value-type="string" calcext:value-type="string">
            <text:p>Southeast</text:p>
          </table:table-cell>
          <table:table-cell table:style-name="ce4" office:value-type="string" calcext:value-type="string">
            <text:p>Cartier</text:p>
          </table:table-cell>
          <table:table-cell table:style-name="ce4" office:value-type="string" calcext:value-type="string">
            <text:p>Deliver</text:p>
          </table:table-cell>
          <table:table-cell table:style-name="ce5"/>
          <table:table-cell table:style-name="ce6" office:value-type="date" office:date-value="2021-01-07" calcext:value-type="date">
            <text:p>07-Jan-21</text:p>
          </table:table-cell>
          <table:table-cell table:style-name="ce7" office:value-type="date" office:date-value="2021-01-19" calcext:value-type="date">
            <text:p>19-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32.67" calcext:value-type="float">
            <text:p>32.67</text:p>
          </table:table-cell>
          <table:table-cell table:style-name="ce4" office:value-type="string" calcext:value-type="string">
            <text:p>P.O.</text:p>
          </table:table-cell>
          <table:table-cell table:style-name="ce11" office:value-type="float" office:value="12" calcext:value-type="float">
            <text:p>12</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32.67" calcext:value-type="float">
            <text:p>32.67</text:p>
          </table:table-cell>
          <table:table-cell table:number-columns-repeated="2" table:style-name="ce11" office:value-type="float" office:value="52.67" calcext:value-type="float">
            <text:p>52.67</text:p>
          </table:table-cell>
          <table:table-cell table:style-name="ce11" office:value-type="string" calcext:value-type="string">
            <text:p>Thu</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355</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Assess</text:p>
          </table:table-cell>
          <table:table-cell table:style-name="ce4" office:value-type="string" calcext:value-type="string">
            <text:p>Yes</text:p>
          </table:table-cell>
          <table:table-cell table:style-name="ce6" office:value-type="date" office:date-value="2021-01-07" calcext:value-type="date">
            <text:p>07-Jan-21</text:p>
          </table:table-cell>
          <table:table-cell table:style-name="ce6" office:value-type="date" office:date-value="2021-02-01" calcext:value-type="date">
            <text:p>01-Feb-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72.35" calcext:value-type="float">
            <text:p>72.35</text:p>
          </table:table-cell>
          <table:table-cell table:style-name="ce4" office:value-type="string" calcext:value-type="string">
            <text:p>Account</text:p>
          </table:table-cell>
          <table:table-cell table:style-name="ce11" office:value-type="float" office:value="25" calcext:value-type="float">
            <text:p>25</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72.35" calcext:value-type="float">
            <text:p>72.35</text:p>
          </table:table-cell>
          <table:table-cell table:number-columns-repeated="2" table:style-name="ce11" office:value-type="float" office:value="142.35" calcext:value-type="float">
            <text:p>142.35</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356</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Replace</text:p>
          </table:table-cell>
          <table:table-cell table:style-name="ce5"/>
          <table:table-cell table:style-name="ce6" office:value-type="date" office:date-value="2021-01-07" calcext:value-type="date">
            <text:p>07-Jan-21</text:p>
          </table:table-cell>
          <table:table-cell table:style-name="ce6" office:value-type="date" office:date-value="2021-02-05" calcext:value-type="date">
            <text:p>05-Feb-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178.5" calcext:value-type="float">
            <text:p>178.5</text:p>
          </table:table-cell>
          <table:table-cell table:style-name="ce4" office:value-type="string" calcext:value-type="string">
            <text:p>C.O.D.</text:p>
          </table:table-cell>
          <table:table-cell table:style-name="ce11" office:value-type="float" office:value="29" calcext:value-type="float">
            <text:p>29</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178.5" calcext:value-type="float">
            <text:p>178.5</text:p>
          </table:table-cell>
          <table:table-cell table:number-columns-repeated="2" table:style-name="ce11" office:value-type="float" office:value="248.5" calcext:value-type="float">
            <text:p>248.5</text:p>
          </table:table-cell>
          <table:table-cell table:style-name="ce11" office:value-type="string" calcext:value-type="string">
            <text:p>Thu</text:p>
          </table:table-cell>
          <table:table-cell table:style-name="ce11" office:value-type="string" calcext:value-type="string">
            <text:p>Fri</text:p>
          </table:table-cell>
          <table:table-cell table:number-columns-repeated="1002"/>
        </table:table-row>
        <table:table-row table:style-name="ro1">
          <table:table-cell table:style-name="ce2" office:value-type="string" calcext:value-type="string">
            <text:p>A00357</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Replace</text:p>
          </table:table-cell>
          <table:table-cell table:style-name="ce5"/>
          <table:table-cell table:style-name="ce6" office:value-type="date" office:date-value="2021-01-07" calcext:value-type="date">
            <text:p>07-Jan-21</text:p>
          </table:table-cell>
          <table:table-cell table:style-name="ce7" office:value-type="date" office:date-value="2021-02-22" calcext:value-type="date">
            <text:p>22-Feb-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8.25" calcext:value-type="float">
            <text:p>18.25</text:p>
          </table:table-cell>
          <table:table-cell table:style-name="ce4" office:value-type="string" calcext:value-type="string">
            <text:p>C.O.D.</text:p>
          </table:table-cell>
          <table:table-cell table:style-name="ce11" office:value-type="float" office:value="46" calcext:value-type="float">
            <text:p>46</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8.25" calcext:value-type="float">
            <text:p>18.25</text:p>
          </table:table-cell>
          <table:table-cell table:number-columns-repeated="2" table:style-name="ce11" office:value-type="float" office:value="58.25" calcext:value-type="float">
            <text:p>58.25</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358</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6" office:value-type="date" office:date-value="2021-01-07" calcext:value-type="date">
            <text:p>07-Jan-21</text:p>
          </table:table-cell>
          <table:table-cell table:style-name="ce7" office:value-type="date" office:date-value="2021-02-22" calcext:value-type="date">
            <text:p>22-Feb-21</text:p>
          </table:table-cell>
          <table:table-cell table:style-name="ce4" office:value-type="float" office:value="2" calcext:value-type="float">
            <text:p>2</text:p>
          </table:table-cell>
          <table:table-cell table:style-name="ce5" table:number-columns-repeated="2"/>
          <table:table-cell table:style-name="ce4" office:value-type="float" office:value="1.75" calcext:value-type="float">
            <text:p>1.75</text:p>
          </table:table-cell>
          <table:table-cell table:style-name="ce4" office:value-type="float" office:value="151.81" calcext:value-type="float">
            <text:p>151.81</text:p>
          </table:table-cell>
          <table:table-cell table:style-name="ce4" office:value-type="string" calcext:value-type="string">
            <text:p>C.O.D.</text:p>
          </table:table-cell>
          <table:table-cell table:style-name="ce11" office:value-type="float" office:value="46" calcext:value-type="float">
            <text:p>46</text:p>
          </table:table-cell>
          <table:table-cell table:style-name="ce11" office:value-type="float" office:value="140" calcext:value-type="float">
            <text:p>140</text:p>
          </table:table-cell>
          <table:table-cell table:number-columns-repeated="2" table:style-name="ce11" office:value-type="float" office:value="245" calcext:value-type="float">
            <text:p>245</text:p>
          </table:table-cell>
          <table:table-cell table:style-name="ce11" office:value-type="float" office:value="151.81" calcext:value-type="float">
            <text:p>151.81</text:p>
          </table:table-cell>
          <table:table-cell table:number-columns-repeated="2" table:style-name="ce11" office:value-type="float" office:value="396.81" calcext:value-type="float">
            <text:p>396.81</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359</text:p>
          </table:table-cell>
          <table:table-cell table:style-name="ce4" office:value-type="string" calcext:value-type="string">
            <text:p>Southeast</text:p>
          </table:table-cell>
          <table:table-cell table:style-name="ce4" office:value-type="string" calcext:value-type="string">
            <text:p>Burton</text:p>
          </table:table-cell>
          <table:table-cell table:style-name="ce4" office:value-type="string" calcext:value-type="string">
            <text:p>Deliver</text:p>
          </table:table-cell>
          <table:table-cell table:style-name="ce5"/>
          <table:table-cell table:style-name="ce6" office:value-type="date" office:date-value="2021-01-08" calcext:value-type="date">
            <text:p>08-Jan-21</text:p>
          </table:table-cell>
          <table:table-cell table:style-name="ce7" office:value-type="date" office:date-value="2021-01-16" calcext:value-type="date">
            <text:p>16-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85.09" calcext:value-type="float">
            <text:p>85.09</text:p>
          </table:table-cell>
          <table:table-cell table:style-name="ce4" office:value-type="string" calcext:value-type="string">
            <text:p>C.O.D.</text:p>
          </table:table-cell>
          <table:table-cell table:style-name="ce11" office:value-type="float" office:value="8" calcext:value-type="float">
            <text:p>8</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85.09" calcext:value-type="float">
            <text:p>85.09</text:p>
          </table:table-cell>
          <table:table-cell table:number-columns-repeated="2" table:style-name="ce11" office:value-type="float" office:value="105.09" calcext:value-type="float">
            <text:p>105.09</text:p>
          </table:table-cell>
          <table:table-cell table:style-name="ce11" office:value-type="string" calcext:value-type="string">
            <text:p>Fri</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360</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6" office:value-type="date" office:date-value="2021-01-08" calcext:value-type="date">
            <text:p>08-Jan-21</text:p>
          </table:table-cell>
          <table:table-cell table:style-name="ce6" office:value-type="date" office:date-value="2021-02-01" calcext:value-type="date">
            <text:p>01-Feb-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67.07" calcext:value-type="float">
            <text:p>67.07</text:p>
          </table:table-cell>
          <table:table-cell table:style-name="ce4" office:value-type="string" calcext:value-type="string">
            <text:p>Account</text:p>
          </table:table-cell>
          <table:table-cell table:style-name="ce11" office:value-type="float" office:value="24" calcext:value-type="float">
            <text:p>24</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67.07" calcext:value-type="float">
            <text:p>67.07</text:p>
          </table:table-cell>
          <table:table-cell table:number-columns-repeated="2" table:style-name="ce11" office:value-type="float" office:value="87.07" calcext:value-type="float">
            <text:p>87.07</text:p>
          </table:table-cell>
          <table:table-cell table:style-name="ce11" office:value-type="string" calcext:value-type="string">
            <text:p>Fri</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361</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Deliver</text:p>
          </table:table-cell>
          <table:table-cell table:style-name="ce5"/>
          <table:table-cell table:style-name="ce7" office:value-type="date" office:date-value="2021-01-11" calcext:value-type="date">
            <text:p>11-Jan-21</text:p>
          </table:table-cell>
          <table:table-cell table:style-name="ce7" office:value-type="date" office:date-value="2021-01-21" calcext:value-type="date">
            <text:p>21-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62.21" calcext:value-type="float">
            <text:p>162.21</text:p>
          </table:table-cell>
          <table:table-cell table:style-name="ce4" office:value-type="string" calcext:value-type="string">
            <text:p>Account</text:p>
          </table:table-cell>
          <table:table-cell table:style-name="ce11" office:value-type="float" office:value="10" calcext:value-type="float">
            <text:p>10</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62.21" calcext:value-type="float">
            <text:p>162.21</text:p>
          </table:table-cell>
          <table:table-cell table:number-columns-repeated="2" table:style-name="ce11" office:value-type="float" office:value="182.21" calcext:value-type="float">
            <text:p>182.21</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362</text:p>
          </table:table-cell>
          <table:table-cell table:style-name="ce4" office:value-type="string" calcext:value-type="string">
            <text:p>Southeast</text:p>
          </table:table-cell>
          <table:table-cell table:style-name="ce4" office:value-type="string" calcext:value-type="string">
            <text:p>Burton</text:p>
          </table:table-cell>
          <table:table-cell table:style-name="ce4" office:value-type="string" calcext:value-type="string">
            <text:p>Install</text:p>
          </table:table-cell>
          <table:table-cell table:style-name="ce5"/>
          <table:table-cell table:style-name="ce7" office:value-type="date" office:date-value="2021-01-11" calcext:value-type="date">
            <text:p>11-Jan-21</text:p>
          </table:table-cell>
          <table:table-cell table:style-name="ce7" office:value-type="date" office:date-value="2021-01-28" calcext:value-type="date">
            <text:p>28-Jan-21</text:p>
          </table:table-cell>
          <table:table-cell table:style-name="ce4" office:value-type="float" office:value="1" calcext:value-type="float">
            <text:p>1</text:p>
          </table:table-cell>
          <table:table-cell table:style-name="ce5" table:number-columns-repeated="2"/>
          <table:table-cell table:style-name="ce4" office:value-type="float" office:value="1.25" calcext:value-type="float">
            <text:p>1.25</text:p>
          </table:table-cell>
          <table:table-cell table:style-name="ce4" office:value-type="float" office:value="53.69" calcext:value-type="float">
            <text:p>53.69</text:p>
          </table:table-cell>
          <table:table-cell table:style-name="ce4" office:value-type="string" calcext:value-type="string">
            <text:p>Account</text:p>
          </table:table-cell>
          <table:table-cell table:style-name="ce11" office:value-type="float" office:value="17" calcext:value-type="float">
            <text:p>17</text:p>
          </table:table-cell>
          <table:table-cell table:style-name="ce11" office:value-type="float" office:value="80" calcext:value-type="float">
            <text:p>80</text:p>
          </table:table-cell>
          <table:table-cell table:number-columns-repeated="2" table:style-name="ce11" office:value-type="float" office:value="100" calcext:value-type="float">
            <text:p>100</text:p>
          </table:table-cell>
          <table:table-cell table:style-name="ce11" office:value-type="float" office:value="53.69" calcext:value-type="float">
            <text:p>53.69</text:p>
          </table:table-cell>
          <table:table-cell table:number-columns-repeated="2" table:style-name="ce11" office:value-type="float" office:value="153.69" calcext:value-type="float">
            <text:p>153.69</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363</text:p>
          </table:table-cell>
          <table:table-cell table:style-name="ce4" office:value-type="string" calcext:value-type="string">
            <text:p>Southeast</text:p>
          </table:table-cell>
          <table:table-cell table:style-name="ce4" office:value-type="string" calcext:value-type="string">
            <text:p>Michner</text:p>
          </table:table-cell>
          <table:table-cell table:style-name="ce4" office:value-type="string" calcext:value-type="string">
            <text:p>Assess</text:p>
          </table:table-cell>
          <table:table-cell table:style-name="ce5"/>
          <table:table-cell table:style-name="ce7" office:value-type="date" office:date-value="2021-01-11" calcext:value-type="date">
            <text:p>11-Jan-21</text:p>
          </table:table-cell>
          <table:table-cell table:style-name="ce6" office:value-type="date" office:date-value="2021-02-01" calcext:value-type="date">
            <text:p>01-Feb-21</text:p>
          </table:table-cell>
          <table:table-cell table:style-name="ce4" office:value-type="float" office:value="2" calcext:value-type="float">
            <text:p>2</text:p>
          </table:table-cell>
          <table:table-cell table:style-name="ce5" table:number-columns-repeated="2"/>
          <table:table-cell table:style-name="ce4" office:value-type="float" office:value="1" calcext:value-type="float">
            <text:p>1</text:p>
          </table:table-cell>
          <table:table-cell table:style-name="ce4" office:value-type="float" office:value="211.85" calcext:value-type="float">
            <text:p>211.85</text:p>
          </table:table-cell>
          <table:table-cell table:style-name="ce4" office:value-type="string" calcext:value-type="string">
            <text:p>C.O.D.</text:p>
          </table:table-cell>
          <table:table-cell table:style-name="ce11" office:value-type="float" office:value="21" calcext:value-type="float">
            <text:p>21</text:p>
          </table:table-cell>
          <table:table-cell table:number-columns-repeated="3" table:style-name="ce11" office:value-type="float" office:value="140" calcext:value-type="float">
            <text:p>140</text:p>
          </table:table-cell>
          <table:table-cell table:style-name="ce11" office:value-type="float" office:value="211.85" calcext:value-type="float">
            <text:p>211.85</text:p>
          </table:table-cell>
          <table:table-cell table:number-columns-repeated="2" table:style-name="ce11" office:value-type="float" office:value="351.85" calcext:value-type="float">
            <text:p>351.85</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364</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7" office:value-type="date" office:date-value="2021-01-11" calcext:value-type="date">
            <text:p>11-Jan-21</text:p>
          </table:table-cell>
          <table:table-cell table:style-name="ce6" office:value-type="date" office:date-value="2021-02-01" calcext:value-type="date">
            <text:p>01-Feb-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50.32" calcext:value-type="float">
            <text:p>150.32</text:p>
          </table:table-cell>
          <table:table-cell table:style-name="ce4" office:value-type="string" calcext:value-type="string">
            <text:p>P.O.</text:p>
          </table:table-cell>
          <table:table-cell table:style-name="ce11" office:value-type="float" office:value="21" calcext:value-type="float">
            <text:p>21</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50.32" calcext:value-type="float">
            <text:p>150.32</text:p>
          </table:table-cell>
          <table:table-cell table:number-columns-repeated="2" table:style-name="ce11" office:value-type="float" office:value="170.32" calcext:value-type="float">
            <text:p>170.32</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365</text:p>
          </table:table-cell>
          <table:table-cell table:style-name="ce4" office:value-type="string" calcext:value-type="string">
            <text:p>East</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7" office:value-type="date" office:date-value="2021-01-11" calcext:value-type="date">
            <text:p>11-Jan-21</text:p>
          </table:table-cell>
          <table:table-cell table:style-name="ce7" office:value-type="date" office:date-value="2021-02-23" calcext:value-type="date">
            <text:p>23-Feb-21</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46.86" calcext:value-type="float">
            <text:p>46.86</text:p>
          </table:table-cell>
          <table:table-cell table:style-name="ce4" office:value-type="string" calcext:value-type="string">
            <text:p>Account</text:p>
          </table:table-cell>
          <table:table-cell table:style-name="ce11" office:value-type="float" office:value="43" calcext:value-type="float">
            <text:p>43</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46.86" calcext:value-type="float">
            <text:p>46.86</text:p>
          </table:table-cell>
          <table:table-cell table:number-columns-repeated="2" table:style-name="ce11" office:value-type="float" office:value="81.86" calcext:value-type="float">
            <text:p>81.86</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366</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7" office:value-type="date" office:date-value="2021-01-12" calcext:value-type="date">
            <text:p>12-Jan-21</text:p>
          </table:table-cell>
          <table:table-cell table:style-name="ce7" office:value-type="date" office:date-value="2021-01-21" calcext:value-type="date">
            <text:p>21-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9.5" calcext:value-type="float">
            <text:p>19.5</text:p>
          </table:table-cell>
          <table:table-cell table:style-name="ce4" office:value-type="string" calcext:value-type="string">
            <text:p>P.O.</text:p>
          </table:table-cell>
          <table:table-cell table:style-name="ce11" office:value-type="float" office:value="9" calcext:value-type="float">
            <text:p>9</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9.5" calcext:value-type="float">
            <text:p>19.5</text:p>
          </table:table-cell>
          <table:table-cell table:number-columns-repeated="2" table:style-name="ce11" office:value-type="float" office:value="39.5" calcext:value-type="float">
            <text:p>39.5</text:p>
          </table:table-cell>
          <table:table-cell table:style-name="ce11" office:value-type="string" calcext:value-type="string">
            <text:p>Tue</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367</text:p>
          </table:table-cell>
          <table:table-cell table:style-name="ce4" office:value-type="string" calcext:value-type="string">
            <text:p>Central</text:p>
          </table:table-cell>
          <table:table-cell table:style-name="ce4" office:value-type="string" calcext:value-type="string">
            <text:p>Cartier</text:p>
          </table:table-cell>
          <table:table-cell table:style-name="ce4" office:value-type="string" calcext:value-type="string">
            <text:p>Replace</text:p>
          </table:table-cell>
          <table:table-cell table:style-name="ce5"/>
          <table:table-cell table:style-name="ce7" office:value-type="date" office:date-value="2021-01-12" calcext:value-type="date">
            <text:p>12-Jan-21</text:p>
          </table:table-cell>
          <table:table-cell table:style-name="ce7" office:value-type="date" office:date-value="2021-01-19" calcext:value-type="date">
            <text:p>19-Jan-21</text:p>
          </table:table-cell>
          <table:table-cell table:style-name="ce4" office:value-type="float" office:value="1" calcext:value-type="float">
            <text:p>1</text:p>
          </table:table-cell>
          <table:table-cell table:style-name="ce5" table:number-columns-repeated="2"/>
          <table:table-cell table:style-name="ce4" office:value-type="float" office:value="1.25" calcext:value-type="float">
            <text:p>1.25</text:p>
          </table:table-cell>
          <table:table-cell table:style-name="ce4" office:value-type="float" office:value="256.72" calcext:value-type="float">
            <text:p>256.72</text:p>
          </table:table-cell>
          <table:table-cell table:style-name="ce4" office:value-type="string" calcext:value-type="string">
            <text:p>C.O.D.</text:p>
          </table:table-cell>
          <table:table-cell table:style-name="ce11" office:value-type="float" office:value="7" calcext:value-type="float">
            <text:p>7</text:p>
          </table:table-cell>
          <table:table-cell table:style-name="ce11" office:value-type="float" office:value="80" calcext:value-type="float">
            <text:p>80</text:p>
          </table:table-cell>
          <table:table-cell table:number-columns-repeated="2" table:style-name="ce11" office:value-type="float" office:value="100" calcext:value-type="float">
            <text:p>100</text:p>
          </table:table-cell>
          <table:table-cell table:style-name="ce11" office:value-type="float" office:value="256.72" calcext:value-type="float">
            <text:p>256.72</text:p>
          </table:table-cell>
          <table:table-cell table:number-columns-repeated="2" table:style-name="ce11" office:value-type="float" office:value="356.72" calcext:value-type="float">
            <text:p>356.72</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368</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7" office:value-type="date" office:date-value="2021-01-13" calcext:value-type="date">
            <text:p>13-Jan-21</text:p>
          </table:table-cell>
          <table:table-cell table:style-name="ce7" office:value-type="date" office:date-value="2021-01-30" calcext:value-type="date">
            <text:p>30-Jan-21</text:p>
          </table:table-cell>
          <table:table-cell table:style-name="ce4" office:value-type="float" office:value="1" calcext:value-type="float">
            <text:p>1</text:p>
          </table:table-cell>
          <table:table-cell table:style-name="ce5" table:number-columns-repeated="2"/>
          <table:table-cell table:style-name="ce4" office:value-type="float" office:value="1" calcext:value-type="float">
            <text:p>1</text:p>
          </table:table-cell>
          <table:table-cell table:style-name="ce4" office:value-type="float" office:value="86.29" calcext:value-type="float">
            <text:p>86.29</text:p>
          </table:table-cell>
          <table:table-cell table:style-name="ce4" office:value-type="string" calcext:value-type="string">
            <text:p>C.O.D.</text:p>
          </table:table-cell>
          <table:table-cell table:style-name="ce11" office:value-type="float" office:value="17" calcext:value-type="float">
            <text:p>17</text:p>
          </table:table-cell>
          <table:table-cell table:number-columns-repeated="3" table:style-name="ce11" office:value-type="float" office:value="80" calcext:value-type="float">
            <text:p>80</text:p>
          </table:table-cell>
          <table:table-cell table:style-name="ce11" office:value-type="float" office:value="86.29" calcext:value-type="float">
            <text:p>86.29</text:p>
          </table:table-cell>
          <table:table-cell table:number-columns-repeated="2" table:style-name="ce11" office:value-type="float" office:value="166.29" calcext:value-type="float">
            <text:p>166.29</text:p>
          </table:table-cell>
          <table:table-cell table:style-name="ce11" office:value-type="string" calcext:value-type="string">
            <text:p>Wed</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369</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7" office:value-type="date" office:date-value="2021-01-14" calcext:value-type="date">
            <text:p>14-Jan-21</text:p>
          </table:table-cell>
          <table:table-cell table:style-name="ce7" office:value-type="date" office:date-value="2021-01-19" calcext:value-type="date">
            <text:p>19-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08.31" calcext:value-type="float">
            <text:p>108.31</text:p>
          </table:table-cell>
          <table:table-cell table:style-name="ce4" office:value-type="string" calcext:value-type="string">
            <text:p>P.O.</text:p>
          </table:table-cell>
          <table:table-cell table:style-name="ce11" office:value-type="float" office:value="5" calcext:value-type="float">
            <text:p>5</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08.31" calcext:value-type="float">
            <text:p>108.31</text:p>
          </table:table-cell>
          <table:table-cell table:number-columns-repeated="2" table:style-name="ce11" office:value-type="float" office:value="128.31" calcext:value-type="float">
            <text:p>128.31</text:p>
          </table:table-cell>
          <table:table-cell table:style-name="ce11" office:value-type="string" calcext:value-type="string">
            <text:p>Thu</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370</text:p>
          </table:table-cell>
          <table:table-cell table:style-name="ce4" office:value-type="string" calcext:value-type="string">
            <text:p>Southeast</text:p>
          </table:table-cell>
          <table:table-cell table:style-name="ce4" office:value-type="string" calcext:value-type="string">
            <text:p>Cartier</text:p>
          </table:table-cell>
          <table:table-cell table:style-name="ce4" office:value-type="string" calcext:value-type="string">
            <text:p>Assess</text:p>
          </table:table-cell>
          <table:table-cell table:style-name="ce5"/>
          <table:table-cell table:style-name="ce7" office:value-type="date" office:date-value="2021-01-14" calcext:value-type="date">
            <text:p>14-Jan-21</text:p>
          </table:table-cell>
          <table:table-cell table:style-name="ce7" office:value-type="date" office:date-value="2021-01-25" calcext:value-type="date">
            <text:p>25-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70.82" calcext:value-type="float">
            <text:p>70.82</text:p>
          </table:table-cell>
          <table:table-cell table:style-name="ce4" office:value-type="string" calcext:value-type="string">
            <text:p>C.O.D.</text:p>
          </table:table-cell>
          <table:table-cell table:style-name="ce11" office:value-type="float" office:value="11" calcext:value-type="float">
            <text:p>11</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70.82" calcext:value-type="float">
            <text:p>70.82</text:p>
          </table:table-cell>
          <table:table-cell table:number-columns-repeated="2" table:style-name="ce11" office:value-type="float" office:value="90.82" calcext:value-type="float">
            <text:p>90.82</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371</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4" office:value-type="string" calcext:value-type="string">
            <text:p>Yes</text:p>
          </table:table-cell>
          <table:table-cell table:style-name="ce7" office:value-type="date" office:date-value="2021-01-14" calcext:value-type="date">
            <text:p>14-Jan-21</text:p>
          </table:table-cell>
          <table:table-cell table:style-name="ce6" office:value-type="date" office:date-value="2021-02-01" calcext:value-type="date">
            <text:p>01-Feb-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56.92" calcext:value-type="float">
            <text:p>56.92</text:p>
          </table:table-cell>
          <table:table-cell table:style-name="ce4" office:value-type="string" calcext:value-type="string">
            <text:p>Account</text:p>
          </table:table-cell>
          <table:table-cell table:style-name="ce11" office:value-type="float" office:value="18" calcext:value-type="float">
            <text:p>18</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56.92" calcext:value-type="float">
            <text:p>56.92</text:p>
          </table:table-cell>
          <table:table-cell table:number-columns-repeated="2" table:style-name="ce11" office:value-type="float" office:value="96.92" calcext:value-type="float">
            <text:p>96.92</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372</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7" office:value-type="date" office:date-value="2021-01-14" calcext:value-type="date">
            <text:p>14-Jan-21</text:p>
          </table:table-cell>
          <table:table-cell table:style-name="ce6" office:value-type="date" office:date-value="2021-02-05" calcext:value-type="date">
            <text:p>05-Feb-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74.53" calcext:value-type="float">
            <text:p>74.53</text:p>
          </table:table-cell>
          <table:table-cell table:style-name="ce4" office:value-type="string" calcext:value-type="string">
            <text:p>C.O.D.</text:p>
          </table:table-cell>
          <table:table-cell table:style-name="ce11" office:value-type="float" office:value="22" calcext:value-type="float">
            <text:p>22</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74.53" calcext:value-type="float">
            <text:p>74.53</text:p>
          </table:table-cell>
          <table:table-cell table:number-columns-repeated="2" table:style-name="ce11" office:value-type="float" office:value="144.53" calcext:value-type="float">
            <text:p>144.53</text:p>
          </table:table-cell>
          <table:table-cell table:style-name="ce11" office:value-type="string" calcext:value-type="string">
            <text:p>Thu</text:p>
          </table:table-cell>
          <table:table-cell table:style-name="ce11" office:value-type="string" calcext:value-type="string">
            <text:p>Fri</text:p>
          </table:table-cell>
          <table:table-cell table:number-columns-repeated="1002"/>
        </table:table-row>
        <table:table-row table:style-name="ro1">
          <table:table-cell table:style-name="ce2" office:value-type="string" calcext:value-type="string">
            <text:p>A00373</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7" office:value-type="date" office:date-value="2021-01-14" calcext:value-type="date">
            <text:p>14-Jan-21</text:p>
          </table:table-cell>
          <table:table-cell table:style-name="ce7" office:value-type="date" office:date-value="2021-02-15" calcext:value-type="date">
            <text:p>15-Feb-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137.22" calcext:value-type="float">
            <text:p>137.22</text:p>
          </table:table-cell>
          <table:table-cell table:style-name="ce4" office:value-type="string" calcext:value-type="string">
            <text:p>Account</text:p>
          </table:table-cell>
          <table:table-cell table:style-name="ce11" office:value-type="float" office:value="32" calcext:value-type="float">
            <text:p>32</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137.22" calcext:value-type="float">
            <text:p>137.22</text:p>
          </table:table-cell>
          <table:table-cell table:number-columns-repeated="2" table:style-name="ce11" office:value-type="float" office:value="207.22" calcext:value-type="float">
            <text:p>207.22</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374</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Assess</text:p>
          </table:table-cell>
          <table:table-cell table:style-name="ce4" office:value-type="string" calcext:value-type="string">
            <text:p>Yes</text:p>
          </table:table-cell>
          <table:table-cell table:style-name="ce7" office:value-type="date" office:date-value="2021-01-15" calcext:value-type="date">
            <text:p>15-Jan-21</text:p>
          </table:table-cell>
          <table:table-cell table:style-name="ce6" office:value-type="date" office:date-value="2021-02-01" calcext:value-type="date">
            <text:p>01-Feb-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83.46" calcext:value-type="float">
            <text:p>83.46</text:p>
          </table:table-cell>
          <table:table-cell table:style-name="ce4" office:value-type="string" calcext:value-type="string">
            <text:p>Account</text:p>
          </table:table-cell>
          <table:table-cell table:style-name="ce11" office:value-type="float" office:value="17" calcext:value-type="float">
            <text:p>17</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83.46" calcext:value-type="float">
            <text:p>83.46</text:p>
          </table:table-cell>
          <table:table-cell table:number-columns-repeated="2" table:style-name="ce11" office:value-type="float" office:value="153.46" calcext:value-type="float">
            <text:p>153.46</text:p>
          </table:table-cell>
          <table:table-cell table:style-name="ce11" office:value-type="string" calcext:value-type="string">
            <text:p>Fri</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375</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1-01-16" calcext:value-type="date">
            <text:p>16-Jan-21</text:p>
          </table:table-cell>
          <table:table-cell table:style-name="ce6" office:value-type="date" office:date-value="2021-02-03" calcext:value-type="date">
            <text:p>03-Feb-21</text:p>
          </table:table-cell>
          <table:table-cell table:style-name="ce4" office:value-type="float" office:value="1" calcext:value-type="float">
            <text:p>1</text:p>
          </table:table-cell>
          <table:table-cell table:style-name="ce5" table:number-columns-repeated="2"/>
          <table:table-cell table:style-name="ce4" office:value-type="float" office:value="1" calcext:value-type="float">
            <text:p>1</text:p>
          </table:table-cell>
          <table:table-cell table:style-name="ce4" office:value-type="float" office:value="9.92" calcext:value-type="float">
            <text:p>9.92</text:p>
          </table:table-cell>
          <table:table-cell table:style-name="ce4" office:value-type="string" calcext:value-type="string">
            <text:p>P.O.</text:p>
          </table:table-cell>
          <table:table-cell table:style-name="ce11" office:value-type="float" office:value="18" calcext:value-type="float">
            <text:p>18</text:p>
          </table:table-cell>
          <table:table-cell table:number-columns-repeated="3" table:style-name="ce11" office:value-type="float" office:value="80" calcext:value-type="float">
            <text:p>80</text:p>
          </table:table-cell>
          <table:table-cell table:style-name="ce11" office:value-type="float" office:value="9.92" calcext:value-type="float">
            <text:p>9.92</text:p>
          </table:table-cell>
          <table:table-cell table:number-columns-repeated="2" table:style-name="ce11" office:value-type="float" office:value="89.92" calcext:value-type="float">
            <text:p>89.92</text:p>
          </table:table-cell>
          <table:table-cell table:style-name="ce11" office:value-type="string" calcext:value-type="string">
            <text:p>Sat</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376</text:p>
          </table:table-cell>
          <table:table-cell table:style-name="ce4" office:value-type="string" calcext:value-type="string">
            <text:p>Southeast</text:p>
          </table:table-cell>
          <table:table-cell table:style-name="ce4" office:value-type="string" calcext:value-type="string">
            <text:p>Cartier</text:p>
          </table:table-cell>
          <table:table-cell table:style-name="ce4" office:value-type="string" calcext:value-type="string">
            <text:p>Assess</text:p>
          </table:table-cell>
          <table:table-cell table:style-name="ce5"/>
          <table:table-cell table:style-name="ce7" office:value-type="date" office:date-value="2021-01-18" calcext:value-type="date">
            <text:p>18-Jan-21</text:p>
          </table:table-cell>
          <table:table-cell table:style-name="ce7" office:value-type="date" office:date-value="2021-01-25" calcext:value-type="date">
            <text:p>25-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72.35" calcext:value-type="float">
            <text:p>72.35</text:p>
          </table:table-cell>
          <table:table-cell table:style-name="ce4" office:value-type="string" calcext:value-type="string">
            <text:p>C.O.D.</text:p>
          </table:table-cell>
          <table:table-cell table:style-name="ce11" office:value-type="float" office:value="7" calcext:value-type="float">
            <text:p>7</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72.35" calcext:value-type="float">
            <text:p>72.35</text:p>
          </table:table-cell>
          <table:table-cell table:number-columns-repeated="2" table:style-name="ce11" office:value-type="float" office:value="92.35" calcext:value-type="float">
            <text:p>92.35</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377</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Deliver</text:p>
          </table:table-cell>
          <table:table-cell table:style-name="ce4" office:value-type="string" calcext:value-type="string">
            <text:p>Yes</text:p>
          </table:table-cell>
          <table:table-cell table:style-name="ce7" office:value-type="date" office:date-value="2021-01-18" calcext:value-type="date">
            <text:p>18-Jan-21</text:p>
          </table:table-cell>
          <table:table-cell table:style-name="ce7" office:value-type="date" office:date-value="2021-01-27" calcext:value-type="date">
            <text:p>27-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9.98" calcext:value-type="float">
            <text:p>19.98</text:p>
          </table:table-cell>
          <table:table-cell table:style-name="ce4" office:value-type="string" calcext:value-type="string">
            <text:p>Account</text:p>
          </table:table-cell>
          <table:table-cell table:style-name="ce11" office:value-type="float" office:value="9" calcext:value-type="float">
            <text:p>9</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9.98" calcext:value-type="float">
            <text:p>19.98</text:p>
          </table:table-cell>
          <table:table-cell table:number-columns-repeated="2" table:style-name="ce11" office:value-type="float" office:value="39.98" calcext:value-type="float">
            <text:p>39.98</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378</text:p>
          </table:table-cell>
          <table:table-cell table:style-name="ce4" office:value-type="string" calcext:value-type="string">
            <text:p>East</text:p>
          </table:table-cell>
          <table:table-cell table:style-name="ce4" office:value-type="string" calcext:value-type="string">
            <text:p>Ling</text:p>
          </table:table-cell>
          <table:table-cell table:style-name="ce4" office:value-type="string" calcext:value-type="string">
            <text:p>Repair</text:p>
          </table:table-cell>
          <table:table-cell table:style-name="ce5"/>
          <table:table-cell table:style-name="ce7" office:value-type="date" office:date-value="2021-01-18" calcext:value-type="date">
            <text:p>18-Jan-21</text:p>
          </table:table-cell>
          <table:table-cell table:style-name="ce6" office:value-type="date" office:date-value="2021-02-02" calcext:value-type="date">
            <text:p>02-Feb-21</text:p>
          </table:table-cell>
          <table:table-cell table:style-name="ce4" office:value-type="float" office:value="2" calcext:value-type="float">
            <text:p>2</text:p>
          </table:table-cell>
          <table:table-cell table:style-name="ce5" table:number-columns-repeated="2"/>
          <table:table-cell table:style-name="ce4" office:value-type="float" office:value="1.25" calcext:value-type="float">
            <text:p>1.25</text:p>
          </table:table-cell>
          <table:table-cell table:style-name="ce4" office:value-type="float" office:value="85.32" calcext:value-type="float">
            <text:p>85.32</text:p>
          </table:table-cell>
          <table:table-cell table:style-name="ce4" office:value-type="string" calcext:value-type="string">
            <text:p>Account</text:p>
          </table:table-cell>
          <table:table-cell table:style-name="ce11" office:value-type="float" office:value="15" calcext:value-type="float">
            <text:p>15</text:p>
          </table:table-cell>
          <table:table-cell table:style-name="ce11" office:value-type="float" office:value="140" calcext:value-type="float">
            <text:p>140</text:p>
          </table:table-cell>
          <table:table-cell table:number-columns-repeated="2" table:style-name="ce11" office:value-type="float" office:value="175" calcext:value-type="float">
            <text:p>175</text:p>
          </table:table-cell>
          <table:table-cell table:style-name="ce11" office:value-type="float" office:value="85.32" calcext:value-type="float">
            <text:p>85.32</text:p>
          </table:table-cell>
          <table:table-cell table:number-columns-repeated="2" table:style-name="ce11" office:value-type="float" office:value="260.32" calcext:value-type="float">
            <text:p>260.32</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379</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1-01-18" calcext:value-type="date">
            <text:p>18-Jan-21</text:p>
          </table:table-cell>
          <table:table-cell table:style-name="ce6" office:value-type="date" office:date-value="2021-03-01" calcext:value-type="date">
            <text:p>01-Mar-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80" calcext:value-type="float">
            <text:p>180</text:p>
          </table:table-cell>
          <table:table-cell table:style-name="ce4" office:value-type="string" calcext:value-type="string">
            <text:p>P.O.</text:p>
          </table:table-cell>
          <table:table-cell table:style-name="ce11" office:value-type="float" office:value="42" calcext:value-type="float">
            <text:p>42</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80" calcext:value-type="float">
            <text:p>180</text:p>
          </table:table-cell>
          <table:table-cell table:number-columns-repeated="2" table:style-name="ce11" office:value-type="float" office:value="220" calcext:value-type="float">
            <text:p>220</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380</text:p>
          </table:table-cell>
          <table:table-cell table:style-name="ce4" office:value-type="string" calcext:value-type="string">
            <text:p>East</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7" office:value-type="date" office:date-value="2021-01-19" calcext:value-type="date">
            <text:p>19-Jan-21</text:p>
          </table:table-cell>
          <table:table-cell table:style-name="ce6" office:value-type="date" office:date-value="2021-02-04" calcext:value-type="date">
            <text:p>04-Feb-21</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52.35" calcext:value-type="float">
            <text:p>52.35</text:p>
          </table:table-cell>
          <table:table-cell table:style-name="ce4" office:value-type="string" calcext:value-type="string">
            <text:p>Account</text:p>
          </table:table-cell>
          <table:table-cell table:style-name="ce11" office:value-type="float" office:value="16" calcext:value-type="float">
            <text:p>16</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52.35" calcext:value-type="float">
            <text:p>52.35</text:p>
          </table:table-cell>
          <table:table-cell table:number-columns-repeated="2" table:style-name="ce11" office:value-type="float" office:value="87.35" calcext:value-type="float">
            <text:p>87.35</text:p>
          </table:table-cell>
          <table:table-cell table:style-name="ce11" office:value-type="string" calcext:value-type="string">
            <text:p>Tue</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381</text:p>
          </table:table-cell>
          <table:table-cell table:style-name="ce4" office:value-type="string" calcext:value-type="string">
            <text:p>East</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7" office:value-type="date" office:date-value="2021-01-19" calcext:value-type="date">
            <text:p>19-Jan-21</text:p>
          </table:table-cell>
          <table:table-cell table:style-name="ce6" office:value-type="date" office:date-value="2021-02-09" calcext:value-type="date">
            <text:p>09-Feb-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45.29" calcext:value-type="float">
            <text:p>45.29</text:p>
          </table:table-cell>
          <table:table-cell table:style-name="ce4" office:value-type="string" calcext:value-type="string">
            <text:p>Account</text:p>
          </table:table-cell>
          <table:table-cell table:style-name="ce11" office:value-type="float" office:value="21" calcext:value-type="float">
            <text:p>21</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45.29" calcext:value-type="float">
            <text:p>45.29</text:p>
          </table:table-cell>
          <table:table-cell table:number-columns-repeated="2" table:style-name="ce11" office:value-type="float" office:value="115.29" calcext:value-type="float">
            <text:p>115.29</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382</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Deliver</text:p>
          </table:table-cell>
          <table:table-cell table:style-name="ce5"/>
          <table:table-cell table:style-name="ce7" office:value-type="date" office:date-value="2021-01-20" calcext:value-type="date">
            <text:p>20-Jan-21</text:p>
          </table:table-cell>
          <table:table-cell table:style-name="ce7" office:value-type="date" office:date-value="2021-01-28" calcext:value-type="date">
            <text:p>28-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1.7" calcext:value-type="float">
            <text:p>11.7</text:p>
          </table:table-cell>
          <table:table-cell table:style-name="ce4" office:value-type="string" calcext:value-type="string">
            <text:p>Account</text:p>
          </table:table-cell>
          <table:table-cell table:style-name="ce11" office:value-type="float" office:value="8" calcext:value-type="float">
            <text:p>8</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1.7" calcext:value-type="float">
            <text:p>11.7</text:p>
          </table:table-cell>
          <table:table-cell table:number-columns-repeated="2" table:style-name="ce11" office:value-type="float" office:value="31.7" calcext:value-type="float">
            <text:p>31.7</text:p>
          </table:table-cell>
          <table:table-cell table:style-name="ce11" office:value-type="string" calcext:value-type="string">
            <text:p>Wed</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383</text:p>
          </table:table-cell>
          <table:table-cell table:style-name="ce4" office:value-type="string" calcext:value-type="string">
            <text:p>Central</text:p>
          </table:table-cell>
          <table:table-cell table:style-name="ce4" office:value-type="string" calcext:value-type="string">
            <text:p>Khan</text:p>
          </table:table-cell>
          <table:table-cell table:style-name="ce4" office:value-type="string" calcext:value-type="string">
            <text:p>Deliver</text:p>
          </table:table-cell>
          <table:table-cell table:style-name="ce5"/>
          <table:table-cell table:style-name="ce7" office:value-type="date" office:date-value="2021-01-20" calcext:value-type="date">
            <text:p>20-Jan-21</text:p>
          </table:table-cell>
          <table:table-cell table:style-name="ce9" office:value-type="date" office:date-value="2021-05-13" calcext:value-type="date">
            <text:p>13-May-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37.71" calcext:value-type="float">
            <text:p>37.71</text:p>
          </table:table-cell>
          <table:table-cell table:style-name="ce4" office:value-type="string" calcext:value-type="string">
            <text:p>P.O.</text:p>
          </table:table-cell>
          <table:table-cell table:style-name="ce11" office:value-type="float" office:value="113" calcext:value-type="float">
            <text:p>113</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37.71" calcext:value-type="float">
            <text:p>37.71</text:p>
          </table:table-cell>
          <table:table-cell table:number-columns-repeated="2" table:style-name="ce11" office:value-type="float" office:value="57.71" calcext:value-type="float">
            <text:p>57.71</text:p>
          </table:table-cell>
          <table:table-cell table:style-name="ce11" office:value-type="string" calcext:value-type="string">
            <text:p>Wed</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384</text:p>
          </table:table-cell>
          <table:table-cell table:style-name="ce4" office:value-type="string" calcext:value-type="string">
            <text:p>Central</text:p>
          </table:table-cell>
          <table:table-cell table:style-name="ce4" office:value-type="string" calcext:value-type="string">
            <text:p>Michner</text:p>
          </table:table-cell>
          <table:table-cell table:style-name="ce4" office:value-type="string" calcext:value-type="string">
            <text:p>Install</text:p>
          </table:table-cell>
          <table:table-cell table:style-name="ce5"/>
          <table:table-cell table:style-name="ce7" office:value-type="date" office:date-value="2021-01-21" calcext:value-type="date">
            <text:p>21-Jan-21</text:p>
          </table:table-cell>
          <table:table-cell table:style-name="ce6" office:value-type="date" office:date-value="2021-02-02" calcext:value-type="date">
            <text:p>02-Feb-21</text:p>
          </table:table-cell>
          <table:table-cell table:style-name="ce4" office:value-type="float" office:value="1" calcext:value-type="float">
            <text:p>1</text:p>
          </table:table-cell>
          <table:table-cell table:style-name="ce5" table:number-columns-repeated="2"/>
          <table:table-cell table:style-name="ce4" office:value-type="float" office:value="1" calcext:value-type="float">
            <text:p>1</text:p>
          </table:table-cell>
          <table:table-cell table:style-name="ce4" office:value-type="float" office:value="155.04" calcext:value-type="float">
            <text:p>155.04</text:p>
          </table:table-cell>
          <table:table-cell table:style-name="ce4" office:value-type="string" calcext:value-type="string">
            <text:p>C.O.D.</text:p>
          </table:table-cell>
          <table:table-cell table:style-name="ce11" office:value-type="float" office:value="12" calcext:value-type="float">
            <text:p>12</text:p>
          </table:table-cell>
          <table:table-cell table:number-columns-repeated="3" table:style-name="ce11" office:value-type="float" office:value="80" calcext:value-type="float">
            <text:p>80</text:p>
          </table:table-cell>
          <table:table-cell table:style-name="ce11" office:value-type="float" office:value="155.04" calcext:value-type="float">
            <text:p>155.04</text:p>
          </table:table-cell>
          <table:table-cell table:number-columns-repeated="2" table:style-name="ce11" office:value-type="float" office:value="235.04" calcext:value-type="float">
            <text:p>235.04</text:p>
          </table:table-cell>
          <table:table-cell table:style-name="ce11" office:value-type="string" calcext:value-type="string">
            <text:p>Thu</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385</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7" office:value-type="date" office:date-value="2021-01-21" calcext:value-type="date">
            <text:p>21-Jan-21</text:p>
          </table:table-cell>
          <table:table-cell table:style-name="ce7" office:value-type="date" office:date-value="2021-02-12" calcext:value-type="date">
            <text:p>12-Feb-21</text:p>
          </table:table-cell>
          <table:table-cell table:style-name="ce4" office:value-type="float" office:value="1" calcext:value-type="float">
            <text:p>1</text:p>
          </table:table-cell>
          <table:table-cell table:style-name="ce5" table:number-columns-repeated="2"/>
          <table:table-cell table:style-name="ce4" office:value-type="float" office:value="1.25" calcext:value-type="float">
            <text:p>1.25</text:p>
          </table:table-cell>
          <table:table-cell table:style-name="ce4" office:value-type="float" office:value="93.6" calcext:value-type="float">
            <text:p>93.6</text:p>
          </table:table-cell>
          <table:table-cell table:style-name="ce4" office:value-type="string" calcext:value-type="string">
            <text:p>P.O.</text:p>
          </table:table-cell>
          <table:table-cell table:style-name="ce11" office:value-type="float" office:value="22" calcext:value-type="float">
            <text:p>22</text:p>
          </table:table-cell>
          <table:table-cell table:style-name="ce11" office:value-type="float" office:value="80" calcext:value-type="float">
            <text:p>80</text:p>
          </table:table-cell>
          <table:table-cell table:number-columns-repeated="2" table:style-name="ce11" office:value-type="float" office:value="100" calcext:value-type="float">
            <text:p>100</text:p>
          </table:table-cell>
          <table:table-cell table:style-name="ce11" office:value-type="float" office:value="93.6" calcext:value-type="float">
            <text:p>93.6</text:p>
          </table:table-cell>
          <table:table-cell table:number-columns-repeated="2" table:style-name="ce11" office:value-type="float" office:value="193.6" calcext:value-type="float">
            <text:p>193.6</text:p>
          </table:table-cell>
          <table:table-cell table:style-name="ce11" office:value-type="string" calcext:value-type="string">
            <text:p>Thu</text:p>
          </table:table-cell>
          <table:table-cell table:style-name="ce11" office:value-type="string" calcext:value-type="string">
            <text:p>Fri</text:p>
          </table:table-cell>
          <table:table-cell table:number-columns-repeated="1002"/>
        </table:table-row>
        <table:table-row table:style-name="ro1">
          <table:table-cell table:style-name="ce2" office:value-type="string" calcext:value-type="string">
            <text:p>A00386</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Deliver</text:p>
          </table:table-cell>
          <table:table-cell table:style-name="ce5"/>
          <table:table-cell table:style-name="ce7" office:value-type="date" office:date-value="2021-01-21" calcext:value-type="date">
            <text:p>21-Jan-21</text:p>
          </table:table-cell>
          <table:table-cell table:style-name="ce7" office:value-type="date" office:date-value="2021-02-10" calcext:value-type="date">
            <text:p>10-Feb-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1.33" calcext:value-type="float">
            <text:p>21.33</text:p>
          </table:table-cell>
          <table:table-cell table:style-name="ce4" office:value-type="string" calcext:value-type="string">
            <text:p>Account</text:p>
          </table:table-cell>
          <table:table-cell table:style-name="ce11" office:value-type="float" office:value="20" calcext:value-type="float">
            <text:p>20</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1.33" calcext:value-type="float">
            <text:p>21.33</text:p>
          </table:table-cell>
          <table:table-cell table:number-columns-repeated="2" table:style-name="ce11" office:value-type="float" office:value="41.33" calcext:value-type="float">
            <text:p>41.33</text:p>
          </table:table-cell>
          <table:table-cell table:style-name="ce11" office:value-type="string" calcext:value-type="string">
            <text:p>Thu</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387</text:p>
          </table:table-cell>
          <table:table-cell table:style-name="ce4" office:value-type="string" calcext:value-type="string">
            <text:p>Central</text:p>
          </table:table-cell>
          <table:table-cell table:style-name="ce4" office:value-type="string" calcext:value-type="string">
            <text:p>Burton</text:p>
          </table:table-cell>
          <table:table-cell table:style-name="ce4" office:value-type="string" calcext:value-type="string">
            <text:p>Repair</text:p>
          </table:table-cell>
          <table:table-cell table:style-name="ce5"/>
          <table:table-cell table:style-name="ce7" office:value-type="date" office:date-value="2021-01-21" calcext:value-type="date">
            <text:p>21-Jan-21</text:p>
          </table:table-cell>
          <table:table-cell table:style-name="ce7" office:value-type="date" office:date-value="2021-03-23" calcext:value-type="date">
            <text:p>23-Mar-21</text:p>
          </table:table-cell>
          <table:table-cell table:style-name="ce4" office:value-type="float" office:value="1" calcext:value-type="float">
            <text:p>1</text:p>
          </table:table-cell>
          <table:table-cell table:style-name="ce5" table:number-columns-repeated="2"/>
          <table:table-cell table:style-name="ce4" office:value-type="float" office:value="2.5" calcext:value-type="float">
            <text:p>2.5</text:p>
          </table:table-cell>
          <table:table-cell table:style-name="ce4" office:value-type="float" office:value="357.11" calcext:value-type="float">
            <text:p>357.11</text:p>
          </table:table-cell>
          <table:table-cell table:style-name="ce4" office:value-type="string" calcext:value-type="string">
            <text:p>Account</text:p>
          </table:table-cell>
          <table:table-cell table:style-name="ce11" office:value-type="float" office:value="61" calcext:value-type="float">
            <text:p>61</text:p>
          </table:table-cell>
          <table:table-cell table:style-name="ce11" office:value-type="float" office:value="80" calcext:value-type="float">
            <text:p>80</text:p>
          </table:table-cell>
          <table:table-cell table:number-columns-repeated="2" table:style-name="ce11" office:value-type="float" office:value="200" calcext:value-type="float">
            <text:p>200</text:p>
          </table:table-cell>
          <table:table-cell table:style-name="ce11" office:value-type="float" office:value="357.11" calcext:value-type="float">
            <text:p>357.11</text:p>
          </table:table-cell>
          <table:table-cell table:number-columns-repeated="2" table:style-name="ce11" office:value-type="float" office:value="557.11" calcext:value-type="float">
            <text:p>557.11</text:p>
          </table:table-cell>
          <table:table-cell table:style-name="ce11" office:value-type="string" calcext:value-type="string">
            <text:p>Thu</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388</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Deliver</text:p>
          </table:table-cell>
          <table:table-cell table:style-name="ce5"/>
          <table:table-cell table:style-name="ce7" office:value-type="date" office:date-value="2021-01-22" calcext:value-type="date">
            <text:p>22-Jan-21</text:p>
          </table:table-cell>
          <table:table-cell table:style-name="ce7" office:value-type="date" office:date-value="2021-01-30" calcext:value-type="date">
            <text:p>30-Ja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20" calcext:value-type="float">
            <text:p>120</text:p>
          </table:table-cell>
          <table:table-cell table:style-name="ce4" office:value-type="string" calcext:value-type="string">
            <text:p>C.O.D.</text:p>
          </table:table-cell>
          <table:table-cell table:style-name="ce11" office:value-type="float" office:value="8" calcext:value-type="float">
            <text:p>8</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20" calcext:value-type="float">
            <text:p>120</text:p>
          </table:table-cell>
          <table:table-cell table:number-columns-repeated="2" table:style-name="ce11" office:value-type="float" office:value="140" calcext:value-type="float">
            <text:p>140</text:p>
          </table:table-cell>
          <table:table-cell table:style-name="ce11" office:value-type="string" calcext:value-type="string">
            <text:p>Fri</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389</text:p>
          </table:table-cell>
          <table:table-cell table:style-name="ce4" office:value-type="string" calcext:value-type="string">
            <text:p>Southeast</text:p>
          </table:table-cell>
          <table:table-cell table:style-name="ce4" office:value-type="string" calcext:value-type="string">
            <text:p>Burton</text:p>
          </table:table-cell>
          <table:table-cell table:style-name="ce4" office:value-type="string" calcext:value-type="string">
            <text:p>Replace</text:p>
          </table:table-cell>
          <table:table-cell table:style-name="ce5"/>
          <table:table-cell table:style-name="ce7" office:value-type="date" office:date-value="2021-01-25" calcext:value-type="date">
            <text:p>25-Jan-21</text:p>
          </table:table-cell>
          <table:table-cell table:style-name="ce6" office:value-type="date" office:date-value="2021-02-09" calcext:value-type="date">
            <text:p>09-Feb-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52.35" calcext:value-type="float">
            <text:p>52.35</text:p>
          </table:table-cell>
          <table:table-cell table:style-name="ce4" office:value-type="string" calcext:value-type="string">
            <text:p>C.O.D.</text:p>
          </table:table-cell>
          <table:table-cell table:style-name="ce11" office:value-type="float" office:value="15" calcext:value-type="float">
            <text:p>15</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52.35" calcext:value-type="float">
            <text:p>52.35</text:p>
          </table:table-cell>
          <table:table-cell table:number-columns-repeated="2" table:style-name="ce11" office:value-type="float" office:value="92.35" calcext:value-type="float">
            <text:p>92.35</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390</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Replace</text:p>
          </table:table-cell>
          <table:table-cell table:style-name="ce5"/>
          <table:table-cell table:style-name="ce7" office:value-type="date" office:date-value="2021-01-25" calcext:value-type="date">
            <text:p>25-Jan-21</text:p>
          </table:table-cell>
          <table:table-cell table:style-name="ce7" office:value-type="date" office:date-value="2021-02-15" calcext:value-type="date">
            <text:p>15-Feb-21</text:p>
          </table:table-cell>
          <table:table-cell table:style-name="ce4" office:value-type="float" office:value="1" calcext:value-type="float">
            <text:p>1</text:p>
          </table:table-cell>
          <table:table-cell table:style-name="ce5" table:number-columns-repeated="2"/>
          <table:table-cell table:style-name="ce4" office:value-type="float" office:value="3.25" calcext:value-type="float">
            <text:p>3.25</text:p>
          </table:table-cell>
          <table:table-cell table:style-name="ce4" office:value-type="float" office:value="511.88" calcext:value-type="float">
            <text:p>511.88</text:p>
          </table:table-cell>
          <table:table-cell table:style-name="ce4" office:value-type="string" calcext:value-type="string">
            <text:p>Account</text:p>
          </table:table-cell>
          <table:table-cell table:style-name="ce11" office:value-type="float" office:value="21" calcext:value-type="float">
            <text:p>21</text:p>
          </table:table-cell>
          <table:table-cell table:style-name="ce11" office:value-type="float" office:value="80" calcext:value-type="float">
            <text:p>80</text:p>
          </table:table-cell>
          <table:table-cell table:number-columns-repeated="2" table:style-name="ce11" office:value-type="float" office:value="260" calcext:value-type="float">
            <text:p>260</text:p>
          </table:table-cell>
          <table:table-cell table:style-name="ce11" office:value-type="float" office:value="511.88" calcext:value-type="float">
            <text:p>511.88</text:p>
          </table:table-cell>
          <table:table-cell table:number-columns-repeated="2" table:style-name="ce11" office:value-type="float" office:value="771.88" calcext:value-type="float">
            <text:p>771.88</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391</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Replace</text:p>
          </table:table-cell>
          <table:table-cell table:style-name="ce5"/>
          <table:table-cell table:style-name="ce7" office:value-type="date" office:date-value="2021-01-25" calcext:value-type="date">
            <text:p>25-Jan-21</text:p>
          </table:table-cell>
          <table:table-cell table:style-name="ce7" office:value-type="date" office:date-value="2021-03-20" calcext:value-type="date">
            <text:p>20-Mar-21</text:p>
          </table:table-cell>
          <table:table-cell table:style-name="ce4" office:value-type="float" office:value="2" calcext:value-type="float">
            <text:p>2</text:p>
          </table:table-cell>
          <table:table-cell table:style-name="ce5" table:number-columns-repeated="2"/>
          <table:table-cell table:style-name="ce4" office:value-type="float" office:value="2" calcext:value-type="float">
            <text:p>2</text:p>
          </table:table-cell>
          <table:table-cell table:style-name="ce4" office:value-type="float" office:value="368.87" calcext:value-type="float">
            <text:p>368.87</text:p>
          </table:table-cell>
          <table:table-cell table:style-name="ce4" office:value-type="string" calcext:value-type="string">
            <text:p>Account</text:p>
          </table:table-cell>
          <table:table-cell table:style-name="ce11" office:value-type="float" office:value="54" calcext:value-type="float">
            <text:p>54</text:p>
          </table:table-cell>
          <table:table-cell table:style-name="ce11" office:value-type="float" office:value="140" calcext:value-type="float">
            <text:p>140</text:p>
          </table:table-cell>
          <table:table-cell table:number-columns-repeated="2" table:style-name="ce11" office:value-type="float" office:value="280" calcext:value-type="float">
            <text:p>280</text:p>
          </table:table-cell>
          <table:table-cell table:style-name="ce11" office:value-type="float" office:value="368.87" calcext:value-type="float">
            <text:p>368.87</text:p>
          </table:table-cell>
          <table:table-cell table:number-columns-repeated="2" table:style-name="ce11" office:value-type="float" office:value="648.87" calcext:value-type="float">
            <text:p>648.87</text:p>
          </table:table-cell>
          <table:table-cell table:style-name="ce11" office:value-type="string" calcext:value-type="string">
            <text:p>Mon</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392</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Deliver</text:p>
          </table:table-cell>
          <table:table-cell table:style-name="ce5"/>
          <table:table-cell table:style-name="ce7" office:value-type="date" office:date-value="2021-01-27" calcext:value-type="date">
            <text:p>27-Jan-21</text:p>
          </table:table-cell>
          <table:table-cell table:style-name="ce6" office:value-type="date" office:date-value="2021-02-04" calcext:value-type="date">
            <text:p>04-Feb-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20" calcext:value-type="float">
            <text:p>120</text:p>
          </table:table-cell>
          <table:table-cell table:style-name="ce4" office:value-type="string" calcext:value-type="string">
            <text:p>Account</text:p>
          </table:table-cell>
          <table:table-cell table:style-name="ce11" office:value-type="float" office:value="8" calcext:value-type="float">
            <text:p>8</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20" calcext:value-type="float">
            <text:p>120</text:p>
          </table:table-cell>
          <table:table-cell table:number-columns-repeated="2" table:style-name="ce11" office:value-type="float" office:value="140" calcext:value-type="float">
            <text:p>140</text:p>
          </table:table-cell>
          <table:table-cell table:style-name="ce11" office:value-type="string" calcext:value-type="string">
            <text:p>Wed</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393</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Replace</text:p>
          </table:table-cell>
          <table:table-cell table:style-name="ce4" office:value-type="string" calcext:value-type="string">
            <text:p>Yes</text:p>
          </table:table-cell>
          <table:table-cell table:style-name="ce7" office:value-type="date" office:date-value="2021-01-27" calcext:value-type="date">
            <text:p>27-Jan-21</text:p>
          </table:table-cell>
          <table:table-cell table:style-name="ce7" office:value-type="date" office:date-value="2021-02-22" calcext:value-type="date">
            <text:p>22-Feb-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5.47" calcext:value-type="float">
            <text:p>5.47</text:p>
          </table:table-cell>
          <table:table-cell table:style-name="ce4" office:value-type="string" calcext:value-type="string">
            <text:p>C.O.D.</text:p>
          </table:table-cell>
          <table:table-cell table:style-name="ce11" office:value-type="float" office:value="26" calcext:value-type="float">
            <text:p>26</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5.47" calcext:value-type="float">
            <text:p>5.47</text:p>
          </table:table-cell>
          <table:table-cell table:number-columns-repeated="2" table:style-name="ce11" office:value-type="float" office:value="75.47" calcext:value-type="float">
            <text:p>75.47</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394</text:p>
          </table:table-cell>
          <table:table-cell table:style-name="ce4" office:value-type="string" calcext:value-type="string">
            <text:p>Southea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1-01-28" calcext:value-type="date">
            <text:p>28-Jan-21</text:p>
          </table:table-cell>
          <table:table-cell table:style-name="ce6" office:value-type="date" office:date-value="2021-02-08" calcext:value-type="date">
            <text:p>08-Feb-21</text:p>
          </table:table-cell>
          <table:table-cell table:style-name="ce4" office:value-type="float" office:value="1" calcext:value-type="float">
            <text:p>1</text:p>
          </table:table-cell>
          <table:table-cell table:style-name="ce5" table:number-columns-repeated="2"/>
          <table:table-cell table:style-name="ce4" office:value-type="float" office:value="1" calcext:value-type="float">
            <text:p>1</text:p>
          </table:table-cell>
          <table:table-cell table:style-name="ce4" office:value-type="float" office:value="60" calcext:value-type="float">
            <text:p>60</text:p>
          </table:table-cell>
          <table:table-cell table:style-name="ce4" office:value-type="string" calcext:value-type="string">
            <text:p>C.O.D.</text:p>
          </table:table-cell>
          <table:table-cell table:style-name="ce11" office:value-type="float" office:value="11" calcext:value-type="float">
            <text:p>11</text:p>
          </table:table-cell>
          <table:table-cell table:number-columns-repeated="3" table:style-name="ce11" office:value-type="float" office:value="80" calcext:value-type="float">
            <text:p>80</text:p>
          </table:table-cell>
          <table:table-cell table:style-name="ce11" office:value-type="float" office:value="60" calcext:value-type="float">
            <text:p>60</text:p>
          </table:table-cell>
          <table:table-cell table:number-columns-repeated="2" table:style-name="ce11" office:value-type="float" office:value="140" calcext:value-type="float">
            <text:p>140</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395</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Replace</text:p>
          </table:table-cell>
          <table:table-cell table:style-name="ce5"/>
          <table:table-cell table:style-name="ce7" office:value-type="date" office:date-value="2021-01-28" calcext:value-type="date">
            <text:p>28-Jan-21</text:p>
          </table:table-cell>
          <table:table-cell table:style-name="ce7" office:value-type="date" office:date-value="2021-02-10" calcext:value-type="date">
            <text:p>10-Feb-21</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114.89" calcext:value-type="float">
            <text:p>114.89</text:p>
          </table:table-cell>
          <table:table-cell table:style-name="ce4" office:value-type="string" calcext:value-type="string">
            <text:p>P.O.</text:p>
          </table:table-cell>
          <table:table-cell table:style-name="ce11" office:value-type="float" office:value="13" calcext:value-type="float">
            <text:p>13</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114.89" calcext:value-type="float">
            <text:p>114.89</text:p>
          </table:table-cell>
          <table:table-cell table:number-columns-repeated="2" table:style-name="ce11" office:value-type="float" office:value="174.89" calcext:value-type="float">
            <text:p>174.89</text:p>
          </table:table-cell>
          <table:table-cell table:style-name="ce11" office:value-type="string" calcext:value-type="string">
            <text:p>Thu</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396</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7" office:value-type="date" office:date-value="2021-01-28" calcext:value-type="date">
            <text:p>28-Jan-21</text:p>
          </table:table-cell>
          <table:table-cell table:style-name="ce7" office:value-type="date" office:date-value="2021-02-18" calcext:value-type="date">
            <text:p>18-Feb-21</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23.9" calcext:value-type="float">
            <text:p>23.9</text:p>
          </table:table-cell>
          <table:table-cell table:style-name="ce4" office:value-type="string" calcext:value-type="string">
            <text:p>C.O.D.</text:p>
          </table:table-cell>
          <table:table-cell table:style-name="ce11" office:value-type="float" office:value="21" calcext:value-type="float">
            <text:p>21</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23.9" calcext:value-type="float">
            <text:p>23.9</text:p>
          </table:table-cell>
          <table:table-cell table:number-columns-repeated="2" table:style-name="ce11" office:value-type="float" office:value="58.9" calcext:value-type="float">
            <text:p>58.9</text:p>
          </table:table-cell>
          <table:table-cell table:number-columns-repeated="2" table:style-name="ce11" office:value-type="string" calcext:value-type="string">
            <text:p>Thu</text:p>
          </table:table-cell>
          <table:table-cell table:number-columns-repeated="1002"/>
        </table:table-row>
        <table:table-row table:style-name="ro1">
          <table:table-cell table:style-name="ce2" office:value-type="string" calcext:value-type="string">
            <text:p>A00397</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7" office:value-type="date" office:date-value="2021-01-28" calcext:value-type="date">
            <text:p>28-Jan-21</text:p>
          </table:table-cell>
          <table:table-cell table:style-name="ce7" office:value-type="date" office:date-value="2021-02-18" calcext:value-type="date">
            <text:p>18-Feb-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57.2" calcext:value-type="float">
            <text:p>57.2</text:p>
          </table:table-cell>
          <table:table-cell table:style-name="ce4" office:value-type="string" calcext:value-type="string">
            <text:p>P.O.</text:p>
          </table:table-cell>
          <table:table-cell table:style-name="ce11" office:value-type="float" office:value="21" calcext:value-type="float">
            <text:p>21</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57.2" calcext:value-type="float">
            <text:p>57.2</text:p>
          </table:table-cell>
          <table:table-cell table:number-columns-repeated="2" table:style-name="ce11" office:value-type="float" office:value="77.2" calcext:value-type="float">
            <text:p>77.2</text:p>
          </table:table-cell>
          <table:table-cell table:number-columns-repeated="2" table:style-name="ce11" office:value-type="string" calcext:value-type="string">
            <text:p>Thu</text:p>
          </table:table-cell>
          <table:table-cell table:number-columns-repeated="1002"/>
        </table:table-row>
        <table:table-row table:style-name="ro1">
          <table:table-cell table:style-name="ce2" office:value-type="string" calcext:value-type="string">
            <text:p>A00398</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Replace</text:p>
          </table:table-cell>
          <table:table-cell table:style-name="ce5"/>
          <table:table-cell table:style-name="ce7" office:value-type="date" office:date-value="2021-01-28" calcext:value-type="date">
            <text:p>28-Jan-21</text:p>
          </table:table-cell>
          <table:table-cell table:style-name="ce6" office:value-type="date" office:date-value="2021-03-03" calcext:value-type="date">
            <text:p>03-Mar-21</text:p>
          </table:table-cell>
          <table:table-cell table:style-name="ce4" office:value-type="float" office:value="2" calcext:value-type="float">
            <text:p>2</text:p>
          </table:table-cell>
          <table:table-cell table:style-name="ce5" table:number-columns-repeated="2"/>
          <table:table-cell table:style-name="ce4" office:value-type="float" office:value="8.5" calcext:value-type="float">
            <text:p>8.5</text:p>
          </table:table-cell>
          <table:table-cell table:style-name="ce4" office:value-type="float" office:value="653.99" calcext:value-type="float">
            <text:p>653.99</text:p>
          </table:table-cell>
          <table:table-cell table:style-name="ce4" office:value-type="string" calcext:value-type="string">
            <text:p>Account</text:p>
          </table:table-cell>
          <table:table-cell table:style-name="ce11" office:value-type="float" office:value="34" calcext:value-type="float">
            <text:p>34</text:p>
          </table:table-cell>
          <table:table-cell table:style-name="ce11" office:value-type="float" office:value="140" calcext:value-type="float">
            <text:p>140</text:p>
          </table:table-cell>
          <table:table-cell table:style-name="ce11" office:value-type="string" calcext:value-type="string">
            <text:p>#######</text:p>
          </table:table-cell>
          <table:table-cell table:style-name="ce13" office:value-type="float" office:value="1190" calcext:value-type="float">
            <text:p>1,190.00</text:p>
          </table:table-cell>
          <table:table-cell table:style-name="ce11" office:value-type="float" office:value="653.99" calcext:value-type="float">
            <text:p>653.99</text:p>
          </table:table-cell>
          <table:table-cell table:number-columns-repeated="2" table:style-name="ce13" office:value-type="float" office:value="1843.99" calcext:value-type="float">
            <text:p>1,843.99</text:p>
          </table:table-cell>
          <table:table-cell table:style-name="ce11" office:value-type="string" calcext:value-type="string">
            <text:p>Thu</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399</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7" office:value-type="date" office:date-value="2021-01-28" calcext:value-type="date">
            <text:p>28-Jan-21</text:p>
          </table:table-cell>
          <table:table-cell table:style-name="ce7" office:value-type="date" office:date-value="2021-03-16" calcext:value-type="date">
            <text:p>16-Mar-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9.75" calcext:value-type="float">
            <text:p>9.75</text:p>
          </table:table-cell>
          <table:table-cell table:style-name="ce4" office:value-type="string" calcext:value-type="string">
            <text:p>Account</text:p>
          </table:table-cell>
          <table:table-cell table:style-name="ce11" office:value-type="float" office:value="47" calcext:value-type="float">
            <text:p>47</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9.75" calcext:value-type="float">
            <text:p>9.75</text:p>
          </table:table-cell>
          <table:table-cell table:number-columns-repeated="2" table:style-name="ce11" office:value-type="float" office:value="49.75" calcext:value-type="float">
            <text:p>49.75</text:p>
          </table:table-cell>
          <table:table-cell table:style-name="ce11" office:value-type="string" calcext:value-type="string">
            <text:p>Thu</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400</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Replace</text:p>
          </table:table-cell>
          <table:table-cell table:style-name="ce5"/>
          <table:table-cell table:style-name="ce7" office:value-type="date" office:date-value="2021-01-30" calcext:value-type="date">
            <text:p>30-Jan-21</text:p>
          </table:table-cell>
          <table:table-cell table:style-name="ce6" office:value-type="date" office:date-value="2021-02-02" calcext:value-type="date">
            <text:p>02-Feb-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134" calcext:value-type="float">
            <text:p>134</text:p>
          </table:table-cell>
          <table:table-cell table:style-name="ce4" office:value-type="string" calcext:value-type="string">
            <text:p>Account</text:p>
          </table:table-cell>
          <table:table-cell table:style-name="ce11" office:value-type="float" office:value="3" calcext:value-type="float">
            <text:p>3</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134" calcext:value-type="float">
            <text:p>134</text:p>
          </table:table-cell>
          <table:table-cell table:number-columns-repeated="2" table:style-name="ce11" office:value-type="float" office:value="204" calcext:value-type="float">
            <text:p>204</text:p>
          </table:table-cell>
          <table:table-cell table:style-name="ce11" office:value-type="string" calcext:value-type="string">
            <text:p>Sat</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401</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6" office:value-type="date" office:date-value="2021-02-01" calcext:value-type="date">
            <text:p>01-Feb-21</text:p>
          </table:table-cell>
          <table:table-cell table:style-name="ce7" office:value-type="date" office:date-value="2021-02-10" calcext:value-type="date">
            <text:p>10-Feb-21</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144" calcext:value-type="float">
            <text:p>144</text:p>
          </table:table-cell>
          <table:table-cell table:style-name="ce4" office:value-type="string" calcext:value-type="string">
            <text:p>Account</text:p>
          </table:table-cell>
          <table:table-cell table:style-name="ce11" office:value-type="float" office:value="9" calcext:value-type="float">
            <text:p>9</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144" calcext:value-type="float">
            <text:p>144</text:p>
          </table:table-cell>
          <table:table-cell table:number-columns-repeated="2" table:style-name="ce11" office:value-type="float" office:value="179" calcext:value-type="float">
            <text:p>179</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402</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6" office:value-type="date" office:date-value="2021-02-01" calcext:value-type="date">
            <text:p>01-Feb-21</text:p>
          </table:table-cell>
          <table:table-cell table:style-name="ce7" office:value-type="date" office:date-value="2021-02-10" calcext:value-type="date">
            <text:p>10-Feb-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205.19" calcext:value-type="float">
            <text:p>205.19</text:p>
          </table:table-cell>
          <table:table-cell table:style-name="ce4" office:value-type="string" calcext:value-type="string">
            <text:p>C.O.D.</text:p>
          </table:table-cell>
          <table:table-cell table:style-name="ce11" office:value-type="float" office:value="9" calcext:value-type="float">
            <text:p>9</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205.19" calcext:value-type="float">
            <text:p>205.19</text:p>
          </table:table-cell>
          <table:table-cell table:number-columns-repeated="2" table:style-name="ce11" office:value-type="float" office:value="245.19" calcext:value-type="float">
            <text:p>245.19</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403</text:p>
          </table:table-cell>
          <table:table-cell table:style-name="ce4" office:value-type="string" calcext:value-type="string">
            <text:p>West</text:p>
          </table:table-cell>
          <table:table-cell table:style-name="ce4" office:value-type="string" calcext:value-type="string">
            <text:p>Lopez</text:p>
          </table:table-cell>
          <table:table-cell table:style-name="ce4" office:value-type="string" calcext:value-type="string">
            <text:p>Replace</text:p>
          </table:table-cell>
          <table:table-cell table:style-name="ce5"/>
          <table:table-cell table:style-name="ce6" office:value-type="date" office:date-value="2021-02-01" calcext:value-type="date">
            <text:p>01-Feb-21</text:p>
          </table:table-cell>
          <table:table-cell table:style-name="ce7" office:value-type="date" office:date-value="2021-02-25" calcext:value-type="date">
            <text:p>25-Feb-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42.9" calcext:value-type="float">
            <text:p>42.9</text:p>
          </table:table-cell>
          <table:table-cell table:style-name="ce4" office:value-type="string" calcext:value-type="string">
            <text:p>Account</text:p>
          </table:table-cell>
          <table:table-cell table:style-name="ce11" office:value-type="float" office:value="24" calcext:value-type="float">
            <text:p>24</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42.9" calcext:value-type="float">
            <text:p>42.9</text:p>
          </table:table-cell>
          <table:table-cell table:number-columns-repeated="2" table:style-name="ce11" office:value-type="float" office:value="82.9" calcext:value-type="float">
            <text:p>82.9</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404</text:p>
          </table:table-cell>
          <table:table-cell table:style-name="ce4" office:value-type="string" calcext:value-type="string">
            <text:p>East</text:p>
          </table:table-cell>
          <table:table-cell table:style-name="ce4" office:value-type="string" calcext:value-type="string">
            <text:p>Ling</text:p>
          </table:table-cell>
          <table:table-cell table:style-name="ce4" office:value-type="string" calcext:value-type="string">
            <text:p>Replace</text:p>
          </table:table-cell>
          <table:table-cell table:style-name="ce5"/>
          <table:table-cell table:style-name="ce6" office:value-type="date" office:date-value="2021-02-01" calcext:value-type="date">
            <text:p>01-Feb-21</text:p>
          </table:table-cell>
          <table:table-cell table:style-name="ce6" office:value-type="date" office:date-value="2021-03-03" calcext:value-type="date">
            <text:p>03-Mar-21</text:p>
          </table:table-cell>
          <table:table-cell table:style-name="ce4" office:value-type="float" office:value="2" calcext:value-type="float">
            <text:p>2</text:p>
          </table:table-cell>
          <table:table-cell table:style-name="ce5" table:number-columns-repeated="2"/>
          <table:table-cell table:style-name="ce4" office:value-type="float" office:value="1.5" calcext:value-type="float">
            <text:p>1.5</text:p>
          </table:table-cell>
          <table:table-cell table:style-name="ce4" office:value-type="float" office:value="319.82" calcext:value-type="float">
            <text:p>319.82</text:p>
          </table:table-cell>
          <table:table-cell table:style-name="ce4" office:value-type="string" calcext:value-type="string">
            <text:p>Account</text:p>
          </table:table-cell>
          <table:table-cell table:style-name="ce11" office:value-type="float" office:value="30" calcext:value-type="float">
            <text:p>30</text:p>
          </table:table-cell>
          <table:table-cell table:style-name="ce11" office:value-type="float" office:value="140" calcext:value-type="float">
            <text:p>140</text:p>
          </table:table-cell>
          <table:table-cell table:number-columns-repeated="2" table:style-name="ce11" office:value-type="float" office:value="210" calcext:value-type="float">
            <text:p>210</text:p>
          </table:table-cell>
          <table:table-cell table:style-name="ce11" office:value-type="float" office:value="319.82" calcext:value-type="float">
            <text:p>319.82</text:p>
          </table:table-cell>
          <table:table-cell table:number-columns-repeated="2" table:style-name="ce11" office:value-type="float" office:value="529.82" calcext:value-type="float">
            <text:p>529.82</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405</text:p>
          </table:table-cell>
          <table:table-cell table:style-name="ce4" office:value-type="string" calcext:value-type="string">
            <text:p>Northeast</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6" office:value-type="date" office:date-value="2021-02-01" calcext:value-type="date">
            <text:p>01-Feb-21</text:p>
          </table:table-cell>
          <table:table-cell table:style-name="ce7" office:value-type="date" office:date-value="2021-03-11" calcext:value-type="date">
            <text:p>11-Ma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1.33" calcext:value-type="float">
            <text:p>21.33</text:p>
          </table:table-cell>
          <table:table-cell table:style-name="ce4" office:value-type="string" calcext:value-type="string">
            <text:p>Account</text:p>
          </table:table-cell>
          <table:table-cell table:style-name="ce11" office:value-type="float" office:value="38" calcext:value-type="float">
            <text:p>38</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1.33" calcext:value-type="float">
            <text:p>21.33</text:p>
          </table:table-cell>
          <table:table-cell table:number-columns-repeated="2" table:style-name="ce11" office:value-type="float" office:value="41.33" calcext:value-type="float">
            <text:p>41.33</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406</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number-columns-repeated="2" table:style-name="ce6" office:value-type="date" office:date-value="2021-02-02" calcext:value-type="date">
            <text:p>02-Feb-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21.33" calcext:value-type="float">
            <text:p>21.33</text:p>
          </table:table-cell>
          <table:table-cell table:style-name="ce4" office:value-type="string" calcext:value-type="string">
            <text:p>Account</text:p>
          </table:table-cell>
          <table:table-cell table:style-name="ce11" office:value-type="string" calcext:value-type="string">
            <text:p>-</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21.33" calcext:value-type="float">
            <text:p>21.33</text:p>
          </table:table-cell>
          <table:table-cell table:number-columns-repeated="2" table:style-name="ce11" office:value-type="float" office:value="91.33" calcext:value-type="float">
            <text:p>91.33</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407</text:p>
          </table:table-cell>
          <table:table-cell table:style-name="ce4" office:value-type="string" calcext:value-type="string">
            <text:p>East</text:p>
          </table:table-cell>
          <table:table-cell table:style-name="ce4" office:value-type="string" calcext:value-type="string">
            <text:p>Ling</text:p>
          </table:table-cell>
          <table:table-cell table:style-name="ce4" office:value-type="string" calcext:value-type="string">
            <text:p>Replace</text:p>
          </table:table-cell>
          <table:table-cell table:style-name="ce5"/>
          <table:table-cell table:style-name="ce6" office:value-type="date" office:date-value="2021-02-02" calcext:value-type="date">
            <text:p>02-Feb-21</text:p>
          </table:table-cell>
          <table:table-cell table:style-name="ce6" office:value-type="date" office:date-value="2021-02-09" calcext:value-type="date">
            <text:p>09-Feb-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10" office:value-type="float" office:value="1231.2" calcext:value-type="float">
            <text:p>1,231.20</text:p>
          </table:table-cell>
          <table:table-cell table:style-name="ce4" office:value-type="string" calcext:value-type="string">
            <text:p>C.O.D.</text:p>
          </table:table-cell>
          <table:table-cell table:style-name="ce11" office:value-type="float" office:value="7" calcext:value-type="float">
            <text:p>7</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3" office:value-type="float" office:value="1231.2" calcext:value-type="float">
            <text:p>1,231.20</text:p>
          </table:table-cell>
          <table:table-cell table:number-columns-repeated="2" table:style-name="ce13" office:value-type="float" office:value="1301.2" calcext:value-type="float">
            <text:p>1,301.20</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408</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Replace</text:p>
          </table:table-cell>
          <table:table-cell table:style-name="ce5"/>
          <table:table-cell table:style-name="ce6" office:value-type="date" office:date-value="2021-02-02" calcext:value-type="date">
            <text:p>02-Feb-21</text:p>
          </table:table-cell>
          <table:table-cell table:style-name="ce7" office:value-type="date" office:date-value="2021-02-17" calcext:value-type="date">
            <text:p>17-Feb-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56.5" calcext:value-type="float">
            <text:p>56.5</text:p>
          </table:table-cell>
          <table:table-cell table:style-name="ce4" office:value-type="string" calcext:value-type="string">
            <text:p>C.O.D.</text:p>
          </table:table-cell>
          <table:table-cell table:style-name="ce11" office:value-type="float" office:value="15" calcext:value-type="float">
            <text:p>15</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56.5" calcext:value-type="float">
            <text:p>56.5</text:p>
          </table:table-cell>
          <table:table-cell table:number-columns-repeated="2" table:style-name="ce11" office:value-type="float" office:value="126.5" calcext:value-type="float">
            <text:p>126.5</text:p>
          </table:table-cell>
          <table:table-cell table:style-name="ce11" office:value-type="string" calcext:value-type="string">
            <text:p>Tue</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409</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Replace</text:p>
          </table:table-cell>
          <table:table-cell table:style-name="ce5"/>
          <table:table-cell table:style-name="ce6" office:value-type="date" office:date-value="2021-02-02" calcext:value-type="date">
            <text:p>02-Feb-21</text:p>
          </table:table-cell>
          <table:table-cell table:style-name="ce7" office:value-type="date" office:date-value="2021-02-18" calcext:value-type="date">
            <text:p>18-Feb-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269.95" calcext:value-type="float">
            <text:p>269.95</text:p>
          </table:table-cell>
          <table:table-cell table:style-name="ce4" office:value-type="string" calcext:value-type="string">
            <text:p>Account</text:p>
          </table:table-cell>
          <table:table-cell table:style-name="ce11" office:value-type="float" office:value="16" calcext:value-type="float">
            <text:p>16</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269.95" calcext:value-type="float">
            <text:p>269.95</text:p>
          </table:table-cell>
          <table:table-cell table:number-columns-repeated="2" table:style-name="ce11" office:value-type="float" office:value="339.95" calcext:value-type="float">
            <text:p>339.95</text:p>
          </table:table-cell>
          <table:table-cell table:style-name="ce11" office:value-type="string" calcext:value-type="string">
            <text:p>Tue</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410</text:p>
          </table:table-cell>
          <table:table-cell table:style-name="ce4" office:value-type="string" calcext:value-type="string">
            <text:p>East</text:p>
          </table:table-cell>
          <table:table-cell table:style-name="ce4" office:value-type="string" calcext:value-type="string">
            <text:p>Ling</text:p>
          </table:table-cell>
          <table:table-cell table:style-name="ce4" office:value-type="string" calcext:value-type="string">
            <text:p>Replace</text:p>
          </table:table-cell>
          <table:table-cell table:style-name="ce5"/>
          <table:table-cell table:style-name="ce6" office:value-type="date" office:date-value="2021-02-02" calcext:value-type="date">
            <text:p>02-Feb-21</text:p>
          </table:table-cell>
          <table:table-cell table:style-name="ce6" office:value-type="date" office:date-value="2021-03-03" calcext:value-type="date">
            <text:p>03-Mar-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83.23" calcext:value-type="float">
            <text:p>83.23</text:p>
          </table:table-cell>
          <table:table-cell table:style-name="ce4" office:value-type="string" calcext:value-type="string">
            <text:p>Account</text:p>
          </table:table-cell>
          <table:table-cell table:style-name="ce11" office:value-type="float" office:value="29" calcext:value-type="float">
            <text:p>29</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83.23" calcext:value-type="float">
            <text:p>83.23</text:p>
          </table:table-cell>
          <table:table-cell table:number-columns-repeated="2" table:style-name="ce11" office:value-type="float" office:value="153.23" calcext:value-type="float">
            <text:p>153.23</text:p>
          </table:table-cell>
          <table:table-cell table:style-name="ce11" office:value-type="string" calcext:value-type="string">
            <text:p>Tue</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411</text:p>
          </table:table-cell>
          <table:table-cell table:style-name="ce4" office:value-type="string" calcext:value-type="string">
            <text:p>Southeast</text:p>
          </table:table-cell>
          <table:table-cell table:style-name="ce4" office:value-type="string" calcext:value-type="string">
            <text:p>Burton</text:p>
          </table:table-cell>
          <table:table-cell table:style-name="ce4" office:value-type="string" calcext:value-type="string">
            <text:p>Deliver</text:p>
          </table:table-cell>
          <table:table-cell table:style-name="ce5"/>
          <table:table-cell table:style-name="ce6" office:value-type="date" office:date-value="2021-02-02" calcext:value-type="date">
            <text:p>02-Feb-21</text:p>
          </table:table-cell>
          <table:table-cell table:style-name="ce7" office:value-type="date" office:date-value="2021-03-18" calcext:value-type="date">
            <text:p>18-Ma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88.62" calcext:value-type="float">
            <text:p>88.62</text:p>
          </table:table-cell>
          <table:table-cell table:style-name="ce4" office:value-type="string" calcext:value-type="string">
            <text:p>Account</text:p>
          </table:table-cell>
          <table:table-cell table:style-name="ce11" office:value-type="float" office:value="44" calcext:value-type="float">
            <text:p>44</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88.62" calcext:value-type="float">
            <text:p>88.62</text:p>
          </table:table-cell>
          <table:table-cell table:number-columns-repeated="2" table:style-name="ce11" office:value-type="float" office:value="108.62" calcext:value-type="float">
            <text:p>108.62</text:p>
          </table:table-cell>
          <table:table-cell table:style-name="ce11" office:value-type="string" calcext:value-type="string">
            <text:p>Tue</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412</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Deliver</text:p>
          </table:table-cell>
          <table:table-cell table:style-name="ce5"/>
          <table:table-cell table:style-name="ce6" office:value-type="date" office:date-value="2021-02-02" calcext:value-type="date">
            <text:p>02-Feb-21</text:p>
          </table:table-cell>
          <table:table-cell table:style-name="ce9" office:value-type="date" office:date-value="2021-05-25" calcext:value-type="date">
            <text:p>25-May-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40" calcext:value-type="float">
            <text:p>40</text:p>
          </table:table-cell>
          <table:table-cell table:style-name="ce4" office:value-type="string" calcext:value-type="string">
            <text:p>P.O.</text:p>
          </table:table-cell>
          <table:table-cell table:style-name="ce11" office:value-type="float" office:value="112" calcext:value-type="float">
            <text:p>112</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40" calcext:value-type="float">
            <text:p>40</text:p>
          </table:table-cell>
          <table:table-cell table:number-columns-repeated="2" table:style-name="ce11" office:value-type="float" office:value="60" calcext:value-type="float">
            <text:p>60</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413</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6" office:value-type="date" office:date-value="2021-02-04" calcext:value-type="date">
            <text:p>04-Feb-21</text:p>
          </table:table-cell>
          <table:table-cell table:style-name="ce7" office:value-type="date" office:date-value="2021-02-15" calcext:value-type="date">
            <text:p>15-Feb-21</text:p>
          </table:table-cell>
          <table:table-cell table:style-name="ce4" office:value-type="float" office:value="1" calcext:value-type="float">
            <text:p>1</text:p>
          </table:table-cell>
          <table:table-cell table:style-name="ce5" table:number-columns-repeated="2"/>
          <table:table-cell table:style-name="ce4" office:value-type="float" office:value="1.5" calcext:value-type="float">
            <text:p>1.5</text:p>
          </table:table-cell>
          <table:table-cell table:style-name="ce4" office:value-type="float" office:value="33.48" calcext:value-type="float">
            <text:p>33.48</text:p>
          </table:table-cell>
          <table:table-cell table:style-name="ce4" office:value-type="string" calcext:value-type="string">
            <text:p>P.O.</text:p>
          </table:table-cell>
          <table:table-cell table:style-name="ce11" office:value-type="float" office:value="11" calcext:value-type="float">
            <text:p>11</text:p>
          </table:table-cell>
          <table:table-cell table:style-name="ce11" office:value-type="float" office:value="80" calcext:value-type="float">
            <text:p>80</text:p>
          </table:table-cell>
          <table:table-cell table:number-columns-repeated="2" table:style-name="ce11" office:value-type="float" office:value="120" calcext:value-type="float">
            <text:p>120</text:p>
          </table:table-cell>
          <table:table-cell table:style-name="ce11" office:value-type="float" office:value="33.48" calcext:value-type="float">
            <text:p>33.48</text:p>
          </table:table-cell>
          <table:table-cell table:number-columns-repeated="2" table:style-name="ce11" office:value-type="float" office:value="153.48" calcext:value-type="float">
            <text:p>153.48</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414</text:p>
          </table:table-cell>
          <table:table-cell table:style-name="ce4" office:value-type="string" calcext:value-type="string">
            <text:p>West</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6" office:value-type="date" office:date-value="2021-02-04" calcext:value-type="date">
            <text:p>04-Feb-21</text:p>
          </table:table-cell>
          <table:table-cell table:style-name="ce7" office:value-type="date" office:date-value="2021-02-20" calcext:value-type="date">
            <text:p>20-Feb-21</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33.86" calcext:value-type="float">
            <text:p>33.86</text:p>
          </table:table-cell>
          <table:table-cell table:style-name="ce4" office:value-type="string" calcext:value-type="string">
            <text:p>Account</text:p>
          </table:table-cell>
          <table:table-cell table:style-name="ce11" office:value-type="float" office:value="16" calcext:value-type="float">
            <text:p>16</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33.86" calcext:value-type="float">
            <text:p>33.86</text:p>
          </table:table-cell>
          <table:table-cell table:number-columns-repeated="2" table:style-name="ce11" office:value-type="float" office:value="68.86" calcext:value-type="float">
            <text:p>68.86</text:p>
          </table:table-cell>
          <table:table-cell table:style-name="ce11" office:value-type="string" calcext:value-type="string">
            <text:p>Thu</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415</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Deliver</text:p>
          </table:table-cell>
          <table:table-cell table:style-name="ce5"/>
          <table:table-cell table:style-name="ce6" office:value-type="date" office:date-value="2021-02-04" calcext:value-type="date">
            <text:p>04-Feb-21</text:p>
          </table:table-cell>
          <table:table-cell table:style-name="ce7" office:value-type="date" office:date-value="2021-02-23" calcext:value-type="date">
            <text:p>23-Feb-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33.96" calcext:value-type="float">
            <text:p>33.96</text:p>
          </table:table-cell>
          <table:table-cell table:style-name="ce4" office:value-type="string" calcext:value-type="string">
            <text:p>Account</text:p>
          </table:table-cell>
          <table:table-cell table:style-name="ce11" office:value-type="float" office:value="19" calcext:value-type="float">
            <text:p>19</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33.96" calcext:value-type="float">
            <text:p>33.96</text:p>
          </table:table-cell>
          <table:table-cell table:number-columns-repeated="2" table:style-name="ce11" office:value-type="float" office:value="53.96" calcext:value-type="float">
            <text:p>53.96</text:p>
          </table:table-cell>
          <table:table-cell table:style-name="ce11" office:value-type="string" calcext:value-type="string">
            <text:p>Thu</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416</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6" office:value-type="date" office:date-value="2021-02-04" calcext:value-type="date">
            <text:p>04-Feb-21</text:p>
          </table:table-cell>
          <table:table-cell table:style-name="ce6" office:value-type="date" office:date-value="2021-03-05" calcext:value-type="date">
            <text:p>05-Mar-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36.89" calcext:value-type="float">
            <text:p>36.89</text:p>
          </table:table-cell>
          <table:table-cell table:style-name="ce4" office:value-type="string" calcext:value-type="string">
            <text:p>C.O.D.</text:p>
          </table:table-cell>
          <table:table-cell table:style-name="ce11" office:value-type="float" office:value="29" calcext:value-type="float">
            <text:p>29</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36.89" calcext:value-type="float">
            <text:p>36.89</text:p>
          </table:table-cell>
          <table:table-cell table:number-columns-repeated="2" table:style-name="ce11" office:value-type="float" office:value="76.89" calcext:value-type="float">
            <text:p>76.89</text:p>
          </table:table-cell>
          <table:table-cell table:style-name="ce11" office:value-type="string" calcext:value-type="string">
            <text:p>Thu</text:p>
          </table:table-cell>
          <table:table-cell table:style-name="ce11" office:value-type="string" calcext:value-type="string">
            <text:p>Fri</text:p>
          </table:table-cell>
          <table:table-cell table:number-columns-repeated="1002"/>
        </table:table-row>
        <table:table-row table:style-name="ro1">
          <table:table-cell table:style-name="ce2" office:value-type="string" calcext:value-type="string">
            <text:p>A00417</text:p>
          </table:table-cell>
          <table:table-cell table:style-name="ce4" office:value-type="string" calcext:value-type="string">
            <text:p>Southea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6" office:value-type="date" office:date-value="2021-02-04" calcext:value-type="date">
            <text:p>04-Feb-21</text:p>
          </table:table-cell>
          <table:table-cell table:style-name="ce6" office:value-type="date" office:date-value="2021-03-09" calcext:value-type="date">
            <text:p>09-Mar-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25.34" calcext:value-type="float">
            <text:p>25.34</text:p>
          </table:table-cell>
          <table:table-cell table:style-name="ce4" office:value-type="string" calcext:value-type="string">
            <text:p>C.O.D.</text:p>
          </table:table-cell>
          <table:table-cell table:style-name="ce11" office:value-type="float" office:value="33" calcext:value-type="float">
            <text:p>33</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25.34" calcext:value-type="float">
            <text:p>25.34</text:p>
          </table:table-cell>
          <table:table-cell table:number-columns-repeated="2" table:style-name="ce11" office:value-type="float" office:value="65.34" calcext:value-type="float">
            <text:p>65.34</text:p>
          </table:table-cell>
          <table:table-cell table:style-name="ce11" office:value-type="string" calcext:value-type="string">
            <text:p>Thu</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418</text:p>
          </table:table-cell>
          <table:table-cell table:style-name="ce4" office:value-type="string" calcext:value-type="string">
            <text:p>Northeast</text:p>
          </table:table-cell>
          <table:table-cell table:style-name="ce4" office:value-type="string" calcext:value-type="string">
            <text:p>Ling</text:p>
          </table:table-cell>
          <table:table-cell table:style-name="ce4" office:value-type="string" calcext:value-type="string">
            <text:p>Deliver</text:p>
          </table:table-cell>
          <table:table-cell table:style-name="ce5"/>
          <table:table-cell table:style-name="ce6" office:value-type="date" office:date-value="2021-02-04" calcext:value-type="date">
            <text:p>04-Feb-21</text:p>
          </table:table-cell>
          <table:table-cell table:style-name="ce7" office:value-type="date" office:date-value="2021-03-15" calcext:value-type="date">
            <text:p>15-Ma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30" calcext:value-type="float">
            <text:p>30</text:p>
          </table:table-cell>
          <table:table-cell table:style-name="ce4" office:value-type="string" calcext:value-type="string">
            <text:p>Account</text:p>
          </table:table-cell>
          <table:table-cell table:style-name="ce11" office:value-type="float" office:value="39" calcext:value-type="float">
            <text:p>39</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30" calcext:value-type="float">
            <text:p>30</text:p>
          </table:table-cell>
          <table:table-cell table:number-columns-repeated="2" table:style-name="ce11" office:value-type="float" office:value="50" calcext:value-type="float">
            <text:p>50</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419</text:p>
          </table:table-cell>
          <table:table-cell table:style-name="ce4" office:value-type="string" calcext:value-type="string">
            <text:p>Southeast</text:p>
          </table:table-cell>
          <table:table-cell table:style-name="ce4" office:value-type="string" calcext:value-type="string">
            <text:p>Burton</text:p>
          </table:table-cell>
          <table:table-cell table:style-name="ce4" office:value-type="string" calcext:value-type="string">
            <text:p>Assess</text:p>
          </table:table-cell>
          <table:table-cell table:style-name="ce4" office:value-type="string" calcext:value-type="string">
            <text:p>Yes</text:p>
          </table:table-cell>
          <table:table-cell table:style-name="ce6" office:value-type="date" office:date-value="2021-02-05" calcext:value-type="date">
            <text:p>05-Feb-21</text:p>
          </table:table-cell>
          <table:table-cell table:style-name="ce7" office:value-type="date" office:date-value="2021-03-13" calcext:value-type="date">
            <text:p>13-Mar-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31.81" calcext:value-type="float">
            <text:p>31.81</text:p>
          </table:table-cell>
          <table:table-cell table:style-name="ce4" office:value-type="string" calcext:value-type="string">
            <text:p>Account</text:p>
          </table:table-cell>
          <table:table-cell table:style-name="ce11" office:value-type="float" office:value="36" calcext:value-type="float">
            <text:p>36</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31.81" calcext:value-type="float">
            <text:p>31.81</text:p>
          </table:table-cell>
          <table:table-cell table:number-columns-repeated="2" table:style-name="ce11" office:value-type="float" office:value="71.81" calcext:value-type="float">
            <text:p>71.81</text:p>
          </table:table-cell>
          <table:table-cell table:style-name="ce11" office:value-type="string" calcext:value-type="string">
            <text:p>Fri</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420</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Replace</text:p>
          </table:table-cell>
          <table:table-cell table:style-name="ce4" office:value-type="string" calcext:value-type="string">
            <text:p>Yes</text:p>
          </table:table-cell>
          <table:table-cell table:style-name="ce6" office:value-type="date" office:date-value="2021-02-05" calcext:value-type="date">
            <text:p>05-Feb-21</text:p>
          </table:table-cell>
          <table:table-cell table:style-name="ce7" office:value-type="date" office:date-value="2021-06-30" calcext:value-type="date">
            <text:p>30-Jun-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61.17" calcext:value-type="float">
            <text:p>61.17</text:p>
          </table:table-cell>
          <table:table-cell table:style-name="ce4" office:value-type="string" calcext:value-type="string">
            <text:p>P.O.</text:p>
          </table:table-cell>
          <table:table-cell table:style-name="ce11" office:value-type="float" office:value="145" calcext:value-type="float">
            <text:p>145</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61.17" calcext:value-type="float">
            <text:p>61.17</text:p>
          </table:table-cell>
          <table:table-cell table:number-columns-repeated="2" table:style-name="ce11" office:value-type="float" office:value="101.17" calcext:value-type="float">
            <text:p>101.17</text:p>
          </table:table-cell>
          <table:table-cell table:style-name="ce11" office:value-type="string" calcext:value-type="string">
            <text:p>Fri</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421</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6" office:value-type="date" office:date-value="2021-02-06" calcext:value-type="date">
            <text:p>06-Feb-21</text:p>
          </table:table-cell>
          <table:table-cell table:style-name="ce7" office:value-type="date" office:date-value="2021-03-23" calcext:value-type="date">
            <text:p>23-Mar-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5.54" calcext:value-type="float">
            <text:p>15.54</text:p>
          </table:table-cell>
          <table:table-cell table:style-name="ce4" office:value-type="string" calcext:value-type="string">
            <text:p>P.O.</text:p>
          </table:table-cell>
          <table:table-cell table:style-name="ce11" office:value-type="float" office:value="45" calcext:value-type="float">
            <text:p>45</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5.54" calcext:value-type="float">
            <text:p>15.54</text:p>
          </table:table-cell>
          <table:table-cell table:number-columns-repeated="2" table:style-name="ce11" office:value-type="float" office:value="55.54" calcext:value-type="float">
            <text:p>55.54</text:p>
          </table:table-cell>
          <table:table-cell table:style-name="ce11" office:value-type="string" calcext:value-type="string">
            <text:p>Sat</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422</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Deliver</text:p>
          </table:table-cell>
          <table:table-cell table:style-name="ce5"/>
          <table:table-cell table:style-name="ce6" office:value-type="date" office:date-value="2021-02-06" calcext:value-type="date">
            <text:p>06-Feb-21</text:p>
          </table:table-cell>
          <table:table-cell table:style-name="ce7" office:value-type="date" office:date-value="2021-03-31" calcext:value-type="date">
            <text:p>31-Ma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72.35" calcext:value-type="float">
            <text:p>72.35</text:p>
          </table:table-cell>
          <table:table-cell table:style-name="ce4" office:value-type="string" calcext:value-type="string">
            <text:p>Account</text:p>
          </table:table-cell>
          <table:table-cell table:style-name="ce11" office:value-type="float" office:value="53" calcext:value-type="float">
            <text:p>53</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72.35" calcext:value-type="float">
            <text:p>72.35</text:p>
          </table:table-cell>
          <table:table-cell table:number-columns-repeated="2" table:style-name="ce11" office:value-type="float" office:value="92.35" calcext:value-type="float">
            <text:p>92.35</text:p>
          </table:table-cell>
          <table:table-cell table:style-name="ce11" office:value-type="string" calcext:value-type="string">
            <text:p>Sat</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423</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Deliver</text:p>
          </table:table-cell>
          <table:table-cell table:style-name="ce4" office:value-type="string" calcext:value-type="string">
            <text:p>Yes</text:p>
          </table:table-cell>
          <table:table-cell table:style-name="ce6" office:value-type="date" office:date-value="2021-02-08" calcext:value-type="date">
            <text:p>08-Feb-21</text:p>
          </table:table-cell>
          <table:table-cell table:style-name="ce7" office:value-type="date" office:date-value="2021-02-19" calcext:value-type="date">
            <text:p>19-Feb-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96.71" calcext:value-type="float">
            <text:p>96.71</text:p>
          </table:table-cell>
          <table:table-cell table:style-name="ce4" office:value-type="string" calcext:value-type="string">
            <text:p>Account</text:p>
          </table:table-cell>
          <table:table-cell table:style-name="ce11" office:value-type="float" office:value="11" calcext:value-type="float">
            <text:p>11</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96.71" calcext:value-type="float">
            <text:p>96.71</text:p>
          </table:table-cell>
          <table:table-cell table:number-columns-repeated="2" table:style-name="ce11" office:value-type="float" office:value="116.71" calcext:value-type="float">
            <text:p>116.71</text:p>
          </table:table-cell>
          <table:table-cell table:style-name="ce11" office:value-type="string" calcext:value-type="string">
            <text:p>Mon</text:p>
          </table:table-cell>
          <table:table-cell table:style-name="ce11" office:value-type="string" calcext:value-type="string">
            <text:p>Fri</text:p>
          </table:table-cell>
          <table:table-cell table:number-columns-repeated="1002"/>
        </table:table-row>
        <table:table-row table:style-name="ro1">
          <table:table-cell table:style-name="ce2" office:value-type="string" calcext:value-type="string">
            <text:p>A00424</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Replace</text:p>
          </table:table-cell>
          <table:table-cell table:style-name="ce5"/>
          <table:table-cell table:style-name="ce6" office:value-type="date" office:date-value="2021-02-08" calcext:value-type="date">
            <text:p>08-Feb-21</text:p>
          </table:table-cell>
          <table:table-cell table:style-name="ce7" office:value-type="date" office:date-value="2021-02-16" calcext:value-type="date">
            <text:p>16-Feb-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207.9" calcext:value-type="float">
            <text:p>207.9</text:p>
          </table:table-cell>
          <table:table-cell table:style-name="ce4" office:value-type="string" calcext:value-type="string">
            <text:p>C.O.D.</text:p>
          </table:table-cell>
          <table:table-cell table:style-name="ce11" office:value-type="float" office:value="8" calcext:value-type="float">
            <text:p>8</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207.9" calcext:value-type="float">
            <text:p>207.9</text:p>
          </table:table-cell>
          <table:table-cell table:number-columns-repeated="2" table:style-name="ce11" office:value-type="float" office:value="247.9" calcext:value-type="float">
            <text:p>247.9</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425</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Install</text:p>
          </table:table-cell>
          <table:table-cell table:style-name="ce5"/>
          <table:table-cell table:style-name="ce6" office:value-type="date" office:date-value="2021-02-08" calcext:value-type="date">
            <text:p>08-Feb-21</text:p>
          </table:table-cell>
          <table:table-cell table:style-name="ce7" office:value-type="date" office:date-value="2021-02-18" calcext:value-type="date">
            <text:p>18-Feb-21</text:p>
          </table:table-cell>
          <table:table-cell table:style-name="ce4" office:value-type="float" office:value="3" calcext:value-type="float">
            <text:p>3</text:p>
          </table:table-cell>
          <table:table-cell table:style-name="ce5" table:number-columns-repeated="2"/>
          <table:table-cell table:style-name="ce4" office:value-type="float" office:value="3.5" calcext:value-type="float">
            <text:p>3.5</text:p>
          </table:table-cell>
          <table:table-cell table:style-name="ce4" office:value-type="float" office:value="821.87" calcext:value-type="float">
            <text:p>821.87</text:p>
          </table:table-cell>
          <table:table-cell table:style-name="ce4" office:value-type="string" calcext:value-type="string">
            <text:p>Account</text:p>
          </table:table-cell>
          <table:table-cell table:style-name="ce11" office:value-type="float" office:value="10" calcext:value-type="float">
            <text:p>10</text:p>
          </table:table-cell>
          <table:table-cell table:style-name="ce11" office:value-type="float" office:value="195" calcext:value-type="float">
            <text:p>195</text:p>
          </table:table-cell>
          <table:table-cell table:number-columns-repeated="2" table:style-name="ce11" office:value-type="float" office:value="682.5" calcext:value-type="float">
            <text:p>682.5</text:p>
          </table:table-cell>
          <table:table-cell table:style-name="ce11" office:value-type="float" office:value="821.87" calcext:value-type="float">
            <text:p>821.87</text:p>
          </table:table-cell>
          <table:table-cell table:number-columns-repeated="2" table:style-name="ce13" office:value-type="float" office:value="1504.37" calcext:value-type="float">
            <text:p>1,504.37</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426</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Repair</text:p>
          </table:table-cell>
          <table:table-cell table:style-name="ce5"/>
          <table:table-cell table:style-name="ce6" office:value-type="date" office:date-value="2021-02-08" calcext:value-type="date">
            <text:p>08-Feb-21</text:p>
          </table:table-cell>
          <table:table-cell table:style-name="ce7" office:value-type="date" office:date-value="2021-02-22" calcext:value-type="date">
            <text:p>22-Feb-21</text:p>
          </table:table-cell>
          <table:table-cell table:style-name="ce4" office:value-type="float" office:value="2" calcext:value-type="float">
            <text:p>2</text:p>
          </table:table-cell>
          <table:table-cell table:style-name="ce5" table:number-columns-repeated="2"/>
          <table:table-cell table:style-name="ce4" office:value-type="float" office:value="1" calcext:value-type="float">
            <text:p>1</text:p>
          </table:table-cell>
          <table:table-cell table:style-name="ce4" office:value-type="float" office:value="118.56" calcext:value-type="float">
            <text:p>118.56</text:p>
          </table:table-cell>
          <table:table-cell table:style-name="ce4" office:value-type="string" calcext:value-type="string">
            <text:p>Account</text:p>
          </table:table-cell>
          <table:table-cell table:style-name="ce11" office:value-type="float" office:value="14" calcext:value-type="float">
            <text:p>14</text:p>
          </table:table-cell>
          <table:table-cell table:number-columns-repeated="3" table:style-name="ce11" office:value-type="float" office:value="140" calcext:value-type="float">
            <text:p>140</text:p>
          </table:table-cell>
          <table:table-cell table:style-name="ce11" office:value-type="float" office:value="118.56" calcext:value-type="float">
            <text:p>118.56</text:p>
          </table:table-cell>
          <table:table-cell table:number-columns-repeated="2" table:style-name="ce11" office:value-type="float" office:value="258.56" calcext:value-type="float">
            <text:p>258.56</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427</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Assess</text:p>
          </table:table-cell>
          <table:table-cell table:style-name="ce4" office:value-type="string" calcext:value-type="string">
            <text:p>Yes</text:p>
          </table:table-cell>
          <table:table-cell table:style-name="ce6" office:value-type="date" office:date-value="2021-02-09" calcext:value-type="date">
            <text:p>09-Feb-21</text:p>
          </table:table-cell>
          <table:table-cell table:style-name="ce7" office:value-type="date" office:date-value="2021-02-10" calcext:value-type="date">
            <text:p>10-Feb-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54.46" calcext:value-type="float">
            <text:p>54.46</text:p>
          </table:table-cell>
          <table:table-cell table:style-name="ce4" office:value-type="string" calcext:value-type="string">
            <text:p>P.O.</text:p>
          </table:table-cell>
          <table:table-cell table:style-name="ce11" office:value-type="float" office:value="1" calcext:value-type="float">
            <text:p>1</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54.46" calcext:value-type="float">
            <text:p>54.46</text:p>
          </table:table-cell>
          <table:table-cell table:number-columns-repeated="2" table:style-name="ce11" office:value-type="float" office:value="74.46" calcext:value-type="float">
            <text:p>74.46</text:p>
          </table:table-cell>
          <table:table-cell table:style-name="ce11" office:value-type="string" calcext:value-type="string">
            <text:p>Tue</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428</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6" office:value-type="date" office:date-value="2021-02-09" calcext:value-type="date">
            <text:p>09-Feb-21</text:p>
          </table:table-cell>
          <table:table-cell table:style-name="ce7" office:value-type="date" office:date-value="2021-02-22" calcext:value-type="date">
            <text:p>22-Feb-21</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83.44" calcext:value-type="float">
            <text:p>83.44</text:p>
          </table:table-cell>
          <table:table-cell table:style-name="ce4" office:value-type="string" calcext:value-type="string">
            <text:p>Account</text:p>
          </table:table-cell>
          <table:table-cell table:style-name="ce11" office:value-type="float" office:value="13" calcext:value-type="float">
            <text:p>13</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83.44" calcext:value-type="float">
            <text:p>83.44</text:p>
          </table:table-cell>
          <table:table-cell table:number-columns-repeated="2" table:style-name="ce11" office:value-type="float" office:value="118.44" calcext:value-type="float">
            <text:p>118.44</text:p>
          </table:table-cell>
          <table:table-cell table:style-name="ce11" office:value-type="string" calcext:value-type="string">
            <text:p>Tue</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429</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6" office:value-type="date" office:date-value="2021-02-09" calcext:value-type="date">
            <text:p>09-Feb-21</text:p>
          </table:table-cell>
          <table:table-cell table:style-name="ce7" office:value-type="date" office:date-value="2021-02-24" calcext:value-type="date">
            <text:p>24-Feb-21</text:p>
          </table:table-cell>
          <table:table-cell table:style-name="ce4" office:value-type="float" office:value="2" calcext:value-type="float">
            <text:p>2</text:p>
          </table:table-cell>
          <table:table-cell table:style-name="ce5" table:number-columns-repeated="2"/>
          <table:table-cell table:style-name="ce4" office:value-type="float" office:value="0.75" calcext:value-type="float">
            <text:p>0.75</text:p>
          </table:table-cell>
          <table:table-cell table:style-name="ce4" office:value-type="float" office:value="36" calcext:value-type="float">
            <text:p>36</text:p>
          </table:table-cell>
          <table:table-cell table:style-name="ce4" office:value-type="string" calcext:value-type="string">
            <text:p>Account</text:p>
          </table:table-cell>
          <table:table-cell table:style-name="ce11" office:value-type="float" office:value="15" calcext:value-type="float">
            <text:p>15</text:p>
          </table:table-cell>
          <table:table-cell table:style-name="ce11" office:value-type="float" office:value="140" calcext:value-type="float">
            <text:p>140</text:p>
          </table:table-cell>
          <table:table-cell table:number-columns-repeated="2" table:style-name="ce11" office:value-type="float" office:value="105" calcext:value-type="float">
            <text:p>105</text:p>
          </table:table-cell>
          <table:table-cell table:style-name="ce11" office:value-type="float" office:value="36" calcext:value-type="float">
            <text:p>36</text:p>
          </table:table-cell>
          <table:table-cell table:number-columns-repeated="2" table:style-name="ce11" office:value-type="float" office:value="141" calcext:value-type="float">
            <text:p>141</text:p>
          </table:table-cell>
          <table:table-cell table:style-name="ce11" office:value-type="string" calcext:value-type="string">
            <text:p>Tue</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430</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Replace</text:p>
          </table:table-cell>
          <table:table-cell table:style-name="ce5"/>
          <table:table-cell table:style-name="ce6" office:value-type="date" office:date-value="2021-02-09" calcext:value-type="date">
            <text:p>09-Feb-21</text:p>
          </table:table-cell>
          <table:table-cell table:style-name="ce7" office:value-type="date" office:date-value="2021-04-13" calcext:value-type="date">
            <text:p>13-Apr-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53.43" calcext:value-type="float">
            <text:p>53.43</text:p>
          </table:table-cell>
          <table:table-cell table:style-name="ce4" office:value-type="string" calcext:value-type="string">
            <text:p>Account</text:p>
          </table:table-cell>
          <table:table-cell table:style-name="ce11" office:value-type="float" office:value="63" calcext:value-type="float">
            <text:p>63</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53.43" calcext:value-type="float">
            <text:p>53.43</text:p>
          </table:table-cell>
          <table:table-cell table:number-columns-repeated="2" table:style-name="ce11" office:value-type="float" office:value="93.43" calcext:value-type="float">
            <text:p>93.43</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431</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7" office:value-type="date" office:date-value="2021-02-10" calcext:value-type="date">
            <text:p>10-Feb-21</text:p>
          </table:table-cell>
          <table:table-cell table:style-name="ce7" office:value-type="date" office:date-value="2021-02-17" calcext:value-type="date">
            <text:p>17-Feb-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76.79" calcext:value-type="float">
            <text:p>76.79</text:p>
          </table:table-cell>
          <table:table-cell table:style-name="ce4" office:value-type="string" calcext:value-type="string">
            <text:p>Account</text:p>
          </table:table-cell>
          <table:table-cell table:style-name="ce11" office:value-type="float" office:value="7" calcext:value-type="float">
            <text:p>7</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76.79" calcext:value-type="float">
            <text:p>76.79</text:p>
          </table:table-cell>
          <table:table-cell table:number-columns-repeated="2" table:style-name="ce11" office:value-type="float" office:value="116.79" calcext:value-type="float">
            <text:p>116.79</text:p>
          </table:table-cell>
          <table:table-cell table:number-columns-repeated="2" table:style-name="ce11" office:value-type="string" calcext:value-type="string">
            <text:p>Wed</text:p>
          </table:table-cell>
          <table:table-cell table:number-columns-repeated="1002"/>
        </table:table-row>
        <table:table-row table:style-name="ro1">
          <table:table-cell table:style-name="ce2" office:value-type="string" calcext:value-type="string">
            <text:p>A00432</text:p>
          </table:table-cell>
          <table:table-cell table:style-name="ce4" office:value-type="string" calcext:value-type="string">
            <text:p>Southeast</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7" office:value-type="date" office:date-value="2021-02-10" calcext:value-type="date">
            <text:p>10-Feb-21</text:p>
          </table:table-cell>
          <table:table-cell table:style-name="ce7" office:value-type="date" office:date-value="2021-02-22" calcext:value-type="date">
            <text:p>22-Feb-21</text:p>
          </table:table-cell>
          <table:table-cell table:style-name="ce4" office:value-type="float" office:value="1" calcext:value-type="float">
            <text:p>1</text:p>
          </table:table-cell>
          <table:table-cell table:number-columns-repeated="2" table:style-name="ce4" office:value-type="string" calcext:value-type="string">
            <text:p>Yes</text:p>
          </table:table-cell>
          <table:table-cell table:style-name="ce4" office:value-type="float" office:value="0.25" calcext:value-type="float">
            <text:p>0.25</text:p>
          </table:table-cell>
          <table:table-cell table:style-name="ce4" office:value-type="float" office:value="78" calcext:value-type="float">
            <text:p>78</text:p>
          </table:table-cell>
          <table:table-cell table:style-name="ce4" office:value-type="string" calcext:value-type="string">
            <text:p>Warranty</text:p>
          </table:table-cell>
          <table:table-cell table:style-name="ce11" office:value-type="float" office:value="12" calcext:value-type="float">
            <text:p>12</text:p>
          </table:table-cell>
          <table:table-cell table:style-name="ce11" office:value-type="float" office:value="80" calcext:value-type="float">
            <text:p>80</text:p>
          </table:table-cell>
          <table:table-cell table:style-name="ce11" office:value-type="float" office:value="20" calcext:value-type="float">
            <text:p>20</text:p>
          </table:table-cell>
          <table:table-cell table:number-columns-repeated="2" table:style-name="ce11" office:value-type="string" calcext:value-type="string">
            <text:p>-</text:p>
          </table:table-cell>
          <table:table-cell table:style-name="ce11" office:value-type="float" office:value="98" calcext:value-type="float">
            <text:p>98</text:p>
          </table:table-cell>
          <table:table-cell table:style-name="ce11" office:value-type="string" calcext:value-type="string">
            <text:p>-</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433</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Replace</text:p>
          </table:table-cell>
          <table:table-cell table:style-name="ce5"/>
          <table:table-cell table:style-name="ce7" office:value-type="date" office:date-value="2021-02-10" calcext:value-type="date">
            <text:p>10-Feb-21</text:p>
          </table:table-cell>
          <table:table-cell table:style-name="ce7" office:value-type="date" office:date-value="2021-02-25" calcext:value-type="date">
            <text:p>25-Feb-21</text:p>
          </table:table-cell>
          <table:table-cell table:style-name="ce4" office:value-type="float" office:value="2" calcext:value-type="float">
            <text:p>2</text:p>
          </table:table-cell>
          <table:table-cell table:style-name="ce5" table:number-columns-repeated="2"/>
          <table:table-cell table:style-name="ce4" office:value-type="float" office:value="2.75" calcext:value-type="float">
            <text:p>2.75</text:p>
          </table:table-cell>
          <table:table-cell table:style-name="ce4" office:value-type="float" office:value="666.44" calcext:value-type="float">
            <text:p>666.44</text:p>
          </table:table-cell>
          <table:table-cell table:style-name="ce4" office:value-type="string" calcext:value-type="string">
            <text:p>C.O.D.</text:p>
          </table:table-cell>
          <table:table-cell table:style-name="ce11" office:value-type="float" office:value="15" calcext:value-type="float">
            <text:p>15</text:p>
          </table:table-cell>
          <table:table-cell table:style-name="ce11" office:value-type="float" office:value="140" calcext:value-type="float">
            <text:p>140</text:p>
          </table:table-cell>
          <table:table-cell table:number-columns-repeated="2" table:style-name="ce11" office:value-type="float" office:value="385" calcext:value-type="float">
            <text:p>385</text:p>
          </table:table-cell>
          <table:table-cell table:style-name="ce11" office:value-type="float" office:value="666.44" calcext:value-type="float">
            <text:p>666.44</text:p>
          </table:table-cell>
          <table:table-cell table:number-columns-repeated="2" table:style-name="ce13" office:value-type="float" office:value="1051.44" calcext:value-type="float">
            <text:p>1,051.44</text:p>
          </table:table-cell>
          <table:table-cell table:style-name="ce11" office:value-type="string" calcext:value-type="string">
            <text:p>Wed</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434</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Deliver</text:p>
          </table:table-cell>
          <table:table-cell table:style-name="ce4" office:value-type="string" calcext:value-type="string">
            <text:p>Yes</text:p>
          </table:table-cell>
          <table:table-cell table:style-name="ce7" office:value-type="date" office:date-value="2021-02-11" calcext:value-type="date">
            <text:p>11-Feb-21</text:p>
          </table:table-cell>
          <table:table-cell table:style-name="ce7" office:value-type="date" office:date-value="2021-02-27" calcext:value-type="date">
            <text:p>27-Feb-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9.2" calcext:value-type="float">
            <text:p>19.2</text:p>
          </table:table-cell>
          <table:table-cell table:style-name="ce4" office:value-type="string" calcext:value-type="string">
            <text:p>C.O.D.</text:p>
          </table:table-cell>
          <table:table-cell table:style-name="ce11" office:value-type="float" office:value="16" calcext:value-type="float">
            <text:p>16</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9.2" calcext:value-type="float">
            <text:p>19.2</text:p>
          </table:table-cell>
          <table:table-cell table:number-columns-repeated="2" table:style-name="ce11" office:value-type="float" office:value="39.2" calcext:value-type="float">
            <text:p>39.2</text:p>
          </table:table-cell>
          <table:table-cell table:style-name="ce11" office:value-type="string" calcext:value-type="string">
            <text:p>Thu</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435</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7" office:value-type="date" office:date-value="2021-02-11" calcext:value-type="date">
            <text:p>11-Feb-21</text:p>
          </table:table-cell>
          <table:table-cell table:style-name="ce7" office:value-type="date" office:date-value="2021-03-11" calcext:value-type="date">
            <text:p>11-Mar-21</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414.54" calcext:value-type="float">
            <text:p>414.54</text:p>
          </table:table-cell>
          <table:table-cell table:style-name="ce4" office:value-type="string" calcext:value-type="string">
            <text:p>P.O.</text:p>
          </table:table-cell>
          <table:table-cell table:style-name="ce11" office:value-type="float" office:value="28" calcext:value-type="float">
            <text:p>28</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414.54" calcext:value-type="float">
            <text:p>414.54</text:p>
          </table:table-cell>
          <table:table-cell table:number-columns-repeated="2" table:style-name="ce11" office:value-type="float" office:value="474.54" calcext:value-type="float">
            <text:p>474.54</text:p>
          </table:table-cell>
          <table:table-cell table:number-columns-repeated="2" table:style-name="ce11" office:value-type="string" calcext:value-type="string">
            <text:p>Thu</text:p>
          </table:table-cell>
          <table:table-cell table:number-columns-repeated="1002"/>
        </table:table-row>
        <table:table-row table:style-name="ro1">
          <table:table-cell table:style-name="ce2" office:value-type="string" calcext:value-type="string">
            <text:p>A00436</text:p>
          </table:table-cell>
          <table:table-cell table:style-name="ce4" office:value-type="string" calcext:value-type="string">
            <text:p>Southeast</text:p>
          </table:table-cell>
          <table:table-cell table:style-name="ce4" office:value-type="string" calcext:value-type="string">
            <text:p>Khan</text:p>
          </table:table-cell>
          <table:table-cell table:style-name="ce4" office:value-type="string" calcext:value-type="string">
            <text:p>Repair</text:p>
          </table:table-cell>
          <table:table-cell table:style-name="ce5"/>
          <table:table-cell table:style-name="ce7" office:value-type="date" office:date-value="2021-02-13" calcext:value-type="date">
            <text:p>13-Feb-21</text:p>
          </table:table-cell>
          <table:table-cell table:style-name="ce6" office:value-type="date" office:date-value="2021-04-08" calcext:value-type="date">
            <text:p>08-Apr-21</text:p>
          </table:table-cell>
          <table:table-cell table:style-name="ce4" office:value-type="float" office:value="1" calcext:value-type="float">
            <text:p>1</text:p>
          </table:table-cell>
          <table:table-cell table:style-name="ce5" table:number-columns-repeated="2"/>
          <table:table-cell table:style-name="ce4" office:value-type="float" office:value="1" calcext:value-type="float">
            <text:p>1</text:p>
          </table:table-cell>
          <table:table-cell table:style-name="ce4" office:value-type="float" office:value="19.2" calcext:value-type="float">
            <text:p>19.2</text:p>
          </table:table-cell>
          <table:table-cell table:style-name="ce4" office:value-type="string" calcext:value-type="string">
            <text:p>Account</text:p>
          </table:table-cell>
          <table:table-cell table:style-name="ce11" office:value-type="float" office:value="54" calcext:value-type="float">
            <text:p>54</text:p>
          </table:table-cell>
          <table:table-cell table:number-columns-repeated="3" table:style-name="ce11" office:value-type="float" office:value="80" calcext:value-type="float">
            <text:p>80</text:p>
          </table:table-cell>
          <table:table-cell table:style-name="ce11" office:value-type="float" office:value="19.2" calcext:value-type="float">
            <text:p>19.2</text:p>
          </table:table-cell>
          <table:table-cell table:number-columns-repeated="2" table:style-name="ce11" office:value-type="float" office:value="99.2" calcext:value-type="float">
            <text:p>99.2</text:p>
          </table:table-cell>
          <table:table-cell table:style-name="ce11" office:value-type="string" calcext:value-type="string">
            <text:p>Sat</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437</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Install</text:p>
          </table:table-cell>
          <table:table-cell table:style-name="ce5"/>
          <table:table-cell table:style-name="ce7" office:value-type="date" office:date-value="2021-02-15" calcext:value-type="date">
            <text:p>15-Feb-21</text:p>
          </table:table-cell>
          <table:table-cell table:style-name="ce7" office:value-type="date" office:date-value="2021-02-18" calcext:value-type="date">
            <text:p>18-Feb-21</text:p>
          </table:table-cell>
          <table:table-cell table:style-name="ce4" office:value-type="float" office:value="2" calcext:value-type="float">
            <text:p>2</text:p>
          </table:table-cell>
          <table:table-cell table:style-name="ce5" table:number-columns-repeated="2"/>
          <table:table-cell table:style-name="ce4" office:value-type="float" office:value="1" calcext:value-type="float">
            <text:p>1</text:p>
          </table:table-cell>
          <table:table-cell table:style-name="ce4" office:value-type="float" office:value="157.86" calcext:value-type="float">
            <text:p>157.86</text:p>
          </table:table-cell>
          <table:table-cell table:style-name="ce4" office:value-type="string" calcext:value-type="string">
            <text:p>Account</text:p>
          </table:table-cell>
          <table:table-cell table:style-name="ce11" office:value-type="float" office:value="3" calcext:value-type="float">
            <text:p>3</text:p>
          </table:table-cell>
          <table:table-cell table:number-columns-repeated="3" table:style-name="ce11" office:value-type="float" office:value="140" calcext:value-type="float">
            <text:p>140</text:p>
          </table:table-cell>
          <table:table-cell table:style-name="ce11" office:value-type="float" office:value="157.86" calcext:value-type="float">
            <text:p>157.86</text:p>
          </table:table-cell>
          <table:table-cell table:number-columns-repeated="2" table:style-name="ce11" office:value-type="float" office:value="297.86" calcext:value-type="float">
            <text:p>297.86</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438</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7" office:value-type="date" office:date-value="2021-02-15" calcext:value-type="date">
            <text:p>15-Feb-21</text:p>
          </table:table-cell>
          <table:table-cell table:style-name="ce7" office:value-type="date" office:date-value="2021-02-24" calcext:value-type="date">
            <text:p>24-Feb-21</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160.39" calcext:value-type="float">
            <text:p>160.39</text:p>
          </table:table-cell>
          <table:table-cell table:style-name="ce4" office:value-type="string" calcext:value-type="string">
            <text:p>Account</text:p>
          </table:table-cell>
          <table:table-cell table:style-name="ce11" office:value-type="float" office:value="9" calcext:value-type="float">
            <text:p>9</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160.39" calcext:value-type="float">
            <text:p>160.39</text:p>
          </table:table-cell>
          <table:table-cell table:number-columns-repeated="2" table:style-name="ce11" office:value-type="float" office:value="195.39" calcext:value-type="float">
            <text:p>195.39</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439</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7" office:value-type="date" office:date-value="2021-02-15" calcext:value-type="date">
            <text:p>15-Feb-21</text:p>
          </table:table-cell>
          <table:table-cell table:style-name="ce7" office:value-type="date" office:date-value="2021-02-25" calcext:value-type="date">
            <text:p>25-Feb-21</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46.85" calcext:value-type="float">
            <text:p>46.85</text:p>
          </table:table-cell>
          <table:table-cell table:style-name="ce4" office:value-type="string" calcext:value-type="string">
            <text:p>Account</text:p>
          </table:table-cell>
          <table:table-cell table:style-name="ce11" office:value-type="float" office:value="10" calcext:value-type="float">
            <text:p>10</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46.85" calcext:value-type="float">
            <text:p>46.85</text:p>
          </table:table-cell>
          <table:table-cell table:number-columns-repeated="2" table:style-name="ce11" office:value-type="float" office:value="81.85" calcext:value-type="float">
            <text:p>81.85</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440</text:p>
          </table:table-cell>
          <table:table-cell table:style-name="ce4" office:value-type="string" calcext:value-type="string">
            <text:p>Southwest</text:p>
          </table:table-cell>
          <table:table-cell table:style-name="ce4" office:value-type="string" calcext:value-type="string">
            <text:p>Cartier</text:p>
          </table:table-cell>
          <table:table-cell table:style-name="ce4" office:value-type="string" calcext:value-type="string">
            <text:p>Replace</text:p>
          </table:table-cell>
          <table:table-cell table:style-name="ce4" office:value-type="string" calcext:value-type="string">
            <text:p>Yes</text:p>
          </table:table-cell>
          <table:table-cell table:style-name="ce7" office:value-type="date" office:date-value="2021-02-15" calcext:value-type="date">
            <text:p>15-Feb-21</text:p>
          </table:table-cell>
          <table:table-cell table:style-name="ce6" office:value-type="date" office:date-value="2021-03-01" calcext:value-type="date">
            <text:p>01-Mar-21</text:p>
          </table:table-cell>
          <table:table-cell table:style-name="ce4" office:value-type="float" office:value="2" calcext:value-type="float">
            <text:p>2</text:p>
          </table:table-cell>
          <table:table-cell table:style-name="ce5" table:number-columns-repeated="2"/>
          <table:table-cell table:style-name="ce4" office:value-type="float" office:value="1.25" calcext:value-type="float">
            <text:p>1.25</text:p>
          </table:table-cell>
          <table:table-cell table:style-name="ce4" office:value-type="float" office:value="952.06" calcext:value-type="float">
            <text:p>952.06</text:p>
          </table:table-cell>
          <table:table-cell table:style-name="ce4" office:value-type="string" calcext:value-type="string">
            <text:p>C.O.D.</text:p>
          </table:table-cell>
          <table:table-cell table:style-name="ce11" office:value-type="float" office:value="14" calcext:value-type="float">
            <text:p>14</text:p>
          </table:table-cell>
          <table:table-cell table:style-name="ce11" office:value-type="float" office:value="140" calcext:value-type="float">
            <text:p>140</text:p>
          </table:table-cell>
          <table:table-cell table:number-columns-repeated="2" table:style-name="ce11" office:value-type="float" office:value="175" calcext:value-type="float">
            <text:p>175</text:p>
          </table:table-cell>
          <table:table-cell table:style-name="ce11" office:value-type="float" office:value="952.06" calcext:value-type="float">
            <text:p>952.06</text:p>
          </table:table-cell>
          <table:table-cell table:number-columns-repeated="2" table:style-name="ce13" office:value-type="float" office:value="1127.06" calcext:value-type="float">
            <text:p>1,127.06</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441</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Deliver</text:p>
          </table:table-cell>
          <table:table-cell table:style-name="ce5"/>
          <table:table-cell table:style-name="ce7" office:value-type="date" office:date-value="2021-02-16" calcext:value-type="date">
            <text:p>16-Feb-21</text:p>
          </table:table-cell>
          <table:table-cell table:style-name="ce6" office:value-type="date" office:date-value="2021-03-03" calcext:value-type="date">
            <text:p>03-Ma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7.42" calcext:value-type="float">
            <text:p>17.42</text:p>
          </table:table-cell>
          <table:table-cell table:style-name="ce4" office:value-type="string" calcext:value-type="string">
            <text:p>Account</text:p>
          </table:table-cell>
          <table:table-cell table:style-name="ce11" office:value-type="float" office:value="15" calcext:value-type="float">
            <text:p>15</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7.42" calcext:value-type="float">
            <text:p>17.42</text:p>
          </table:table-cell>
          <table:table-cell table:number-columns-repeated="2" table:style-name="ce11" office:value-type="float" office:value="37.42" calcext:value-type="float">
            <text:p>37.42</text:p>
          </table:table-cell>
          <table:table-cell table:style-name="ce11" office:value-type="string" calcext:value-type="string">
            <text:p>Tue</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442</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Replace</text:p>
          </table:table-cell>
          <table:table-cell table:style-name="ce5"/>
          <table:table-cell table:style-name="ce7" office:value-type="date" office:date-value="2021-02-16" calcext:value-type="date">
            <text:p>16-Feb-21</text:p>
          </table:table-cell>
          <table:table-cell table:style-name="ce6" office:value-type="date" office:date-value="2021-03-08" calcext:value-type="date">
            <text:p>08-Mar-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202" calcext:value-type="float">
            <text:p>202</text:p>
          </table:table-cell>
          <table:table-cell table:style-name="ce4" office:value-type="string" calcext:value-type="string">
            <text:p>C.O.D.</text:p>
          </table:table-cell>
          <table:table-cell table:style-name="ce11" office:value-type="float" office:value="20" calcext:value-type="float">
            <text:p>20</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202" calcext:value-type="float">
            <text:p>202</text:p>
          </table:table-cell>
          <table:table-cell table:number-columns-repeated="2" table:style-name="ce11" office:value-type="float" office:value="272" calcext:value-type="float">
            <text:p>272</text:p>
          </table:table-cell>
          <table:table-cell table:style-name="ce11" office:value-type="string" calcext:value-type="string">
            <text:p>Tue</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443</text:p>
          </table:table-cell>
          <table:table-cell table:style-name="ce4" office:value-type="string" calcext:value-type="string">
            <text:p>Southeast</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7" office:value-type="date" office:date-value="2021-02-17" calcext:value-type="date">
            <text:p>17-Feb-21</text:p>
          </table:table-cell>
          <table:table-cell table:style-name="ce7" office:value-type="date" office:date-value="2021-02-22" calcext:value-type="date">
            <text:p>22-Feb-21</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137.13" calcext:value-type="float">
            <text:p>137.13</text:p>
          </table:table-cell>
          <table:table-cell table:style-name="ce4" office:value-type="string" calcext:value-type="string">
            <text:p>Account</text:p>
          </table:table-cell>
          <table:table-cell table:style-name="ce11" office:value-type="float" office:value="5" calcext:value-type="float">
            <text:p>5</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137.13" calcext:value-type="float">
            <text:p>137.13</text:p>
          </table:table-cell>
          <table:table-cell table:number-columns-repeated="2" table:style-name="ce11" office:value-type="float" office:value="197.13" calcext:value-type="float">
            <text:p>197.13</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444</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1-02-17" calcext:value-type="date">
            <text:p>17-Feb-21</text:p>
          </table:table-cell>
          <table:table-cell table:style-name="ce6" office:value-type="date" office:date-value="2021-03-01" calcext:value-type="date">
            <text:p>01-Mar-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80" calcext:value-type="float">
            <text:p>180</text:p>
          </table:table-cell>
          <table:table-cell table:style-name="ce4" office:value-type="string" calcext:value-type="string">
            <text:p>C.O.D.</text:p>
          </table:table-cell>
          <table:table-cell table:style-name="ce11" office:value-type="float" office:value="12" calcext:value-type="float">
            <text:p>12</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80" calcext:value-type="float">
            <text:p>180</text:p>
          </table:table-cell>
          <table:table-cell table:number-columns-repeated="2" table:style-name="ce11" office:value-type="float" office:value="220" calcext:value-type="float">
            <text:p>220</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445</text:p>
          </table:table-cell>
          <table:table-cell table:style-name="ce4" office:value-type="string" calcext:value-type="string">
            <text:p>Central</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1-02-17" calcext:value-type="date">
            <text:p>17-Feb-21</text:p>
          </table:table-cell>
          <table:table-cell table:style-name="ce6" office:value-type="date" office:date-value="2021-03-01" calcext:value-type="date">
            <text:p>01-Ma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55.34" calcext:value-type="float">
            <text:p>255.34</text:p>
          </table:table-cell>
          <table:table-cell table:style-name="ce4" office:value-type="string" calcext:value-type="string">
            <text:p>C.O.D.</text:p>
          </table:table-cell>
          <table:table-cell table:style-name="ce11" office:value-type="float" office:value="12" calcext:value-type="float">
            <text:p>12</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55.34" calcext:value-type="float">
            <text:p>255.34</text:p>
          </table:table-cell>
          <table:table-cell table:number-columns-repeated="2" table:style-name="ce11" office:value-type="float" office:value="275.34" calcext:value-type="float">
            <text:p>275.34</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446</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Deliver</text:p>
          </table:table-cell>
          <table:table-cell table:style-name="ce5"/>
          <table:table-cell table:style-name="ce7" office:value-type="date" office:date-value="2021-02-17" calcext:value-type="date">
            <text:p>17-Feb-21</text:p>
          </table:table-cell>
          <table:table-cell table:style-name="ce6" office:value-type="date" office:date-value="2021-03-02" calcext:value-type="date">
            <text:p>02-Ma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48.37" calcext:value-type="float">
            <text:p>48.37</text:p>
          </table:table-cell>
          <table:table-cell table:style-name="ce4" office:value-type="string" calcext:value-type="string">
            <text:p>P.O.</text:p>
          </table:table-cell>
          <table:table-cell table:style-name="ce11" office:value-type="float" office:value="13" calcext:value-type="float">
            <text:p>13</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48.37" calcext:value-type="float">
            <text:p>48.37</text:p>
          </table:table-cell>
          <table:table-cell table:number-columns-repeated="2" table:style-name="ce11" office:value-type="float" office:value="68.37" calcext:value-type="float">
            <text:p>68.37</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447</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Deliver</text:p>
          </table:table-cell>
          <table:table-cell table:style-name="ce5"/>
          <table:table-cell table:style-name="ce7" office:value-type="date" office:date-value="2021-02-17" calcext:value-type="date">
            <text:p>17-Feb-21</text:p>
          </table:table-cell>
          <table:table-cell table:style-name="ce6" office:value-type="date" office:date-value="2021-03-08" calcext:value-type="date">
            <text:p>08-Ma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40.2" calcext:value-type="float">
            <text:p>40.2</text:p>
          </table:table-cell>
          <table:table-cell table:style-name="ce4" office:value-type="string" calcext:value-type="string">
            <text:p>Account</text:p>
          </table:table-cell>
          <table:table-cell table:style-name="ce11" office:value-type="float" office:value="19" calcext:value-type="float">
            <text:p>19</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40.2" calcext:value-type="float">
            <text:p>40.2</text:p>
          </table:table-cell>
          <table:table-cell table:number-columns-repeated="2" table:style-name="ce11" office:value-type="float" office:value="60.2" calcext:value-type="float">
            <text:p>60.2</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448</text:p>
          </table:table-cell>
          <table:table-cell table:style-name="ce4" office:value-type="string" calcext:value-type="string">
            <text:p>Central</text:p>
          </table:table-cell>
          <table:table-cell table:style-name="ce4" office:value-type="string" calcext:value-type="string">
            <text:p>Cartier</text:p>
          </table:table-cell>
          <table:table-cell table:style-name="ce4" office:value-type="string" calcext:value-type="string">
            <text:p>Deliver</text:p>
          </table:table-cell>
          <table:table-cell table:style-name="ce5"/>
          <table:table-cell table:style-name="ce7" office:value-type="date" office:date-value="2021-02-18" calcext:value-type="date">
            <text:p>18-Feb-21</text:p>
          </table:table-cell>
          <table:table-cell table:style-name="ce6" office:value-type="date" office:date-value="2021-03-06" calcext:value-type="date">
            <text:p>06-Ma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61.5" calcext:value-type="float">
            <text:p>61.5</text:p>
          </table:table-cell>
          <table:table-cell table:style-name="ce4" office:value-type="string" calcext:value-type="string">
            <text:p>Account</text:p>
          </table:table-cell>
          <table:table-cell table:style-name="ce11" office:value-type="float" office:value="16" calcext:value-type="float">
            <text:p>16</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61.5" calcext:value-type="float">
            <text:p>61.5</text:p>
          </table:table-cell>
          <table:table-cell table:number-columns-repeated="2" table:style-name="ce11" office:value-type="float" office:value="81.5" calcext:value-type="float">
            <text:p>81.5</text:p>
          </table:table-cell>
          <table:table-cell table:style-name="ce11" office:value-type="string" calcext:value-type="string">
            <text:p>Thu</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449</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7" office:value-type="date" office:date-value="2021-02-18" calcext:value-type="date">
            <text:p>18-Feb-21</text:p>
          </table:table-cell>
          <table:table-cell table:style-name="ce6" office:value-type="date" office:date-value="2021-03-02" calcext:value-type="date">
            <text:p>02-Mar-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42.66" calcext:value-type="float">
            <text:p>42.66</text:p>
          </table:table-cell>
          <table:table-cell table:style-name="ce4" office:value-type="string" calcext:value-type="string">
            <text:p>Account</text:p>
          </table:table-cell>
          <table:table-cell table:style-name="ce11" office:value-type="float" office:value="12" calcext:value-type="float">
            <text:p>12</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42.66" calcext:value-type="float">
            <text:p>42.66</text:p>
          </table:table-cell>
          <table:table-cell table:number-columns-repeated="2" table:style-name="ce11" office:value-type="float" office:value="82.66" calcext:value-type="float">
            <text:p>82.66</text:p>
          </table:table-cell>
          <table:table-cell table:style-name="ce11" office:value-type="string" calcext:value-type="string">
            <text:p>Thu</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450</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Replace</text:p>
          </table:table-cell>
          <table:table-cell table:style-name="ce5"/>
          <table:table-cell table:style-name="ce7" office:value-type="date" office:date-value="2021-02-18" calcext:value-type="date">
            <text:p>18-Feb-21</text:p>
          </table:table-cell>
          <table:table-cell table:style-name="ce7" office:value-type="date" office:date-value="2021-03-10" calcext:value-type="date">
            <text:p>10-Mar-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6.42" calcext:value-type="float">
            <text:p>16.42</text:p>
          </table:table-cell>
          <table:table-cell table:style-name="ce4" office:value-type="string" calcext:value-type="string">
            <text:p>Credit</text:p>
          </table:table-cell>
          <table:table-cell table:style-name="ce11" office:value-type="float" office:value="20" calcext:value-type="float">
            <text:p>20</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6.42" calcext:value-type="float">
            <text:p>16.42</text:p>
          </table:table-cell>
          <table:table-cell table:number-columns-repeated="2" table:style-name="ce11" office:value-type="float" office:value="56.42" calcext:value-type="float">
            <text:p>56.42</text:p>
          </table:table-cell>
          <table:table-cell table:style-name="ce11" office:value-type="string" calcext:value-type="string">
            <text:p>Thu</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451</text:p>
          </table:table-cell>
          <table:table-cell table:style-name="ce4" office:value-type="string" calcext:value-type="string">
            <text:p>Southeast</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7" office:value-type="date" office:date-value="2021-02-19" calcext:value-type="date">
            <text:p>19-Feb-21</text:p>
          </table:table-cell>
          <table:table-cell table:style-name="ce6" office:value-type="date" office:date-value="2021-03-09" calcext:value-type="date">
            <text:p>09-Mar-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31.81" calcext:value-type="float">
            <text:p>31.81</text:p>
          </table:table-cell>
          <table:table-cell table:style-name="ce4" office:value-type="string" calcext:value-type="string">
            <text:p>Account</text:p>
          </table:table-cell>
          <table:table-cell table:style-name="ce11" office:value-type="float" office:value="18" calcext:value-type="float">
            <text:p>18</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31.81" calcext:value-type="float">
            <text:p>31.81</text:p>
          </table:table-cell>
          <table:table-cell table:number-columns-repeated="2" table:style-name="ce11" office:value-type="float" office:value="101.81" calcext:value-type="float">
            <text:p>101.81</text:p>
          </table:table-cell>
          <table:table-cell table:style-name="ce11" office:value-type="string" calcext:value-type="string">
            <text:p>Fri</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452</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7" office:value-type="date" office:date-value="2021-02-22" calcext:value-type="date">
            <text:p>22-Feb-21</text:p>
          </table:table-cell>
          <table:table-cell table:style-name="ce7" office:value-type="date" office:date-value="2021-03-29" calcext:value-type="date">
            <text:p>29-Mar-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239.97" calcext:value-type="float">
            <text:p>239.97</text:p>
          </table:table-cell>
          <table:table-cell table:style-name="ce4" office:value-type="string" calcext:value-type="string">
            <text:p>Account</text:p>
          </table:table-cell>
          <table:table-cell table:style-name="ce11" office:value-type="float" office:value="35" calcext:value-type="float">
            <text:p>35</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239.97" calcext:value-type="float">
            <text:p>239.97</text:p>
          </table:table-cell>
          <table:table-cell table:number-columns-repeated="2" table:style-name="ce11" office:value-type="float" office:value="309.97" calcext:value-type="float">
            <text:p>309.97</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453</text:p>
          </table:table-cell>
          <table:table-cell table:style-name="ce4" office:value-type="string" calcext:value-type="string">
            <text:p>Central</text:p>
          </table:table-cell>
          <table:table-cell table:style-name="ce4" office:value-type="string" calcext:value-type="string">
            <text:p>Burton</text:p>
          </table:table-cell>
          <table:table-cell table:style-name="ce4" office:value-type="string" calcext:value-type="string">
            <text:p>Repair</text:p>
          </table:table-cell>
          <table:table-cell table:style-name="ce5"/>
          <table:table-cell table:style-name="ce7" office:value-type="date" office:date-value="2021-02-23" calcext:value-type="date">
            <text:p>23-Feb-21</text:p>
          </table:table-cell>
          <table:table-cell table:style-name="ce6" office:value-type="date" office:date-value="2021-03-02" calcext:value-type="date">
            <text:p>02-Mar-21</text:p>
          </table:table-cell>
          <table:table-cell table:style-name="ce4" office:value-type="float" office:value="1" calcext:value-type="float">
            <text:p>1</text:p>
          </table:table-cell>
          <table:table-cell table:style-name="ce5" table:number-columns-repeated="2"/>
          <table:table-cell table:style-name="ce4" office:value-type="float" office:value="1" calcext:value-type="float">
            <text:p>1</text:p>
          </table:table-cell>
          <table:table-cell table:style-name="ce4" office:value-type="float" office:value="90" calcext:value-type="float">
            <text:p>90</text:p>
          </table:table-cell>
          <table:table-cell table:style-name="ce4" office:value-type="string" calcext:value-type="string">
            <text:p>C.O.D.</text:p>
          </table:table-cell>
          <table:table-cell table:style-name="ce11" office:value-type="float" office:value="7" calcext:value-type="float">
            <text:p>7</text:p>
          </table:table-cell>
          <table:table-cell table:number-columns-repeated="3" table:style-name="ce11" office:value-type="float" office:value="80" calcext:value-type="float">
            <text:p>80</text:p>
          </table:table-cell>
          <table:table-cell table:style-name="ce11" office:value-type="float" office:value="90" calcext:value-type="float">
            <text:p>90</text:p>
          </table:table-cell>
          <table:table-cell table:number-columns-repeated="2" table:style-name="ce11" office:value-type="float" office:value="170" calcext:value-type="float">
            <text:p>170</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454</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Deliver</text:p>
          </table:table-cell>
          <table:table-cell table:style-name="ce5"/>
          <table:table-cell table:style-name="ce7" office:value-type="date" office:date-value="2021-02-23" calcext:value-type="date">
            <text:p>23-Feb-21</text:p>
          </table:table-cell>
          <table:table-cell table:style-name="ce7" office:value-type="date" office:date-value="2021-03-16" calcext:value-type="date">
            <text:p>16-Ma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6.25" calcext:value-type="float">
            <text:p>16.25</text:p>
          </table:table-cell>
          <table:table-cell table:style-name="ce4" office:value-type="string" calcext:value-type="string">
            <text:p>Account</text:p>
          </table:table-cell>
          <table:table-cell table:style-name="ce11" office:value-type="float" office:value="21" calcext:value-type="float">
            <text:p>21</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6.25" calcext:value-type="float">
            <text:p>16.25</text:p>
          </table:table-cell>
          <table:table-cell table:number-columns-repeated="2" table:style-name="ce11" office:value-type="float" office:value="36.25" calcext:value-type="float">
            <text:p>36.25</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455</text:p>
          </table:table-cell>
          <table:table-cell table:style-name="ce4" office:value-type="string" calcext:value-type="string">
            <text:p>Central</text:p>
          </table:table-cell>
          <table:table-cell table:style-name="ce4" office:value-type="string" calcext:value-type="string">
            <text:p>Cartier</text:p>
          </table:table-cell>
          <table:table-cell table:style-name="ce4" office:value-type="string" calcext:value-type="string">
            <text:p>Assess</text:p>
          </table:table-cell>
          <table:table-cell table:style-name="ce5"/>
          <table:table-cell table:style-name="ce7" office:value-type="date" office:date-value="2021-02-23" calcext:value-type="date">
            <text:p>23-Feb-21</text:p>
          </table:table-cell>
          <table:table-cell table:style-name="ce6" office:value-type="date" office:date-value="2021-04-01" calcext:value-type="date">
            <text:p>01-Apr-21</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269.4" calcext:value-type="float">
            <text:p>269.4</text:p>
          </table:table-cell>
          <table:table-cell table:style-name="ce4" office:value-type="string" calcext:value-type="string">
            <text:p>C.O.D.</text:p>
          </table:table-cell>
          <table:table-cell table:style-name="ce11" office:value-type="float" office:value="37" calcext:value-type="float">
            <text:p>37</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269.4" calcext:value-type="float">
            <text:p>269.4</text:p>
          </table:table-cell>
          <table:table-cell table:number-columns-repeated="2" table:style-name="ce11" office:value-type="float" office:value="304.4" calcext:value-type="float">
            <text:p>304.4</text:p>
          </table:table-cell>
          <table:table-cell table:style-name="ce11" office:value-type="string" calcext:value-type="string">
            <text:p>Tue</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456</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Deliver</text:p>
          </table:table-cell>
          <table:table-cell table:style-name="ce5"/>
          <table:table-cell table:style-name="ce7" office:value-type="date" office:date-value="2021-02-24" calcext:value-type="date">
            <text:p>24-Feb-21</text:p>
          </table:table-cell>
          <table:table-cell table:style-name="ce7" office:value-type="date" office:date-value="2021-03-15" calcext:value-type="date">
            <text:p>15-Ma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33.5" calcext:value-type="float">
            <text:p>33.5</text:p>
          </table:table-cell>
          <table:table-cell table:style-name="ce4" office:value-type="string" calcext:value-type="string">
            <text:p>Account</text:p>
          </table:table-cell>
          <table:table-cell table:style-name="ce11" office:value-type="float" office:value="19" calcext:value-type="float">
            <text:p>19</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33.5" calcext:value-type="float">
            <text:p>33.5</text:p>
          </table:table-cell>
          <table:table-cell table:number-columns-repeated="2" table:style-name="ce11" office:value-type="float" office:value="53.5" calcext:value-type="float">
            <text:p>53.5</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457</text:p>
          </table:table-cell>
          <table:table-cell table:style-name="ce4" office:value-type="string" calcext:value-type="string">
            <text:p>Central</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7" office:value-type="date" office:date-value="2021-02-25" calcext:value-type="date">
            <text:p>25-Feb-21</text:p>
          </table:table-cell>
          <table:table-cell table:style-name="ce6" office:value-type="date" office:date-value="2021-03-08" calcext:value-type="date">
            <text:p>08-Ma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305.46" calcext:value-type="float">
            <text:p>305.46</text:p>
          </table:table-cell>
          <table:table-cell table:style-name="ce4" office:value-type="string" calcext:value-type="string">
            <text:p>Account</text:p>
          </table:table-cell>
          <table:table-cell table:style-name="ce11" office:value-type="float" office:value="11" calcext:value-type="float">
            <text:p>11</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305.46" calcext:value-type="float">
            <text:p>305.46</text:p>
          </table:table-cell>
          <table:table-cell table:number-columns-repeated="2" table:style-name="ce11" office:value-type="float" office:value="325.46" calcext:value-type="float">
            <text:p>325.46</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458</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Replace</text:p>
          </table:table-cell>
          <table:table-cell table:style-name="ce5"/>
          <table:table-cell table:style-name="ce7" office:value-type="date" office:date-value="2021-02-25" calcext:value-type="date">
            <text:p>25-Feb-21</text:p>
          </table:table-cell>
          <table:table-cell table:style-name="ce7" office:value-type="date" office:date-value="2021-03-15" calcext:value-type="date">
            <text:p>15-Mar-21</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50.67" calcext:value-type="float">
            <text:p>50.67</text:p>
          </table:table-cell>
          <table:table-cell table:style-name="ce4" office:value-type="string" calcext:value-type="string">
            <text:p>P.O.</text:p>
          </table:table-cell>
          <table:table-cell table:style-name="ce11" office:value-type="float" office:value="18" calcext:value-type="float">
            <text:p>18</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50.67" calcext:value-type="float">
            <text:p>50.67</text:p>
          </table:table-cell>
          <table:table-cell table:number-columns-repeated="2" table:style-name="ce11" office:value-type="float" office:value="110.67" calcext:value-type="float">
            <text:p>110.67</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459</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Replace</text:p>
          </table:table-cell>
          <table:table-cell table:style-name="ce5"/>
          <table:table-cell table:style-name="ce7" office:value-type="date" office:date-value="2021-02-25" calcext:value-type="date">
            <text:p>25-Feb-21</text:p>
          </table:table-cell>
          <table:table-cell table:style-name="ce7" office:value-type="date" office:date-value="2021-03-16" calcext:value-type="date">
            <text:p>16-Mar-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45.63" calcext:value-type="float">
            <text:p>45.63</text:p>
          </table:table-cell>
          <table:table-cell table:style-name="ce4" office:value-type="string" calcext:value-type="string">
            <text:p>P.O.</text:p>
          </table:table-cell>
          <table:table-cell table:style-name="ce11" office:value-type="float" office:value="19" calcext:value-type="float">
            <text:p>19</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45.63" calcext:value-type="float">
            <text:p>45.63</text:p>
          </table:table-cell>
          <table:table-cell table:number-columns-repeated="2" table:style-name="ce11" office:value-type="float" office:value="85.63" calcext:value-type="float">
            <text:p>85.63</text:p>
          </table:table-cell>
          <table:table-cell table:style-name="ce11" office:value-type="string" calcext:value-type="string">
            <text:p>Thu</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460</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7" office:value-type="date" office:date-value="2021-02-25" calcext:value-type="date">
            <text:p>25-Feb-21</text:p>
          </table:table-cell>
          <table:table-cell table:style-name="ce7" office:value-type="date" office:date-value="2021-03-24" calcext:value-type="date">
            <text:p>24-Mar-21</text:p>
          </table:table-cell>
          <table:table-cell table:style-name="ce4" office:value-type="float" office:value="1" calcext:value-type="float">
            <text:p>1</text:p>
          </table:table-cell>
          <table:table-cell table:style-name="ce5" table:number-columns-repeated="2"/>
          <table:table-cell table:style-name="ce4" office:value-type="float" office:value="1" calcext:value-type="float">
            <text:p>1</text:p>
          </table:table-cell>
          <table:table-cell table:style-name="ce4" office:value-type="float" office:value="42.66" calcext:value-type="float">
            <text:p>42.66</text:p>
          </table:table-cell>
          <table:table-cell table:style-name="ce4" office:value-type="string" calcext:value-type="string">
            <text:p>C.O.D.</text:p>
          </table:table-cell>
          <table:table-cell table:style-name="ce11" office:value-type="float" office:value="27" calcext:value-type="float">
            <text:p>27</text:p>
          </table:table-cell>
          <table:table-cell table:number-columns-repeated="3" table:style-name="ce11" office:value-type="float" office:value="80" calcext:value-type="float">
            <text:p>80</text:p>
          </table:table-cell>
          <table:table-cell table:style-name="ce11" office:value-type="float" office:value="42.66" calcext:value-type="float">
            <text:p>42.66</text:p>
          </table:table-cell>
          <table:table-cell table:number-columns-repeated="2" table:style-name="ce11" office:value-type="float" office:value="122.66" calcext:value-type="float">
            <text:p>122.66</text:p>
          </table:table-cell>
          <table:table-cell table:style-name="ce11" office:value-type="string" calcext:value-type="string">
            <text:p>Thu</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461</text:p>
          </table:table-cell>
          <table:table-cell table:style-name="ce4" office:value-type="string" calcext:value-type="string">
            <text:p>Central</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7" office:value-type="date" office:date-value="2021-02-25" calcext:value-type="date">
            <text:p>25-Feb-21</text:p>
          </table:table-cell>
          <table:table-cell table:style-name="ce6" office:value-type="date" office:date-value="2021-04-07" calcext:value-type="date">
            <text:p>07-Ap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38.7" calcext:value-type="float">
            <text:p>38.7</text:p>
          </table:table-cell>
          <table:table-cell table:style-name="ce4" office:value-type="string" calcext:value-type="string">
            <text:p>P.O.</text:p>
          </table:table-cell>
          <table:table-cell table:style-name="ce11" office:value-type="float" office:value="41" calcext:value-type="float">
            <text:p>41</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38.7" calcext:value-type="float">
            <text:p>38.7</text:p>
          </table:table-cell>
          <table:table-cell table:number-columns-repeated="2" table:style-name="ce11" office:value-type="float" office:value="58.7" calcext:value-type="float">
            <text:p>58.7</text:p>
          </table:table-cell>
          <table:table-cell table:style-name="ce11" office:value-type="string" calcext:value-type="string">
            <text:p>Thu</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462</text:p>
          </table:table-cell>
          <table:table-cell table:style-name="ce4" office:value-type="string" calcext:value-type="string">
            <text:p>Central</text:p>
          </table:table-cell>
          <table:table-cell table:style-name="ce4" office:value-type="string" calcext:value-type="string">
            <text:p>Cartier</text:p>
          </table:table-cell>
          <table:table-cell table:style-name="ce4" office:value-type="string" calcext:value-type="string">
            <text:p>Assess</text:p>
          </table:table-cell>
          <table:table-cell table:style-name="ce5"/>
          <table:table-cell table:style-name="ce6" office:value-type="date" office:date-value="2021-03-01" calcext:value-type="date">
            <text:p>01-Mar-21</text:p>
          </table:table-cell>
          <table:table-cell table:style-name="ce7" office:value-type="date" office:date-value="2021-03-15" calcext:value-type="date">
            <text:p>15-Ma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64.22" calcext:value-type="float">
            <text:p>164.22</text:p>
          </table:table-cell>
          <table:table-cell table:style-name="ce4" office:value-type="string" calcext:value-type="string">
            <text:p>Account</text:p>
          </table:table-cell>
          <table:table-cell table:style-name="ce11" office:value-type="float" office:value="14" calcext:value-type="float">
            <text:p>14</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64.22" calcext:value-type="float">
            <text:p>164.22</text:p>
          </table:table-cell>
          <table:table-cell table:number-columns-repeated="2" table:style-name="ce11" office:value-type="float" office:value="184.22" calcext:value-type="float">
            <text:p>184.22</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463</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6" office:value-type="date" office:date-value="2021-03-01" calcext:value-type="date">
            <text:p>01-Mar-21</text:p>
          </table:table-cell>
          <table:table-cell table:style-name="ce7" office:value-type="date" office:date-value="2021-03-15" calcext:value-type="date">
            <text:p>15-Mar-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24.38" calcext:value-type="float">
            <text:p>24.38</text:p>
          </table:table-cell>
          <table:table-cell table:style-name="ce4" office:value-type="string" calcext:value-type="string">
            <text:p>Account</text:p>
          </table:table-cell>
          <table:table-cell table:style-name="ce11" office:value-type="float" office:value="14" calcext:value-type="float">
            <text:p>14</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24.38" calcext:value-type="float">
            <text:p>24.38</text:p>
          </table:table-cell>
          <table:table-cell table:number-columns-repeated="2" table:style-name="ce11" office:value-type="float" office:value="94.38" calcext:value-type="float">
            <text:p>94.38</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464</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6" office:value-type="date" office:date-value="2021-03-01" calcext:value-type="date">
            <text:p>01-Mar-21</text:p>
          </table:table-cell>
          <table:table-cell table:style-name="ce7" office:value-type="date" office:date-value="2021-03-24" calcext:value-type="date">
            <text:p>24-Ma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67.94" calcext:value-type="float">
            <text:p>267.94</text:p>
          </table:table-cell>
          <table:table-cell table:style-name="ce4" office:value-type="string" calcext:value-type="string">
            <text:p>P.O.</text:p>
          </table:table-cell>
          <table:table-cell table:style-name="ce11" office:value-type="float" office:value="23" calcext:value-type="float">
            <text:p>23</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67.94" calcext:value-type="float">
            <text:p>267.94</text:p>
          </table:table-cell>
          <table:table-cell table:number-columns-repeated="2" table:style-name="ce11" office:value-type="float" office:value="287.94" calcext:value-type="float">
            <text:p>287.94</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465</text:p>
          </table:table-cell>
          <table:table-cell table:style-name="ce4" office:value-type="string" calcext:value-type="string">
            <text:p>East</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6" office:value-type="date" office:date-value="2021-03-01" calcext:value-type="date">
            <text:p>01-Mar-21</text:p>
          </table:table-cell>
          <table:table-cell table:style-name="ce7" office:value-type="date" office:date-value="2021-04-13" calcext:value-type="date">
            <text:p>13-Apr-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175.87" calcext:value-type="float">
            <text:p>175.87</text:p>
          </table:table-cell>
          <table:table-cell table:style-name="ce4" office:value-type="string" calcext:value-type="string">
            <text:p>Account</text:p>
          </table:table-cell>
          <table:table-cell table:style-name="ce11" office:value-type="float" office:value="43" calcext:value-type="float">
            <text:p>43</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175.87" calcext:value-type="float">
            <text:p>175.87</text:p>
          </table:table-cell>
          <table:table-cell table:number-columns-repeated="2" table:style-name="ce11" office:value-type="float" office:value="245.87" calcext:value-type="float">
            <text:p>245.87</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466</text:p>
          </table:table-cell>
          <table:table-cell table:style-name="ce4" office:value-type="string" calcext:value-type="string">
            <text:p>Central</text:p>
          </table:table-cell>
          <table:table-cell table:style-name="ce4" office:value-type="string" calcext:value-type="string">
            <text:p>Cartier</text:p>
          </table:table-cell>
          <table:table-cell table:style-name="ce4" office:value-type="string" calcext:value-type="string">
            <text:p>Deliver</text:p>
          </table:table-cell>
          <table:table-cell table:style-name="ce5"/>
          <table:table-cell table:style-name="ce6" office:value-type="date" office:date-value="2021-03-01" calcext:value-type="date">
            <text:p>01-Mar-21</text:p>
          </table:table-cell>
          <table:table-cell table:style-name="ce7" office:value-type="date" office:date-value="2021-04-20" calcext:value-type="date">
            <text:p>20-Apr-21</text:p>
          </table:table-cell>
          <table:table-cell table:style-name="ce4" office:value-type="float" office:value="1" calcext:value-type="float">
            <text:p>1</text:p>
          </table:table-cell>
          <table:table-cell table:number-columns-repeated="2" table:style-name="ce4" office:value-type="string" calcext:value-type="string">
            <text:p>Yes</text:p>
          </table:table-cell>
          <table:table-cell table:style-name="ce4" office:value-type="float" office:value="0.25" calcext:value-type="float">
            <text:p>0.25</text:p>
          </table:table-cell>
          <table:table-cell table:style-name="ce4" office:value-type="float" office:value="81.12" calcext:value-type="float">
            <text:p>81.12</text:p>
          </table:table-cell>
          <table:table-cell table:style-name="ce4" office:value-type="string" calcext:value-type="string">
            <text:p>Warranty</text:p>
          </table:table-cell>
          <table:table-cell table:style-name="ce11" office:value-type="float" office:value="50" calcext:value-type="float">
            <text:p>50</text:p>
          </table:table-cell>
          <table:table-cell table:style-name="ce11" office:value-type="float" office:value="80" calcext:value-type="float">
            <text:p>80</text:p>
          </table:table-cell>
          <table:table-cell table:style-name="ce11" office:value-type="float" office:value="20" calcext:value-type="float">
            <text:p>20</text:p>
          </table:table-cell>
          <table:table-cell table:number-columns-repeated="2" table:style-name="ce11" office:value-type="string" calcext:value-type="string">
            <text:p>-</text:p>
          </table:table-cell>
          <table:table-cell table:style-name="ce11" office:value-type="float" office:value="101.12" calcext:value-type="float">
            <text:p>101.12</text:p>
          </table:table-cell>
          <table:table-cell table:style-name="ce11" office:value-type="string" calcext:value-type="string">
            <text:p>-</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467</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6" office:value-type="date" office:date-value="2021-03-01" calcext:value-type="date">
            <text:p>01-Mar-21</text:p>
          </table:table-cell>
          <table:table-cell table:style-name="ce7" office:value-type="date" office:date-value="2021-04-29" calcext:value-type="date">
            <text:p>29-Apr-21</text:p>
          </table:table-cell>
          <table:table-cell table:style-name="ce4" office:value-type="float" office:value="2" calcext:value-type="float">
            <text:p>2</text:p>
          </table:table-cell>
          <table:table-cell table:number-columns-repeated="2" table:style-name="ce4" office:value-type="string" calcext:value-type="string">
            <text:p>Yes</text:p>
          </table:table-cell>
          <table:table-cell table:style-name="ce4" office:value-type="float" office:value="1" calcext:value-type="float">
            <text:p>1</text:p>
          </table:table-cell>
          <table:table-cell table:style-name="ce4" office:value-type="float" office:value="9.98" calcext:value-type="float">
            <text:p>9.98</text:p>
          </table:table-cell>
          <table:table-cell table:style-name="ce4" office:value-type="string" calcext:value-type="string">
            <text:p>Warranty</text:p>
          </table:table-cell>
          <table:table-cell table:style-name="ce11" office:value-type="float" office:value="59" calcext:value-type="float">
            <text:p>59</text:p>
          </table:table-cell>
          <table:table-cell table:number-columns-repeated="2" table:style-name="ce11" office:value-type="float" office:value="140" calcext:value-type="float">
            <text:p>140</text:p>
          </table:table-cell>
          <table:table-cell table:number-columns-repeated="2" table:style-name="ce11" office:value-type="string" calcext:value-type="string">
            <text:p>-</text:p>
          </table:table-cell>
          <table:table-cell table:style-name="ce11" office:value-type="float" office:value="149.98" calcext:value-type="float">
            <text:p>149.98</text:p>
          </table:table-cell>
          <table:table-cell table:style-name="ce11" office:value-type="string" calcext:value-type="string">
            <text:p>-</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468</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6" office:value-type="date" office:date-value="2021-03-02" calcext:value-type="date">
            <text:p>02-Mar-21</text:p>
          </table:table-cell>
          <table:table-cell table:style-name="ce6" office:value-type="date" office:date-value="2021-03-09" calcext:value-type="date">
            <text:p>09-Mar-21</text:p>
          </table:table-cell>
          <table:table-cell table:style-name="ce4" office:value-type="float" office:value="1" calcext:value-type="float">
            <text:p>1</text:p>
          </table:table-cell>
          <table:table-cell table:style-name="ce5" table:number-columns-repeated="2"/>
          <table:table-cell table:style-name="ce4" office:value-type="float" office:value="1.25" calcext:value-type="float">
            <text:p>1.25</text:p>
          </table:table-cell>
          <table:table-cell table:style-name="ce4" office:value-type="float" office:value="340.7" calcext:value-type="float">
            <text:p>340.7</text:p>
          </table:table-cell>
          <table:table-cell table:style-name="ce4" office:value-type="string" calcext:value-type="string">
            <text:p>Account</text:p>
          </table:table-cell>
          <table:table-cell table:style-name="ce11" office:value-type="float" office:value="7" calcext:value-type="float">
            <text:p>7</text:p>
          </table:table-cell>
          <table:table-cell table:style-name="ce11" office:value-type="float" office:value="80" calcext:value-type="float">
            <text:p>80</text:p>
          </table:table-cell>
          <table:table-cell table:number-columns-repeated="2" table:style-name="ce11" office:value-type="float" office:value="100" calcext:value-type="float">
            <text:p>100</text:p>
          </table:table-cell>
          <table:table-cell table:style-name="ce11" office:value-type="float" office:value="340.7" calcext:value-type="float">
            <text:p>340.7</text:p>
          </table:table-cell>
          <table:table-cell table:number-columns-repeated="2" table:style-name="ce11" office:value-type="float" office:value="440.7" calcext:value-type="float">
            <text:p>440.7</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469</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Replace</text:p>
          </table:table-cell>
          <table:table-cell table:style-name="ce4" office:value-type="string" calcext:value-type="string">
            <text:p>Yes</text:p>
          </table:table-cell>
          <table:table-cell table:style-name="ce6" office:value-type="date" office:date-value="2021-03-02" calcext:value-type="date">
            <text:p>02-Mar-21</text:p>
          </table:table-cell>
          <table:table-cell table:style-name="ce7" office:value-type="date" office:date-value="2021-03-10" calcext:value-type="date">
            <text:p>10-Mar-21</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22.84" calcext:value-type="float">
            <text:p>22.84</text:p>
          </table:table-cell>
          <table:table-cell table:style-name="ce4" office:value-type="string" calcext:value-type="string">
            <text:p>P.O.</text:p>
          </table:table-cell>
          <table:table-cell table:style-name="ce11" office:value-type="float" office:value="8" calcext:value-type="float">
            <text:p>8</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22.84" calcext:value-type="float">
            <text:p>22.84</text:p>
          </table:table-cell>
          <table:table-cell table:number-columns-repeated="2" table:style-name="ce11" office:value-type="float" office:value="82.84" calcext:value-type="float">
            <text:p>82.84</text:p>
          </table:table-cell>
          <table:table-cell table:style-name="ce11" office:value-type="string" calcext:value-type="string">
            <text:p>Tue</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470</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Replace</text:p>
          </table:table-cell>
          <table:table-cell table:style-name="ce5"/>
          <table:table-cell table:style-name="ce6" office:value-type="date" office:date-value="2021-03-02" calcext:value-type="date">
            <text:p>02-Mar-21</text:p>
          </table:table-cell>
          <table:table-cell table:style-name="ce7" office:value-type="date" office:date-value="2021-03-11" calcext:value-type="date">
            <text:p>11-Mar-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3.58" calcext:value-type="float">
            <text:p>3.58</text:p>
          </table:table-cell>
          <table:table-cell table:style-name="ce4" office:value-type="string" calcext:value-type="string">
            <text:p>Account</text:p>
          </table:table-cell>
          <table:table-cell table:style-name="ce11" office:value-type="float" office:value="9" calcext:value-type="float">
            <text:p>9</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3.58" calcext:value-type="float">
            <text:p>3.58</text:p>
          </table:table-cell>
          <table:table-cell table:number-columns-repeated="2" table:style-name="ce11" office:value-type="float" office:value="43.58" calcext:value-type="float">
            <text:p>43.58</text:p>
          </table:table-cell>
          <table:table-cell table:style-name="ce11" office:value-type="string" calcext:value-type="string">
            <text:p>Tue</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471</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6" office:value-type="date" office:date-value="2021-03-02" calcext:value-type="date">
            <text:p>02-Mar-21</text:p>
          </table:table-cell>
          <table:table-cell table:style-name="ce7" office:value-type="date" office:date-value="2021-03-11" calcext:value-type="date">
            <text:p>11-Ma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6.25" calcext:value-type="float">
            <text:p>16.25</text:p>
          </table:table-cell>
          <table:table-cell table:style-name="ce4" office:value-type="string" calcext:value-type="string">
            <text:p>Account</text:p>
          </table:table-cell>
          <table:table-cell table:style-name="ce11" office:value-type="float" office:value="9" calcext:value-type="float">
            <text:p>9</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6.25" calcext:value-type="float">
            <text:p>16.25</text:p>
          </table:table-cell>
          <table:table-cell table:number-columns-repeated="2" table:style-name="ce11" office:value-type="float" office:value="36.25" calcext:value-type="float">
            <text:p>36.25</text:p>
          </table:table-cell>
          <table:table-cell table:style-name="ce11" office:value-type="string" calcext:value-type="string">
            <text:p>Tue</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472</text:p>
          </table:table-cell>
          <table:table-cell table:style-name="ce4" office:value-type="string" calcext:value-type="string">
            <text:p>Central</text:p>
          </table:table-cell>
          <table:table-cell table:style-name="ce4" office:value-type="string" calcext:value-type="string">
            <text:p>Burton</text:p>
          </table:table-cell>
          <table:table-cell table:style-name="ce4" office:value-type="string" calcext:value-type="string">
            <text:p>Replace</text:p>
          </table:table-cell>
          <table:table-cell table:style-name="ce5"/>
          <table:table-cell table:style-name="ce6" office:value-type="date" office:date-value="2021-03-02" calcext:value-type="date">
            <text:p>02-Mar-21</text:p>
          </table:table-cell>
          <table:table-cell table:style-name="ce7" office:value-type="date" office:date-value="2021-03-20" calcext:value-type="date">
            <text:p>20-Mar-21</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19.2" calcext:value-type="float">
            <text:p>19.2</text:p>
          </table:table-cell>
          <table:table-cell table:style-name="ce4" office:value-type="string" calcext:value-type="string">
            <text:p>P.O.</text:p>
          </table:table-cell>
          <table:table-cell table:style-name="ce11" office:value-type="float" office:value="18" calcext:value-type="float">
            <text:p>18</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19.2" calcext:value-type="float">
            <text:p>19.2</text:p>
          </table:table-cell>
          <table:table-cell table:number-columns-repeated="2" table:style-name="ce11" office:value-type="float" office:value="79.2" calcext:value-type="float">
            <text:p>79.2</text:p>
          </table:table-cell>
          <table:table-cell table:style-name="ce11" office:value-type="string" calcext:value-type="string">
            <text:p>Tue</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473</text:p>
          </table:table-cell>
          <table:table-cell table:style-name="ce4" office:value-type="string" calcext:value-type="string">
            <text:p>Southeast</text:p>
          </table:table-cell>
          <table:table-cell table:style-name="ce4" office:value-type="string" calcext:value-type="string">
            <text:p>Cartier</text:p>
          </table:table-cell>
          <table:table-cell table:style-name="ce4" office:value-type="string" calcext:value-type="string">
            <text:p>Deliver</text:p>
          </table:table-cell>
          <table:table-cell table:style-name="ce5"/>
          <table:table-cell table:style-name="ce6" office:value-type="date" office:date-value="2021-03-02" calcext:value-type="date">
            <text:p>02-Mar-21</text:p>
          </table:table-cell>
          <table:table-cell table:style-name="ce7" office:value-type="date" office:date-value="2021-03-16" calcext:value-type="date">
            <text:p>16-Ma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73.51" calcext:value-type="float">
            <text:p>73.51</text:p>
          </table:table-cell>
          <table:table-cell table:style-name="ce4" office:value-type="string" calcext:value-type="string">
            <text:p>P.O.</text:p>
          </table:table-cell>
          <table:table-cell table:style-name="ce11" office:value-type="float" office:value="14" calcext:value-type="float">
            <text:p>14</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73.51" calcext:value-type="float">
            <text:p>73.51</text:p>
          </table:table-cell>
          <table:table-cell table:number-columns-repeated="2" table:style-name="ce11" office:value-type="float" office:value="93.51" calcext:value-type="float">
            <text:p>93.51</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474</text:p>
          </table:table-cell>
          <table:table-cell table:style-name="ce4" office:value-type="string" calcext:value-type="string">
            <text:p>Central</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6" office:value-type="date" office:date-value="2021-03-02" calcext:value-type="date">
            <text:p>02-Mar-21</text:p>
          </table:table-cell>
          <table:table-cell table:style-name="ce7" office:value-type="date" office:date-value="2021-03-23" calcext:value-type="date">
            <text:p>23-Ma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44" calcext:value-type="float">
            <text:p>144</text:p>
          </table:table-cell>
          <table:table-cell table:style-name="ce4" office:value-type="string" calcext:value-type="string">
            <text:p>P.O.</text:p>
          </table:table-cell>
          <table:table-cell table:style-name="ce11" office:value-type="float" office:value="21" calcext:value-type="float">
            <text:p>21</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44" calcext:value-type="float">
            <text:p>144</text:p>
          </table:table-cell>
          <table:table-cell table:number-columns-repeated="2" table:style-name="ce11" office:value-type="float" office:value="164" calcext:value-type="float">
            <text:p>164</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475</text:p>
          </table:table-cell>
          <table:table-cell table:style-name="ce4" office:value-type="string" calcext:value-type="string">
            <text:p>Southeast</text:p>
          </table:table-cell>
          <table:table-cell table:style-name="ce4" office:value-type="string" calcext:value-type="string">
            <text:p>Burton</text:p>
          </table:table-cell>
          <table:table-cell table:style-name="ce4" office:value-type="string" calcext:value-type="string">
            <text:p>Install</text:p>
          </table:table-cell>
          <table:table-cell table:style-name="ce5"/>
          <table:table-cell table:style-name="ce6" office:value-type="date" office:date-value="2021-03-02" calcext:value-type="date">
            <text:p>02-Mar-21</text:p>
          </table:table-cell>
          <table:table-cell table:style-name="ce7" office:value-type="date" office:date-value="2021-03-23" calcext:value-type="date">
            <text:p>23-Mar-21</text:p>
          </table:table-cell>
          <table:table-cell table:style-name="ce4" office:value-type="float" office:value="1" calcext:value-type="float">
            <text:p>1</text:p>
          </table:table-cell>
          <table:table-cell table:style-name="ce5"/>
          <table:table-cell table:style-name="ce4" office:value-type="string" calcext:value-type="string">
            <text:p>Yes</text:p>
          </table:table-cell>
          <table:table-cell table:style-name="ce4" office:value-type="float" office:value="2" calcext:value-type="float">
            <text:p>2</text:p>
          </table:table-cell>
          <table:table-cell table:style-name="ce4" office:value-type="float" office:value="94.71" calcext:value-type="float">
            <text:p>94.71</text:p>
          </table:table-cell>
          <table:table-cell table:style-name="ce4" office:value-type="string" calcext:value-type="string">
            <text:p>C.O.D.</text:p>
          </table:table-cell>
          <table:table-cell table:style-name="ce11" office:value-type="float" office:value="21" calcext:value-type="float">
            <text:p>21</text:p>
          </table:table-cell>
          <table:table-cell table:style-name="ce11" office:value-type="float" office:value="80" calcext:value-type="float">
            <text:p>80</text:p>
          </table:table-cell>
          <table:table-cell table:number-columns-repeated="2" table:style-name="ce11" office:value-type="float" office:value="160" calcext:value-type="float">
            <text:p>160</text:p>
          </table:table-cell>
          <table:table-cell table:style-name="ce11" office:value-type="string" calcext:value-type="string">
            <text:p>-</text:p>
          </table:table-cell>
          <table:table-cell table:style-name="ce11" office:value-type="float" office:value="254.71" calcext:value-type="float">
            <text:p>254.71</text:p>
          </table:table-cell>
          <table:table-cell table:style-name="ce11" office:value-type="float" office:value="160" calcext:value-type="float">
            <text:p>160</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476</text:p>
          </table:table-cell>
          <table:table-cell table:style-name="ce4" office:value-type="string" calcext:value-type="string">
            <text:p>Central</text:p>
          </table:table-cell>
          <table:table-cell table:style-name="ce4" office:value-type="string" calcext:value-type="string">
            <text:p>Burton</text:p>
          </table:table-cell>
          <table:table-cell table:style-name="ce4" office:value-type="string" calcext:value-type="string">
            <text:p>Assess</text:p>
          </table:table-cell>
          <table:table-cell table:style-name="ce4" office:value-type="string" calcext:value-type="string">
            <text:p>Yes</text:p>
          </table:table-cell>
          <table:table-cell table:style-name="ce6" office:value-type="date" office:date-value="2021-03-03" calcext:value-type="date">
            <text:p>03-Mar-21</text:p>
          </table:table-cell>
          <table:table-cell table:style-name="ce6" office:value-type="date" office:date-value="2021-03-09" calcext:value-type="date">
            <text:p>09-Mar-21</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41.15" calcext:value-type="float">
            <text:p>41.15</text:p>
          </table:table-cell>
          <table:table-cell table:style-name="ce4" office:value-type="string" calcext:value-type="string">
            <text:p>C.O.D.</text:p>
          </table:table-cell>
          <table:table-cell table:style-name="ce11" office:value-type="float" office:value="6" calcext:value-type="float">
            <text:p>6</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41.15" calcext:value-type="float">
            <text:p>41.15</text:p>
          </table:table-cell>
          <table:table-cell table:number-columns-repeated="2" table:style-name="ce11" office:value-type="float" office:value="76.15" calcext:value-type="float">
            <text:p>76.15</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477</text:p>
          </table:table-cell>
          <table:table-cell table:style-name="ce4" office:value-type="string" calcext:value-type="string">
            <text:p>East</text:p>
          </table:table-cell>
          <table:table-cell table:style-name="ce4" office:value-type="string" calcext:value-type="string">
            <text:p>Ling</text:p>
          </table:table-cell>
          <table:table-cell table:style-name="ce4" office:value-type="string" calcext:value-type="string">
            <text:p>Replace</text:p>
          </table:table-cell>
          <table:table-cell table:style-name="ce5"/>
          <table:table-cell table:style-name="ce6" office:value-type="date" office:date-value="2021-03-03" calcext:value-type="date">
            <text:p>03-Mar-21</text:p>
          </table:table-cell>
          <table:table-cell table:style-name="ce6" office:value-type="date" office:date-value="2021-04-06" calcext:value-type="date">
            <text:p>06-Apr-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76.95" calcext:value-type="float">
            <text:p>76.95</text:p>
          </table:table-cell>
          <table:table-cell table:style-name="ce4" office:value-type="string" calcext:value-type="string">
            <text:p>C.O.D.</text:p>
          </table:table-cell>
          <table:table-cell table:style-name="ce11" office:value-type="float" office:value="34" calcext:value-type="float">
            <text:p>34</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76.95" calcext:value-type="float">
            <text:p>76.95</text:p>
          </table:table-cell>
          <table:table-cell table:number-columns-repeated="2" table:style-name="ce11" office:value-type="float" office:value="146.95" calcext:value-type="float">
            <text:p>146.95</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478</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6" office:value-type="date" office:date-value="2021-03-03" calcext:value-type="date">
            <text:p>03-Mar-21</text:p>
          </table:table-cell>
          <table:table-cell table:style-name="ce7" office:value-type="date" office:date-value="2021-04-26" calcext:value-type="date">
            <text:p>26-Apr-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25.24" calcext:value-type="float">
            <text:p>25.24</text:p>
          </table:table-cell>
          <table:table-cell table:style-name="ce4" office:value-type="string" calcext:value-type="string">
            <text:p>P.O.</text:p>
          </table:table-cell>
          <table:table-cell table:style-name="ce11" office:value-type="float" office:value="54" calcext:value-type="float">
            <text:p>54</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25.24" calcext:value-type="float">
            <text:p>25.24</text:p>
          </table:table-cell>
          <table:table-cell table:number-columns-repeated="2" table:style-name="ce11" office:value-type="float" office:value="65.24" calcext:value-type="float">
            <text:p>65.24</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479</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Assess</text:p>
          </table:table-cell>
          <table:table-cell table:style-name="ce4" office:value-type="string" calcext:value-type="string">
            <text:p>Yes</text:p>
          </table:table-cell>
          <table:table-cell table:style-name="ce6" office:value-type="date" office:date-value="2021-03-03" calcext:value-type="date">
            <text:p>03-Mar-21</text:p>
          </table:table-cell>
          <table:table-cell table:style-name="ce9" office:value-type="date" office:date-value="2021-05-13" calcext:value-type="date">
            <text:p>13-May-21</text:p>
          </table:table-cell>
          <table:table-cell table:style-name="ce4" office:value-type="float" office:value="2" calcext:value-type="float">
            <text:p>2</text:p>
          </table:table-cell>
          <table:table-cell table:style-name="ce5" table:number-columns-repeated="2"/>
          <table:table-cell table:style-name="ce4" office:value-type="float" office:value="0.75" calcext:value-type="float">
            <text:p>0.75</text:p>
          </table:table-cell>
          <table:table-cell table:style-name="ce4" office:value-type="float" office:value="572.63" calcext:value-type="float">
            <text:p>572.63</text:p>
          </table:table-cell>
          <table:table-cell table:style-name="ce4" office:value-type="string" calcext:value-type="string">
            <text:p>C.O.D.</text:p>
          </table:table-cell>
          <table:table-cell table:style-name="ce11" office:value-type="float" office:value="71" calcext:value-type="float">
            <text:p>71</text:p>
          </table:table-cell>
          <table:table-cell table:style-name="ce11" office:value-type="float" office:value="140" calcext:value-type="float">
            <text:p>140</text:p>
          </table:table-cell>
          <table:table-cell table:number-columns-repeated="2" table:style-name="ce11" office:value-type="float" office:value="105" calcext:value-type="float">
            <text:p>105</text:p>
          </table:table-cell>
          <table:table-cell table:style-name="ce11" office:value-type="float" office:value="572.63" calcext:value-type="float">
            <text:p>572.63</text:p>
          </table:table-cell>
          <table:table-cell table:number-columns-repeated="2" table:style-name="ce11" office:value-type="float" office:value="677.63" calcext:value-type="float">
            <text:p>677.63</text:p>
          </table:table-cell>
          <table:table-cell table:style-name="ce11" office:value-type="string" calcext:value-type="string">
            <text:p>Wed</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480</text:p>
          </table:table-cell>
          <table:table-cell table:style-name="ce4" office:value-type="string" calcext:value-type="string">
            <text:p>South</text:p>
          </table:table-cell>
          <table:table-cell table:style-name="ce4" office:value-type="string" calcext:value-type="string">
            <text:p>Burton</text:p>
          </table:table-cell>
          <table:table-cell table:style-name="ce4" office:value-type="string" calcext:value-type="string">
            <text:p>Replace</text:p>
          </table:table-cell>
          <table:table-cell table:style-name="ce5"/>
          <table:table-cell table:style-name="ce6" office:value-type="date" office:date-value="2021-03-03" calcext:value-type="date">
            <text:p>03-Mar-21</text:p>
          </table:table-cell>
          <table:table-cell table:style-name="ce7" office:value-type="date" office:date-value="2021-07-12" calcext:value-type="date">
            <text:p>12-Jul-21</text:p>
          </table:table-cell>
          <table:table-cell table:style-name="ce4" office:value-type="float" office:value="2" calcext:value-type="float">
            <text:p>2</text:p>
          </table:table-cell>
          <table:table-cell table:style-name="ce5" table:number-columns-repeated="2"/>
          <table:table-cell table:style-name="ce4" office:value-type="float" office:value="1.25" calcext:value-type="float">
            <text:p>1.25</text:p>
          </table:table-cell>
          <table:table-cell table:style-name="ce4" office:value-type="float" office:value="361.9" calcext:value-type="float">
            <text:p>361.9</text:p>
          </table:table-cell>
          <table:table-cell table:style-name="ce4" office:value-type="string" calcext:value-type="string">
            <text:p>Account</text:p>
          </table:table-cell>
          <table:table-cell table:style-name="ce11" office:value-type="float" office:value="131" calcext:value-type="float">
            <text:p>131</text:p>
          </table:table-cell>
          <table:table-cell table:style-name="ce11" office:value-type="float" office:value="140" calcext:value-type="float">
            <text:p>140</text:p>
          </table:table-cell>
          <table:table-cell table:number-columns-repeated="2" table:style-name="ce11" office:value-type="float" office:value="175" calcext:value-type="float">
            <text:p>175</text:p>
          </table:table-cell>
          <table:table-cell table:style-name="ce11" office:value-type="float" office:value="361.9" calcext:value-type="float">
            <text:p>361.9</text:p>
          </table:table-cell>
          <table:table-cell table:number-columns-repeated="2" table:style-name="ce11" office:value-type="float" office:value="536.9" calcext:value-type="float">
            <text:p>536.9</text:p>
          </table:table-cell>
          <table:table-cell table:style-name="ce11" office:value-type="string" calcext:value-type="string">
            <text:p>Wed</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481</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Assess</text:p>
          </table:table-cell>
          <table:table-cell table:style-name="ce5"/>
          <table:table-cell table:style-name="ce6" office:value-type="date" office:date-value="2021-03-04" calcext:value-type="date">
            <text:p>04-Mar-21</text:p>
          </table:table-cell>
          <table:table-cell table:style-name="ce6" office:value-type="date" office:date-value="2021-03-08" calcext:value-type="date">
            <text:p>08-Ma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10.23" calcext:value-type="float">
            <text:p>110.23</text:p>
          </table:table-cell>
          <table:table-cell table:style-name="ce4" office:value-type="string" calcext:value-type="string">
            <text:p>Account</text:p>
          </table:table-cell>
          <table:table-cell table:style-name="ce11" office:value-type="float" office:value="4" calcext:value-type="float">
            <text:p>4</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10.23" calcext:value-type="float">
            <text:p>110.23</text:p>
          </table:table-cell>
          <table:table-cell table:number-columns-repeated="2" table:style-name="ce11" office:value-type="float" office:value="130.23" calcext:value-type="float">
            <text:p>130.23</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482</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6" office:value-type="date" office:date-value="2021-03-04" calcext:value-type="date">
            <text:p>04-Mar-21</text:p>
          </table:table-cell>
          <table:table-cell table:style-name="ce7" office:value-type="date" office:date-value="2021-03-15" calcext:value-type="date">
            <text:p>15-Ma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33.91" calcext:value-type="float">
            <text:p>33.91</text:p>
          </table:table-cell>
          <table:table-cell table:style-name="ce4" office:value-type="string" calcext:value-type="string">
            <text:p>Account</text:p>
          </table:table-cell>
          <table:table-cell table:style-name="ce11" office:value-type="float" office:value="11" calcext:value-type="float">
            <text:p>11</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33.91" calcext:value-type="float">
            <text:p>33.91</text:p>
          </table:table-cell>
          <table:table-cell table:number-columns-repeated="2" table:style-name="ce11" office:value-type="float" office:value="53.91" calcext:value-type="float">
            <text:p>53.91</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483</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6" office:value-type="date" office:date-value="2021-03-04" calcext:value-type="date">
            <text:p>04-Mar-21</text:p>
          </table:table-cell>
          <table:table-cell table:style-name="ce7" office:value-type="date" office:date-value="2021-03-24" calcext:value-type="date">
            <text:p>24-Mar-21</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19" calcext:value-type="float">
            <text:p>19</text:p>
          </table:table-cell>
          <table:table-cell table:style-name="ce4" office:value-type="string" calcext:value-type="string">
            <text:p>Account</text:p>
          </table:table-cell>
          <table:table-cell table:style-name="ce11" office:value-type="float" office:value="20" calcext:value-type="float">
            <text:p>20</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19" calcext:value-type="float">
            <text:p>19</text:p>
          </table:table-cell>
          <table:table-cell table:number-columns-repeated="2" table:style-name="ce11" office:value-type="float" office:value="54" calcext:value-type="float">
            <text:p>54</text:p>
          </table:table-cell>
          <table:table-cell table:style-name="ce11" office:value-type="string" calcext:value-type="string">
            <text:p>Thu</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484</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Install</text:p>
          </table:table-cell>
          <table:table-cell table:style-name="ce5"/>
          <table:table-cell table:style-name="ce6" office:value-type="date" office:date-value="2021-03-04" calcext:value-type="date">
            <text:p>04-Mar-21</text:p>
          </table:table-cell>
          <table:table-cell table:style-name="ce7" office:value-type="date" office:date-value="2021-03-24" calcext:value-type="date">
            <text:p>24-Mar-21</text:p>
          </table:table-cell>
          <table:table-cell table:style-name="ce4" office:value-type="float" office:value="1" calcext:value-type="float">
            <text:p>1</text:p>
          </table:table-cell>
          <table:table-cell table:style-name="ce5" table:number-columns-repeated="2"/>
          <table:table-cell table:style-name="ce4" office:value-type="float" office:value="1.25" calcext:value-type="float">
            <text:p>1.25</text:p>
          </table:table-cell>
          <table:table-cell table:style-name="ce4" office:value-type="float" office:value="294.78" calcext:value-type="float">
            <text:p>294.78</text:p>
          </table:table-cell>
          <table:table-cell table:style-name="ce4" office:value-type="string" calcext:value-type="string">
            <text:p>P.O.</text:p>
          </table:table-cell>
          <table:table-cell table:style-name="ce11" office:value-type="float" office:value="20" calcext:value-type="float">
            <text:p>20</text:p>
          </table:table-cell>
          <table:table-cell table:style-name="ce11" office:value-type="float" office:value="80" calcext:value-type="float">
            <text:p>80</text:p>
          </table:table-cell>
          <table:table-cell table:number-columns-repeated="2" table:style-name="ce11" office:value-type="float" office:value="100" calcext:value-type="float">
            <text:p>100</text:p>
          </table:table-cell>
          <table:table-cell table:style-name="ce11" office:value-type="float" office:value="294.78" calcext:value-type="float">
            <text:p>294.78</text:p>
          </table:table-cell>
          <table:table-cell table:number-columns-repeated="2" table:style-name="ce11" office:value-type="float" office:value="394.78" calcext:value-type="float">
            <text:p>394.78</text:p>
          </table:table-cell>
          <table:table-cell table:style-name="ce11" office:value-type="string" calcext:value-type="string">
            <text:p>Thu</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485</text:p>
          </table:table-cell>
          <table:table-cell table:style-name="ce4" office:value-type="string" calcext:value-type="string">
            <text:p>East</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6" office:value-type="date" office:date-value="2021-03-04" calcext:value-type="date">
            <text:p>04-Mar-21</text:p>
          </table:table-cell>
          <table:table-cell table:style-name="ce7" office:value-type="date" office:date-value="2021-04-26" calcext:value-type="date">
            <text:p>26-Apr-21</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83.23" calcext:value-type="float">
            <text:p>83.23</text:p>
          </table:table-cell>
          <table:table-cell table:style-name="ce4" office:value-type="string" calcext:value-type="string">
            <text:p>Account</text:p>
          </table:table-cell>
          <table:table-cell table:style-name="ce11" office:value-type="float" office:value="53" calcext:value-type="float">
            <text:p>53</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83.23" calcext:value-type="float">
            <text:p>83.23</text:p>
          </table:table-cell>
          <table:table-cell table:number-columns-repeated="2" table:style-name="ce11" office:value-type="float" office:value="118.23" calcext:value-type="float">
            <text:p>118.23</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486</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6" office:value-type="date" office:date-value="2021-03-08" calcext:value-type="date">
            <text:p>08-Mar-21</text:p>
          </table:table-cell>
          <table:table-cell table:style-name="ce7" office:value-type="date" office:date-value="2021-03-16" calcext:value-type="date">
            <text:p>16-Mar-21</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103.08" calcext:value-type="float">
            <text:p>103.08</text:p>
          </table:table-cell>
          <table:table-cell table:style-name="ce4" office:value-type="string" calcext:value-type="string">
            <text:p>Account</text:p>
          </table:table-cell>
          <table:table-cell table:style-name="ce11" office:value-type="float" office:value="8" calcext:value-type="float">
            <text:p>8</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103.08" calcext:value-type="float">
            <text:p>103.08</text:p>
          </table:table-cell>
          <table:table-cell table:number-columns-repeated="2" table:style-name="ce11" office:value-type="float" office:value="163.08" calcext:value-type="float">
            <text:p>163.08</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487</text:p>
          </table:table-cell>
          <table:table-cell table:style-name="ce4" office:value-type="string" calcext:value-type="string">
            <text:p>Central</text:p>
          </table:table-cell>
          <table:table-cell table:style-name="ce4" office:value-type="string" calcext:value-type="string">
            <text:p>Cartier</text:p>
          </table:table-cell>
          <table:table-cell table:style-name="ce4" office:value-type="string" calcext:value-type="string">
            <text:p>Replace</text:p>
          </table:table-cell>
          <table:table-cell table:style-name="ce5"/>
          <table:table-cell table:style-name="ce6" office:value-type="date" office:date-value="2021-03-08" calcext:value-type="date">
            <text:p>08-Mar-21</text:p>
          </table:table-cell>
          <table:table-cell table:style-name="ce7" office:value-type="date" office:date-value="2021-03-16" calcext:value-type="date">
            <text:p>16-Mar-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144.31" calcext:value-type="float">
            <text:p>144.31</text:p>
          </table:table-cell>
          <table:table-cell table:style-name="ce4" office:value-type="string" calcext:value-type="string">
            <text:p>C.O.D.</text:p>
          </table:table-cell>
          <table:table-cell table:style-name="ce11" office:value-type="float" office:value="8" calcext:value-type="float">
            <text:p>8</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144.31" calcext:value-type="float">
            <text:p>144.31</text:p>
          </table:table-cell>
          <table:table-cell table:number-columns-repeated="2" table:style-name="ce11" office:value-type="float" office:value="214.31" calcext:value-type="float">
            <text:p>214.31</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488</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6" office:value-type="date" office:date-value="2021-03-08" calcext:value-type="date">
            <text:p>08-Mar-21</text:p>
          </table:table-cell>
          <table:table-cell table:style-name="ce7" office:value-type="date" office:date-value="2021-03-25" calcext:value-type="date">
            <text:p>25-Mar-21</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39" calcext:value-type="float">
            <text:p>39</text:p>
          </table:table-cell>
          <table:table-cell table:style-name="ce4" office:value-type="string" calcext:value-type="string">
            <text:p>Account</text:p>
          </table:table-cell>
          <table:table-cell table:style-name="ce11" office:value-type="float" office:value="17" calcext:value-type="float">
            <text:p>17</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39" calcext:value-type="float">
            <text:p>39</text:p>
          </table:table-cell>
          <table:table-cell table:number-columns-repeated="2" table:style-name="ce11" office:value-type="float" office:value="74" calcext:value-type="float">
            <text:p>74</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489</text:p>
          </table:table-cell>
          <table:table-cell table:style-name="ce4" office:value-type="string" calcext:value-type="string">
            <text:p>Central</text:p>
          </table:table-cell>
          <table:table-cell table:style-name="ce4" office:value-type="string" calcext:value-type="string">
            <text:p>Burton</text:p>
          </table:table-cell>
          <table:table-cell table:style-name="ce4" office:value-type="string" calcext:value-type="string">
            <text:p>Install</text:p>
          </table:table-cell>
          <table:table-cell table:style-name="ce5"/>
          <table:table-cell table:style-name="ce6" office:value-type="date" office:date-value="2021-03-08" calcext:value-type="date">
            <text:p>08-Mar-21</text:p>
          </table:table-cell>
          <table:table-cell table:style-name="ce7" office:value-type="date" office:date-value="2021-03-27" calcext:value-type="date">
            <text:p>27-Mar-21</text:p>
          </table:table-cell>
          <table:table-cell table:style-name="ce4" office:value-type="float" office:value="2" calcext:value-type="float">
            <text:p>2</text:p>
          </table:table-cell>
          <table:table-cell table:style-name="ce5" table:number-columns-repeated="2"/>
          <table:table-cell table:style-name="ce4" office:value-type="float" office:value="2.5" calcext:value-type="float">
            <text:p>2.5</text:p>
          </table:table-cell>
          <table:table-cell table:style-name="ce4" office:value-type="float" office:value="224" calcext:value-type="float">
            <text:p>224</text:p>
          </table:table-cell>
          <table:table-cell table:style-name="ce4" office:value-type="string" calcext:value-type="string">
            <text:p>C.O.D.</text:p>
          </table:table-cell>
          <table:table-cell table:style-name="ce11" office:value-type="float" office:value="19" calcext:value-type="float">
            <text:p>19</text:p>
          </table:table-cell>
          <table:table-cell table:style-name="ce11" office:value-type="float" office:value="140" calcext:value-type="float">
            <text:p>140</text:p>
          </table:table-cell>
          <table:table-cell table:number-columns-repeated="2" table:style-name="ce11" office:value-type="float" office:value="350" calcext:value-type="float">
            <text:p>350</text:p>
          </table:table-cell>
          <table:table-cell table:style-name="ce11" office:value-type="float" office:value="224" calcext:value-type="float">
            <text:p>224</text:p>
          </table:table-cell>
          <table:table-cell table:number-columns-repeated="2" table:style-name="ce11" office:value-type="float" office:value="574" calcext:value-type="float">
            <text:p>574</text:p>
          </table:table-cell>
          <table:table-cell table:style-name="ce11" office:value-type="string" calcext:value-type="string">
            <text:p>Mon</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490</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6" office:value-type="date" office:date-value="2021-03-08" calcext:value-type="date">
            <text:p>08-Mar-21</text:p>
          </table:table-cell>
          <table:table-cell table:style-name="ce7" office:value-type="date" office:date-value="2021-06-12" calcext:value-type="date">
            <text:p>12-Jun-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475.54" calcext:value-type="float">
            <text:p>475.54</text:p>
          </table:table-cell>
          <table:table-cell table:style-name="ce4" office:value-type="string" calcext:value-type="string">
            <text:p>Account</text:p>
          </table:table-cell>
          <table:table-cell table:style-name="ce11" office:value-type="float" office:value="96" calcext:value-type="float">
            <text:p>96</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475.54" calcext:value-type="float">
            <text:p>475.54</text:p>
          </table:table-cell>
          <table:table-cell table:number-columns-repeated="2" table:style-name="ce11" office:value-type="float" office:value="515.54" calcext:value-type="float">
            <text:p>515.54</text:p>
          </table:table-cell>
          <table:table-cell table:style-name="ce11" office:value-type="string" calcext:value-type="string">
            <text:p>Mon</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491</text:p>
          </table:table-cell>
          <table:table-cell table:style-name="ce4" office:value-type="string" calcext:value-type="string">
            <text:p>Central</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6" office:value-type="date" office:date-value="2021-03-09" calcext:value-type="date">
            <text:p>09-Mar-21</text:p>
          </table:table-cell>
          <table:table-cell table:style-name="ce7" office:value-type="date" office:date-value="2021-03-16" calcext:value-type="date">
            <text:p>16-Mar-21</text:p>
          </table:table-cell>
          <table:table-cell table:style-name="ce4" office:value-type="float" office:value="1" calcext:value-type="float">
            <text:p>1</text:p>
          </table:table-cell>
          <table:table-cell table:style-name="ce5" table:number-columns-repeated="2"/>
          <table:table-cell table:style-name="ce4" office:value-type="float" office:value="1" calcext:value-type="float">
            <text:p>1</text:p>
          </table:table-cell>
          <table:table-cell table:style-name="ce4" office:value-type="float" office:value="46.04" calcext:value-type="float">
            <text:p>46.04</text:p>
          </table:table-cell>
          <table:table-cell table:style-name="ce4" office:value-type="string" calcext:value-type="string">
            <text:p>C.O.D.</text:p>
          </table:table-cell>
          <table:table-cell table:style-name="ce11" office:value-type="float" office:value="7" calcext:value-type="float">
            <text:p>7</text:p>
          </table:table-cell>
          <table:table-cell table:number-columns-repeated="3" table:style-name="ce11" office:value-type="float" office:value="80" calcext:value-type="float">
            <text:p>80</text:p>
          </table:table-cell>
          <table:table-cell table:style-name="ce11" office:value-type="float" office:value="46.04" calcext:value-type="float">
            <text:p>46.04</text:p>
          </table:table-cell>
          <table:table-cell table:number-columns-repeated="2" table:style-name="ce11" office:value-type="float" office:value="126.04" calcext:value-type="float">
            <text:p>126.04</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492</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6" office:value-type="date" office:date-value="2021-03-09" calcext:value-type="date">
            <text:p>09-Mar-21</text:p>
          </table:table-cell>
          <table:table-cell table:style-name="ce7" office:value-type="date" office:date-value="2021-03-16" calcext:value-type="date">
            <text:p>16-Mar-21</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294.55" calcext:value-type="float">
            <text:p>294.55</text:p>
          </table:table-cell>
          <table:table-cell table:style-name="ce4" office:value-type="string" calcext:value-type="string">
            <text:p>Account</text:p>
          </table:table-cell>
          <table:table-cell table:style-name="ce11" office:value-type="float" office:value="7" calcext:value-type="float">
            <text:p>7</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294.55" calcext:value-type="float">
            <text:p>294.55</text:p>
          </table:table-cell>
          <table:table-cell table:number-columns-repeated="2" table:style-name="ce11" office:value-type="float" office:value="354.55" calcext:value-type="float">
            <text:p>354.55</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493</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6" office:value-type="date" office:date-value="2021-03-09" calcext:value-type="date">
            <text:p>09-Mar-21</text:p>
          </table:table-cell>
          <table:table-cell table:style-name="ce9" office:value-type="date" office:date-value="2021-05-25" calcext:value-type="date">
            <text:p>25-May-21</text:p>
          </table:table-cell>
          <table:table-cell table:style-name="ce4" office:value-type="float" office:value="2" calcext:value-type="float">
            <text:p>2</text:p>
          </table:table-cell>
          <table:table-cell table:style-name="ce5" table:number-columns-repeated="2"/>
          <table:table-cell table:style-name="ce4" office:value-type="float" office:value="1" calcext:value-type="float">
            <text:p>1</text:p>
          </table:table-cell>
          <table:table-cell table:style-name="ce4" office:value-type="float" office:value="28.5" calcext:value-type="float">
            <text:p>28.5</text:p>
          </table:table-cell>
          <table:table-cell table:style-name="ce4" office:value-type="string" calcext:value-type="string">
            <text:p>P.O.</text:p>
          </table:table-cell>
          <table:table-cell table:style-name="ce11" office:value-type="float" office:value="77" calcext:value-type="float">
            <text:p>77</text:p>
          </table:table-cell>
          <table:table-cell table:number-columns-repeated="3" table:style-name="ce11" office:value-type="float" office:value="140" calcext:value-type="float">
            <text:p>140</text:p>
          </table:table-cell>
          <table:table-cell table:style-name="ce11" office:value-type="float" office:value="28.5" calcext:value-type="float">
            <text:p>28.5</text:p>
          </table:table-cell>
          <table:table-cell table:number-columns-repeated="2" table:style-name="ce11" office:value-type="float" office:value="168.5" calcext:value-type="float">
            <text:p>168.5</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494</text:p>
          </table:table-cell>
          <table:table-cell table:style-name="ce4" office:value-type="string" calcext:value-type="string">
            <text:p>East</text:p>
          </table:table-cell>
          <table:table-cell table:style-name="ce4" office:value-type="string" calcext:value-type="string">
            <text:p>Ling</text:p>
          </table:table-cell>
          <table:table-cell table:style-name="ce4" office:value-type="string" calcext:value-type="string">
            <text:p>Install</text:p>
          </table:table-cell>
          <table:table-cell table:style-name="ce5"/>
          <table:table-cell table:style-name="ce7" office:value-type="date" office:date-value="2021-03-10" calcext:value-type="date">
            <text:p>10-Mar-21</text:p>
          </table:table-cell>
          <table:table-cell table:style-name="ce7" office:value-type="date" office:date-value="2021-03-12" calcext:value-type="date">
            <text:p>12-Mar-21</text:p>
          </table:table-cell>
          <table:table-cell table:style-name="ce4" office:value-type="float" office:value="2" calcext:value-type="float">
            <text:p>2</text:p>
          </table:table-cell>
          <table:table-cell table:style-name="ce5" table:number-columns-repeated="2"/>
          <table:table-cell table:style-name="ce4" office:value-type="float" office:value="1.5" calcext:value-type="float">
            <text:p>1.5</text:p>
          </table:table-cell>
          <table:table-cell table:style-name="ce4" office:value-type="float" office:value="50" calcext:value-type="float">
            <text:p>50</text:p>
          </table:table-cell>
          <table:table-cell table:style-name="ce4" office:value-type="string" calcext:value-type="string">
            <text:p>Account</text:p>
          </table:table-cell>
          <table:table-cell table:style-name="ce11" office:value-type="float" office:value="2" calcext:value-type="float">
            <text:p>2</text:p>
          </table:table-cell>
          <table:table-cell table:style-name="ce11" office:value-type="float" office:value="140" calcext:value-type="float">
            <text:p>140</text:p>
          </table:table-cell>
          <table:table-cell table:number-columns-repeated="2" table:style-name="ce11" office:value-type="float" office:value="210" calcext:value-type="float">
            <text:p>210</text:p>
          </table:table-cell>
          <table:table-cell table:style-name="ce11" office:value-type="float" office:value="50" calcext:value-type="float">
            <text:p>50</text:p>
          </table:table-cell>
          <table:table-cell table:number-columns-repeated="2" table:style-name="ce11" office:value-type="float" office:value="260" calcext:value-type="float">
            <text:p>260</text:p>
          </table:table-cell>
          <table:table-cell table:style-name="ce11" office:value-type="string" calcext:value-type="string">
            <text:p>Wed</text:p>
          </table:table-cell>
          <table:table-cell table:style-name="ce11" office:value-type="string" calcext:value-type="string">
            <text:p>Fri</text:p>
          </table:table-cell>
          <table:table-cell table:number-columns-repeated="1002"/>
        </table:table-row>
        <table:table-row table:style-name="ro1">
          <table:table-cell table:style-name="ce2" office:value-type="string" calcext:value-type="string">
            <text:p>A00495</text:p>
          </table:table-cell>
          <table:table-cell table:style-name="ce4" office:value-type="string" calcext:value-type="string">
            <text:p>Southea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number-columns-repeated="2" table:style-name="ce7" office:value-type="date" office:date-value="2021-03-10" calcext:value-type="date">
            <text:p>10-Mar-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0" calcext:value-type="float">
            <text:p>10</text:p>
          </table:table-cell>
          <table:table-cell table:style-name="ce4" office:value-type="string" calcext:value-type="string">
            <text:p>Account</text:p>
          </table:table-cell>
          <table:table-cell table:style-name="ce11" office:value-type="string" calcext:value-type="string">
            <text:p>-</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0" calcext:value-type="float">
            <text:p>10</text:p>
          </table:table-cell>
          <table:table-cell table:number-columns-repeated="2" table:style-name="ce11" office:value-type="float" office:value="50" calcext:value-type="float">
            <text:p>50</text:p>
          </table:table-cell>
          <table:table-cell table:number-columns-repeated="2" table:style-name="ce11" office:value-type="string" calcext:value-type="string">
            <text:p>Wed</text:p>
          </table:table-cell>
          <table:table-cell table:number-columns-repeated="1002"/>
        </table:table-row>
        <table:table-row table:style-name="ro1">
          <table:table-cell table:style-name="ce2" office:value-type="string" calcext:value-type="string">
            <text:p>A00496</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Install</text:p>
          </table:table-cell>
          <table:table-cell table:style-name="ce4" office:value-type="string" calcext:value-type="string">
            <text:p>Yes</text:p>
          </table:table-cell>
          <table:table-cell table:style-name="ce7" office:value-type="date" office:date-value="2021-03-10" calcext:value-type="date">
            <text:p>10-Mar-21</text:p>
          </table:table-cell>
          <table:table-cell table:style-name="ce7" office:value-type="date" office:date-value="2021-03-17" calcext:value-type="date">
            <text:p>17-Mar-21</text:p>
          </table:table-cell>
          <table:table-cell table:style-name="ce4" office:value-type="float" office:value="2" calcext:value-type="float">
            <text:p>2</text:p>
          </table:table-cell>
          <table:table-cell table:style-name="ce5" table:number-columns-repeated="2"/>
          <table:table-cell table:style-name="ce4" office:value-type="float" office:value="1.5" calcext:value-type="float">
            <text:p>1.5</text:p>
          </table:table-cell>
          <table:table-cell table:style-name="ce4" office:value-type="float" office:value="29.33" calcext:value-type="float">
            <text:p>29.33</text:p>
          </table:table-cell>
          <table:table-cell table:style-name="ce4" office:value-type="string" calcext:value-type="string">
            <text:p>Account</text:p>
          </table:table-cell>
          <table:table-cell table:style-name="ce11" office:value-type="float" office:value="7" calcext:value-type="float">
            <text:p>7</text:p>
          </table:table-cell>
          <table:table-cell table:style-name="ce11" office:value-type="float" office:value="140" calcext:value-type="float">
            <text:p>140</text:p>
          </table:table-cell>
          <table:table-cell table:number-columns-repeated="2" table:style-name="ce11" office:value-type="float" office:value="210" calcext:value-type="float">
            <text:p>210</text:p>
          </table:table-cell>
          <table:table-cell table:style-name="ce11" office:value-type="float" office:value="29.33" calcext:value-type="float">
            <text:p>29.33</text:p>
          </table:table-cell>
          <table:table-cell table:number-columns-repeated="2" table:style-name="ce11" office:value-type="float" office:value="239.33" calcext:value-type="float">
            <text:p>239.33</text:p>
          </table:table-cell>
          <table:table-cell table:number-columns-repeated="2" table:style-name="ce11" office:value-type="string" calcext:value-type="string">
            <text:p>Wed</text:p>
          </table:table-cell>
          <table:table-cell table:number-columns-repeated="1002"/>
        </table:table-row>
        <table:table-row table:style-name="ro1">
          <table:table-cell table:style-name="ce2" office:value-type="string" calcext:value-type="string">
            <text:p>A00497</text:p>
          </table:table-cell>
          <table:table-cell table:style-name="ce4" office:value-type="string" calcext:value-type="string">
            <text:p>South</text:p>
          </table:table-cell>
          <table:table-cell table:style-name="ce4" office:value-type="string" calcext:value-type="string">
            <text:p>Burton</text:p>
          </table:table-cell>
          <table:table-cell table:style-name="ce4" office:value-type="string" calcext:value-type="string">
            <text:p>Assess</text:p>
          </table:table-cell>
          <table:table-cell table:style-name="ce4" office:value-type="string" calcext:value-type="string">
            <text:p>Yes</text:p>
          </table:table-cell>
          <table:table-cell table:style-name="ce7" office:value-type="date" office:date-value="2021-03-10" calcext:value-type="date">
            <text:p>10-Mar-21</text:p>
          </table:table-cell>
          <table:table-cell table:style-name="ce7" office:value-type="date" office:date-value="2021-03-17" calcext:value-type="date">
            <text:p>17-Mar-21</text:p>
          </table:table-cell>
          <table:table-cell table:style-name="ce4" office:value-type="float" office:value="1" calcext:value-type="float">
            <text:p>1</text:p>
          </table:table-cell>
          <table:table-cell table:style-name="ce5"/>
          <table:table-cell table:style-name="ce4" office:value-type="string" calcext:value-type="string">
            <text:p>Yes</text:p>
          </table:table-cell>
          <table:table-cell table:style-name="ce4" office:value-type="float" office:value="0.25" calcext:value-type="float">
            <text:p>0.25</text:p>
          </table:table-cell>
          <table:table-cell table:style-name="ce4" office:value-type="float" office:value="19.2" calcext:value-type="float">
            <text:p>19.2</text:p>
          </table:table-cell>
          <table:table-cell table:style-name="ce4" office:value-type="string" calcext:value-type="string">
            <text:p>C.O.D.</text:p>
          </table:table-cell>
          <table:table-cell table:style-name="ce11" office:value-type="float" office:value="7" calcext:value-type="float">
            <text:p>7</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string" calcext:value-type="string">
            <text:p>-</text:p>
          </table:table-cell>
          <table:table-cell table:style-name="ce11" office:value-type="float" office:value="39.2" calcext:value-type="float">
            <text:p>39.2</text:p>
          </table:table-cell>
          <table:table-cell table:style-name="ce11" office:value-type="float" office:value="20" calcext:value-type="float">
            <text:p>20</text:p>
          </table:table-cell>
          <table:table-cell table:number-columns-repeated="2" table:style-name="ce11" office:value-type="string" calcext:value-type="string">
            <text:p>Wed</text:p>
          </table:table-cell>
          <table:table-cell table:number-columns-repeated="1002"/>
        </table:table-row>
        <table:table-row table:style-name="ro1">
          <table:table-cell table:style-name="ce2" office:value-type="string" calcext:value-type="string">
            <text:p>A00498</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7" office:value-type="date" office:date-value="2021-03-10" calcext:value-type="date">
            <text:p>10-Mar-21</text:p>
          </table:table-cell>
          <table:table-cell table:style-name="ce7" office:value-type="date" office:date-value="2021-03-17" calcext:value-type="date">
            <text:p>17-Mar-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24.19" calcext:value-type="float">
            <text:p>24.19</text:p>
          </table:table-cell>
          <table:table-cell table:style-name="ce4" office:value-type="string" calcext:value-type="string">
            <text:p>C.O.D.</text:p>
          </table:table-cell>
          <table:table-cell table:style-name="ce11" office:value-type="float" office:value="7" calcext:value-type="float">
            <text:p>7</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24.19" calcext:value-type="float">
            <text:p>24.19</text:p>
          </table:table-cell>
          <table:table-cell table:number-columns-repeated="2" table:style-name="ce11" office:value-type="float" office:value="94.19" calcext:value-type="float">
            <text:p>94.19</text:p>
          </table:table-cell>
          <table:table-cell table:number-columns-repeated="2" table:style-name="ce11" office:value-type="string" calcext:value-type="string">
            <text:p>Wed</text:p>
          </table:table-cell>
          <table:table-cell table:number-columns-repeated="1002"/>
        </table:table-row>
        <table:table-row table:style-name="ro1">
          <table:table-cell table:style-name="ce2" office:value-type="string" calcext:value-type="string">
            <text:p>A00499</text:p>
          </table:table-cell>
          <table:table-cell table:style-name="ce4" office:value-type="string" calcext:value-type="string">
            <text:p>East</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7" office:value-type="date" office:date-value="2021-03-10" calcext:value-type="date">
            <text:p>10-Mar-21</text:p>
          </table:table-cell>
          <table:table-cell table:style-name="ce7" office:value-type="date" office:date-value="2021-03-18" calcext:value-type="date">
            <text:p>18-Mar-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159" calcext:value-type="float">
            <text:p>159</text:p>
          </table:table-cell>
          <table:table-cell table:style-name="ce4" office:value-type="string" calcext:value-type="string">
            <text:p>Account</text:p>
          </table:table-cell>
          <table:table-cell table:style-name="ce11" office:value-type="float" office:value="8" calcext:value-type="float">
            <text:p>8</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159" calcext:value-type="float">
            <text:p>159</text:p>
          </table:table-cell>
          <table:table-cell table:number-columns-repeated="2" table:style-name="ce11" office:value-type="float" office:value="229" calcext:value-type="float">
            <text:p>229</text:p>
          </table:table-cell>
          <table:table-cell table:style-name="ce11" office:value-type="string" calcext:value-type="string">
            <text:p>Wed</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500</text:p>
          </table:table-cell>
          <table:table-cell table:style-name="ce4" office:value-type="string" calcext:value-type="string">
            <text:p>Southeast</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7" office:value-type="date" office:date-value="2021-03-10" calcext:value-type="date">
            <text:p>10-Mar-21</text:p>
          </table:table-cell>
          <table:table-cell table:style-name="ce7" office:value-type="date" office:date-value="2021-03-24" calcext:value-type="date">
            <text:p>24-Mar-21</text:p>
          </table:table-cell>
          <table:table-cell table:style-name="ce4" office:value-type="float" office:value="2" calcext:value-type="float">
            <text:p>2</text:p>
          </table:table-cell>
          <table:table-cell table:style-name="ce5"/>
          <table:table-cell table:style-name="ce4" office:value-type="string" calcext:value-type="string">
            <text:p>Yes</text:p>
          </table:table-cell>
          <table:table-cell table:style-name="ce4" office:value-type="float" office:value="0.5" calcext:value-type="float">
            <text:p>0.5</text:p>
          </table:table-cell>
          <table:table-cell table:style-name="ce4" office:value-type="float" office:value="411.1" calcext:value-type="float">
            <text:p>411.1</text:p>
          </table:table-cell>
          <table:table-cell table:style-name="ce4" office:value-type="string" calcext:value-type="string">
            <text:p>C.O.D.</text:p>
          </table:table-cell>
          <table:table-cell table:style-name="ce11" office:value-type="float" office:value="14" calcext:value-type="float">
            <text:p>14</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string" calcext:value-type="string">
            <text:p>-</text:p>
          </table:table-cell>
          <table:table-cell table:style-name="ce11" office:value-type="float" office:value="481.1" calcext:value-type="float">
            <text:p>481.1</text:p>
          </table:table-cell>
          <table:table-cell table:style-name="ce11" office:value-type="float" office:value="70" calcext:value-type="float">
            <text:p>70</text:p>
          </table:table-cell>
          <table:table-cell table:number-columns-repeated="2" table:style-name="ce11" office:value-type="string" calcext:value-type="string">
            <text:p>Wed</text:p>
          </table:table-cell>
          <table:table-cell table:number-columns-repeated="1002"/>
        </table:table-row>
        <table:table-row table:style-name="ro1">
          <table:table-cell table:style-name="ce2" office:value-type="string" calcext:value-type="string">
            <text:p>A00501</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7" office:value-type="date" office:date-value="2021-03-10" calcext:value-type="date">
            <text:p>10-Mar-21</text:p>
          </table:table-cell>
          <table:table-cell table:style-name="ce6" office:value-type="date" office:date-value="2021-04-08" calcext:value-type="date">
            <text:p>08-Apr-21</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58.36" calcext:value-type="float">
            <text:p>58.36</text:p>
          </table:table-cell>
          <table:table-cell table:style-name="ce4" office:value-type="string" calcext:value-type="string">
            <text:p>Account</text:p>
          </table:table-cell>
          <table:table-cell table:style-name="ce11" office:value-type="float" office:value="29" calcext:value-type="float">
            <text:p>29</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58.36" calcext:value-type="float">
            <text:p>58.36</text:p>
          </table:table-cell>
          <table:table-cell table:number-columns-repeated="2" table:style-name="ce11" office:value-type="float" office:value="118.36" calcext:value-type="float">
            <text:p>118.36</text:p>
          </table:table-cell>
          <table:table-cell table:style-name="ce11" office:value-type="string" calcext:value-type="string">
            <text:p>Wed</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502</text:p>
          </table:table-cell>
          <table:table-cell table:style-name="ce4" office:value-type="string" calcext:value-type="string">
            <text:p>Southeast</text:p>
          </table:table-cell>
          <table:table-cell table:style-name="ce4" office:value-type="string" calcext:value-type="string">
            <text:p>Burton</text:p>
          </table:table-cell>
          <table:table-cell table:style-name="ce4" office:value-type="string" calcext:value-type="string">
            <text:p>Repair</text:p>
          </table:table-cell>
          <table:table-cell table:style-name="ce5"/>
          <table:table-cell table:style-name="ce7" office:value-type="date" office:date-value="2021-03-10" calcext:value-type="date">
            <text:p>10-Mar-21</text:p>
          </table:table-cell>
          <table:table-cell table:style-name="ce7" office:value-type="date" office:date-value="2021-04-20" calcext:value-type="date">
            <text:p>20-Apr-21</text:p>
          </table:table-cell>
          <table:table-cell table:style-name="ce4" office:value-type="float" office:value="1" calcext:value-type="float">
            <text:p>1</text:p>
          </table:table-cell>
          <table:table-cell table:style-name="ce5"/>
          <table:table-cell table:style-name="ce4" office:value-type="string" calcext:value-type="string">
            <text:p>Yes</text:p>
          </table:table-cell>
          <table:table-cell table:style-name="ce4" office:value-type="float" office:value="1.75" calcext:value-type="float">
            <text:p>1.75</text:p>
          </table:table-cell>
          <table:table-cell table:style-name="ce4" office:value-type="float" office:value="98.55" calcext:value-type="float">
            <text:p>98.55</text:p>
          </table:table-cell>
          <table:table-cell table:style-name="ce4" office:value-type="string" calcext:value-type="string">
            <text:p>C.O.D.</text:p>
          </table:table-cell>
          <table:table-cell table:style-name="ce11" office:value-type="float" office:value="41" calcext:value-type="float">
            <text:p>41</text:p>
          </table:table-cell>
          <table:table-cell table:style-name="ce11" office:value-type="float" office:value="80" calcext:value-type="float">
            <text:p>80</text:p>
          </table:table-cell>
          <table:table-cell table:number-columns-repeated="2" table:style-name="ce11" office:value-type="float" office:value="140" calcext:value-type="float">
            <text:p>140</text:p>
          </table:table-cell>
          <table:table-cell table:style-name="ce11" office:value-type="string" calcext:value-type="string">
            <text:p>-</text:p>
          </table:table-cell>
          <table:table-cell table:style-name="ce11" office:value-type="float" office:value="238.55" calcext:value-type="float">
            <text:p>238.55</text:p>
          </table:table-cell>
          <table:table-cell table:style-name="ce11" office:value-type="float" office:value="140" calcext:value-type="float">
            <text:p>140</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503</text:p>
          </table:table-cell>
          <table:table-cell table:style-name="ce4" office:value-type="string" calcext:value-type="string">
            <text:p>East</text:p>
          </table:table-cell>
          <table:table-cell table:style-name="ce4" office:value-type="string" calcext:value-type="string">
            <text:p>Ling</text:p>
          </table:table-cell>
          <table:table-cell table:style-name="ce4" office:value-type="string" calcext:value-type="string">
            <text:p>Repair</text:p>
          </table:table-cell>
          <table:table-cell table:style-name="ce5"/>
          <table:table-cell table:style-name="ce7" office:value-type="date" office:date-value="2021-03-10" calcext:value-type="date">
            <text:p>10-Mar-21</text:p>
          </table:table-cell>
          <table:table-cell table:style-name="ce7" office:value-type="date" office:date-value="2021-04-21" calcext:value-type="date">
            <text:p>21-Apr-21</text:p>
          </table:table-cell>
          <table:table-cell table:style-name="ce4" office:value-type="float" office:value="2" calcext:value-type="float">
            <text:p>2</text:p>
          </table:table-cell>
          <table:table-cell table:number-columns-repeated="2" table:style-name="ce4" office:value-type="string" calcext:value-type="string">
            <text:p>Yes</text:p>
          </table:table-cell>
          <table:table-cell table:style-name="ce4" office:value-type="float" office:value="2" calcext:value-type="float">
            <text:p>2</text:p>
          </table:table-cell>
          <table:table-cell table:style-name="ce4" office:value-type="float" office:value="145.15" calcext:value-type="float">
            <text:p>145.15</text:p>
          </table:table-cell>
          <table:table-cell table:style-name="ce4" office:value-type="string" calcext:value-type="string">
            <text:p>Warranty</text:p>
          </table:table-cell>
          <table:table-cell table:style-name="ce11" office:value-type="float" office:value="42" calcext:value-type="float">
            <text:p>42</text:p>
          </table:table-cell>
          <table:table-cell table:style-name="ce11" office:value-type="float" office:value="140" calcext:value-type="float">
            <text:p>140</text:p>
          </table:table-cell>
          <table:table-cell table:style-name="ce11" office:value-type="float" office:value="280" calcext:value-type="float">
            <text:p>280</text:p>
          </table:table-cell>
          <table:table-cell table:number-columns-repeated="2" table:style-name="ce11" office:value-type="string" calcext:value-type="string">
            <text:p>-</text:p>
          </table:table-cell>
          <table:table-cell table:style-name="ce11" office:value-type="float" office:value="425.15" calcext:value-type="float">
            <text:p>425.15</text:p>
          </table:table-cell>
          <table:table-cell table:style-name="ce11" office:value-type="string" calcext:value-type="string">
            <text:p>-</text:p>
          </table:table-cell>
          <table:table-cell table:number-columns-repeated="2" table:style-name="ce11" office:value-type="string" calcext:value-type="string">
            <text:p>Wed</text:p>
          </table:table-cell>
          <table:table-cell table:number-columns-repeated="1002"/>
        </table:table-row>
        <table:table-row table:style-name="ro1">
          <table:table-cell table:style-name="ce2" office:value-type="string" calcext:value-type="string">
            <text:p>A00504</text:p>
          </table:table-cell>
          <table:table-cell table:style-name="ce4" office:value-type="string" calcext:value-type="string">
            <text:p>Southeast</text:p>
          </table:table-cell>
          <table:table-cell table:style-name="ce4" office:value-type="string" calcext:value-type="string">
            <text:p>Burton</text:p>
          </table:table-cell>
          <table:table-cell table:style-name="ce4" office:value-type="string" calcext:value-type="string">
            <text:p>Replace</text:p>
          </table:table-cell>
          <table:table-cell table:style-name="ce5"/>
          <table:table-cell table:number-columns-repeated="2" table:style-name="ce7" office:value-type="date" office:date-value="2021-03-11" calcext:value-type="date">
            <text:p>11-Mar-21</text:p>
          </table:table-cell>
          <table:table-cell table:style-name="ce4" office:value-type="float" office:value="2" calcext:value-type="float">
            <text:p>2</text:p>
          </table:table-cell>
          <table:table-cell table:style-name="ce5" table:number-columns-repeated="2"/>
          <table:table-cell table:style-name="ce4" office:value-type="float" office:value="0.75" calcext:value-type="float">
            <text:p>0.75</text:p>
          </table:table-cell>
          <table:table-cell table:style-name="ce4" office:value-type="float" office:value="125.73" calcext:value-type="float">
            <text:p>125.73</text:p>
          </table:table-cell>
          <table:table-cell table:style-name="ce4" office:value-type="string" calcext:value-type="string">
            <text:p>Account</text:p>
          </table:table-cell>
          <table:table-cell table:style-name="ce11" office:value-type="string" calcext:value-type="string">
            <text:p>-</text:p>
          </table:table-cell>
          <table:table-cell table:style-name="ce11" office:value-type="float" office:value="140" calcext:value-type="float">
            <text:p>140</text:p>
          </table:table-cell>
          <table:table-cell table:number-columns-repeated="2" table:style-name="ce11" office:value-type="float" office:value="105" calcext:value-type="float">
            <text:p>105</text:p>
          </table:table-cell>
          <table:table-cell table:style-name="ce11" office:value-type="float" office:value="125.73" calcext:value-type="float">
            <text:p>125.73</text:p>
          </table:table-cell>
          <table:table-cell table:number-columns-repeated="2" table:style-name="ce11" office:value-type="float" office:value="230.73" calcext:value-type="float">
            <text:p>230.73</text:p>
          </table:table-cell>
          <table:table-cell table:number-columns-repeated="2" table:style-name="ce11" office:value-type="string" calcext:value-type="string">
            <text:p>Thu</text:p>
          </table:table-cell>
          <table:table-cell table:number-columns-repeated="1002"/>
        </table:table-row>
        <table:table-row table:style-name="ro1">
          <table:table-cell table:style-name="ce2" office:value-type="string" calcext:value-type="string">
            <text:p>A00505</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Assess</text:p>
          </table:table-cell>
          <table:table-cell table:style-name="ce4" office:value-type="string" calcext:value-type="string">
            <text:p>Yes</text:p>
          </table:table-cell>
          <table:table-cell table:style-name="ce7" office:value-type="date" office:date-value="2021-03-11" calcext:value-type="date">
            <text:p>11-Mar-21</text:p>
          </table:table-cell>
          <table:table-cell table:style-name="ce6" office:value-type="date" office:date-value="2021-06-01" calcext:value-type="date">
            <text:p>01-Ju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04.28" calcext:value-type="float">
            <text:p>204.28</text:p>
          </table:table-cell>
          <table:table-cell table:style-name="ce4" office:value-type="string" calcext:value-type="string">
            <text:p>C.O.D.</text:p>
          </table:table-cell>
          <table:table-cell table:style-name="ce11" office:value-type="float" office:value="82" calcext:value-type="float">
            <text:p>82</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04.28" calcext:value-type="float">
            <text:p>204.28</text:p>
          </table:table-cell>
          <table:table-cell table:number-columns-repeated="2" table:style-name="ce11" office:value-type="float" office:value="224.28" calcext:value-type="float">
            <text:p>224.28</text:p>
          </table:table-cell>
          <table:table-cell table:style-name="ce11" office:value-type="string" calcext:value-type="string">
            <text:p>Thu</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506</text:p>
          </table:table-cell>
          <table:table-cell table:style-name="ce4" office:value-type="string" calcext:value-type="string">
            <text:p>Central</text:p>
          </table:table-cell>
          <table:table-cell table:style-name="ce4" office:value-type="string" calcext:value-type="string">
            <text:p>Cartier</text:p>
          </table:table-cell>
          <table:table-cell table:style-name="ce4" office:value-type="string" calcext:value-type="string">
            <text:p>Deliver</text:p>
          </table:table-cell>
          <table:table-cell table:style-name="ce5"/>
          <table:table-cell table:style-name="ce7" office:value-type="date" office:date-value="2021-03-11" calcext:value-type="date">
            <text:p>11-Mar-21</text:p>
          </table:table-cell>
          <table:table-cell table:style-name="ce7" office:value-type="date" office:date-value="2021-07-17" calcext:value-type="date">
            <text:p>17-Jul-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20" calcext:value-type="float">
            <text:p>120</text:p>
          </table:table-cell>
          <table:table-cell table:style-name="ce4" office:value-type="string" calcext:value-type="string">
            <text:p>Account</text:p>
          </table:table-cell>
          <table:table-cell table:style-name="ce11" office:value-type="float" office:value="128" calcext:value-type="float">
            <text:p>128</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20" calcext:value-type="float">
            <text:p>120</text:p>
          </table:table-cell>
          <table:table-cell table:number-columns-repeated="2" table:style-name="ce11" office:value-type="float" office:value="140" calcext:value-type="float">
            <text:p>140</text:p>
          </table:table-cell>
          <table:table-cell table:style-name="ce11" office:value-type="string" calcext:value-type="string">
            <text:p>Thu</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507</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7" office:value-type="date" office:date-value="2021-03-15" calcext:value-type="date">
            <text:p>15-Mar-21</text:p>
          </table:table-cell>
          <table:table-cell table:style-name="ce7" office:value-type="date" office:date-value="2021-03-27" calcext:value-type="date">
            <text:p>27-Mar-21</text:p>
          </table:table-cell>
          <table:table-cell table:style-name="ce4" office:value-type="float" office:value="2" calcext:value-type="float">
            <text:p>2</text:p>
          </table:table-cell>
          <table:table-cell table:style-name="ce5" table:number-columns-repeated="2"/>
          <table:table-cell table:style-name="ce4" office:value-type="float" office:value="1" calcext:value-type="float">
            <text:p>1</text:p>
          </table:table-cell>
          <table:table-cell table:style-name="ce4" office:value-type="float" office:value="203" calcext:value-type="float">
            <text:p>203</text:p>
          </table:table-cell>
          <table:table-cell table:style-name="ce4" office:value-type="string" calcext:value-type="string">
            <text:p>Account</text:p>
          </table:table-cell>
          <table:table-cell table:style-name="ce11" office:value-type="float" office:value="12" calcext:value-type="float">
            <text:p>12</text:p>
          </table:table-cell>
          <table:table-cell table:number-columns-repeated="3" table:style-name="ce11" office:value-type="float" office:value="140" calcext:value-type="float">
            <text:p>140</text:p>
          </table:table-cell>
          <table:table-cell table:style-name="ce11" office:value-type="float" office:value="203" calcext:value-type="float">
            <text:p>203</text:p>
          </table:table-cell>
          <table:table-cell table:number-columns-repeated="2" table:style-name="ce11" office:value-type="float" office:value="343" calcext:value-type="float">
            <text:p>343</text:p>
          </table:table-cell>
          <table:table-cell table:style-name="ce11" office:value-type="string" calcext:value-type="string">
            <text:p>Mon</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508</text:p>
          </table:table-cell>
          <table:table-cell table:style-name="ce4" office:value-type="string" calcext:value-type="string">
            <text:p>East</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7" office:value-type="date" office:date-value="2021-03-15" calcext:value-type="date">
            <text:p>15-Mar-21</text:p>
          </table:table-cell>
          <table:table-cell table:style-name="ce7" office:value-type="date" office:date-value="2021-03-23" calcext:value-type="date">
            <text:p>23-Mar-21</text:p>
          </table:table-cell>
          <table:table-cell table:style-name="ce4" office:value-type="float" office:value="2" calcext:value-type="float">
            <text:p>2</text:p>
          </table:table-cell>
          <table:table-cell table:number-columns-repeated="2" table:style-name="ce4" office:value-type="string" calcext:value-type="string">
            <text:p>Yes</text:p>
          </table:table-cell>
          <table:table-cell table:style-name="ce4" office:value-type="float" office:value="0.75" calcext:value-type="float">
            <text:p>0.75</text:p>
          </table:table-cell>
          <table:table-cell table:style-name="ce4" office:value-type="float" office:value="222.33" calcext:value-type="float">
            <text:p>222.33</text:p>
          </table:table-cell>
          <table:table-cell table:style-name="ce4" office:value-type="string" calcext:value-type="string">
            <text:p>Warranty</text:p>
          </table:table-cell>
          <table:table-cell table:style-name="ce11" office:value-type="float" office:value="8" calcext:value-type="float">
            <text:p>8</text:p>
          </table:table-cell>
          <table:table-cell table:style-name="ce11" office:value-type="float" office:value="140" calcext:value-type="float">
            <text:p>140</text:p>
          </table:table-cell>
          <table:table-cell table:style-name="ce11" office:value-type="float" office:value="105" calcext:value-type="float">
            <text:p>105</text:p>
          </table:table-cell>
          <table:table-cell table:number-columns-repeated="2" table:style-name="ce11" office:value-type="string" calcext:value-type="string">
            <text:p>-</text:p>
          </table:table-cell>
          <table:table-cell table:style-name="ce11" office:value-type="float" office:value="327.33" calcext:value-type="float">
            <text:p>327.33</text:p>
          </table:table-cell>
          <table:table-cell table:style-name="ce11" office:value-type="string" calcext:value-type="string">
            <text:p>-</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509</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Install</text:p>
          </table:table-cell>
          <table:table-cell table:style-name="ce5"/>
          <table:table-cell table:style-name="ce7" office:value-type="date" office:date-value="2021-03-15" calcext:value-type="date">
            <text:p>15-Mar-21</text:p>
          </table:table-cell>
          <table:table-cell table:style-name="ce7" office:value-type="date" office:date-value="2021-03-24" calcext:value-type="date">
            <text:p>24-Mar-21</text:p>
          </table:table-cell>
          <table:table-cell table:style-name="ce4" office:value-type="float" office:value="2" calcext:value-type="float">
            <text:p>2</text:p>
          </table:table-cell>
          <table:table-cell table:style-name="ce5" table:number-columns-repeated="2"/>
          <table:table-cell table:style-name="ce4" office:value-type="float" office:value="4.75" calcext:value-type="float">
            <text:p>4.75</text:p>
          </table:table-cell>
          <table:table-cell table:style-name="ce4" office:value-type="float" office:value="56.4" calcext:value-type="float">
            <text:p>56.4</text:p>
          </table:table-cell>
          <table:table-cell table:style-name="ce4" office:value-type="string" calcext:value-type="string">
            <text:p>Account</text:p>
          </table:table-cell>
          <table:table-cell table:style-name="ce11" office:value-type="float" office:value="9" calcext:value-type="float">
            <text:p>9</text:p>
          </table:table-cell>
          <table:table-cell table:style-name="ce11" office:value-type="float" office:value="140" calcext:value-type="float">
            <text:p>140</text:p>
          </table:table-cell>
          <table:table-cell table:number-columns-repeated="2" table:style-name="ce11" office:value-type="float" office:value="665" calcext:value-type="float">
            <text:p>665</text:p>
          </table:table-cell>
          <table:table-cell table:style-name="ce11" office:value-type="float" office:value="56.4" calcext:value-type="float">
            <text:p>56.4</text:p>
          </table:table-cell>
          <table:table-cell table:number-columns-repeated="2" table:style-name="ce11" office:value-type="float" office:value="721.4" calcext:value-type="float">
            <text:p>721.4</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510</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Install</text:p>
          </table:table-cell>
          <table:table-cell table:style-name="ce5"/>
          <table:table-cell table:style-name="ce7" office:value-type="date" office:date-value="2021-03-15" calcext:value-type="date">
            <text:p>15-Mar-21</text:p>
          </table:table-cell>
          <table:table-cell table:style-name="ce7" office:value-type="date" office:date-value="2021-03-29" calcext:value-type="date">
            <text:p>29-Mar-21</text:p>
          </table:table-cell>
          <table:table-cell table:style-name="ce4" office:value-type="float" office:value="2" calcext:value-type="float">
            <text:p>2</text:p>
          </table:table-cell>
          <table:table-cell table:style-name="ce5"/>
          <table:table-cell table:style-name="ce4" office:value-type="string" calcext:value-type="string">
            <text:p>Yes</text:p>
          </table:table-cell>
          <table:table-cell table:style-name="ce4" office:value-type="float" office:value="1" calcext:value-type="float">
            <text:p>1</text:p>
          </table:table-cell>
          <table:table-cell table:style-name="ce4" office:value-type="float" office:value="60" calcext:value-type="float">
            <text:p>60</text:p>
          </table:table-cell>
          <table:table-cell table:style-name="ce4" office:value-type="string" calcext:value-type="string">
            <text:p>C.O.D.</text:p>
          </table:table-cell>
          <table:table-cell table:style-name="ce11" office:value-type="float" office:value="14" calcext:value-type="float">
            <text:p>14</text:p>
          </table:table-cell>
          <table:table-cell table:number-columns-repeated="3" table:style-name="ce11" office:value-type="float" office:value="140" calcext:value-type="float">
            <text:p>140</text:p>
          </table:table-cell>
          <table:table-cell table:style-name="ce11" office:value-type="string" calcext:value-type="string">
            <text:p>-</text:p>
          </table:table-cell>
          <table:table-cell table:style-name="ce11" office:value-type="float" office:value="200" calcext:value-type="float">
            <text:p>200</text:p>
          </table:table-cell>
          <table:table-cell table:style-name="ce11" office:value-type="float" office:value="140" calcext:value-type="float">
            <text:p>140</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511</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7" office:value-type="date" office:date-value="2021-03-15" calcext:value-type="date">
            <text:p>15-Mar-21</text:p>
          </table:table-cell>
          <table:table-cell table:style-name="ce7" office:value-type="date" office:date-value="2021-03-31" calcext:value-type="date">
            <text:p>31-Mar-21</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21.33" calcext:value-type="float">
            <text:p>21.33</text:p>
          </table:table-cell>
          <table:table-cell table:style-name="ce4" office:value-type="string" calcext:value-type="string">
            <text:p>Account</text:p>
          </table:table-cell>
          <table:table-cell table:style-name="ce11" office:value-type="float" office:value="16" calcext:value-type="float">
            <text:p>16</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21.33" calcext:value-type="float">
            <text:p>21.33</text:p>
          </table:table-cell>
          <table:table-cell table:number-columns-repeated="2" table:style-name="ce11" office:value-type="float" office:value="81.33" calcext:value-type="float">
            <text:p>81.33</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512</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Deliver</text:p>
          </table:table-cell>
          <table:table-cell table:style-name="ce5"/>
          <table:table-cell table:style-name="ce7" office:value-type="date" office:date-value="2021-03-15" calcext:value-type="date">
            <text:p>15-Mar-21</text:p>
          </table:table-cell>
          <table:table-cell table:style-name="ce7" office:value-type="date" office:date-value="2021-03-30" calcext:value-type="date">
            <text:p>30-Ma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04.28" calcext:value-type="float">
            <text:p>204.28</text:p>
          </table:table-cell>
          <table:table-cell table:style-name="ce4" office:value-type="string" calcext:value-type="string">
            <text:p>Account</text:p>
          </table:table-cell>
          <table:table-cell table:style-name="ce11" office:value-type="float" office:value="15" calcext:value-type="float">
            <text:p>15</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04.28" calcext:value-type="float">
            <text:p>204.28</text:p>
          </table:table-cell>
          <table:table-cell table:number-columns-repeated="2" table:style-name="ce11" office:value-type="float" office:value="224.28" calcext:value-type="float">
            <text:p>224.28</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513</text:p>
          </table:table-cell>
          <table:table-cell table:style-name="ce4" office:value-type="string" calcext:value-type="string">
            <text:p>Central</text:p>
          </table:table-cell>
          <table:table-cell table:style-name="ce4" office:value-type="string" calcext:value-type="string">
            <text:p>Burton</text:p>
          </table:table-cell>
          <table:table-cell table:style-name="ce4" office:value-type="string" calcext:value-type="string">
            <text:p>Repair</text:p>
          </table:table-cell>
          <table:table-cell table:style-name="ce5"/>
          <table:table-cell table:style-name="ce7" office:value-type="date" office:date-value="2021-03-15" calcext:value-type="date">
            <text:p>15-Mar-21</text:p>
          </table:table-cell>
          <table:table-cell table:style-name="ce6" office:value-type="date" office:date-value="2021-04-07" calcext:value-type="date">
            <text:p>07-Apr-21</text:p>
          </table:table-cell>
          <table:table-cell table:style-name="ce4" office:value-type="float" office:value="1" calcext:value-type="float">
            <text:p>1</text:p>
          </table:table-cell>
          <table:table-cell table:style-name="ce5"/>
          <table:table-cell table:style-name="ce4" office:value-type="string" calcext:value-type="string">
            <text:p>Yes</text:p>
          </table:table-cell>
          <table:table-cell table:style-name="ce4" office:value-type="float" office:value="1.5" calcext:value-type="float">
            <text:p>1.5</text:p>
          </table:table-cell>
          <table:table-cell table:style-name="ce4" office:value-type="float" office:value="95.04" calcext:value-type="float">
            <text:p>95.04</text:p>
          </table:table-cell>
          <table:table-cell table:style-name="ce4" office:value-type="string" calcext:value-type="string">
            <text:p>C.O.D.</text:p>
          </table:table-cell>
          <table:table-cell table:style-name="ce11" office:value-type="float" office:value="23" calcext:value-type="float">
            <text:p>23</text:p>
          </table:table-cell>
          <table:table-cell table:style-name="ce11" office:value-type="float" office:value="80" calcext:value-type="float">
            <text:p>80</text:p>
          </table:table-cell>
          <table:table-cell table:number-columns-repeated="2" table:style-name="ce11" office:value-type="float" office:value="120" calcext:value-type="float">
            <text:p>120</text:p>
          </table:table-cell>
          <table:table-cell table:style-name="ce11" office:value-type="string" calcext:value-type="string">
            <text:p>-</text:p>
          </table:table-cell>
          <table:table-cell table:style-name="ce11" office:value-type="float" office:value="215.04" calcext:value-type="float">
            <text:p>215.04</text:p>
          </table:table-cell>
          <table:table-cell table:style-name="ce11" office:value-type="float" office:value="120" calcext:value-type="float">
            <text:p>120</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514</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Deliver</text:p>
          </table:table-cell>
          <table:table-cell table:style-name="ce4" office:value-type="string" calcext:value-type="string">
            <text:p>Yes</text:p>
          </table:table-cell>
          <table:table-cell table:style-name="ce7" office:value-type="date" office:date-value="2021-03-15" calcext:value-type="date">
            <text:p>15-Mar-21</text:p>
          </table:table-cell>
          <table:table-cell table:style-name="ce7" office:value-type="date" office:date-value="2021-04-19" calcext:value-type="date">
            <text:p>19-Ap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3.4" calcext:value-type="float">
            <text:p>23.4</text:p>
          </table:table-cell>
          <table:table-cell table:style-name="ce4" office:value-type="string" calcext:value-type="string">
            <text:p>Account</text:p>
          </table:table-cell>
          <table:table-cell table:style-name="ce11" office:value-type="float" office:value="35" calcext:value-type="float">
            <text:p>35</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3.4" calcext:value-type="float">
            <text:p>23.4</text:p>
          </table:table-cell>
          <table:table-cell table:number-columns-repeated="2" table:style-name="ce11" office:value-type="float" office:value="43.4" calcext:value-type="float">
            <text:p>43.4</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515</text:p>
          </table:table-cell>
          <table:table-cell table:style-name="ce4" office:value-type="string" calcext:value-type="string">
            <text:p>Central</text:p>
          </table:table-cell>
          <table:table-cell table:style-name="ce4" office:value-type="string" calcext:value-type="string">
            <text:p>Ling</text:p>
          </table:table-cell>
          <table:table-cell table:style-name="ce4" office:value-type="string" calcext:value-type="string">
            <text:p>Repair</text:p>
          </table:table-cell>
          <table:table-cell table:style-name="ce5"/>
          <table:table-cell table:style-name="ce7" office:value-type="date" office:date-value="2021-03-15" calcext:value-type="date">
            <text:p>15-Mar-21</text:p>
          </table:table-cell>
          <table:table-cell table:style-name="ce8" office:value-type="date" office:date-value="2021-05-08" calcext:value-type="date">
            <text:p>08-May-21</text:p>
          </table:table-cell>
          <table:table-cell table:style-name="ce4" office:value-type="float" office:value="2" calcext:value-type="float">
            <text:p>2</text:p>
          </table:table-cell>
          <table:table-cell table:number-columns-repeated="2" table:style-name="ce4" office:value-type="string" calcext:value-type="string">
            <text:p>Yes</text:p>
          </table:table-cell>
          <table:table-cell table:style-name="ce4" office:value-type="float" office:value="2.25" calcext:value-type="float">
            <text:p>2.25</text:p>
          </table:table-cell>
          <table:table-cell table:style-name="ce4" office:value-type="float" office:value="934.45" calcext:value-type="float">
            <text:p>934.45</text:p>
          </table:table-cell>
          <table:table-cell table:style-name="ce4" office:value-type="string" calcext:value-type="string">
            <text:p>Warranty</text:p>
          </table:table-cell>
          <table:table-cell table:style-name="ce11" office:value-type="float" office:value="54" calcext:value-type="float">
            <text:p>54</text:p>
          </table:table-cell>
          <table:table-cell table:style-name="ce11" office:value-type="float" office:value="140" calcext:value-type="float">
            <text:p>140</text:p>
          </table:table-cell>
          <table:table-cell table:style-name="ce11" office:value-type="float" office:value="315" calcext:value-type="float">
            <text:p>315</text:p>
          </table:table-cell>
          <table:table-cell table:number-columns-repeated="2" table:style-name="ce11" office:value-type="string" calcext:value-type="string">
            <text:p>-</text:p>
          </table:table-cell>
          <table:table-cell table:style-name="ce13" office:value-type="float" office:value="1249.45" calcext:value-type="float">
            <text:p>1,249.45</text:p>
          </table:table-cell>
          <table:table-cell table:style-name="ce11" office:value-type="string" calcext:value-type="string">
            <text:p>-</text:p>
          </table:table-cell>
          <table:table-cell table:style-name="ce11" office:value-type="string" calcext:value-type="string">
            <text:p>Mon</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516</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7" office:value-type="date" office:date-value="2021-03-16" calcext:value-type="date">
            <text:p>16-Mar-21</text:p>
          </table:table-cell>
          <table:table-cell table:style-name="ce7" office:value-type="date" office:date-value="2021-03-17" calcext:value-type="date">
            <text:p>17-Mar-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8" calcext:value-type="float">
            <text:p>18</text:p>
          </table:table-cell>
          <table:table-cell table:style-name="ce4" office:value-type="string" calcext:value-type="string">
            <text:p>P.O.</text:p>
          </table:table-cell>
          <table:table-cell table:style-name="ce11" office:value-type="float" office:value="1" calcext:value-type="float">
            <text:p>1</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8" calcext:value-type="float">
            <text:p>18</text:p>
          </table:table-cell>
          <table:table-cell table:number-columns-repeated="2" table:style-name="ce11" office:value-type="float" office:value="58" calcext:value-type="float">
            <text:p>58</text:p>
          </table:table-cell>
          <table:table-cell table:style-name="ce11" office:value-type="string" calcext:value-type="string">
            <text:p>Tue</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517</text:p>
          </table:table-cell>
          <table:table-cell table:style-name="ce4" office:value-type="string" calcext:value-type="string">
            <text:p>Southeast</text:p>
          </table:table-cell>
          <table:table-cell table:style-name="ce4" office:value-type="string" calcext:value-type="string">
            <text:p>Cartier</text:p>
          </table:table-cell>
          <table:table-cell table:style-name="ce4" office:value-type="string" calcext:value-type="string">
            <text:p>Assess</text:p>
          </table:table-cell>
          <table:table-cell table:style-name="ce4" office:value-type="string" calcext:value-type="string">
            <text:p>Yes</text:p>
          </table:table-cell>
          <table:table-cell table:style-name="ce7" office:value-type="date" office:date-value="2021-03-16" calcext:value-type="date">
            <text:p>16-Mar-21</text:p>
          </table:table-cell>
          <table:table-cell table:style-name="ce7" office:value-type="date" office:date-value="2021-03-25" calcext:value-type="date">
            <text:p>25-Ma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34.85" calcext:value-type="float">
            <text:p>134.85</text:p>
          </table:table-cell>
          <table:table-cell table:style-name="ce4" office:value-type="string" calcext:value-type="string">
            <text:p>C.O.D.</text:p>
          </table:table-cell>
          <table:table-cell table:style-name="ce11" office:value-type="float" office:value="9" calcext:value-type="float">
            <text:p>9</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34.85" calcext:value-type="float">
            <text:p>134.85</text:p>
          </table:table-cell>
          <table:table-cell table:number-columns-repeated="2" table:style-name="ce11" office:value-type="float" office:value="154.85" calcext:value-type="float">
            <text:p>154.85</text:p>
          </table:table-cell>
          <table:table-cell table:style-name="ce11" office:value-type="string" calcext:value-type="string">
            <text:p>Tue</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518</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Assess</text:p>
          </table:table-cell>
          <table:table-cell table:style-name="ce4" office:value-type="string" calcext:value-type="string">
            <text:p>Yes</text:p>
          </table:table-cell>
          <table:table-cell table:style-name="ce7" office:value-type="date" office:date-value="2021-03-16" calcext:value-type="date">
            <text:p>16-Mar-21</text:p>
          </table:table-cell>
          <table:table-cell table:style-name="ce7" office:value-type="date" office:date-value="2021-03-23" calcext:value-type="date">
            <text:p>23-Mar-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61.26" calcext:value-type="float">
            <text:p>61.26</text:p>
          </table:table-cell>
          <table:table-cell table:style-name="ce4" office:value-type="string" calcext:value-type="string">
            <text:p>Account</text:p>
          </table:table-cell>
          <table:table-cell table:style-name="ce11" office:value-type="float" office:value="7" calcext:value-type="float">
            <text:p>7</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61.26" calcext:value-type="float">
            <text:p>61.26</text:p>
          </table:table-cell>
          <table:table-cell table:number-columns-repeated="2" table:style-name="ce11" office:value-type="float" office:value="101.26" calcext:value-type="float">
            <text:p>101.26</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519</text:p>
          </table:table-cell>
          <table:table-cell table:style-name="ce4" office:value-type="string" calcext:value-type="string">
            <text:p>Central</text:p>
          </table:table-cell>
          <table:table-cell table:style-name="ce4" office:value-type="string" calcext:value-type="string">
            <text:p>Burton</text:p>
          </table:table-cell>
          <table:table-cell table:style-name="ce4" office:value-type="string" calcext:value-type="string">
            <text:p>Replace</text:p>
          </table:table-cell>
          <table:table-cell table:style-name="ce5"/>
          <table:table-cell table:style-name="ce7" office:value-type="date" office:date-value="2021-03-16" calcext:value-type="date">
            <text:p>16-Mar-21</text:p>
          </table:table-cell>
          <table:table-cell table:style-name="ce6" office:value-type="date" office:date-value="2021-04-02" calcext:value-type="date">
            <text:p>02-Apr-21</text:p>
          </table:table-cell>
          <table:table-cell table:style-name="ce4" office:value-type="float" office:value="2" calcext:value-type="float">
            <text:p>2</text:p>
          </table:table-cell>
          <table:table-cell table:style-name="ce5" table:number-columns-repeated="2"/>
          <table:table-cell table:style-name="ce4" office:value-type="float" office:value="4.5" calcext:value-type="float">
            <text:p>4.5</text:p>
          </table:table-cell>
          <table:table-cell table:style-name="ce4" office:value-type="float" office:value="658.68" calcext:value-type="float">
            <text:p>658.68</text:p>
          </table:table-cell>
          <table:table-cell table:style-name="ce4" office:value-type="string" calcext:value-type="string">
            <text:p>Account</text:p>
          </table:table-cell>
          <table:table-cell table:style-name="ce11" office:value-type="float" office:value="17" calcext:value-type="float">
            <text:p>17</text:p>
          </table:table-cell>
          <table:table-cell table:style-name="ce11" office:value-type="float" office:value="140" calcext:value-type="float">
            <text:p>140</text:p>
          </table:table-cell>
          <table:table-cell table:number-columns-repeated="2" table:style-name="ce11" office:value-type="float" office:value="630" calcext:value-type="float">
            <text:p>630</text:p>
          </table:table-cell>
          <table:table-cell table:style-name="ce11" office:value-type="float" office:value="658.68" calcext:value-type="float">
            <text:p>658.68</text:p>
          </table:table-cell>
          <table:table-cell table:number-columns-repeated="2" table:style-name="ce13" office:value-type="float" office:value="1288.68" calcext:value-type="float">
            <text:p>1,288.68</text:p>
          </table:table-cell>
          <table:table-cell table:style-name="ce11" office:value-type="string" calcext:value-type="string">
            <text:p>Tue</text:p>
          </table:table-cell>
          <table:table-cell table:style-name="ce11" office:value-type="string" calcext:value-type="string">
            <text:p>Fri</text:p>
          </table:table-cell>
          <table:table-cell table:number-columns-repeated="1002"/>
        </table:table-row>
        <table:table-row table:style-name="ro1">
          <table:table-cell table:style-name="ce2" office:value-type="string" calcext:value-type="string">
            <text:p>A00520</text:p>
          </table:table-cell>
          <table:table-cell table:style-name="ce4" office:value-type="string" calcext:value-type="string">
            <text:p>Central</text:p>
          </table:table-cell>
          <table:table-cell table:style-name="ce4" office:value-type="string" calcext:value-type="string">
            <text:p>Burton</text:p>
          </table:table-cell>
          <table:table-cell table:style-name="ce4" office:value-type="string" calcext:value-type="string">
            <text:p>Repair</text:p>
          </table:table-cell>
          <table:table-cell table:style-name="ce5"/>
          <table:table-cell table:style-name="ce7" office:value-type="date" office:date-value="2021-03-16" calcext:value-type="date">
            <text:p>16-Mar-21</text:p>
          </table:table-cell>
          <table:table-cell table:style-name="ce6" office:value-type="date" office:date-value="2021-04-03" calcext:value-type="date">
            <text:p>03-Apr-21</text:p>
          </table:table-cell>
          <table:table-cell table:style-name="ce4" office:value-type="float" office:value="2" calcext:value-type="float">
            <text:p>2</text:p>
          </table:table-cell>
          <table:table-cell table:style-name="ce5" table:number-columns-repeated="2"/>
          <table:table-cell table:style-name="ce4" office:value-type="float" office:value="8" calcext:value-type="float">
            <text:p>8</text:p>
          </table:table-cell>
          <table:table-cell table:style-name="ce10" office:value-type="float" office:value="1468.52" calcext:value-type="float">
            <text:p>1,468.52</text:p>
          </table:table-cell>
          <table:table-cell table:style-name="ce4" office:value-type="string" calcext:value-type="string">
            <text:p>Account</text:p>
          </table:table-cell>
          <table:table-cell table:style-name="ce11" office:value-type="float" office:value="18" calcext:value-type="float">
            <text:p>18</text:p>
          </table:table-cell>
          <table:table-cell table:style-name="ce11" office:value-type="float" office:value="140" calcext:value-type="float">
            <text:p>140</text:p>
          </table:table-cell>
          <table:table-cell table:style-name="ce11" office:value-type="string" calcext:value-type="string">
            <text:p>#######</text:p>
          </table:table-cell>
          <table:table-cell table:style-name="ce13" office:value-type="float" office:value="1120" calcext:value-type="float">
            <text:p>1,120.00</text:p>
          </table:table-cell>
          <table:table-cell table:style-name="ce13" office:value-type="float" office:value="1468.52" calcext:value-type="float">
            <text:p>1,468.52</text:p>
          </table:table-cell>
          <table:table-cell table:number-columns-repeated="2" table:style-name="ce13" office:value-type="float" office:value="2588.52" calcext:value-type="float">
            <text:p>2,588.52</text:p>
          </table:table-cell>
          <table:table-cell table:style-name="ce11" office:value-type="string" calcext:value-type="string">
            <text:p>Tue</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521</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Replace</text:p>
          </table:table-cell>
          <table:table-cell table:style-name="ce5"/>
          <table:table-cell table:style-name="ce7" office:value-type="date" office:date-value="2021-03-16" calcext:value-type="date">
            <text:p>16-Mar-21</text:p>
          </table:table-cell>
          <table:table-cell table:style-name="ce7" office:value-type="date" office:date-value="2021-03-31" calcext:value-type="date">
            <text:p>31-Mar-21</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82.59" calcext:value-type="float">
            <text:p>82.59</text:p>
          </table:table-cell>
          <table:table-cell table:style-name="ce4" office:value-type="string" calcext:value-type="string">
            <text:p>Account</text:p>
          </table:table-cell>
          <table:table-cell table:style-name="ce11" office:value-type="float" office:value="15" calcext:value-type="float">
            <text:p>15</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82.59" calcext:value-type="float">
            <text:p>82.59</text:p>
          </table:table-cell>
          <table:table-cell table:number-columns-repeated="2" table:style-name="ce11" office:value-type="float" office:value="142.59" calcext:value-type="float">
            <text:p>142.59</text:p>
          </table:table-cell>
          <table:table-cell table:style-name="ce11" office:value-type="string" calcext:value-type="string">
            <text:p>Tue</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522</text:p>
          </table:table-cell>
          <table:table-cell table:style-name="ce4" office:value-type="string" calcext:value-type="string">
            <text:p>Northeast</text:p>
          </table:table-cell>
          <table:table-cell table:style-name="ce4" office:value-type="string" calcext:value-type="string">
            <text:p>Ling</text:p>
          </table:table-cell>
          <table:table-cell table:style-name="ce4" office:value-type="string" calcext:value-type="string">
            <text:p>Install</text:p>
          </table:table-cell>
          <table:table-cell table:style-name="ce5"/>
          <table:table-cell table:style-name="ce7" office:value-type="date" office:date-value="2021-03-16" calcext:value-type="date">
            <text:p>16-Mar-21</text:p>
          </table:table-cell>
          <table:table-cell table:style-name="ce7" office:value-type="date" office:date-value="2021-04-16" calcext:value-type="date">
            <text:p>16-Apr-21</text:p>
          </table:table-cell>
          <table:table-cell table:style-name="ce4" office:value-type="float" office:value="2" calcext:value-type="float">
            <text:p>2</text:p>
          </table:table-cell>
          <table:table-cell table:style-name="ce5"/>
          <table:table-cell table:style-name="ce4" office:value-type="string" calcext:value-type="string">
            <text:p>Yes</text:p>
          </table:table-cell>
          <table:table-cell table:style-name="ce4" office:value-type="float" office:value="2.75" calcext:value-type="float">
            <text:p>2.75</text:p>
          </table:table-cell>
          <table:table-cell table:style-name="ce4" office:value-type="float" office:value="340.55" calcext:value-type="float">
            <text:p>340.55</text:p>
          </table:table-cell>
          <table:table-cell table:style-name="ce4" office:value-type="string" calcext:value-type="string">
            <text:p>C.O.D.</text:p>
          </table:table-cell>
          <table:table-cell table:style-name="ce11" office:value-type="float" office:value="31" calcext:value-type="float">
            <text:p>31</text:p>
          </table:table-cell>
          <table:table-cell table:style-name="ce11" office:value-type="float" office:value="140" calcext:value-type="float">
            <text:p>140</text:p>
          </table:table-cell>
          <table:table-cell table:number-columns-repeated="2" table:style-name="ce11" office:value-type="float" office:value="385" calcext:value-type="float">
            <text:p>385</text:p>
          </table:table-cell>
          <table:table-cell table:style-name="ce11" office:value-type="string" calcext:value-type="string">
            <text:p>-</text:p>
          </table:table-cell>
          <table:table-cell table:style-name="ce11" office:value-type="float" office:value="725.55" calcext:value-type="float">
            <text:p>725.55</text:p>
          </table:table-cell>
          <table:table-cell table:style-name="ce11" office:value-type="float" office:value="385" calcext:value-type="float">
            <text:p>385</text:p>
          </table:table-cell>
          <table:table-cell table:style-name="ce11" office:value-type="string" calcext:value-type="string">
            <text:p>Tue</text:p>
          </table:table-cell>
          <table:table-cell table:style-name="ce11" office:value-type="string" calcext:value-type="string">
            <text:p>Fri</text:p>
          </table:table-cell>
          <table:table-cell table:number-columns-repeated="1002"/>
        </table:table-row>
        <table:table-row table:style-name="ro1">
          <table:table-cell table:style-name="ce2" office:value-type="string" calcext:value-type="string">
            <text:p>A00523</text:p>
          </table:table-cell>
          <table:table-cell table:style-name="ce4" office:value-type="string" calcext:value-type="string">
            <text:p>Southea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1-03-16" calcext:value-type="date">
            <text:p>16-Mar-21</text:p>
          </table:table-cell>
          <table:table-cell table:style-name="ce8" office:value-type="date" office:date-value="2021-05-06" calcext:value-type="date">
            <text:p>06-May-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72.06" calcext:value-type="float">
            <text:p>72.06</text:p>
          </table:table-cell>
          <table:table-cell table:style-name="ce4" office:value-type="string" calcext:value-type="string">
            <text:p>C.O.D.</text:p>
          </table:table-cell>
          <table:table-cell table:style-name="ce11" office:value-type="float" office:value="51" calcext:value-type="float">
            <text:p>51</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72.06" calcext:value-type="float">
            <text:p>72.06</text:p>
          </table:table-cell>
          <table:table-cell table:number-columns-repeated="2" table:style-name="ce11" office:value-type="float" office:value="92.06" calcext:value-type="float">
            <text:p>92.06</text:p>
          </table:table-cell>
          <table:table-cell table:style-name="ce11" office:value-type="string" calcext:value-type="string">
            <text:p>Tue</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524</text:p>
          </table:table-cell>
          <table:table-cell table:style-name="ce4" office:value-type="string" calcext:value-type="string">
            <text:p>Northeast</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7" office:value-type="date" office:date-value="2021-03-17" calcext:value-type="date">
            <text:p>17-Mar-21</text:p>
          </table:table-cell>
          <table:table-cell table:style-name="ce7" office:value-type="date" office:date-value="2021-04-10" calcext:value-type="date">
            <text:p>10-Apr-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48.99" calcext:value-type="float">
            <text:p>48.99</text:p>
          </table:table-cell>
          <table:table-cell table:style-name="ce4" office:value-type="string" calcext:value-type="string">
            <text:p>Account</text:p>
          </table:table-cell>
          <table:table-cell table:style-name="ce11" office:value-type="float" office:value="24" calcext:value-type="float">
            <text:p>24</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48.99" calcext:value-type="float">
            <text:p>48.99</text:p>
          </table:table-cell>
          <table:table-cell table:number-columns-repeated="2" table:style-name="ce11" office:value-type="float" office:value="88.99" calcext:value-type="float">
            <text:p>88.99</text:p>
          </table:table-cell>
          <table:table-cell table:style-name="ce11" office:value-type="string" calcext:value-type="string">
            <text:p>Wed</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525</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Deliver</text:p>
          </table:table-cell>
          <table:table-cell table:style-name="ce5"/>
          <table:table-cell table:style-name="ce7" office:value-type="date" office:date-value="2021-03-17" calcext:value-type="date">
            <text:p>17-Mar-21</text:p>
          </table:table-cell>
          <table:table-cell table:style-name="ce7" office:value-type="date" office:date-value="2021-04-10" calcext:value-type="date">
            <text:p>10-Ap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5.4" calcext:value-type="float">
            <text:p>15.4</text:p>
          </table:table-cell>
          <table:table-cell table:style-name="ce4" office:value-type="string" calcext:value-type="string">
            <text:p>Account</text:p>
          </table:table-cell>
          <table:table-cell table:style-name="ce11" office:value-type="float" office:value="24" calcext:value-type="float">
            <text:p>24</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5.4" calcext:value-type="float">
            <text:p>15.4</text:p>
          </table:table-cell>
          <table:table-cell table:number-columns-repeated="2" table:style-name="ce11" office:value-type="float" office:value="35.4" calcext:value-type="float">
            <text:p>35.4</text:p>
          </table:table-cell>
          <table:table-cell table:style-name="ce11" office:value-type="string" calcext:value-type="string">
            <text:p>Wed</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526</text:p>
          </table:table-cell>
          <table:table-cell table:style-name="ce4" office:value-type="string" calcext:value-type="string">
            <text:p>Ea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7" office:value-type="date" office:date-value="2021-03-19" calcext:value-type="date">
            <text:p>19-Mar-21</text:p>
          </table:table-cell>
          <table:table-cell table:style-name="ce8" office:value-type="date" office:date-value="2021-05-06" calcext:value-type="date">
            <text:p>06-May-21</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204.1" calcext:value-type="float">
            <text:p>204.1</text:p>
          </table:table-cell>
          <table:table-cell table:style-name="ce4" office:value-type="string" calcext:value-type="string">
            <text:p>C.O.D.</text:p>
          </table:table-cell>
          <table:table-cell table:style-name="ce11" office:value-type="float" office:value="48" calcext:value-type="float">
            <text:p>48</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204.1" calcext:value-type="float">
            <text:p>204.1</text:p>
          </table:table-cell>
          <table:table-cell table:number-columns-repeated="2" table:style-name="ce11" office:value-type="float" office:value="264.1" calcext:value-type="float">
            <text:p>264.1</text:p>
          </table:table-cell>
          <table:table-cell table:style-name="ce11" office:value-type="string" calcext:value-type="string">
            <text:p>Fri</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527</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7" office:value-type="date" office:date-value="2021-03-20" calcext:value-type="date">
            <text:p>20-Mar-21</text:p>
          </table:table-cell>
          <table:table-cell table:style-name="ce7" office:value-type="date" office:date-value="2021-04-10" calcext:value-type="date">
            <text:p>10-Ap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2.63" calcext:value-type="float">
            <text:p>12.63</text:p>
          </table:table-cell>
          <table:table-cell table:style-name="ce4" office:value-type="string" calcext:value-type="string">
            <text:p>Account</text:p>
          </table:table-cell>
          <table:table-cell table:style-name="ce11" office:value-type="float" office:value="21" calcext:value-type="float">
            <text:p>21</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2.63" calcext:value-type="float">
            <text:p>12.63</text:p>
          </table:table-cell>
          <table:table-cell table:number-columns-repeated="2" table:style-name="ce11" office:value-type="float" office:value="32.63" calcext:value-type="float">
            <text:p>32.63</text:p>
          </table:table-cell>
          <table:table-cell table:number-columns-repeated="2" table:style-name="ce11" office:value-type="string" calcext:value-type="string">
            <text:p>Sat</text:p>
          </table:table-cell>
          <table:table-cell table:number-columns-repeated="1002"/>
        </table:table-row>
        <table:table-row table:style-name="ro1">
          <table:table-cell table:style-name="ce2" office:value-type="string" calcext:value-type="string">
            <text:p>A00528</text:p>
          </table:table-cell>
          <table:table-cell table:style-name="ce4" office:value-type="string" calcext:value-type="string">
            <text:p>Northeast</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7" office:value-type="date" office:date-value="2021-03-20" calcext:value-type="date">
            <text:p>20-Mar-21</text:p>
          </table:table-cell>
          <table:table-cell table:style-name="ce7" office:value-type="date" office:date-value="2021-04-13" calcext:value-type="date">
            <text:p>13-Ap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5.24" calcext:value-type="float">
            <text:p>15.24</text:p>
          </table:table-cell>
          <table:table-cell table:style-name="ce4" office:value-type="string" calcext:value-type="string">
            <text:p>P.O.</text:p>
          </table:table-cell>
          <table:table-cell table:style-name="ce11" office:value-type="float" office:value="24" calcext:value-type="float">
            <text:p>24</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5.24" calcext:value-type="float">
            <text:p>15.24</text:p>
          </table:table-cell>
          <table:table-cell table:number-columns-repeated="2" table:style-name="ce11" office:value-type="float" office:value="35.24" calcext:value-type="float">
            <text:p>35.24</text:p>
          </table:table-cell>
          <table:table-cell table:style-name="ce11" office:value-type="string" calcext:value-type="string">
            <text:p>Sat</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529</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1-03-22" calcext:value-type="date">
            <text:p>22-Mar-21</text:p>
          </table:table-cell>
          <table:table-cell table:style-name="ce7" office:value-type="date" office:date-value="2021-03-31" calcext:value-type="date">
            <text:p>31-Mar-21</text:p>
          </table:table-cell>
          <table:table-cell table:style-name="ce4" office:value-type="float" office:value="1" calcext:value-type="float">
            <text:p>1</text:p>
          </table:table-cell>
          <table:table-cell table:number-columns-repeated="2" table:style-name="ce4" office:value-type="string" calcext:value-type="string">
            <text:p>Yes</text:p>
          </table:table-cell>
          <table:table-cell table:style-name="ce4" office:value-type="float" office:value="0.5" calcext:value-type="float">
            <text:p>0.5</text:p>
          </table:table-cell>
          <table:table-cell table:style-name="ce4" office:value-type="float" office:value="50" calcext:value-type="float">
            <text:p>50</text:p>
          </table:table-cell>
          <table:table-cell table:style-name="ce4" office:value-type="string" calcext:value-type="string">
            <text:p>Warranty</text:p>
          </table:table-cell>
          <table:table-cell table:style-name="ce11" office:value-type="float" office:value="9" calcext:value-type="float">
            <text:p>9</text:p>
          </table:table-cell>
          <table:table-cell table:style-name="ce11" office:value-type="float" office:value="80" calcext:value-type="float">
            <text:p>80</text:p>
          </table:table-cell>
          <table:table-cell table:style-name="ce11" office:value-type="float" office:value="40" calcext:value-type="float">
            <text:p>40</text:p>
          </table:table-cell>
          <table:table-cell table:number-columns-repeated="2" table:style-name="ce11" office:value-type="string" calcext:value-type="string">
            <text:p>-</text:p>
          </table:table-cell>
          <table:table-cell table:style-name="ce11" office:value-type="float" office:value="90" calcext:value-type="float">
            <text:p>90</text:p>
          </table:table-cell>
          <table:table-cell table:style-name="ce11" office:value-type="string" calcext:value-type="string">
            <text:p>-</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530</text:p>
          </table:table-cell>
          <table:table-cell table:style-name="ce4" office:value-type="string" calcext:value-type="string">
            <text:p>South</text:p>
          </table:table-cell>
          <table:table-cell table:style-name="ce4" office:value-type="string" calcext:value-type="string">
            <text:p>Burton</text:p>
          </table:table-cell>
          <table:table-cell table:style-name="ce4" office:value-type="string" calcext:value-type="string">
            <text:p>Repair</text:p>
          </table:table-cell>
          <table:table-cell table:style-name="ce5"/>
          <table:table-cell table:style-name="ce7" office:value-type="date" office:date-value="2021-03-22" calcext:value-type="date">
            <text:p>22-Mar-21</text:p>
          </table:table-cell>
          <table:table-cell table:style-name="ce7" office:value-type="date" office:date-value="2021-04-20" calcext:value-type="date">
            <text:p>20-Apr-21</text:p>
          </table:table-cell>
          <table:table-cell table:style-name="ce4" office:value-type="float" office:value="1" calcext:value-type="float">
            <text:p>1</text:p>
          </table:table-cell>
          <table:table-cell table:style-name="ce5"/>
          <table:table-cell table:style-name="ce4" office:value-type="string" calcext:value-type="string">
            <text:p>Yes</text:p>
          </table:table-cell>
          <table:table-cell table:style-name="ce4" office:value-type="float" office:value="1.5" calcext:value-type="float">
            <text:p>1.5</text:p>
          </table:table-cell>
          <table:table-cell table:style-name="ce4" office:value-type="float" office:value="272.55" calcext:value-type="float">
            <text:p>272.55</text:p>
          </table:table-cell>
          <table:table-cell table:style-name="ce4" office:value-type="string" calcext:value-type="string">
            <text:p>C.O.D.</text:p>
          </table:table-cell>
          <table:table-cell table:style-name="ce11" office:value-type="float" office:value="29" calcext:value-type="float">
            <text:p>29</text:p>
          </table:table-cell>
          <table:table-cell table:style-name="ce11" office:value-type="float" office:value="80" calcext:value-type="float">
            <text:p>80</text:p>
          </table:table-cell>
          <table:table-cell table:number-columns-repeated="2" table:style-name="ce11" office:value-type="float" office:value="120" calcext:value-type="float">
            <text:p>120</text:p>
          </table:table-cell>
          <table:table-cell table:style-name="ce11" office:value-type="string" calcext:value-type="string">
            <text:p>-</text:p>
          </table:table-cell>
          <table:table-cell table:style-name="ce11" office:value-type="float" office:value="392.55" calcext:value-type="float">
            <text:p>392.55</text:p>
          </table:table-cell>
          <table:table-cell table:style-name="ce11" office:value-type="float" office:value="120" calcext:value-type="float">
            <text:p>120</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531</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Replace</text:p>
          </table:table-cell>
          <table:table-cell table:style-name="ce5"/>
          <table:table-cell table:style-name="ce7" office:value-type="date" office:date-value="2021-03-22" calcext:value-type="date">
            <text:p>22-Mar-21</text:p>
          </table:table-cell>
          <table:table-cell table:style-name="ce7" office:value-type="date" office:date-value="2021-04-20" calcext:value-type="date">
            <text:p>20-Apr-21</text:p>
          </table:table-cell>
          <table:table-cell table:style-name="ce4" office:value-type="float" office:value="2" calcext:value-type="float">
            <text:p>2</text:p>
          </table:table-cell>
          <table:table-cell table:style-name="ce5" table:number-columns-repeated="2"/>
          <table:table-cell table:style-name="ce4" office:value-type="float" office:value="6.25" calcext:value-type="float">
            <text:p>6.25</text:p>
          </table:table-cell>
          <table:table-cell table:style-name="ce4" office:value-type="float" office:value="27" calcext:value-type="float">
            <text:p>27</text:p>
          </table:table-cell>
          <table:table-cell table:style-name="ce4" office:value-type="string" calcext:value-type="string">
            <text:p>C.O.D.</text:p>
          </table:table-cell>
          <table:table-cell table:style-name="ce11" office:value-type="float" office:value="29" calcext:value-type="float">
            <text:p>29</text:p>
          </table:table-cell>
          <table:table-cell table:style-name="ce11" office:value-type="float" office:value="140" calcext:value-type="float">
            <text:p>140</text:p>
          </table:table-cell>
          <table:table-cell table:number-columns-repeated="2" table:style-name="ce11" office:value-type="float" office:value="875" calcext:value-type="float">
            <text:p>875</text:p>
          </table:table-cell>
          <table:table-cell table:style-name="ce11" office:value-type="float" office:value="27" calcext:value-type="float">
            <text:p>27</text:p>
          </table:table-cell>
          <table:table-cell table:number-columns-repeated="2" table:style-name="ce11" office:value-type="float" office:value="902" calcext:value-type="float">
            <text:p>902</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532</text:p>
          </table:table-cell>
          <table:table-cell table:style-name="ce4" office:value-type="string" calcext:value-type="string">
            <text:p>Southea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7" office:value-type="date" office:date-value="2021-03-22" calcext:value-type="date">
            <text:p>22-Mar-21</text:p>
          </table:table-cell>
          <table:table-cell table:style-name="ce7" office:value-type="date" office:date-value="2021-04-22" calcext:value-type="date">
            <text:p>22-Apr-21</text:p>
          </table:table-cell>
          <table:table-cell table:style-name="ce4" office:value-type="float" office:value="1" calcext:value-type="float">
            <text:p>1</text:p>
          </table:table-cell>
          <table:table-cell table:number-columns-repeated="2" table:style-name="ce4" office:value-type="string" calcext:value-type="string">
            <text:p>Yes</text:p>
          </table:table-cell>
          <table:table-cell table:style-name="ce4" office:value-type="float" office:value="0.25" calcext:value-type="float">
            <text:p>0.25</text:p>
          </table:table-cell>
          <table:table-cell table:style-name="ce4" office:value-type="float" office:value="65.43" calcext:value-type="float">
            <text:p>65.43</text:p>
          </table:table-cell>
          <table:table-cell table:style-name="ce4" office:value-type="string" calcext:value-type="string">
            <text:p>Warranty</text:p>
          </table:table-cell>
          <table:table-cell table:style-name="ce11" office:value-type="float" office:value="31" calcext:value-type="float">
            <text:p>31</text:p>
          </table:table-cell>
          <table:table-cell table:style-name="ce11" office:value-type="float" office:value="80" calcext:value-type="float">
            <text:p>80</text:p>
          </table:table-cell>
          <table:table-cell table:style-name="ce11" office:value-type="float" office:value="20" calcext:value-type="float">
            <text:p>20</text:p>
          </table:table-cell>
          <table:table-cell table:number-columns-repeated="2" table:style-name="ce11" office:value-type="string" calcext:value-type="string">
            <text:p>-</text:p>
          </table:table-cell>
          <table:table-cell table:style-name="ce11" office:value-type="float" office:value="85.43" calcext:value-type="float">
            <text:p>85.43</text:p>
          </table:table-cell>
          <table:table-cell table:style-name="ce11" office:value-type="string" calcext:value-type="string">
            <text:p>-</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533</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7" office:value-type="date" office:date-value="2021-03-22" calcext:value-type="date">
            <text:p>22-Mar-21</text:p>
          </table:table-cell>
          <table:table-cell table:style-name="ce8" office:value-type="date" office:date-value="2021-05-06" calcext:value-type="date">
            <text:p>06-May-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85.32" calcext:value-type="float">
            <text:p>85.32</text:p>
          </table:table-cell>
          <table:table-cell table:style-name="ce4" office:value-type="string" calcext:value-type="string">
            <text:p>Account</text:p>
          </table:table-cell>
          <table:table-cell table:style-name="ce11" office:value-type="float" office:value="45" calcext:value-type="float">
            <text:p>45</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85.32" calcext:value-type="float">
            <text:p>85.32</text:p>
          </table:table-cell>
          <table:table-cell table:number-columns-repeated="2" table:style-name="ce11" office:value-type="float" office:value="155.32" calcext:value-type="float">
            <text:p>155.32</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534</text:p>
          </table:table-cell>
          <table:table-cell table:style-name="ce4" office:value-type="string" calcext:value-type="string">
            <text:p>South</text:p>
          </table:table-cell>
          <table:table-cell table:style-name="ce4" office:value-type="string" calcext:value-type="string">
            <text:p>Burton</text:p>
          </table:table-cell>
          <table:table-cell table:style-name="ce4" office:value-type="string" calcext:value-type="string">
            <text:p>Install</text:p>
          </table:table-cell>
          <table:table-cell table:style-name="ce5"/>
          <table:table-cell table:style-name="ce7" office:value-type="date" office:date-value="2021-03-22" calcext:value-type="date">
            <text:p>22-Mar-21</text:p>
          </table:table-cell>
          <table:table-cell table:style-name="ce9" office:value-type="date" office:date-value="2021-05-10" calcext:value-type="date">
            <text:p>10-May-21</text:p>
          </table:table-cell>
          <table:table-cell table:style-name="ce4" office:value-type="float" office:value="2" calcext:value-type="float">
            <text:p>2</text:p>
          </table:table-cell>
          <table:table-cell table:style-name="ce5"/>
          <table:table-cell table:style-name="ce4" office:value-type="string" calcext:value-type="string">
            <text:p>Yes</text:p>
          </table:table-cell>
          <table:table-cell table:style-name="ce4" office:value-type="float" office:value="1.5" calcext:value-type="float">
            <text:p>1.5</text:p>
          </table:table-cell>
          <table:table-cell table:style-name="ce4" office:value-type="float" office:value="572.17" calcext:value-type="float">
            <text:p>572.17</text:p>
          </table:table-cell>
          <table:table-cell table:style-name="ce4" office:value-type="string" calcext:value-type="string">
            <text:p>C.O.D.</text:p>
          </table:table-cell>
          <table:table-cell table:style-name="ce11" office:value-type="float" office:value="49" calcext:value-type="float">
            <text:p>49</text:p>
          </table:table-cell>
          <table:table-cell table:style-name="ce11" office:value-type="float" office:value="140" calcext:value-type="float">
            <text:p>140</text:p>
          </table:table-cell>
          <table:table-cell table:number-columns-repeated="2" table:style-name="ce11" office:value-type="float" office:value="210" calcext:value-type="float">
            <text:p>210</text:p>
          </table:table-cell>
          <table:table-cell table:style-name="ce11" office:value-type="string" calcext:value-type="string">
            <text:p>-</text:p>
          </table:table-cell>
          <table:table-cell table:style-name="ce11" office:value-type="float" office:value="782.17" calcext:value-type="float">
            <text:p>782.17</text:p>
          </table:table-cell>
          <table:table-cell table:style-name="ce11" office:value-type="float" office:value="210" calcext:value-type="float">
            <text:p>210</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535</text:p>
          </table:table-cell>
          <table:table-cell table:style-name="ce4" office:value-type="string" calcext:value-type="string">
            <text:p>South</text:p>
          </table:table-cell>
          <table:table-cell table:style-name="ce4" office:value-type="string" calcext:value-type="string">
            <text:p>Burton</text:p>
          </table:table-cell>
          <table:table-cell table:style-name="ce4" office:value-type="string" calcext:value-type="string">
            <text:p>Repair</text:p>
          </table:table-cell>
          <table:table-cell table:style-name="ce5"/>
          <table:table-cell table:style-name="ce7" office:value-type="date" office:date-value="2021-03-22" calcext:value-type="date">
            <text:p>22-Mar-21</text:p>
          </table:table-cell>
          <table:table-cell table:style-name="ce9" office:value-type="date" office:date-value="2021-05-10" calcext:value-type="date">
            <text:p>10-May-21</text:p>
          </table:table-cell>
          <table:table-cell table:style-name="ce4" office:value-type="float" office:value="2" calcext:value-type="float">
            <text:p>2</text:p>
          </table:table-cell>
          <table:table-cell table:style-name="ce5"/>
          <table:table-cell table:style-name="ce4" office:value-type="string" calcext:value-type="string">
            <text:p>Yes</text:p>
          </table:table-cell>
          <table:table-cell table:style-name="ce4" office:value-type="float" office:value="4.5" calcext:value-type="float">
            <text:p>4.5</text:p>
          </table:table-cell>
          <table:table-cell table:style-name="ce4" office:value-type="float" office:value="937.98" calcext:value-type="float">
            <text:p>937.98</text:p>
          </table:table-cell>
          <table:table-cell table:style-name="ce4" office:value-type="string" calcext:value-type="string">
            <text:p>C.O.D.</text:p>
          </table:table-cell>
          <table:table-cell table:style-name="ce11" office:value-type="float" office:value="49" calcext:value-type="float">
            <text:p>49</text:p>
          </table:table-cell>
          <table:table-cell table:style-name="ce11" office:value-type="float" office:value="140" calcext:value-type="float">
            <text:p>140</text:p>
          </table:table-cell>
          <table:table-cell table:number-columns-repeated="2" table:style-name="ce11" office:value-type="float" office:value="630" calcext:value-type="float">
            <text:p>630</text:p>
          </table:table-cell>
          <table:table-cell table:style-name="ce11" office:value-type="string" calcext:value-type="string">
            <text:p>-</text:p>
          </table:table-cell>
          <table:table-cell table:style-name="ce13" office:value-type="float" office:value="1567.98" calcext:value-type="float">
            <text:p>1,567.98</text:p>
          </table:table-cell>
          <table:table-cell table:style-name="ce11" office:value-type="float" office:value="630" calcext:value-type="float">
            <text:p>630</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536</text:p>
          </table:table-cell>
          <table:table-cell table:style-name="ce4" office:value-type="string" calcext:value-type="string">
            <text:p>Central</text:p>
          </table:table-cell>
          <table:table-cell table:style-name="ce4" office:value-type="string" calcext:value-type="string">
            <text:p>Burton</text:p>
          </table:table-cell>
          <table:table-cell table:style-name="ce4" office:value-type="string" calcext:value-type="string">
            <text:p>Replace</text:p>
          </table:table-cell>
          <table:table-cell table:style-name="ce5"/>
          <table:table-cell table:number-columns-repeated="2" table:style-name="ce7" office:value-type="date" office:date-value="2021-03-23" calcext:value-type="date">
            <text:p>23-Mar-21</text:p>
          </table:table-cell>
          <table:table-cell table:style-name="ce4" office:value-type="float" office:value="1" calcext:value-type="float">
            <text:p>1</text:p>
          </table:table-cell>
          <table:table-cell table:number-columns-repeated="2" table:style-name="ce4" office:value-type="string" calcext:value-type="string">
            <text:p>Yes</text:p>
          </table:table-cell>
          <table:table-cell table:style-name="ce4" office:value-type="float" office:value="0.5" calcext:value-type="float">
            <text:p>0.5</text:p>
          </table:table-cell>
          <table:table-cell table:style-name="ce4" office:value-type="float" office:value="165" calcext:value-type="float">
            <text:p>165</text:p>
          </table:table-cell>
          <table:table-cell table:style-name="ce4" office:value-type="string" calcext:value-type="string">
            <text:p>Warranty</text:p>
          </table:table-cell>
          <table:table-cell table:style-name="ce11" office:value-type="string" calcext:value-type="string">
            <text:p>-</text:p>
          </table:table-cell>
          <table:table-cell table:style-name="ce11" office:value-type="float" office:value="80" calcext:value-type="float">
            <text:p>80</text:p>
          </table:table-cell>
          <table:table-cell table:style-name="ce11" office:value-type="float" office:value="40" calcext:value-type="float">
            <text:p>40</text:p>
          </table:table-cell>
          <table:table-cell table:number-columns-repeated="2" table:style-name="ce11" office:value-type="string" calcext:value-type="string">
            <text:p>-</text:p>
          </table:table-cell>
          <table:table-cell table:style-name="ce11" office:value-type="float" office:value="205" calcext:value-type="float">
            <text:p>205</text:p>
          </table:table-cell>
          <table:table-cell table:style-name="ce11" office:value-type="string" calcext:value-type="string">
            <text:p>-</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537</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7" office:value-type="date" office:date-value="2021-03-23" calcext:value-type="date">
            <text:p>23-Mar-21</text:p>
          </table:table-cell>
          <table:table-cell table:style-name="ce6" office:value-type="date" office:date-value="2021-04-03" calcext:value-type="date">
            <text:p>03-Apr-21</text:p>
          </table:table-cell>
          <table:table-cell table:style-name="ce4" office:value-type="float" office:value="2" calcext:value-type="float">
            <text:p>2</text:p>
          </table:table-cell>
          <table:table-cell table:number-columns-repeated="2" table:style-name="ce4" office:value-type="string" calcext:value-type="string">
            <text:p>Yes</text:p>
          </table:table-cell>
          <table:table-cell table:style-name="ce4" office:value-type="float" office:value="0.25" calcext:value-type="float">
            <text:p>0.25</text:p>
          </table:table-cell>
          <table:table-cell table:style-name="ce4" office:value-type="float" office:value="55.3" calcext:value-type="float">
            <text:p>55.3</text:p>
          </table:table-cell>
          <table:table-cell table:style-name="ce4" office:value-type="string" calcext:value-type="string">
            <text:p>Warranty</text:p>
          </table:table-cell>
          <table:table-cell table:style-name="ce11" office:value-type="float" office:value="11" calcext:value-type="float">
            <text:p>11</text:p>
          </table:table-cell>
          <table:table-cell table:style-name="ce11" office:value-type="float" office:value="140" calcext:value-type="float">
            <text:p>140</text:p>
          </table:table-cell>
          <table:table-cell table:style-name="ce11" office:value-type="float" office:value="35" calcext:value-type="float">
            <text:p>35</text:p>
          </table:table-cell>
          <table:table-cell table:number-columns-repeated="2" table:style-name="ce11" office:value-type="string" calcext:value-type="string">
            <text:p>-</text:p>
          </table:table-cell>
          <table:table-cell table:style-name="ce11" office:value-type="float" office:value="90.3" calcext:value-type="float">
            <text:p>90.3</text:p>
          </table:table-cell>
          <table:table-cell table:style-name="ce11" office:value-type="string" calcext:value-type="string">
            <text:p>-</text:p>
          </table:table-cell>
          <table:table-cell table:style-name="ce11" office:value-type="string" calcext:value-type="string">
            <text:p>Tue</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538</text:p>
          </table:table-cell>
          <table:table-cell table:style-name="ce4" office:value-type="string" calcext:value-type="string">
            <text:p>Southeast</text:p>
          </table:table-cell>
          <table:table-cell table:style-name="ce4" office:value-type="string" calcext:value-type="string">
            <text:p>Cartier</text:p>
          </table:table-cell>
          <table:table-cell table:style-name="ce4" office:value-type="string" calcext:value-type="string">
            <text:p>Replace</text:p>
          </table:table-cell>
          <table:table-cell table:style-name="ce5"/>
          <table:table-cell table:style-name="ce7" office:value-type="date" office:date-value="2021-03-23" calcext:value-type="date">
            <text:p>23-Mar-21</text:p>
          </table:table-cell>
          <table:table-cell table:style-name="ce7" office:value-type="date" office:date-value="2021-04-10" calcext:value-type="date">
            <text:p>10-Apr-21</text:p>
          </table:table-cell>
          <table:table-cell table:style-name="ce4" office:value-type="float" office:value="1" calcext:value-type="float">
            <text:p>1</text:p>
          </table:table-cell>
          <table:table-cell table:style-name="ce5"/>
          <table:table-cell table:style-name="ce4" office:value-type="string" calcext:value-type="string">
            <text:p>Yes</text:p>
          </table:table-cell>
          <table:table-cell table:style-name="ce4" office:value-type="float" office:value="2.75" calcext:value-type="float">
            <text:p>2.75</text:p>
          </table:table-cell>
          <table:table-cell table:style-name="ce4" office:value-type="float" office:value="534.57" calcext:value-type="float">
            <text:p>534.57</text:p>
          </table:table-cell>
          <table:table-cell table:style-name="ce4" office:value-type="string" calcext:value-type="string">
            <text:p>C.O.D.</text:p>
          </table:table-cell>
          <table:table-cell table:style-name="ce11" office:value-type="float" office:value="18" calcext:value-type="float">
            <text:p>18</text:p>
          </table:table-cell>
          <table:table-cell table:style-name="ce11" office:value-type="float" office:value="80" calcext:value-type="float">
            <text:p>80</text:p>
          </table:table-cell>
          <table:table-cell table:number-columns-repeated="2" table:style-name="ce11" office:value-type="float" office:value="220" calcext:value-type="float">
            <text:p>220</text:p>
          </table:table-cell>
          <table:table-cell table:style-name="ce11" office:value-type="string" calcext:value-type="string">
            <text:p>-</text:p>
          </table:table-cell>
          <table:table-cell table:style-name="ce11" office:value-type="float" office:value="754.57" calcext:value-type="float">
            <text:p>754.57</text:p>
          </table:table-cell>
          <table:table-cell table:style-name="ce11" office:value-type="float" office:value="220" calcext:value-type="float">
            <text:p>220</text:p>
          </table:table-cell>
          <table:table-cell table:style-name="ce11" office:value-type="string" calcext:value-type="string">
            <text:p>Tue</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539</text:p>
          </table:table-cell>
          <table:table-cell table:style-name="ce4" office:value-type="string" calcext:value-type="string">
            <text:p>Central</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7" office:value-type="date" office:date-value="2021-03-23" calcext:value-type="date">
            <text:p>23-Mar-21</text:p>
          </table:table-cell>
          <table:table-cell table:style-name="ce6" office:value-type="date" office:date-value="2021-04-08" calcext:value-type="date">
            <text:p>08-Apr-21</text:p>
          </table:table-cell>
          <table:table-cell table:style-name="ce4" office:value-type="float" office:value="1" calcext:value-type="float">
            <text:p>1</text:p>
          </table:table-cell>
          <table:table-cell table:style-name="ce5"/>
          <table:table-cell table:style-name="ce4" office:value-type="string" calcext:value-type="string">
            <text:p>Yes</text:p>
          </table:table-cell>
          <table:table-cell table:style-name="ce4" office:value-type="float" office:value="1" calcext:value-type="float">
            <text:p>1</text:p>
          </table:table-cell>
          <table:table-cell table:style-name="ce4" office:value-type="float" office:value="448.26" calcext:value-type="float">
            <text:p>448.26</text:p>
          </table:table-cell>
          <table:table-cell table:style-name="ce4" office:value-type="string" calcext:value-type="string">
            <text:p>C.O.D.</text:p>
          </table:table-cell>
          <table:table-cell table:style-name="ce11" office:value-type="float" office:value="16" calcext:value-type="float">
            <text:p>16</text:p>
          </table:table-cell>
          <table:table-cell table:number-columns-repeated="3" table:style-name="ce11" office:value-type="float" office:value="80" calcext:value-type="float">
            <text:p>80</text:p>
          </table:table-cell>
          <table:table-cell table:style-name="ce11" office:value-type="string" calcext:value-type="string">
            <text:p>-</text:p>
          </table:table-cell>
          <table:table-cell table:style-name="ce11" office:value-type="float" office:value="528.26" calcext:value-type="float">
            <text:p>528.26</text:p>
          </table:table-cell>
          <table:table-cell table:style-name="ce11" office:value-type="float" office:value="80" calcext:value-type="float">
            <text:p>80</text:p>
          </table:table-cell>
          <table:table-cell table:style-name="ce11" office:value-type="string" calcext:value-type="string">
            <text:p>Tue</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540</text:p>
          </table:table-cell>
          <table:table-cell table:style-name="ce4" office:value-type="string" calcext:value-type="string">
            <text:p>Southwest</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7" office:value-type="date" office:date-value="2021-03-23" calcext:value-type="date">
            <text:p>23-Mar-21</text:p>
          </table:table-cell>
          <table:table-cell table:style-name="ce7" office:value-type="date" office:date-value="2021-04-14" calcext:value-type="date">
            <text:p>14-Apr-21</text:p>
          </table:table-cell>
          <table:table-cell table:style-name="ce4" office:value-type="float" office:value="2" calcext:value-type="float">
            <text:p>2</text:p>
          </table:table-cell>
          <table:table-cell table:style-name="ce5" table:number-columns-repeated="2"/>
          <table:table-cell table:style-name="ce4" office:value-type="float" office:value="1" calcext:value-type="float">
            <text:p>1</text:p>
          </table:table-cell>
          <table:table-cell table:style-name="ce4" office:value-type="float" office:value="123.21" calcext:value-type="float">
            <text:p>123.21</text:p>
          </table:table-cell>
          <table:table-cell table:style-name="ce4" office:value-type="string" calcext:value-type="string">
            <text:p>C.O.D.</text:p>
          </table:table-cell>
          <table:table-cell table:style-name="ce11" office:value-type="float" office:value="22" calcext:value-type="float">
            <text:p>22</text:p>
          </table:table-cell>
          <table:table-cell table:number-columns-repeated="3" table:style-name="ce11" office:value-type="float" office:value="140" calcext:value-type="float">
            <text:p>140</text:p>
          </table:table-cell>
          <table:table-cell table:style-name="ce11" office:value-type="float" office:value="123.21" calcext:value-type="float">
            <text:p>123.21</text:p>
          </table:table-cell>
          <table:table-cell table:number-columns-repeated="2" table:style-name="ce11" office:value-type="float" office:value="263.21" calcext:value-type="float">
            <text:p>263.21</text:p>
          </table:table-cell>
          <table:table-cell table:style-name="ce11" office:value-type="string" calcext:value-type="string">
            <text:p>Tue</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541</text:p>
          </table:table-cell>
          <table:table-cell table:style-name="ce4" office:value-type="string" calcext:value-type="string">
            <text:p>Central</text:p>
          </table:table-cell>
          <table:table-cell table:style-name="ce4" office:value-type="string" calcext:value-type="string">
            <text:p>Khan</text:p>
          </table:table-cell>
          <table:table-cell table:style-name="ce4" office:value-type="string" calcext:value-type="string">
            <text:p>Deliver</text:p>
          </table:table-cell>
          <table:table-cell table:style-name="ce5"/>
          <table:table-cell table:style-name="ce7" office:value-type="date" office:date-value="2021-03-23" calcext:value-type="date">
            <text:p>23-Mar-21</text:p>
          </table:table-cell>
          <table:table-cell table:style-name="ce7" office:value-type="date" office:date-value="2021-04-12" calcext:value-type="date">
            <text:p>12-Ap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77.29" calcext:value-type="float">
            <text:p>77.29</text:p>
          </table:table-cell>
          <table:table-cell table:style-name="ce4" office:value-type="string" calcext:value-type="string">
            <text:p>C.O.D.</text:p>
          </table:table-cell>
          <table:table-cell table:style-name="ce11" office:value-type="float" office:value="20" calcext:value-type="float">
            <text:p>20</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77.29" calcext:value-type="float">
            <text:p>77.29</text:p>
          </table:table-cell>
          <table:table-cell table:number-columns-repeated="2" table:style-name="ce11" office:value-type="float" office:value="97.29" calcext:value-type="float">
            <text:p>97.29</text:p>
          </table:table-cell>
          <table:table-cell table:style-name="ce11" office:value-type="string" calcext:value-type="string">
            <text:p>Tue</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542</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Install</text:p>
          </table:table-cell>
          <table:table-cell table:style-name="ce5"/>
          <table:table-cell table:style-name="ce7" office:value-type="date" office:date-value="2021-03-23" calcext:value-type="date">
            <text:p>23-Mar-21</text:p>
          </table:table-cell>
          <table:table-cell table:style-name="ce7" office:value-type="date" office:date-value="2021-04-12" calcext:value-type="date">
            <text:p>12-Apr-21</text:p>
          </table:table-cell>
          <table:table-cell table:style-name="ce4" office:value-type="float" office:value="2" calcext:value-type="float">
            <text:p>2</text:p>
          </table:table-cell>
          <table:table-cell table:number-columns-repeated="2" table:style-name="ce4" office:value-type="string" calcext:value-type="string">
            <text:p>Yes</text:p>
          </table:table-cell>
          <table:table-cell table:style-name="ce4" office:value-type="float" office:value="1" calcext:value-type="float">
            <text:p>1</text:p>
          </table:table-cell>
          <table:table-cell table:style-name="ce4" office:value-type="float" office:value="360" calcext:value-type="float">
            <text:p>360</text:p>
          </table:table-cell>
          <table:table-cell table:style-name="ce4" office:value-type="string" calcext:value-type="string">
            <text:p>Warranty</text:p>
          </table:table-cell>
          <table:table-cell table:style-name="ce11" office:value-type="float" office:value="20" calcext:value-type="float">
            <text:p>20</text:p>
          </table:table-cell>
          <table:table-cell table:number-columns-repeated="2" table:style-name="ce11" office:value-type="float" office:value="140" calcext:value-type="float">
            <text:p>140</text:p>
          </table:table-cell>
          <table:table-cell table:number-columns-repeated="2" table:style-name="ce11" office:value-type="string" calcext:value-type="string">
            <text:p>-</text:p>
          </table:table-cell>
          <table:table-cell table:style-name="ce11" office:value-type="float" office:value="500" calcext:value-type="float">
            <text:p>500</text:p>
          </table:table-cell>
          <table:table-cell table:style-name="ce11" office:value-type="string" calcext:value-type="string">
            <text:p>-</text:p>
          </table:table-cell>
          <table:table-cell table:style-name="ce11" office:value-type="string" calcext:value-type="string">
            <text:p>Tue</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543</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Repair</text:p>
          </table:table-cell>
          <table:table-cell table:style-name="ce5"/>
          <table:table-cell table:style-name="ce7" office:value-type="date" office:date-value="2021-03-23" calcext:value-type="date">
            <text:p>23-Mar-21</text:p>
          </table:table-cell>
          <table:table-cell table:style-name="ce9" office:value-type="date" office:date-value="2021-05-13" calcext:value-type="date">
            <text:p>13-May-21</text:p>
          </table:table-cell>
          <table:table-cell table:style-name="ce4" office:value-type="float" office:value="2" calcext:value-type="float">
            <text:p>2</text:p>
          </table:table-cell>
          <table:table-cell table:style-name="ce5" table:number-columns-repeated="2"/>
          <table:table-cell table:style-name="ce4" office:value-type="float" office:value="3.5" calcext:value-type="float">
            <text:p>3.5</text:p>
          </table:table-cell>
          <table:table-cell table:style-name="ce4" office:value-type="float" office:value="653" calcext:value-type="float">
            <text:p>653</text:p>
          </table:table-cell>
          <table:table-cell table:style-name="ce4" office:value-type="string" calcext:value-type="string">
            <text:p>C.O.D.</text:p>
          </table:table-cell>
          <table:table-cell table:style-name="ce11" office:value-type="float" office:value="51" calcext:value-type="float">
            <text:p>51</text:p>
          </table:table-cell>
          <table:table-cell table:style-name="ce11" office:value-type="float" office:value="140" calcext:value-type="float">
            <text:p>140</text:p>
          </table:table-cell>
          <table:table-cell table:number-columns-repeated="2" table:style-name="ce11" office:value-type="float" office:value="490" calcext:value-type="float">
            <text:p>490</text:p>
          </table:table-cell>
          <table:table-cell table:style-name="ce11" office:value-type="float" office:value="653" calcext:value-type="float">
            <text:p>653</text:p>
          </table:table-cell>
          <table:table-cell table:number-columns-repeated="2" table:style-name="ce13" office:value-type="float" office:value="1143" calcext:value-type="float">
            <text:p>1,143.00</text:p>
          </table:table-cell>
          <table:table-cell table:style-name="ce11" office:value-type="string" calcext:value-type="string">
            <text:p>Tue</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544</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Install</text:p>
          </table:table-cell>
          <table:table-cell table:style-name="ce5"/>
          <table:table-cell table:style-name="ce7" office:value-type="date" office:date-value="2021-03-24" calcext:value-type="date">
            <text:p>24-Mar-21</text:p>
          </table:table-cell>
          <table:table-cell table:style-name="ce6" office:value-type="date" office:date-value="2021-04-06" calcext:value-type="date">
            <text:p>06-Apr-21</text:p>
          </table:table-cell>
          <table:table-cell table:style-name="ce4" office:value-type="float" office:value="1" calcext:value-type="float">
            <text:p>1</text:p>
          </table:table-cell>
          <table:table-cell table:style-name="ce5" table:number-columns-repeated="2"/>
          <table:table-cell table:style-name="ce4" office:value-type="float" office:value="1.5" calcext:value-type="float">
            <text:p>1.5</text:p>
          </table:table-cell>
          <table:table-cell table:style-name="ce4" office:value-type="float" office:value="118.3" calcext:value-type="float">
            <text:p>118.3</text:p>
          </table:table-cell>
          <table:table-cell table:style-name="ce4" office:value-type="string" calcext:value-type="string">
            <text:p>Account</text:p>
          </table:table-cell>
          <table:table-cell table:style-name="ce11" office:value-type="float" office:value="13" calcext:value-type="float">
            <text:p>13</text:p>
          </table:table-cell>
          <table:table-cell table:style-name="ce11" office:value-type="float" office:value="80" calcext:value-type="float">
            <text:p>80</text:p>
          </table:table-cell>
          <table:table-cell table:number-columns-repeated="2" table:style-name="ce11" office:value-type="float" office:value="120" calcext:value-type="float">
            <text:p>120</text:p>
          </table:table-cell>
          <table:table-cell table:style-name="ce11" office:value-type="float" office:value="118.3" calcext:value-type="float">
            <text:p>118.3</text:p>
          </table:table-cell>
          <table:table-cell table:number-columns-repeated="2" table:style-name="ce11" office:value-type="float" office:value="238.3" calcext:value-type="float">
            <text:p>238.3</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545</text:p>
          </table:table-cell>
          <table:table-cell table:style-name="ce4" office:value-type="string" calcext:value-type="string">
            <text:p>Southwest</text:p>
          </table:table-cell>
          <table:table-cell table:style-name="ce4" office:value-type="string" calcext:value-type="string">
            <text:p>Ling</text:p>
          </table:table-cell>
          <table:table-cell table:style-name="ce4" office:value-type="string" calcext:value-type="string">
            <text:p>Repair</text:p>
          </table:table-cell>
          <table:table-cell table:style-name="ce5"/>
          <table:table-cell table:style-name="ce7" office:value-type="date" office:date-value="2021-03-24" calcext:value-type="date">
            <text:p>24-Mar-21</text:p>
          </table:table-cell>
          <table:table-cell table:style-name="ce7" office:value-type="date" office:date-value="2021-06-11" calcext:value-type="date">
            <text:p>11-Jun-21</text:p>
          </table:table-cell>
          <table:table-cell table:style-name="ce4" office:value-type="float" office:value="2" calcext:value-type="float">
            <text:p>2</text:p>
          </table:table-cell>
          <table:table-cell table:style-name="ce5"/>
          <table:table-cell table:style-name="ce4" office:value-type="string" calcext:value-type="string">
            <text:p>Yes</text:p>
          </table:table-cell>
          <table:table-cell table:style-name="ce4" office:value-type="float" office:value="2.5" calcext:value-type="float">
            <text:p>2.5</text:p>
          </table:table-cell>
          <table:table-cell table:style-name="ce10" office:value-type="float" office:value="1480.36" calcext:value-type="float">
            <text:p>1,480.36</text:p>
          </table:table-cell>
          <table:table-cell table:style-name="ce4" office:value-type="string" calcext:value-type="string">
            <text:p>C.O.D.</text:p>
          </table:table-cell>
          <table:table-cell table:style-name="ce11" office:value-type="float" office:value="79" calcext:value-type="float">
            <text:p>79</text:p>
          </table:table-cell>
          <table:table-cell table:style-name="ce11" office:value-type="float" office:value="140" calcext:value-type="float">
            <text:p>140</text:p>
          </table:table-cell>
          <table:table-cell table:number-columns-repeated="2" table:style-name="ce11" office:value-type="float" office:value="350" calcext:value-type="float">
            <text:p>350</text:p>
          </table:table-cell>
          <table:table-cell table:style-name="ce11" office:value-type="string" calcext:value-type="string">
            <text:p>-</text:p>
          </table:table-cell>
          <table:table-cell table:style-name="ce13" office:value-type="float" office:value="1830.36" calcext:value-type="float">
            <text:p>1,830.36</text:p>
          </table:table-cell>
          <table:table-cell table:style-name="ce11" office:value-type="float" office:value="350" calcext:value-type="float">
            <text:p>350</text:p>
          </table:table-cell>
          <table:table-cell table:style-name="ce11" office:value-type="string" calcext:value-type="string">
            <text:p>Wed</text:p>
          </table:table-cell>
          <table:table-cell table:style-name="ce11" office:value-type="string" calcext:value-type="string">
            <text:p>Fri</text:p>
          </table:table-cell>
          <table:table-cell table:number-columns-repeated="1002"/>
        </table:table-row>
        <table:table-row table:style-name="ro1">
          <table:table-cell table:style-name="ce2" office:value-type="string" calcext:value-type="string">
            <text:p>A00546</text:p>
          </table:table-cell>
          <table:table-cell table:style-name="ce4" office:value-type="string" calcext:value-type="string">
            <text:p>East</text:p>
          </table:table-cell>
          <table:table-cell table:style-name="ce4" office:value-type="string" calcext:value-type="string">
            <text:p>Ling</text:p>
          </table:table-cell>
          <table:table-cell table:style-name="ce4" office:value-type="string" calcext:value-type="string">
            <text:p>Repair</text:p>
          </table:table-cell>
          <table:table-cell table:style-name="ce5"/>
          <table:table-cell table:style-name="ce7" office:value-type="date" office:date-value="2021-03-25" calcext:value-type="date">
            <text:p>25-Mar-21</text:p>
          </table:table-cell>
          <table:table-cell table:style-name="ce9" office:value-type="date" office:date-value="2021-05-11" calcext:value-type="date">
            <text:p>11-May-21</text:p>
          </table:table-cell>
          <table:table-cell table:style-name="ce4" office:value-type="float" office:value="2" calcext:value-type="float">
            <text:p>2</text:p>
          </table:table-cell>
          <table:table-cell table:style-name="ce5" table:number-columns-repeated="2"/>
          <table:table-cell table:style-name="ce4" office:value-type="float" office:value="2.5" calcext:value-type="float">
            <text:p>2.5</text:p>
          </table:table-cell>
          <table:table-cell table:style-name="ce4" office:value-type="float" office:value="837.16" calcext:value-type="float">
            <text:p>837.16</text:p>
          </table:table-cell>
          <table:table-cell table:style-name="ce4" office:value-type="string" calcext:value-type="string">
            <text:p>C.O.D.</text:p>
          </table:table-cell>
          <table:table-cell table:style-name="ce11" office:value-type="float" office:value="47" calcext:value-type="float">
            <text:p>47</text:p>
          </table:table-cell>
          <table:table-cell table:style-name="ce11" office:value-type="float" office:value="140" calcext:value-type="float">
            <text:p>140</text:p>
          </table:table-cell>
          <table:table-cell table:number-columns-repeated="2" table:style-name="ce11" office:value-type="float" office:value="350" calcext:value-type="float">
            <text:p>350</text:p>
          </table:table-cell>
          <table:table-cell table:style-name="ce11" office:value-type="float" office:value="837.16" calcext:value-type="float">
            <text:p>837.16</text:p>
          </table:table-cell>
          <table:table-cell table:number-columns-repeated="2" table:style-name="ce13" office:value-type="float" office:value="1187.16" calcext:value-type="float">
            <text:p>1,187.16</text:p>
          </table:table-cell>
          <table:table-cell table:style-name="ce11" office:value-type="string" calcext:value-type="string">
            <text:p>Thu</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547</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Repair</text:p>
          </table:table-cell>
          <table:table-cell table:style-name="ce5"/>
          <table:table-cell table:style-name="ce7" office:value-type="date" office:date-value="2021-03-27" calcext:value-type="date">
            <text:p>27-Mar-21</text:p>
          </table:table-cell>
          <table:table-cell table:style-name="ce7" office:value-type="date" office:date-value="2021-06-30" calcext:value-type="date">
            <text:p>30-Jun-21</text:p>
          </table:table-cell>
          <table:table-cell table:style-name="ce4" office:value-type="float" office:value="2" calcext:value-type="float">
            <text:p>2</text:p>
          </table:table-cell>
          <table:table-cell table:style-name="ce5" table:number-columns-repeated="2"/>
          <table:table-cell table:style-name="ce4" office:value-type="float" office:value="1.75" calcext:value-type="float">
            <text:p>1.75</text:p>
          </table:table-cell>
          <table:table-cell table:style-name="ce4" office:value-type="float" office:value="242.64" calcext:value-type="float">
            <text:p>242.64</text:p>
          </table:table-cell>
          <table:table-cell table:style-name="ce4" office:value-type="string" calcext:value-type="string">
            <text:p>C.O.D.</text:p>
          </table:table-cell>
          <table:table-cell table:style-name="ce11" office:value-type="float" office:value="95" calcext:value-type="float">
            <text:p>95</text:p>
          </table:table-cell>
          <table:table-cell table:style-name="ce11" office:value-type="float" office:value="140" calcext:value-type="float">
            <text:p>140</text:p>
          </table:table-cell>
          <table:table-cell table:number-columns-repeated="2" table:style-name="ce11" office:value-type="float" office:value="245" calcext:value-type="float">
            <text:p>245</text:p>
          </table:table-cell>
          <table:table-cell table:style-name="ce11" office:value-type="float" office:value="242.64" calcext:value-type="float">
            <text:p>242.64</text:p>
          </table:table-cell>
          <table:table-cell table:number-columns-repeated="2" table:style-name="ce11" office:value-type="float" office:value="487.64" calcext:value-type="float">
            <text:p>487.64</text:p>
          </table:table-cell>
          <table:table-cell table:style-name="ce11" office:value-type="string" calcext:value-type="string">
            <text:p>Sat</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548</text:p>
          </table:table-cell>
          <table:table-cell table:style-name="ce4" office:value-type="string" calcext:value-type="string">
            <text:p>Southeast</text:p>
          </table:table-cell>
          <table:table-cell table:style-name="ce4" office:value-type="string" calcext:value-type="string">
            <text:p>Cartier</text:p>
          </table:table-cell>
          <table:table-cell table:style-name="ce4" office:value-type="string" calcext:value-type="string">
            <text:p>Repair</text:p>
          </table:table-cell>
          <table:table-cell table:style-name="ce5"/>
          <table:table-cell table:style-name="ce7" office:value-type="date" office:date-value="2021-03-29" calcext:value-type="date">
            <text:p>29-Mar-21</text:p>
          </table:table-cell>
          <table:table-cell table:style-name="ce6" office:value-type="date" office:date-value="2021-04-07" calcext:value-type="date">
            <text:p>07-Apr-21</text:p>
          </table:table-cell>
          <table:table-cell table:style-name="ce4" office:value-type="float" office:value="1" calcext:value-type="float">
            <text:p>1</text:p>
          </table:table-cell>
          <table:table-cell table:style-name="ce5"/>
          <table:table-cell table:style-name="ce4" office:value-type="string" calcext:value-type="string">
            <text:p>Yes</text:p>
          </table:table-cell>
          <table:table-cell table:style-name="ce4" office:value-type="float" office:value="2" calcext:value-type="float">
            <text:p>2</text:p>
          </table:table-cell>
          <table:table-cell table:style-name="ce4" office:value-type="float" office:value="262.03" calcext:value-type="float">
            <text:p>262.03</text:p>
          </table:table-cell>
          <table:table-cell table:style-name="ce4" office:value-type="string" calcext:value-type="string">
            <text:p>C.O.D.</text:p>
          </table:table-cell>
          <table:table-cell table:style-name="ce11" office:value-type="float" office:value="9" calcext:value-type="float">
            <text:p>9</text:p>
          </table:table-cell>
          <table:table-cell table:style-name="ce11" office:value-type="float" office:value="80" calcext:value-type="float">
            <text:p>80</text:p>
          </table:table-cell>
          <table:table-cell table:number-columns-repeated="2" table:style-name="ce11" office:value-type="float" office:value="160" calcext:value-type="float">
            <text:p>160</text:p>
          </table:table-cell>
          <table:table-cell table:style-name="ce11" office:value-type="string" calcext:value-type="string">
            <text:p>-</text:p>
          </table:table-cell>
          <table:table-cell table:style-name="ce11" office:value-type="float" office:value="422.03" calcext:value-type="float">
            <text:p>422.03</text:p>
          </table:table-cell>
          <table:table-cell table:style-name="ce11" office:value-type="float" office:value="160" calcext:value-type="float">
            <text:p>160</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549</text:p>
          </table:table-cell>
          <table:table-cell table:style-name="ce4" office:value-type="string" calcext:value-type="string">
            <text:p>Southeast</text:p>
          </table:table-cell>
          <table:table-cell table:style-name="ce4" office:value-type="string" calcext:value-type="string">
            <text:p>Khan</text:p>
          </table:table-cell>
          <table:table-cell table:style-name="ce4" office:value-type="string" calcext:value-type="string">
            <text:p>Install</text:p>
          </table:table-cell>
          <table:table-cell table:style-name="ce5"/>
          <table:table-cell table:style-name="ce7" office:value-type="date" office:date-value="2021-03-29" calcext:value-type="date">
            <text:p>29-Mar-21</text:p>
          </table:table-cell>
          <table:table-cell table:style-name="ce7" office:value-type="date" office:date-value="2021-06-28" calcext:value-type="date">
            <text:p>28-Jun-21</text:p>
          </table:table-cell>
          <table:table-cell table:style-name="ce4" office:value-type="float" office:value="1" calcext:value-type="float">
            <text:p>1</text:p>
          </table:table-cell>
          <table:table-cell table:style-name="ce5" table:number-columns-repeated="2"/>
          <table:table-cell table:style-name="ce4" office:value-type="float" office:value="1.75" calcext:value-type="float">
            <text:p>1.75</text:p>
          </table:table-cell>
          <table:table-cell table:style-name="ce4" office:value-type="float" office:value="473.6" calcext:value-type="float">
            <text:p>473.6</text:p>
          </table:table-cell>
          <table:table-cell table:style-name="ce4" office:value-type="string" calcext:value-type="string">
            <text:p>C.O.D.</text:p>
          </table:table-cell>
          <table:table-cell table:style-name="ce11" office:value-type="float" office:value="91" calcext:value-type="float">
            <text:p>91</text:p>
          </table:table-cell>
          <table:table-cell table:style-name="ce11" office:value-type="float" office:value="80" calcext:value-type="float">
            <text:p>80</text:p>
          </table:table-cell>
          <table:table-cell table:number-columns-repeated="2" table:style-name="ce11" office:value-type="float" office:value="140" calcext:value-type="float">
            <text:p>140</text:p>
          </table:table-cell>
          <table:table-cell table:style-name="ce11" office:value-type="float" office:value="473.6" calcext:value-type="float">
            <text:p>473.6</text:p>
          </table:table-cell>
          <table:table-cell table:number-columns-repeated="2" table:style-name="ce11" office:value-type="float" office:value="613.6" calcext:value-type="float">
            <text:p>613.6</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550</text:p>
          </table:table-cell>
          <table:table-cell table:style-name="ce4" office:value-type="string" calcext:value-type="string">
            <text:p>Central</text:p>
          </table:table-cell>
          <table:table-cell table:style-name="ce4" office:value-type="string" calcext:value-type="string">
            <text:p>Khan</text:p>
          </table:table-cell>
          <table:table-cell table:style-name="ce4" office:value-type="string" calcext:value-type="string">
            <text:p>Repair</text:p>
          </table:table-cell>
          <table:table-cell table:style-name="ce5"/>
          <table:table-cell table:style-name="ce7" office:value-type="date" office:date-value="2021-03-30" calcext:value-type="date">
            <text:p>30-Mar-21</text:p>
          </table:table-cell>
          <table:table-cell table:style-name="ce9" office:value-type="date" office:date-value="2021-05-12" calcext:value-type="date">
            <text:p>12-May-21</text:p>
          </table:table-cell>
          <table:table-cell table:style-name="ce4" office:value-type="float" office:value="1" calcext:value-type="float">
            <text:p>1</text:p>
          </table:table-cell>
          <table:table-cell table:style-name="ce5" table:number-columns-repeated="2"/>
          <table:table-cell table:style-name="ce4" office:value-type="float" office:value="2.75" calcext:value-type="float">
            <text:p>2.75</text:p>
          </table:table-cell>
          <table:table-cell table:style-name="ce4" office:value-type="float" office:value="708.02" calcext:value-type="float">
            <text:p>708.02</text:p>
          </table:table-cell>
          <table:table-cell table:style-name="ce4" office:value-type="string" calcext:value-type="string">
            <text:p>C.O.D.</text:p>
          </table:table-cell>
          <table:table-cell table:style-name="ce11" office:value-type="float" office:value="43" calcext:value-type="float">
            <text:p>43</text:p>
          </table:table-cell>
          <table:table-cell table:style-name="ce11" office:value-type="float" office:value="80" calcext:value-type="float">
            <text:p>80</text:p>
          </table:table-cell>
          <table:table-cell table:number-columns-repeated="2" table:style-name="ce11" office:value-type="float" office:value="220" calcext:value-type="float">
            <text:p>220</text:p>
          </table:table-cell>
          <table:table-cell table:style-name="ce11" office:value-type="float" office:value="708.02" calcext:value-type="float">
            <text:p>708.02</text:p>
          </table:table-cell>
          <table:table-cell table:number-columns-repeated="2" table:style-name="ce11" office:value-type="float" office:value="928.02" calcext:value-type="float">
            <text:p>928.02</text:p>
          </table:table-cell>
          <table:table-cell table:style-name="ce11" office:value-type="string" calcext:value-type="string">
            <text:p>Tue</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551</text:p>
          </table:table-cell>
          <table:table-cell table:style-name="ce4" office:value-type="string" calcext:value-type="string">
            <text:p>Central</text:p>
          </table:table-cell>
          <table:table-cell table:style-name="ce4" office:value-type="string" calcext:value-type="string">
            <text:p>Burton</text:p>
          </table:table-cell>
          <table:table-cell table:style-name="ce4" office:value-type="string" calcext:value-type="string">
            <text:p>Replace</text:p>
          </table:table-cell>
          <table:table-cell table:style-name="ce5"/>
          <table:table-cell table:style-name="ce7" office:value-type="date" office:date-value="2021-03-31" calcext:value-type="date">
            <text:p>31-Mar-21</text:p>
          </table:table-cell>
          <table:table-cell table:style-name="ce6" office:value-type="date" office:date-value="2021-04-06" calcext:value-type="date">
            <text:p>06-Apr-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3.32" calcext:value-type="float">
            <text:p>13.32</text:p>
          </table:table-cell>
          <table:table-cell table:style-name="ce4" office:value-type="string" calcext:value-type="string">
            <text:p>C.O.D.</text:p>
          </table:table-cell>
          <table:table-cell table:style-name="ce11" office:value-type="float" office:value="6" calcext:value-type="float">
            <text:p>6</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3.32" calcext:value-type="float">
            <text:p>13.32</text:p>
          </table:table-cell>
          <table:table-cell table:number-columns-repeated="2" table:style-name="ce11" office:value-type="float" office:value="53.32" calcext:value-type="float">
            <text:p>53.32</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552</text:p>
          </table:table-cell>
          <table:table-cell table:style-name="ce4" office:value-type="string" calcext:value-type="string">
            <text:p>Southwest</text:p>
          </table:table-cell>
          <table:table-cell table:style-name="ce4" office:value-type="string" calcext:value-type="string">
            <text:p>Burton</text:p>
          </table:table-cell>
          <table:table-cell table:style-name="ce4" office:value-type="string" calcext:value-type="string">
            <text:p>Replace</text:p>
          </table:table-cell>
          <table:table-cell table:style-name="ce4" office:value-type="string" calcext:value-type="string">
            <text:p>Yes</text:p>
          </table:table-cell>
          <table:table-cell table:style-name="ce7" office:value-type="date" office:date-value="2021-03-31" calcext:value-type="date">
            <text:p>31-Mar-21</text:p>
          </table:table-cell>
          <table:table-cell table:style-name="ce7" office:value-type="date" office:date-value="2021-04-21" calcext:value-type="date">
            <text:p>21-Apr-21</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51.29" calcext:value-type="float">
            <text:p>51.29</text:p>
          </table:table-cell>
          <table:table-cell table:style-name="ce4" office:value-type="string" calcext:value-type="string">
            <text:p>C.O.D.</text:p>
          </table:table-cell>
          <table:table-cell table:style-name="ce11" office:value-type="float" office:value="21" calcext:value-type="float">
            <text:p>21</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51.29" calcext:value-type="float">
            <text:p>51.29</text:p>
          </table:table-cell>
          <table:table-cell table:number-columns-repeated="2" table:style-name="ce11" office:value-type="float" office:value="111.29" calcext:value-type="float">
            <text:p>111.29</text:p>
          </table:table-cell>
          <table:table-cell table:number-columns-repeated="2" table:style-name="ce11" office:value-type="string" calcext:value-type="string">
            <text:p>Wed</text:p>
          </table:table-cell>
          <table:table-cell table:number-columns-repeated="1002"/>
        </table:table-row>
        <table:table-row table:style-name="ro1">
          <table:table-cell table:style-name="ce2" office:value-type="string" calcext:value-type="string">
            <text:p>A00553</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Deliver</text:p>
          </table:table-cell>
          <table:table-cell table:style-name="ce5"/>
          <table:table-cell table:style-name="ce6" office:value-type="date" office:date-value="2021-04-01" calcext:value-type="date">
            <text:p>01-Apr-21</text:p>
          </table:table-cell>
          <table:table-cell table:style-name="ce7" office:value-type="date" office:date-value="2021-04-16" calcext:value-type="date">
            <text:p>16-Ap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89.5" calcext:value-type="float">
            <text:p>89.5</text:p>
          </table:table-cell>
          <table:table-cell table:style-name="ce4" office:value-type="string" calcext:value-type="string">
            <text:p>Account</text:p>
          </table:table-cell>
          <table:table-cell table:style-name="ce11" office:value-type="float" office:value="15" calcext:value-type="float">
            <text:p>15</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89.5" calcext:value-type="float">
            <text:p>89.5</text:p>
          </table:table-cell>
          <table:table-cell table:number-columns-repeated="2" table:style-name="ce11" office:value-type="float" office:value="109.5" calcext:value-type="float">
            <text:p>109.5</text:p>
          </table:table-cell>
          <table:table-cell table:style-name="ce11" office:value-type="string" calcext:value-type="string">
            <text:p>Thu</text:p>
          </table:table-cell>
          <table:table-cell table:style-name="ce11" office:value-type="string" calcext:value-type="string">
            <text:p>Fri</text:p>
          </table:table-cell>
          <table:table-cell table:number-columns-repeated="1002"/>
        </table:table-row>
        <table:table-row table:style-name="ro1">
          <table:table-cell table:style-name="ce2" office:value-type="string" calcext:value-type="string">
            <text:p>A00554</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6" office:value-type="date" office:date-value="2021-04-01" calcext:value-type="date">
            <text:p>01-Apr-21</text:p>
          </table:table-cell>
          <table:table-cell table:style-name="ce7" office:value-type="date" office:date-value="2021-04-12" calcext:value-type="date">
            <text:p>12-Ap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74.53" calcext:value-type="float">
            <text:p>74.53</text:p>
          </table:table-cell>
          <table:table-cell table:style-name="ce4" office:value-type="string" calcext:value-type="string">
            <text:p>P.O.</text:p>
          </table:table-cell>
          <table:table-cell table:style-name="ce11" office:value-type="float" office:value="11" calcext:value-type="float">
            <text:p>11</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74.53" calcext:value-type="float">
            <text:p>74.53</text:p>
          </table:table-cell>
          <table:table-cell table:number-columns-repeated="2" table:style-name="ce11" office:value-type="float" office:value="94.53" calcext:value-type="float">
            <text:p>94.53</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555</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Repair</text:p>
          </table:table-cell>
          <table:table-cell table:style-name="ce5"/>
          <table:table-cell table:style-name="ce6" office:value-type="date" office:date-value="2021-04-01" calcext:value-type="date">
            <text:p>01-Apr-21</text:p>
          </table:table-cell>
          <table:table-cell table:style-name="ce7" office:value-type="date" office:date-value="2021-04-12" calcext:value-type="date">
            <text:p>12-Apr-21</text:p>
          </table:table-cell>
          <table:table-cell table:style-name="ce4" office:value-type="float" office:value="2" calcext:value-type="float">
            <text:p>2</text:p>
          </table:table-cell>
          <table:table-cell table:style-name="ce5" table:number-columns-repeated="2"/>
          <table:table-cell table:style-name="ce4" office:value-type="float" office:value="1.5" calcext:value-type="float">
            <text:p>1.5</text:p>
          </table:table-cell>
          <table:table-cell table:style-name="ce4" office:value-type="float" office:value="64" calcext:value-type="float">
            <text:p>64</text:p>
          </table:table-cell>
          <table:table-cell table:style-name="ce4" office:value-type="string" calcext:value-type="string">
            <text:p>Account</text:p>
          </table:table-cell>
          <table:table-cell table:style-name="ce11" office:value-type="float" office:value="11" calcext:value-type="float">
            <text:p>11</text:p>
          </table:table-cell>
          <table:table-cell table:style-name="ce11" office:value-type="float" office:value="140" calcext:value-type="float">
            <text:p>140</text:p>
          </table:table-cell>
          <table:table-cell table:number-columns-repeated="2" table:style-name="ce11" office:value-type="float" office:value="210" calcext:value-type="float">
            <text:p>210</text:p>
          </table:table-cell>
          <table:table-cell table:style-name="ce11" office:value-type="float" office:value="64" calcext:value-type="float">
            <text:p>64</text:p>
          </table:table-cell>
          <table:table-cell table:number-columns-repeated="2" table:style-name="ce11" office:value-type="float" office:value="274" calcext:value-type="float">
            <text:p>274</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556</text:p>
          </table:table-cell>
          <table:table-cell table:style-name="ce4" office:value-type="string" calcext:value-type="string">
            <text:p>Northwest</text:p>
          </table:table-cell>
          <table:table-cell table:style-name="ce4" office:value-type="string" calcext:value-type="string">
            <text:p>Khan</text:p>
          </table:table-cell>
          <table:table-cell table:style-name="ce4" office:value-type="string" calcext:value-type="string">
            <text:p>Assess</text:p>
          </table:table-cell>
          <table:table-cell table:style-name="ce4" office:value-type="string" calcext:value-type="string">
            <text:p>Yes</text:p>
          </table:table-cell>
          <table:table-cell table:style-name="ce6" office:value-type="date" office:date-value="2021-04-01" calcext:value-type="date">
            <text:p>01-Apr-21</text:p>
          </table:table-cell>
          <table:table-cell table:style-name="ce7" office:value-type="date" office:date-value="2021-04-14" calcext:value-type="date">
            <text:p>14-Ap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3.4" calcext:value-type="float">
            <text:p>23.4</text:p>
          </table:table-cell>
          <table:table-cell table:style-name="ce4" office:value-type="string" calcext:value-type="string">
            <text:p>Account</text:p>
          </table:table-cell>
          <table:table-cell table:style-name="ce11" office:value-type="float" office:value="13" calcext:value-type="float">
            <text:p>13</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3.4" calcext:value-type="float">
            <text:p>23.4</text:p>
          </table:table-cell>
          <table:table-cell table:number-columns-repeated="2" table:style-name="ce11" office:value-type="float" office:value="43.4" calcext:value-type="float">
            <text:p>43.4</text:p>
          </table:table-cell>
          <table:table-cell table:style-name="ce11" office:value-type="string" calcext:value-type="string">
            <text:p>Thu</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557</text:p>
          </table:table-cell>
          <table:table-cell table:style-name="ce4" office:value-type="string" calcext:value-type="string">
            <text:p>East</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6" office:value-type="date" office:date-value="2021-04-01" calcext:value-type="date">
            <text:p>01-Apr-21</text:p>
          </table:table-cell>
          <table:table-cell table:style-name="ce7" office:value-type="date" office:date-value="2021-04-26" calcext:value-type="date">
            <text:p>26-Apr-21</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17.13" calcext:value-type="float">
            <text:p>17.13</text:p>
          </table:table-cell>
          <table:table-cell table:style-name="ce4" office:value-type="string" calcext:value-type="string">
            <text:p>Account</text:p>
          </table:table-cell>
          <table:table-cell table:style-name="ce11" office:value-type="float" office:value="25" calcext:value-type="float">
            <text:p>25</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17.13" calcext:value-type="float">
            <text:p>17.13</text:p>
          </table:table-cell>
          <table:table-cell table:number-columns-repeated="2" table:style-name="ce11" office:value-type="float" office:value="52.13" calcext:value-type="float">
            <text:p>52.13</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558</text:p>
          </table:table-cell>
          <table:table-cell table:style-name="ce4" office:value-type="string" calcext:value-type="string">
            <text:p>West</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6" office:value-type="date" office:date-value="2021-04-01" calcext:value-type="date">
            <text:p>01-Apr-21</text:p>
          </table:table-cell>
          <table:table-cell table:style-name="ce7" office:value-type="date" office:date-value="2021-04-29" calcext:value-type="date">
            <text:p>29-Apr-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49.5" calcext:value-type="float">
            <text:p>149.5</text:p>
          </table:table-cell>
          <table:table-cell table:style-name="ce4" office:value-type="string" calcext:value-type="string">
            <text:p>P.O.</text:p>
          </table:table-cell>
          <table:table-cell table:style-name="ce11" office:value-type="float" office:value="28" calcext:value-type="float">
            <text:p>28</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49.5" calcext:value-type="float">
            <text:p>149.5</text:p>
          </table:table-cell>
          <table:table-cell table:number-columns-repeated="2" table:style-name="ce11" office:value-type="float" office:value="189.5" calcext:value-type="float">
            <text:p>189.5</text:p>
          </table:table-cell>
          <table:table-cell table:number-columns-repeated="2" table:style-name="ce11" office:value-type="string" calcext:value-type="string">
            <text:p>Thu</text:p>
          </table:table-cell>
          <table:table-cell table:number-columns-repeated="1002"/>
        </table:table-row>
        <table:table-row table:style-name="ro1">
          <table:table-cell table:style-name="ce2" office:value-type="string" calcext:value-type="string">
            <text:p>A00559</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6" office:value-type="date" office:date-value="2021-04-02" calcext:value-type="date">
            <text:p>02-Apr-21</text:p>
          </table:table-cell>
          <table:table-cell table:style-name="ce7" office:value-type="date" office:date-value="2021-04-26" calcext:value-type="date">
            <text:p>26-Apr-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63.2" calcext:value-type="float">
            <text:p>163.2</text:p>
          </table:table-cell>
          <table:table-cell table:style-name="ce4" office:value-type="string" calcext:value-type="string">
            <text:p>P.O.</text:p>
          </table:table-cell>
          <table:table-cell table:style-name="ce11" office:value-type="float" office:value="24" calcext:value-type="float">
            <text:p>24</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63.2" calcext:value-type="float">
            <text:p>163.2</text:p>
          </table:table-cell>
          <table:table-cell table:number-columns-repeated="2" table:style-name="ce11" office:value-type="float" office:value="203.2" calcext:value-type="float">
            <text:p>203.2</text:p>
          </table:table-cell>
          <table:table-cell table:style-name="ce11" office:value-type="string" calcext:value-type="string">
            <text:p>Fri</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560</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6" office:value-type="date" office:date-value="2021-04-03" calcext:value-type="date">
            <text:p>03-Apr-21</text:p>
          </table:table-cell>
          <table:table-cell table:style-name="ce7" office:value-type="date" office:date-value="2021-04-15" calcext:value-type="date">
            <text:p>15-Apr-21</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14.76" calcext:value-type="float">
            <text:p>14.76</text:p>
          </table:table-cell>
          <table:table-cell table:style-name="ce4" office:value-type="string" calcext:value-type="string">
            <text:p>Account</text:p>
          </table:table-cell>
          <table:table-cell table:style-name="ce11" office:value-type="float" office:value="12" calcext:value-type="float">
            <text:p>12</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14.76" calcext:value-type="float">
            <text:p>14.76</text:p>
          </table:table-cell>
          <table:table-cell table:number-columns-repeated="2" table:style-name="ce11" office:value-type="float" office:value="49.76" calcext:value-type="float">
            <text:p>49.76</text:p>
          </table:table-cell>
          <table:table-cell table:style-name="ce11" office:value-type="string" calcext:value-type="string">
            <text:p>Sat</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561</text:p>
          </table:table-cell>
          <table:table-cell table:style-name="ce4" office:value-type="string" calcext:value-type="string">
            <text:p>Southeast</text:p>
          </table:table-cell>
          <table:table-cell table:style-name="ce4" office:value-type="string" calcext:value-type="string">
            <text:p>Cartier</text:p>
          </table:table-cell>
          <table:table-cell table:style-name="ce4" office:value-type="string" calcext:value-type="string">
            <text:p>Assess</text:p>
          </table:table-cell>
          <table:table-cell table:style-name="ce5"/>
          <table:table-cell table:style-name="ce6" office:value-type="date" office:date-value="2021-04-03" calcext:value-type="date">
            <text:p>03-Apr-21</text:p>
          </table:table-cell>
          <table:table-cell table:style-name="ce7" office:value-type="date" office:date-value="2021-04-27" calcext:value-type="date">
            <text:p>27-Apr-21</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21.33" calcext:value-type="float">
            <text:p>21.33</text:p>
          </table:table-cell>
          <table:table-cell table:style-name="ce4" office:value-type="string" calcext:value-type="string">
            <text:p>Account</text:p>
          </table:table-cell>
          <table:table-cell table:style-name="ce11" office:value-type="float" office:value="24" calcext:value-type="float">
            <text:p>24</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21.33" calcext:value-type="float">
            <text:p>21.33</text:p>
          </table:table-cell>
          <table:table-cell table:number-columns-repeated="2" table:style-name="ce11" office:value-type="float" office:value="81.33" calcext:value-type="float">
            <text:p>81.33</text:p>
          </table:table-cell>
          <table:table-cell table:style-name="ce11" office:value-type="string" calcext:value-type="string">
            <text:p>Sat</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562</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Assess</text:p>
          </table:table-cell>
          <table:table-cell table:style-name="ce5"/>
          <table:table-cell table:style-name="ce6" office:value-type="date" office:date-value="2021-04-03" calcext:value-type="date">
            <text:p>03-Apr-21</text:p>
          </table:table-cell>
          <table:table-cell table:style-name="ce9" office:value-type="date" office:date-value="2021-05-11" calcext:value-type="date">
            <text:p>11-May-21</text:p>
          </table:table-cell>
          <table:table-cell table:style-name="ce4" office:value-type="float" office:value="2" calcext:value-type="float">
            <text:p>2</text:p>
          </table:table-cell>
          <table:table-cell table:style-name="ce5"/>
          <table:table-cell table:style-name="ce4" office:value-type="string" calcext:value-type="string">
            <text:p>Yes</text:p>
          </table:table-cell>
          <table:table-cell table:style-name="ce4" office:value-type="float" office:value="1" calcext:value-type="float">
            <text:p>1</text:p>
          </table:table-cell>
          <table:table-cell table:style-name="ce4" office:value-type="float" office:value="304.51" calcext:value-type="float">
            <text:p>304.51</text:p>
          </table:table-cell>
          <table:table-cell table:style-name="ce4" office:value-type="string" calcext:value-type="string">
            <text:p>C.O.D.</text:p>
          </table:table-cell>
          <table:table-cell table:style-name="ce11" office:value-type="float" office:value="38" calcext:value-type="float">
            <text:p>38</text:p>
          </table:table-cell>
          <table:table-cell table:number-columns-repeated="3" table:style-name="ce11" office:value-type="float" office:value="140" calcext:value-type="float">
            <text:p>140</text:p>
          </table:table-cell>
          <table:table-cell table:style-name="ce11" office:value-type="string" calcext:value-type="string">
            <text:p>-</text:p>
          </table:table-cell>
          <table:table-cell table:style-name="ce11" office:value-type="float" office:value="444.51" calcext:value-type="float">
            <text:p>444.51</text:p>
          </table:table-cell>
          <table:table-cell table:style-name="ce11" office:value-type="float" office:value="140" calcext:value-type="float">
            <text:p>140</text:p>
          </table:table-cell>
          <table:table-cell table:style-name="ce11" office:value-type="string" calcext:value-type="string">
            <text:p>Sat</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563</text:p>
          </table:table-cell>
          <table:table-cell table:style-name="ce4" office:value-type="string" calcext:value-type="string">
            <text:p>Northeast</text:p>
          </table:table-cell>
          <table:table-cell table:style-name="ce4" office:value-type="string" calcext:value-type="string">
            <text:p>Khan</text:p>
          </table:table-cell>
          <table:table-cell table:style-name="ce4" office:value-type="string" calcext:value-type="string">
            <text:p>Assess</text:p>
          </table:table-cell>
          <table:table-cell table:style-name="ce4" office:value-type="string" calcext:value-type="string">
            <text:p>Yes</text:p>
          </table:table-cell>
          <table:table-cell table:style-name="ce6" office:value-type="date" office:date-value="2021-04-03" calcext:value-type="date">
            <text:p>03-Apr-21</text:p>
          </table:table-cell>
          <table:table-cell table:style-name="ce9" office:value-type="date" office:date-value="2021-05-11" calcext:value-type="date">
            <text:p>11-May-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36.34" calcext:value-type="float">
            <text:p>36.34</text:p>
          </table:table-cell>
          <table:table-cell table:style-name="ce4" office:value-type="string" calcext:value-type="string">
            <text:p>Account</text:p>
          </table:table-cell>
          <table:table-cell table:style-name="ce11" office:value-type="float" office:value="38" calcext:value-type="float">
            <text:p>38</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36.34" calcext:value-type="float">
            <text:p>36.34</text:p>
          </table:table-cell>
          <table:table-cell table:number-columns-repeated="2" table:style-name="ce11" office:value-type="float" office:value="76.34" calcext:value-type="float">
            <text:p>76.34</text:p>
          </table:table-cell>
          <table:table-cell table:style-name="ce11" office:value-type="string" calcext:value-type="string">
            <text:p>Sat</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564</text:p>
          </table:table-cell>
          <table:table-cell table:style-name="ce4" office:value-type="string" calcext:value-type="string">
            <text:p>East</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6" office:value-type="date" office:date-value="2021-04-05" calcext:value-type="date">
            <text:p>05-Apr-21</text:p>
          </table:table-cell>
          <table:table-cell table:style-name="ce7" office:value-type="date" office:date-value="2021-04-14" calcext:value-type="date">
            <text:p>14-Apr-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21.33" calcext:value-type="float">
            <text:p>21.33</text:p>
          </table:table-cell>
          <table:table-cell table:style-name="ce4" office:value-type="string" calcext:value-type="string">
            <text:p>Account</text:p>
          </table:table-cell>
          <table:table-cell table:style-name="ce11" office:value-type="float" office:value="9" calcext:value-type="float">
            <text:p>9</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21.33" calcext:value-type="float">
            <text:p>21.33</text:p>
          </table:table-cell>
          <table:table-cell table:number-columns-repeated="2" table:style-name="ce11" office:value-type="float" office:value="91.33" calcext:value-type="float">
            <text:p>91.33</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565</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Replace</text:p>
          </table:table-cell>
          <table:table-cell table:style-name="ce5"/>
          <table:table-cell table:style-name="ce6" office:value-type="date" office:date-value="2021-04-05" calcext:value-type="date">
            <text:p>05-Apr-21</text:p>
          </table:table-cell>
          <table:table-cell table:style-name="ce7" office:value-type="date" office:date-value="2021-04-23" calcext:value-type="date">
            <text:p>23-Apr-21</text:p>
          </table:table-cell>
          <table:table-cell table:style-name="ce4" office:value-type="float" office:value="2" calcext:value-type="float">
            <text:p>2</text:p>
          </table:table-cell>
          <table:table-cell table:style-name="ce5" table:number-columns-repeated="2"/>
          <table:table-cell table:style-name="ce4" office:value-type="float" office:value="0.5" calcext:value-type="float">
            <text:p>0.5</text:p>
          </table:table-cell>
          <table:table-cell table:style-name="ce4" office:value-type="float" office:value="392.02" calcext:value-type="float">
            <text:p>392.02</text:p>
          </table:table-cell>
          <table:table-cell table:style-name="ce4" office:value-type="string" calcext:value-type="string">
            <text:p>C.O.D.</text:p>
          </table:table-cell>
          <table:table-cell table:style-name="ce11" office:value-type="float" office:value="18" calcext:value-type="float">
            <text:p>18</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float" office:value="392.02" calcext:value-type="float">
            <text:p>392.02</text:p>
          </table:table-cell>
          <table:table-cell table:number-columns-repeated="2" table:style-name="ce11" office:value-type="float" office:value="462.02" calcext:value-type="float">
            <text:p>462.02</text:p>
          </table:table-cell>
          <table:table-cell table:style-name="ce11" office:value-type="string" calcext:value-type="string">
            <text:p>Mon</text:p>
          </table:table-cell>
          <table:table-cell table:style-name="ce11" office:value-type="string" calcext:value-type="string">
            <text:p>Fri</text:p>
          </table:table-cell>
          <table:table-cell table:number-columns-repeated="1002"/>
        </table:table-row>
        <table:table-row table:style-name="ro1">
          <table:table-cell table:style-name="ce2" office:value-type="string" calcext:value-type="string">
            <text:p>A00566</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6" office:value-type="date" office:date-value="2021-04-05" calcext:value-type="date">
            <text:p>05-Apr-21</text:p>
          </table:table-cell>
          <table:table-cell table:style-name="ce7" office:value-type="date" office:date-value="2021-04-29" calcext:value-type="date">
            <text:p>29-Ap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51.79" calcext:value-type="float">
            <text:p>151.79</text:p>
          </table:table-cell>
          <table:table-cell table:style-name="ce4" office:value-type="string" calcext:value-type="string">
            <text:p>Account</text:p>
          </table:table-cell>
          <table:table-cell table:style-name="ce11" office:value-type="float" office:value="24" calcext:value-type="float">
            <text:p>24</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51.79" calcext:value-type="float">
            <text:p>151.79</text:p>
          </table:table-cell>
          <table:table-cell table:number-columns-repeated="2" table:style-name="ce11" office:value-type="float" office:value="171.79" calcext:value-type="float">
            <text:p>171.79</text:p>
          </table:table-cell>
          <table:table-cell table:style-name="ce11" office:value-type="string" calcext:value-type="string">
            <text:p>Mon</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567</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Assess</text:p>
          </table:table-cell>
          <table:table-cell table:style-name="ce5"/>
          <table:table-cell table:style-name="ce6" office:value-type="date" office:date-value="2021-04-05" calcext:value-type="date">
            <text:p>05-Apr-21</text:p>
          </table:table-cell>
          <table:table-cell table:style-name="ce9" office:value-type="date" office:date-value="2021-05-12" calcext:value-type="date">
            <text:p>12-May-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30.11" calcext:value-type="float">
            <text:p>30.11</text:p>
          </table:table-cell>
          <table:table-cell table:style-name="ce4" office:value-type="string" calcext:value-type="string">
            <text:p>Account</text:p>
          </table:table-cell>
          <table:table-cell table:style-name="ce11" office:value-type="float" office:value="37" calcext:value-type="float">
            <text:p>37</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30.11" calcext:value-type="float">
            <text:p>30.11</text:p>
          </table:table-cell>
          <table:table-cell table:number-columns-repeated="2" table:style-name="ce11" office:value-type="float" office:value="50.11" calcext:value-type="float">
            <text:p>50.11</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568</text:p>
          </table:table-cell>
          <table:table-cell table:style-name="ce4" office:value-type="string" calcext:value-type="string">
            <text:p>East</text:p>
          </table:table-cell>
          <table:table-cell table:style-name="ce4" office:value-type="string" calcext:value-type="string">
            <text:p>Ling</text:p>
          </table:table-cell>
          <table:table-cell table:style-name="ce4" office:value-type="string" calcext:value-type="string">
            <text:p>Replace</text:p>
          </table:table-cell>
          <table:table-cell table:style-name="ce5"/>
          <table:table-cell table:style-name="ce6" office:value-type="date" office:date-value="2021-04-05" calcext:value-type="date">
            <text:p>05-Apr-21</text:p>
          </table:table-cell>
          <table:table-cell table:style-name="ce9" office:value-type="date" office:date-value="2021-05-17" calcext:value-type="date">
            <text:p>17-May-21</text:p>
          </table:table-cell>
          <table:table-cell table:style-name="ce4" office:value-type="float" office:value="2" calcext:value-type="float">
            <text:p>2</text:p>
          </table:table-cell>
          <table:table-cell table:style-name="ce5" table:number-columns-repeated="2"/>
          <table:table-cell table:style-name="ce4" office:value-type="float" office:value="0.75" calcext:value-type="float">
            <text:p>0.75</text:p>
          </table:table-cell>
          <table:table-cell table:style-name="ce4" office:value-type="float" office:value="13.36" calcext:value-type="float">
            <text:p>13.36</text:p>
          </table:table-cell>
          <table:table-cell table:style-name="ce4" office:value-type="string" calcext:value-type="string">
            <text:p>C.O.D.</text:p>
          </table:table-cell>
          <table:table-cell table:style-name="ce11" office:value-type="float" office:value="42" calcext:value-type="float">
            <text:p>42</text:p>
          </table:table-cell>
          <table:table-cell table:style-name="ce11" office:value-type="float" office:value="140" calcext:value-type="float">
            <text:p>140</text:p>
          </table:table-cell>
          <table:table-cell table:number-columns-repeated="2" table:style-name="ce11" office:value-type="float" office:value="105" calcext:value-type="float">
            <text:p>105</text:p>
          </table:table-cell>
          <table:table-cell table:style-name="ce11" office:value-type="float" office:value="13.36" calcext:value-type="float">
            <text:p>13.36</text:p>
          </table:table-cell>
          <table:table-cell table:number-columns-repeated="2" table:style-name="ce11" office:value-type="float" office:value="118.36" calcext:value-type="float">
            <text:p>118.36</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569</text:p>
          </table:table-cell>
          <table:table-cell table:style-name="ce4" office:value-type="string" calcext:value-type="string">
            <text:p>Central</text:p>
          </table:table-cell>
          <table:table-cell table:style-name="ce4" office:value-type="string" calcext:value-type="string">
            <text:p>Cartier</text:p>
          </table:table-cell>
          <table:table-cell table:style-name="ce4" office:value-type="string" calcext:value-type="string">
            <text:p>Repair</text:p>
          </table:table-cell>
          <table:table-cell table:style-name="ce5"/>
          <table:table-cell table:style-name="ce6" office:value-type="date" office:date-value="2021-04-05" calcext:value-type="date">
            <text:p>05-Apr-21</text:p>
          </table:table-cell>
          <table:table-cell table:style-name="ce7" office:value-type="date" office:date-value="2021-06-15" calcext:value-type="date">
            <text:p>15-Jun-21</text:p>
          </table:table-cell>
          <table:table-cell table:style-name="ce4" office:value-type="float" office:value="1" calcext:value-type="float">
            <text:p>1</text:p>
          </table:table-cell>
          <table:table-cell table:style-name="ce5" table:number-columns-repeated="2"/>
          <table:table-cell table:style-name="ce4" office:value-type="float" office:value="4.25" calcext:value-type="float">
            <text:p>4.25</text:p>
          </table:table-cell>
          <table:table-cell table:style-name="ce4" office:value-type="float" office:value="21.33" calcext:value-type="float">
            <text:p>21.33</text:p>
          </table:table-cell>
          <table:table-cell table:style-name="ce4" office:value-type="string" calcext:value-type="string">
            <text:p>Account</text:p>
          </table:table-cell>
          <table:table-cell table:style-name="ce11" office:value-type="float" office:value="71" calcext:value-type="float">
            <text:p>71</text:p>
          </table:table-cell>
          <table:table-cell table:style-name="ce11" office:value-type="float" office:value="80" calcext:value-type="float">
            <text:p>80</text:p>
          </table:table-cell>
          <table:table-cell table:number-columns-repeated="2" table:style-name="ce11" office:value-type="float" office:value="340" calcext:value-type="float">
            <text:p>340</text:p>
          </table:table-cell>
          <table:table-cell table:style-name="ce11" office:value-type="float" office:value="21.33" calcext:value-type="float">
            <text:p>21.33</text:p>
          </table:table-cell>
          <table:table-cell table:number-columns-repeated="2" table:style-name="ce11" office:value-type="float" office:value="361.33" calcext:value-type="float">
            <text:p>361.33</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570</text:p>
          </table:table-cell>
          <table:table-cell table:style-name="ce4" office:value-type="string" calcext:value-type="string">
            <text:p>East</text:p>
          </table:table-cell>
          <table:table-cell table:style-name="ce4" office:value-type="string" calcext:value-type="string">
            <text:p>Ling</text:p>
          </table:table-cell>
          <table:table-cell table:style-name="ce4" office:value-type="string" calcext:value-type="string">
            <text:p>Assess</text:p>
          </table:table-cell>
          <table:table-cell table:style-name="ce4" office:value-type="string" calcext:value-type="string">
            <text:p>Yes</text:p>
          </table:table-cell>
          <table:table-cell table:style-name="ce6" office:value-type="date" office:date-value="2021-04-06" calcext:value-type="date">
            <text:p>06-Apr-21</text:p>
          </table:table-cell>
          <table:table-cell table:style-name="ce8" office:value-type="date" office:date-value="2021-05-07" calcext:value-type="date">
            <text:p>07-May-21</text:p>
          </table:table-cell>
          <table:table-cell table:style-name="ce4" office:value-type="float" office:value="1" calcext:value-type="float">
            <text:p>1</text:p>
          </table:table-cell>
          <table:table-cell table:style-name="ce5" table:number-columns-repeated="2"/>
          <table:table-cell table:style-name="ce4" office:value-type="float" office:value="0.75" calcext:value-type="float">
            <text:p>0.75</text:p>
          </table:table-cell>
          <table:table-cell table:style-name="ce4" office:value-type="float" office:value="21.33" calcext:value-type="float">
            <text:p>21.33</text:p>
          </table:table-cell>
          <table:table-cell table:style-name="ce4" office:value-type="string" calcext:value-type="string">
            <text:p>C.O.D.</text:p>
          </table:table-cell>
          <table:table-cell table:style-name="ce11" office:value-type="float" office:value="31" calcext:value-type="float">
            <text:p>31</text:p>
          </table:table-cell>
          <table:table-cell table:style-name="ce11" office:value-type="float" office:value="80" calcext:value-type="float">
            <text:p>80</text:p>
          </table:table-cell>
          <table:table-cell table:number-columns-repeated="2" table:style-name="ce11" office:value-type="float" office:value="60" calcext:value-type="float">
            <text:p>60</text:p>
          </table:table-cell>
          <table:table-cell table:style-name="ce11" office:value-type="float" office:value="21.33" calcext:value-type="float">
            <text:p>21.33</text:p>
          </table:table-cell>
          <table:table-cell table:number-columns-repeated="2" table:style-name="ce11" office:value-type="float" office:value="81.33" calcext:value-type="float">
            <text:p>81.33</text:p>
          </table:table-cell>
          <table:table-cell table:style-name="ce11" office:value-type="string" calcext:value-type="string">
            <text:p>Tue</text:p>
          </table:table-cell>
          <table:table-cell table:style-name="ce11" office:value-type="string" calcext:value-type="string">
            <text:p>Fri</text:p>
          </table:table-cell>
          <table:table-cell table:number-columns-repeated="1002"/>
        </table:table-row>
        <table:table-row table:style-name="ro1">
          <table:table-cell table:style-name="ce2" office:value-type="string" calcext:value-type="string">
            <text:p>A00571</text:p>
          </table:table-cell>
          <table:table-cell table:style-name="ce4" office:value-type="string" calcext:value-type="string">
            <text:p>East</text:p>
          </table:table-cell>
          <table:table-cell table:style-name="ce4" office:value-type="string" calcext:value-type="string">
            <text:p>Ling</text:p>
          </table:table-cell>
          <table:table-cell table:style-name="ce4" office:value-type="string" calcext:value-type="string">
            <text:p>Deliver</text:p>
          </table:table-cell>
          <table:table-cell table:style-name="ce4" office:value-type="string" calcext:value-type="string">
            <text:p>Yes</text:p>
          </table:table-cell>
          <table:table-cell table:style-name="ce6" office:value-type="date" office:date-value="2021-04-06" calcext:value-type="date">
            <text:p>06-Apr-21</text:p>
          </table:table-cell>
          <table:table-cell table:style-name="ce9" office:value-type="date" office:date-value="2021-05-10" calcext:value-type="date">
            <text:p>10-May-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1.6" calcext:value-type="float">
            <text:p>21.6</text:p>
          </table:table-cell>
          <table:table-cell table:style-name="ce4" office:value-type="string" calcext:value-type="string">
            <text:p>Account</text:p>
          </table:table-cell>
          <table:table-cell table:style-name="ce11" office:value-type="float" office:value="34" calcext:value-type="float">
            <text:p>34</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1.6" calcext:value-type="float">
            <text:p>21.6</text:p>
          </table:table-cell>
          <table:table-cell table:number-columns-repeated="2" table:style-name="ce11" office:value-type="float" office:value="41.6" calcext:value-type="float">
            <text:p>41.6</text:p>
          </table:table-cell>
          <table:table-cell table:style-name="ce11" office:value-type="string" calcext:value-type="string">
            <text:p>Tue</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572</text:p>
          </table:table-cell>
          <table:table-cell table:style-name="ce4" office:value-type="string" calcext:value-type="string">
            <text:p>Southeast</text:p>
          </table:table-cell>
          <table:table-cell table:style-name="ce4" office:value-type="string" calcext:value-type="string">
            <text:p>Burton</text:p>
          </table:table-cell>
          <table:table-cell table:style-name="ce4" office:value-type="string" calcext:value-type="string">
            <text:p>Deliver</text:p>
          </table:table-cell>
          <table:table-cell table:style-name="ce4" office:value-type="string" calcext:value-type="string">
            <text:p>Yes</text:p>
          </table:table-cell>
          <table:table-cell table:style-name="ce6" office:value-type="date" office:date-value="2021-04-06" calcext:value-type="date">
            <text:p>06-Apr-21</text:p>
          </table:table-cell>
          <table:table-cell table:style-name="ce9" office:value-type="date" office:date-value="2021-05-20" calcext:value-type="date">
            <text:p>20-May-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08.96" calcext:value-type="float">
            <text:p>108.96</text:p>
          </table:table-cell>
          <table:table-cell table:style-name="ce4" office:value-type="string" calcext:value-type="string">
            <text:p>C.O.D.</text:p>
          </table:table-cell>
          <table:table-cell table:style-name="ce11" office:value-type="float" office:value="44" calcext:value-type="float">
            <text:p>44</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08.96" calcext:value-type="float">
            <text:p>108.96</text:p>
          </table:table-cell>
          <table:table-cell table:number-columns-repeated="2" table:style-name="ce11" office:value-type="float" office:value="128.96" calcext:value-type="float">
            <text:p>128.96</text:p>
          </table:table-cell>
          <table:table-cell table:style-name="ce11" office:value-type="string" calcext:value-type="string">
            <text:p>Tue</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573</text:p>
          </table:table-cell>
          <table:table-cell table:style-name="ce4" office:value-type="string" calcext:value-type="string">
            <text:p>West</text:p>
          </table:table-cell>
          <table:table-cell table:style-name="ce4" office:value-type="string" calcext:value-type="string">
            <text:p>Khan</text:p>
          </table:table-cell>
          <table:table-cell table:style-name="ce4" office:value-type="string" calcext:value-type="string">
            <text:p>Deliver</text:p>
          </table:table-cell>
          <table:table-cell table:style-name="ce5"/>
          <table:table-cell table:style-name="ce6" office:value-type="date" office:date-value="2021-04-06" calcext:value-type="date">
            <text:p>06-Apr-21</text:p>
          </table:table-cell>
          <table:table-cell table:style-name="ce9" office:value-type="date" office:date-value="2021-05-25" calcext:value-type="date">
            <text:p>25-May-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42.66" calcext:value-type="float">
            <text:p>42.66</text:p>
          </table:table-cell>
          <table:table-cell table:style-name="ce4" office:value-type="string" calcext:value-type="string">
            <text:p>P.O.</text:p>
          </table:table-cell>
          <table:table-cell table:style-name="ce11" office:value-type="float" office:value="49" calcext:value-type="float">
            <text:p>49</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42.66" calcext:value-type="float">
            <text:p>42.66</text:p>
          </table:table-cell>
          <table:table-cell table:number-columns-repeated="2" table:style-name="ce11" office:value-type="float" office:value="62.66" calcext:value-type="float">
            <text:p>62.66</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574</text:p>
          </table:table-cell>
          <table:table-cell table:style-name="ce4" office:value-type="string" calcext:value-type="string">
            <text:p>Southwest</text:p>
          </table:table-cell>
          <table:table-cell table:style-name="ce4" office:value-type="string" calcext:value-type="string">
            <text:p>Khan</text:p>
          </table:table-cell>
          <table:table-cell table:style-name="ce4" office:value-type="string" calcext:value-type="string">
            <text:p>Assess</text:p>
          </table:table-cell>
          <table:table-cell table:style-name="ce5"/>
          <table:table-cell table:style-name="ce6" office:value-type="date" office:date-value="2021-04-06" calcext:value-type="date">
            <text:p>06-Apr-21</text:p>
          </table:table-cell>
          <table:table-cell table:style-name="ce9" office:value-type="date" office:date-value="2021-05-27" calcext:value-type="date">
            <text:p>27-May-21</text:p>
          </table:table-cell>
          <table:table-cell table:style-name="ce4" office:value-type="float" office:value="1" calcext:value-type="float">
            <text:p>1</text:p>
          </table:table-cell>
          <table:table-cell table:style-name="ce5" table:number-columns-repeated="2"/>
          <table:table-cell table:style-name="ce4" office:value-type="float" office:value="1.75" calcext:value-type="float">
            <text:p>1.75</text:p>
          </table:table-cell>
          <table:table-cell table:style-name="ce4" office:value-type="float" office:value="342.6" calcext:value-type="float">
            <text:p>342.6</text:p>
          </table:table-cell>
          <table:table-cell table:style-name="ce4" office:value-type="string" calcext:value-type="string">
            <text:p>C.O.D.</text:p>
          </table:table-cell>
          <table:table-cell table:style-name="ce11" office:value-type="float" office:value="51" calcext:value-type="float">
            <text:p>51</text:p>
          </table:table-cell>
          <table:table-cell table:style-name="ce11" office:value-type="float" office:value="80" calcext:value-type="float">
            <text:p>80</text:p>
          </table:table-cell>
          <table:table-cell table:number-columns-repeated="2" table:style-name="ce11" office:value-type="float" office:value="140" calcext:value-type="float">
            <text:p>140</text:p>
          </table:table-cell>
          <table:table-cell table:style-name="ce11" office:value-type="float" office:value="342.6" calcext:value-type="float">
            <text:p>342.6</text:p>
          </table:table-cell>
          <table:table-cell table:number-columns-repeated="2" table:style-name="ce11" office:value-type="float" office:value="482.6" calcext:value-type="float">
            <text:p>482.6</text:p>
          </table:table-cell>
          <table:table-cell table:style-name="ce11" office:value-type="string" calcext:value-type="string">
            <text:p>Tue</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575</text:p>
          </table:table-cell>
          <table:table-cell table:style-name="ce4" office:value-type="string" calcext:value-type="string">
            <text:p>Northeast</text:p>
          </table:table-cell>
          <table:table-cell table:style-name="ce4" office:value-type="string" calcext:value-type="string">
            <text:p>Khan</text:p>
          </table:table-cell>
          <table:table-cell table:style-name="ce4" office:value-type="string" calcext:value-type="string">
            <text:p>Replace</text:p>
          </table:table-cell>
          <table:table-cell table:style-name="ce5"/>
          <table:table-cell table:style-name="ce6" office:value-type="date" office:date-value="2021-04-06" calcext:value-type="date">
            <text:p>06-Apr-21</text:p>
          </table:table-cell>
          <table:table-cell table:style-name="ce7" office:value-type="date" office:date-value="2021-06-29" calcext:value-type="date">
            <text:p>29-Jun-21</text:p>
          </table:table-cell>
          <table:table-cell table:style-name="ce4" office:value-type="float" office:value="2" calcext:value-type="float">
            <text:p>2</text:p>
          </table:table-cell>
          <table:table-cell table:style-name="ce5" table:number-columns-repeated="2"/>
          <table:table-cell table:style-name="ce4" office:value-type="float" office:value="0.75" calcext:value-type="float">
            <text:p>0.75</text:p>
          </table:table-cell>
          <table:table-cell table:style-name="ce4" office:value-type="float" office:value="40" calcext:value-type="float">
            <text:p>40</text:p>
          </table:table-cell>
          <table:table-cell table:style-name="ce4" office:value-type="string" calcext:value-type="string">
            <text:p>P.O.</text:p>
          </table:table-cell>
          <table:table-cell table:style-name="ce11" office:value-type="float" office:value="84" calcext:value-type="float">
            <text:p>84</text:p>
          </table:table-cell>
          <table:table-cell table:style-name="ce11" office:value-type="float" office:value="140" calcext:value-type="float">
            <text:p>140</text:p>
          </table:table-cell>
          <table:table-cell table:number-columns-repeated="2" table:style-name="ce11" office:value-type="float" office:value="105" calcext:value-type="float">
            <text:p>105</text:p>
          </table:table-cell>
          <table:table-cell table:style-name="ce11" office:value-type="float" office:value="40" calcext:value-type="float">
            <text:p>40</text:p>
          </table:table-cell>
          <table:table-cell table:number-columns-repeated="2" table:style-name="ce11" office:value-type="float" office:value="145" calcext:value-type="float">
            <text:p>145</text:p>
          </table:table-cell>
          <table:table-cell table:number-columns-repeated="2" table:style-name="ce11" office:value-type="string" calcext:value-type="string">
            <text:p>Tue</text:p>
          </table:table-cell>
          <table:table-cell table:number-columns-repeated="1002"/>
        </table:table-row>
        <table:table-row table:style-name="ro1">
          <table:table-cell table:style-name="ce2" office:value-type="string" calcext:value-type="string">
            <text:p>A00576</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Deliver</text:p>
          </table:table-cell>
          <table:table-cell table:style-name="ce4" office:value-type="string" calcext:value-type="string">
            <text:p>Yes</text:p>
          </table:table-cell>
          <table:table-cell table:style-name="ce6" office:value-type="date" office:date-value="2021-04-07" calcext:value-type="date">
            <text:p>07-Apr-21</text:p>
          </table:table-cell>
          <table:table-cell table:style-name="ce7" office:value-type="date" office:date-value="2021-04-14" calcext:value-type="date">
            <text:p>14-Ap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259.2" calcext:value-type="float">
            <text:p>259.2</text:p>
          </table:table-cell>
          <table:table-cell table:style-name="ce4" office:value-type="string" calcext:value-type="string">
            <text:p>C.O.D.</text:p>
          </table:table-cell>
          <table:table-cell table:style-name="ce11" office:value-type="float" office:value="7" calcext:value-type="float">
            <text:p>7</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259.2" calcext:value-type="float">
            <text:p>259.2</text:p>
          </table:table-cell>
          <table:table-cell table:number-columns-repeated="2" table:style-name="ce11" office:value-type="float" office:value="279.2" calcext:value-type="float">
            <text:p>279.2</text:p>
          </table:table-cell>
          <table:table-cell table:number-columns-repeated="2" table:style-name="ce11" office:value-type="string" calcext:value-type="string">
            <text:p>Wed</text:p>
          </table:table-cell>
          <table:table-cell table:number-columns-repeated="1002"/>
        </table:table-row>
        <table:table-row table:style-name="ro1">
          <table:table-cell table:style-name="ce2" office:value-type="string" calcext:value-type="string">
            <text:p>A00577</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6" office:value-type="date" office:date-value="2021-04-07" calcext:value-type="date">
            <text:p>07-Apr-21</text:p>
          </table:table-cell>
          <table:table-cell table:style-name="ce7" office:value-type="date" office:date-value="2021-04-28" calcext:value-type="date">
            <text:p>28-Apr-21</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26.58" calcext:value-type="float">
            <text:p>26.58</text:p>
          </table:table-cell>
          <table:table-cell table:style-name="ce4" office:value-type="string" calcext:value-type="string">
            <text:p>Account</text:p>
          </table:table-cell>
          <table:table-cell table:style-name="ce11" office:value-type="float" office:value="21" calcext:value-type="float">
            <text:p>21</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26.58" calcext:value-type="float">
            <text:p>26.58</text:p>
          </table:table-cell>
          <table:table-cell table:number-columns-repeated="2" table:style-name="ce11" office:value-type="float" office:value="61.58" calcext:value-type="float">
            <text:p>61.58</text:p>
          </table:table-cell>
          <table:table-cell table:number-columns-repeated="2" table:style-name="ce11" office:value-type="string" calcext:value-type="string">
            <text:p>Wed</text:p>
          </table:table-cell>
          <table:table-cell table:number-columns-repeated="1002"/>
        </table:table-row>
        <table:table-row table:style-name="ro1">
          <table:table-cell table:style-name="ce2" office:value-type="string" calcext:value-type="string">
            <text:p>A00578</text:p>
          </table:table-cell>
          <table:table-cell table:style-name="ce4" office:value-type="string" calcext:value-type="string">
            <text:p>South</text:p>
          </table:table-cell>
          <table:table-cell table:style-name="ce4" office:value-type="string" calcext:value-type="string">
            <text:p>Cartier</text:p>
          </table:table-cell>
          <table:table-cell table:style-name="ce4" office:value-type="string" calcext:value-type="string">
            <text:p>Assess</text:p>
          </table:table-cell>
          <table:table-cell table:style-name="ce5"/>
          <table:table-cell table:style-name="ce6" office:value-type="date" office:date-value="2021-04-07" calcext:value-type="date">
            <text:p>07-Apr-21</text:p>
          </table:table-cell>
          <table:table-cell table:style-name="ce7" office:value-type="date" office:date-value="2021-04-29" calcext:value-type="date">
            <text:p>29-Ap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52.02" calcext:value-type="float">
            <text:p>52.02</text:p>
          </table:table-cell>
          <table:table-cell table:style-name="ce4" office:value-type="string" calcext:value-type="string">
            <text:p>Account</text:p>
          </table:table-cell>
          <table:table-cell table:style-name="ce11" office:value-type="float" office:value="22" calcext:value-type="float">
            <text:p>22</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52.02" calcext:value-type="float">
            <text:p>52.02</text:p>
          </table:table-cell>
          <table:table-cell table:number-columns-repeated="2" table:style-name="ce11" office:value-type="float" office:value="72.02" calcext:value-type="float">
            <text:p>72.02</text:p>
          </table:table-cell>
          <table:table-cell table:style-name="ce11" office:value-type="string" calcext:value-type="string">
            <text:p>Wed</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579</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Replace</text:p>
          </table:table-cell>
          <table:table-cell table:style-name="ce5"/>
          <table:table-cell table:style-name="ce6" office:value-type="date" office:date-value="2021-04-07" calcext:value-type="date">
            <text:p>07-Apr-21</text:p>
          </table:table-cell>
          <table:table-cell table:style-name="ce7" office:value-type="date" office:date-value="2021-04-29" calcext:value-type="date">
            <text:p>29-Apr-21</text:p>
          </table:table-cell>
          <table:table-cell table:style-name="ce4" office:value-type="float" office:value="2" calcext:value-type="float">
            <text:p>2</text:p>
          </table:table-cell>
          <table:table-cell table:number-columns-repeated="2" table:style-name="ce4" office:value-type="string" calcext:value-type="string">
            <text:p>Yes</text:p>
          </table:table-cell>
          <table:table-cell table:style-name="ce4" office:value-type="float" office:value="0.5" calcext:value-type="float">
            <text:p>0.5</text:p>
          </table:table-cell>
          <table:table-cell table:style-name="ce4" office:value-type="float" office:value="181.16" calcext:value-type="float">
            <text:p>181.16</text:p>
          </table:table-cell>
          <table:table-cell table:style-name="ce4" office:value-type="string" calcext:value-type="string">
            <text:p>Warranty</text:p>
          </table:table-cell>
          <table:table-cell table:style-name="ce11" office:value-type="float" office:value="22" calcext:value-type="float">
            <text:p>22</text:p>
          </table:table-cell>
          <table:table-cell table:style-name="ce11" office:value-type="float" office:value="140" calcext:value-type="float">
            <text:p>140</text:p>
          </table:table-cell>
          <table:table-cell table:style-name="ce11" office:value-type="float" office:value="70" calcext:value-type="float">
            <text:p>70</text:p>
          </table:table-cell>
          <table:table-cell table:number-columns-repeated="2" table:style-name="ce11" office:value-type="string" calcext:value-type="string">
            <text:p>-</text:p>
          </table:table-cell>
          <table:table-cell table:style-name="ce11" office:value-type="float" office:value="251.16" calcext:value-type="float">
            <text:p>251.16</text:p>
          </table:table-cell>
          <table:table-cell table:style-name="ce11" office:value-type="string" calcext:value-type="string">
            <text:p>-</text:p>
          </table:table-cell>
          <table:table-cell table:style-name="ce11" office:value-type="string" calcext:value-type="string">
            <text:p>Wed</text:p>
          </table:table-cell>
          <table:table-cell table:style-name="ce11" office:value-type="string" calcext:value-type="string">
            <text:p>Thu</text:p>
          </table:table-cell>
          <table:table-cell table:number-columns-repeated="1002"/>
        </table:table-row>
        <table:table-row table:style-name="ro1">
          <table:table-cell table:style-name="ce2" office:value-type="string" calcext:value-type="string">
            <text:p>A00580</text:p>
          </table:table-cell>
          <table:table-cell table:style-name="ce4" office:value-type="string" calcext:value-type="string">
            <text:p>Central</text:p>
          </table:table-cell>
          <table:table-cell table:style-name="ce4" office:value-type="string" calcext:value-type="string">
            <text:p>Khan</text:p>
          </table:table-cell>
          <table:table-cell table:style-name="ce4" office:value-type="string" calcext:value-type="string">
            <text:p>Repair</text:p>
          </table:table-cell>
          <table:table-cell table:style-name="ce5"/>
          <table:table-cell table:style-name="ce6" office:value-type="date" office:date-value="2021-04-07" calcext:value-type="date">
            <text:p>07-Apr-21</text:p>
          </table:table-cell>
          <table:table-cell table:style-name="ce9" office:value-type="date" office:date-value="2021-05-11" calcext:value-type="date">
            <text:p>11-May-21</text:p>
          </table:table-cell>
          <table:table-cell table:style-name="ce4" office:value-type="float" office:value="2" calcext:value-type="float">
            <text:p>2</text:p>
          </table:table-cell>
          <table:table-cell table:style-name="ce5" table:number-columns-repeated="2"/>
          <table:table-cell table:style-name="ce4" office:value-type="float" office:value="2" calcext:value-type="float">
            <text:p>2</text:p>
          </table:table-cell>
          <table:table-cell table:style-name="ce10" office:value-type="float" office:value="2050.6" calcext:value-type="float">
            <text:p>2,050.60</text:p>
          </table:table-cell>
          <table:table-cell table:style-name="ce4" office:value-type="string" calcext:value-type="string">
            <text:p>Account</text:p>
          </table:table-cell>
          <table:table-cell table:style-name="ce11" office:value-type="float" office:value="34" calcext:value-type="float">
            <text:p>34</text:p>
          </table:table-cell>
          <table:table-cell table:style-name="ce11" office:value-type="float" office:value="140" calcext:value-type="float">
            <text:p>140</text:p>
          </table:table-cell>
          <table:table-cell table:number-columns-repeated="2" table:style-name="ce11" office:value-type="float" office:value="280" calcext:value-type="float">
            <text:p>280</text:p>
          </table:table-cell>
          <table:table-cell table:style-name="ce13" office:value-type="float" office:value="2050.6" calcext:value-type="float">
            <text:p>2,050.60</text:p>
          </table:table-cell>
          <table:table-cell table:number-columns-repeated="2" table:style-name="ce13" office:value-type="float" office:value="2330.6" calcext:value-type="float">
            <text:p>2,330.60</text:p>
          </table:table-cell>
          <table:table-cell table:style-name="ce11" office:value-type="string" calcext:value-type="string">
            <text:p>Wed</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581</text:p>
          </table:table-cell>
          <table:table-cell table:style-name="ce4" office:value-type="string" calcext:value-type="string">
            <text:p>Northeast</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6" office:value-type="date" office:date-value="2021-04-07" calcext:value-type="date">
            <text:p>07-Apr-21</text:p>
          </table:table-cell>
          <table:table-cell table:style-name="ce5"/>
          <table:table-cell table:style-name="ce4" office:value-type="float" office:value="2" calcext:value-type="float">
            <text:p>2</text:p>
          </table:table-cell>
          <table:table-cell table:style-name="ce5"/>
          <table:table-cell table:style-name="ce4" office:value-type="string" calcext:value-type="string">
            <text:p>Yes</text:p>
          </table:table-cell>
          <table:table-cell table:style-name="ce5"/>
          <table:table-cell table:style-name="ce10" office:value-type="float" office:value="1587.25" calcext:value-type="float">
            <text:p>1,587.25</text:p>
          </table:table-cell>
          <table:table-cell table:style-name="ce4" office:value-type="string" calcext:value-type="string">
            <text:p>C.O.D.</text:p>
          </table:table-cell>
          <table:table-cell table:style-name="ce12"/>
          <table:table-cell table:style-name="ce11" office:value-type="float" office:value="140" calcext:value-type="float">
            <text:p>140</text:p>
          </table:table-cell>
          <table:table-cell table:number-columns-repeated="3" table:style-name="ce11" office:value-type="string" calcext:value-type="string">
            <text:p>-</text:p>
          </table:table-cell>
          <table:table-cell table:style-name="ce13" office:value-type="float" office:value="1587.25" calcext:value-type="float">
            <text:p>1,587.25</text:p>
          </table:table-cell>
          <table:table-cell table:style-name="ce11" office:value-type="string" calcext:value-type="string">
            <text:p>-</text:p>
          </table:table-cell>
          <table:table-cell table:style-name="ce11" office:value-type="string" calcext:value-type="string">
            <text:p>Wed</text:p>
          </table:table-cell>
          <table:table-cell table:style-name="ce11" office:value-type="string" calcext:value-type="string">
            <text:p>Sat</text:p>
          </table:table-cell>
          <table:table-cell table:number-columns-repeated="1002"/>
        </table:table-row>
        <table:table-row table:style-name="ro1">
          <table:table-cell table:style-name="ce2" office:value-type="string" calcext:value-type="string">
            <text:p>A00582</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Replace</text:p>
          </table:table-cell>
          <table:table-cell table:style-name="ce5"/>
          <table:table-cell table:style-name="ce6" office:value-type="date" office:date-value="2021-04-08" calcext:value-type="date">
            <text:p>08-Apr-21</text:p>
          </table:table-cell>
          <table:table-cell table:style-name="ce7" office:value-type="date" office:date-value="2021-04-22" calcext:value-type="date">
            <text:p>22-Apr-21</text:p>
          </table:table-cell>
          <table:table-cell table:style-name="ce4" office:value-type="float" office:value="2" calcext:value-type="float">
            <text:p>2</text:p>
          </table:table-cell>
          <table:table-cell table:style-name="ce5" table:number-columns-repeated="2"/>
          <table:table-cell table:style-name="ce4" office:value-type="float" office:value="0.75" calcext:value-type="float">
            <text:p>0.75</text:p>
          </table:table-cell>
          <table:table-cell table:style-name="ce4" office:value-type="float" office:value="158" calcext:value-type="float">
            <text:p>158</text:p>
          </table:table-cell>
          <table:table-cell table:style-name="ce4" office:value-type="string" calcext:value-type="string">
            <text:p>Account</text:p>
          </table:table-cell>
          <table:table-cell table:style-name="ce11" office:value-type="float" office:value="14" calcext:value-type="float">
            <text:p>14</text:p>
          </table:table-cell>
          <table:table-cell table:style-name="ce11" office:value-type="float" office:value="140" calcext:value-type="float">
            <text:p>140</text:p>
          </table:table-cell>
          <table:table-cell table:number-columns-repeated="2" table:style-name="ce11" office:value-type="float" office:value="105" calcext:value-type="float">
            <text:p>105</text:p>
          </table:table-cell>
          <table:table-cell table:style-name="ce11" office:value-type="float" office:value="158" calcext:value-type="float">
            <text:p>158</text:p>
          </table:table-cell>
          <table:table-cell table:number-columns-repeated="2" table:style-name="ce11" office:value-type="float" office:value="263" calcext:value-type="float">
            <text:p>263</text:p>
          </table:table-cell>
          <table:table-cell table:number-columns-repeated="2" table:style-name="ce11" office:value-type="string" calcext:value-type="string">
            <text:p>Thu</text:p>
          </table:table-cell>
          <table:table-cell table:number-columns-repeated="1002"/>
        </table:table-row>
        <table:table-row table:style-name="ro1">
          <table:table-cell table:style-name="ce2" office:value-type="string" calcext:value-type="string">
            <text:p>A00583</text:p>
          </table:table-cell>
          <table:table-cell table:style-name="ce4" office:value-type="string" calcext:value-type="string">
            <text:p>Central</text:p>
          </table:table-cell>
          <table:table-cell table:style-name="ce4" office:value-type="string" calcext:value-type="string">
            <text:p>Khan</text:p>
          </table:table-cell>
          <table:table-cell table:style-name="ce4" office:value-type="string" calcext:value-type="string">
            <text:p>Deliver</text:p>
          </table:table-cell>
          <table:table-cell table:style-name="ce5"/>
          <table:table-cell table:style-name="ce6" office:value-type="date" office:date-value="2021-04-08" calcext:value-type="date">
            <text:p>08-Apr-21</text:p>
          </table:table-cell>
          <table:table-cell table:style-name="ce7" office:value-type="date" office:date-value="2021-04-28" calcext:value-type="date">
            <text:p>28-Apr-21</text:p>
          </table:table-cell>
          <table:table-cell table:style-name="ce4" office:value-type="float" office:value="1" calcext:value-type="float">
            <text:p>1</text:p>
          </table:table-cell>
          <table:table-cell table:number-columns-repeated="2" table:style-name="ce4" office:value-type="string" calcext:value-type="string">
            <text:p>Yes</text:p>
          </table:table-cell>
          <table:table-cell table:style-name="ce4" office:value-type="float" office:value="0.25" calcext:value-type="float">
            <text:p>0.25</text:p>
          </table:table-cell>
          <table:table-cell table:style-name="ce4" office:value-type="float" office:value="30" calcext:value-type="float">
            <text:p>30</text:p>
          </table:table-cell>
          <table:table-cell table:style-name="ce4" office:value-type="string" calcext:value-type="string">
            <text:p>Warranty</text:p>
          </table:table-cell>
          <table:table-cell table:style-name="ce11" office:value-type="float" office:value="20" calcext:value-type="float">
            <text:p>20</text:p>
          </table:table-cell>
          <table:table-cell table:style-name="ce11" office:value-type="float" office:value="80" calcext:value-type="float">
            <text:p>80</text:p>
          </table:table-cell>
          <table:table-cell table:style-name="ce11" office:value-type="float" office:value="20" calcext:value-type="float">
            <text:p>20</text:p>
          </table:table-cell>
          <table:table-cell table:number-columns-repeated="2" table:style-name="ce11" office:value-type="string" calcext:value-type="string">
            <text:p>-</text:p>
          </table:table-cell>
          <table:table-cell table:style-name="ce11" office:value-type="float" office:value="50" calcext:value-type="float">
            <text:p>50</text:p>
          </table:table-cell>
          <table:table-cell table:style-name="ce11" office:value-type="string" calcext:value-type="string">
            <text:p>-</text:p>
          </table:table-cell>
          <table:table-cell table:style-name="ce11" office:value-type="string" calcext:value-type="string">
            <text:p>Thu</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584</text:p>
          </table:table-cell>
          <table:table-cell table:style-name="ce4" office:value-type="string" calcext:value-type="string">
            <text:p>Northeast</text:p>
          </table:table-cell>
          <table:table-cell table:style-name="ce4" office:value-type="string" calcext:value-type="string">
            <text:p>Burton</text:p>
          </table:table-cell>
          <table:table-cell table:style-name="ce4" office:value-type="string" calcext:value-type="string">
            <text:p>Repair</text:p>
          </table:table-cell>
          <table:table-cell table:style-name="ce5"/>
          <table:table-cell table:style-name="ce6" office:value-type="date" office:date-value="2021-04-08" calcext:value-type="date">
            <text:p>08-Apr-21</text:p>
          </table:table-cell>
          <table:table-cell table:style-name="ce7" office:value-type="date" office:date-value="2021-04-29" calcext:value-type="date">
            <text:p>29-Apr-21</text:p>
          </table:table-cell>
          <table:table-cell table:style-name="ce4" office:value-type="float" office:value="2" calcext:value-type="float">
            <text:p>2</text:p>
          </table:table-cell>
          <table:table-cell table:style-name="ce5"/>
          <table:table-cell table:style-name="ce4" office:value-type="string" calcext:value-type="string">
            <text:p>Yes</text:p>
          </table:table-cell>
          <table:table-cell table:style-name="ce4" office:value-type="float" office:value="1" calcext:value-type="float">
            <text:p>1</text:p>
          </table:table-cell>
          <table:table-cell table:style-name="ce4" office:value-type="float" office:value="54.28" calcext:value-type="float">
            <text:p>54.28</text:p>
          </table:table-cell>
          <table:table-cell table:style-name="ce4" office:value-type="string" calcext:value-type="string">
            <text:p>C.O.D.</text:p>
          </table:table-cell>
          <table:table-cell table:style-name="ce11" office:value-type="float" office:value="21" calcext:value-type="float">
            <text:p>21</text:p>
          </table:table-cell>
          <table:table-cell table:number-columns-repeated="3" table:style-name="ce11" office:value-type="float" office:value="140" calcext:value-type="float">
            <text:p>140</text:p>
          </table:table-cell>
          <table:table-cell table:style-name="ce11" office:value-type="string" calcext:value-type="string">
            <text:p>-</text:p>
          </table:table-cell>
          <table:table-cell table:style-name="ce11" office:value-type="float" office:value="194.28" calcext:value-type="float">
            <text:p>194.28</text:p>
          </table:table-cell>
          <table:table-cell table:style-name="ce11" office:value-type="float" office:value="140" calcext:value-type="float">
            <text:p>140</text:p>
          </table:table-cell>
          <table:table-cell table:number-columns-repeated="2" table:style-name="ce11" office:value-type="string" calcext:value-type="string">
            <text:p>Thu</text:p>
          </table:table-cell>
          <table:table-cell table:number-columns-repeated="1002"/>
        </table:table-row>
        <table:table-row table:style-name="ro1">
          <table:table-cell table:style-name="ce2" office:value-type="string" calcext:value-type="string">
            <text:p>A00585</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Deliver</text:p>
          </table:table-cell>
          <table:table-cell table:style-name="ce4" office:value-type="string" calcext:value-type="string">
            <text:p>Yes</text:p>
          </table:table-cell>
          <table:table-cell table:style-name="ce6" office:value-type="date" office:date-value="2021-04-08" calcext:value-type="date">
            <text:p>08-Apr-21</text:p>
          </table:table-cell>
          <table:table-cell table:style-name="ce8" office:value-type="date" office:date-value="2021-05-03" calcext:value-type="date">
            <text:p>03-May-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85.32" calcext:value-type="float">
            <text:p>85.32</text:p>
          </table:table-cell>
          <table:table-cell table:style-name="ce4" office:value-type="string" calcext:value-type="string">
            <text:p>C.O.D.</text:p>
          </table:table-cell>
          <table:table-cell table:style-name="ce11" office:value-type="float" office:value="25" calcext:value-type="float">
            <text:p>25</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85.32" calcext:value-type="float">
            <text:p>85.32</text:p>
          </table:table-cell>
          <table:table-cell table:number-columns-repeated="2" table:style-name="ce11" office:value-type="float" office:value="105.32" calcext:value-type="float">
            <text:p>105.32</text:p>
          </table:table-cell>
          <table:table-cell table:style-name="ce11" office:value-type="string" calcext:value-type="string">
            <text:p>Thu</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586</text:p>
          </table:table-cell>
          <table:table-cell table:style-name="ce4" office:value-type="string" calcext:value-type="string">
            <text:p>Northeast</text:p>
          </table:table-cell>
          <table:table-cell table:style-name="ce4" office:value-type="string" calcext:value-type="string">
            <text:p>Ling</text:p>
          </table:table-cell>
          <table:table-cell table:style-name="ce4" office:value-type="string" calcext:value-type="string">
            <text:p>Assess</text:p>
          </table:table-cell>
          <table:table-cell table:style-name="ce5"/>
          <table:table-cell table:style-name="ce6" office:value-type="date" office:date-value="2021-04-08" calcext:value-type="date">
            <text:p>08-Apr-21</text:p>
          </table:table-cell>
          <table:table-cell table:style-name="ce9" office:value-type="date" office:date-value="2021-05-13" calcext:value-type="date">
            <text:p>13-May-21</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30" calcext:value-type="float">
            <text:p>30</text:p>
          </table:table-cell>
          <table:table-cell table:style-name="ce4" office:value-type="string" calcext:value-type="string">
            <text:p>C.O.D.</text:p>
          </table:table-cell>
          <table:table-cell table:style-name="ce11" office:value-type="float" office:value="35" calcext:value-type="float">
            <text:p>35</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30" calcext:value-type="float">
            <text:p>30</text:p>
          </table:table-cell>
          <table:table-cell table:number-columns-repeated="2" table:style-name="ce11" office:value-type="float" office:value="65" calcext:value-type="float">
            <text:p>65</text:p>
          </table:table-cell>
          <table:table-cell table:number-columns-repeated="2" table:style-name="ce11" office:value-type="string" calcext:value-type="string">
            <text:p>Thu</text:p>
          </table:table-cell>
          <table:table-cell table:number-columns-repeated="1002"/>
        </table:table-row>
        <table:table-row table:style-name="ro1">
          <table:table-cell table:style-name="ce2" office:value-type="string" calcext:value-type="string">
            <text:p>A00587</text:p>
          </table:table-cell>
          <table:table-cell table:style-name="ce4" office:value-type="string" calcext:value-type="string">
            <text:p>Northwest</text:p>
          </table:table-cell>
          <table:table-cell table:style-name="ce4" office:value-type="string" calcext:value-type="string">
            <text:p>Cartier</text:p>
          </table:table-cell>
          <table:table-cell table:style-name="ce4" office:value-type="string" calcext:value-type="string">
            <text:p>Assess</text:p>
          </table:table-cell>
          <table:table-cell table:style-name="ce4" office:value-type="string" calcext:value-type="string">
            <text:p>Yes</text:p>
          </table:table-cell>
          <table:table-cell table:style-name="ce6" office:value-type="date" office:date-value="2021-04-08" calcext:value-type="date">
            <text:p>08-Apr-21</text:p>
          </table:table-cell>
          <table:table-cell table:style-name="ce9" office:value-type="date" office:date-value="2021-05-21" calcext:value-type="date">
            <text:p>21-May-21</text:p>
          </table:table-cell>
          <table:table-cell table:style-name="ce4" office:value-type="float" office:value="2" calcext:value-type="float">
            <text:p>2</text:p>
          </table:table-cell>
          <table:table-cell table:style-name="ce5" table:number-columns-repeated="2"/>
          <table:table-cell table:style-name="ce4" office:value-type="float" office:value="0.25" calcext:value-type="float">
            <text:p>0.25</text:p>
          </table:table-cell>
          <table:table-cell table:style-name="ce4" office:value-type="float" office:value="2.54" calcext:value-type="float">
            <text:p>2.54</text:p>
          </table:table-cell>
          <table:table-cell table:style-name="ce4" office:value-type="string" calcext:value-type="string">
            <text:p>Account</text:p>
          </table:table-cell>
          <table:table-cell table:style-name="ce11" office:value-type="float" office:value="43" calcext:value-type="float">
            <text:p>43</text:p>
          </table:table-cell>
          <table:table-cell table:style-name="ce11" office:value-type="float" office:value="140" calcext:value-type="float">
            <text:p>140</text:p>
          </table:table-cell>
          <table:table-cell table:number-columns-repeated="2" table:style-name="ce11" office:value-type="float" office:value="35" calcext:value-type="float">
            <text:p>35</text:p>
          </table:table-cell>
          <table:table-cell table:style-name="ce11" office:value-type="float" office:value="2.54" calcext:value-type="float">
            <text:p>2.54</text:p>
          </table:table-cell>
          <table:table-cell table:number-columns-repeated="2" table:style-name="ce11" office:value-type="float" office:value="37.54" calcext:value-type="float">
            <text:p>37.54</text:p>
          </table:table-cell>
          <table:table-cell table:style-name="ce11" office:value-type="string" calcext:value-type="string">
            <text:p>Thu</text:p>
          </table:table-cell>
          <table:table-cell table:style-name="ce11" office:value-type="string" calcext:value-type="string">
            <text:p>Fri</text:p>
          </table:table-cell>
          <table:table-cell table:number-columns-repeated="1002"/>
        </table:table-row>
        <table:table-row table:style-name="ro1">
          <table:table-cell table:style-name="ce2" office:value-type="string" calcext:value-type="string">
            <text:p>A00588</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Deliver</text:p>
          </table:table-cell>
          <table:table-cell table:style-name="ce5"/>
          <table:table-cell table:style-name="ce6" office:value-type="date" office:date-value="2021-04-08" calcext:value-type="date">
            <text:p>08-Apr-21</text:p>
          </table:table-cell>
          <table:table-cell table:style-name="ce6" office:value-type="date" office:date-value="2021-06-08" calcext:value-type="date">
            <text:p>08-Jun-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66.86" calcext:value-type="float">
            <text:p>66.86</text:p>
          </table:table-cell>
          <table:table-cell table:style-name="ce4" office:value-type="string" calcext:value-type="string">
            <text:p>Account</text:p>
          </table:table-cell>
          <table:table-cell table:style-name="ce11" office:value-type="float" office:value="61" calcext:value-type="float">
            <text:p>61</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66.86" calcext:value-type="float">
            <text:p>66.86</text:p>
          </table:table-cell>
          <table:table-cell table:number-columns-repeated="2" table:style-name="ce11" office:value-type="float" office:value="86.86" calcext:value-type="float">
            <text:p>86.86</text:p>
          </table:table-cell>
          <table:table-cell table:style-name="ce11" office:value-type="string" calcext:value-type="string">
            <text:p>Thu</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589</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Replace</text:p>
          </table:table-cell>
          <table:table-cell table:style-name="ce5"/>
          <table:table-cell table:style-name="ce7" office:value-type="date" office:date-value="2021-04-10" calcext:value-type="date">
            <text:p>10-Apr-21</text:p>
          </table:table-cell>
          <table:table-cell table:style-name="ce7" office:value-type="date" office:date-value="2021-04-21" calcext:value-type="date">
            <text:p>21-Apr-21</text:p>
          </table:table-cell>
          <table:table-cell table:style-name="ce4" office:value-type="float" office:value="2" calcext:value-type="float">
            <text:p>2</text:p>
          </table:table-cell>
          <table:table-cell table:style-name="ce5" table:number-columns-repeated="2"/>
          <table:table-cell table:style-name="ce4" office:value-type="float" office:value="0.75" calcext:value-type="float">
            <text:p>0.75</text:p>
          </table:table-cell>
          <table:table-cell table:style-name="ce4" office:value-type="float" office:value="108.93" calcext:value-type="float">
            <text:p>108.93</text:p>
          </table:table-cell>
          <table:table-cell table:style-name="ce4" office:value-type="string" calcext:value-type="string">
            <text:p>Account</text:p>
          </table:table-cell>
          <table:table-cell table:style-name="ce11" office:value-type="float" office:value="11" calcext:value-type="float">
            <text:p>11</text:p>
          </table:table-cell>
          <table:table-cell table:style-name="ce11" office:value-type="float" office:value="140" calcext:value-type="float">
            <text:p>140</text:p>
          </table:table-cell>
          <table:table-cell table:number-columns-repeated="2" table:style-name="ce11" office:value-type="float" office:value="105" calcext:value-type="float">
            <text:p>105</text:p>
          </table:table-cell>
          <table:table-cell table:style-name="ce11" office:value-type="float" office:value="108.93" calcext:value-type="float">
            <text:p>108.93</text:p>
          </table:table-cell>
          <table:table-cell table:number-columns-repeated="2" table:style-name="ce11" office:value-type="float" office:value="213.93" calcext:value-type="float">
            <text:p>213.93</text:p>
          </table:table-cell>
          <table:table-cell table:style-name="ce11" office:value-type="string" calcext:value-type="string">
            <text:p>Sat</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590</text:p>
          </table:table-cell>
          <table:table-cell table:style-name="ce4" office:value-type="string" calcext:value-type="string">
            <text:p>Southeast</text:p>
          </table:table-cell>
          <table:table-cell table:style-name="ce4" office:value-type="string" calcext:value-type="string">
            <text:p>Cartier</text:p>
          </table:table-cell>
          <table:table-cell table:style-name="ce4" office:value-type="string" calcext:value-type="string">
            <text:p>Repair</text:p>
          </table:table-cell>
          <table:table-cell table:style-name="ce5"/>
          <table:table-cell table:style-name="ce7" office:value-type="date" office:date-value="2021-04-10" calcext:value-type="date">
            <text:p>10-Apr-21</text:p>
          </table:table-cell>
          <table:table-cell table:style-name="ce9" office:value-type="date" office:date-value="2021-05-10" calcext:value-type="date">
            <text:p>10-May-21</text:p>
          </table:table-cell>
          <table:table-cell table:style-name="ce4" office:value-type="float" office:value="1" calcext:value-type="float">
            <text:p>1</text:p>
          </table:table-cell>
          <table:table-cell table:number-columns-repeated="2" table:style-name="ce4" office:value-type="string" calcext:value-type="string">
            <text:p>Yes</text:p>
          </table:table-cell>
          <table:table-cell table:style-name="ce4" office:value-type="float" office:value="4.75" calcext:value-type="float">
            <text:p>4.75</text:p>
          </table:table-cell>
          <table:table-cell table:style-name="ce4" office:value-type="float" office:value="397.36" calcext:value-type="float">
            <text:p>397.36</text:p>
          </table:table-cell>
          <table:table-cell table:style-name="ce4" office:value-type="string" calcext:value-type="string">
            <text:p>Warranty</text:p>
          </table:table-cell>
          <table:table-cell table:style-name="ce11" office:value-type="float" office:value="30" calcext:value-type="float">
            <text:p>30</text:p>
          </table:table-cell>
          <table:table-cell table:style-name="ce11" office:value-type="float" office:value="80" calcext:value-type="float">
            <text:p>80</text:p>
          </table:table-cell>
          <table:table-cell table:style-name="ce11" office:value-type="float" office:value="380" calcext:value-type="float">
            <text:p>380</text:p>
          </table:table-cell>
          <table:table-cell table:number-columns-repeated="2" table:style-name="ce11" office:value-type="string" calcext:value-type="string">
            <text:p>-</text:p>
          </table:table-cell>
          <table:table-cell table:style-name="ce11" office:value-type="float" office:value="777.36" calcext:value-type="float">
            <text:p>777.36</text:p>
          </table:table-cell>
          <table:table-cell table:style-name="ce11" office:value-type="string" calcext:value-type="string">
            <text:p>-</text:p>
          </table:table-cell>
          <table:table-cell table:style-name="ce11" office:value-type="string" calcext:value-type="string">
            <text:p>Sat</text:p>
          </table:table-cell>
          <table:table-cell table:style-name="ce11" office:value-type="string" calcext:value-type="string">
            <text:p>Mon</text:p>
          </table:table-cell>
          <table:table-cell table:number-columns-repeated="1002"/>
        </table:table-row>
        <table:table-row table:style-name="ro1">
          <table:table-cell table:style-name="ce2" office:value-type="string" calcext:value-type="string">
            <text:p>A00591</text:p>
          </table:table-cell>
          <table:table-cell table:style-name="ce4" office:value-type="string" calcext:value-type="string">
            <text:p>Southeast</text:p>
          </table:table-cell>
          <table:table-cell table:style-name="ce4" office:value-type="string" calcext:value-type="string">
            <text:p>Cartier</text:p>
          </table:table-cell>
          <table:table-cell table:style-name="ce4" office:value-type="string" calcext:value-type="string">
            <text:p>Assess</text:p>
          </table:table-cell>
          <table:table-cell table:style-name="ce5"/>
          <table:table-cell table:style-name="ce7" office:value-type="date" office:date-value="2021-04-12" calcext:value-type="date">
            <text:p>12-Apr-21</text:p>
          </table:table-cell>
          <table:table-cell table:style-name="ce7" office:value-type="date" office:date-value="2021-04-21" calcext:value-type="date">
            <text:p>21-Ap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156.4" calcext:value-type="float">
            <text:p>156.4</text:p>
          </table:table-cell>
          <table:table-cell table:style-name="ce4" office:value-type="string" calcext:value-type="string">
            <text:p>Account</text:p>
          </table:table-cell>
          <table:table-cell table:style-name="ce11" office:value-type="float" office:value="9" calcext:value-type="float">
            <text:p>9</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156.4" calcext:value-type="float">
            <text:p>156.4</text:p>
          </table:table-cell>
          <table:table-cell table:number-columns-repeated="2" table:style-name="ce11" office:value-type="float" office:value="176.4" calcext:value-type="float">
            <text:p>176.4</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592</text:p>
          </table:table-cell>
          <table:table-cell table:style-name="ce4" office:value-type="string" calcext:value-type="string">
            <text:p>Central</text:p>
          </table:table-cell>
          <table:table-cell table:style-name="ce4" office:value-type="string" calcext:value-type="string">
            <text:p>Cartier</text:p>
          </table:table-cell>
          <table:table-cell table:style-name="ce4" office:value-type="string" calcext:value-type="string">
            <text:p>Assess</text:p>
          </table:table-cell>
          <table:table-cell table:style-name="ce5"/>
          <table:table-cell table:style-name="ce7" office:value-type="date" office:date-value="2021-04-12" calcext:value-type="date">
            <text:p>12-Apr-21</text:p>
          </table:table-cell>
          <table:table-cell table:style-name="ce7" office:value-type="date" office:date-value="2021-04-21" calcext:value-type="date">
            <text:p>21-Apr-21</text:p>
          </table:table-cell>
          <table:table-cell table:style-name="ce4" office:value-type="float" office:value="2" calcext:value-type="float">
            <text:p>2</text:p>
          </table:table-cell>
          <table:table-cell table:style-name="ce5"/>
          <table:table-cell table:style-name="ce4" office:value-type="string" calcext:value-type="string">
            <text:p>Yes</text:p>
          </table:table-cell>
          <table:table-cell table:style-name="ce4" office:value-type="float" office:value="0.5" calcext:value-type="float">
            <text:p>0.5</text:p>
          </table:table-cell>
          <table:table-cell table:style-name="ce4" office:value-type="float" office:value="176.22" calcext:value-type="float">
            <text:p>176.22</text:p>
          </table:table-cell>
          <table:table-cell table:style-name="ce4" office:value-type="string" calcext:value-type="string">
            <text:p>C.O.D.</text:p>
          </table:table-cell>
          <table:table-cell table:style-name="ce11" office:value-type="float" office:value="9" calcext:value-type="float">
            <text:p>9</text:p>
          </table:table-cell>
          <table:table-cell table:style-name="ce11" office:value-type="float" office:value="140" calcext:value-type="float">
            <text:p>140</text:p>
          </table:table-cell>
          <table:table-cell table:number-columns-repeated="2" table:style-name="ce11" office:value-type="float" office:value="70" calcext:value-type="float">
            <text:p>70</text:p>
          </table:table-cell>
          <table:table-cell table:style-name="ce11" office:value-type="string" calcext:value-type="string">
            <text:p>-</text:p>
          </table:table-cell>
          <table:table-cell table:style-name="ce11" office:value-type="float" office:value="246.22" calcext:value-type="float">
            <text:p>246.22</text:p>
          </table:table-cell>
          <table:table-cell table:style-name="ce11" office:value-type="float" office:value="70" calcext:value-type="float">
            <text:p>70</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593</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Deliver</text:p>
          </table:table-cell>
          <table:table-cell table:style-name="ce5"/>
          <table:table-cell table:style-name="ce7" office:value-type="date" office:date-value="2021-04-12" calcext:value-type="date">
            <text:p>12-Apr-21</text:p>
          </table:table-cell>
          <table:table-cell table:style-name="ce7" office:value-type="date" office:date-value="2021-04-28" calcext:value-type="date">
            <text:p>28-Apr-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4.99" calcext:value-type="float">
            <text:p>4.99</text:p>
          </table:table-cell>
          <table:table-cell table:style-name="ce4" office:value-type="string" calcext:value-type="string">
            <text:p>C.O.D.</text:p>
          </table:table-cell>
          <table:table-cell table:style-name="ce11" office:value-type="float" office:value="16" calcext:value-type="float">
            <text:p>16</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4.99" calcext:value-type="float">
            <text:p>4.99</text:p>
          </table:table-cell>
          <table:table-cell table:number-columns-repeated="2" table:style-name="ce11" office:value-type="float" office:value="24.99" calcext:value-type="float">
            <text:p>24.99</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594</text:p>
          </table:table-cell>
          <table:table-cell table:style-name="ce4" office:value-type="string" calcext:value-type="string">
            <text:p>Northwest</text:p>
          </table:table-cell>
          <table:table-cell table:style-name="ce4" office:value-type="string" calcext:value-type="string">
            <text:p>Burton</text:p>
          </table:table-cell>
          <table:table-cell table:style-name="ce4" office:value-type="string" calcext:value-type="string">
            <text:p>Deliver</text:p>
          </table:table-cell>
          <table:table-cell table:style-name="ce5"/>
          <table:table-cell table:style-name="ce7" office:value-type="date" office:date-value="2021-04-12" calcext:value-type="date">
            <text:p>12-Apr-21</text:p>
          </table:table-cell>
          <table:table-cell table:style-name="ce8" office:value-type="date" office:date-value="2021-05-03" calcext:value-type="date">
            <text:p>03-May-21</text:p>
          </table:table-cell>
          <table:table-cell table:style-name="ce4" office:value-type="float" office:value="1" calcext:value-type="float">
            <text:p>1</text:p>
          </table:table-cell>
          <table:table-cell table:style-name="ce5" table:number-columns-repeated="2"/>
          <table:table-cell table:style-name="ce4" office:value-type="float" office:value="0.25" calcext:value-type="float">
            <text:p>0.25</text:p>
          </table:table-cell>
          <table:table-cell table:style-name="ce4" office:value-type="float" office:value="83.46" calcext:value-type="float">
            <text:p>83.46</text:p>
          </table:table-cell>
          <table:table-cell table:style-name="ce4" office:value-type="string" calcext:value-type="string">
            <text:p>Account</text:p>
          </table:table-cell>
          <table:table-cell table:style-name="ce11" office:value-type="float" office:value="21" calcext:value-type="float">
            <text:p>21</text:p>
          </table:table-cell>
          <table:table-cell table:style-name="ce11" office:value-type="float" office:value="80" calcext:value-type="float">
            <text:p>80</text:p>
          </table:table-cell>
          <table:table-cell table:number-columns-repeated="2" table:style-name="ce11" office:value-type="float" office:value="20" calcext:value-type="float">
            <text:p>20</text:p>
          </table:table-cell>
          <table:table-cell table:style-name="ce11" office:value-type="float" office:value="83.46" calcext:value-type="float">
            <text:p>83.46</text:p>
          </table:table-cell>
          <table:table-cell table:number-columns-repeated="2" table:style-name="ce11" office:value-type="float" office:value="103.46" calcext:value-type="float">
            <text:p>103.46</text:p>
          </table:table-cell>
          <table:table-cell table:number-columns-repeated="2" table:style-name="ce11" office:value-type="string" calcext:value-type="string">
            <text:p>Mon</text:p>
          </table:table-cell>
          <table:table-cell table:number-columns-repeated="1002"/>
        </table:table-row>
        <table:table-row table:style-name="ro1">
          <table:table-cell table:style-name="ce2" office:value-type="string" calcext:value-type="string">
            <text:p>A00595</text:p>
          </table:table-cell>
          <table:table-cell table:style-name="ce4" office:value-type="string" calcext:value-type="string">
            <text:p>Central</text:p>
          </table:table-cell>
          <table:table-cell table:style-name="ce4" office:value-type="string" calcext:value-type="string">
            <text:p>Burton</text:p>
          </table:table-cell>
          <table:table-cell table:style-name="ce4" office:value-type="string" calcext:value-type="string">
            <text:p>Install</text:p>
          </table:table-cell>
          <table:table-cell table:style-name="ce5"/>
          <table:table-cell table:style-name="ce7" office:value-type="date" office:date-value="2021-04-12" calcext:value-type="date">
            <text:p>12-Apr-21</text:p>
          </table:table-cell>
          <table:table-cell table:style-name="ce8" office:value-type="date" office:date-value="2021-05-04" calcext:value-type="date">
            <text:p>04-May-21</text:p>
          </table:table-cell>
          <table:table-cell table:style-name="ce4" office:value-type="float" office:value="2" calcext:value-type="float">
            <text:p>2</text:p>
          </table:table-cell>
          <table:table-cell table:style-name="ce5" table:number-columns-repeated="2"/>
          <table:table-cell table:style-name="ce4" office:value-type="float" office:value="2.25" calcext:value-type="float">
            <text:p>2.25</text:p>
          </table:table-cell>
          <table:table-cell table:style-name="ce4" office:value-type="float" office:value="52" calcext:value-type="float">
            <text:p>52</text:p>
          </table:table-cell>
          <table:table-cell table:style-name="ce4" office:value-type="string" calcext:value-type="string">
            <text:p>Account</text:p>
          </table:table-cell>
          <table:table-cell table:style-name="ce11" office:value-type="float" office:value="22" calcext:value-type="float">
            <text:p>22</text:p>
          </table:table-cell>
          <table:table-cell table:style-name="ce11" office:value-type="float" office:value="140" calcext:value-type="float">
            <text:p>140</text:p>
          </table:table-cell>
          <table:table-cell table:number-columns-repeated="2" table:style-name="ce11" office:value-type="float" office:value="315" calcext:value-type="float">
            <text:p>315</text:p>
          </table:table-cell>
          <table:table-cell table:style-name="ce11" office:value-type="float" office:value="52" calcext:value-type="float">
            <text:p>52</text:p>
          </table:table-cell>
          <table:table-cell table:number-columns-repeated="2" table:style-name="ce11" office:value-type="float" office:value="367" calcext:value-type="float">
            <text:p>367</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596</text:p>
          </table:table-cell>
          <table:table-cell table:style-name="ce4" office:value-type="string" calcext:value-type="string">
            <text:p>South</text:p>
          </table:table-cell>
          <table:table-cell table:style-name="ce4" office:value-type="string" calcext:value-type="string">
            <text:p>Lopez</text:p>
          </table:table-cell>
          <table:table-cell table:style-name="ce4" office:value-type="string" calcext:value-type="string">
            <text:p>Assess</text:p>
          </table:table-cell>
          <table:table-cell table:style-name="ce5"/>
          <table:table-cell table:style-name="ce7" office:value-type="date" office:date-value="2021-04-12" calcext:value-type="date">
            <text:p>12-Apr-21</text:p>
          </table:table-cell>
          <table:table-cell table:style-name="ce8" office:value-type="date" office:date-value="2021-05-04" calcext:value-type="date">
            <text:p>04-May-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743.18" calcext:value-type="float">
            <text:p>743.18</text:p>
          </table:table-cell>
          <table:table-cell table:style-name="ce4" office:value-type="string" calcext:value-type="string">
            <text:p>P.O.</text:p>
          </table:table-cell>
          <table:table-cell table:style-name="ce11" office:value-type="float" office:value="22" calcext:value-type="float">
            <text:p>22</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743.18" calcext:value-type="float">
            <text:p>743.18</text:p>
          </table:table-cell>
          <table:table-cell table:number-columns-repeated="2" table:style-name="ce11" office:value-type="float" office:value="783.18" calcext:value-type="float">
            <text:p>783.18</text:p>
          </table:table-cell>
          <table:table-cell table:style-name="ce11" office:value-type="string" calcext:value-type="string">
            <text:p>Mon</text:p>
          </table:table-cell>
          <table:table-cell table:style-name="ce11" office:value-type="string" calcext:value-type="string">
            <text:p>Tue</text:p>
          </table:table-cell>
          <table:table-cell table:number-columns-repeated="1002"/>
        </table:table-row>
        <table:table-row table:style-name="ro1">
          <table:table-cell table:style-name="ce2" office:value-type="string" calcext:value-type="string">
            <text:p>A00597</text:p>
          </table:table-cell>
          <table:table-cell table:style-name="ce4" office:value-type="string" calcext:value-type="string">
            <text:p>Central</text:p>
          </table:table-cell>
          <table:table-cell table:style-name="ce4" office:value-type="string" calcext:value-type="string">
            <text:p>Cartier</text:p>
          </table:table-cell>
          <table:table-cell table:style-name="ce4" office:value-type="string" calcext:value-type="string">
            <text:p>Replace</text:p>
          </table:table-cell>
          <table:table-cell table:style-name="ce5"/>
          <table:table-cell table:style-name="ce7" office:value-type="date" office:date-value="2021-04-12" calcext:value-type="date">
            <text:p>12-Apr-21</text:p>
          </table:table-cell>
          <table:table-cell table:style-name="ce7" office:value-type="date" office:date-value="2021-06-16" calcext:value-type="date">
            <text:p>16-Jun-21</text:p>
          </table:table-cell>
          <table:table-cell table:style-name="ce4" office:value-type="float" office:value="1" calcext:value-type="float">
            <text:p>1</text:p>
          </table:table-cell>
          <table:table-cell table:style-name="ce5" table:number-columns-repeated="2"/>
          <table:table-cell table:style-name="ce4" office:value-type="float" office:value="0.5" calcext:value-type="float">
            <text:p>0.5</text:p>
          </table:table-cell>
          <table:table-cell table:style-name="ce4" office:value-type="float" office:value="144" calcext:value-type="float">
            <text:p>144</text:p>
          </table:table-cell>
          <table:table-cell table:style-name="ce4" office:value-type="string" calcext:value-type="string">
            <text:p>C.O.D.</text:p>
          </table:table-cell>
          <table:table-cell table:style-name="ce11" office:value-type="float" office:value="65" calcext:value-type="float">
            <text:p>65</text:p>
          </table:table-cell>
          <table:table-cell table:style-name="ce11" office:value-type="float" office:value="80" calcext:value-type="float">
            <text:p>80</text:p>
          </table:table-cell>
          <table:table-cell table:number-columns-repeated="2" table:style-name="ce11" office:value-type="float" office:value="40" calcext:value-type="float">
            <text:p>40</text:p>
          </table:table-cell>
          <table:table-cell table:style-name="ce11" office:value-type="float" office:value="144" calcext:value-type="float">
            <text:p>144</text:p>
          </table:table-cell>
          <table:table-cell table:number-columns-repeated="2" table:style-name="ce11" office:value-type="float" office:value="184" calcext:value-type="float">
            <text:p>184</text:p>
          </table:table-cell>
          <table:table-cell table:style-name="ce11" office:value-type="string" calcext:value-type="string">
            <text:p>Mon</text:p>
          </table:table-cell>
          <table:table-cell table:style-name="ce11" office:value-type="string" calcext:value-type="string">
            <text:p>Wed</text:p>
          </table:table-cell>
          <table:table-cell table:number-columns-repeated="1002"/>
        </table:table-row>
        <table:table-row table:style-name="ro1">
          <table:table-cell table:style-name="ce2" office:value-type="string" calcext:value-type="string">
            <text:p>A00598</text:p>
          </table:table-cell>
          <table:table-cell table:style-name="ce4" office:value-type="string" calcext:value-type="string">
            <text:p>North</text:p>
          </table:table-cell>
          <table:table-cell table:style-name="ce4" office:value-type="string" calcext:value-type="string">
            <text:p>Ling</text:p>
          </table:table-cell>
          <table:table-cell table:style-name="ce4" office:value-type="string" calcext:value-type="string">
            <text:p>Deliver</text:p>
          </table:table-cell>
          <table:table-cell table:style-name="ce5"/>
          <table:table-cell table:style-name="ce7" office:value-type="date" office:date-value="2021-04-13" calcext:value-type="date">
            <text:p>13-Apr-21</text:p>
          </table:table-cell>
          <table:table-cell table:style-name="ce7" office:value-type="date" office:date-value="2021-04-28" calcext:value-type="date">
            <text:p>28-Apr-21</text:p>
          </table:table-cell>
          <table:table-cell table:style-name="ce4" office:value-type="float" office:value="1" calcext:value-type="float">
            <text:p>1</text:p>
          </table:table-cell>
          <table:table-cell table:number-columns-repeated="2" table:style-name="ce4" office:value-type="string" calcext:value-type="string">
            <text:p>Yes</text:p>
          </table:table-cell>
          <table:table-cell table:style-name="ce4" office:value-type="float" office:value="0.25" calcext:value-type="float">
            <text:p>0.25</text:p>
          </table:table-cell>
          <table:table-cell table:style-name="ce4" office:value-type="float" office:value="38.12" calcext:value-type="float">
            <text:p>38.12</text:p>
          </table:table-cell>
          <table:table-cell table:style-name="ce4" office:value-type="string" calcext:value-type="string">
            <text:p>Warranty</text:p>
          </table:table-cell>
          <table:table-cell table:style-name="ce11" office:value-type="float" office:value="15" calcext:value-type="float">
            <text:p>15</text:p>
          </table:table-cell>
          <table:table-cell table:style-name="ce11" office:value-type="float" office:value="80" calcext:value-type="float">
            <text:p>80</text:p>
          </table:table-cell>
          <table:table-cell table:style-name="ce11" office:value-type="float" office:value="20" calcext:value-type="float">
            <text:p>20</text:p>
          </table:table-cell>
          <table:table-cell table:number-columns-repeated="2" table:style-name="ce11" office:value-type="string" calcext:value-type="string">
            <text:p>-</text:p>
          </table:table-cell>
          <table:table-cell table:style-name="ce11" office:value-type="float" office:value="58.12" calcext:value-type="float">
            <text:p>58.12</text:p>
          </table:table-cell>
          <table:table-cell table:style-name="ce11" office:value-type="string" calcext:value-type="string">
            <text:p>-</text:p>
          </table:table-cell>
          <table:table-cell table:style-name="ce11" office:value-type="string" calcext:value-type="string">
            <text:p>Tue</text:p>
          </table:table-cell>
          <table:table-cell table:style-name="ce11" office:value-type="string" calcext:value-type="string">
            <text:p>Wed</text:p>
          </table:table-cell>
          <table:table-cell table:number-columns-repeated="1002"/>
        </table:table-row>
        <table:table-row table:style-name="ro2" table:number-rows-repeated="1048075">
          <table:table-cell table:number-columns-repeated="1024"/>
        </table:table-row>
        <table:table-row table:style-name="ro2">
          <table:table-cell table:number-columns-repeated="1024"/>
        </table:table-row>
        <table:named-expressions>
          <table:named-range table:name="Z_920DEEE0_4F56_4D28_AF84_6EDAD904DD2F_.wvu.FilterData" table:base-cell-address="$Sheet1.$A$1" table:cell-range-address="$Sheet1.$A$1:.$V$500"/>
        </table:named-expressions>
      </table:table>
      <table:table table:name="Pivot Tables" table:style-name="ta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7" table:default-cell-style-name="Default"/>
        <table:table-column table:style-name="co8" table:default-cell-style-name="Default"/>
        <table:table-column table:style-name="co9" table:default-cell-style-name="Default"/>
        <table:table-column table:style-name="co3" table:default-cell-style-name="Default"/>
        <table:table-column table:style-name="co5" table:default-cell-style-name="Default"/>
        <table:table-column table:style-name="co10" table:default-cell-style-name="Default"/>
        <table:table-column table:style-name="co11" table:default-cell-style-name="Default"/>
        <table:table-column table:style-name="co1" table:number-columns-repeated="2" table:default-cell-style-name="Default"/>
        <table:table-column table:style-name="co12" table:default-cell-style-name="Default"/>
        <table:table-column table:style-name="co1" table:number-columns-repeated="1002" table:default-cell-style-name="Default"/>
        <table:table-row table:style-name="ro2">
          <table:table-cell table:number-columns-repeated="1024"/>
        </table:table-row>
        <table:table-row table:style-name="ro1">
          <table:table-cell/>
          <table:table-cell table:style-name="ce19" table:number-columns-repeated="2"/>
          <table:table-cell table:style-name="ce33" office:value-type="string" calcext:value-type="string">
            <text:p>Fee Generated by Tech Leads</text:p>
          </table:table-cell>
          <table:table-cell table:style-name="ce33" table:number-columns-repeated="2"/>
          <table:table-cell table:style-name="ce38" table:number-columns-repeated="2"/>
          <table:table-cell table:number-columns-repeated="5"/>
          <table:table-cell table:style-name="ce45" table:number-columns-repeated="2"/>
          <table:table-cell table:style-name="ce53" office:value-type="string" calcext:value-type="string">
            <text:p>Number of Times Each Payment Method is Used in a Specific Service</text:p>
          </table:table-cell>
          <table:table-cell table:style-name="ce54" table:number-columns-repeated="2"/>
          <table:table-cell table:style-name="ce33" table:number-columns-repeated="3"/>
          <table:table-cell table:style-name="ce33" office:value-type="string" calcext:value-type="string">
            <text:p>Services Analysis</text:p>
          </table:table-cell>
          <table:table-cell table:number-columns-repeated="1002"/>
        </table:table-row>
        <table:table-row table:style-name="ro2">
          <table:table-cell table:number-columns-repeated="8"/>
          <table:table-cell>
            <draw:custom-shape table:end-cell-address="'Pivot Tables'.L17" table:end-x="16.38pt" table:end-y="7.48pt" draw:z-index="7" draw:style-name="gr1" draw:text-style-name="P2" svg:width="224.99pt" svg:height="224.99pt" svg:x="1.84pt" svg:y="3pt">
              <text:p text:style-name="P1"><text:span text:style-name="T1">This shape represents a table slicer. Table slicers are not supported in this version of Excel. If the shape was modified in an earlier version of Excel, or if the workbook was saved in Excel 2007 or earlier, the slicer can't be u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15"/>
        </table:table-row>
        <table:table-row table:style-name="ro1">
          <table:table-cell table:style-name="ce14" office:value-type="string" calcext:value-type="string">
            <text:p>Sum - TotalFee</text:p>
          </table:table-cell>
          <table:table-cell table:style-name="ce20" office:value-type="string" calcext:value-type="string">
            <text:p>Service</text:p>
          </table:table-cell>
          <table:table-cell table:style-name="ce26" table:number-columns-repeated="4"/>
          <table:table-cell table:style-name="ce39"/>
          <table:table-cell table:number-columns-repeated="5"/>
          <table:table-cell table:style-name="ce14" office:value-type="string" calcext:value-type="string">
            <text:p>Count - LbrRate</text:p>
          </table:table-cell>
          <table:table-cell table:style-name="ce20" office:value-type="string" calcext:value-type="string">
            <text:p>Service</text:p>
          </table:table-cell>
          <table:table-cell table:style-name="ce26" table:number-columns-repeated="4"/>
          <table:table-cell table:style-name="ce39"/>
          <table:table-cell/>
          <table:table-cell table:style-name="ce14"/>
          <table:table-cell table:style-name="ce20" office:value-type="string" calcext:value-type="string">
            <text:p>Data</text:p>
          </table:table-cell>
          <table:table-cell table:style-name="ce39"/>
          <table:table-cell table:number-columns-repeated="1001"/>
        </table:table-row>
        <table:table-row table:style-name="ro1">
          <table:table-cell table:style-name="ce15" office:value-type="string" calcext:value-type="string">
            <text:p>LeadTech</text:p>
          </table:table-cell>
          <table:table-cell table:style-name="ce21" office:value-type="string" calcext:value-type="string">
            <text:p>Assess</text:p>
          </table:table-cell>
          <table:table-cell table:style-name="ce27" office:value-type="string" calcext:value-type="string">
            <text:p>Deliver</text:p>
          </table:table-cell>
          <table:table-cell table:style-name="ce27" office:value-type="string" calcext:value-type="string">
            <text:p>Install</text:p>
          </table:table-cell>
          <table:table-cell table:style-name="ce27" office:value-type="string" calcext:value-type="string">
            <text:p>Repair</text:p>
          </table:table-cell>
          <table:table-cell table:style-name="ce27" office:value-type="string" calcext:value-type="string">
            <text:p>Replace</text:p>
          </table:table-cell>
          <table:table-cell table:style-name="ce40" office:value-type="string" calcext:value-type="string">
            <text:p>Total Result</text:p>
          </table:table-cell>
          <table:table-cell/>
          <table:table-cell>
            <draw:custom-shape table:end-cell-address="'Pivot Tables'.L19" table:end-x="16.38pt" table:end-y="9.72pt" draw:z-index="8" draw:style-name="gr1" draw:text-style-name="P2" svg:width="224.99pt" svg:height="224.99pt" svg:x="1.84pt" svg:y="5.24pt">
              <text:p text:style-name="P1"><text:span text:style-name="T1">This shape represents a table slicer. Table slicers are not supported in this version of Excel. If the shape was modified in an earlier version of Excel, or if the workbook was saved in Excel 2007 or earlier, the slicer can't be u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3"/>
          <table:table-cell table:style-name="ce15" office:value-type="string" calcext:value-type="string">
            <text:p>Payment</text:p>
          </table:table-cell>
          <table:table-cell table:style-name="ce21" office:value-type="string" calcext:value-type="string">
            <text:p>Install</text:p>
          </table:table-cell>
          <table:table-cell table:style-name="ce27" office:value-type="string" calcext:value-type="string">
            <text:p>Repair</text:p>
          </table:table-cell>
          <table:table-cell table:style-name="ce27" office:value-type="string" calcext:value-type="string">
            <text:p>Deliver</text:p>
          </table:table-cell>
          <table:table-cell table:style-name="ce27" office:value-type="string" calcext:value-type="string">
            <text:p>Replace</text:p>
          </table:table-cell>
          <table:table-cell table:style-name="ce27" office:value-type="string" calcext:value-type="string">
            <text:p>Assess</text:p>
          </table:table-cell>
          <table:table-cell table:style-name="ce40" office:value-type="string" calcext:value-type="string">
            <text:p>Total Result</text:p>
          </table:table-cell>
          <table:table-cell/>
          <table:table-cell table:style-name="ce15" office:value-type="string" calcext:value-type="string">
            <text:p>Service</text:p>
          </table:table-cell>
          <table:table-cell table:style-name="ce21" office:value-type="string" calcext:value-type="string">
            <text:p>Count - Service</text:p>
          </table:table-cell>
          <table:table-cell table:style-name="ce67" office:value-type="string" calcext:value-type="string">
            <text:p>Sum - Service</text:p>
          </table:table-cell>
          <table:table-cell table:number-columns-repeated="1001"/>
        </table:table-row>
        <table:table-row table:style-name="ro1">
          <table:table-cell table:style-name="ce16" office:value-type="string" calcext:value-type="string">
            <text:p>Khan</text:p>
          </table:table-cell>
          <table:table-cell table:style-name="ce22" office:value-type="float" office:value="8423.31" calcext:value-type="float">
            <text:p>8,423.31</text:p>
          </table:table-cell>
          <table:table-cell table:style-name="ce28" office:value-type="float" office:value="1474.21" calcext:value-type="float">
            <text:p>1,474.21</text:p>
          </table:table-cell>
          <table:table-cell table:style-name="ce28" office:value-type="float" office:value="3053.97" calcext:value-type="float">
            <text:p>3,053.97</text:p>
          </table:table-cell>
          <table:table-cell table:style-name="ce28" office:value-type="float" office:value="4955.34" calcext:value-type="float">
            <text:p>4,955.34</text:p>
          </table:table-cell>
          <table:table-cell table:style-name="ce34" office:value-type="float" office:value="9222.81" calcext:value-type="float">
            <text:p>9,222.81</text:p>
          </table:table-cell>
          <table:table-cell table:style-name="ce41" office:value-type="float" office:value="27129.64" calcext:value-type="float">
            <text:p>27,129.64</text:p>
          </table:table-cell>
          <table:table-cell table:number-columns-repeated="5"/>
          <table:table-cell table:style-name="ce16" office:value-type="string" calcext:value-type="string">
            <text:p>Account</text:p>
          </table:table-cell>
          <table:table-cell table:style-name="ce46" office:value-type="float" office:value="12" calcext:value-type="float">
            <text:p>12</text:p>
          </table:table-cell>
          <table:table-cell table:style-name="ce50" office:value-type="float" office:value="13" calcext:value-type="float">
            <text:p>13</text:p>
          </table:table-cell>
          <table:table-cell table:style-name="ce50" office:value-type="float" office:value="50" calcext:value-type="float">
            <text:p>50</text:p>
          </table:table-cell>
          <table:table-cell table:style-name="ce50" office:value-type="float" office:value="65" calcext:value-type="float">
            <text:p>65</text:p>
          </table:table-cell>
          <table:table-cell table:style-name="ce55" office:value-type="float" office:value="107" calcext:value-type="float">
            <text:p>107</text:p>
          </table:table-cell>
          <table:table-cell table:style-name="ce59" office:value-type="float" office:value="247" calcext:value-type="float">
            <text:p>247</text:p>
          </table:table-cell>
          <table:table-cell/>
          <table:table-cell table:style-name="ce16" office:value-type="string" calcext:value-type="string">
            <text:p>Assess</text:p>
          </table:table-cell>
          <table:table-cell table:style-name="ce63" office:value-type="percentage" office:value="0.42685370741483" calcext:value-type="percentage">
            <text:p>42.69%</text:p>
          </table:table-cell>
          <table:table-cell table:style-name="ce68"/>
          <table:table-cell table:number-columns-repeated="1001"/>
        </table:table-row>
        <table:table-row table:style-name="ro1">
          <table:table-cell table:style-name="ce17" office:value-type="string" calcext:value-type="string">
            <text:p>Burton</text:p>
          </table:table-cell>
          <table:table-cell table:style-name="ce23" office:value-type="float" office:value="5545.6" calcext:value-type="float">
            <text:p>5,545.60</text:p>
          </table:table-cell>
          <table:table-cell table:style-name="ce29" office:value-type="float" office:value="1108.11" calcext:value-type="float">
            <text:p>1,108.11</text:p>
          </table:table-cell>
          <table:table-cell table:style-name="ce29" office:value-type="float" office:value="1889.38" calcext:value-type="float">
            <text:p>1,889.38</text:p>
          </table:table-cell>
          <table:table-cell table:style-name="ce29" office:value-type="float" office:value="7931.16" calcext:value-type="float">
            <text:p>7,931.16</text:p>
          </table:table-cell>
          <table:table-cell table:style-name="ce35" office:value-type="float" office:value="9354.7" calcext:value-type="float">
            <text:p>9,354.70</text:p>
          </table:table-cell>
          <table:table-cell table:style-name="ce42" office:value-type="float" office:value="25828.95" calcext:value-type="float">
            <text:p>25,828.95</text:p>
          </table:table-cell>
          <table:table-cell table:number-columns-repeated="5"/>
          <table:table-cell table:style-name="ce17" office:value-type="string" calcext:value-type="string">
            <text:p>C.O.D.</text:p>
          </table:table-cell>
          <table:table-cell table:style-name="ce47" office:value-type="float" office:value="9" calcext:value-type="float">
            <text:p>9</text:p>
          </table:table-cell>
          <table:table-cell table:style-name="Pivot_20_Table_20_Value" office:value-type="float" office:value="22" calcext:value-type="float">
            <text:p>22</text:p>
          </table:table-cell>
          <table:table-cell table:style-name="Pivot_20_Table_20_Value" office:value-type="float" office:value="16" calcext:value-type="float">
            <text:p>16</text:p>
          </table:table-cell>
          <table:table-cell table:style-name="Pivot_20_Table_20_Value" office:value-type="float" office:value="47" calcext:value-type="float">
            <text:p>47</text:p>
          </table:table-cell>
          <table:table-cell table:style-name="ce56" office:value-type="float" office:value="56" calcext:value-type="float">
            <text:p>56</text:p>
          </table:table-cell>
          <table:table-cell table:style-name="ce60" office:value-type="float" office:value="150" calcext:value-type="float">
            <text:p>150</text:p>
          </table:table-cell>
          <table:table-cell/>
          <table:table-cell table:style-name="ce17" office:value-type="string" calcext:value-type="string">
            <text:p>Replace</text:p>
          </table:table-cell>
          <table:table-cell table:style-name="ce64" office:value-type="percentage" office:value="0.268537074148297" calcext:value-type="percentage">
            <text:p>26.85%</text:p>
          </table:table-cell>
          <table:table-cell table:style-name="ce69"/>
          <table:table-cell table:number-columns-repeated="1001"/>
        </table:table-row>
        <table:table-row table:style-name="ro1">
          <table:table-cell table:style-name="ce17" office:value-type="string" calcext:value-type="string">
            <text:p>Michner</text:p>
          </table:table-cell>
          <table:table-cell table:style-name="ce23" office:value-type="float" office:value="6861.57" calcext:value-type="float">
            <text:p>6,861.57</text:p>
          </table:table-cell>
          <table:table-cell table:style-name="ce29" office:value-type="float" office:value="1071.32" calcext:value-type="float">
            <text:p>1,071.32</text:p>
          </table:table-cell>
          <table:table-cell table:style-name="ce29" office:value-type="float" office:value="8574.18" calcext:value-type="float">
            <text:p>8,574.18</text:p>
          </table:table-cell>
          <table:table-cell table:style-name="ce29" office:value-type="float" office:value="3378.61" calcext:value-type="float">
            <text:p>3,378.61</text:p>
          </table:table-cell>
          <table:table-cell table:style-name="ce35" office:value-type="float" office:value="4573.05" calcext:value-type="float">
            <text:p>4,573.05</text:p>
          </table:table-cell>
          <table:table-cell table:style-name="ce42" office:value-type="float" office:value="24458.73" calcext:value-type="float">
            <text:p>24,458.73</text:p>
          </table:table-cell>
          <table:table-cell>
            <draw:frame table:end-cell-address="'Pivot Tables'.L24" table:end-x="45.61pt" table:end-y="15.73pt" draw:z-index="0" draw:name="Chart 1" draw:style-name="gr2" draw:text-style-name="P3" svg:width="283.46pt" svg:height="260.99pt" svg:x="42.75pt" svg:y="6.75pt">
              <draw:object draw:notify-on-update-of-ranges="'Pivot Tables'.A6:'Pivot Tables'.A11 'Pivot Tables'.G6:'Pivot Tables'.G11" xlink:href="./Object 1" xlink:type="simple" xlink:show="embed" xlink:actuate="onLoad">
                <loext:p/>
              </draw:object>
              <draw:image xlink:href="./ObjectReplacements/Object 1" xlink:type="simple" xlink:show="embed" xlink:actuate="onLoad"/>
            </draw:frame>
          </table:table-cell>
          <table:table-cell table:number-columns-repeated="4"/>
          <table:table-cell table:style-name="ce17" office:value-type="string" calcext:value-type="string">
            <text:p>P.O.</text:p>
          </table:table-cell>
          <table:table-cell table:style-name="ce47" office:value-type="float" office:value="8" calcext:value-type="float">
            <text:p>8</text:p>
          </table:table-cell>
          <table:table-cell table:style-name="Pivot_20_Table_20_Value" office:value-type="float" office:value="2" calcext:value-type="float">
            <text:p>2</text:p>
          </table:table-cell>
          <table:table-cell table:style-name="Pivot_20_Table_20_Value" office:value-type="float" office:value="13" calcext:value-type="float">
            <text:p>13</text:p>
          </table:table-cell>
          <table:table-cell table:style-name="Pivot_20_Table_20_Value" office:value-type="float" office:value="19" calcext:value-type="float">
            <text:p>19</text:p>
          </table:table-cell>
          <table:table-cell table:style-name="ce56" office:value-type="float" office:value="44" calcext:value-type="float">
            <text:p>44</text:p>
          </table:table-cell>
          <table:table-cell table:style-name="ce60" office:value-type="float" office:value="86" calcext:value-type="float">
            <text:p>86</text:p>
          </table:table-cell>
          <table:table-cell/>
          <table:table-cell table:style-name="ce17" office:value-type="string" calcext:value-type="string">
            <text:p>Deliver</text:p>
          </table:table-cell>
          <table:table-cell table:style-name="ce64" office:value-type="percentage" office:value="0.164328657314629" calcext:value-type="percentage">
            <text:p>16.43%</text:p>
          </table:table-cell>
          <table:table-cell table:style-name="ce69"/>
          <table:table-cell table:number-columns-repeated="1001"/>
        </table:table-row>
        <table:table-row table:style-name="ro1">
          <table:table-cell table:style-name="ce17" office:value-type="string" calcext:value-type="string">
            <text:p>Lopez</text:p>
          </table:table-cell>
          <table:table-cell table:style-name="ce23" office:value-type="float" office:value="6740.02" calcext:value-type="float">
            <text:p>6,740.02</text:p>
          </table:table-cell>
          <table:table-cell table:style-name="ce29" office:value-type="float" office:value="1511.9" calcext:value-type="float">
            <text:p>1,511.90</text:p>
          </table:table-cell>
          <table:table-cell table:style-name="ce29" office:value-type="float" office:value="8079.51" calcext:value-type="float">
            <text:p>8,079.51</text:p>
          </table:table-cell>
          <table:table-cell table:style-name="ce29" office:value-type="float" office:value="2218.38" calcext:value-type="float">
            <text:p>2,218.38</text:p>
          </table:table-cell>
          <table:table-cell table:style-name="ce35" office:value-type="float" office:value="1630" calcext:value-type="float">
            <text:p>1,630.00</text:p>
          </table:table-cell>
          <table:table-cell table:style-name="ce42" office:value-type="float" office:value="20179.81" calcext:value-type="float">
            <text:p>20,179.81</text:p>
          </table:table-cell>
          <table:table-cell table:number-columns-repeated="5"/>
          <table:table-cell table:style-name="ce17" office:value-type="string" calcext:value-type="string">
            <text:p>Warranty</text:p>
          </table:table-cell>
          <table:table-cell table:style-name="ce47" office:value-type="float" office:value="1" calcext:value-type="float">
            <text:p>1</text:p>
          </table:table-cell>
          <table:table-cell table:number-columns-repeated="2" table:style-name="Pivot_20_Table_20_Value" office:value-type="float" office:value="3" calcext:value-type="float">
            <text:p>3</text:p>
          </table:table-cell>
          <table:table-cell table:style-name="Pivot_20_Table_20_Value" office:value-type="float" office:value="2" calcext:value-type="float">
            <text:p>2</text:p>
          </table:table-cell>
          <table:table-cell table:style-name="ce56" office:value-type="float" office:value="6" calcext:value-type="float">
            <text:p>6</text:p>
          </table:table-cell>
          <table:table-cell table:style-name="ce60" office:value-type="float" office:value="15" calcext:value-type="float">
            <text:p>15</text:p>
          </table:table-cell>
          <table:table-cell/>
          <table:table-cell table:style-name="ce17" office:value-type="string" calcext:value-type="string">
            <text:p>Repair</text:p>
          </table:table-cell>
          <table:table-cell table:style-name="ce64" office:value-type="percentage" office:value="0.0801603206412826" calcext:value-type="percentage">
            <text:p>8.02%</text:p>
          </table:table-cell>
          <table:table-cell table:style-name="ce69"/>
          <table:table-cell table:number-columns-repeated="1001"/>
        </table:table-row>
        <table:table-row table:style-name="ro1">
          <table:table-cell table:style-name="ce17" office:value-type="string" calcext:value-type="string">
            <text:p>Cartier</text:p>
          </table:table-cell>
          <table:table-cell table:style-name="ce23" office:value-type="float" office:value="3330.87" calcext:value-type="float">
            <text:p>3,330.87</text:p>
          </table:table-cell>
          <table:table-cell table:style-name="ce29" office:value-type="float" office:value="1050.2" calcext:value-type="float">
            <text:p>1,050.20</text:p>
          </table:table-cell>
          <table:table-cell table:style-name="ce29" office:value-type="float" office:value="721.4" calcext:value-type="float">
            <text:p>721.40</text:p>
          </table:table-cell>
          <table:table-cell table:style-name="ce29" office:value-type="float" office:value="4038.01" calcext:value-type="float">
            <text:p>4,038.01</text:p>
          </table:table-cell>
          <table:table-cell table:style-name="ce35" office:value-type="float" office:value="9082.11" calcext:value-type="float">
            <text:p>9,082.11</text:p>
          </table:table-cell>
          <table:table-cell table:style-name="ce42" office:value-type="float" office:value="18222.59" calcext:value-type="float">
            <text:p>18,222.59</text:p>
          </table:table-cell>
          <table:table-cell table:number-columns-repeated="5"/>
          <table:table-cell table:style-name="ce17" office:value-type="string" calcext:value-type="string">
            <text:p>Credit</text:p>
          </table:table-cell>
          <table:table-cell table:style-name="ce48"/>
          <table:table-cell table:style-name="ce51" table:number-columns-repeated="2"/>
          <table:table-cell table:style-name="ce51" office:value-type="float" office:value="1" calcext:value-type="float">
            <text:p>1</text:p>
          </table:table-cell>
          <table:table-cell table:style-name="ce57"/>
          <table:table-cell table:style-name="ce61" office:value-type="float" office:value="1" calcext:value-type="float">
            <text:p>1</text:p>
          </table:table-cell>
          <table:table-cell/>
          <table:table-cell table:style-name="ce17" office:value-type="string" calcext:value-type="string">
            <text:p>Install</text:p>
          </table:table-cell>
          <table:table-cell table:style-name="ce65" office:value-type="percentage" office:value="0.0601202404809619" calcext:value-type="percentage">
            <text:p>6.01%</text:p>
          </table:table-cell>
          <table:table-cell table:style-name="ce70"/>
          <table:table-cell table:number-columns-repeated="1001"/>
        </table:table-row>
        <table:table-row table:style-name="ro1">
          <table:table-cell table:style-name="ce17" office:value-type="string" calcext:value-type="string">
            <text:p>Ling</text:p>
          </table:table-cell>
          <table:table-cell table:style-name="ce24" office:value-type="float" office:value="4714.74" calcext:value-type="float">
            <text:p>4,714.74</text:p>
          </table:table-cell>
          <table:table-cell table:style-name="ce30" office:value-type="float" office:value="1315.39" calcext:value-type="float">
            <text:p>1,315.39</text:p>
          </table:table-cell>
          <table:table-cell table:style-name="ce30" office:value-type="float" office:value="1322.19" calcext:value-type="float">
            <text:p>1,322.19</text:p>
          </table:table-cell>
          <table:table-cell table:style-name="ce30" office:value-type="float" office:value="2817.68" calcext:value-type="float">
            <text:p>2,817.68</text:p>
          </table:table-cell>
          <table:table-cell table:style-name="ce36" office:value-type="float" office:value="6561.12" calcext:value-type="float">
            <text:p>6,561.12</text:p>
          </table:table-cell>
          <table:table-cell table:style-name="ce43" office:value-type="float" office:value="16731.12" calcext:value-type="float">
            <text:p>16,731.12</text:p>
          </table:table-cell>
          <table:table-cell table:number-columns-repeated="5"/>
          <table:table-cell table:style-name="ce18" office:value-type="string" calcext:value-type="string">
            <text:p>Total Result</text:p>
          </table:table-cell>
          <table:table-cell table:style-name="ce49" office:value-type="float" office:value="30" calcext:value-type="float">
            <text:p>30</text:p>
          </table:table-cell>
          <table:table-cell table:style-name="ce52" office:value-type="float" office:value="40" calcext:value-type="float">
            <text:p>40</text:p>
          </table:table-cell>
          <table:table-cell table:style-name="ce52" office:value-type="float" office:value="82" calcext:value-type="float">
            <text:p>82</text:p>
          </table:table-cell>
          <table:table-cell table:style-name="ce52" office:value-type="float" office:value="134" calcext:value-type="float">
            <text:p>134</text:p>
          </table:table-cell>
          <table:table-cell table:style-name="ce58" office:value-type="float" office:value="213" calcext:value-type="float">
            <text:p>213</text:p>
          </table:table-cell>
          <table:table-cell table:style-name="ce62" office:value-type="float" office:value="499" calcext:value-type="float">
            <text:p>499</text:p>
          </table:table-cell>
          <table:table-cell/>
          <table:table-cell table:style-name="ce18" office:value-type="string" calcext:value-type="string">
            <text:p>Total Result</text:p>
          </table:table-cell>
          <table:table-cell table:style-name="ce66" office:value-type="percentage" office:value="1" calcext:value-type="percentage">
            <text:p>100.00%</text:p>
          </table:table-cell>
          <table:table-cell table:style-name="ce71"/>
          <table:table-cell table:number-columns-repeated="1001"/>
        </table:table-row>
        <table:table-row table:style-name="ro1">
          <table:table-cell table:style-name="ce18" office:value-type="string" calcext:value-type="string">
            <text:p>Total Result</text:p>
          </table:table-cell>
          <table:table-cell table:style-name="ce25" office:value-type="float" office:value="35616.11" calcext:value-type="float">
            <text:p>35,616.11</text:p>
          </table:table-cell>
          <table:table-cell table:style-name="ce31" office:value-type="float" office:value="7531.13" calcext:value-type="float">
            <text:p>7,531.13</text:p>
          </table:table-cell>
          <table:table-cell table:style-name="ce31" office:value-type="float" office:value="23640.63" calcext:value-type="float">
            <text:p>23,640.63</text:p>
          </table:table-cell>
          <table:table-cell table:style-name="ce31" office:value-type="float" office:value="25339.18" calcext:value-type="float">
            <text:p>25,339.18</text:p>
          </table:table-cell>
          <table:table-cell table:style-name="ce37" office:value-type="float" office:value="40423.79" calcext:value-type="float">
            <text:p>40,423.79</text:p>
          </table:table-cell>
          <table:table-cell table:style-name="ce44" office:value-type="float" office:value="132550.84" calcext:value-type="float">
            <text:p>132,550.84</text:p>
          </table:table-cell>
          <table:table-cell table:style-name="ce32" table:number-columns-repeated="5"/>
          <table:table-cell table:number-columns-repeated="1012"/>
        </table:table-row>
        <table:table-row table:style-name="ro1">
          <table:table-cell table:number-columns-repeated="7"/>
          <table:table-cell table:style-name="ce32" table:number-columns-repeated="5"/>
          <table:table-cell>
            <draw:frame table:end-cell-address="'Pivot Tables'.T27" table:end-x="33.28pt" table:end-y="8.22pt" draw:z-index="4" draw:name="Chart 5" draw:style-name="gr2" draw:text-style-name="P3" svg:width="467.97pt" svg:height="218.98pt" svg:x="1.5pt" svg:y="9.75pt">
              <draw:object draw:notify-on-update-of-ranges="'Pivot Tables'.M6:'Pivot Tables'.M10 'Pivot Tables'.S4:'Pivot Tables'.S5 'Pivot Tables'.S6:'Pivot Tables'.S10" xlink:href="./Object 5" xlink:type="simple" xlink:show="embed" xlink:actuate="onLoad">
                <loext:p/>
              </draw:object>
              <draw:image xlink:href="./ObjectReplacements/Object 5" xlink:type="simple" xlink:show="embed" xlink:actuate="onLoad"/>
            </draw:frame>
          </table:table-cell>
          <table:table-cell table:number-columns-repeated="6"/>
          <table:table-cell>
            <draw:frame table:end-cell-address="'Pivot Tables'.X27" table:end-x="40.31pt" table:end-y="8.96pt" draw:z-index="6" draw:name="Chart 7" draw:style-name="gr2" draw:text-style-name="P3" svg:width="294.72pt" svg:height="218.98pt" svg:x="54pt" svg:y="10.49pt">
              <draw:object draw:notify-on-update-of-ranges="'Pivot Tables'.U5:'Pivot Tables'.U9 'Pivot Tables'.V5:'Pivot Tables'.V9" xlink:href="./Object 7" xlink:type="simple" xlink:show="embed" xlink:actuate="onLoad">
                <loext:p/>
              </draw:object>
              <draw:image xlink:href="./ObjectReplacements/Object 7" xlink:type="simple" xlink:show="embed" xlink:actuate="onLoad"/>
            </draw:frame>
          </table:table-cell>
          <table:table-cell table:number-columns-repeated="1004"/>
        </table:table-row>
        <table:table-row table:style-name="ro1" table:number-rows-repeated="7">
          <table:table-cell table:number-columns-repeated="7"/>
          <table:table-cell table:style-name="ce32" table:number-columns-repeated="5"/>
          <table:table-cell table:number-columns-repeated="1012"/>
        </table:table-row>
        <table:table-row table:style-name="ro1" table:number-rows-repeated="4">
          <table:table-cell table:number-columns-repeated="2"/>
          <table:table-cell table:style-name="ce32"/>
          <table:table-cell table:number-columns-repeated="1021"/>
        </table:table-row>
        <table:table-row table:style-name="ro1">
          <table:table-cell table:number-columns-repeated="2"/>
          <table:table-cell table:style-name="ce32"/>
          <table:table-cell table:number-columns-repeated="4"/>
          <table:table-cell>
            <draw:frame table:end-cell-address="'Pivot Tables'.L41" table:end-x="51.62pt" table:end-y="1.47pt" draw:z-index="3" draw:name="Chart 4" draw:style-name="gr2" draw:text-style-name="P3" svg:width="294.72pt" svg:height="245.96pt" svg:x="37.5pt" svg:y="7.51pt">
              <draw:object draw:notify-on-update-of-ranges="'Pivot Tables'.M6:'Pivot Tables'.M10 'Pivot Tables'.S4:'Pivot Tables'.S5 'Pivot Tables'.S6:'Pivot Tables'.S10" xlink:href="./Object 4" xlink:type="simple" xlink:show="embed" xlink:actuate="onLoad">
                <loext:p/>
              </draw:object>
              <draw:image xlink:href="./ObjectReplacements/Object 4" xlink:type="simple" xlink:show="embed" xlink:actuate="onLoad"/>
            </draw:frame>
          </table:table-cell>
          <table:table-cell table:number-columns-repeated="1016"/>
        </table:table-row>
        <table:table-row table:style-name="ro1">
          <table:table-cell table:number-columns-repeated="2"/>
          <table:table-cell table:style-name="ce32"/>
          <table:table-cell table:number-columns-repeated="1021"/>
        </table:table-row>
        <table:table-row table:style-name="ro1">
          <table:table-cell>
            <draw:frame table:end-cell-address="'Pivot Tables'.H41" table:end-x="24.29pt" table:end-y="10.46pt" draw:z-index="2" draw:name="Chart 3" draw:style-name="gr2" draw:text-style-name="P3" svg:width="467.97pt" svg:height="218.98pt" svg:x="1.5pt" svg:y="11.99pt">
              <draw:object draw:notify-on-update-of-ranges="'Pivot Tables'.A6:'Pivot Tables'.A11 'Pivot Tables'.B5:'Pivot Tables'.B5 'Pivot Tables'.B6:'Pivot Tables'.B11 'Pivot Tables'.C5:'Pivot Tables'.C5 'Pivot Tables'.C6:'Pivot Tables'.C11 'Pivot Tables'.D5:'Pivot Tables'.D5 'Pivot Tables'.D6:'Pivot Tables'.D11 'Pivot Tables'.E5:'Pivot Tables'.E5 'Pivot Tables'.E6:'Pivot Tables'.E11 'Pivot Tables'.F5:'Pivot Tables'.F5 'Pivot Tables'.F6:'Pivot Tables'.F11" xlink:href="./Object 3" xlink:type="simple" xlink:show="embed" xlink:actuate="onLoad">
                <loext:p/>
              </draw:object>
              <draw:image xlink:href="./ObjectReplacements/Object 3" xlink:type="simple" xlink:show="embed" xlink:actuate="onLoad"/>
            </draw:frame>
          </table:table-cell>
          <table:table-cell/>
          <table:table-cell table:style-name="ce32"/>
          <table:table-cell table:number-columns-repeated="9"/>
          <table:table-cell>
            <draw:frame table:end-cell-address="'Pivot Tables'.T41" table:end-x="33.28pt" table:end-y="10.46pt" draw:z-index="1" draw:name="Chart 2" draw:style-name="gr2" draw:text-style-name="P3" svg:width="467.97pt" svg:height="218.98pt" svg:x="1.5pt" svg:y="11.99pt">
              <draw:object draw:notify-on-update-of-ranges="'Pivot Tables'.M6:'Pivot Tables'.M10 'Pivot Tables'.N4:'Pivot Tables'.N5 'Pivot Tables'.N6:'Pivot Tables'.N10 'Pivot Tables'.O4:'Pivot Tables'.O5 'Pivot Tables'.O6:'Pivot Tables'.O10 'Pivot Tables'.P4:'Pivot Tables'.P5 'Pivot Tables'.P6:'Pivot Tables'.P10 'Pivot Tables'.Q4:'Pivot Tables'.Q5 'Pivot Tables'.Q6:'Pivot Tables'.Q10 'Pivot Tables'.R4:'Pivot Tables'.R5 'Pivot Tables'.R6:'Pivot Tables'.R10" xlink:href="./Object 2" xlink:type="simple" xlink:show="embed" xlink:actuate="onLoad">
                <loext:p/>
              </draw:object>
              <draw:image xlink:href="./ObjectReplacements/Object 2" xlink:type="simple" xlink:show="embed" xlink:actuate="onLoad"/>
            </draw:frame>
          </table:table-cell>
          <table:table-cell table:number-columns-repeated="6"/>
          <table:table-cell>
            <draw:frame table:end-cell-address="'Pivot Tables'.X41" table:end-x="40.31pt" table:end-y="1.47pt" draw:z-index="5" draw:name="Chart 6" draw:style-name="gr2" draw:text-style-name="P3" svg:width="294.72pt" svg:height="218.98pt" svg:x="54pt" svg:y="3pt">
              <draw:object draw:notify-on-update-of-ranges="'Pivot Tables'.U5:'Pivot Tables'.U9 'Pivot Tables'.V4:'Pivot Tables'.V4 'Pivot Tables'.V5:'Pivot Tables'.V9" xlink:href="./Object 6" xlink:type="simple" xlink:show="embed" xlink:actuate="onLoad">
                <loext:p/>
              </draw:object>
              <draw:image xlink:href="./ObjectReplacements/Object 6" xlink:type="simple" xlink:show="embed" xlink:actuate="onLoad"/>
            </draw:frame>
          </table:table-cell>
          <table:table-cell table:number-columns-repeated="1004"/>
        </table:table-row>
        <table:table-row table:style-name="ro1" table:number-rows-repeated="17">
          <table:table-cell table:number-columns-repeated="2"/>
          <table:table-cell table:style-name="ce32"/>
          <table:table-cell table:number-columns-repeated="1021"/>
        </table:table-row>
        <table:table-row table:style-name="ro2" table:number-rows-repeated="7">
          <table:table-cell table:number-columns-repeated="1024"/>
        </table:table-row>
        <table:table-row table:style-name="ro1" table:number-rows-repeated="949">
          <table:table-cell table:number-columns-repeated="2"/>
          <table:table-cell table:style-name="ce32"/>
          <table:table-cell table:number-columns-repeated="1021"/>
        </table:table-row>
        <table:table-row table:style-name="ro2" table:number-rows-repeated="1047575">
          <table:table-cell table:number-columns-repeated="1024"/>
        </table:table-row>
        <table:table-row table:style-name="ro2">
          <table:table-cell table:number-columns-repeated="1024"/>
        </table:table-row>
      </table:table>
      <table:named-expressions>
        <table:named-expression table:name="SlicerCache_Table_1_Col_2" table:base-cell-address="$Sheet1.$A$1" table:expression="#N/A"/>
        <table:named-expression table:name="SlicerCache_Table_1_Col_22" table:base-cell-address="$Sheet1.$A$1" table:expression="#N/A"/>
      </table:named-expressions>
      <table:database-ranges>
        <table:database-range table:name="Table_1" table:target-range-address="Sheet1.A1:Sheet1.V500" table:display-filter-buttons="true"/>
      </table:database-ranges>
      <table:data-pilot-tables>
        <table:data-pilot-table table:name="Pivot Tables" table:application-data="" table:target-range-address="'Pivot Tables'.A4:'Pivot Tables'.G12" table:buttons="'Pivot Tables'.A5 'Pivot Tables'.B4" table:show-filter-button="false">
          <table:source-cell-range table:cell-range-address="Sheet1.A1:Sheet1.V500"/>
          <table:data-pilot-field table:source-field-name="ID" table:orientation="hidden" table:used-hierarchy="-1" table:function="auto">
            <table:data-pilot-level table:show-empty="false" calcext:repeat-item-labels="false">
              <table:data-pilot-subtotals>
                <table:data-pilot-subtotal table:function="auto"/>
              </table:data-pilot-subtotals>
              <table:data-pilot-members>
                <table:data-pilot-member table:name="A00100" table:display="true" table:show-details="true"/>
                <table:data-pilot-member table:name="A00101" table:display="true" table:show-details="true"/>
                <table:data-pilot-member table:name="A00102" table:display="true" table:show-details="true"/>
                <table:data-pilot-member table:name="A00103" table:display="true" table:show-details="true"/>
                <table:data-pilot-member table:name="A00104" table:display="true" table:show-details="true"/>
                <table:data-pilot-member table:name="A00105" table:display="true" table:show-details="true"/>
                <table:data-pilot-member table:name="A00106" table:display="true" table:show-details="true"/>
                <table:data-pilot-member table:name="A00107" table:display="true" table:show-details="true"/>
                <table:data-pilot-member table:name="A00108" table:display="true" table:show-details="true"/>
                <table:data-pilot-member table:name="A00109" table:display="true" table:show-details="true"/>
                <table:data-pilot-member table:name="A00110" table:display="true" table:show-details="true"/>
                <table:data-pilot-member table:name="A00111" table:display="true" table:show-details="true"/>
                <table:data-pilot-member table:name="A00112" table:display="true" table:show-details="true"/>
                <table:data-pilot-member table:name="A00113" table:display="true" table:show-details="true"/>
                <table:data-pilot-member table:name="A00114" table:display="true" table:show-details="true"/>
                <table:data-pilot-member table:name="A00115" table:display="true" table:show-details="true"/>
                <table:data-pilot-member table:name="A00116" table:display="true" table:show-details="true"/>
                <table:data-pilot-member table:name="A00117" table:display="true" table:show-details="true"/>
                <table:data-pilot-member table:name="A00118" table:display="true" table:show-details="true"/>
                <table:data-pilot-member table:name="A00119" table:display="true" table:show-details="true"/>
                <table:data-pilot-member table:name="A00120" table:display="true" table:show-details="true"/>
                <table:data-pilot-member table:name="A00121" table:display="true" table:show-details="true"/>
                <table:data-pilot-member table:name="A00122" table:display="true" table:show-details="true"/>
                <table:data-pilot-member table:name="A00123" table:display="true" table:show-details="true"/>
                <table:data-pilot-member table:name="A00124" table:display="true" table:show-details="true"/>
                <table:data-pilot-member table:name="A00125" table:display="true" table:show-details="true"/>
                <table:data-pilot-member table:name="A00126" table:display="true" table:show-details="true"/>
                <table:data-pilot-member table:name="A00127" table:display="true" table:show-details="true"/>
                <table:data-pilot-member table:name="A00128" table:display="true" table:show-details="true"/>
                <table:data-pilot-member table:name="A00129" table:display="true" table:show-details="true"/>
                <table:data-pilot-member table:name="A00130" table:display="true" table:show-details="true"/>
                <table:data-pilot-member table:name="A00131" table:display="true" table:show-details="true"/>
                <table:data-pilot-member table:name="A00132" table:display="true" table:show-details="true"/>
                <table:data-pilot-member table:name="A00133" table:display="true" table:show-details="true"/>
                <table:data-pilot-member table:name="A00134" table:display="true" table:show-details="true"/>
                <table:data-pilot-member table:name="A00135" table:display="true" table:show-details="true"/>
                <table:data-pilot-member table:name="A00136" table:display="true" table:show-details="true"/>
                <table:data-pilot-member table:name="A00137" table:display="true" table:show-details="true"/>
                <table:data-pilot-member table:name="A00138" table:display="true" table:show-details="true"/>
                <table:data-pilot-member table:name="A00139" table:display="true" table:show-details="true"/>
                <table:data-pilot-member table:name="A00140" table:display="true" table:show-details="true"/>
                <table:data-pilot-member table:name="A00141" table:display="true" table:show-details="true"/>
                <table:data-pilot-member table:name="A00142" table:display="true" table:show-details="true"/>
                <table:data-pilot-member table:name="A00143" table:display="true" table:show-details="true"/>
                <table:data-pilot-member table:name="A00144" table:display="true" table:show-details="true"/>
                <table:data-pilot-member table:name="A00145" table:display="true" table:show-details="true"/>
                <table:data-pilot-member table:name="A00146" table:display="true" table:show-details="true"/>
                <table:data-pilot-member table:name="A00147" table:display="true" table:show-details="true"/>
                <table:data-pilot-member table:name="A00148" table:display="true" table:show-details="true"/>
                <table:data-pilot-member table:name="A00149" table:display="true" table:show-details="true"/>
                <table:data-pilot-member table:name="A00150" table:display="true" table:show-details="true"/>
                <table:data-pilot-member table:name="A00151" table:display="true" table:show-details="true"/>
                <table:data-pilot-member table:name="A00152" table:display="true" table:show-details="true"/>
                <table:data-pilot-member table:name="A00153" table:display="true" table:show-details="true"/>
                <table:data-pilot-member table:name="A00154" table:display="true" table:show-details="true"/>
                <table:data-pilot-member table:name="A00155" table:display="true" table:show-details="true"/>
                <table:data-pilot-member table:name="A00156" table:display="true" table:show-details="true"/>
                <table:data-pilot-member table:name="A00157" table:display="true" table:show-details="true"/>
                <table:data-pilot-member table:name="A00158" table:display="true" table:show-details="true"/>
                <table:data-pilot-member table:name="A00159" table:display="true" table:show-details="true"/>
                <table:data-pilot-member table:name="A00160" table:display="true" table:show-details="true"/>
                <table:data-pilot-member table:name="A00161" table:display="true" table:show-details="true"/>
                <table:data-pilot-member table:name="A00162" table:display="true" table:show-details="true"/>
                <table:data-pilot-member table:name="A00163" table:display="true" table:show-details="true"/>
                <table:data-pilot-member table:name="A00164" table:display="true" table:show-details="true"/>
                <table:data-pilot-member table:name="A00165" table:display="true" table:show-details="true"/>
                <table:data-pilot-member table:name="A00166" table:display="true" table:show-details="true"/>
                <table:data-pilot-member table:name="A00167" table:display="true" table:show-details="true"/>
                <table:data-pilot-member table:name="A00168" table:display="true" table:show-details="true"/>
                <table:data-pilot-member table:name="A00169" table:display="true" table:show-details="true"/>
                <table:data-pilot-member table:name="A00170" table:display="true" table:show-details="true"/>
                <table:data-pilot-member table:name="A00171" table:display="true" table:show-details="true"/>
                <table:data-pilot-member table:name="A00172" table:display="true" table:show-details="true"/>
                <table:data-pilot-member table:name="A00173" table:display="true" table:show-details="true"/>
                <table:data-pilot-member table:name="A00174" table:display="true" table:show-details="true"/>
                <table:data-pilot-member table:name="A00175" table:display="true" table:show-details="true"/>
                <table:data-pilot-member table:name="A00176" table:display="true" table:show-details="true"/>
                <table:data-pilot-member table:name="A00177" table:display="true" table:show-details="true"/>
                <table:data-pilot-member table:name="A00178" table:display="true" table:show-details="true"/>
                <table:data-pilot-member table:name="A00179" table:display="true" table:show-details="true"/>
                <table:data-pilot-member table:name="A00180" table:display="true" table:show-details="true"/>
                <table:data-pilot-member table:name="A00181" table:display="true" table:show-details="true"/>
                <table:data-pilot-member table:name="A00182" table:display="true" table:show-details="true"/>
                <table:data-pilot-member table:name="A00183" table:display="true" table:show-details="true"/>
                <table:data-pilot-member table:name="A00184" table:display="true" table:show-details="true"/>
                <table:data-pilot-member table:name="A00185" table:display="true" table:show-details="true"/>
                <table:data-pilot-member table:name="A00186" table:display="true" table:show-details="true"/>
                <table:data-pilot-member table:name="A00187" table:display="true" table:show-details="true"/>
                <table:data-pilot-member table:name="A00188" table:display="true" table:show-details="true"/>
                <table:data-pilot-member table:name="A00189" table:display="true" table:show-details="true"/>
                <table:data-pilot-member table:name="A00190" table:display="true" table:show-details="true"/>
                <table:data-pilot-member table:name="A00191" table:display="true" table:show-details="true"/>
                <table:data-pilot-member table:name="A00192" table:display="true" table:show-details="true"/>
                <table:data-pilot-member table:name="A00193" table:display="true" table:show-details="true"/>
                <table:data-pilot-member table:name="A00194" table:display="true" table:show-details="true"/>
                <table:data-pilot-member table:name="A00195" table:display="true" table:show-details="true"/>
                <table:data-pilot-member table:name="A00196" table:display="true" table:show-details="true"/>
                <table:data-pilot-member table:name="A00197" table:display="true" table:show-details="true"/>
                <table:data-pilot-member table:name="A00198" table:display="true" table:show-details="true"/>
                <table:data-pilot-member table:name="A00199" table:display="true" table:show-details="true"/>
                <table:data-pilot-member table:name="A00200" table:display="true" table:show-details="true"/>
                <table:data-pilot-member table:name="A00201" table:display="true" table:show-details="true"/>
                <table:data-pilot-member table:name="A00202" table:display="true" table:show-details="true"/>
                <table:data-pilot-member table:name="A00203" table:display="true" table:show-details="true"/>
                <table:data-pilot-member table:name="A00204" table:display="true" table:show-details="true"/>
                <table:data-pilot-member table:name="A00205" table:display="true" table:show-details="true"/>
                <table:data-pilot-member table:name="A00206" table:display="true" table:show-details="true"/>
                <table:data-pilot-member table:name="A00207" table:display="true" table:show-details="true"/>
                <table:data-pilot-member table:name="A00208" table:display="true" table:show-details="true"/>
                <table:data-pilot-member table:name="A00209" table:display="true" table:show-details="true"/>
                <table:data-pilot-member table:name="A00210" table:display="true" table:show-details="true"/>
                <table:data-pilot-member table:name="A00211" table:display="true" table:show-details="true"/>
                <table:data-pilot-member table:name="A00212" table:display="true" table:show-details="true"/>
                <table:data-pilot-member table:name="A00213" table:display="true" table:show-details="true"/>
                <table:data-pilot-member table:name="A00214" table:display="true" table:show-details="true"/>
                <table:data-pilot-member table:name="A00215" table:display="true" table:show-details="true"/>
                <table:data-pilot-member table:name="A00216" table:display="true" table:show-details="true"/>
                <table:data-pilot-member table:name="A00217" table:display="true" table:show-details="true"/>
                <table:data-pilot-member table:name="A00218" table:display="true" table:show-details="true"/>
                <table:data-pilot-member table:name="A00219" table:display="true" table:show-details="true"/>
                <table:data-pilot-member table:name="A00220" table:display="true" table:show-details="true"/>
                <table:data-pilot-member table:name="A00221" table:display="true" table:show-details="true"/>
                <table:data-pilot-member table:name="A00222" table:display="true" table:show-details="true"/>
                <table:data-pilot-member table:name="A00223" table:display="true" table:show-details="true"/>
                <table:data-pilot-member table:name="A00224" table:display="true" table:show-details="true"/>
                <table:data-pilot-member table:name="A00225" table:display="true" table:show-details="true"/>
                <table:data-pilot-member table:name="A00226" table:display="true" table:show-details="true"/>
                <table:data-pilot-member table:name="A00227" table:display="true" table:show-details="true"/>
                <table:data-pilot-member table:name="A00228" table:display="true" table:show-details="true"/>
                <table:data-pilot-member table:name="A00229" table:display="true" table:show-details="true"/>
                <table:data-pilot-member table:name="A00230" table:display="true" table:show-details="true"/>
                <table:data-pilot-member table:name="A00231" table:display="true" table:show-details="true"/>
                <table:data-pilot-member table:name="A00232" table:display="true" table:show-details="true"/>
                <table:data-pilot-member table:name="A00233" table:display="true" table:show-details="true"/>
                <table:data-pilot-member table:name="A00234" table:display="true" table:show-details="true"/>
                <table:data-pilot-member table:name="A00235" table:display="true" table:show-details="true"/>
                <table:data-pilot-member table:name="A00236" table:display="true" table:show-details="true"/>
                <table:data-pilot-member table:name="A00237" table:display="true" table:show-details="true"/>
                <table:data-pilot-member table:name="A00238" table:display="true" table:show-details="true"/>
                <table:data-pilot-member table:name="A00239" table:display="true" table:show-details="true"/>
                <table:data-pilot-member table:name="A00240" table:display="true" table:show-details="true"/>
                <table:data-pilot-member table:name="A00241" table:display="true" table:show-details="true"/>
                <table:data-pilot-member table:name="A00242" table:display="true" table:show-details="true"/>
                <table:data-pilot-member table:name="A00243" table:display="true" table:show-details="true"/>
                <table:data-pilot-member table:name="A00244" table:display="true" table:show-details="true"/>
                <table:data-pilot-member table:name="A00245" table:display="true" table:show-details="true"/>
                <table:data-pilot-member table:name="A00246" table:display="true" table:show-details="true"/>
                <table:data-pilot-member table:name="A00247" table:display="true" table:show-details="true"/>
                <table:data-pilot-member table:name="A00248" table:display="true" table:show-details="true"/>
                <table:data-pilot-member table:name="A00249" table:display="true" table:show-details="true"/>
                <table:data-pilot-member table:name="A00250" table:display="true" table:show-details="true"/>
                <table:data-pilot-member table:name="A00251" table:display="true" table:show-details="true"/>
                <table:data-pilot-member table:name="A00252" table:display="true" table:show-details="true"/>
                <table:data-pilot-member table:name="A00253" table:display="true" table:show-details="true"/>
                <table:data-pilot-member table:name="A00254" table:display="true" table:show-details="true"/>
                <table:data-pilot-member table:name="A00255" table:display="true" table:show-details="true"/>
                <table:data-pilot-member table:name="A00256" table:display="true" table:show-details="true"/>
                <table:data-pilot-member table:name="A00257" table:display="true" table:show-details="true"/>
                <table:data-pilot-member table:name="A00258" table:display="true" table:show-details="true"/>
                <table:data-pilot-member table:name="A00259" table:display="true" table:show-details="true"/>
                <table:data-pilot-member table:name="A00260" table:display="true" table:show-details="true"/>
                <table:data-pilot-member table:name="A00261" table:display="true" table:show-details="true"/>
                <table:data-pilot-member table:name="A00262" table:display="true" table:show-details="true"/>
                <table:data-pilot-member table:name="A00263" table:display="true" table:show-details="true"/>
                <table:data-pilot-member table:name="A00264" table:display="true" table:show-details="true"/>
                <table:data-pilot-member table:name="A00265" table:display="true" table:show-details="true"/>
                <table:data-pilot-member table:name="A00266" table:display="true" table:show-details="true"/>
                <table:data-pilot-member table:name="A00267" table:display="true" table:show-details="true"/>
                <table:data-pilot-member table:name="A00268" table:display="true" table:show-details="true"/>
                <table:data-pilot-member table:name="A00269" table:display="true" table:show-details="true"/>
                <table:data-pilot-member table:name="A00270" table:display="true" table:show-details="true"/>
                <table:data-pilot-member table:name="A00271" table:display="true" table:show-details="true"/>
                <table:data-pilot-member table:name="A00272" table:display="true" table:show-details="true"/>
                <table:data-pilot-member table:name="A00273" table:display="true" table:show-details="true"/>
                <table:data-pilot-member table:name="A00274" table:display="true" table:show-details="true"/>
                <table:data-pilot-member table:name="A00275" table:display="true" table:show-details="true"/>
                <table:data-pilot-member table:name="A00276" table:display="true" table:show-details="true"/>
                <table:data-pilot-member table:name="A00277" table:display="true" table:show-details="true"/>
                <table:data-pilot-member table:name="A00278" table:display="true" table:show-details="true"/>
                <table:data-pilot-member table:name="A00279" table:display="true" table:show-details="true"/>
                <table:data-pilot-member table:name="A00280" table:display="true" table:show-details="true"/>
                <table:data-pilot-member table:name="A00281" table:display="true" table:show-details="true"/>
                <table:data-pilot-member table:name="A00282" table:display="true" table:show-details="true"/>
                <table:data-pilot-member table:name="A00283" table:display="true" table:show-details="true"/>
                <table:data-pilot-member table:name="A00284" table:display="true" table:show-details="true"/>
                <table:data-pilot-member table:name="A00285" table:display="true" table:show-details="true"/>
                <table:data-pilot-member table:name="A00286" table:display="true" table:show-details="true"/>
                <table:data-pilot-member table:name="A00287" table:display="true" table:show-details="true"/>
                <table:data-pilot-member table:name="A00288" table:display="true" table:show-details="true"/>
                <table:data-pilot-member table:name="A00289" table:display="true" table:show-details="true"/>
                <table:data-pilot-member table:name="A00290" table:display="true" table:show-details="true"/>
                <table:data-pilot-member table:name="A00291" table:display="true" table:show-details="true"/>
                <table:data-pilot-member table:name="A00292" table:display="true" table:show-details="true"/>
                <table:data-pilot-member table:name="A00293" table:display="true" table:show-details="true"/>
                <table:data-pilot-member table:name="A00294" table:display="true" table:show-details="true"/>
                <table:data-pilot-member table:name="A00295" table:display="true" table:show-details="true"/>
                <table:data-pilot-member table:name="A00296" table:display="true" table:show-details="true"/>
                <table:data-pilot-member table:name="A00297" table:display="true" table:show-details="true"/>
                <table:data-pilot-member table:name="A00298" table:display="true" table:show-details="true"/>
                <table:data-pilot-member table:name="A00299" table:display="true" table:show-details="true"/>
                <table:data-pilot-member table:name="A00300" table:display="true" table:show-details="true"/>
                <table:data-pilot-member table:name="A00301" table:display="true" table:show-details="true"/>
                <table:data-pilot-member table:name="A00302" table:display="true" table:show-details="true"/>
                <table:data-pilot-member table:name="A00303" table:display="true" table:show-details="true"/>
                <table:data-pilot-member table:name="A00304" table:display="true" table:show-details="true"/>
                <table:data-pilot-member table:name="A00305" table:display="true" table:show-details="true"/>
                <table:data-pilot-member table:name="A00306" table:display="true" table:show-details="true"/>
                <table:data-pilot-member table:name="A00307" table:display="true" table:show-details="true"/>
                <table:data-pilot-member table:name="A00308" table:display="true" table:show-details="true"/>
                <table:data-pilot-member table:name="A00309" table:display="true" table:show-details="true"/>
                <table:data-pilot-member table:name="A00310" table:display="true" table:show-details="true"/>
                <table:data-pilot-member table:name="A00311" table:display="true" table:show-details="true"/>
                <table:data-pilot-member table:name="A00312" table:display="true" table:show-details="true"/>
                <table:data-pilot-member table:name="A00313" table:display="true" table:show-details="true"/>
                <table:data-pilot-member table:name="A00314" table:display="true" table:show-details="true"/>
                <table:data-pilot-member table:name="A00315" table:display="true" table:show-details="true"/>
                <table:data-pilot-member table:name="A00316" table:display="true" table:show-details="true"/>
                <table:data-pilot-member table:name="A00317" table:display="true" table:show-details="true"/>
                <table:data-pilot-member table:name="A00318" table:display="true" table:show-details="true"/>
                <table:data-pilot-member table:name="A00319" table:display="true" table:show-details="true"/>
                <table:data-pilot-member table:name="A00320" table:display="true" table:show-details="true"/>
                <table:data-pilot-member table:name="A00321" table:display="true" table:show-details="true"/>
                <table:data-pilot-member table:name="A00322" table:display="true" table:show-details="true"/>
                <table:data-pilot-member table:name="A00323" table:display="true" table:show-details="true"/>
                <table:data-pilot-member table:name="A00324" table:display="true" table:show-details="true"/>
                <table:data-pilot-member table:name="A00325" table:display="true" table:show-details="true"/>
                <table:data-pilot-member table:name="A00326" table:display="true" table:show-details="true"/>
                <table:data-pilot-member table:name="A00327" table:display="true" table:show-details="true"/>
                <table:data-pilot-member table:name="A00328" table:display="true" table:show-details="true"/>
                <table:data-pilot-member table:name="A00329" table:display="true" table:show-details="true"/>
                <table:data-pilot-member table:name="A00330" table:display="true" table:show-details="true"/>
                <table:data-pilot-member table:name="A00331" table:display="true" table:show-details="true"/>
                <table:data-pilot-member table:name="A00332" table:display="true" table:show-details="true"/>
                <table:data-pilot-member table:name="A00333" table:display="true" table:show-details="true"/>
                <table:data-pilot-member table:name="A00334" table:display="true" table:show-details="true"/>
                <table:data-pilot-member table:name="A00335" table:display="true" table:show-details="true"/>
                <table:data-pilot-member table:name="A00336" table:display="true" table:show-details="true"/>
                <table:data-pilot-member table:name="A00337" table:display="true" table:show-details="true"/>
                <table:data-pilot-member table:name="A00338" table:display="true" table:show-details="true"/>
                <table:data-pilot-member table:name="A00339" table:display="true" table:show-details="true"/>
                <table:data-pilot-member table:name="A00340" table:display="true" table:show-details="true"/>
                <table:data-pilot-member table:name="A00341" table:display="true" table:show-details="true"/>
                <table:data-pilot-member table:name="A00342" table:display="true" table:show-details="true"/>
                <table:data-pilot-member table:name="A00343" table:display="true" table:show-details="true"/>
                <table:data-pilot-member table:name="A00344" table:display="true" table:show-details="true"/>
                <table:data-pilot-member table:name="A00345" table:display="true" table:show-details="true"/>
                <table:data-pilot-member table:name="A00346" table:display="true" table:show-details="true"/>
                <table:data-pilot-member table:name="A00347" table:display="true" table:show-details="true"/>
                <table:data-pilot-member table:name="A00348" table:display="true" table:show-details="true"/>
                <table:data-pilot-member table:name="A00349" table:display="true" table:show-details="true"/>
                <table:data-pilot-member table:name="A00350" table:display="true" table:show-details="true"/>
                <table:data-pilot-member table:name="A00351" table:display="true" table:show-details="true"/>
                <table:data-pilot-member table:name="A00352" table:display="true" table:show-details="true"/>
                <table:data-pilot-member table:name="A00353" table:display="true" table:show-details="true"/>
                <table:data-pilot-member table:name="A00354" table:display="true" table:show-details="true"/>
                <table:data-pilot-member table:name="A00355" table:display="true" table:show-details="true"/>
                <table:data-pilot-member table:name="A00356" table:display="true" table:show-details="true"/>
                <table:data-pilot-member table:name="A00357" table:display="true" table:show-details="true"/>
                <table:data-pilot-member table:name="A00358" table:display="true" table:show-details="true"/>
                <table:data-pilot-member table:name="A00359" table:display="true" table:show-details="true"/>
                <table:data-pilot-member table:name="A00360" table:display="true" table:show-details="true"/>
                <table:data-pilot-member table:name="A00361" table:display="true" table:show-details="true"/>
                <table:data-pilot-member table:name="A00362" table:display="true" table:show-details="true"/>
                <table:data-pilot-member table:name="A00363" table:display="true" table:show-details="true"/>
                <table:data-pilot-member table:name="A00364" table:display="true" table:show-details="true"/>
                <table:data-pilot-member table:name="A00365" table:display="true" table:show-details="true"/>
                <table:data-pilot-member table:name="A00366" table:display="true" table:show-details="true"/>
                <table:data-pilot-member table:name="A00367" table:display="true" table:show-details="true"/>
                <table:data-pilot-member table:name="A00368" table:display="true" table:show-details="true"/>
                <table:data-pilot-member table:name="A00369" table:display="true" table:show-details="true"/>
                <table:data-pilot-member table:name="A00370" table:display="true" table:show-details="true"/>
                <table:data-pilot-member table:name="A00371" table:display="true" table:show-details="true"/>
                <table:data-pilot-member table:name="A00372" table:display="true" table:show-details="true"/>
                <table:data-pilot-member table:name="A00373" table:display="true" table:show-details="true"/>
                <table:data-pilot-member table:name="A00374" table:display="true" table:show-details="true"/>
                <table:data-pilot-member table:name="A00375" table:display="true" table:show-details="true"/>
                <table:data-pilot-member table:name="A00376" table:display="true" table:show-details="true"/>
                <table:data-pilot-member table:name="A00377" table:display="true" table:show-details="true"/>
                <table:data-pilot-member table:name="A00378" table:display="true" table:show-details="true"/>
                <table:data-pilot-member table:name="A00379" table:display="true" table:show-details="true"/>
                <table:data-pilot-member table:name="A00380" table:display="true" table:show-details="true"/>
                <table:data-pilot-member table:name="A00381" table:display="true" table:show-details="true"/>
                <table:data-pilot-member table:name="A00382" table:display="true" table:show-details="true"/>
                <table:data-pilot-member table:name="A00383" table:display="true" table:show-details="true"/>
                <table:data-pilot-member table:name="A00384" table:display="true" table:show-details="true"/>
                <table:data-pilot-member table:name="A00385" table:display="true" table:show-details="true"/>
                <table:data-pilot-member table:name="A00386" table:display="true" table:show-details="true"/>
                <table:data-pilot-member table:name="A00387" table:display="true" table:show-details="true"/>
                <table:data-pilot-member table:name="A00388" table:display="true" table:show-details="true"/>
                <table:data-pilot-member table:name="A00389" table:display="true" table:show-details="true"/>
                <table:data-pilot-member table:name="A00390" table:display="true" table:show-details="true"/>
                <table:data-pilot-member table:name="A00391" table:display="true" table:show-details="true"/>
                <table:data-pilot-member table:name="A00392" table:display="true" table:show-details="true"/>
                <table:data-pilot-member table:name="A00393" table:display="true" table:show-details="true"/>
                <table:data-pilot-member table:name="A00394" table:display="true" table:show-details="true"/>
                <table:data-pilot-member table:name="A00395" table:display="true" table:show-details="true"/>
                <table:data-pilot-member table:name="A00396" table:display="true" table:show-details="true"/>
                <table:data-pilot-member table:name="A00397" table:display="true" table:show-details="true"/>
                <table:data-pilot-member table:name="A00398" table:display="true" table:show-details="true"/>
                <table:data-pilot-member table:name="A00399" table:display="true" table:show-details="true"/>
                <table:data-pilot-member table:name="A00400" table:display="true" table:show-details="true"/>
                <table:data-pilot-member table:name="A00401" table:display="true" table:show-details="true"/>
                <table:data-pilot-member table:name="A00402" table:display="true" table:show-details="true"/>
                <table:data-pilot-member table:name="A00403" table:display="true" table:show-details="true"/>
                <table:data-pilot-member table:name="A00404" table:display="true" table:show-details="true"/>
                <table:data-pilot-member table:name="A00405" table:display="true" table:show-details="true"/>
                <table:data-pilot-member table:name="A00406" table:display="true" table:show-details="true"/>
                <table:data-pilot-member table:name="A00407" table:display="true" table:show-details="true"/>
                <table:data-pilot-member table:name="A00408" table:display="true" table:show-details="true"/>
                <table:data-pilot-member table:name="A00409" table:display="true" table:show-details="true"/>
                <table:data-pilot-member table:name="A00410" table:display="true" table:show-details="true"/>
                <table:data-pilot-member table:name="A00411" table:display="true" table:show-details="true"/>
                <table:data-pilot-member table:name="A00412" table:display="true" table:show-details="true"/>
                <table:data-pilot-member table:name="A00413" table:display="true" table:show-details="true"/>
                <table:data-pilot-member table:name="A00414" table:display="true" table:show-details="true"/>
                <table:data-pilot-member table:name="A00415" table:display="true" table:show-details="true"/>
                <table:data-pilot-member table:name="A00416" table:display="true" table:show-details="true"/>
                <table:data-pilot-member table:name="A00417" table:display="true" table:show-details="true"/>
                <table:data-pilot-member table:name="A00418" table:display="true" table:show-details="true"/>
                <table:data-pilot-member table:name="A00419" table:display="true" table:show-details="true"/>
                <table:data-pilot-member table:name="A00420" table:display="true" table:show-details="true"/>
                <table:data-pilot-member table:name="A00421" table:display="true" table:show-details="true"/>
                <table:data-pilot-member table:name="A00422" table:display="true" table:show-details="true"/>
                <table:data-pilot-member table:name="A00423" table:display="true" table:show-details="true"/>
                <table:data-pilot-member table:name="A00424" table:display="true" table:show-details="true"/>
                <table:data-pilot-member table:name="A00425" table:display="true" table:show-details="true"/>
                <table:data-pilot-member table:name="A00426" table:display="true" table:show-details="true"/>
                <table:data-pilot-member table:name="A00427" table:display="true" table:show-details="true"/>
                <table:data-pilot-member table:name="A00428" table:display="true" table:show-details="true"/>
                <table:data-pilot-member table:name="A00429" table:display="true" table:show-details="true"/>
                <table:data-pilot-member table:name="A00430" table:display="true" table:show-details="true"/>
                <table:data-pilot-member table:name="A00431" table:display="true" table:show-details="true"/>
                <table:data-pilot-member table:name="A00432" table:display="true" table:show-details="true"/>
                <table:data-pilot-member table:name="A00433" table:display="true" table:show-details="true"/>
                <table:data-pilot-member table:name="A00434" table:display="true" table:show-details="true"/>
                <table:data-pilot-member table:name="A00435" table:display="true" table:show-details="true"/>
                <table:data-pilot-member table:name="A00436" table:display="true" table:show-details="true"/>
                <table:data-pilot-member table:name="A00437" table:display="true" table:show-details="true"/>
                <table:data-pilot-member table:name="A00438" table:display="true" table:show-details="true"/>
                <table:data-pilot-member table:name="A00439" table:display="true" table:show-details="true"/>
                <table:data-pilot-member table:name="A00440" table:display="true" table:show-details="true"/>
                <table:data-pilot-member table:name="A00441" table:display="true" table:show-details="true"/>
                <table:data-pilot-member table:name="A00442" table:display="true" table:show-details="true"/>
                <table:data-pilot-member table:name="A00443" table:display="true" table:show-details="true"/>
                <table:data-pilot-member table:name="A00444" table:display="true" table:show-details="true"/>
                <table:data-pilot-member table:name="A00445" table:display="true" table:show-details="true"/>
                <table:data-pilot-member table:name="A00446" table:display="true" table:show-details="true"/>
                <table:data-pilot-member table:name="A00447" table:display="true" table:show-details="true"/>
                <table:data-pilot-member table:name="A00448" table:display="true" table:show-details="true"/>
                <table:data-pilot-member table:name="A00449" table:display="true" table:show-details="true"/>
                <table:data-pilot-member table:name="A00450" table:display="true" table:show-details="true"/>
                <table:data-pilot-member table:name="A00451" table:display="true" table:show-details="true"/>
                <table:data-pilot-member table:name="A00452" table:display="true" table:show-details="true"/>
                <table:data-pilot-member table:name="A00453" table:display="true" table:show-details="true"/>
                <table:data-pilot-member table:name="A00454" table:display="true" table:show-details="true"/>
                <table:data-pilot-member table:name="A00455" table:display="true" table:show-details="true"/>
                <table:data-pilot-member table:name="A00456" table:display="true" table:show-details="true"/>
                <table:data-pilot-member table:name="A00457" table:display="true" table:show-details="true"/>
                <table:data-pilot-member table:name="A00458" table:display="true" table:show-details="true"/>
                <table:data-pilot-member table:name="A00459" table:display="true" table:show-details="true"/>
                <table:data-pilot-member table:name="A00460" table:display="true" table:show-details="true"/>
                <table:data-pilot-member table:name="A00461" table:display="true" table:show-details="true"/>
                <table:data-pilot-member table:name="A00462" table:display="true" table:show-details="true"/>
                <table:data-pilot-member table:name="A00463" table:display="true" table:show-details="true"/>
                <table:data-pilot-member table:name="A00464" table:display="true" table:show-details="true"/>
                <table:data-pilot-member table:name="A00465" table:display="true" table:show-details="true"/>
                <table:data-pilot-member table:name="A00466" table:display="true" table:show-details="true"/>
                <table:data-pilot-member table:name="A00467" table:display="true" table:show-details="true"/>
                <table:data-pilot-member table:name="A00468" table:display="true" table:show-details="true"/>
                <table:data-pilot-member table:name="A00469" table:display="true" table:show-details="true"/>
                <table:data-pilot-member table:name="A00470" table:display="true" table:show-details="true"/>
                <table:data-pilot-member table:name="A00471" table:display="true" table:show-details="true"/>
                <table:data-pilot-member table:name="A00472" table:display="true" table:show-details="true"/>
                <table:data-pilot-member table:name="A00473" table:display="true" table:show-details="true"/>
                <table:data-pilot-member table:name="A00474" table:display="true" table:show-details="true"/>
                <table:data-pilot-member table:name="A00475" table:display="true" table:show-details="true"/>
                <table:data-pilot-member table:name="A00476" table:display="true" table:show-details="true"/>
                <table:data-pilot-member table:name="A00477" table:display="true" table:show-details="true"/>
                <table:data-pilot-member table:name="A00478" table:display="true" table:show-details="true"/>
                <table:data-pilot-member table:name="A00479" table:display="true" table:show-details="true"/>
                <table:data-pilot-member table:name="A00480" table:display="true" table:show-details="true"/>
                <table:data-pilot-member table:name="A00481" table:display="true" table:show-details="true"/>
                <table:data-pilot-member table:name="A00482" table:display="true" table:show-details="true"/>
                <table:data-pilot-member table:name="A00483" table:display="true" table:show-details="true"/>
                <table:data-pilot-member table:name="A00484" table:display="true" table:show-details="true"/>
                <table:data-pilot-member table:name="A00485" table:display="true" table:show-details="true"/>
                <table:data-pilot-member table:name="A00486" table:display="true" table:show-details="true"/>
                <table:data-pilot-member table:name="A00487" table:display="true" table:show-details="true"/>
                <table:data-pilot-member table:name="A00488" table:display="true" table:show-details="true"/>
                <table:data-pilot-member table:name="A00489" table:display="true" table:show-details="true"/>
                <table:data-pilot-member table:name="A00490" table:display="true" table:show-details="true"/>
                <table:data-pilot-member table:name="A00491" table:display="true" table:show-details="true"/>
                <table:data-pilot-member table:name="A00492" table:display="true" table:show-details="true"/>
                <table:data-pilot-member table:name="A00493" table:display="true" table:show-details="true"/>
                <table:data-pilot-member table:name="A00494" table:display="true" table:show-details="true"/>
                <table:data-pilot-member table:name="A00495" table:display="true" table:show-details="true"/>
                <table:data-pilot-member table:name="A00496" table:display="true" table:show-details="true"/>
                <table:data-pilot-member table:name="A00497" table:display="true" table:show-details="true"/>
                <table:data-pilot-member table:name="A00498" table:display="true" table:show-details="true"/>
                <table:data-pilot-member table:name="A00499" table:display="true" table:show-details="true"/>
                <table:data-pilot-member table:name="A00500" table:display="true" table:show-details="true"/>
                <table:data-pilot-member table:name="A00501" table:display="true" table:show-details="true"/>
                <table:data-pilot-member table:name="A00502" table:display="true" table:show-details="true"/>
                <table:data-pilot-member table:name="A00503" table:display="true" table:show-details="true"/>
                <table:data-pilot-member table:name="A00504" table:display="true" table:show-details="true"/>
                <table:data-pilot-member table:name="A00505" table:display="true" table:show-details="true"/>
                <table:data-pilot-member table:name="A00506" table:display="true" table:show-details="true"/>
                <table:data-pilot-member table:name="A00507" table:display="true" table:show-details="true"/>
                <table:data-pilot-member table:name="A00508" table:display="true" table:show-details="true"/>
                <table:data-pilot-member table:name="A00509" table:display="true" table:show-details="true"/>
                <table:data-pilot-member table:name="A00510" table:display="true" table:show-details="true"/>
                <table:data-pilot-member table:name="A00511" table:display="true" table:show-details="true"/>
                <table:data-pilot-member table:name="A00512" table:display="true" table:show-details="true"/>
                <table:data-pilot-member table:name="A00513" table:display="true" table:show-details="true"/>
                <table:data-pilot-member table:name="A00514" table:display="true" table:show-details="true"/>
                <table:data-pilot-member table:name="A00515" table:display="true" table:show-details="true"/>
                <table:data-pilot-member table:name="A00516" table:display="true" table:show-details="true"/>
                <table:data-pilot-member table:name="A00517" table:display="true" table:show-details="true"/>
                <table:data-pilot-member table:name="A00518" table:display="true" table:show-details="true"/>
                <table:data-pilot-member table:name="A00519" table:display="true" table:show-details="true"/>
                <table:data-pilot-member table:name="A00520" table:display="true" table:show-details="true"/>
                <table:data-pilot-member table:name="A00521" table:display="true" table:show-details="true"/>
                <table:data-pilot-member table:name="A00522" table:display="true" table:show-details="true"/>
                <table:data-pilot-member table:name="A00523" table:display="true" table:show-details="true"/>
                <table:data-pilot-member table:name="A00524" table:display="true" table:show-details="true"/>
                <table:data-pilot-member table:name="A00525" table:display="true" table:show-details="true"/>
                <table:data-pilot-member table:name="A00526" table:display="true" table:show-details="true"/>
                <table:data-pilot-member table:name="A00527" table:display="true" table:show-details="true"/>
                <table:data-pilot-member table:name="A00528" table:display="true" table:show-details="true"/>
                <table:data-pilot-member table:name="A00529" table:display="true" table:show-details="true"/>
                <table:data-pilot-member table:name="A00530" table:display="true" table:show-details="true"/>
                <table:data-pilot-member table:name="A00531" table:display="true" table:show-details="true"/>
                <table:data-pilot-member table:name="A00532" table:display="true" table:show-details="true"/>
                <table:data-pilot-member table:name="A00533" table:display="true" table:show-details="true"/>
                <table:data-pilot-member table:name="A00534" table:display="true" table:show-details="true"/>
                <table:data-pilot-member table:name="A00535" table:display="true" table:show-details="true"/>
                <table:data-pilot-member table:name="A00536" table:display="true" table:show-details="true"/>
                <table:data-pilot-member table:name="A00537" table:display="true" table:show-details="true"/>
                <table:data-pilot-member table:name="A00538" table:display="true" table:show-details="true"/>
                <table:data-pilot-member table:name="A00539" table:display="true" table:show-details="true"/>
                <table:data-pilot-member table:name="A00540" table:display="true" table:show-details="true"/>
                <table:data-pilot-member table:name="A00541" table:display="true" table:show-details="true"/>
                <table:data-pilot-member table:name="A00542" table:display="true" table:show-details="true"/>
                <table:data-pilot-member table:name="A00543" table:display="true" table:show-details="true"/>
                <table:data-pilot-member table:name="A00544" table:display="true" table:show-details="true"/>
                <table:data-pilot-member table:name="A00545" table:display="true" table:show-details="true"/>
                <table:data-pilot-member table:name="A00546" table:display="true" table:show-details="true"/>
                <table:data-pilot-member table:name="A00547" table:display="true" table:show-details="true"/>
                <table:data-pilot-member table:name="A00548" table:display="true" table:show-details="true"/>
                <table:data-pilot-member table:name="A00549" table:display="true" table:show-details="true"/>
                <table:data-pilot-member table:name="A00550" table:display="true" table:show-details="true"/>
                <table:data-pilot-member table:name="A00551" table:display="true" table:show-details="true"/>
                <table:data-pilot-member table:name="A00552" table:display="true" table:show-details="true"/>
                <table:data-pilot-member table:name="A00553" table:display="true" table:show-details="true"/>
                <table:data-pilot-member table:name="A00554" table:display="true" table:show-details="true"/>
                <table:data-pilot-member table:name="A00555" table:display="true" table:show-details="true"/>
                <table:data-pilot-member table:name="A00556" table:display="true" table:show-details="true"/>
                <table:data-pilot-member table:name="A00557" table:display="true" table:show-details="true"/>
                <table:data-pilot-member table:name="A00558" table:display="true" table:show-details="true"/>
                <table:data-pilot-member table:name="A00559" table:display="true" table:show-details="true"/>
                <table:data-pilot-member table:name="A00560" table:display="true" table:show-details="true"/>
                <table:data-pilot-member table:name="A00561" table:display="true" table:show-details="true"/>
                <table:data-pilot-member table:name="A00562" table:display="true" table:show-details="true"/>
                <table:data-pilot-member table:name="A00563" table:display="true" table:show-details="true"/>
                <table:data-pilot-member table:name="A00564" table:display="true" table:show-details="true"/>
                <table:data-pilot-member table:name="A00565" table:display="true" table:show-details="true"/>
                <table:data-pilot-member table:name="A00566" table:display="true" table:show-details="true"/>
                <table:data-pilot-member table:name="A00567" table:display="true" table:show-details="true"/>
                <table:data-pilot-member table:name="A00568" table:display="true" table:show-details="true"/>
                <table:data-pilot-member table:name="A00569" table:display="true" table:show-details="true"/>
                <table:data-pilot-member table:name="A00570" table:display="true" table:show-details="true"/>
                <table:data-pilot-member table:name="A00571" table:display="true" table:show-details="true"/>
                <table:data-pilot-member table:name="A00572" table:display="true" table:show-details="true"/>
                <table:data-pilot-member table:name="A00573" table:display="true" table:show-details="true"/>
                <table:data-pilot-member table:name="A00574" table:display="true" table:show-details="true"/>
                <table:data-pilot-member table:name="A00575" table:display="true" table:show-details="true"/>
                <table:data-pilot-member table:name="A00576" table:display="true" table:show-details="true"/>
                <table:data-pilot-member table:name="A00577" table:display="true" table:show-details="true"/>
                <table:data-pilot-member table:name="A00578" table:display="true" table:show-details="true"/>
                <table:data-pilot-member table:name="A00579" table:display="true" table:show-details="true"/>
                <table:data-pilot-member table:name="A00580" table:display="true" table:show-details="true"/>
                <table:data-pilot-member table:name="A00581" table:display="true" table:show-details="true"/>
                <table:data-pilot-member table:name="A00582" table:display="true" table:show-details="true"/>
                <table:data-pilot-member table:name="A00583" table:display="true" table:show-details="true"/>
                <table:data-pilot-member table:name="A00584" table:display="true" table:show-details="true"/>
                <table:data-pilot-member table:name="A00585" table:display="true" table:show-details="true"/>
                <table:data-pilot-member table:name="A00586" table:display="true" table:show-details="true"/>
                <table:data-pilot-member table:name="A00587" table:display="true" table:show-details="true"/>
                <table:data-pilot-member table:name="A00588" table:display="true" table:show-details="true"/>
                <table:data-pilot-member table:name="A00589" table:display="true" table:show-details="true"/>
                <table:data-pilot-member table:name="A00590" table:display="true" table:show-details="true"/>
                <table:data-pilot-member table:name="A00591" table:display="true" table:show-details="true"/>
                <table:data-pilot-member table:name="A00592" table:display="true" table:show-details="true"/>
                <table:data-pilot-member table:name="A00593" table:display="true" table:show-details="true"/>
                <table:data-pilot-member table:name="A00594" table:display="true" table:show-details="true"/>
                <table:data-pilot-member table:name="A00595" table:display="true" table:show-details="true"/>
                <table:data-pilot-member table:name="A00596" table:display="true" table:show-details="true"/>
                <table:data-pilot-member table:name="A00597" table:display="true" table:show-details="true"/>
                <table:data-pilot-member table:name="A0059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istrict" table:orientation="hidden" table:used-hierarchy="-1" table:function="auto">
            <table:data-pilot-level table:show-empty="false" calcext:repeat-item-labels="false">
              <table:data-pilot-subtotals>
                <table:data-pilot-subtotal table:function="auto"/>
              </table:data-pilot-subtotals>
              <table:data-pilot-members>
                <table:data-pilot-member table:name="North" table:display="true" table:show-details="true"/>
                <table:data-pilot-member table:name="South" table:display="true" table:show-details="true"/>
                <table:data-pilot-member table:name="Central" table:display="true" table:show-details="true"/>
                <table:data-pilot-member table:name="Northwest" table:display="true" table:show-details="true"/>
                <table:data-pilot-member table:name="West" table:display="true" table:show-details="true"/>
                <table:data-pilot-member table:name="Southeast" table:display="true" table:show-details="true"/>
                <table:data-pilot-member table:name="Southwest" table:display="true" table:show-details="true"/>
                <table:data-pilot-member table:name="Northeast" table:display="true" table:show-details="true"/>
                <table:data-pilot-member table:name="East"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ush"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Ye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qDate"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WorkDate"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echs" table:orientation="hidden" table:used-hierarchy="-1" table:function="auto">
            <table:data-pilot-level table:show-empty="false" calcext:repeat-item-labels="false">
              <table:data-pilot-subtotals>
                <table:data-pilot-subtotal table:function="auto"/>
              </table:data-pilot-subtotals>
              <table:data-pilot-members>
                <table:data-pilot-member table:name="2" table:display="true" table:show-details="true"/>
                <table:data-pilot-member table:name="1" table:display="true" table:show-details="true"/>
                <table:data-pilot-member table:name="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WtyLbr"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Ye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WtyParts"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Ye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brHrs" table:orientation="hidden" table:used-hierarchy="-1" table:function="auto">
            <table:data-pilot-level table:show-empty="false" calcext:repeat-item-labels="false">
              <table:data-pilot-subtotals>
                <table:data-pilot-subtotal table:function="auto"/>
              </table:data-pilot-subtotals>
              <table:data-pilot-members>
                <table:data-pilot-member table:name="0.5" table:display="true" table:show-details="true"/>
                <table:data-pilot-member table:name="0.25" table:display="true" table:show-details="true"/>
                <table:data-pilot-member table:name="0.75" table:display="true" table:show-details="true"/>
                <table:data-pilot-member table:name="1.5" table:display="true" table:show-details="true"/>
                <table:data-pilot-member table:name="4.75" table:display="true" table:show-details="true"/>
                <table:data-pilot-member table:name="1.75" table:display="true" table:show-details="true"/>
                <table:data-pilot-member table:name="1" table:display="true" table:show-details="true"/>
                <table:data-pilot-member table:name="2.25" table:display="true" table:show-details="true"/>
                <table:data-pilot-member table:name="2" table:display="true" table:show-details="true"/>
                <table:data-pilot-member table:name="8.25" table:display="true" table:show-details="true"/>
                <table:data-pilot-member table:name="2.5" table:display="true" table:show-details="true"/>
                <table:data-pilot-member table:name="2.75" table:display="true" table:show-details="true"/>
                <table:data-pilot-member table:name="7" table:display="true" table:show-details="true"/>
                <table:data-pilot-member table:name="3" table:display="true" table:show-details="true"/>
                <table:data-pilot-member table:name="1.25" table:display="true" table:show-details="true"/>
                <table:data-pilot-member table:name="3.5" table:display="true" table:show-details="true"/>
                <table:data-pilot-member table:name="4" table:display="true" table:show-details="true"/>
                <table:data-pilot-member table:name="3.25" table:display="true" table:show-details="true"/>
                <table:data-pilot-member table:name="8.5" table:display="true" table:show-details="true"/>
                <table:data-pilot-member table:name="4.5" table:display="true" table:show-details="true"/>
                <table:data-pilot-member table:name="8" table:display="true" table:show-details="true"/>
                <table:data-pilot-member table:name="6.25" table:display="true" table:show-details="true"/>
                <table:data-pilot-member table:name="4.25"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PartsCost" table:orientation="hidden" table:used-hierarchy="-1" table:function="auto">
            <table:data-pilot-level table:show-empty="false" calcext:repeat-item-labels="false">
              <table:data-pilot-subtotals>
                <table:data-pilot-subtotal table:function="auto"/>
              </table:data-pilot-subtotals>
              <table:data-pilot-members>
                <table:data-pilot-member table:name="360.00" table:display="true" table:show-details="true"/>
                <table:data-pilot-member table:name="90.04" table:display="true" table:show-details="true"/>
                <table:data-pilot-member table:name="120.00" table:display="true" table:show-details="true"/>
                <table:data-pilot-member table:name="16.25" table:display="true" table:show-details="true"/>
                <table:data-pilot-member table:name="45.24" table:display="true" table:show-details="true"/>
                <table:data-pilot-member table:name="97.63" table:display="true" table:show-details="true"/>
                <table:data-pilot-member table:name="29.13" table:display="true" table:show-details="true"/>
                <table:data-pilot-member table:name="35.10" table:display="true" table:show-details="true"/>
                <table:data-pilot-member table:name="76.70" table:display="true" table:show-details="true"/>
                <table:data-pilot-member table:name="374.08" table:display="true" table:show-details="true"/>
                <table:data-pilot-member table:name="832.16" table:display="true" table:show-details="true"/>
                <table:data-pilot-member table:name="70.21" table:display="true" table:show-details="true"/>
                <table:data-pilot-member table:name="150.00" table:display="true" table:show-details="true"/>
                <table:data-pilot-member table:name="275.00" table:display="true" table:show-details="true"/>
                <table:data-pilot-member table:name="938.00" table:display="true" table:show-details="true"/>
                <table:data-pilot-member table:name="61.25" table:display="true" table:show-details="true"/>
                <table:data-pilot-member table:name="48.00" table:display="true" table:show-details="true"/>
                <table:data-pilot-member table:name="204.28" table:display="true" table:show-details="true"/>
                <table:data-pilot-member table:name="240.00" table:display="true" table:show-details="true"/>
                <table:data-pilot-member table:name="475.00" table:display="true" table:show-details="true"/>
                <table:data-pilot-member table:name="341.00" table:display="true" table:show-details="true"/>
                <table:data-pilot-member table:name="61.18" table:display="true" table:show-details="true"/>
                <table:data-pilot-member table:name="155.39" table:display="true" table:show-details="true"/>
                <table:data-pilot-member table:name="37.92" table:display="true" table:show-details="true"/>
                <table:data-pilot-member table:name="88.41" table:display="true" table:show-details="true"/>
                <table:data-pilot-member table:name="202.29" table:display="true" table:show-details="true"/>
                <table:data-pilot-member table:name="535.62" table:display="true" table:show-details="true"/>
                <table:data-pilot-member table:name="24.63" table:display="true" table:show-details="true"/>
                <table:data-pilot-member table:name="43.26" table:display="true" table:show-details="true"/>
                <table:data-pilot-member table:name="21.33" table:display="true" table:show-details="true"/>
                <table:data-pilot-member table:name="0.46" table:display="true" table:show-details="true"/>
                <table:data-pilot-member table:name="126.62" table:display="true" table:show-details="true"/>
                <table:data-pilot-member table:name="251.00" table:display="true" table:show-details="true"/>
                <table:data-pilot-member table:name="395.28" table:display="true" table:show-details="true"/>
                <table:data-pilot-member table:name="36.00" table:display="true" table:show-details="true"/>
                <table:data-pilot-member table:name="510.68" table:display="true" table:show-details="true"/>
                <table:data-pilot-member table:name="42.66" table:display="true" table:show-details="true"/>
                <table:data-pilot-member table:name="5.47" table:display="true" table:show-details="true"/>
                <table:data-pilot-member table:name="199.45" table:display="true" table:show-details="true"/>
                <table:data-pilot-member table:name="144.00" table:display="true" table:show-details="true"/>
                <table:data-pilot-member table:name="6.22" table:display="true" table:show-details="true"/>
                <table:data-pilot-member table:name="40.00" table:display="true" table:show-details="true"/>
                <table:data-pilot-member table:name="87.58" table:display="true" table:show-details="true"/>
                <table:data-pilot-member table:name="30.00" table:display="true" table:show-details="true"/>
                <table:data-pilot-member table:name="297.51" table:display="true" table:show-details="true"/>
                <table:data-pilot-member table:name="64.17" table:display="true" table:show-details="true"/>
                <table:data-pilot-member table:name="20.48" table:display="true" table:show-details="true"/>
                <table:data-pilot-member table:name="200.00" table:display="true" table:show-details="true"/>
                <table:data-pilot-member table:name="123.96" table:display="true" table:show-details="true"/>
                <table:data-pilot-member table:name="193.88" table:display="true" table:show-details="true"/>
                <table:data-pilot-member table:name="1.17" table:display="true" table:show-details="true"/>
                <table:data-pilot-member table:name="664.79" table:display="true" table:show-details="true"/>
                <table:data-pilot-member table:name="160.00" table:display="true" table:show-details="true"/>
                <table:data-pilot-member table:name="159.50" table:display="true" table:show-details="true"/>
                <table:data-pilot-member table:name="169.64" table:display="true" table:show-details="true"/>
                <table:data-pilot-member table:name="202.86" table:display="true" table:show-details="true"/>
                <table:data-pilot-member table:name="10.53" table:display="true" table:show-details="true"/>
                <table:data-pilot-member table:name="1.82" table:display="true" table:show-details="true"/>
                <table:data-pilot-member table:name="54.12" table:display="true" table:show-details="true"/>
                <table:data-pilot-member table:name="367.71" table:display="true" table:show-details="true"/>
                <table:data-pilot-member table:name="139.04" table:display="true" table:show-details="true"/>
                <table:data-pilot-member table:name="50.32" table:display="true" table:show-details="true"/>
                <table:data-pilot-member table:name="122.43" table:display="true" table:show-details="true"/>
                <table:data-pilot-member table:name="78.55" table:display="true" table:show-details="true"/>
                <table:data-pilot-member table:name="239.10" table:display="true" table:show-details="true"/>
                <table:data-pilot-member table:name="800.71" table:display="true" table:show-details="true"/>
                <table:data-pilot-member table:name="19.20" table:display="true" table:show-details="true"/>
                <table:data-pilot-member table:name="19.50" table:display="true" table:show-details="true"/>
                <table:data-pilot-member table:name="22.43" table:display="true" table:show-details="true"/>
                <table:data-pilot-member table:name="26.58" table:display="true" table:show-details="true"/>
                <table:data-pilot-member table:name="288.21" table:display="true" table:show-details="true"/>
                <table:data-pilot-member table:name="54.24" table:display="true" table:show-details="true"/>
                <table:data-pilot-member table:name="332.40" table:display="true" table:show-details="true"/>
                <table:data-pilot-member table:name="124.16" table:display="true" table:show-details="true"/>
                <table:data-pilot-member table:name="21.63" table:display="true" table:show-details="true"/>
                <table:data-pilot-member table:name="33.00" table:display="true" table:show-details="true"/>
                <table:data-pilot-member table:name="154.50" table:display="true" table:show-details="true"/>
                <table:data-pilot-member table:name="48.75" table:display="true" table:show-details="true"/>
                <table:data-pilot-member table:name="76.17" table:display="true" table:show-details="true"/>
                <table:data-pilot-member table:name="117.00" table:display="true" table:show-details="true"/>
                <table:data-pilot-member table:name="1,575.97" table:display="true" table:show-details="true"/>
                <table:data-pilot-member table:name="74.79" table:display="true" table:show-details="true"/>
                <table:data-pilot-member table:name="1,123.97" table:display="true" table:show-details="true"/>
                <table:data-pilot-member table:name="128.98" table:display="true" table:show-details="true"/>
                <table:data-pilot-member table:name="1,211.83" table:display="true" table:show-details="true"/>
                <table:data-pilot-member table:name="55.94" table:display="true" table:show-details="true"/>
                <table:data-pilot-member table:name="11.06" table:display="true" table:show-details="true"/>
                <table:data-pilot-member table:name="77.17" table:display="true" table:show-details="true"/>
                <table:data-pilot-member table:name="66.16" table:display="true" table:show-details="true"/>
                <table:data-pilot-member table:name="27.95" table:display="true" table:show-details="true"/>
                <table:data-pilot-member table:name="216.31" table:display="true" table:show-details="true"/>
                <table:data-pilot-member table:name="619.51" table:display="true" table:show-details="true"/>
                <table:data-pilot-member table:name="3.12" table:display="true" table:show-details="true"/>
                <table:data-pilot-member table:name="163.26" table:display="true" table:show-details="true"/>
                <table:data-pilot-member table:name="65.25" table:display="true" table:show-details="true"/>
                <table:data-pilot-member table:name="105.84" table:display="true" table:show-details="true"/>
                <table:data-pilot-member table:name="547.09" table:display="true" table:show-details="true"/>
                <table:data-pilot-member table:name="27.63" table:display="true" table:show-details="true"/>
                <table:data-pilot-member table:name="250.42" table:display="true" table:show-details="true"/>
                <table:data-pilot-member table:name="38.70" table:display="true" table:show-details="true"/>
                <table:data-pilot-member table:name="126.00" table:display="true" table:show-details="true"/>
                <table:data-pilot-member table:name="4,946.00" table:display="true" table:show-details="true"/>
                <table:data-pilot-member table:name="33.54" table:display="true" table:show-details="true"/>
                <table:data-pilot-member table:name="25.00" table:display="true" table:show-details="true"/>
                <table:data-pilot-member table:name="28.59" table:display="true" table:show-details="true"/>
                <table:data-pilot-member table:name="213.48" table:display="true" table:show-details="true"/>
                <table:data-pilot-member table:name="83.44" table:display="true" table:show-details="true"/>
                <table:data-pilot-member table:name="67.96" table:display="true" table:show-details="true"/>
                <table:data-pilot-member table:name="172.02" table:display="true" table:show-details="true"/>
                <table:data-pilot-member table:name="102.22" table:display="true" table:show-details="true"/>
                <table:data-pilot-member table:name="373.55" table:display="true" table:show-details="true"/>
                <table:data-pilot-member table:name="1,249.09" table:display="true" table:show-details="true"/>
                <table:data-pilot-member table:name="27.00" table:display="true" table:show-details="true"/>
                <table:data-pilot-member table:name="228.63" table:display="true" table:show-details="true"/>
                <table:data-pilot-member table:name="5.71" table:display="true" table:show-details="true"/>
                <table:data-pilot-member table:name="263.05" table:display="true" table:show-details="true"/>
                <table:data-pilot-member table:name="8.25" table:display="true" table:show-details="true"/>
                <table:data-pilot-member table:name="15.63" table:display="true" table:show-details="true"/>
                <table:data-pilot-member table:name="28.50" table:display="true" table:show-details="true"/>
                <table:data-pilot-member table:name="748.44" table:display="true" table:show-details="true"/>
                <table:data-pilot-member table:name="86.36" table:display="true" table:show-details="true"/>
                <table:data-pilot-member table:name="108.00" table:display="true" table:show-details="true"/>
                <table:data-pilot-member table:name="279.31" table:display="true" table:show-details="true"/>
                <table:data-pilot-member table:name="25.26" table:display="true" table:show-details="true"/>
                <table:data-pilot-member table:name="351.02" table:display="true" table:show-details="true"/>
                <table:data-pilot-member table:name="62.13" table:display="true" table:show-details="true"/>
                <table:data-pilot-member table:name="3,396.25" table:display="true" table:show-details="true"/>
                <table:data-pilot-member table:name="22.00" table:display="true" table:show-details="true"/>
                <table:data-pilot-member table:name="163.37" table:display="true" table:show-details="true"/>
                <table:data-pilot-member table:name="25.41" table:display="true" table:show-details="true"/>
                <table:data-pilot-member table:name="182.70" table:display="true" table:show-details="true"/>
                <table:data-pilot-member table:name="73.51" table:display="true" table:show-details="true"/>
                <table:data-pilot-member table:name="115.22" table:display="true" table:show-details="true"/>
                <table:data-pilot-member table:name="340.45" table:display="true" table:show-details="true"/>
                <table:data-pilot-member table:name="12.00" table:display="true" table:show-details="true"/>
                <table:data-pilot-member table:name="36.75" table:display="true" table:show-details="true"/>
                <table:data-pilot-member table:name="183.95" table:display="true" table:show-details="true"/>
                <table:data-pilot-member table:name="13.42" table:display="true" table:show-details="true"/>
                <table:data-pilot-member table:name="324.00" table:display="true" table:show-details="true"/>
                <table:data-pilot-member table:name="504.21" table:display="true" table:show-details="true"/>
                <table:data-pilot-member table:name="338.07" table:display="true" table:show-details="true"/>
                <table:data-pilot-member table:name="0.98" table:display="true" table:show-details="true"/>
                <table:data-pilot-member table:name="14.88" table:display="true" table:show-details="true"/>
                <table:data-pilot-member table:name="81.90" table:display="true" table:show-details="true"/>
                <table:data-pilot-member table:name="1,579.40" table:display="true" table:show-details="true"/>
                <table:data-pilot-member table:name="174.18" table:display="true" table:show-details="true"/>
                <table:data-pilot-member table:name="20.00" table:display="true" table:show-details="true"/>
                <table:data-pilot-member table:name="689.15" table:display="true" table:show-details="true"/>
                <table:data-pilot-member table:name="156.00" table:display="true" table:show-details="true"/>
                <table:data-pilot-member table:name="45.73" table:display="true" table:show-details="true"/>
                <table:data-pilot-member table:name="34.08" table:display="true" table:show-details="true"/>
                <table:data-pilot-member table:name="212.01" table:display="true" table:show-details="true"/>
                <table:data-pilot-member table:name="341.27" table:display="true" table:show-details="true"/>
                <table:data-pilot-member table:name="25.77" table:display="true" table:show-details="true"/>
                <table:data-pilot-member table:name="133.37" table:display="true" table:show-details="true"/>
                <table:data-pilot-member table:name="66.86" table:display="true" table:show-details="true"/>
                <table:data-pilot-member table:name="94.26" table:display="true" table:show-details="true"/>
                <table:data-pilot-member table:name="45.99" table:display="true" table:show-details="true"/>
                <table:data-pilot-member table:name="37.26" table:display="true" table:show-details="true"/>
                <table:data-pilot-member table:name="81.89" table:display="true" table:show-details="true"/>
                <table:data-pilot-member table:name="10.10" table:display="true" table:show-details="true"/>
                <table:data-pilot-member table:name="17.88" table:display="true" table:show-details="true"/>
                <table:data-pilot-member table:name="1,204.64" table:display="true" table:show-details="true"/>
                <table:data-pilot-member table:name="111.00" table:display="true" table:show-details="true"/>
                <table:data-pilot-member table:name="21.21" table:display="true" table:show-details="true"/>
                <table:data-pilot-member table:name="158.31" table:display="true" table:show-details="true"/>
                <table:data-pilot-member table:name="242.07" table:display="true" table:show-details="true"/>
                <table:data-pilot-member table:name="52.90" table:display="true" table:show-details="true"/>
                <table:data-pilot-member table:name="226.00" table:display="true" table:show-details="true"/>
                <table:data-pilot-member table:name="36.97" table:display="true" table:show-details="true"/>
                <table:data-pilot-member table:name="138.57" table:display="true" table:show-details="true"/>
                <table:data-pilot-member table:name="126.56" table:display="true" table:show-details="true"/>
                <table:data-pilot-member table:name="51.45" table:display="true" table:show-details="true"/>
                <table:data-pilot-member table:name="227.94" table:display="true" table:show-details="true"/>
                <table:data-pilot-member table:name="637.53" table:display="true" table:show-details="true"/>
                <table:data-pilot-member table:name="318.73" table:display="true" table:show-details="true"/>
                <table:data-pilot-member table:name="35.45" table:display="true" table:show-details="true"/>
                <table:data-pilot-member table:name="131.30" table:display="true" table:show-details="true"/>
                <table:data-pilot-member table:name="1,193.75" table:display="true" table:show-details="true"/>
                <table:data-pilot-member table:name="67.70" table:display="true" table:show-details="true"/>
                <table:data-pilot-member table:name="58.24" table:display="true" table:show-details="true"/>
                <table:data-pilot-member table:name="32.23" table:display="true" table:show-details="true"/>
                <table:data-pilot-member table:name="180.00" table:display="true" table:show-details="true"/>
                <table:data-pilot-member table:name="337.92" table:display="true" table:show-details="true"/>
                <table:data-pilot-member table:name="63.99" table:display="true" table:show-details="true"/>
                <table:data-pilot-member table:name="145.89" table:display="true" table:show-details="true"/>
                <table:data-pilot-member table:name="57.10" table:display="true" table:show-details="true"/>
                <table:data-pilot-member table:name="262.44" table:display="true" table:show-details="true"/>
                <table:data-pilot-member table:name="1,769.63" table:display="true" table:show-details="true"/>
                <table:data-pilot-member table:name="82.88" table:display="true" table:show-details="true"/>
                <table:data-pilot-member table:name="2,294.00" table:display="true" table:show-details="true"/>
                <table:data-pilot-member table:name="348.74" table:display="true" table:show-details="true"/>
                <table:data-pilot-member table:name="140.40" table:display="true" table:show-details="true"/>
                <table:data-pilot-member table:name="134.00" table:display="true" table:show-details="true"/>
                <table:data-pilot-member table:name="305.63" table:display="true" table:show-details="true"/>
                <table:data-pilot-member table:name="18.53" table:display="true" table:show-details="true"/>
                <table:data-pilot-member table:name="39.00" table:display="true" table:show-details="true"/>
                <table:data-pilot-member table:name="36.50" table:display="true" table:show-details="true"/>
                <table:data-pilot-member table:name="29.81" table:display="true" table:show-details="true"/>
                <table:data-pilot-member table:name="43.02" table:display="true" table:show-details="true"/>
                <table:data-pilot-member table:name="408.57" table:display="true" table:show-details="true"/>
                <table:data-pilot-member table:name="25.25" table:display="true" table:show-details="true"/>
                <table:data-pilot-member table:name="646.00" table:display="true" table:show-details="true"/>
                <table:data-pilot-member table:name="125.42" table:display="true" table:show-details="true"/>
                <table:data-pilot-member table:name="286.73" table:display="true" table:show-details="true"/>
                <table:data-pilot-member table:name="258.03" table:display="true" table:show-details="true"/>
                <table:data-pilot-member table:name="14.30" table:display="true" table:show-details="true"/>
                <table:data-pilot-member table:name="44.85" table:display="true" table:show-details="true"/>
                <table:data-pilot-member table:name="74.61" table:display="true" table:show-details="true"/>
                <table:data-pilot-member table:name="126.71" table:display="true" table:show-details="true"/>
                <table:data-pilot-member table:name="256.84" table:display="true" table:show-details="true"/>
                <table:data-pilot-member table:name="32.67" table:display="true" table:show-details="true"/>
                <table:data-pilot-member table:name="72.35" table:display="true" table:show-details="true"/>
                <table:data-pilot-member table:name="178.50" table:display="true" table:show-details="true"/>
                <table:data-pilot-member table:name="18.25" table:display="true" table:show-details="true"/>
                <table:data-pilot-member table:name="151.81" table:display="true" table:show-details="true"/>
                <table:data-pilot-member table:name="85.09" table:display="true" table:show-details="true"/>
                <table:data-pilot-member table:name="67.07" table:display="true" table:show-details="true"/>
                <table:data-pilot-member table:name="162.21" table:display="true" table:show-details="true"/>
                <table:data-pilot-member table:name="53.69" table:display="true" table:show-details="true"/>
                <table:data-pilot-member table:name="211.85" table:display="true" table:show-details="true"/>
                <table:data-pilot-member table:name="150.32" table:display="true" table:show-details="true"/>
                <table:data-pilot-member table:name="46.86" table:display="true" table:show-details="true"/>
                <table:data-pilot-member table:name="256.72" table:display="true" table:show-details="true"/>
                <table:data-pilot-member table:name="86.29" table:display="true" table:show-details="true"/>
                <table:data-pilot-member table:name="108.31" table:display="true" table:show-details="true"/>
                <table:data-pilot-member table:name="70.82" table:display="true" table:show-details="true"/>
                <table:data-pilot-member table:name="56.92" table:display="true" table:show-details="true"/>
                <table:data-pilot-member table:name="74.53" table:display="true" table:show-details="true"/>
                <table:data-pilot-member table:name="137.22" table:display="true" table:show-details="true"/>
                <table:data-pilot-member table:name="83.46" table:display="true" table:show-details="true"/>
                <table:data-pilot-member table:name="9.92" table:display="true" table:show-details="true"/>
                <table:data-pilot-member table:name="19.98" table:display="true" table:show-details="true"/>
                <table:data-pilot-member table:name="85.32" table:display="true" table:show-details="true"/>
                <table:data-pilot-member table:name="52.35" table:display="true" table:show-details="true"/>
                <table:data-pilot-member table:name="45.29" table:display="true" table:show-details="true"/>
                <table:data-pilot-member table:name="11.70" table:display="true" table:show-details="true"/>
                <table:data-pilot-member table:name="37.71" table:display="true" table:show-details="true"/>
                <table:data-pilot-member table:name="155.04" table:display="true" table:show-details="true"/>
                <table:data-pilot-member table:name="93.60" table:display="true" table:show-details="true"/>
                <table:data-pilot-member table:name="357.11" table:display="true" table:show-details="true"/>
                <table:data-pilot-member table:name="511.88" table:display="true" table:show-details="true"/>
                <table:data-pilot-member table:name="368.87" table:display="true" table:show-details="true"/>
                <table:data-pilot-member table:name="60.00" table:display="true" table:show-details="true"/>
                <table:data-pilot-member table:name="114.89" table:display="true" table:show-details="true"/>
                <table:data-pilot-member table:name="23.90" table:display="true" table:show-details="true"/>
                <table:data-pilot-member table:name="57.20" table:display="true" table:show-details="true"/>
                <table:data-pilot-member table:name="653.99" table:display="true" table:show-details="true"/>
                <table:data-pilot-member table:name="9.75" table:display="true" table:show-details="true"/>
                <table:data-pilot-member table:name="205.19" table:display="true" table:show-details="true"/>
                <table:data-pilot-member table:name="42.90" table:display="true" table:show-details="true"/>
                <table:data-pilot-member table:name="319.82" table:display="true" table:show-details="true"/>
                <table:data-pilot-member table:name="1,231.20" table:display="true" table:show-details="true"/>
                <table:data-pilot-member table:name="56.50" table:display="true" table:show-details="true"/>
                <table:data-pilot-member table:name="269.95" table:display="true" table:show-details="true"/>
                <table:data-pilot-member table:name="83.23" table:display="true" table:show-details="true"/>
                <table:data-pilot-member table:name="88.62" table:display="true" table:show-details="true"/>
                <table:data-pilot-member table:name="33.48" table:display="true" table:show-details="true"/>
                <table:data-pilot-member table:name="33.86" table:display="true" table:show-details="true"/>
                <table:data-pilot-member table:name="33.96" table:display="true" table:show-details="true"/>
                <table:data-pilot-member table:name="36.89" table:display="true" table:show-details="true"/>
                <table:data-pilot-member table:name="25.34" table:display="true" table:show-details="true"/>
                <table:data-pilot-member table:name="31.81" table:display="true" table:show-details="true"/>
                <table:data-pilot-member table:name="61.17" table:display="true" table:show-details="true"/>
                <table:data-pilot-member table:name="15.54" table:display="true" table:show-details="true"/>
                <table:data-pilot-member table:name="96.71" table:display="true" table:show-details="true"/>
                <table:data-pilot-member table:name="207.90" table:display="true" table:show-details="true"/>
                <table:data-pilot-member table:name="821.87" table:display="true" table:show-details="true"/>
                <table:data-pilot-member table:name="118.56" table:display="true" table:show-details="true"/>
                <table:data-pilot-member table:name="54.46" table:display="true" table:show-details="true"/>
                <table:data-pilot-member table:name="53.43" table:display="true" table:show-details="true"/>
                <table:data-pilot-member table:name="76.79" table:display="true" table:show-details="true"/>
                <table:data-pilot-member table:name="78.00" table:display="true" table:show-details="true"/>
                <table:data-pilot-member table:name="666.44" table:display="true" table:show-details="true"/>
                <table:data-pilot-member table:name="414.54" table:display="true" table:show-details="true"/>
                <table:data-pilot-member table:name="157.86" table:display="true" table:show-details="true"/>
                <table:data-pilot-member table:name="160.39" table:display="true" table:show-details="true"/>
                <table:data-pilot-member table:name="46.85" table:display="true" table:show-details="true"/>
                <table:data-pilot-member table:name="952.06" table:display="true" table:show-details="true"/>
                <table:data-pilot-member table:name="17.42" table:display="true" table:show-details="true"/>
                <table:data-pilot-member table:name="202.00" table:display="true" table:show-details="true"/>
                <table:data-pilot-member table:name="137.13" table:display="true" table:show-details="true"/>
                <table:data-pilot-member table:name="255.34" table:display="true" table:show-details="true"/>
                <table:data-pilot-member table:name="48.37" table:display="true" table:show-details="true"/>
                <table:data-pilot-member table:name="40.20" table:display="true" table:show-details="true"/>
                <table:data-pilot-member table:name="61.50" table:display="true" table:show-details="true"/>
                <table:data-pilot-member table:name="16.42" table:display="true" table:show-details="true"/>
                <table:data-pilot-member table:name="239.97" table:display="true" table:show-details="true"/>
                <table:data-pilot-member table:name="90.00" table:display="true" table:show-details="true"/>
                <table:data-pilot-member table:name="269.40" table:display="true" table:show-details="true"/>
                <table:data-pilot-member table:name="33.50" table:display="true" table:show-details="true"/>
                <table:data-pilot-member table:name="305.46" table:display="true" table:show-details="true"/>
                <table:data-pilot-member table:name="50.67" table:display="true" table:show-details="true"/>
                <table:data-pilot-member table:name="45.63" table:display="true" table:show-details="true"/>
                <table:data-pilot-member table:name="164.22" table:display="true" table:show-details="true"/>
                <table:data-pilot-member table:name="24.38" table:display="true" table:show-details="true"/>
                <table:data-pilot-member table:name="267.94" table:display="true" table:show-details="true"/>
                <table:data-pilot-member table:name="175.87" table:display="true" table:show-details="true"/>
                <table:data-pilot-member table:name="81.12" table:display="true" table:show-details="true"/>
                <table:data-pilot-member table:name="9.98" table:display="true" table:show-details="true"/>
                <table:data-pilot-member table:name="340.70" table:display="true" table:show-details="true"/>
                <table:data-pilot-member table:name="22.84" table:display="true" table:show-details="true"/>
                <table:data-pilot-member table:name="3.58" table:display="true" table:show-details="true"/>
                <table:data-pilot-member table:name="94.71" table:display="true" table:show-details="true"/>
                <table:data-pilot-member table:name="41.15" table:display="true" table:show-details="true"/>
                <table:data-pilot-member table:name="76.95" table:display="true" table:show-details="true"/>
                <table:data-pilot-member table:name="25.24" table:display="true" table:show-details="true"/>
                <table:data-pilot-member table:name="572.63" table:display="true" table:show-details="true"/>
                <table:data-pilot-member table:name="361.90" table:display="true" table:show-details="true"/>
                <table:data-pilot-member table:name="110.23" table:display="true" table:show-details="true"/>
                <table:data-pilot-member table:name="33.91" table:display="true" table:show-details="true"/>
                <table:data-pilot-member table:name="19.00" table:display="true" table:show-details="true"/>
                <table:data-pilot-member table:name="294.78" table:display="true" table:show-details="true"/>
                <table:data-pilot-member table:name="103.08" table:display="true" table:show-details="true"/>
                <table:data-pilot-member table:name="144.31" table:display="true" table:show-details="true"/>
                <table:data-pilot-member table:name="224.00" table:display="true" table:show-details="true"/>
                <table:data-pilot-member table:name="475.54" table:display="true" table:show-details="true"/>
                <table:data-pilot-member table:name="46.04" table:display="true" table:show-details="true"/>
                <table:data-pilot-member table:name="294.55" table:display="true" table:show-details="true"/>
                <table:data-pilot-member table:name="50.00" table:display="true" table:show-details="true"/>
                <table:data-pilot-member table:name="10.00" table:display="true" table:show-details="true"/>
                <table:data-pilot-member table:name="29.33" table:display="true" table:show-details="true"/>
                <table:data-pilot-member table:name="24.19" table:display="true" table:show-details="true"/>
                <table:data-pilot-member table:name="159.00" table:display="true" table:show-details="true"/>
                <table:data-pilot-member table:name="411.10" table:display="true" table:show-details="true"/>
                <table:data-pilot-member table:name="58.36" table:display="true" table:show-details="true"/>
                <table:data-pilot-member table:name="98.55" table:display="true" table:show-details="true"/>
                <table:data-pilot-member table:name="145.15" table:display="true" table:show-details="true"/>
                <table:data-pilot-member table:name="125.73" table:display="true" table:show-details="true"/>
                <table:data-pilot-member table:name="203.00" table:display="true" table:show-details="true"/>
                <table:data-pilot-member table:name="222.33" table:display="true" table:show-details="true"/>
                <table:data-pilot-member table:name="56.40" table:display="true" table:show-details="true"/>
                <table:data-pilot-member table:name="95.04" table:display="true" table:show-details="true"/>
                <table:data-pilot-member table:name="23.40" table:display="true" table:show-details="true"/>
                <table:data-pilot-member table:name="934.45" table:display="true" table:show-details="true"/>
                <table:data-pilot-member table:name="18.00" table:display="true" table:show-details="true"/>
                <table:data-pilot-member table:name="134.85" table:display="true" table:show-details="true"/>
                <table:data-pilot-member table:name="61.26" table:display="true" table:show-details="true"/>
                <table:data-pilot-member table:name="658.68" table:display="true" table:show-details="true"/>
                <table:data-pilot-member table:name="1,468.52" table:display="true" table:show-details="true"/>
                <table:data-pilot-member table:name="82.59" table:display="true" table:show-details="true"/>
                <table:data-pilot-member table:name="340.55" table:display="true" table:show-details="true"/>
                <table:data-pilot-member table:name="72.06" table:display="true" table:show-details="true"/>
                <table:data-pilot-member table:name="48.99" table:display="true" table:show-details="true"/>
                <table:data-pilot-member table:name="15.40" table:display="true" table:show-details="true"/>
                <table:data-pilot-member table:name="204.10" table:display="true" table:show-details="true"/>
                <table:data-pilot-member table:name="12.63" table:display="true" table:show-details="true"/>
                <table:data-pilot-member table:name="15.24" table:display="true" table:show-details="true"/>
                <table:data-pilot-member table:name="272.55" table:display="true" table:show-details="true"/>
                <table:data-pilot-member table:name="65.43" table:display="true" table:show-details="true"/>
                <table:data-pilot-member table:name="572.17" table:display="true" table:show-details="true"/>
                <table:data-pilot-member table:name="937.98" table:display="true" table:show-details="true"/>
                <table:data-pilot-member table:name="165.00" table:display="true" table:show-details="true"/>
                <table:data-pilot-member table:name="55.30" table:display="true" table:show-details="true"/>
                <table:data-pilot-member table:name="534.57" table:display="true" table:show-details="true"/>
                <table:data-pilot-member table:name="448.26" table:display="true" table:show-details="true"/>
                <table:data-pilot-member table:name="123.21" table:display="true" table:show-details="true"/>
                <table:data-pilot-member table:name="77.29" table:display="true" table:show-details="true"/>
                <table:data-pilot-member table:name="653.00" table:display="true" table:show-details="true"/>
                <table:data-pilot-member table:name="118.30" table:display="true" table:show-details="true"/>
                <table:data-pilot-member table:name="1,480.36" table:display="true" table:show-details="true"/>
                <table:data-pilot-member table:name="837.16" table:display="true" table:show-details="true"/>
                <table:data-pilot-member table:name="242.64" table:display="true" table:show-details="true"/>
                <table:data-pilot-member table:name="262.03" table:display="true" table:show-details="true"/>
                <table:data-pilot-member table:name="473.60" table:display="true" table:show-details="true"/>
                <table:data-pilot-member table:name="708.02" table:display="true" table:show-details="true"/>
                <table:data-pilot-member table:name="13.32" table:display="true" table:show-details="true"/>
                <table:data-pilot-member table:name="51.29" table:display="true" table:show-details="true"/>
                <table:data-pilot-member table:name="89.50" table:display="true" table:show-details="true"/>
                <table:data-pilot-member table:name="64.00" table:display="true" table:show-details="true"/>
                <table:data-pilot-member table:name="17.13" table:display="true" table:show-details="true"/>
                <table:data-pilot-member table:name="149.50" table:display="true" table:show-details="true"/>
                <table:data-pilot-member table:name="163.20" table:display="true" table:show-details="true"/>
                <table:data-pilot-member table:name="14.76" table:display="true" table:show-details="true"/>
                <table:data-pilot-member table:name="304.51" table:display="true" table:show-details="true"/>
                <table:data-pilot-member table:name="36.34" table:display="true" table:show-details="true"/>
                <table:data-pilot-member table:name="392.02" table:display="true" table:show-details="true"/>
                <table:data-pilot-member table:name="151.79" table:display="true" table:show-details="true"/>
                <table:data-pilot-member table:name="30.11" table:display="true" table:show-details="true"/>
                <table:data-pilot-member table:name="13.36" table:display="true" table:show-details="true"/>
                <table:data-pilot-member table:name="21.60" table:display="true" table:show-details="true"/>
                <table:data-pilot-member table:name="108.96" table:display="true" table:show-details="true"/>
                <table:data-pilot-member table:name="342.60" table:display="true" table:show-details="true"/>
                <table:data-pilot-member table:name="259.20" table:display="true" table:show-details="true"/>
                <table:data-pilot-member table:name="52.02" table:display="true" table:show-details="true"/>
                <table:data-pilot-member table:name="181.16" table:display="true" table:show-details="true"/>
                <table:data-pilot-member table:name="2,050.60" table:display="true" table:show-details="true"/>
                <table:data-pilot-member table:name="1,587.25" table:display="true" table:show-details="true"/>
                <table:data-pilot-member table:name="158.00" table:display="true" table:show-details="true"/>
                <table:data-pilot-member table:name="54.28" table:display="true" table:show-details="true"/>
                <table:data-pilot-member table:name="2.54" table:display="true" table:show-details="true"/>
                <table:data-pilot-member table:name="108.93" table:display="true" table:show-details="true"/>
                <table:data-pilot-member table:name="397.36" table:display="true" table:show-details="true"/>
                <table:data-pilot-member table:name="156.40" table:display="true" table:show-details="true"/>
                <table:data-pilot-member table:name="176.22" table:display="true" table:show-details="true"/>
                <table:data-pilot-member table:name="4.99" table:display="true" table:show-details="true"/>
                <table:data-pilot-member table:name="52.00" table:display="true" table:show-details="true"/>
                <table:data-pilot-member table:name="743.18" table:display="true" table:show-details="true"/>
                <table:data-pilot-member table:name="38.1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Payment" table:orientation="hidden" table:used-hierarchy="-1" table:function="auto">
            <table:data-pilot-level table:show-empty="false" calcext:repeat-item-labels="false">
              <table:data-pilot-subtotals>
                <table:data-pilot-subtotal table:function="auto"/>
              </table:data-pilot-subtotals>
              <table:data-pilot-members>
                <table:data-pilot-member table:name="Account" table:display="true" table:show-details="true"/>
                <table:data-pilot-member table:name="P.O." table:display="true" table:show-details="true"/>
                <table:data-pilot-member table:name="C.O.D." table:display="true" table:show-details="true"/>
                <table:data-pilot-member table:name="Warranty" table:display="true" table:show-details="true"/>
                <table:data-pilot-member table:name="Credit"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Wait" table:orientation="hidden" table:used-hierarchy="-1" table:function="auto">
            <table:data-pilot-level table:show-empty="false" calcext:repeat-item-labels="false">
              <table:data-pilot-subtotals>
                <table:data-pilot-subtotal table:function="auto"/>
              </table:data-pilot-subtotals>
              <table:data-pilot-members>
                <table:data-pilot-member table:name="14" table:display="true" table:show-details="true"/>
                <table:data-pilot-member table:name="3" table:display="true" table:show-details="true"/>
                <table:data-pilot-member table:name="16" table:display="true" table:show-details="true"/>
                <table:data-pilot-member table:name="30" table:display="true" table:show-details="true"/>
                <table:data-pilot-member table:name="29" table:display="true" table:show-details="true"/>
                <table:data-pilot-member table:name="34" table:display="true" table:show-details="true"/>
                <table:data-pilot-member table:name="97" table:display="true" table:show-details="true"/>
                <table:data-pilot-member table:name="20" table:display="true" table:show-details="true"/>
                <table:data-pilot-member table:name="26" table:display="true" table:show-details="true"/>
                <table:data-pilot-member table:name="50" table:display="true" table:show-details="true"/>
                <table:data-pilot-member table:name="67" table:display="true" table:show-details="true"/>
                <table:data-pilot-member table:name="17" table:display="true" table:show-details="true"/>
                <table:data-pilot-member table:name="7" table:display="true" table:show-details="true"/>
                <table:data-pilot-member table:name="9" table:display="true" table:show-details="true"/>
                <table:data-pilot-member table:name="13" table:display="true" table:show-details="true"/>
                <table:data-pilot-member table:name="70" table:display="true" table:show-details="true"/>
                <table:data-pilot-member table:name="15" table:display="true" table:show-details="true"/>
                <table:data-pilot-member table:name="18" table:display="true" table:show-details="true"/>
                <table:data-pilot-member table:name="4" table:display="true" table:show-details="true"/>
                <table:data-pilot-member table:name="12" table:display="true" table:show-details="true"/>
                <table:data-pilot-member table:name="25" table:display="true" table:show-details="true"/>
                <table:data-pilot-member table:name="10" table:display="true" table:show-details="true"/>
                <table:data-pilot-member table:name="21" table:display="true" table:show-details="true"/>
                <table:data-pilot-member table:name="23" table:display="true" table:show-details="true"/>
                <table:data-pilot-member table:name="22" table:display="true" table:show-details="true"/>
                <table:data-pilot-member table:name="19" table:display="true" table:show-details="true"/>
                <table:data-pilot-member table:name="61" table:display="true" table:show-details="true"/>
                <table:data-pilot-member table:name="28" table:display="true" table:show-details="true"/>
                <table:data-pilot-member table:name="44" table:display="true" table:show-details="true"/>
                <table:data-pilot-member table:name="65" table:display="true" table:show-details="true"/>
                <table:data-pilot-member table:name="31" table:display="true" table:show-details="true"/>
                <table:data-pilot-member table:name="35" table:display="true" table:show-details="true"/>
                <table:data-pilot-member table:name="11" table:display="true" table:show-details="true"/>
                <table:data-pilot-member table:name="42" table:display="true" table:show-details="true"/>
                <table:data-pilot-member table:name="54" table:display="true" table:show-details="true"/>
                <table:data-pilot-member table:name="2" table:display="true" table:show-details="true"/>
                <table:data-pilot-member table:name="56" table:display="true" table:show-details="true"/>
                <table:data-pilot-member table:name="64" table:display="true" table:show-details="true"/>
                <table:data-pilot-member table:name="49" table:display="true" table:show-details="true"/>
                <table:data-pilot-member table:name="8" table:display="true" table:show-details="true"/>
                <table:data-pilot-member table:name="33" table:display="true" table:show-details="true"/>
                <table:data-pilot-member table:name="41" table:display="true" table:show-details="true"/>
                <table:data-pilot-member table:name="53" table:display="true" table:show-details="true"/>
                <table:data-pilot-member table:name="24" table:display="true" table:show-details="true"/>
                <table:data-pilot-member table:name="37" table:display="true" table:show-details="true"/>
                <table:data-pilot-member table:name="38" table:display="true" table:show-details="true"/>
                <table:data-pilot-member table:name="5" table:display="true" table:show-details="true"/>
                <table:data-pilot-member table:name="27" table:display="true" table:show-details="true"/>
                <table:data-pilot-member table:name="96" table:display="true" table:show-details="true"/>
                <table:data-pilot-member table:name="51" table:display="true" table:show-details="true"/>
                <table:data-pilot-member table:name="1" table:display="true" table:show-details="true"/>
                <table:data-pilot-member table:name="81" table:display="true" table:show-details="true"/>
                <table:data-pilot-member table:name="164" table:display="true" table:show-details="true"/>
                <table:data-pilot-member table:name="32" table:display="true" table:show-details="true"/>
                <table:data-pilot-member table:name="114" table:display="true" table:show-details="true"/>
                <table:data-pilot-member table:name="43" table:display="true" table:show-details="true"/>
                <table:data-pilot-member table:name="45" table:display="true" table:show-details="true"/>
                <table:data-pilot-member table:name="78" table:display="true" table:show-details="true"/>
                <table:data-pilot-member table:name="86" table:display="true" table:show-details="true"/>
                <table:data-pilot-member table:name="40" table:display="true" table:show-details="true"/>
                <table:data-pilot-member table:name="6" table:display="true" table:show-details="true"/>
                <table:data-pilot-member table:name="46" table:display="true" table:show-details="true"/>
                <table:data-pilot-member table:name="83" table:display="true" table:show-details="true"/>
                <table:data-pilot-member table:name="87" table:display="true" table:show-details="true"/>
                <table:data-pilot-member table:name="154" table:display="true" table:show-details="true"/>
                <table:data-pilot-member table:name="36" table:display="true" table:show-details="true"/>
                <table:data-pilot-member table:name="75" table:display="true" table:show-details="true"/>
                <table:data-pilot-member table:name="66" table:display="true" table:show-details="true"/>
                <table:data-pilot-member table:name="47" table:display="true" table:show-details="true"/>
                <table:data-pilot-member table:name="141" table:display="true" table:show-details="true"/>
                <table:data-pilot-member table:name="119" table:display="true" table:show-details="true"/>
                <table:data-pilot-member table:name="57" table:display="true" table:show-details="true"/>
                <table:data-pilot-member table:name="113" table:display="true" table:show-details="true"/>
                <table:data-pilot-member table:name="-" table:display="true" table:show-details="true"/>
                <table:data-pilot-member table:name="112" table:display="true" table:show-details="true"/>
                <table:data-pilot-member table:name="39" table:display="true" table:show-details="true"/>
                <table:data-pilot-member table:name="145" table:display="true" table:show-details="true"/>
                <table:data-pilot-member table:name="63" table:display="true" table:show-details="true"/>
                <table:data-pilot-member table:name="59" table:display="true" table:show-details="true"/>
                <table:data-pilot-member table:name="71" table:display="true" table:show-details="true"/>
                <table:data-pilot-member table:name="131" table:display="true" table:show-details="true"/>
                <table:data-pilot-member table:name="77" table:display="true" table:show-details="true"/>
                <table:data-pilot-member table:name="82" table:display="true" table:show-details="true"/>
                <table:data-pilot-member table:name="128" table:display="true" table:show-details="true"/>
                <table:data-pilot-member table:name="48" table:display="true" table:show-details="true"/>
                <table:data-pilot-member table:name="79" table:display="true" table:show-details="true"/>
                <table:data-pilot-member table:name="95" table:display="true" table:show-details="true"/>
                <table:data-pilot-member table:name="91" table:display="true" table:show-details="true"/>
                <table:data-pilot-member table:name="84"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brRate" table:orientation="hidden" table:used-hierarchy="-1" table:function="auto">
            <table:data-pilot-level table:show-empty="false" calcext:repeat-item-labels="false">
              <table:data-pilot-subtotals>
                <table:data-pilot-subtotal table:function="auto"/>
              </table:data-pilot-subtotals>
              <table:data-pilot-members>
                <table:data-pilot-member table:name="140" table:display="true" table:show-details="true"/>
                <table:data-pilot-member table:name="80" table:display="true" table:show-details="true"/>
                <table:data-pilot-member table:name="195"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brCost" table:orientation="hidden" table:used-hierarchy="-1" table:function="auto">
            <table:data-pilot-level table:show-empty="false" calcext:repeat-item-labels="false">
              <table:data-pilot-subtotals>
                <table:data-pilot-subtotal table:function="auto"/>
              </table:data-pilot-subtotals>
              <table:data-pilot-members>
                <table:data-pilot-member table:name="70" table:display="true" table:show-details="true"/>
                <table:data-pilot-member table:name="40" table:display="true" table:show-details="true"/>
                <table:data-pilot-member table:name="20" table:display="true" table:show-details="true"/>
                <table:data-pilot-member table:name="35" table:display="true" table:show-details="true"/>
                <table:data-pilot-member table:name="60" table:display="true" table:show-details="true"/>
                <table:data-pilot-member table:name="120" table:display="true" table:show-details="true"/>
                <table:data-pilot-member table:name="665" table:display="true" table:show-details="true"/>
                <table:data-pilot-member table:name="210" table:display="true" table:show-details="true"/>
                <table:data-pilot-member table:name="140" table:display="true" table:show-details="true"/>
                <table:data-pilot-member table:name="80" table:display="true" table:show-details="true"/>
                <table:data-pilot-member table:name="105" table:display="true" table:show-details="true"/>
                <table:data-pilot-member table:name="315" table:display="true" table:show-details="true"/>
                <table:data-pilot-member table:name="160" table:display="true" table:show-details="true"/>
                <table:data-pilot-member table:name="280" table:display="true" table:show-details="true"/>
                <table:data-pilot-member table:name="#######" table:display="true" table:show-details="true"/>
                <table:data-pilot-member table:name="350" table:display="true" table:show-details="true"/>
                <table:data-pilot-member table:name="536.25" table:display="true" table:show-details="true"/>
                <table:data-pilot-member table:name="245" table:display="true" table:show-details="true"/>
                <table:data-pilot-member table:name="560" table:display="true" table:show-details="true"/>
                <table:data-pilot-member table:name="200" table:display="true" table:show-details="true"/>
                <table:data-pilot-member table:name="385" table:display="true" table:show-details="true"/>
                <table:data-pilot-member table:name="420" table:display="true" table:show-details="true"/>
                <table:data-pilot-member table:name="175" table:display="true" table:show-details="true"/>
                <table:data-pilot-member table:name="180" table:display="true" table:show-details="true"/>
                <table:data-pilot-member table:name="490" table:display="true" table:show-details="true"/>
                <table:data-pilot-member table:name="320" table:display="true" table:show-details="true"/>
                <table:data-pilot-member table:name="100" table:display="true" table:show-details="true"/>
                <table:data-pilot-member table:name="260" table:display="true" table:show-details="true"/>
                <table:data-pilot-member table:name="682.5" table:display="true" table:show-details="true"/>
                <table:data-pilot-member table:name="630" table:display="true" table:show-details="true"/>
                <table:data-pilot-member table:name="875" table:display="true" table:show-details="true"/>
                <table:data-pilot-member table:name="220" table:display="true" table:show-details="true"/>
                <table:data-pilot-member table:name="340" table:display="true" table:show-details="true"/>
                <table:data-pilot-member table:name="-" table:display="true" table:show-details="true"/>
                <table:data-pilot-member table:name="38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brFee" table:orientation="hidden" table:used-hierarchy="-1" table:function="auto">
            <table:data-pilot-level table:show-empty="false" calcext:repeat-item-labels="false">
              <table:data-pilot-subtotals>
                <table:data-pilot-subtotal table:function="auto"/>
              </table:data-pilot-subtotals>
              <table:data-pilot-members>
                <table:data-pilot-member table:name="70.00" table:display="true" table:show-details="true"/>
                <table:data-pilot-member table:name="40.00" table:display="true" table:show-details="true"/>
                <table:data-pilot-member table:name="20.00" table:display="true" table:show-details="true"/>
                <table:data-pilot-member table:name="35.00" table:display="true" table:show-details="true"/>
                <table:data-pilot-member table:name="60.00" table:display="true" table:show-details="true"/>
                <table:data-pilot-member table:name="120.00" table:display="true" table:show-details="true"/>
                <table:data-pilot-member table:name="665.00" table:display="true" table:show-details="true"/>
                <table:data-pilot-member table:name="210.00" table:display="true" table:show-details="true"/>
                <table:data-pilot-member table:name="140.00" table:display="true" table:show-details="true"/>
                <table:data-pilot-member table:name="80.00" table:display="true" table:show-details="true"/>
                <table:data-pilot-member table:name="105.00" table:display="true" table:show-details="true"/>
                <table:data-pilot-member table:name="315.00" table:display="true" table:show-details="true"/>
                <table:data-pilot-member table:name="160.00" table:display="true" table:show-details="true"/>
                <table:data-pilot-member table:name="280.00" table:display="true" table:show-details="true"/>
                <table:data-pilot-member table:name="1,155.00" table:display="true" table:show-details="true"/>
                <table:data-pilot-member table:name="350.00" table:display="true" table:show-details="true"/>
                <table:data-pilot-member table:name="536.25" table:display="true" table:show-details="true"/>
                <table:data-pilot-member table:name="245.00" table:display="true" table:show-details="true"/>
                <table:data-pilot-member table:name="560.00" table:display="true" table:show-details="true"/>
                <table:data-pilot-member table:name="200.00" table:display="true" table:show-details="true"/>
                <table:data-pilot-member table:name="385.00" table:display="true" table:show-details="true"/>
                <table:data-pilot-member table:name="420.00" table:display="true" table:show-details="true"/>
                <table:data-pilot-member table:name="175.00" table:display="true" table:show-details="true"/>
                <table:data-pilot-member table:name="180.00" table:display="true" table:show-details="true"/>
                <table:data-pilot-member table:name="490.00" table:display="true" table:show-details="true"/>
                <table:data-pilot-member table:name="320.00" table:display="true" table:show-details="true"/>
                <table:data-pilot-member table:name="100.00" table:display="true" table:show-details="true"/>
                <table:data-pilot-member table:name="260.00" table:display="true" table:show-details="true"/>
                <table:data-pilot-member table:name="1,190.00" table:display="true" table:show-details="true"/>
                <table:data-pilot-member table:name="682.50" table:display="true" table:show-details="true"/>
                <table:data-pilot-member table:name="-" table:display="true" table:show-details="true"/>
                <table:data-pilot-member table:name="630.00" table:display="true" table:show-details="true"/>
                <table:data-pilot-member table:name="1,120.00" table:display="true" table:show-details="true"/>
                <table:data-pilot-member table:name="875.00" table:display="true" table:show-details="true"/>
                <table:data-pilot-member table:name="220.00" table:display="true" table:show-details="true"/>
                <table:data-pilot-member table:name="340.0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PartsFee" table:orientation="hidden" table:used-hierarchy="-1" table:function="auto">
            <table:data-pilot-level table:show-empty="false" calcext:repeat-item-labels="false">
              <table:data-pilot-subtotals>
                <table:data-pilot-subtotal table:function="auto"/>
              </table:data-pilot-subtotals>
              <table:data-pilot-members>
                <table:data-pilot-member table:name="360.00" table:display="true" table:show-details="true"/>
                <table:data-pilot-member table:name="90.04" table:display="true" table:show-details="true"/>
                <table:data-pilot-member table:name="120.00" table:display="true" table:show-details="true"/>
                <table:data-pilot-member table:name="16.25" table:display="true" table:show-details="true"/>
                <table:data-pilot-member table:name="45.24" table:display="true" table:show-details="true"/>
                <table:data-pilot-member table:name="97.63" table:display="true" table:show-details="true"/>
                <table:data-pilot-member table:name="29.13" table:display="true" table:show-details="true"/>
                <table:data-pilot-member table:name="35.10" table:display="true" table:show-details="true"/>
                <table:data-pilot-member table:name="76.70" table:display="true" table:show-details="true"/>
                <table:data-pilot-member table:name="374.08" table:display="true" table:show-details="true"/>
                <table:data-pilot-member table:name="832.16" table:display="true" table:show-details="true"/>
                <table:data-pilot-member table:name="70.21" table:display="true" table:show-details="true"/>
                <table:data-pilot-member table:name="150.00" table:display="true" table:show-details="true"/>
                <table:data-pilot-member table:name="275.00" table:display="true" table:show-details="true"/>
                <table:data-pilot-member table:name="938.00" table:display="true" table:show-details="true"/>
                <table:data-pilot-member table:name="61.25" table:display="true" table:show-details="true"/>
                <table:data-pilot-member table:name="48.00" table:display="true" table:show-details="true"/>
                <table:data-pilot-member table:name="204.28" table:display="true" table:show-details="true"/>
                <table:data-pilot-member table:name="240.00" table:display="true" table:show-details="true"/>
                <table:data-pilot-member table:name="475.00" table:display="true" table:show-details="true"/>
                <table:data-pilot-member table:name="341.00" table:display="true" table:show-details="true"/>
                <table:data-pilot-member table:name="61.18" table:display="true" table:show-details="true"/>
                <table:data-pilot-member table:name="155.39" table:display="true" table:show-details="true"/>
                <table:data-pilot-member table:name="37.92" table:display="true" table:show-details="true"/>
                <table:data-pilot-member table:name="88.41" table:display="true" table:show-details="true"/>
                <table:data-pilot-member table:name="202.29" table:display="true" table:show-details="true"/>
                <table:data-pilot-member table:name="535.62" table:display="true" table:show-details="true"/>
                <table:data-pilot-member table:name="24.63" table:display="true" table:show-details="true"/>
                <table:data-pilot-member table:name="43.26" table:display="true" table:show-details="true"/>
                <table:data-pilot-member table:name="21.33" table:display="true" table:show-details="true"/>
                <table:data-pilot-member table:name="0.46" table:display="true" table:show-details="true"/>
                <table:data-pilot-member table:name="126.62" table:display="true" table:show-details="true"/>
                <table:data-pilot-member table:name="251.00" table:display="true" table:show-details="true"/>
                <table:data-pilot-member table:name="395.28" table:display="true" table:show-details="true"/>
                <table:data-pilot-member table:name="36.00" table:display="true" table:show-details="true"/>
                <table:data-pilot-member table:name="510.68" table:display="true" table:show-details="true"/>
                <table:data-pilot-member table:name="42.66" table:display="true" table:show-details="true"/>
                <table:data-pilot-member table:name="5.47" table:display="true" table:show-details="true"/>
                <table:data-pilot-member table:name="199.45" table:display="true" table:show-details="true"/>
                <table:data-pilot-member table:name="144.00" table:display="true" table:show-details="true"/>
                <table:data-pilot-member table:name="6.22" table:display="true" table:show-details="true"/>
                <table:data-pilot-member table:name="40.00" table:display="true" table:show-details="true"/>
                <table:data-pilot-member table:name="87.58" table:display="true" table:show-details="true"/>
                <table:data-pilot-member table:name="30.00" table:display="true" table:show-details="true"/>
                <table:data-pilot-member table:name="297.51" table:display="true" table:show-details="true"/>
                <table:data-pilot-member table:name="64.17" table:display="true" table:show-details="true"/>
                <table:data-pilot-member table:name="20.48" table:display="true" table:show-details="true"/>
                <table:data-pilot-member table:name="200.00" table:display="true" table:show-details="true"/>
                <table:data-pilot-member table:name="123.96" table:display="true" table:show-details="true"/>
                <table:data-pilot-member table:name="193.88" table:display="true" table:show-details="true"/>
                <table:data-pilot-member table:name="1.17" table:display="true" table:show-details="true"/>
                <table:data-pilot-member table:name="664.79" table:display="true" table:show-details="true"/>
                <table:data-pilot-member table:name="160.00" table:display="true" table:show-details="true"/>
                <table:data-pilot-member table:name="159.50" table:display="true" table:show-details="true"/>
                <table:data-pilot-member table:name="169.64" table:display="true" table:show-details="true"/>
                <table:data-pilot-member table:name="202.86" table:display="true" table:show-details="true"/>
                <table:data-pilot-member table:name="10.53" table:display="true" table:show-details="true"/>
                <table:data-pilot-member table:name="1.82" table:display="true" table:show-details="true"/>
                <table:data-pilot-member table:name="54.12" table:display="true" table:show-details="true"/>
                <table:data-pilot-member table:name="367.71" table:display="true" table:show-details="true"/>
                <table:data-pilot-member table:name="139.04" table:display="true" table:show-details="true"/>
                <table:data-pilot-member table:name="50.32" table:display="true" table:show-details="true"/>
                <table:data-pilot-member table:name="122.43" table:display="true" table:show-details="true"/>
                <table:data-pilot-member table:name="78.55" table:display="true" table:show-details="true"/>
                <table:data-pilot-member table:name="239.10" table:display="true" table:show-details="true"/>
                <table:data-pilot-member table:name="800.71" table:display="true" table:show-details="true"/>
                <table:data-pilot-member table:name="19.20" table:display="true" table:show-details="true"/>
                <table:data-pilot-member table:name="19.50" table:display="true" table:show-details="true"/>
                <table:data-pilot-member table:name="22.43" table:display="true" table:show-details="true"/>
                <table:data-pilot-member table:name="26.58" table:display="true" table:show-details="true"/>
                <table:data-pilot-member table:name="288.21" table:display="true" table:show-details="true"/>
                <table:data-pilot-member table:name="54.24" table:display="true" table:show-details="true"/>
                <table:data-pilot-member table:name="332.40" table:display="true" table:show-details="true"/>
                <table:data-pilot-member table:name="124.16" table:display="true" table:show-details="true"/>
                <table:data-pilot-member table:name="21.63" table:display="true" table:show-details="true"/>
                <table:data-pilot-member table:name="-" table:display="true" table:show-details="true"/>
                <table:data-pilot-member table:name="154.50" table:display="true" table:show-details="true"/>
                <table:data-pilot-member table:name="48.75" table:display="true" table:show-details="true"/>
                <table:data-pilot-member table:name="76.17" table:display="true" table:show-details="true"/>
                <table:data-pilot-member table:name="117.00" table:display="true" table:show-details="true"/>
                <table:data-pilot-member table:name="1,575.97" table:display="true" table:show-details="true"/>
                <table:data-pilot-member table:name="74.79" table:display="true" table:show-details="true"/>
                <table:data-pilot-member table:name="1,123.97" table:display="true" table:show-details="true"/>
                <table:data-pilot-member table:name="128.98" table:display="true" table:show-details="true"/>
                <table:data-pilot-member table:name="1,211.83" table:display="true" table:show-details="true"/>
                <table:data-pilot-member table:name="55.94" table:display="true" table:show-details="true"/>
                <table:data-pilot-member table:name="11.06" table:display="true" table:show-details="true"/>
                <table:data-pilot-member table:name="77.17" table:display="true" table:show-details="true"/>
                <table:data-pilot-member table:name="66.16" table:display="true" table:show-details="true"/>
                <table:data-pilot-member table:name="27.95" table:display="true" table:show-details="true"/>
                <table:data-pilot-member table:name="216.31" table:display="true" table:show-details="true"/>
                <table:data-pilot-member table:name="619.51" table:display="true" table:show-details="true"/>
                <table:data-pilot-member table:name="3.12" table:display="true" table:show-details="true"/>
                <table:data-pilot-member table:name="163.26" table:display="true" table:show-details="true"/>
                <table:data-pilot-member table:name="65.25" table:display="true" table:show-details="true"/>
                <table:data-pilot-member table:name="105.84" table:display="true" table:show-details="true"/>
                <table:data-pilot-member table:name="547.09" table:display="true" table:show-details="true"/>
                <table:data-pilot-member table:name="27.63" table:display="true" table:show-details="true"/>
                <table:data-pilot-member table:name="250.42" table:display="true" table:show-details="true"/>
                <table:data-pilot-member table:name="38.70" table:display="true" table:show-details="true"/>
                <table:data-pilot-member table:name="33.00" table:display="true" table:show-details="true"/>
                <table:data-pilot-member table:name="126.00" table:display="true" table:show-details="true"/>
                <table:data-pilot-member table:name="4,946.00" table:display="true" table:show-details="true"/>
                <table:data-pilot-member table:name="33.54" table:display="true" table:show-details="true"/>
                <table:data-pilot-member table:name="25.00" table:display="true" table:show-details="true"/>
                <table:data-pilot-member table:name="28.59" table:display="true" table:show-details="true"/>
                <table:data-pilot-member table:name="213.48" table:display="true" table:show-details="true"/>
                <table:data-pilot-member table:name="83.44" table:display="true" table:show-details="true"/>
                <table:data-pilot-member table:name="67.96" table:display="true" table:show-details="true"/>
                <table:data-pilot-member table:name="172.02" table:display="true" table:show-details="true"/>
                <table:data-pilot-member table:name="102.22" table:display="true" table:show-details="true"/>
                <table:data-pilot-member table:name="373.55" table:display="true" table:show-details="true"/>
                <table:data-pilot-member table:name="1,249.09" table:display="true" table:show-details="true"/>
                <table:data-pilot-member table:name="27.00" table:display="true" table:show-details="true"/>
                <table:data-pilot-member table:name="228.63" table:display="true" table:show-details="true"/>
                <table:data-pilot-member table:name="5.71" table:display="true" table:show-details="true"/>
                <table:data-pilot-member table:name="263.05" table:display="true" table:show-details="true"/>
                <table:data-pilot-member table:name="8.25" table:display="true" table:show-details="true"/>
                <table:data-pilot-member table:name="15.63" table:display="true" table:show-details="true"/>
                <table:data-pilot-member table:name="28.50" table:display="true" table:show-details="true"/>
                <table:data-pilot-member table:name="748.44" table:display="true" table:show-details="true"/>
                <table:data-pilot-member table:name="86.36" table:display="true" table:show-details="true"/>
                <table:data-pilot-member table:name="108.00" table:display="true" table:show-details="true"/>
                <table:data-pilot-member table:name="279.31" table:display="true" table:show-details="true"/>
                <table:data-pilot-member table:name="25.26" table:display="true" table:show-details="true"/>
                <table:data-pilot-member table:name="351.02" table:display="true" table:show-details="true"/>
                <table:data-pilot-member table:name="62.13" table:display="true" table:show-details="true"/>
                <table:data-pilot-member table:name="3,396.25" table:display="true" table:show-details="true"/>
                <table:data-pilot-member table:name="22.00" table:display="true" table:show-details="true"/>
                <table:data-pilot-member table:name="163.37" table:display="true" table:show-details="true"/>
                <table:data-pilot-member table:name="25.41" table:display="true" table:show-details="true"/>
                <table:data-pilot-member table:name="182.70" table:display="true" table:show-details="true"/>
                <table:data-pilot-member table:name="73.51" table:display="true" table:show-details="true"/>
                <table:data-pilot-member table:name="115.22" table:display="true" table:show-details="true"/>
                <table:data-pilot-member table:name="340.45" table:display="true" table:show-details="true"/>
                <table:data-pilot-member table:name="12.00" table:display="true" table:show-details="true"/>
                <table:data-pilot-member table:name="36.75" table:display="true" table:show-details="true"/>
                <table:data-pilot-member table:name="183.95" table:display="true" table:show-details="true"/>
                <table:data-pilot-member table:name="13.42" table:display="true" table:show-details="true"/>
                <table:data-pilot-member table:name="324.00" table:display="true" table:show-details="true"/>
                <table:data-pilot-member table:name="504.21" table:display="true" table:show-details="true"/>
                <table:data-pilot-member table:name="338.07" table:display="true" table:show-details="true"/>
                <table:data-pilot-member table:name="0.98" table:display="true" table:show-details="true"/>
                <table:data-pilot-member table:name="14.88" table:display="true" table:show-details="true"/>
                <table:data-pilot-member table:name="81.90" table:display="true" table:show-details="true"/>
                <table:data-pilot-member table:name="1,579.40" table:display="true" table:show-details="true"/>
                <table:data-pilot-member table:name="174.18" table:display="true" table:show-details="true"/>
                <table:data-pilot-member table:name="20.00" table:display="true" table:show-details="true"/>
                <table:data-pilot-member table:name="689.15" table:display="true" table:show-details="true"/>
                <table:data-pilot-member table:name="156.00" table:display="true" table:show-details="true"/>
                <table:data-pilot-member table:name="45.73" table:display="true" table:show-details="true"/>
                <table:data-pilot-member table:name="34.08" table:display="true" table:show-details="true"/>
                <table:data-pilot-member table:name="212.01" table:display="true" table:show-details="true"/>
                <table:data-pilot-member table:name="341.27" table:display="true" table:show-details="true"/>
                <table:data-pilot-member table:name="25.77" table:display="true" table:show-details="true"/>
                <table:data-pilot-member table:name="133.37" table:display="true" table:show-details="true"/>
                <table:data-pilot-member table:name="66.86" table:display="true" table:show-details="true"/>
                <table:data-pilot-member table:name="94.26" table:display="true" table:show-details="true"/>
                <table:data-pilot-member table:name="45.99" table:display="true" table:show-details="true"/>
                <table:data-pilot-member table:name="37.26" table:display="true" table:show-details="true"/>
                <table:data-pilot-member table:name="81.89" table:display="true" table:show-details="true"/>
                <table:data-pilot-member table:name="10.10" table:display="true" table:show-details="true"/>
                <table:data-pilot-member table:name="17.88" table:display="true" table:show-details="true"/>
                <table:data-pilot-member table:name="1,204.64" table:display="true" table:show-details="true"/>
                <table:data-pilot-member table:name="111.00" table:display="true" table:show-details="true"/>
                <table:data-pilot-member table:name="21.21" table:display="true" table:show-details="true"/>
                <table:data-pilot-member table:name="158.31" table:display="true" table:show-details="true"/>
                <table:data-pilot-member table:name="242.07" table:display="true" table:show-details="true"/>
                <table:data-pilot-member table:name="52.90" table:display="true" table:show-details="true"/>
                <table:data-pilot-member table:name="226.00" table:display="true" table:show-details="true"/>
                <table:data-pilot-member table:name="36.97" table:display="true" table:show-details="true"/>
                <table:data-pilot-member table:name="138.57" table:display="true" table:show-details="true"/>
                <table:data-pilot-member table:name="126.56" table:display="true" table:show-details="true"/>
                <table:data-pilot-member table:name="51.45" table:display="true" table:show-details="true"/>
                <table:data-pilot-member table:name="227.94" table:display="true" table:show-details="true"/>
                <table:data-pilot-member table:name="637.53" table:display="true" table:show-details="true"/>
                <table:data-pilot-member table:name="318.73" table:display="true" table:show-details="true"/>
                <table:data-pilot-member table:name="35.45" table:display="true" table:show-details="true"/>
                <table:data-pilot-member table:name="131.30" table:display="true" table:show-details="true"/>
                <table:data-pilot-member table:name="1,193.75" table:display="true" table:show-details="true"/>
                <table:data-pilot-member table:name="67.70" table:display="true" table:show-details="true"/>
                <table:data-pilot-member table:name="58.24" table:display="true" table:show-details="true"/>
                <table:data-pilot-member table:name="32.23" table:display="true" table:show-details="true"/>
                <table:data-pilot-member table:name="180.00" table:display="true" table:show-details="true"/>
                <table:data-pilot-member table:name="337.92" table:display="true" table:show-details="true"/>
                <table:data-pilot-member table:name="63.99" table:display="true" table:show-details="true"/>
                <table:data-pilot-member table:name="145.89" table:display="true" table:show-details="true"/>
                <table:data-pilot-member table:name="57.10" table:display="true" table:show-details="true"/>
                <table:data-pilot-member table:name="262.44" table:display="true" table:show-details="true"/>
                <table:data-pilot-member table:name="1,769.63" table:display="true" table:show-details="true"/>
                <table:data-pilot-member table:name="82.88" table:display="true" table:show-details="true"/>
                <table:data-pilot-member table:name="2,294.00" table:display="true" table:show-details="true"/>
                <table:data-pilot-member table:name="348.74" table:display="true" table:show-details="true"/>
                <table:data-pilot-member table:name="140.40" table:display="true" table:show-details="true"/>
                <table:data-pilot-member table:name="134.00" table:display="true" table:show-details="true"/>
                <table:data-pilot-member table:name="305.63" table:display="true" table:show-details="true"/>
                <table:data-pilot-member table:name="18.53" table:display="true" table:show-details="true"/>
                <table:data-pilot-member table:name="39.00" table:display="true" table:show-details="true"/>
                <table:data-pilot-member table:name="36.50" table:display="true" table:show-details="true"/>
                <table:data-pilot-member table:name="29.81" table:display="true" table:show-details="true"/>
                <table:data-pilot-member table:name="43.02" table:display="true" table:show-details="true"/>
                <table:data-pilot-member table:name="408.57" table:display="true" table:show-details="true"/>
                <table:data-pilot-member table:name="25.25" table:display="true" table:show-details="true"/>
                <table:data-pilot-member table:name="646.00" table:display="true" table:show-details="true"/>
                <table:data-pilot-member table:name="125.42" table:display="true" table:show-details="true"/>
                <table:data-pilot-member table:name="286.73" table:display="true" table:show-details="true"/>
                <table:data-pilot-member table:name="258.03" table:display="true" table:show-details="true"/>
                <table:data-pilot-member table:name="14.30" table:display="true" table:show-details="true"/>
                <table:data-pilot-member table:name="44.85" table:display="true" table:show-details="true"/>
                <table:data-pilot-member table:name="74.61" table:display="true" table:show-details="true"/>
                <table:data-pilot-member table:name="126.71" table:display="true" table:show-details="true"/>
                <table:data-pilot-member table:name="256.84" table:display="true" table:show-details="true"/>
                <table:data-pilot-member table:name="32.67" table:display="true" table:show-details="true"/>
                <table:data-pilot-member table:name="72.35" table:display="true" table:show-details="true"/>
                <table:data-pilot-member table:name="178.50" table:display="true" table:show-details="true"/>
                <table:data-pilot-member table:name="18.25" table:display="true" table:show-details="true"/>
                <table:data-pilot-member table:name="151.81" table:display="true" table:show-details="true"/>
                <table:data-pilot-member table:name="85.09" table:display="true" table:show-details="true"/>
                <table:data-pilot-member table:name="67.07" table:display="true" table:show-details="true"/>
                <table:data-pilot-member table:name="162.21" table:display="true" table:show-details="true"/>
                <table:data-pilot-member table:name="53.69" table:display="true" table:show-details="true"/>
                <table:data-pilot-member table:name="211.85" table:display="true" table:show-details="true"/>
                <table:data-pilot-member table:name="150.32" table:display="true" table:show-details="true"/>
                <table:data-pilot-member table:name="46.86" table:display="true" table:show-details="true"/>
                <table:data-pilot-member table:name="256.72" table:display="true" table:show-details="true"/>
                <table:data-pilot-member table:name="86.29" table:display="true" table:show-details="true"/>
                <table:data-pilot-member table:name="108.31" table:display="true" table:show-details="true"/>
                <table:data-pilot-member table:name="70.82" table:display="true" table:show-details="true"/>
                <table:data-pilot-member table:name="56.92" table:display="true" table:show-details="true"/>
                <table:data-pilot-member table:name="74.53" table:display="true" table:show-details="true"/>
                <table:data-pilot-member table:name="137.22" table:display="true" table:show-details="true"/>
                <table:data-pilot-member table:name="83.46" table:display="true" table:show-details="true"/>
                <table:data-pilot-member table:name="9.92" table:display="true" table:show-details="true"/>
                <table:data-pilot-member table:name="19.98" table:display="true" table:show-details="true"/>
                <table:data-pilot-member table:name="85.32" table:display="true" table:show-details="true"/>
                <table:data-pilot-member table:name="52.35" table:display="true" table:show-details="true"/>
                <table:data-pilot-member table:name="45.29" table:display="true" table:show-details="true"/>
                <table:data-pilot-member table:name="11.70" table:display="true" table:show-details="true"/>
                <table:data-pilot-member table:name="37.71" table:display="true" table:show-details="true"/>
                <table:data-pilot-member table:name="155.04" table:display="true" table:show-details="true"/>
                <table:data-pilot-member table:name="93.60" table:display="true" table:show-details="true"/>
                <table:data-pilot-member table:name="357.11" table:display="true" table:show-details="true"/>
                <table:data-pilot-member table:name="511.88" table:display="true" table:show-details="true"/>
                <table:data-pilot-member table:name="368.87" table:display="true" table:show-details="true"/>
                <table:data-pilot-member table:name="60.00" table:display="true" table:show-details="true"/>
                <table:data-pilot-member table:name="114.89" table:display="true" table:show-details="true"/>
                <table:data-pilot-member table:name="23.90" table:display="true" table:show-details="true"/>
                <table:data-pilot-member table:name="57.20" table:display="true" table:show-details="true"/>
                <table:data-pilot-member table:name="653.99" table:display="true" table:show-details="true"/>
                <table:data-pilot-member table:name="9.75" table:display="true" table:show-details="true"/>
                <table:data-pilot-member table:name="205.19" table:display="true" table:show-details="true"/>
                <table:data-pilot-member table:name="42.90" table:display="true" table:show-details="true"/>
                <table:data-pilot-member table:name="319.82" table:display="true" table:show-details="true"/>
                <table:data-pilot-member table:name="1,231.20" table:display="true" table:show-details="true"/>
                <table:data-pilot-member table:name="56.50" table:display="true" table:show-details="true"/>
                <table:data-pilot-member table:name="269.95" table:display="true" table:show-details="true"/>
                <table:data-pilot-member table:name="83.23" table:display="true" table:show-details="true"/>
                <table:data-pilot-member table:name="88.62" table:display="true" table:show-details="true"/>
                <table:data-pilot-member table:name="33.48" table:display="true" table:show-details="true"/>
                <table:data-pilot-member table:name="33.86" table:display="true" table:show-details="true"/>
                <table:data-pilot-member table:name="33.96" table:display="true" table:show-details="true"/>
                <table:data-pilot-member table:name="36.89" table:display="true" table:show-details="true"/>
                <table:data-pilot-member table:name="25.34" table:display="true" table:show-details="true"/>
                <table:data-pilot-member table:name="31.81" table:display="true" table:show-details="true"/>
                <table:data-pilot-member table:name="61.17" table:display="true" table:show-details="true"/>
                <table:data-pilot-member table:name="15.54" table:display="true" table:show-details="true"/>
                <table:data-pilot-member table:name="96.71" table:display="true" table:show-details="true"/>
                <table:data-pilot-member table:name="207.90" table:display="true" table:show-details="true"/>
                <table:data-pilot-member table:name="821.87" table:display="true" table:show-details="true"/>
                <table:data-pilot-member table:name="118.56" table:display="true" table:show-details="true"/>
                <table:data-pilot-member table:name="54.46" table:display="true" table:show-details="true"/>
                <table:data-pilot-member table:name="53.43" table:display="true" table:show-details="true"/>
                <table:data-pilot-member table:name="76.79" table:display="true" table:show-details="true"/>
                <table:data-pilot-member table:name="666.44" table:display="true" table:show-details="true"/>
                <table:data-pilot-member table:name="414.54" table:display="true" table:show-details="true"/>
                <table:data-pilot-member table:name="157.86" table:display="true" table:show-details="true"/>
                <table:data-pilot-member table:name="160.39" table:display="true" table:show-details="true"/>
                <table:data-pilot-member table:name="46.85" table:display="true" table:show-details="true"/>
                <table:data-pilot-member table:name="952.06" table:display="true" table:show-details="true"/>
                <table:data-pilot-member table:name="17.42" table:display="true" table:show-details="true"/>
                <table:data-pilot-member table:name="202.00" table:display="true" table:show-details="true"/>
                <table:data-pilot-member table:name="137.13" table:display="true" table:show-details="true"/>
                <table:data-pilot-member table:name="255.34" table:display="true" table:show-details="true"/>
                <table:data-pilot-member table:name="48.37" table:display="true" table:show-details="true"/>
                <table:data-pilot-member table:name="40.20" table:display="true" table:show-details="true"/>
                <table:data-pilot-member table:name="61.50" table:display="true" table:show-details="true"/>
                <table:data-pilot-member table:name="16.42" table:display="true" table:show-details="true"/>
                <table:data-pilot-member table:name="239.97" table:display="true" table:show-details="true"/>
                <table:data-pilot-member table:name="90.00" table:display="true" table:show-details="true"/>
                <table:data-pilot-member table:name="269.40" table:display="true" table:show-details="true"/>
                <table:data-pilot-member table:name="33.50" table:display="true" table:show-details="true"/>
                <table:data-pilot-member table:name="305.46" table:display="true" table:show-details="true"/>
                <table:data-pilot-member table:name="50.67" table:display="true" table:show-details="true"/>
                <table:data-pilot-member table:name="45.63" table:display="true" table:show-details="true"/>
                <table:data-pilot-member table:name="164.22" table:display="true" table:show-details="true"/>
                <table:data-pilot-member table:name="24.38" table:display="true" table:show-details="true"/>
                <table:data-pilot-member table:name="267.94" table:display="true" table:show-details="true"/>
                <table:data-pilot-member table:name="175.87" table:display="true" table:show-details="true"/>
                <table:data-pilot-member table:name="340.70" table:display="true" table:show-details="true"/>
                <table:data-pilot-member table:name="22.84" table:display="true" table:show-details="true"/>
                <table:data-pilot-member table:name="3.58" table:display="true" table:show-details="true"/>
                <table:data-pilot-member table:name="41.15" table:display="true" table:show-details="true"/>
                <table:data-pilot-member table:name="76.95" table:display="true" table:show-details="true"/>
                <table:data-pilot-member table:name="25.24" table:display="true" table:show-details="true"/>
                <table:data-pilot-member table:name="572.63" table:display="true" table:show-details="true"/>
                <table:data-pilot-member table:name="361.90" table:display="true" table:show-details="true"/>
                <table:data-pilot-member table:name="110.23" table:display="true" table:show-details="true"/>
                <table:data-pilot-member table:name="33.91" table:display="true" table:show-details="true"/>
                <table:data-pilot-member table:name="19.00" table:display="true" table:show-details="true"/>
                <table:data-pilot-member table:name="294.78" table:display="true" table:show-details="true"/>
                <table:data-pilot-member table:name="103.08" table:display="true" table:show-details="true"/>
                <table:data-pilot-member table:name="144.31" table:display="true" table:show-details="true"/>
                <table:data-pilot-member table:name="224.00" table:display="true" table:show-details="true"/>
                <table:data-pilot-member table:name="475.54" table:display="true" table:show-details="true"/>
                <table:data-pilot-member table:name="46.04" table:display="true" table:show-details="true"/>
                <table:data-pilot-member table:name="294.55" table:display="true" table:show-details="true"/>
                <table:data-pilot-member table:name="50.00" table:display="true" table:show-details="true"/>
                <table:data-pilot-member table:name="10.00" table:display="true" table:show-details="true"/>
                <table:data-pilot-member table:name="29.33" table:display="true" table:show-details="true"/>
                <table:data-pilot-member table:name="24.19" table:display="true" table:show-details="true"/>
                <table:data-pilot-member table:name="159.00" table:display="true" table:show-details="true"/>
                <table:data-pilot-member table:name="58.36" table:display="true" table:show-details="true"/>
                <table:data-pilot-member table:name="125.73" table:display="true" table:show-details="true"/>
                <table:data-pilot-member table:name="203.00" table:display="true" table:show-details="true"/>
                <table:data-pilot-member table:name="56.40" table:display="true" table:show-details="true"/>
                <table:data-pilot-member table:name="23.40" table:display="true" table:show-details="true"/>
                <table:data-pilot-member table:name="18.00" table:display="true" table:show-details="true"/>
                <table:data-pilot-member table:name="134.85" table:display="true" table:show-details="true"/>
                <table:data-pilot-member table:name="61.26" table:display="true" table:show-details="true"/>
                <table:data-pilot-member table:name="658.68" table:display="true" table:show-details="true"/>
                <table:data-pilot-member table:name="1,468.52" table:display="true" table:show-details="true"/>
                <table:data-pilot-member table:name="82.59" table:display="true" table:show-details="true"/>
                <table:data-pilot-member table:name="72.06" table:display="true" table:show-details="true"/>
                <table:data-pilot-member table:name="48.99" table:display="true" table:show-details="true"/>
                <table:data-pilot-member table:name="15.40" table:display="true" table:show-details="true"/>
                <table:data-pilot-member table:name="204.10" table:display="true" table:show-details="true"/>
                <table:data-pilot-member table:name="12.63" table:display="true" table:show-details="true"/>
                <table:data-pilot-member table:name="15.24" table:display="true" table:show-details="true"/>
                <table:data-pilot-member table:name="123.21" table:display="true" table:show-details="true"/>
                <table:data-pilot-member table:name="77.29" table:display="true" table:show-details="true"/>
                <table:data-pilot-member table:name="653.00" table:display="true" table:show-details="true"/>
                <table:data-pilot-member table:name="118.30" table:display="true" table:show-details="true"/>
                <table:data-pilot-member table:name="837.16" table:display="true" table:show-details="true"/>
                <table:data-pilot-member table:name="242.64" table:display="true" table:show-details="true"/>
                <table:data-pilot-member table:name="473.60" table:display="true" table:show-details="true"/>
                <table:data-pilot-member table:name="708.02" table:display="true" table:show-details="true"/>
                <table:data-pilot-member table:name="13.32" table:display="true" table:show-details="true"/>
                <table:data-pilot-member table:name="51.29" table:display="true" table:show-details="true"/>
                <table:data-pilot-member table:name="89.50" table:display="true" table:show-details="true"/>
                <table:data-pilot-member table:name="64.00" table:display="true" table:show-details="true"/>
                <table:data-pilot-member table:name="17.13" table:display="true" table:show-details="true"/>
                <table:data-pilot-member table:name="149.50" table:display="true" table:show-details="true"/>
                <table:data-pilot-member table:name="163.20" table:display="true" table:show-details="true"/>
                <table:data-pilot-member table:name="14.76" table:display="true" table:show-details="true"/>
                <table:data-pilot-member table:name="36.34" table:display="true" table:show-details="true"/>
                <table:data-pilot-member table:name="392.02" table:display="true" table:show-details="true"/>
                <table:data-pilot-member table:name="151.79" table:display="true" table:show-details="true"/>
                <table:data-pilot-member table:name="30.11" table:display="true" table:show-details="true"/>
                <table:data-pilot-member table:name="13.36" table:display="true" table:show-details="true"/>
                <table:data-pilot-member table:name="21.60" table:display="true" table:show-details="true"/>
                <table:data-pilot-member table:name="108.96" table:display="true" table:show-details="true"/>
                <table:data-pilot-member table:name="342.60" table:display="true" table:show-details="true"/>
                <table:data-pilot-member table:name="259.20" table:display="true" table:show-details="true"/>
                <table:data-pilot-member table:name="52.02" table:display="true" table:show-details="true"/>
                <table:data-pilot-member table:name="2,050.60" table:display="true" table:show-details="true"/>
                <table:data-pilot-member table:name="158.00" table:display="true" table:show-details="true"/>
                <table:data-pilot-member table:name="2.54" table:display="true" table:show-details="true"/>
                <table:data-pilot-member table:name="108.93" table:display="true" table:show-details="true"/>
                <table:data-pilot-member table:name="156.40" table:display="true" table:show-details="true"/>
                <table:data-pilot-member table:name="4.99" table:display="true" table:show-details="true"/>
                <table:data-pilot-member table:name="52.00" table:display="true" table:show-details="true"/>
                <table:data-pilot-member table:name="743.1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Cost" table:orientation="hidden" table:used-hierarchy="-1" table:function="auto">
            <table:data-pilot-level table:show-empty="false" calcext:repeat-item-labels="false">
              <table:data-pilot-subtotals>
                <table:data-pilot-subtotal table:function="auto"/>
              </table:data-pilot-subtotals>
              <table:data-pilot-members>
                <table:data-pilot-member table:name="430.00" table:display="true" table:show-details="true"/>
                <table:data-pilot-member table:name="130.04" table:display="true" table:show-details="true"/>
                <table:data-pilot-member table:name="140.00" table:display="true" table:show-details="true"/>
                <table:data-pilot-member table:name="36.25" table:display="true" table:show-details="true"/>
                <table:data-pilot-member table:name="65.24" table:display="true" table:show-details="true"/>
                <table:data-pilot-member table:name="117.63" table:display="true" table:show-details="true"/>
                <table:data-pilot-member table:name="64.13" table:display="true" table:show-details="true"/>
                <table:data-pilot-member table:name="95.10" table:display="true" table:show-details="true"/>
                <table:data-pilot-member table:name="96.70" table:display="true" table:show-details="true"/>
                <table:data-pilot-member table:name="494.08" table:display="true" table:show-details="true"/>
                <table:data-pilot-member table:name="1,497.16" table:display="true" table:show-details="true"/>
                <table:data-pilot-member table:name="90.21" table:display="true" table:show-details="true"/>
                <table:data-pilot-member table:name="190.00" table:display="true" table:show-details="true"/>
                <table:data-pilot-member table:name="485.00" table:display="true" table:show-details="true"/>
                <table:data-pilot-member table:name="998.00" table:display="true" table:show-details="true"/>
                <table:data-pilot-member table:name="81.25" table:display="true" table:show-details="true"/>
                <table:data-pilot-member table:name="168.00" table:display="true" table:show-details="true"/>
                <table:data-pilot-member table:name="239.28" table:display="true" table:show-details="true"/>
                <table:data-pilot-member table:name="310.00" table:display="true" table:show-details="true"/>
                <table:data-pilot-member table:name="615.00" table:display="true" table:show-details="true"/>
                <table:data-pilot-member table:name="481.00" table:display="true" table:show-details="true"/>
                <table:data-pilot-member table:name="121.18" table:display="true" table:show-details="true"/>
                <table:data-pilot-member table:name="195.39" table:display="true" table:show-details="true"/>
                <table:data-pilot-member table:name="274.28" table:display="true" table:show-details="true"/>
                <table:data-pilot-member table:name="77.92" table:display="true" table:show-details="true"/>
                <table:data-pilot-member table:name="108.41" table:display="true" table:show-details="true"/>
                <table:data-pilot-member table:name="222.29" table:display="true" table:show-details="true"/>
                <table:data-pilot-member table:name="160.00" table:display="true" table:show-details="true"/>
                <table:data-pilot-member table:name="605.62" table:display="true" table:show-details="true"/>
                <table:data-pilot-member table:name="59.63" table:display="true" table:show-details="true"/>
                <table:data-pilot-member table:name="113.26" table:display="true" table:show-details="true"/>
                <table:data-pilot-member table:name="41.33" table:display="true" table:show-details="true"/>
                <table:data-pilot-member table:name="80.46" table:display="true" table:show-details="true"/>
                <table:data-pilot-member table:name="161.62" table:display="true" table:show-details="true"/>
                <table:data-pilot-member table:name="371.00" table:display="true" table:show-details="true"/>
                <table:data-pilot-member table:name="435.28" table:display="true" table:show-details="true"/>
                <table:data-pilot-member table:name="56.00" table:display="true" table:show-details="true"/>
                <table:data-pilot-member table:name="650.68" table:display="true" table:show-details="true"/>
                <table:data-pilot-member table:name="112.66" table:display="true" table:show-details="true"/>
                <table:data-pilot-member table:name="85.47" table:display="true" table:show-details="true"/>
                <table:data-pilot-member table:name="304.45" table:display="true" table:show-details="true"/>
                <table:data-pilot-member table:name="214.00" table:display="true" table:show-details="true"/>
                <table:data-pilot-member table:name="26.22" table:display="true" table:show-details="true"/>
                <table:data-pilot-member table:name="176.00" table:display="true" table:show-details="true"/>
                <table:data-pilot-member table:name="145.00" table:display="true" table:show-details="true"/>
                <table:data-pilot-member table:name="107.58" table:display="true" table:show-details="true"/>
                <table:data-pilot-member table:name="70.00" table:display="true" table:show-details="true"/>
                <table:data-pilot-member table:name="164.00" table:display="true" table:show-details="true"/>
                <table:data-pilot-member table:name="357.51" table:display="true" table:show-details="true"/>
                <table:data-pilot-member table:name="104.17" table:display="true" table:show-details="true"/>
                <table:data-pilot-member table:name="40.48" table:display="true" table:show-details="true"/>
                <table:data-pilot-member table:name="280.00" table:display="true" table:show-details="true"/>
                <table:data-pilot-member table:name="243.96" table:display="true" table:show-details="true"/>
                <table:data-pilot-member table:name="233.88" table:display="true" table:show-details="true"/>
                <table:data-pilot-member table:name="71.17" table:display="true" table:show-details="true"/>
                <table:data-pilot-member table:name="769.79" table:display="true" table:show-details="true"/>
                <table:data-pilot-member table:name="180.00" table:display="true" table:show-details="true"/>
                <table:data-pilot-member table:name="264.50" table:display="true" table:show-details="true"/>
                <table:data-pilot-member table:name="274.64" table:display="true" table:show-details="true"/>
                <table:data-pilot-member table:name="272.86" table:display="true" table:show-details="true"/>
                <table:data-pilot-member table:name="50.53" table:display="true" table:show-details="true"/>
                <table:data-pilot-member table:name="106.82" table:display="true" table:show-details="true"/>
                <table:data-pilot-member table:name="124.12" table:display="true" table:show-details="true"/>
                <table:data-pilot-member table:name="402.71" table:display="true" table:show-details="true"/>
                <table:data-pilot-member table:name="259.04" table:display="true" table:show-details="true"/>
                <table:data-pilot-member table:name="90.32" table:display="true" table:show-details="true"/>
                <table:data-pilot-member table:name="202.43" table:display="true" table:show-details="true"/>
                <table:data-pilot-member table:name="158.55" table:display="true" table:show-details="true"/>
                <table:data-pilot-member table:name="259.10" table:display="true" table:show-details="true"/>
                <table:data-pilot-member table:name="101.18" table:display="true" table:show-details="true"/>
                <table:data-pilot-member table:name="1,115.71" table:display="true" table:show-details="true"/>
                <table:data-pilot-member table:name="39.20" table:display="true" table:show-details="true"/>
                <table:data-pilot-member table:name="39.50" table:display="true" table:show-details="true"/>
                <table:data-pilot-member table:name="42.43" table:display="true" table:show-details="true"/>
                <table:data-pilot-member table:name="66.58" table:display="true" table:show-details="true"/>
                <table:data-pilot-member table:name="328.21" table:display="true" table:show-details="true"/>
                <table:data-pilot-member table:name="94.24" table:display="true" table:show-details="true"/>
                <table:data-pilot-member table:name="352.40" table:display="true" table:show-details="true"/>
                <table:data-pilot-member table:name="229.16" table:display="true" table:show-details="true"/>
                <table:data-pilot-member table:name="41.63" table:display="true" table:show-details="true"/>
                <table:data-pilot-member table:name="68.00" table:display="true" table:show-details="true"/>
                <table:data-pilot-member table:name="224.50" table:display="true" table:show-details="true"/>
                <table:data-pilot-member table:name="128.75" table:display="true" table:show-details="true"/>
                <table:data-pilot-member table:name="96.17" table:display="true" table:show-details="true"/>
                <table:data-pilot-member table:name="177.00" table:display="true" table:show-details="true"/>
                <table:data-pilot-member table:name="1,785.97" table:display="true" table:show-details="true"/>
                <table:data-pilot-member table:name="61.33" table:display="true" table:show-details="true"/>
                <table:data-pilot-member table:name="114.79" table:display="true" table:show-details="true"/>
                <table:data-pilot-member table:name="1,788.97" table:display="true" table:show-details="true"/>
                <table:data-pilot-member table:name="268.98" table:display="true" table:show-details="true"/>
                <table:data-pilot-member table:name="184.00" table:display="true" table:show-details="true"/>
                <table:data-pilot-member table:name="1,351.83" table:display="true" table:show-details="true"/>
                <table:data-pilot-member table:name="94.12" table:display="true" table:show-details="true"/>
                <table:data-pilot-member table:name="95.94" table:display="true" table:show-details="true"/>
                <table:data-pilot-member table:name="51.06" table:display="true" table:show-details="true"/>
                <table:data-pilot-member table:name="237.17" table:display="true" table:show-details="true"/>
                <table:data-pilot-member table:name="136.16" table:display="true" table:show-details="true"/>
                <table:data-pilot-member table:name="47.95" table:display="true" table:show-details="true"/>
                <table:data-pilot-member table:name="296.31" table:display="true" table:show-details="true"/>
                <table:data-pilot-member table:name="899.51" table:display="true" table:show-details="true"/>
                <table:data-pilot-member table:name="43.12" table:display="true" table:show-details="true"/>
                <table:data-pilot-member table:name="223.26" table:display="true" table:show-details="true"/>
                <table:data-pilot-member table:name="85.25" table:display="true" table:show-details="true"/>
                <table:data-pilot-member table:name="50.00" table:display="true" table:show-details="true"/>
                <table:data-pilot-member table:name="145.84" table:display="true" table:show-details="true"/>
                <table:data-pilot-member table:name="687.09" table:display="true" table:show-details="true"/>
                <table:data-pilot-member table:name="200.00" table:display="true" table:show-details="true"/>
                <table:data-pilot-member table:name="47.63" table:display="true" table:show-details="true"/>
                <table:data-pilot-member table:name="270.42" table:display="true" table:show-details="true"/>
                <table:data-pilot-member table:name="73.70" table:display="true" table:show-details="true"/>
                <table:data-pilot-member table:name="186.00" table:display="true" table:show-details="true"/>
                <table:data-pilot-member table:name="6,101.00" table:display="true" table:show-details="true"/>
                <table:data-pilot-member table:name="73.54" table:display="true" table:show-details="true"/>
                <table:data-pilot-member table:name="60.00" table:display="true" table:show-details="true"/>
                <table:data-pilot-member table:name="68.59" table:display="true" table:show-details="true"/>
                <table:data-pilot-member table:name="563.48" table:display="true" table:show-details="true"/>
                <table:data-pilot-member table:name="123.44" table:display="true" table:show-details="true"/>
                <table:data-pilot-member table:name="165.00" table:display="true" table:show-details="true"/>
                <table:data-pilot-member table:name="87.96" table:display="true" table:show-details="true"/>
                <table:data-pilot-member table:name="212.02" table:display="true" table:show-details="true"/>
                <table:data-pilot-member table:name="142.22" table:display="true" table:show-details="true"/>
                <table:data-pilot-member table:name="413.55" table:display="true" table:show-details="true"/>
                <table:data-pilot-member table:name="1,785.34" table:display="true" table:show-details="true"/>
                <table:data-pilot-member table:name="260.00" table:display="true" table:show-details="true"/>
                <table:data-pilot-member table:name="47.00" table:display="true" table:show-details="true"/>
                <table:data-pilot-member table:name="368.63" table:display="true" table:show-details="true"/>
                <table:data-pilot-member table:name="110.71" table:display="true" table:show-details="true"/>
                <table:data-pilot-member table:name="333.05" table:display="true" table:show-details="true"/>
                <table:data-pilot-member table:name="253.25" table:display="true" table:show-details="true"/>
                <table:data-pilot-member table:name="55.63" table:display="true" table:show-details="true"/>
                <table:data-pilot-member table:name="88.50" table:display="true" table:show-details="true"/>
                <table:data-pilot-member table:name="788.44" table:display="true" table:show-details="true"/>
                <table:data-pilot-member table:name="166.36" table:display="true" table:show-details="true"/>
                <table:data-pilot-member table:name="128.00" table:display="true" table:show-details="true"/>
                <table:data-pilot-member table:name="349.31" table:display="true" table:show-details="true"/>
                <table:data-pilot-member table:name="65.26" table:display="true" table:show-details="true"/>
                <table:data-pilot-member table:name="431.02" table:display="true" table:show-details="true"/>
                <table:data-pilot-member table:name="67.95" table:display="true" table:show-details="true"/>
                <table:data-pilot-member table:name="167.13" table:display="true" table:show-details="true"/>
                <table:data-pilot-member table:name="3,956.25" table:display="true" table:show-details="true"/>
                <table:data-pilot-member table:name="92.00" table:display="true" table:show-details="true"/>
                <table:data-pilot-member table:name="203.37" table:display="true" table:show-details="true"/>
                <table:data-pilot-member table:name="45.41" table:display="true" table:show-details="true"/>
                <table:data-pilot-member table:name="287.70" table:display="true" table:show-details="true"/>
                <table:data-pilot-member table:name="113.51" table:display="true" table:show-details="true"/>
                <table:data-pilot-member table:name="185.22" table:display="true" table:show-details="true"/>
                <table:data-pilot-member table:name="445.45" table:display="true" table:show-details="true"/>
                <table:data-pilot-member table:name="52.00" table:display="true" table:show-details="true"/>
                <table:data-pilot-member table:name="76.75" table:display="true" table:show-details="true"/>
                <table:data-pilot-member table:name="323.95" table:display="true" table:show-details="true"/>
                <table:data-pilot-member table:name="46.58" table:display="true" table:show-details="true"/>
                <table:data-pilot-member table:name="53.42" table:display="true" table:show-details="true"/>
                <table:data-pilot-member table:name="404.00" table:display="true" table:show-details="true"/>
                <table:data-pilot-member table:name="574.21" table:display="true" table:show-details="true"/>
                <table:data-pilot-member table:name="408.07" table:display="true" table:show-details="true"/>
                <table:data-pilot-member table:name="210.98" table:display="true" table:show-details="true"/>
                <table:data-pilot-member table:name="54.88" table:display="true" table:show-details="true"/>
                <table:data-pilot-member table:name="121.90" table:display="true" table:show-details="true"/>
                <table:data-pilot-member table:name="56.33" table:display="true" table:show-details="true"/>
                <table:data-pilot-member table:name="1,649.40" table:display="true" table:show-details="true"/>
                <table:data-pilot-member table:name="244.18" table:display="true" table:show-details="true"/>
                <table:data-pilot-member table:name="80.00" table:display="true" table:show-details="true"/>
                <table:data-pilot-member table:name="889.15" table:display="true" table:show-details="true"/>
                <table:data-pilot-member table:name="65.73" table:display="true" table:show-details="true"/>
                <table:data-pilot-member table:name="74.08" table:display="true" table:show-details="true"/>
                <table:data-pilot-member table:name="317.01" table:display="true" table:show-details="true"/>
                <table:data-pilot-member table:name="421.27" table:display="true" table:show-details="true"/>
                <table:data-pilot-member table:name="65.77" table:display="true" table:show-details="true"/>
                <table:data-pilot-member table:name="173.37" table:display="true" table:show-details="true"/>
                <table:data-pilot-member table:name="106.86" table:display="true" table:show-details="true"/>
                <table:data-pilot-member table:name="154.26" table:display="true" table:show-details="true"/>
                <table:data-pilot-member table:name="65.99" table:display="true" table:show-details="true"/>
                <table:data-pilot-member table:name="73.00" table:display="true" table:show-details="true"/>
                <table:data-pilot-member table:name="57.26" table:display="true" table:show-details="true"/>
                <table:data-pilot-member table:name="161.89" table:display="true" table:show-details="true"/>
                <table:data-pilot-member table:name="30.10" table:display="true" table:show-details="true"/>
                <table:data-pilot-member table:name="37.88" table:display="true" table:show-details="true"/>
                <table:data-pilot-member table:name="1,589.64" table:display="true" table:show-details="true"/>
                <table:data-pilot-member table:name="531.00" table:display="true" table:show-details="true"/>
                <table:data-pilot-member table:name="41.21" table:display="true" table:show-details="true"/>
                <table:data-pilot-member table:name="228.31" table:display="true" table:show-details="true"/>
                <table:data-pilot-member table:name="312.07" table:display="true" table:show-details="true"/>
                <table:data-pilot-member table:name="92.90" table:display="true" table:show-details="true"/>
                <table:data-pilot-member table:name="56.75" table:display="true" table:show-details="true"/>
                <table:data-pilot-member table:name="102.66" table:display="true" table:show-details="true"/>
                <table:data-pilot-member table:name="366.00" table:display="true" table:show-details="true"/>
                <table:data-pilot-member table:name="115.24" table:display="true" table:show-details="true"/>
                <table:data-pilot-member table:name="56.97" table:display="true" table:show-details="true"/>
                <table:data-pilot-member table:name="178.57" table:display="true" table:show-details="true"/>
                <table:data-pilot-member table:name="146.56" table:display="true" table:show-details="true"/>
                <table:data-pilot-member table:name="191.45" table:display="true" table:show-details="true"/>
                <table:data-pilot-member table:name="247.94" table:display="true" table:show-details="true"/>
                <table:data-pilot-member table:name="407.71" table:display="true" table:show-details="true"/>
                <table:data-pilot-member table:name="812.53" table:display="true" table:show-details="true"/>
                <table:data-pilot-member table:name="441.33" table:display="true" table:show-details="true"/>
                <table:data-pilot-member table:name="528.73" table:display="true" table:show-details="true"/>
                <table:data-pilot-member table:name="140.45" table:display="true" table:show-details="true"/>
                <table:data-pilot-member table:name="271.30" table:display="true" table:show-details="true"/>
                <table:data-pilot-member table:name="1,613.75" table:display="true" table:show-details="true"/>
                <table:data-pilot-member table:name="290.42" table:display="true" table:show-details="true"/>
                <table:data-pilot-member table:name="87.70" table:display="true" table:show-details="true"/>
                <table:data-pilot-member table:name="233.24" table:display="true" table:show-details="true"/>
                <table:data-pilot-member table:name="72.23" table:display="true" table:show-details="true"/>
                <table:data-pilot-member table:name="360.00" table:display="true" table:show-details="true"/>
                <table:data-pilot-member table:name="417.92" table:display="true" table:show-details="true"/>
                <table:data-pilot-member table:name="123.99" table:display="true" table:show-details="true"/>
                <table:data-pilot-member table:name="185.89" table:display="true" table:show-details="true"/>
                <table:data-pilot-member table:name="97.10" table:display="true" table:show-details="true"/>
                <table:data-pilot-member table:name="752.44" table:display="true" table:show-details="true"/>
                <table:data-pilot-member table:name="2,089.63" table:display="true" table:show-details="true"/>
                <table:data-pilot-member table:name="142.88" table:display="true" table:show-details="true"/>
                <table:data-pilot-member table:name="2,399.00" table:display="true" table:show-details="true"/>
                <table:data-pilot-member table:name="428.74" table:display="true" table:show-details="true"/>
                <table:data-pilot-member table:name="160.40" table:display="true" table:show-details="true"/>
                <table:data-pilot-member table:name="204.00" table:display="true" table:show-details="true"/>
                <table:data-pilot-member table:name="445.63" table:display="true" table:show-details="true"/>
                <table:data-pilot-member table:name="58.53" table:display="true" table:show-details="true"/>
                <table:data-pilot-member table:name="59.00" table:display="true" table:show-details="true"/>
                <table:data-pilot-member table:name="71.50" table:display="true" table:show-details="true"/>
                <table:data-pilot-member table:name="99.81" table:display="true" table:show-details="true"/>
                <table:data-pilot-member table:name="63.02" table:display="true" table:show-details="true"/>
                <table:data-pilot-member table:name="86.86" table:display="true" table:show-details="true"/>
                <table:data-pilot-member table:name="468.57" table:display="true" table:show-details="true"/>
                <table:data-pilot-member table:name="45.25" table:display="true" table:show-details="true"/>
                <table:data-pilot-member table:name="746.00" table:display="true" table:show-details="true"/>
                <table:data-pilot-member table:name="145.42" table:display="true" table:show-details="true"/>
                <table:data-pilot-member table:name="391.73" table:display="true" table:show-details="true"/>
                <table:data-pilot-member table:name="458.03" table:display="true" table:show-details="true"/>
                <table:data-pilot-member table:name="34.30" table:display="true" table:show-details="true"/>
                <table:data-pilot-member table:name="64.85" table:display="true" table:show-details="true"/>
                <table:data-pilot-member table:name="144.61" table:display="true" table:show-details="true"/>
                <table:data-pilot-member table:name="196.71" table:display="true" table:show-details="true"/>
                <table:data-pilot-member table:name="431.84" table:display="true" table:show-details="true"/>
                <table:data-pilot-member table:name="52.67" table:display="true" table:show-details="true"/>
                <table:data-pilot-member table:name="142.35" table:display="true" table:show-details="true"/>
                <table:data-pilot-member table:name="248.50" table:display="true" table:show-details="true"/>
                <table:data-pilot-member table:name="58.25" table:display="true" table:show-details="true"/>
                <table:data-pilot-member table:name="396.81" table:display="true" table:show-details="true"/>
                <table:data-pilot-member table:name="105.09" table:display="true" table:show-details="true"/>
                <table:data-pilot-member table:name="87.07" table:display="true" table:show-details="true"/>
                <table:data-pilot-member table:name="182.21" table:display="true" table:show-details="true"/>
                <table:data-pilot-member table:name="153.69" table:display="true" table:show-details="true"/>
                <table:data-pilot-member table:name="351.85" table:display="true" table:show-details="true"/>
                <table:data-pilot-member table:name="170.32" table:display="true" table:show-details="true"/>
                <table:data-pilot-member table:name="81.86" table:display="true" table:show-details="true"/>
                <table:data-pilot-member table:name="356.72" table:display="true" table:show-details="true"/>
                <table:data-pilot-member table:name="166.29" table:display="true" table:show-details="true"/>
                <table:data-pilot-member table:name="128.31" table:display="true" table:show-details="true"/>
                <table:data-pilot-member table:name="90.82" table:display="true" table:show-details="true"/>
                <table:data-pilot-member table:name="96.92" table:display="true" table:show-details="true"/>
                <table:data-pilot-member table:name="144.53" table:display="true" table:show-details="true"/>
                <table:data-pilot-member table:name="207.22" table:display="true" table:show-details="true"/>
                <table:data-pilot-member table:name="153.46" table:display="true" table:show-details="true"/>
                <table:data-pilot-member table:name="89.92" table:display="true" table:show-details="true"/>
                <table:data-pilot-member table:name="92.35" table:display="true" table:show-details="true"/>
                <table:data-pilot-member table:name="39.98" table:display="true" table:show-details="true"/>
                <table:data-pilot-member table:name="260.32" table:display="true" table:show-details="true"/>
                <table:data-pilot-member table:name="220.00" table:display="true" table:show-details="true"/>
                <table:data-pilot-member table:name="87.35" table:display="true" table:show-details="true"/>
                <table:data-pilot-member table:name="115.29" table:display="true" table:show-details="true"/>
                <table:data-pilot-member table:name="31.70" table:display="true" table:show-details="true"/>
                <table:data-pilot-member table:name="57.71" table:display="true" table:show-details="true"/>
                <table:data-pilot-member table:name="235.04" table:display="true" table:show-details="true"/>
                <table:data-pilot-member table:name="193.60" table:display="true" table:show-details="true"/>
                <table:data-pilot-member table:name="557.11" table:display="true" table:show-details="true"/>
                <table:data-pilot-member table:name="771.88" table:display="true" table:show-details="true"/>
                <table:data-pilot-member table:name="648.87" table:display="true" table:show-details="true"/>
                <table:data-pilot-member table:name="75.47" table:display="true" table:show-details="true"/>
                <table:data-pilot-member table:name="174.89" table:display="true" table:show-details="true"/>
                <table:data-pilot-member table:name="58.90" table:display="true" table:show-details="true"/>
                <table:data-pilot-member table:name="77.20" table:display="true" table:show-details="true"/>
                <table:data-pilot-member table:name="1,843.99" table:display="true" table:show-details="true"/>
                <table:data-pilot-member table:name="49.75" table:display="true" table:show-details="true"/>
                <table:data-pilot-member table:name="179.00" table:display="true" table:show-details="true"/>
                <table:data-pilot-member table:name="245.19" table:display="true" table:show-details="true"/>
                <table:data-pilot-member table:name="82.90" table:display="true" table:show-details="true"/>
                <table:data-pilot-member table:name="529.82" table:display="true" table:show-details="true"/>
                <table:data-pilot-member table:name="91.33" table:display="true" table:show-details="true"/>
                <table:data-pilot-member table:name="1,301.20" table:display="true" table:show-details="true"/>
                <table:data-pilot-member table:name="126.50" table:display="true" table:show-details="true"/>
                <table:data-pilot-member table:name="339.95" table:display="true" table:show-details="true"/>
                <table:data-pilot-member table:name="153.23" table:display="true" table:show-details="true"/>
                <table:data-pilot-member table:name="108.62" table:display="true" table:show-details="true"/>
                <table:data-pilot-member table:name="153.48" table:display="true" table:show-details="true"/>
                <table:data-pilot-member table:name="68.86" table:display="true" table:show-details="true"/>
                <table:data-pilot-member table:name="53.96" table:display="true" table:show-details="true"/>
                <table:data-pilot-member table:name="76.89" table:display="true" table:show-details="true"/>
                <table:data-pilot-member table:name="65.34" table:display="true" table:show-details="true"/>
                <table:data-pilot-member table:name="71.81" table:display="true" table:show-details="true"/>
                <table:data-pilot-member table:name="101.17" table:display="true" table:show-details="true"/>
                <table:data-pilot-member table:name="55.54" table:display="true" table:show-details="true"/>
                <table:data-pilot-member table:name="116.71" table:display="true" table:show-details="true"/>
                <table:data-pilot-member table:name="247.90" table:display="true" table:show-details="true"/>
                <table:data-pilot-member table:name="1,504.37" table:display="true" table:show-details="true"/>
                <table:data-pilot-member table:name="258.56" table:display="true" table:show-details="true"/>
                <table:data-pilot-member table:name="74.46" table:display="true" table:show-details="true"/>
                <table:data-pilot-member table:name="118.44" table:display="true" table:show-details="true"/>
                <table:data-pilot-member table:name="141.00" table:display="true" table:show-details="true"/>
                <table:data-pilot-member table:name="93.43" table:display="true" table:show-details="true"/>
                <table:data-pilot-member table:name="116.79" table:display="true" table:show-details="true"/>
                <table:data-pilot-member table:name="98.00" table:display="true" table:show-details="true"/>
                <table:data-pilot-member table:name="1,051.44" table:display="true" table:show-details="true"/>
                <table:data-pilot-member table:name="474.54" table:display="true" table:show-details="true"/>
                <table:data-pilot-member table:name="99.20" table:display="true" table:show-details="true"/>
                <table:data-pilot-member table:name="297.86" table:display="true" table:show-details="true"/>
                <table:data-pilot-member table:name="81.85" table:display="true" table:show-details="true"/>
                <table:data-pilot-member table:name="1,127.06" table:display="true" table:show-details="true"/>
                <table:data-pilot-member table:name="37.42" table:display="true" table:show-details="true"/>
                <table:data-pilot-member table:name="272.00" table:display="true" table:show-details="true"/>
                <table:data-pilot-member table:name="197.13" table:display="true" table:show-details="true"/>
                <table:data-pilot-member table:name="275.34" table:display="true" table:show-details="true"/>
                <table:data-pilot-member table:name="68.37" table:display="true" table:show-details="true"/>
                <table:data-pilot-member table:name="60.20" table:display="true" table:show-details="true"/>
                <table:data-pilot-member table:name="81.50" table:display="true" table:show-details="true"/>
                <table:data-pilot-member table:name="82.66" table:display="true" table:show-details="true"/>
                <table:data-pilot-member table:name="56.42" table:display="true" table:show-details="true"/>
                <table:data-pilot-member table:name="101.81" table:display="true" table:show-details="true"/>
                <table:data-pilot-member table:name="309.97" table:display="true" table:show-details="true"/>
                <table:data-pilot-member table:name="170.00" table:display="true" table:show-details="true"/>
                <table:data-pilot-member table:name="304.40" table:display="true" table:show-details="true"/>
                <table:data-pilot-member table:name="53.50" table:display="true" table:show-details="true"/>
                <table:data-pilot-member table:name="325.46" table:display="true" table:show-details="true"/>
                <table:data-pilot-member table:name="110.67" table:display="true" table:show-details="true"/>
                <table:data-pilot-member table:name="85.63" table:display="true" table:show-details="true"/>
                <table:data-pilot-member table:name="122.66" table:display="true" table:show-details="true"/>
                <table:data-pilot-member table:name="58.70" table:display="true" table:show-details="true"/>
                <table:data-pilot-member table:name="184.22" table:display="true" table:show-details="true"/>
                <table:data-pilot-member table:name="94.38" table:display="true" table:show-details="true"/>
                <table:data-pilot-member table:name="287.94" table:display="true" table:show-details="true"/>
                <table:data-pilot-member table:name="245.87" table:display="true" table:show-details="true"/>
                <table:data-pilot-member table:name="101.12" table:display="true" table:show-details="true"/>
                <table:data-pilot-member table:name="149.98" table:display="true" table:show-details="true"/>
                <table:data-pilot-member table:name="440.70" table:display="true" table:show-details="true"/>
                <table:data-pilot-member table:name="82.84" table:display="true" table:show-details="true"/>
                <table:data-pilot-member table:name="43.58" table:display="true" table:show-details="true"/>
                <table:data-pilot-member table:name="79.20" table:display="true" table:show-details="true"/>
                <table:data-pilot-member table:name="93.51" table:display="true" table:show-details="true"/>
                <table:data-pilot-member table:name="254.71" table:display="true" table:show-details="true"/>
                <table:data-pilot-member table:name="76.15" table:display="true" table:show-details="true"/>
                <table:data-pilot-member table:name="146.95" table:display="true" table:show-details="true"/>
                <table:data-pilot-member table:name="677.63" table:display="true" table:show-details="true"/>
                <table:data-pilot-member table:name="536.90" table:display="true" table:show-details="true"/>
                <table:data-pilot-member table:name="130.23" table:display="true" table:show-details="true"/>
                <table:data-pilot-member table:name="53.91" table:display="true" table:show-details="true"/>
                <table:data-pilot-member table:name="54.00" table:display="true" table:show-details="true"/>
                <table:data-pilot-member table:name="394.78" table:display="true" table:show-details="true"/>
                <table:data-pilot-member table:name="118.23" table:display="true" table:show-details="true"/>
                <table:data-pilot-member table:name="163.08" table:display="true" table:show-details="true"/>
                <table:data-pilot-member table:name="214.31" table:display="true" table:show-details="true"/>
                <table:data-pilot-member table:name="74.00" table:display="true" table:show-details="true"/>
                <table:data-pilot-member table:name="574.00" table:display="true" table:show-details="true"/>
                <table:data-pilot-member table:name="515.54" table:display="true" table:show-details="true"/>
                <table:data-pilot-member table:name="126.04" table:display="true" table:show-details="true"/>
                <table:data-pilot-member table:name="354.55" table:display="true" table:show-details="true"/>
                <table:data-pilot-member table:name="168.50" table:display="true" table:show-details="true"/>
                <table:data-pilot-member table:name="239.33" table:display="true" table:show-details="true"/>
                <table:data-pilot-member table:name="94.19" table:display="true" table:show-details="true"/>
                <table:data-pilot-member table:name="229.00" table:display="true" table:show-details="true"/>
                <table:data-pilot-member table:name="481.10" table:display="true" table:show-details="true"/>
                <table:data-pilot-member table:name="118.36" table:display="true" table:show-details="true"/>
                <table:data-pilot-member table:name="238.55" table:display="true" table:show-details="true"/>
                <table:data-pilot-member table:name="425.15" table:display="true" table:show-details="true"/>
                <table:data-pilot-member table:name="230.73" table:display="true" table:show-details="true"/>
                <table:data-pilot-member table:name="224.28" table:display="true" table:show-details="true"/>
                <table:data-pilot-member table:name="343.00" table:display="true" table:show-details="true"/>
                <table:data-pilot-member table:name="327.33" table:display="true" table:show-details="true"/>
                <table:data-pilot-member table:name="721.40" table:display="true" table:show-details="true"/>
                <table:data-pilot-member table:name="81.33" table:display="true" table:show-details="true"/>
                <table:data-pilot-member table:name="215.04" table:display="true" table:show-details="true"/>
                <table:data-pilot-member table:name="43.40" table:display="true" table:show-details="true"/>
                <table:data-pilot-member table:name="1,249.45" table:display="true" table:show-details="true"/>
                <table:data-pilot-member table:name="58.00" table:display="true" table:show-details="true"/>
                <table:data-pilot-member table:name="154.85" table:display="true" table:show-details="true"/>
                <table:data-pilot-member table:name="101.26" table:display="true" table:show-details="true"/>
                <table:data-pilot-member table:name="1,288.68" table:display="true" table:show-details="true"/>
                <table:data-pilot-member table:name="2,588.52" table:display="true" table:show-details="true"/>
                <table:data-pilot-member table:name="142.59" table:display="true" table:show-details="true"/>
                <table:data-pilot-member table:name="725.55" table:display="true" table:show-details="true"/>
                <table:data-pilot-member table:name="92.06" table:display="true" table:show-details="true"/>
                <table:data-pilot-member table:name="88.99" table:display="true" table:show-details="true"/>
                <table:data-pilot-member table:name="35.40" table:display="true" table:show-details="true"/>
                <table:data-pilot-member table:name="264.10" table:display="true" table:show-details="true"/>
                <table:data-pilot-member table:name="32.63" table:display="true" table:show-details="true"/>
                <table:data-pilot-member table:name="35.24" table:display="true" table:show-details="true"/>
                <table:data-pilot-member table:name="90.00" table:display="true" table:show-details="true"/>
                <table:data-pilot-member table:name="392.55" table:display="true" table:show-details="true"/>
                <table:data-pilot-member table:name="902.00" table:display="true" table:show-details="true"/>
                <table:data-pilot-member table:name="85.43" table:display="true" table:show-details="true"/>
                <table:data-pilot-member table:name="155.32" table:display="true" table:show-details="true"/>
                <table:data-pilot-member table:name="782.17" table:display="true" table:show-details="true"/>
                <table:data-pilot-member table:name="1,567.98" table:display="true" table:show-details="true"/>
                <table:data-pilot-member table:name="205.00" table:display="true" table:show-details="true"/>
                <table:data-pilot-member table:name="90.30" table:display="true" table:show-details="true"/>
                <table:data-pilot-member table:name="754.57" table:display="true" table:show-details="true"/>
                <table:data-pilot-member table:name="528.26" table:display="true" table:show-details="true"/>
                <table:data-pilot-member table:name="263.21" table:display="true" table:show-details="true"/>
                <table:data-pilot-member table:name="97.29" table:display="true" table:show-details="true"/>
                <table:data-pilot-member table:name="500.00" table:display="true" table:show-details="true"/>
                <table:data-pilot-member table:name="1,143.00" table:display="true" table:show-details="true"/>
                <table:data-pilot-member table:name="238.30" table:display="true" table:show-details="true"/>
                <table:data-pilot-member table:name="1,830.36" table:display="true" table:show-details="true"/>
                <table:data-pilot-member table:name="1,187.16" table:display="true" table:show-details="true"/>
                <table:data-pilot-member table:name="487.64" table:display="true" table:show-details="true"/>
                <table:data-pilot-member table:name="422.03" table:display="true" table:show-details="true"/>
                <table:data-pilot-member table:name="613.60" table:display="true" table:show-details="true"/>
                <table:data-pilot-member table:name="928.02" table:display="true" table:show-details="true"/>
                <table:data-pilot-member table:name="53.32" table:display="true" table:show-details="true"/>
                <table:data-pilot-member table:name="111.29" table:display="true" table:show-details="true"/>
                <table:data-pilot-member table:name="109.50" table:display="true" table:show-details="true"/>
                <table:data-pilot-member table:name="94.53" table:display="true" table:show-details="true"/>
                <table:data-pilot-member table:name="274.00" table:display="true" table:show-details="true"/>
                <table:data-pilot-member table:name="52.13" table:display="true" table:show-details="true"/>
                <table:data-pilot-member table:name="189.50" table:display="true" table:show-details="true"/>
                <table:data-pilot-member table:name="203.20" table:display="true" table:show-details="true"/>
                <table:data-pilot-member table:name="49.76" table:display="true" table:show-details="true"/>
                <table:data-pilot-member table:name="444.51" table:display="true" table:show-details="true"/>
                <table:data-pilot-member table:name="76.34" table:display="true" table:show-details="true"/>
                <table:data-pilot-member table:name="462.02" table:display="true" table:show-details="true"/>
                <table:data-pilot-member table:name="171.79" table:display="true" table:show-details="true"/>
                <table:data-pilot-member table:name="50.11" table:display="true" table:show-details="true"/>
                <table:data-pilot-member table:name="361.33" table:display="true" table:show-details="true"/>
                <table:data-pilot-member table:name="41.60" table:display="true" table:show-details="true"/>
                <table:data-pilot-member table:name="128.96" table:display="true" table:show-details="true"/>
                <table:data-pilot-member table:name="62.66" table:display="true" table:show-details="true"/>
                <table:data-pilot-member table:name="482.60" table:display="true" table:show-details="true"/>
                <table:data-pilot-member table:name="279.20" table:display="true" table:show-details="true"/>
                <table:data-pilot-member table:name="61.58" table:display="true" table:show-details="true"/>
                <table:data-pilot-member table:name="72.02" table:display="true" table:show-details="true"/>
                <table:data-pilot-member table:name="251.16" table:display="true" table:show-details="true"/>
                <table:data-pilot-member table:name="2,330.60" table:display="true" table:show-details="true"/>
                <table:data-pilot-member table:name="1,587.25" table:display="true" table:show-details="true"/>
                <table:data-pilot-member table:name="263.00" table:display="true" table:show-details="true"/>
                <table:data-pilot-member table:name="194.28" table:display="true" table:show-details="true"/>
                <table:data-pilot-member table:name="105.32" table:display="true" table:show-details="true"/>
                <table:data-pilot-member table:name="65.00" table:display="true" table:show-details="true"/>
                <table:data-pilot-member table:name="37.54" table:display="true" table:show-details="true"/>
                <table:data-pilot-member table:name="213.93" table:display="true" table:show-details="true"/>
                <table:data-pilot-member table:name="777.36" table:display="true" table:show-details="true"/>
                <table:data-pilot-member table:name="176.40" table:display="true" table:show-details="true"/>
                <table:data-pilot-member table:name="246.22" table:display="true" table:show-details="true"/>
                <table:data-pilot-member table:name="24.99" table:display="true" table:show-details="true"/>
                <table:data-pilot-member table:name="103.46" table:display="true" table:show-details="true"/>
                <table:data-pilot-member table:name="367.00" table:display="true" table:show-details="true"/>
                <table:data-pilot-member table:name="783.18" table:display="true" table:show-details="true"/>
                <table:data-pilot-member table:name="58.1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qDay" table:orientation="hidden" table:used-hierarchy="-1" table:function="auto">
            <table:data-pilot-level table:show-empty="false" calcext:repeat-item-labels="false">
              <table:data-pilot-subtotals>
                <table:data-pilot-subtotal table:function="auto"/>
              </table:data-pilot-subtotals>
              <table:data-pilot-members>
                <table:data-pilot-member table:name="Tue" table:display="true" table:show-details="true"/>
                <table:data-pilot-member table:name="Wed" table:display="true" table:show-details="true"/>
                <table:data-pilot-member table:name="Thu" table:display="true" table:show-details="true"/>
                <table:data-pilot-member table:name="Fri" table:display="true" table:show-details="true"/>
                <table:data-pilot-member table:name="Sat" table:display="true" table:show-details="true"/>
                <table:data-pilot-member table:name="Mon"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WorkDay" table:orientation="hidden" table:used-hierarchy="-1" table:function="auto">
            <table:data-pilot-level table:show-empty="false" calcext:repeat-item-labels="false">
              <table:data-pilot-subtotals>
                <table:data-pilot-subtotal table:function="auto"/>
              </table:data-pilot-subtotals>
              <table:data-pilot-members>
                <table:data-pilot-member table:name="Tue" table:display="true" table:show-details="true"/>
                <table:data-pilot-member table:name="Fri" table:display="true" table:show-details="true"/>
                <table:data-pilot-member table:name="Thu" table:display="true" table:show-details="true"/>
                <table:data-pilot-member table:name="Wed" table:display="true" table:show-details="true"/>
                <table:data-pilot-member table:name="Sat" table:display="true" table:show-details="true"/>
                <table:data-pilot-member table:name="Mon"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eadTech" table:orientation="row" table:used-hierarchy="-1" table:function="auto">
            <table:data-pilot-level table:show-empty="false" calcext:repeat-item-labels="false">
              <table:data-pilot-subtotals>
                <table:data-pilot-subtotal table:function="auto"/>
              </table:data-pilot-subtotals>
              <table:data-pilot-members>
                <table:data-pilot-member table:name="Khan" table:display="true" table:show-details="true"/>
                <table:data-pilot-member table:name="Lopez" table:display="true" table:show-details="true"/>
                <table:data-pilot-member table:name="Cartier" table:display="true" table:show-details="true"/>
                <table:data-pilot-member table:name="Burton" table:display="true" table:show-details="true"/>
                <table:data-pilot-member table:name="Michner" table:display="true" table:show-details="true"/>
                <table:data-pilot-member table:name="Ling" table:display="true" table:show-details="true"/>
              </table:data-pilot-members>
              <table:data-pilot-sort-info table:order="descending" table:data-field="TotalFee" table:sort-mode="data"/>
              <table:data-pilot-layout-info table:add-empty-lines="false" table:layout-mode="tabular-layout"/>
            </table:data-pilot-level>
          </table:data-pilot-field>
          <table:data-pilot-field table:source-field-name="Service" table:orientation="column" table:used-hierarchy="-1" table:function="auto">
            <table:data-pilot-level table:show-empty="false" calcext:repeat-item-labels="false">
              <table:data-pilot-subtotals>
                <table:data-pilot-subtotal table:function="auto"/>
              </table:data-pilot-subtotals>
              <table:data-pilot-members>
                <table:data-pilot-member table:name="Assess" table:display="true" table:show-details="true"/>
                <table:data-pilot-member table:name="Deliver" table:display="true" table:show-details="true"/>
                <table:data-pilot-member table:name="Install" table:display="true" table:show-details="true"/>
                <table:data-pilot-member table:name="Repair" table:display="true" table:show-details="true"/>
                <table:data-pilot-member table:name="Replace"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TotalFee" table:orientation="data" table:used-hierarchy="-1" table:function="sum">
            <table:data-pilot-level table:show-empty="false" calcext:repeat-item-labels="false">
              <table:data-pilot-subtotals>
                <table:data-pilot-subtotal table:function="auto"/>
              </table:data-pilot-subtotals>
              <table:data-pilot-members>
                <table:data-pilot-member table:name="430.00" table:display="true" table:show-details="true"/>
                <table:data-pilot-member table:name="130.04" table:display="true" table:show-details="true"/>
                <table:data-pilot-member table:name="140.00" table:display="true" table:show-details="true"/>
                <table:data-pilot-member table:name="36.25" table:display="true" table:show-details="true"/>
                <table:data-pilot-member table:name="65.24" table:display="true" table:show-details="true"/>
                <table:data-pilot-member table:name="117.63" table:display="true" table:show-details="true"/>
                <table:data-pilot-member table:name="64.13" table:display="true" table:show-details="true"/>
                <table:data-pilot-member table:name="95.10" table:display="true" table:show-details="true"/>
                <table:data-pilot-member table:name="96.70" table:display="true" table:show-details="true"/>
                <table:data-pilot-member table:name="494.08" table:display="true" table:show-details="true"/>
                <table:data-pilot-member table:name="1,497.16" table:display="true" table:show-details="true"/>
                <table:data-pilot-member table:name="90.21" table:display="true" table:show-details="true"/>
                <table:data-pilot-member table:name="190.00" table:display="true" table:show-details="true"/>
                <table:data-pilot-member table:name="485.00" table:display="true" table:show-details="true"/>
                <table:data-pilot-member table:name="998.00" table:display="true" table:show-details="true"/>
                <table:data-pilot-member table:name="81.25" table:display="true" table:show-details="true"/>
                <table:data-pilot-member table:name="168.00" table:display="true" table:show-details="true"/>
                <table:data-pilot-member table:name="239.28" table:display="true" table:show-details="true"/>
                <table:data-pilot-member table:name="310.00" table:display="true" table:show-details="true"/>
                <table:data-pilot-member table:name="615.00" table:display="true" table:show-details="true"/>
                <table:data-pilot-member table:name="481.00" table:display="true" table:show-details="true"/>
                <table:data-pilot-member table:name="121.18" table:display="true" table:show-details="true"/>
                <table:data-pilot-member table:name="195.39" table:display="true" table:show-details="true"/>
                <table:data-pilot-member table:name="274.28" table:display="true" table:show-details="true"/>
                <table:data-pilot-member table:name="77.92" table:display="true" table:show-details="true"/>
                <table:data-pilot-member table:name="108.41" table:display="true" table:show-details="true"/>
                <table:data-pilot-member table:name="222.29" table:display="true" table:show-details="true"/>
                <table:data-pilot-member table:name="160.00" table:display="true" table:show-details="true"/>
                <table:data-pilot-member table:name="605.62" table:display="true" table:show-details="true"/>
                <table:data-pilot-member table:name="59.63" table:display="true" table:show-details="true"/>
                <table:data-pilot-member table:name="113.26" table:display="true" table:show-details="true"/>
                <table:data-pilot-member table:name="41.33" table:display="true" table:show-details="true"/>
                <table:data-pilot-member table:name="80.46" table:display="true" table:show-details="true"/>
                <table:data-pilot-member table:name="161.62" table:display="true" table:show-details="true"/>
                <table:data-pilot-member table:name="371.00" table:display="true" table:show-details="true"/>
                <table:data-pilot-member table:name="435.28" table:display="true" table:show-details="true"/>
                <table:data-pilot-member table:name="56.00" table:display="true" table:show-details="true"/>
                <table:data-pilot-member table:name="650.68" table:display="true" table:show-details="true"/>
                <table:data-pilot-member table:name="112.66" table:display="true" table:show-details="true"/>
                <table:data-pilot-member table:name="85.47" table:display="true" table:show-details="true"/>
                <table:data-pilot-member table:name="304.45" table:display="true" table:show-details="true"/>
                <table:data-pilot-member table:name="214.00" table:display="true" table:show-details="true"/>
                <table:data-pilot-member table:name="26.22" table:display="true" table:show-details="true"/>
                <table:data-pilot-member table:name="176.00" table:display="true" table:show-details="true"/>
                <table:data-pilot-member table:name="145.00" table:display="true" table:show-details="true"/>
                <table:data-pilot-member table:name="107.58" table:display="true" table:show-details="true"/>
                <table:data-pilot-member table:name="70.00" table:display="true" table:show-details="true"/>
                <table:data-pilot-member table:name="164.00" table:display="true" table:show-details="true"/>
                <table:data-pilot-member table:name="357.51" table:display="true" table:show-details="true"/>
                <table:data-pilot-member table:name="104.17" table:display="true" table:show-details="true"/>
                <table:data-pilot-member table:name="40.48" table:display="true" table:show-details="true"/>
                <table:data-pilot-member table:name="280.00" table:display="true" table:show-details="true"/>
                <table:data-pilot-member table:name="243.96" table:display="true" table:show-details="true"/>
                <table:data-pilot-member table:name="233.88" table:display="true" table:show-details="true"/>
                <table:data-pilot-member table:name="71.17" table:display="true" table:show-details="true"/>
                <table:data-pilot-member table:name="769.79" table:display="true" table:show-details="true"/>
                <table:data-pilot-member table:name="180.00" table:display="true" table:show-details="true"/>
                <table:data-pilot-member table:name="264.50" table:display="true" table:show-details="true"/>
                <table:data-pilot-member table:name="274.64" table:display="true" table:show-details="true"/>
                <table:data-pilot-member table:name="272.86" table:display="true" table:show-details="true"/>
                <table:data-pilot-member table:name="50.53" table:display="true" table:show-details="true"/>
                <table:data-pilot-member table:name="106.82" table:display="true" table:show-details="true"/>
                <table:data-pilot-member table:name="124.12" table:display="true" table:show-details="true"/>
                <table:data-pilot-member table:name="402.71" table:display="true" table:show-details="true"/>
                <table:data-pilot-member table:name="259.04" table:display="true" table:show-details="true"/>
                <table:data-pilot-member table:name="90.32" table:display="true" table:show-details="true"/>
                <table:data-pilot-member table:name="202.43" table:display="true" table:show-details="true"/>
                <table:data-pilot-member table:name="158.55" table:display="true" table:show-details="true"/>
                <table:data-pilot-member table:name="259.10" table:display="true" table:show-details="true"/>
                <table:data-pilot-member table:name="101.18" table:display="true" table:show-details="true"/>
                <table:data-pilot-member table:name="1,115.71" table:display="true" table:show-details="true"/>
                <table:data-pilot-member table:name="39.20" table:display="true" table:show-details="true"/>
                <table:data-pilot-member table:name="39.50" table:display="true" table:show-details="true"/>
                <table:data-pilot-member table:name="42.43" table:display="true" table:show-details="true"/>
                <table:data-pilot-member table:name="66.58" table:display="true" table:show-details="true"/>
                <table:data-pilot-member table:name="328.21" table:display="true" table:show-details="true"/>
                <table:data-pilot-member table:name="94.24" table:display="true" table:show-details="true"/>
                <table:data-pilot-member table:name="352.40" table:display="true" table:show-details="true"/>
                <table:data-pilot-member table:name="229.16" table:display="true" table:show-details="true"/>
                <table:data-pilot-member table:name="41.63" table:display="true" table:show-details="true"/>
                <table:data-pilot-member table:name="35.00" table:display="true" table:show-details="true"/>
                <table:data-pilot-member table:name="224.50" table:display="true" table:show-details="true"/>
                <table:data-pilot-member table:name="128.75" table:display="true" table:show-details="true"/>
                <table:data-pilot-member table:name="96.17" table:display="true" table:show-details="true"/>
                <table:data-pilot-member table:name="177.00" table:display="true" table:show-details="true"/>
                <table:data-pilot-member table:name="1,785.97" table:display="true" table:show-details="true"/>
                <table:data-pilot-member table:name="61.33" table:display="true" table:show-details="true"/>
                <table:data-pilot-member table:name="114.79" table:display="true" table:show-details="true"/>
                <table:data-pilot-member table:name="1,788.97" table:display="true" table:show-details="true"/>
                <table:data-pilot-member table:name="268.98" table:display="true" table:show-details="true"/>
                <table:data-pilot-member table:name="184.00" table:display="true" table:show-details="true"/>
                <table:data-pilot-member table:name="1,351.83" table:display="true" table:show-details="true"/>
                <table:data-pilot-member table:name="94.12" table:display="true" table:show-details="true"/>
                <table:data-pilot-member table:name="95.94" table:display="true" table:show-details="true"/>
                <table:data-pilot-member table:name="51.06" table:display="true" table:show-details="true"/>
                <table:data-pilot-member table:name="237.17" table:display="true" table:show-details="true"/>
                <table:data-pilot-member table:name="136.16" table:display="true" table:show-details="true"/>
                <table:data-pilot-member table:name="47.95" table:display="true" table:show-details="true"/>
                <table:data-pilot-member table:name="296.31" table:display="true" table:show-details="true"/>
                <table:data-pilot-member table:name="899.51" table:display="true" table:show-details="true"/>
                <table:data-pilot-member table:name="43.12" table:display="true" table:show-details="true"/>
                <table:data-pilot-member table:name="223.26" table:display="true" table:show-details="true"/>
                <table:data-pilot-member table:name="85.25" table:display="true" table:show-details="true"/>
                <table:data-pilot-member table:name="50.00" table:display="true" table:show-details="true"/>
                <table:data-pilot-member table:name="145.84" table:display="true" table:show-details="true"/>
                <table:data-pilot-member table:name="687.09" table:display="true" table:show-details="true"/>
                <table:data-pilot-member table:name="200.00" table:display="true" table:show-details="true"/>
                <table:data-pilot-member table:name="47.63" table:display="true" table:show-details="true"/>
                <table:data-pilot-member table:name="270.42" table:display="true" table:show-details="true"/>
                <table:data-pilot-member table:name="73.70" table:display="true" table:show-details="true"/>
                <table:data-pilot-member table:name="68.00" table:display="true" table:show-details="true"/>
                <table:data-pilot-member table:name="186.00" table:display="true" table:show-details="true"/>
                <table:data-pilot-member table:name="6,101.00" table:display="true" table:show-details="true"/>
                <table:data-pilot-member table:name="73.54" table:display="true" table:show-details="true"/>
                <table:data-pilot-member table:name="60.00" table:display="true" table:show-details="true"/>
                <table:data-pilot-member table:name="68.59" table:display="true" table:show-details="true"/>
                <table:data-pilot-member table:name="563.48" table:display="true" table:show-details="true"/>
                <table:data-pilot-member table:name="123.44" table:display="true" table:show-details="true"/>
                <table:data-pilot-member table:name="165.00" table:display="true" table:show-details="true"/>
                <table:data-pilot-member table:name="87.96" table:display="true" table:show-details="true"/>
                <table:data-pilot-member table:name="212.02" table:display="true" table:show-details="true"/>
                <table:data-pilot-member table:name="142.22" table:display="true" table:show-details="true"/>
                <table:data-pilot-member table:name="413.55" table:display="true" table:show-details="true"/>
                <table:data-pilot-member table:name="1,785.34" table:display="true" table:show-details="true"/>
                <table:data-pilot-member table:name="260.00" table:display="true" table:show-details="true"/>
                <table:data-pilot-member table:name="47.00" table:display="true" table:show-details="true"/>
                <table:data-pilot-member table:name="368.63" table:display="true" table:show-details="true"/>
                <table:data-pilot-member table:name="110.71" table:display="true" table:show-details="true"/>
                <table:data-pilot-member table:name="333.05" table:display="true" table:show-details="true"/>
                <table:data-pilot-member table:name="253.25" table:display="true" table:show-details="true"/>
                <table:data-pilot-member table:name="55.63" table:display="true" table:show-details="true"/>
                <table:data-pilot-member table:name="88.50" table:display="true" table:show-details="true"/>
                <table:data-pilot-member table:name="788.44" table:display="true" table:show-details="true"/>
                <table:data-pilot-member table:name="166.36" table:display="true" table:show-details="true"/>
                <table:data-pilot-member table:name="128.00" table:display="true" table:show-details="true"/>
                <table:data-pilot-member table:name="349.31" table:display="true" table:show-details="true"/>
                <table:data-pilot-member table:name="65.26" table:display="true" table:show-details="true"/>
                <table:data-pilot-member table:name="431.02" table:display="true" table:show-details="true"/>
                <table:data-pilot-member table:name="67.95" table:display="true" table:show-details="true"/>
                <table:data-pilot-member table:name="167.13" table:display="true" table:show-details="true"/>
                <table:data-pilot-member table:name="3,956.25" table:display="true" table:show-details="true"/>
                <table:data-pilot-member table:name="92.00" table:display="true" table:show-details="true"/>
                <table:data-pilot-member table:name="203.37" table:display="true" table:show-details="true"/>
                <table:data-pilot-member table:name="45.41" table:display="true" table:show-details="true"/>
                <table:data-pilot-member table:name="287.70" table:display="true" table:show-details="true"/>
                <table:data-pilot-member table:name="113.51" table:display="true" table:show-details="true"/>
                <table:data-pilot-member table:name="185.22" table:display="true" table:show-details="true"/>
                <table:data-pilot-member table:name="445.45" table:display="true" table:show-details="true"/>
                <table:data-pilot-member table:name="52.00" table:display="true" table:show-details="true"/>
                <table:data-pilot-member table:name="76.75" table:display="true" table:show-details="true"/>
                <table:data-pilot-member table:name="323.95" table:display="true" table:show-details="true"/>
                <table:data-pilot-member table:name="46.58" table:display="true" table:show-details="true"/>
                <table:data-pilot-member table:name="53.42" table:display="true" table:show-details="true"/>
                <table:data-pilot-member table:name="404.00" table:display="true" table:show-details="true"/>
                <table:data-pilot-member table:name="574.21" table:display="true" table:show-details="true"/>
                <table:data-pilot-member table:name="408.07" table:display="true" table:show-details="true"/>
                <table:data-pilot-member table:name="210.98" table:display="true" table:show-details="true"/>
                <table:data-pilot-member table:name="54.88" table:display="true" table:show-details="true"/>
                <table:data-pilot-member table:name="121.90" table:display="true" table:show-details="true"/>
                <table:data-pilot-member table:name="56.33" table:display="true" table:show-details="true"/>
                <table:data-pilot-member table:name="1,649.40" table:display="true" table:show-details="true"/>
                <table:data-pilot-member table:name="244.18" table:display="true" table:show-details="true"/>
                <table:data-pilot-member table:name="80.00" table:display="true" table:show-details="true"/>
                <table:data-pilot-member table:name="889.15" table:display="true" table:show-details="true"/>
                <table:data-pilot-member table:name="65.73" table:display="true" table:show-details="true"/>
                <table:data-pilot-member table:name="74.08" table:display="true" table:show-details="true"/>
                <table:data-pilot-member table:name="317.01" table:display="true" table:show-details="true"/>
                <table:data-pilot-member table:name="421.27" table:display="true" table:show-details="true"/>
                <table:data-pilot-member table:name="65.77" table:display="true" table:show-details="true"/>
                <table:data-pilot-member table:name="173.37" table:display="true" table:show-details="true"/>
                <table:data-pilot-member table:name="106.86" table:display="true" table:show-details="true"/>
                <table:data-pilot-member table:name="154.26" table:display="true" table:show-details="true"/>
                <table:data-pilot-member table:name="65.99" table:display="true" table:show-details="true"/>
                <table:data-pilot-member table:name="73.00" table:display="true" table:show-details="true"/>
                <table:data-pilot-member table:name="57.26" table:display="true" table:show-details="true"/>
                <table:data-pilot-member table:name="161.89" table:display="true" table:show-details="true"/>
                <table:data-pilot-member table:name="30.10" table:display="true" table:show-details="true"/>
                <table:data-pilot-member table:name="37.88" table:display="true" table:show-details="true"/>
                <table:data-pilot-member table:name="1,589.64" table:display="true" table:show-details="true"/>
                <table:data-pilot-member table:name="531.00" table:display="true" table:show-details="true"/>
                <table:data-pilot-member table:name="41.21" table:display="true" table:show-details="true"/>
                <table:data-pilot-member table:name="228.31" table:display="true" table:show-details="true"/>
                <table:data-pilot-member table:name="312.07" table:display="true" table:show-details="true"/>
                <table:data-pilot-member table:name="92.90" table:display="true" table:show-details="true"/>
                <table:data-pilot-member table:name="56.75" table:display="true" table:show-details="true"/>
                <table:data-pilot-member table:name="102.66" table:display="true" table:show-details="true"/>
                <table:data-pilot-member table:name="366.00" table:display="true" table:show-details="true"/>
                <table:data-pilot-member table:name="115.24" table:display="true" table:show-details="true"/>
                <table:data-pilot-member table:name="56.97" table:display="true" table:show-details="true"/>
                <table:data-pilot-member table:name="178.57" table:display="true" table:show-details="true"/>
                <table:data-pilot-member table:name="146.56" table:display="true" table:show-details="true"/>
                <table:data-pilot-member table:name="191.45" table:display="true" table:show-details="true"/>
                <table:data-pilot-member table:name="247.94" table:display="true" table:show-details="true"/>
                <table:data-pilot-member table:name="407.71" table:display="true" table:show-details="true"/>
                <table:data-pilot-member table:name="812.53" table:display="true" table:show-details="true"/>
                <table:data-pilot-member table:name="441.33" table:display="true" table:show-details="true"/>
                <table:data-pilot-member table:name="528.73" table:display="true" table:show-details="true"/>
                <table:data-pilot-member table:name="140.45" table:display="true" table:show-details="true"/>
                <table:data-pilot-member table:name="271.30" table:display="true" table:show-details="true"/>
                <table:data-pilot-member table:name="1,613.75" table:display="true" table:show-details="true"/>
                <table:data-pilot-member table:name="290.42" table:display="true" table:show-details="true"/>
                <table:data-pilot-member table:name="87.70" table:display="true" table:show-details="true"/>
                <table:data-pilot-member table:name="233.24" table:display="true" table:show-details="true"/>
                <table:data-pilot-member table:name="72.23" table:display="true" table:show-details="true"/>
                <table:data-pilot-member table:name="360.00" table:display="true" table:show-details="true"/>
                <table:data-pilot-member table:name="417.92" table:display="true" table:show-details="true"/>
                <table:data-pilot-member table:name="123.99" table:display="true" table:show-details="true"/>
                <table:data-pilot-member table:name="185.89" table:display="true" table:show-details="true"/>
                <table:data-pilot-member table:name="97.10" table:display="true" table:show-details="true"/>
                <table:data-pilot-member table:name="752.44" table:display="true" table:show-details="true"/>
                <table:data-pilot-member table:name="2,089.63" table:display="true" table:show-details="true"/>
                <table:data-pilot-member table:name="142.88" table:display="true" table:show-details="true"/>
                <table:data-pilot-member table:name="2,399.00" table:display="true" table:show-details="true"/>
                <table:data-pilot-member table:name="428.74" table:display="true" table:show-details="true"/>
                <table:data-pilot-member table:name="160.40" table:display="true" table:show-details="true"/>
                <table:data-pilot-member table:name="204.00" table:display="true" table:show-details="true"/>
                <table:data-pilot-member table:name="445.63" table:display="true" table:show-details="true"/>
                <table:data-pilot-member table:name="58.53" table:display="true" table:show-details="true"/>
                <table:data-pilot-member table:name="59.00" table:display="true" table:show-details="true"/>
                <table:data-pilot-member table:name="71.50" table:display="true" table:show-details="true"/>
                <table:data-pilot-member table:name="99.81" table:display="true" table:show-details="true"/>
                <table:data-pilot-member table:name="63.02" table:display="true" table:show-details="true"/>
                <table:data-pilot-member table:name="86.86" table:display="true" table:show-details="true"/>
                <table:data-pilot-member table:name="468.57" table:display="true" table:show-details="true"/>
                <table:data-pilot-member table:name="45.25" table:display="true" table:show-details="true"/>
                <table:data-pilot-member table:name="746.00" table:display="true" table:show-details="true"/>
                <table:data-pilot-member table:name="145.42" table:display="true" table:show-details="true"/>
                <table:data-pilot-member table:name="391.73" table:display="true" table:show-details="true"/>
                <table:data-pilot-member table:name="458.03" table:display="true" table:show-details="true"/>
                <table:data-pilot-member table:name="34.30" table:display="true" table:show-details="true"/>
                <table:data-pilot-member table:name="64.85" table:display="true" table:show-details="true"/>
                <table:data-pilot-member table:name="144.61" table:display="true" table:show-details="true"/>
                <table:data-pilot-member table:name="196.71" table:display="true" table:show-details="true"/>
                <table:data-pilot-member table:name="431.84" table:display="true" table:show-details="true"/>
                <table:data-pilot-member table:name="52.67" table:display="true" table:show-details="true"/>
                <table:data-pilot-member table:name="142.35" table:display="true" table:show-details="true"/>
                <table:data-pilot-member table:name="248.50" table:display="true" table:show-details="true"/>
                <table:data-pilot-member table:name="58.25" table:display="true" table:show-details="true"/>
                <table:data-pilot-member table:name="396.81" table:display="true" table:show-details="true"/>
                <table:data-pilot-member table:name="105.09" table:display="true" table:show-details="true"/>
                <table:data-pilot-member table:name="87.07" table:display="true" table:show-details="true"/>
                <table:data-pilot-member table:name="182.21" table:display="true" table:show-details="true"/>
                <table:data-pilot-member table:name="153.69" table:display="true" table:show-details="true"/>
                <table:data-pilot-member table:name="351.85" table:display="true" table:show-details="true"/>
                <table:data-pilot-member table:name="170.32" table:display="true" table:show-details="true"/>
                <table:data-pilot-member table:name="81.86" table:display="true" table:show-details="true"/>
                <table:data-pilot-member table:name="356.72" table:display="true" table:show-details="true"/>
                <table:data-pilot-member table:name="166.29" table:display="true" table:show-details="true"/>
                <table:data-pilot-member table:name="128.31" table:display="true" table:show-details="true"/>
                <table:data-pilot-member table:name="90.82" table:display="true" table:show-details="true"/>
                <table:data-pilot-member table:name="96.92" table:display="true" table:show-details="true"/>
                <table:data-pilot-member table:name="144.53" table:display="true" table:show-details="true"/>
                <table:data-pilot-member table:name="207.22" table:display="true" table:show-details="true"/>
                <table:data-pilot-member table:name="153.46" table:display="true" table:show-details="true"/>
                <table:data-pilot-member table:name="89.92" table:display="true" table:show-details="true"/>
                <table:data-pilot-member table:name="92.35" table:display="true" table:show-details="true"/>
                <table:data-pilot-member table:name="39.98" table:display="true" table:show-details="true"/>
                <table:data-pilot-member table:name="260.32" table:display="true" table:show-details="true"/>
                <table:data-pilot-member table:name="220.00" table:display="true" table:show-details="true"/>
                <table:data-pilot-member table:name="87.35" table:display="true" table:show-details="true"/>
                <table:data-pilot-member table:name="115.29" table:display="true" table:show-details="true"/>
                <table:data-pilot-member table:name="31.70" table:display="true" table:show-details="true"/>
                <table:data-pilot-member table:name="57.71" table:display="true" table:show-details="true"/>
                <table:data-pilot-member table:name="235.04" table:display="true" table:show-details="true"/>
                <table:data-pilot-member table:name="193.60" table:display="true" table:show-details="true"/>
                <table:data-pilot-member table:name="557.11" table:display="true" table:show-details="true"/>
                <table:data-pilot-member table:name="771.88" table:display="true" table:show-details="true"/>
                <table:data-pilot-member table:name="648.87" table:display="true" table:show-details="true"/>
                <table:data-pilot-member table:name="75.47" table:display="true" table:show-details="true"/>
                <table:data-pilot-member table:name="174.89" table:display="true" table:show-details="true"/>
                <table:data-pilot-member table:name="58.90" table:display="true" table:show-details="true"/>
                <table:data-pilot-member table:name="77.20" table:display="true" table:show-details="true"/>
                <table:data-pilot-member table:name="1,843.99" table:display="true" table:show-details="true"/>
                <table:data-pilot-member table:name="49.75" table:display="true" table:show-details="true"/>
                <table:data-pilot-member table:name="179.00" table:display="true" table:show-details="true"/>
                <table:data-pilot-member table:name="245.19" table:display="true" table:show-details="true"/>
                <table:data-pilot-member table:name="82.90" table:display="true" table:show-details="true"/>
                <table:data-pilot-member table:name="529.82" table:display="true" table:show-details="true"/>
                <table:data-pilot-member table:name="91.33" table:display="true" table:show-details="true"/>
                <table:data-pilot-member table:name="1,301.20" table:display="true" table:show-details="true"/>
                <table:data-pilot-member table:name="126.50" table:display="true" table:show-details="true"/>
                <table:data-pilot-member table:name="339.95" table:display="true" table:show-details="true"/>
                <table:data-pilot-member table:name="153.23" table:display="true" table:show-details="true"/>
                <table:data-pilot-member table:name="108.62" table:display="true" table:show-details="true"/>
                <table:data-pilot-member table:name="153.48" table:display="true" table:show-details="true"/>
                <table:data-pilot-member table:name="68.86" table:display="true" table:show-details="true"/>
                <table:data-pilot-member table:name="53.96" table:display="true" table:show-details="true"/>
                <table:data-pilot-member table:name="76.89" table:display="true" table:show-details="true"/>
                <table:data-pilot-member table:name="65.34" table:display="true" table:show-details="true"/>
                <table:data-pilot-member table:name="71.81" table:display="true" table:show-details="true"/>
                <table:data-pilot-member table:name="101.17" table:display="true" table:show-details="true"/>
                <table:data-pilot-member table:name="55.54" table:display="true" table:show-details="true"/>
                <table:data-pilot-member table:name="116.71" table:display="true" table:show-details="true"/>
                <table:data-pilot-member table:name="247.90" table:display="true" table:show-details="true"/>
                <table:data-pilot-member table:name="1,504.37" table:display="true" table:show-details="true"/>
                <table:data-pilot-member table:name="258.56" table:display="true" table:show-details="true"/>
                <table:data-pilot-member table:name="74.46" table:display="true" table:show-details="true"/>
                <table:data-pilot-member table:name="118.44" table:display="true" table:show-details="true"/>
                <table:data-pilot-member table:name="141.00" table:display="true" table:show-details="true"/>
                <table:data-pilot-member table:name="93.43" table:display="true" table:show-details="true"/>
                <table:data-pilot-member table:name="116.79" table:display="true" table:show-details="true"/>
                <table:data-pilot-member table:name="-" table:display="true" table:show-details="true"/>
                <table:data-pilot-member table:name="1,051.44" table:display="true" table:show-details="true"/>
                <table:data-pilot-member table:name="474.54" table:display="true" table:show-details="true"/>
                <table:data-pilot-member table:name="99.20" table:display="true" table:show-details="true"/>
                <table:data-pilot-member table:name="297.86" table:display="true" table:show-details="true"/>
                <table:data-pilot-member table:name="81.85" table:display="true" table:show-details="true"/>
                <table:data-pilot-member table:name="1,127.06" table:display="true" table:show-details="true"/>
                <table:data-pilot-member table:name="37.42" table:display="true" table:show-details="true"/>
                <table:data-pilot-member table:name="272.00" table:display="true" table:show-details="true"/>
                <table:data-pilot-member table:name="197.13" table:display="true" table:show-details="true"/>
                <table:data-pilot-member table:name="275.34" table:display="true" table:show-details="true"/>
                <table:data-pilot-member table:name="68.37" table:display="true" table:show-details="true"/>
                <table:data-pilot-member table:name="60.20" table:display="true" table:show-details="true"/>
                <table:data-pilot-member table:name="81.50" table:display="true" table:show-details="true"/>
                <table:data-pilot-member table:name="82.66" table:display="true" table:show-details="true"/>
                <table:data-pilot-member table:name="56.42" table:display="true" table:show-details="true"/>
                <table:data-pilot-member table:name="101.81" table:display="true" table:show-details="true"/>
                <table:data-pilot-member table:name="309.97" table:display="true" table:show-details="true"/>
                <table:data-pilot-member table:name="170.00" table:display="true" table:show-details="true"/>
                <table:data-pilot-member table:name="304.40" table:display="true" table:show-details="true"/>
                <table:data-pilot-member table:name="53.50" table:display="true" table:show-details="true"/>
                <table:data-pilot-member table:name="325.46" table:display="true" table:show-details="true"/>
                <table:data-pilot-member table:name="110.67" table:display="true" table:show-details="true"/>
                <table:data-pilot-member table:name="85.63" table:display="true" table:show-details="true"/>
                <table:data-pilot-member table:name="122.66" table:display="true" table:show-details="true"/>
                <table:data-pilot-member table:name="58.70" table:display="true" table:show-details="true"/>
                <table:data-pilot-member table:name="184.22" table:display="true" table:show-details="true"/>
                <table:data-pilot-member table:name="94.38" table:display="true" table:show-details="true"/>
                <table:data-pilot-member table:name="287.94" table:display="true" table:show-details="true"/>
                <table:data-pilot-member table:name="245.87" table:display="true" table:show-details="true"/>
                <table:data-pilot-member table:name="440.70" table:display="true" table:show-details="true"/>
                <table:data-pilot-member table:name="82.84" table:display="true" table:show-details="true"/>
                <table:data-pilot-member table:name="43.58" table:display="true" table:show-details="true"/>
                <table:data-pilot-member table:name="79.20" table:display="true" table:show-details="true"/>
                <table:data-pilot-member table:name="93.51" table:display="true" table:show-details="true"/>
                <table:data-pilot-member table:name="76.15" table:display="true" table:show-details="true"/>
                <table:data-pilot-member table:name="146.95" table:display="true" table:show-details="true"/>
                <table:data-pilot-member table:name="677.63" table:display="true" table:show-details="true"/>
                <table:data-pilot-member table:name="536.90" table:display="true" table:show-details="true"/>
                <table:data-pilot-member table:name="130.23" table:display="true" table:show-details="true"/>
                <table:data-pilot-member table:name="53.91" table:display="true" table:show-details="true"/>
                <table:data-pilot-member table:name="54.00" table:display="true" table:show-details="true"/>
                <table:data-pilot-member table:name="394.78" table:display="true" table:show-details="true"/>
                <table:data-pilot-member table:name="118.23" table:display="true" table:show-details="true"/>
                <table:data-pilot-member table:name="163.08" table:display="true" table:show-details="true"/>
                <table:data-pilot-member table:name="214.31" table:display="true" table:show-details="true"/>
                <table:data-pilot-member table:name="74.00" table:display="true" table:show-details="true"/>
                <table:data-pilot-member table:name="574.00" table:display="true" table:show-details="true"/>
                <table:data-pilot-member table:name="515.54" table:display="true" table:show-details="true"/>
                <table:data-pilot-member table:name="126.04" table:display="true" table:show-details="true"/>
                <table:data-pilot-member table:name="354.55" table:display="true" table:show-details="true"/>
                <table:data-pilot-member table:name="168.50" table:display="true" table:show-details="true"/>
                <table:data-pilot-member table:name="239.33" table:display="true" table:show-details="true"/>
                <table:data-pilot-member table:name="20.00" table:display="true" table:show-details="true"/>
                <table:data-pilot-member table:name="94.19" table:display="true" table:show-details="true"/>
                <table:data-pilot-member table:name="229.00" table:display="true" table:show-details="true"/>
                <table:data-pilot-member table:name="118.36" table:display="true" table:show-details="true"/>
                <table:data-pilot-member table:name="230.73" table:display="true" table:show-details="true"/>
                <table:data-pilot-member table:name="224.28" table:display="true" table:show-details="true"/>
                <table:data-pilot-member table:name="343.00" table:display="true" table:show-details="true"/>
                <table:data-pilot-member table:name="721.40" table:display="true" table:show-details="true"/>
                <table:data-pilot-member table:name="81.33" table:display="true" table:show-details="true"/>
                <table:data-pilot-member table:name="120.00" table:display="true" table:show-details="true"/>
                <table:data-pilot-member table:name="43.40" table:display="true" table:show-details="true"/>
                <table:data-pilot-member table:name="58.00" table:display="true" table:show-details="true"/>
                <table:data-pilot-member table:name="154.85" table:display="true" table:show-details="true"/>
                <table:data-pilot-member table:name="101.26" table:display="true" table:show-details="true"/>
                <table:data-pilot-member table:name="1,288.68" table:display="true" table:show-details="true"/>
                <table:data-pilot-member table:name="2,588.52" table:display="true" table:show-details="true"/>
                <table:data-pilot-member table:name="142.59" table:display="true" table:show-details="true"/>
                <table:data-pilot-member table:name="385.00" table:display="true" table:show-details="true"/>
                <table:data-pilot-member table:name="92.06" table:display="true" table:show-details="true"/>
                <table:data-pilot-member table:name="88.99" table:display="true" table:show-details="true"/>
                <table:data-pilot-member table:name="35.40" table:display="true" table:show-details="true"/>
                <table:data-pilot-member table:name="264.10" table:display="true" table:show-details="true"/>
                <table:data-pilot-member table:name="32.63" table:display="true" table:show-details="true"/>
                <table:data-pilot-member table:name="35.24" table:display="true" table:show-details="true"/>
                <table:data-pilot-member table:name="902.00" table:display="true" table:show-details="true"/>
                <table:data-pilot-member table:name="155.32" table:display="true" table:show-details="true"/>
                <table:data-pilot-member table:name="210.00" table:display="true" table:show-details="true"/>
                <table:data-pilot-member table:name="630.00" table:display="true" table:show-details="true"/>
                <table:data-pilot-member table:name="263.21" table:display="true" table:show-details="true"/>
                <table:data-pilot-member table:name="97.29" table:display="true" table:show-details="true"/>
                <table:data-pilot-member table:name="1,143.00" table:display="true" table:show-details="true"/>
                <table:data-pilot-member table:name="238.30" table:display="true" table:show-details="true"/>
                <table:data-pilot-member table:name="350.00" table:display="true" table:show-details="true"/>
                <table:data-pilot-member table:name="1,187.16" table:display="true" table:show-details="true"/>
                <table:data-pilot-member table:name="487.64" table:display="true" table:show-details="true"/>
                <table:data-pilot-member table:name="613.60" table:display="true" table:show-details="true"/>
                <table:data-pilot-member table:name="928.02" table:display="true" table:show-details="true"/>
                <table:data-pilot-member table:name="53.32" table:display="true" table:show-details="true"/>
                <table:data-pilot-member table:name="111.29" table:display="true" table:show-details="true"/>
                <table:data-pilot-member table:name="109.50" table:display="true" table:show-details="true"/>
                <table:data-pilot-member table:name="94.53" table:display="true" table:show-details="true"/>
                <table:data-pilot-member table:name="274.00" table:display="true" table:show-details="true"/>
                <table:data-pilot-member table:name="52.13" table:display="true" table:show-details="true"/>
                <table:data-pilot-member table:name="189.50" table:display="true" table:show-details="true"/>
                <table:data-pilot-member table:name="203.20" table:display="true" table:show-details="true"/>
                <table:data-pilot-member table:name="49.76" table:display="true" table:show-details="true"/>
                <table:data-pilot-member table:name="76.34" table:display="true" table:show-details="true"/>
                <table:data-pilot-member table:name="462.02" table:display="true" table:show-details="true"/>
                <table:data-pilot-member table:name="171.79" table:display="true" table:show-details="true"/>
                <table:data-pilot-member table:name="50.11" table:display="true" table:show-details="true"/>
                <table:data-pilot-member table:name="361.33" table:display="true" table:show-details="true"/>
                <table:data-pilot-member table:name="41.60" table:display="true" table:show-details="true"/>
                <table:data-pilot-member table:name="128.96" table:display="true" table:show-details="true"/>
                <table:data-pilot-member table:name="62.66" table:display="true" table:show-details="true"/>
                <table:data-pilot-member table:name="482.60" table:display="true" table:show-details="true"/>
                <table:data-pilot-member table:name="279.20" table:display="true" table:show-details="true"/>
                <table:data-pilot-member table:name="61.58" table:display="true" table:show-details="true"/>
                <table:data-pilot-member table:name="72.02" table:display="true" table:show-details="true"/>
                <table:data-pilot-member table:name="2,330.60" table:display="true" table:show-details="true"/>
                <table:data-pilot-member table:name="263.00" table:display="true" table:show-details="true"/>
                <table:data-pilot-member table:name="105.32" table:display="true" table:show-details="true"/>
                <table:data-pilot-member table:name="65.00" table:display="true" table:show-details="true"/>
                <table:data-pilot-member table:name="37.54" table:display="true" table:show-details="true"/>
                <table:data-pilot-member table:name="213.93" table:display="true" table:show-details="true"/>
                <table:data-pilot-member table:name="176.40" table:display="true" table:show-details="true"/>
                <table:data-pilot-member table:name="24.99" table:display="true" table:show-details="true"/>
                <table:data-pilot-member table:name="103.46" table:display="true" table:show-details="true"/>
                <table:data-pilot-member table:name="367.00" table:display="true" table:show-details="true"/>
                <table:data-pilot-member table:name="783.18"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 table:name="Pivot Tables 2" table:application-data="" table:target-range-address="'Pivot Tables'.M4:'Pivot Tables'.S11" table:buttons="'Pivot Tables'.M5 'Pivot Tables'.N4" table:show-filter-button="false">
          <table:source-cell-range table:cell-range-address="Sheet1.A1:Sheet1.V500"/>
          <table:data-pilot-field table:source-field-name="ID" table:orientation="hidden" table:used-hierarchy="-1" table:function="auto">
            <table:data-pilot-level table:show-empty="false" calcext:repeat-item-labels="false">
              <table:data-pilot-subtotals>
                <table:data-pilot-subtotal table:function="auto"/>
              </table:data-pilot-subtotals>
              <table:data-pilot-members>
                <table:data-pilot-member table:name="A00100" table:display="true" table:show-details="true"/>
                <table:data-pilot-member table:name="A00101" table:display="true" table:show-details="true"/>
                <table:data-pilot-member table:name="A00102" table:display="true" table:show-details="true"/>
                <table:data-pilot-member table:name="A00103" table:display="true" table:show-details="true"/>
                <table:data-pilot-member table:name="A00104" table:display="true" table:show-details="true"/>
                <table:data-pilot-member table:name="A00105" table:display="true" table:show-details="true"/>
                <table:data-pilot-member table:name="A00106" table:display="true" table:show-details="true"/>
                <table:data-pilot-member table:name="A00107" table:display="true" table:show-details="true"/>
                <table:data-pilot-member table:name="A00108" table:display="true" table:show-details="true"/>
                <table:data-pilot-member table:name="A00109" table:display="true" table:show-details="true"/>
                <table:data-pilot-member table:name="A00110" table:display="true" table:show-details="true"/>
                <table:data-pilot-member table:name="A00111" table:display="true" table:show-details="true"/>
                <table:data-pilot-member table:name="A00112" table:display="true" table:show-details="true"/>
                <table:data-pilot-member table:name="A00113" table:display="true" table:show-details="true"/>
                <table:data-pilot-member table:name="A00114" table:display="true" table:show-details="true"/>
                <table:data-pilot-member table:name="A00115" table:display="true" table:show-details="true"/>
                <table:data-pilot-member table:name="A00116" table:display="true" table:show-details="true"/>
                <table:data-pilot-member table:name="A00117" table:display="true" table:show-details="true"/>
                <table:data-pilot-member table:name="A00118" table:display="true" table:show-details="true"/>
                <table:data-pilot-member table:name="A00119" table:display="true" table:show-details="true"/>
                <table:data-pilot-member table:name="A00120" table:display="true" table:show-details="true"/>
                <table:data-pilot-member table:name="A00121" table:display="true" table:show-details="true"/>
                <table:data-pilot-member table:name="A00122" table:display="true" table:show-details="true"/>
                <table:data-pilot-member table:name="A00123" table:display="true" table:show-details="true"/>
                <table:data-pilot-member table:name="A00124" table:display="true" table:show-details="true"/>
                <table:data-pilot-member table:name="A00125" table:display="true" table:show-details="true"/>
                <table:data-pilot-member table:name="A00126" table:display="true" table:show-details="true"/>
                <table:data-pilot-member table:name="A00127" table:display="true" table:show-details="true"/>
                <table:data-pilot-member table:name="A00128" table:display="true" table:show-details="true"/>
                <table:data-pilot-member table:name="A00129" table:display="true" table:show-details="true"/>
                <table:data-pilot-member table:name="A00130" table:display="true" table:show-details="true"/>
                <table:data-pilot-member table:name="A00131" table:display="true" table:show-details="true"/>
                <table:data-pilot-member table:name="A00132" table:display="true" table:show-details="true"/>
                <table:data-pilot-member table:name="A00133" table:display="true" table:show-details="true"/>
                <table:data-pilot-member table:name="A00134" table:display="true" table:show-details="true"/>
                <table:data-pilot-member table:name="A00135" table:display="true" table:show-details="true"/>
                <table:data-pilot-member table:name="A00136" table:display="true" table:show-details="true"/>
                <table:data-pilot-member table:name="A00137" table:display="true" table:show-details="true"/>
                <table:data-pilot-member table:name="A00138" table:display="true" table:show-details="true"/>
                <table:data-pilot-member table:name="A00139" table:display="true" table:show-details="true"/>
                <table:data-pilot-member table:name="A00140" table:display="true" table:show-details="true"/>
                <table:data-pilot-member table:name="A00141" table:display="true" table:show-details="true"/>
                <table:data-pilot-member table:name="A00142" table:display="true" table:show-details="true"/>
                <table:data-pilot-member table:name="A00143" table:display="true" table:show-details="true"/>
                <table:data-pilot-member table:name="A00144" table:display="true" table:show-details="true"/>
                <table:data-pilot-member table:name="A00145" table:display="true" table:show-details="true"/>
                <table:data-pilot-member table:name="A00146" table:display="true" table:show-details="true"/>
                <table:data-pilot-member table:name="A00147" table:display="true" table:show-details="true"/>
                <table:data-pilot-member table:name="A00148" table:display="true" table:show-details="true"/>
                <table:data-pilot-member table:name="A00149" table:display="true" table:show-details="true"/>
                <table:data-pilot-member table:name="A00150" table:display="true" table:show-details="true"/>
                <table:data-pilot-member table:name="A00151" table:display="true" table:show-details="true"/>
                <table:data-pilot-member table:name="A00152" table:display="true" table:show-details="true"/>
                <table:data-pilot-member table:name="A00153" table:display="true" table:show-details="true"/>
                <table:data-pilot-member table:name="A00154" table:display="true" table:show-details="true"/>
                <table:data-pilot-member table:name="A00155" table:display="true" table:show-details="true"/>
                <table:data-pilot-member table:name="A00156" table:display="true" table:show-details="true"/>
                <table:data-pilot-member table:name="A00157" table:display="true" table:show-details="true"/>
                <table:data-pilot-member table:name="A00158" table:display="true" table:show-details="true"/>
                <table:data-pilot-member table:name="A00159" table:display="true" table:show-details="true"/>
                <table:data-pilot-member table:name="A00160" table:display="true" table:show-details="true"/>
                <table:data-pilot-member table:name="A00161" table:display="true" table:show-details="true"/>
                <table:data-pilot-member table:name="A00162" table:display="true" table:show-details="true"/>
                <table:data-pilot-member table:name="A00163" table:display="true" table:show-details="true"/>
                <table:data-pilot-member table:name="A00164" table:display="true" table:show-details="true"/>
                <table:data-pilot-member table:name="A00165" table:display="true" table:show-details="true"/>
                <table:data-pilot-member table:name="A00166" table:display="true" table:show-details="true"/>
                <table:data-pilot-member table:name="A00167" table:display="true" table:show-details="true"/>
                <table:data-pilot-member table:name="A00168" table:display="true" table:show-details="true"/>
                <table:data-pilot-member table:name="A00169" table:display="true" table:show-details="true"/>
                <table:data-pilot-member table:name="A00170" table:display="true" table:show-details="true"/>
                <table:data-pilot-member table:name="A00171" table:display="true" table:show-details="true"/>
                <table:data-pilot-member table:name="A00172" table:display="true" table:show-details="true"/>
                <table:data-pilot-member table:name="A00173" table:display="true" table:show-details="true"/>
                <table:data-pilot-member table:name="A00174" table:display="true" table:show-details="true"/>
                <table:data-pilot-member table:name="A00175" table:display="true" table:show-details="true"/>
                <table:data-pilot-member table:name="A00176" table:display="true" table:show-details="true"/>
                <table:data-pilot-member table:name="A00177" table:display="true" table:show-details="true"/>
                <table:data-pilot-member table:name="A00178" table:display="true" table:show-details="true"/>
                <table:data-pilot-member table:name="A00179" table:display="true" table:show-details="true"/>
                <table:data-pilot-member table:name="A00180" table:display="true" table:show-details="true"/>
                <table:data-pilot-member table:name="A00181" table:display="true" table:show-details="true"/>
                <table:data-pilot-member table:name="A00182" table:display="true" table:show-details="true"/>
                <table:data-pilot-member table:name="A00183" table:display="true" table:show-details="true"/>
                <table:data-pilot-member table:name="A00184" table:display="true" table:show-details="true"/>
                <table:data-pilot-member table:name="A00185" table:display="true" table:show-details="true"/>
                <table:data-pilot-member table:name="A00186" table:display="true" table:show-details="true"/>
                <table:data-pilot-member table:name="A00187" table:display="true" table:show-details="true"/>
                <table:data-pilot-member table:name="A00188" table:display="true" table:show-details="true"/>
                <table:data-pilot-member table:name="A00189" table:display="true" table:show-details="true"/>
                <table:data-pilot-member table:name="A00190" table:display="true" table:show-details="true"/>
                <table:data-pilot-member table:name="A00191" table:display="true" table:show-details="true"/>
                <table:data-pilot-member table:name="A00192" table:display="true" table:show-details="true"/>
                <table:data-pilot-member table:name="A00193" table:display="true" table:show-details="true"/>
                <table:data-pilot-member table:name="A00194" table:display="true" table:show-details="true"/>
                <table:data-pilot-member table:name="A00195" table:display="true" table:show-details="true"/>
                <table:data-pilot-member table:name="A00196" table:display="true" table:show-details="true"/>
                <table:data-pilot-member table:name="A00197" table:display="true" table:show-details="true"/>
                <table:data-pilot-member table:name="A00198" table:display="true" table:show-details="true"/>
                <table:data-pilot-member table:name="A00199" table:display="true" table:show-details="true"/>
                <table:data-pilot-member table:name="A00200" table:display="true" table:show-details="true"/>
                <table:data-pilot-member table:name="A00201" table:display="true" table:show-details="true"/>
                <table:data-pilot-member table:name="A00202" table:display="true" table:show-details="true"/>
                <table:data-pilot-member table:name="A00203" table:display="true" table:show-details="true"/>
                <table:data-pilot-member table:name="A00204" table:display="true" table:show-details="true"/>
                <table:data-pilot-member table:name="A00205" table:display="true" table:show-details="true"/>
                <table:data-pilot-member table:name="A00206" table:display="true" table:show-details="true"/>
                <table:data-pilot-member table:name="A00207" table:display="true" table:show-details="true"/>
                <table:data-pilot-member table:name="A00208" table:display="true" table:show-details="true"/>
                <table:data-pilot-member table:name="A00209" table:display="true" table:show-details="true"/>
                <table:data-pilot-member table:name="A00210" table:display="true" table:show-details="true"/>
                <table:data-pilot-member table:name="A00211" table:display="true" table:show-details="true"/>
                <table:data-pilot-member table:name="A00212" table:display="true" table:show-details="true"/>
                <table:data-pilot-member table:name="A00213" table:display="true" table:show-details="true"/>
                <table:data-pilot-member table:name="A00214" table:display="true" table:show-details="true"/>
                <table:data-pilot-member table:name="A00215" table:display="true" table:show-details="true"/>
                <table:data-pilot-member table:name="A00216" table:display="true" table:show-details="true"/>
                <table:data-pilot-member table:name="A00217" table:display="true" table:show-details="true"/>
                <table:data-pilot-member table:name="A00218" table:display="true" table:show-details="true"/>
                <table:data-pilot-member table:name="A00219" table:display="true" table:show-details="true"/>
                <table:data-pilot-member table:name="A00220" table:display="true" table:show-details="true"/>
                <table:data-pilot-member table:name="A00221" table:display="true" table:show-details="true"/>
                <table:data-pilot-member table:name="A00222" table:display="true" table:show-details="true"/>
                <table:data-pilot-member table:name="A00223" table:display="true" table:show-details="true"/>
                <table:data-pilot-member table:name="A00224" table:display="true" table:show-details="true"/>
                <table:data-pilot-member table:name="A00225" table:display="true" table:show-details="true"/>
                <table:data-pilot-member table:name="A00226" table:display="true" table:show-details="true"/>
                <table:data-pilot-member table:name="A00227" table:display="true" table:show-details="true"/>
                <table:data-pilot-member table:name="A00228" table:display="true" table:show-details="true"/>
                <table:data-pilot-member table:name="A00229" table:display="true" table:show-details="true"/>
                <table:data-pilot-member table:name="A00230" table:display="true" table:show-details="true"/>
                <table:data-pilot-member table:name="A00231" table:display="true" table:show-details="true"/>
                <table:data-pilot-member table:name="A00232" table:display="true" table:show-details="true"/>
                <table:data-pilot-member table:name="A00233" table:display="true" table:show-details="true"/>
                <table:data-pilot-member table:name="A00234" table:display="true" table:show-details="true"/>
                <table:data-pilot-member table:name="A00235" table:display="true" table:show-details="true"/>
                <table:data-pilot-member table:name="A00236" table:display="true" table:show-details="true"/>
                <table:data-pilot-member table:name="A00237" table:display="true" table:show-details="true"/>
                <table:data-pilot-member table:name="A00238" table:display="true" table:show-details="true"/>
                <table:data-pilot-member table:name="A00239" table:display="true" table:show-details="true"/>
                <table:data-pilot-member table:name="A00240" table:display="true" table:show-details="true"/>
                <table:data-pilot-member table:name="A00241" table:display="true" table:show-details="true"/>
                <table:data-pilot-member table:name="A00242" table:display="true" table:show-details="true"/>
                <table:data-pilot-member table:name="A00243" table:display="true" table:show-details="true"/>
                <table:data-pilot-member table:name="A00244" table:display="true" table:show-details="true"/>
                <table:data-pilot-member table:name="A00245" table:display="true" table:show-details="true"/>
                <table:data-pilot-member table:name="A00246" table:display="true" table:show-details="true"/>
                <table:data-pilot-member table:name="A00247" table:display="true" table:show-details="true"/>
                <table:data-pilot-member table:name="A00248" table:display="true" table:show-details="true"/>
                <table:data-pilot-member table:name="A00249" table:display="true" table:show-details="true"/>
                <table:data-pilot-member table:name="A00250" table:display="true" table:show-details="true"/>
                <table:data-pilot-member table:name="A00251" table:display="true" table:show-details="true"/>
                <table:data-pilot-member table:name="A00252" table:display="true" table:show-details="true"/>
                <table:data-pilot-member table:name="A00253" table:display="true" table:show-details="true"/>
                <table:data-pilot-member table:name="A00254" table:display="true" table:show-details="true"/>
                <table:data-pilot-member table:name="A00255" table:display="true" table:show-details="true"/>
                <table:data-pilot-member table:name="A00256" table:display="true" table:show-details="true"/>
                <table:data-pilot-member table:name="A00257" table:display="true" table:show-details="true"/>
                <table:data-pilot-member table:name="A00258" table:display="true" table:show-details="true"/>
                <table:data-pilot-member table:name="A00259" table:display="true" table:show-details="true"/>
                <table:data-pilot-member table:name="A00260" table:display="true" table:show-details="true"/>
                <table:data-pilot-member table:name="A00261" table:display="true" table:show-details="true"/>
                <table:data-pilot-member table:name="A00262" table:display="true" table:show-details="true"/>
                <table:data-pilot-member table:name="A00263" table:display="true" table:show-details="true"/>
                <table:data-pilot-member table:name="A00264" table:display="true" table:show-details="true"/>
                <table:data-pilot-member table:name="A00265" table:display="true" table:show-details="true"/>
                <table:data-pilot-member table:name="A00266" table:display="true" table:show-details="true"/>
                <table:data-pilot-member table:name="A00267" table:display="true" table:show-details="true"/>
                <table:data-pilot-member table:name="A00268" table:display="true" table:show-details="true"/>
                <table:data-pilot-member table:name="A00269" table:display="true" table:show-details="true"/>
                <table:data-pilot-member table:name="A00270" table:display="true" table:show-details="true"/>
                <table:data-pilot-member table:name="A00271" table:display="true" table:show-details="true"/>
                <table:data-pilot-member table:name="A00272" table:display="true" table:show-details="true"/>
                <table:data-pilot-member table:name="A00273" table:display="true" table:show-details="true"/>
                <table:data-pilot-member table:name="A00274" table:display="true" table:show-details="true"/>
                <table:data-pilot-member table:name="A00275" table:display="true" table:show-details="true"/>
                <table:data-pilot-member table:name="A00276" table:display="true" table:show-details="true"/>
                <table:data-pilot-member table:name="A00277" table:display="true" table:show-details="true"/>
                <table:data-pilot-member table:name="A00278" table:display="true" table:show-details="true"/>
                <table:data-pilot-member table:name="A00279" table:display="true" table:show-details="true"/>
                <table:data-pilot-member table:name="A00280" table:display="true" table:show-details="true"/>
                <table:data-pilot-member table:name="A00281" table:display="true" table:show-details="true"/>
                <table:data-pilot-member table:name="A00282" table:display="true" table:show-details="true"/>
                <table:data-pilot-member table:name="A00283" table:display="true" table:show-details="true"/>
                <table:data-pilot-member table:name="A00284" table:display="true" table:show-details="true"/>
                <table:data-pilot-member table:name="A00285" table:display="true" table:show-details="true"/>
                <table:data-pilot-member table:name="A00286" table:display="true" table:show-details="true"/>
                <table:data-pilot-member table:name="A00287" table:display="true" table:show-details="true"/>
                <table:data-pilot-member table:name="A00288" table:display="true" table:show-details="true"/>
                <table:data-pilot-member table:name="A00289" table:display="true" table:show-details="true"/>
                <table:data-pilot-member table:name="A00290" table:display="true" table:show-details="true"/>
                <table:data-pilot-member table:name="A00291" table:display="true" table:show-details="true"/>
                <table:data-pilot-member table:name="A00292" table:display="true" table:show-details="true"/>
                <table:data-pilot-member table:name="A00293" table:display="true" table:show-details="true"/>
                <table:data-pilot-member table:name="A00294" table:display="true" table:show-details="true"/>
                <table:data-pilot-member table:name="A00295" table:display="true" table:show-details="true"/>
                <table:data-pilot-member table:name="A00296" table:display="true" table:show-details="true"/>
                <table:data-pilot-member table:name="A00297" table:display="true" table:show-details="true"/>
                <table:data-pilot-member table:name="A00298" table:display="true" table:show-details="true"/>
                <table:data-pilot-member table:name="A00299" table:display="true" table:show-details="true"/>
                <table:data-pilot-member table:name="A00300" table:display="true" table:show-details="true"/>
                <table:data-pilot-member table:name="A00301" table:display="true" table:show-details="true"/>
                <table:data-pilot-member table:name="A00302" table:display="true" table:show-details="true"/>
                <table:data-pilot-member table:name="A00303" table:display="true" table:show-details="true"/>
                <table:data-pilot-member table:name="A00304" table:display="true" table:show-details="true"/>
                <table:data-pilot-member table:name="A00305" table:display="true" table:show-details="true"/>
                <table:data-pilot-member table:name="A00306" table:display="true" table:show-details="true"/>
                <table:data-pilot-member table:name="A00307" table:display="true" table:show-details="true"/>
                <table:data-pilot-member table:name="A00308" table:display="true" table:show-details="true"/>
                <table:data-pilot-member table:name="A00309" table:display="true" table:show-details="true"/>
                <table:data-pilot-member table:name="A00310" table:display="true" table:show-details="true"/>
                <table:data-pilot-member table:name="A00311" table:display="true" table:show-details="true"/>
                <table:data-pilot-member table:name="A00312" table:display="true" table:show-details="true"/>
                <table:data-pilot-member table:name="A00313" table:display="true" table:show-details="true"/>
                <table:data-pilot-member table:name="A00314" table:display="true" table:show-details="true"/>
                <table:data-pilot-member table:name="A00315" table:display="true" table:show-details="true"/>
                <table:data-pilot-member table:name="A00316" table:display="true" table:show-details="true"/>
                <table:data-pilot-member table:name="A00317" table:display="true" table:show-details="true"/>
                <table:data-pilot-member table:name="A00318" table:display="true" table:show-details="true"/>
                <table:data-pilot-member table:name="A00319" table:display="true" table:show-details="true"/>
                <table:data-pilot-member table:name="A00320" table:display="true" table:show-details="true"/>
                <table:data-pilot-member table:name="A00321" table:display="true" table:show-details="true"/>
                <table:data-pilot-member table:name="A00322" table:display="true" table:show-details="true"/>
                <table:data-pilot-member table:name="A00323" table:display="true" table:show-details="true"/>
                <table:data-pilot-member table:name="A00324" table:display="true" table:show-details="true"/>
                <table:data-pilot-member table:name="A00325" table:display="true" table:show-details="true"/>
                <table:data-pilot-member table:name="A00326" table:display="true" table:show-details="true"/>
                <table:data-pilot-member table:name="A00327" table:display="true" table:show-details="true"/>
                <table:data-pilot-member table:name="A00328" table:display="true" table:show-details="true"/>
                <table:data-pilot-member table:name="A00329" table:display="true" table:show-details="true"/>
                <table:data-pilot-member table:name="A00330" table:display="true" table:show-details="true"/>
                <table:data-pilot-member table:name="A00331" table:display="true" table:show-details="true"/>
                <table:data-pilot-member table:name="A00332" table:display="true" table:show-details="true"/>
                <table:data-pilot-member table:name="A00333" table:display="true" table:show-details="true"/>
                <table:data-pilot-member table:name="A00334" table:display="true" table:show-details="true"/>
                <table:data-pilot-member table:name="A00335" table:display="true" table:show-details="true"/>
                <table:data-pilot-member table:name="A00336" table:display="true" table:show-details="true"/>
                <table:data-pilot-member table:name="A00337" table:display="true" table:show-details="true"/>
                <table:data-pilot-member table:name="A00338" table:display="true" table:show-details="true"/>
                <table:data-pilot-member table:name="A00339" table:display="true" table:show-details="true"/>
                <table:data-pilot-member table:name="A00340" table:display="true" table:show-details="true"/>
                <table:data-pilot-member table:name="A00341" table:display="true" table:show-details="true"/>
                <table:data-pilot-member table:name="A00342" table:display="true" table:show-details="true"/>
                <table:data-pilot-member table:name="A00343" table:display="true" table:show-details="true"/>
                <table:data-pilot-member table:name="A00344" table:display="true" table:show-details="true"/>
                <table:data-pilot-member table:name="A00345" table:display="true" table:show-details="true"/>
                <table:data-pilot-member table:name="A00346" table:display="true" table:show-details="true"/>
                <table:data-pilot-member table:name="A00347" table:display="true" table:show-details="true"/>
                <table:data-pilot-member table:name="A00348" table:display="true" table:show-details="true"/>
                <table:data-pilot-member table:name="A00349" table:display="true" table:show-details="true"/>
                <table:data-pilot-member table:name="A00350" table:display="true" table:show-details="true"/>
                <table:data-pilot-member table:name="A00351" table:display="true" table:show-details="true"/>
                <table:data-pilot-member table:name="A00352" table:display="true" table:show-details="true"/>
                <table:data-pilot-member table:name="A00353" table:display="true" table:show-details="true"/>
                <table:data-pilot-member table:name="A00354" table:display="true" table:show-details="true"/>
                <table:data-pilot-member table:name="A00355" table:display="true" table:show-details="true"/>
                <table:data-pilot-member table:name="A00356" table:display="true" table:show-details="true"/>
                <table:data-pilot-member table:name="A00357" table:display="true" table:show-details="true"/>
                <table:data-pilot-member table:name="A00358" table:display="true" table:show-details="true"/>
                <table:data-pilot-member table:name="A00359" table:display="true" table:show-details="true"/>
                <table:data-pilot-member table:name="A00360" table:display="true" table:show-details="true"/>
                <table:data-pilot-member table:name="A00361" table:display="true" table:show-details="true"/>
                <table:data-pilot-member table:name="A00362" table:display="true" table:show-details="true"/>
                <table:data-pilot-member table:name="A00363" table:display="true" table:show-details="true"/>
                <table:data-pilot-member table:name="A00364" table:display="true" table:show-details="true"/>
                <table:data-pilot-member table:name="A00365" table:display="true" table:show-details="true"/>
                <table:data-pilot-member table:name="A00366" table:display="true" table:show-details="true"/>
                <table:data-pilot-member table:name="A00367" table:display="true" table:show-details="true"/>
                <table:data-pilot-member table:name="A00368" table:display="true" table:show-details="true"/>
                <table:data-pilot-member table:name="A00369" table:display="true" table:show-details="true"/>
                <table:data-pilot-member table:name="A00370" table:display="true" table:show-details="true"/>
                <table:data-pilot-member table:name="A00371" table:display="true" table:show-details="true"/>
                <table:data-pilot-member table:name="A00372" table:display="true" table:show-details="true"/>
                <table:data-pilot-member table:name="A00373" table:display="true" table:show-details="true"/>
                <table:data-pilot-member table:name="A00374" table:display="true" table:show-details="true"/>
                <table:data-pilot-member table:name="A00375" table:display="true" table:show-details="true"/>
                <table:data-pilot-member table:name="A00376" table:display="true" table:show-details="true"/>
                <table:data-pilot-member table:name="A00377" table:display="true" table:show-details="true"/>
                <table:data-pilot-member table:name="A00378" table:display="true" table:show-details="true"/>
                <table:data-pilot-member table:name="A00379" table:display="true" table:show-details="true"/>
                <table:data-pilot-member table:name="A00380" table:display="true" table:show-details="true"/>
                <table:data-pilot-member table:name="A00381" table:display="true" table:show-details="true"/>
                <table:data-pilot-member table:name="A00382" table:display="true" table:show-details="true"/>
                <table:data-pilot-member table:name="A00383" table:display="true" table:show-details="true"/>
                <table:data-pilot-member table:name="A00384" table:display="true" table:show-details="true"/>
                <table:data-pilot-member table:name="A00385" table:display="true" table:show-details="true"/>
                <table:data-pilot-member table:name="A00386" table:display="true" table:show-details="true"/>
                <table:data-pilot-member table:name="A00387" table:display="true" table:show-details="true"/>
                <table:data-pilot-member table:name="A00388" table:display="true" table:show-details="true"/>
                <table:data-pilot-member table:name="A00389" table:display="true" table:show-details="true"/>
                <table:data-pilot-member table:name="A00390" table:display="true" table:show-details="true"/>
                <table:data-pilot-member table:name="A00391" table:display="true" table:show-details="true"/>
                <table:data-pilot-member table:name="A00392" table:display="true" table:show-details="true"/>
                <table:data-pilot-member table:name="A00393" table:display="true" table:show-details="true"/>
                <table:data-pilot-member table:name="A00394" table:display="true" table:show-details="true"/>
                <table:data-pilot-member table:name="A00395" table:display="true" table:show-details="true"/>
                <table:data-pilot-member table:name="A00396" table:display="true" table:show-details="true"/>
                <table:data-pilot-member table:name="A00397" table:display="true" table:show-details="true"/>
                <table:data-pilot-member table:name="A00398" table:display="true" table:show-details="true"/>
                <table:data-pilot-member table:name="A00399" table:display="true" table:show-details="true"/>
                <table:data-pilot-member table:name="A00400" table:display="true" table:show-details="true"/>
                <table:data-pilot-member table:name="A00401" table:display="true" table:show-details="true"/>
                <table:data-pilot-member table:name="A00402" table:display="true" table:show-details="true"/>
                <table:data-pilot-member table:name="A00403" table:display="true" table:show-details="true"/>
                <table:data-pilot-member table:name="A00404" table:display="true" table:show-details="true"/>
                <table:data-pilot-member table:name="A00405" table:display="true" table:show-details="true"/>
                <table:data-pilot-member table:name="A00406" table:display="true" table:show-details="true"/>
                <table:data-pilot-member table:name="A00407" table:display="true" table:show-details="true"/>
                <table:data-pilot-member table:name="A00408" table:display="true" table:show-details="true"/>
                <table:data-pilot-member table:name="A00409" table:display="true" table:show-details="true"/>
                <table:data-pilot-member table:name="A00410" table:display="true" table:show-details="true"/>
                <table:data-pilot-member table:name="A00411" table:display="true" table:show-details="true"/>
                <table:data-pilot-member table:name="A00412" table:display="true" table:show-details="true"/>
                <table:data-pilot-member table:name="A00413" table:display="true" table:show-details="true"/>
                <table:data-pilot-member table:name="A00414" table:display="true" table:show-details="true"/>
                <table:data-pilot-member table:name="A00415" table:display="true" table:show-details="true"/>
                <table:data-pilot-member table:name="A00416" table:display="true" table:show-details="true"/>
                <table:data-pilot-member table:name="A00417" table:display="true" table:show-details="true"/>
                <table:data-pilot-member table:name="A00418" table:display="true" table:show-details="true"/>
                <table:data-pilot-member table:name="A00419" table:display="true" table:show-details="true"/>
                <table:data-pilot-member table:name="A00420" table:display="true" table:show-details="true"/>
                <table:data-pilot-member table:name="A00421" table:display="true" table:show-details="true"/>
                <table:data-pilot-member table:name="A00422" table:display="true" table:show-details="true"/>
                <table:data-pilot-member table:name="A00423" table:display="true" table:show-details="true"/>
                <table:data-pilot-member table:name="A00424" table:display="true" table:show-details="true"/>
                <table:data-pilot-member table:name="A00425" table:display="true" table:show-details="true"/>
                <table:data-pilot-member table:name="A00426" table:display="true" table:show-details="true"/>
                <table:data-pilot-member table:name="A00427" table:display="true" table:show-details="true"/>
                <table:data-pilot-member table:name="A00428" table:display="true" table:show-details="true"/>
                <table:data-pilot-member table:name="A00429" table:display="true" table:show-details="true"/>
                <table:data-pilot-member table:name="A00430" table:display="true" table:show-details="true"/>
                <table:data-pilot-member table:name="A00431" table:display="true" table:show-details="true"/>
                <table:data-pilot-member table:name="A00432" table:display="true" table:show-details="true"/>
                <table:data-pilot-member table:name="A00433" table:display="true" table:show-details="true"/>
                <table:data-pilot-member table:name="A00434" table:display="true" table:show-details="true"/>
                <table:data-pilot-member table:name="A00435" table:display="true" table:show-details="true"/>
                <table:data-pilot-member table:name="A00436" table:display="true" table:show-details="true"/>
                <table:data-pilot-member table:name="A00437" table:display="true" table:show-details="true"/>
                <table:data-pilot-member table:name="A00438" table:display="true" table:show-details="true"/>
                <table:data-pilot-member table:name="A00439" table:display="true" table:show-details="true"/>
                <table:data-pilot-member table:name="A00440" table:display="true" table:show-details="true"/>
                <table:data-pilot-member table:name="A00441" table:display="true" table:show-details="true"/>
                <table:data-pilot-member table:name="A00442" table:display="true" table:show-details="true"/>
                <table:data-pilot-member table:name="A00443" table:display="true" table:show-details="true"/>
                <table:data-pilot-member table:name="A00444" table:display="true" table:show-details="true"/>
                <table:data-pilot-member table:name="A00445" table:display="true" table:show-details="true"/>
                <table:data-pilot-member table:name="A00446" table:display="true" table:show-details="true"/>
                <table:data-pilot-member table:name="A00447" table:display="true" table:show-details="true"/>
                <table:data-pilot-member table:name="A00448" table:display="true" table:show-details="true"/>
                <table:data-pilot-member table:name="A00449" table:display="true" table:show-details="true"/>
                <table:data-pilot-member table:name="A00450" table:display="true" table:show-details="true"/>
                <table:data-pilot-member table:name="A00451" table:display="true" table:show-details="true"/>
                <table:data-pilot-member table:name="A00452" table:display="true" table:show-details="true"/>
                <table:data-pilot-member table:name="A00453" table:display="true" table:show-details="true"/>
                <table:data-pilot-member table:name="A00454" table:display="true" table:show-details="true"/>
                <table:data-pilot-member table:name="A00455" table:display="true" table:show-details="true"/>
                <table:data-pilot-member table:name="A00456" table:display="true" table:show-details="true"/>
                <table:data-pilot-member table:name="A00457" table:display="true" table:show-details="true"/>
                <table:data-pilot-member table:name="A00458" table:display="true" table:show-details="true"/>
                <table:data-pilot-member table:name="A00459" table:display="true" table:show-details="true"/>
                <table:data-pilot-member table:name="A00460" table:display="true" table:show-details="true"/>
                <table:data-pilot-member table:name="A00461" table:display="true" table:show-details="true"/>
                <table:data-pilot-member table:name="A00462" table:display="true" table:show-details="true"/>
                <table:data-pilot-member table:name="A00463" table:display="true" table:show-details="true"/>
                <table:data-pilot-member table:name="A00464" table:display="true" table:show-details="true"/>
                <table:data-pilot-member table:name="A00465" table:display="true" table:show-details="true"/>
                <table:data-pilot-member table:name="A00466" table:display="true" table:show-details="true"/>
                <table:data-pilot-member table:name="A00467" table:display="true" table:show-details="true"/>
                <table:data-pilot-member table:name="A00468" table:display="true" table:show-details="true"/>
                <table:data-pilot-member table:name="A00469" table:display="true" table:show-details="true"/>
                <table:data-pilot-member table:name="A00470" table:display="true" table:show-details="true"/>
                <table:data-pilot-member table:name="A00471" table:display="true" table:show-details="true"/>
                <table:data-pilot-member table:name="A00472" table:display="true" table:show-details="true"/>
                <table:data-pilot-member table:name="A00473" table:display="true" table:show-details="true"/>
                <table:data-pilot-member table:name="A00474" table:display="true" table:show-details="true"/>
                <table:data-pilot-member table:name="A00475" table:display="true" table:show-details="true"/>
                <table:data-pilot-member table:name="A00476" table:display="true" table:show-details="true"/>
                <table:data-pilot-member table:name="A00477" table:display="true" table:show-details="true"/>
                <table:data-pilot-member table:name="A00478" table:display="true" table:show-details="true"/>
                <table:data-pilot-member table:name="A00479" table:display="true" table:show-details="true"/>
                <table:data-pilot-member table:name="A00480" table:display="true" table:show-details="true"/>
                <table:data-pilot-member table:name="A00481" table:display="true" table:show-details="true"/>
                <table:data-pilot-member table:name="A00482" table:display="true" table:show-details="true"/>
                <table:data-pilot-member table:name="A00483" table:display="true" table:show-details="true"/>
                <table:data-pilot-member table:name="A00484" table:display="true" table:show-details="true"/>
                <table:data-pilot-member table:name="A00485" table:display="true" table:show-details="true"/>
                <table:data-pilot-member table:name="A00486" table:display="true" table:show-details="true"/>
                <table:data-pilot-member table:name="A00487" table:display="true" table:show-details="true"/>
                <table:data-pilot-member table:name="A00488" table:display="true" table:show-details="true"/>
                <table:data-pilot-member table:name="A00489" table:display="true" table:show-details="true"/>
                <table:data-pilot-member table:name="A00490" table:display="true" table:show-details="true"/>
                <table:data-pilot-member table:name="A00491" table:display="true" table:show-details="true"/>
                <table:data-pilot-member table:name="A00492" table:display="true" table:show-details="true"/>
                <table:data-pilot-member table:name="A00493" table:display="true" table:show-details="true"/>
                <table:data-pilot-member table:name="A00494" table:display="true" table:show-details="true"/>
                <table:data-pilot-member table:name="A00495" table:display="true" table:show-details="true"/>
                <table:data-pilot-member table:name="A00496" table:display="true" table:show-details="true"/>
                <table:data-pilot-member table:name="A00497" table:display="true" table:show-details="true"/>
                <table:data-pilot-member table:name="A00498" table:display="true" table:show-details="true"/>
                <table:data-pilot-member table:name="A00499" table:display="true" table:show-details="true"/>
                <table:data-pilot-member table:name="A00500" table:display="true" table:show-details="true"/>
                <table:data-pilot-member table:name="A00501" table:display="true" table:show-details="true"/>
                <table:data-pilot-member table:name="A00502" table:display="true" table:show-details="true"/>
                <table:data-pilot-member table:name="A00503" table:display="true" table:show-details="true"/>
                <table:data-pilot-member table:name="A00504" table:display="true" table:show-details="true"/>
                <table:data-pilot-member table:name="A00505" table:display="true" table:show-details="true"/>
                <table:data-pilot-member table:name="A00506" table:display="true" table:show-details="true"/>
                <table:data-pilot-member table:name="A00507" table:display="true" table:show-details="true"/>
                <table:data-pilot-member table:name="A00508" table:display="true" table:show-details="true"/>
                <table:data-pilot-member table:name="A00509" table:display="true" table:show-details="true"/>
                <table:data-pilot-member table:name="A00510" table:display="true" table:show-details="true"/>
                <table:data-pilot-member table:name="A00511" table:display="true" table:show-details="true"/>
                <table:data-pilot-member table:name="A00512" table:display="true" table:show-details="true"/>
                <table:data-pilot-member table:name="A00513" table:display="true" table:show-details="true"/>
                <table:data-pilot-member table:name="A00514" table:display="true" table:show-details="true"/>
                <table:data-pilot-member table:name="A00515" table:display="true" table:show-details="true"/>
                <table:data-pilot-member table:name="A00516" table:display="true" table:show-details="true"/>
                <table:data-pilot-member table:name="A00517" table:display="true" table:show-details="true"/>
                <table:data-pilot-member table:name="A00518" table:display="true" table:show-details="true"/>
                <table:data-pilot-member table:name="A00519" table:display="true" table:show-details="true"/>
                <table:data-pilot-member table:name="A00520" table:display="true" table:show-details="true"/>
                <table:data-pilot-member table:name="A00521" table:display="true" table:show-details="true"/>
                <table:data-pilot-member table:name="A00522" table:display="true" table:show-details="true"/>
                <table:data-pilot-member table:name="A00523" table:display="true" table:show-details="true"/>
                <table:data-pilot-member table:name="A00524" table:display="true" table:show-details="true"/>
                <table:data-pilot-member table:name="A00525" table:display="true" table:show-details="true"/>
                <table:data-pilot-member table:name="A00526" table:display="true" table:show-details="true"/>
                <table:data-pilot-member table:name="A00527" table:display="true" table:show-details="true"/>
                <table:data-pilot-member table:name="A00528" table:display="true" table:show-details="true"/>
                <table:data-pilot-member table:name="A00529" table:display="true" table:show-details="true"/>
                <table:data-pilot-member table:name="A00530" table:display="true" table:show-details="true"/>
                <table:data-pilot-member table:name="A00531" table:display="true" table:show-details="true"/>
                <table:data-pilot-member table:name="A00532" table:display="true" table:show-details="true"/>
                <table:data-pilot-member table:name="A00533" table:display="true" table:show-details="true"/>
                <table:data-pilot-member table:name="A00534" table:display="true" table:show-details="true"/>
                <table:data-pilot-member table:name="A00535" table:display="true" table:show-details="true"/>
                <table:data-pilot-member table:name="A00536" table:display="true" table:show-details="true"/>
                <table:data-pilot-member table:name="A00537" table:display="true" table:show-details="true"/>
                <table:data-pilot-member table:name="A00538" table:display="true" table:show-details="true"/>
                <table:data-pilot-member table:name="A00539" table:display="true" table:show-details="true"/>
                <table:data-pilot-member table:name="A00540" table:display="true" table:show-details="true"/>
                <table:data-pilot-member table:name="A00541" table:display="true" table:show-details="true"/>
                <table:data-pilot-member table:name="A00542" table:display="true" table:show-details="true"/>
                <table:data-pilot-member table:name="A00543" table:display="true" table:show-details="true"/>
                <table:data-pilot-member table:name="A00544" table:display="true" table:show-details="true"/>
                <table:data-pilot-member table:name="A00545" table:display="true" table:show-details="true"/>
                <table:data-pilot-member table:name="A00546" table:display="true" table:show-details="true"/>
                <table:data-pilot-member table:name="A00547" table:display="true" table:show-details="true"/>
                <table:data-pilot-member table:name="A00548" table:display="true" table:show-details="true"/>
                <table:data-pilot-member table:name="A00549" table:display="true" table:show-details="true"/>
                <table:data-pilot-member table:name="A00550" table:display="true" table:show-details="true"/>
                <table:data-pilot-member table:name="A00551" table:display="true" table:show-details="true"/>
                <table:data-pilot-member table:name="A00552" table:display="true" table:show-details="true"/>
                <table:data-pilot-member table:name="A00553" table:display="true" table:show-details="true"/>
                <table:data-pilot-member table:name="A00554" table:display="true" table:show-details="true"/>
                <table:data-pilot-member table:name="A00555" table:display="true" table:show-details="true"/>
                <table:data-pilot-member table:name="A00556" table:display="true" table:show-details="true"/>
                <table:data-pilot-member table:name="A00557" table:display="true" table:show-details="true"/>
                <table:data-pilot-member table:name="A00558" table:display="true" table:show-details="true"/>
                <table:data-pilot-member table:name="A00559" table:display="true" table:show-details="true"/>
                <table:data-pilot-member table:name="A00560" table:display="true" table:show-details="true"/>
                <table:data-pilot-member table:name="A00561" table:display="true" table:show-details="true"/>
                <table:data-pilot-member table:name="A00562" table:display="true" table:show-details="true"/>
                <table:data-pilot-member table:name="A00563" table:display="true" table:show-details="true"/>
                <table:data-pilot-member table:name="A00564" table:display="true" table:show-details="true"/>
                <table:data-pilot-member table:name="A00565" table:display="true" table:show-details="true"/>
                <table:data-pilot-member table:name="A00566" table:display="true" table:show-details="true"/>
                <table:data-pilot-member table:name="A00567" table:display="true" table:show-details="true"/>
                <table:data-pilot-member table:name="A00568" table:display="true" table:show-details="true"/>
                <table:data-pilot-member table:name="A00569" table:display="true" table:show-details="true"/>
                <table:data-pilot-member table:name="A00570" table:display="true" table:show-details="true"/>
                <table:data-pilot-member table:name="A00571" table:display="true" table:show-details="true"/>
                <table:data-pilot-member table:name="A00572" table:display="true" table:show-details="true"/>
                <table:data-pilot-member table:name="A00573" table:display="true" table:show-details="true"/>
                <table:data-pilot-member table:name="A00574" table:display="true" table:show-details="true"/>
                <table:data-pilot-member table:name="A00575" table:display="true" table:show-details="true"/>
                <table:data-pilot-member table:name="A00576" table:display="true" table:show-details="true"/>
                <table:data-pilot-member table:name="A00577" table:display="true" table:show-details="true"/>
                <table:data-pilot-member table:name="A00578" table:display="true" table:show-details="true"/>
                <table:data-pilot-member table:name="A00579" table:display="true" table:show-details="true"/>
                <table:data-pilot-member table:name="A00580" table:display="true" table:show-details="true"/>
                <table:data-pilot-member table:name="A00581" table:display="true" table:show-details="true"/>
                <table:data-pilot-member table:name="A00582" table:display="true" table:show-details="true"/>
                <table:data-pilot-member table:name="A00583" table:display="true" table:show-details="true"/>
                <table:data-pilot-member table:name="A00584" table:display="true" table:show-details="true"/>
                <table:data-pilot-member table:name="A00585" table:display="true" table:show-details="true"/>
                <table:data-pilot-member table:name="A00586" table:display="true" table:show-details="true"/>
                <table:data-pilot-member table:name="A00587" table:display="true" table:show-details="true"/>
                <table:data-pilot-member table:name="A00588" table:display="true" table:show-details="true"/>
                <table:data-pilot-member table:name="A00589" table:display="true" table:show-details="true"/>
                <table:data-pilot-member table:name="A00590" table:display="true" table:show-details="true"/>
                <table:data-pilot-member table:name="A00591" table:display="true" table:show-details="true"/>
                <table:data-pilot-member table:name="A00592" table:display="true" table:show-details="true"/>
                <table:data-pilot-member table:name="A00593" table:display="true" table:show-details="true"/>
                <table:data-pilot-member table:name="A00594" table:display="true" table:show-details="true"/>
                <table:data-pilot-member table:name="A00595" table:display="true" table:show-details="true"/>
                <table:data-pilot-member table:name="A00596" table:display="true" table:show-details="true"/>
                <table:data-pilot-member table:name="A00597" table:display="true" table:show-details="true"/>
                <table:data-pilot-member table:name="A0059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istrict" table:orientation="hidden" table:used-hierarchy="-1" table:function="auto">
            <table:data-pilot-level table:show-empty="false" calcext:repeat-item-labels="false">
              <table:data-pilot-subtotals>
                <table:data-pilot-subtotal table:function="auto"/>
              </table:data-pilot-subtotals>
              <table:data-pilot-members>
                <table:data-pilot-member table:name="North" table:display="true" table:show-details="true"/>
                <table:data-pilot-member table:name="South" table:display="true" table:show-details="true"/>
                <table:data-pilot-member table:name="Central" table:display="true" table:show-details="true"/>
                <table:data-pilot-member table:name="Northwest" table:display="true" table:show-details="true"/>
                <table:data-pilot-member table:name="West" table:display="true" table:show-details="true"/>
                <table:data-pilot-member table:name="Southeast" table:display="true" table:show-details="true"/>
                <table:data-pilot-member table:name="Southwest" table:display="true" table:show-details="true"/>
                <table:data-pilot-member table:name="Northeast" table:display="true" table:show-details="true"/>
                <table:data-pilot-member table:name="East"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eadTech" table:orientation="hidden" table:used-hierarchy="-1" table:function="auto">
            <table:data-pilot-level table:show-empty="false" calcext:repeat-item-labels="false">
              <table:data-pilot-subtotals>
                <table:data-pilot-subtotal table:function="auto"/>
              </table:data-pilot-subtotals>
              <table:data-pilot-members>
                <table:data-pilot-member table:name="Khan" table:display="true" table:show-details="true"/>
                <table:data-pilot-member table:name="Lopez" table:display="true" table:show-details="true"/>
                <table:data-pilot-member table:name="Cartier" table:display="true" table:show-details="true"/>
                <table:data-pilot-member table:name="Burton" table:display="true" table:show-details="true"/>
                <table:data-pilot-member table:name="Michner" table:display="true" table:show-details="true"/>
                <table:data-pilot-member table:name="Ling"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ush"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Ye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qDate"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WorkDate"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echs" table:orientation="hidden" table:used-hierarchy="-1" table:function="auto">
            <table:data-pilot-level table:show-empty="false" calcext:repeat-item-labels="false">
              <table:data-pilot-subtotals>
                <table:data-pilot-subtotal table:function="auto"/>
              </table:data-pilot-subtotals>
              <table:data-pilot-members>
                <table:data-pilot-member table:name="2" table:display="true" table:show-details="true"/>
                <table:data-pilot-member table:name="1" table:display="true" table:show-details="true"/>
                <table:data-pilot-member table:name="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WtyLbr"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Ye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WtyParts"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Ye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brHrs" table:orientation="hidden" table:used-hierarchy="-1" table:function="auto">
            <table:data-pilot-level table:show-empty="false" calcext:repeat-item-labels="false">
              <table:data-pilot-subtotals>
                <table:data-pilot-subtotal table:function="auto"/>
              </table:data-pilot-subtotals>
              <table:data-pilot-members>
                <table:data-pilot-member table:name="0.5" table:display="true" table:show-details="true"/>
                <table:data-pilot-member table:name="0.25" table:display="true" table:show-details="true"/>
                <table:data-pilot-member table:name="0.75" table:display="true" table:show-details="true"/>
                <table:data-pilot-member table:name="1.5" table:display="true" table:show-details="true"/>
                <table:data-pilot-member table:name="4.75" table:display="true" table:show-details="true"/>
                <table:data-pilot-member table:name="1.75" table:display="true" table:show-details="true"/>
                <table:data-pilot-member table:name="1" table:display="true" table:show-details="true"/>
                <table:data-pilot-member table:name="2.25" table:display="true" table:show-details="true"/>
                <table:data-pilot-member table:name="2" table:display="true" table:show-details="true"/>
                <table:data-pilot-member table:name="8.25" table:display="true" table:show-details="true"/>
                <table:data-pilot-member table:name="2.5" table:display="true" table:show-details="true"/>
                <table:data-pilot-member table:name="2.75" table:display="true" table:show-details="true"/>
                <table:data-pilot-member table:name="7" table:display="true" table:show-details="true"/>
                <table:data-pilot-member table:name="3" table:display="true" table:show-details="true"/>
                <table:data-pilot-member table:name="1.25" table:display="true" table:show-details="true"/>
                <table:data-pilot-member table:name="3.5" table:display="true" table:show-details="true"/>
                <table:data-pilot-member table:name="4" table:display="true" table:show-details="true"/>
                <table:data-pilot-member table:name="3.25" table:display="true" table:show-details="true"/>
                <table:data-pilot-member table:name="8.5" table:display="true" table:show-details="true"/>
                <table:data-pilot-member table:name="4.5" table:display="true" table:show-details="true"/>
                <table:data-pilot-member table:name="8" table:display="true" table:show-details="true"/>
                <table:data-pilot-member table:name="6.25" table:display="true" table:show-details="true"/>
                <table:data-pilot-member table:name="4.25"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PartsCost" table:orientation="hidden" table:used-hierarchy="-1" table:function="auto">
            <table:data-pilot-level table:show-empty="false" calcext:repeat-item-labels="false">
              <table:data-pilot-subtotals>
                <table:data-pilot-subtotal table:function="auto"/>
              </table:data-pilot-subtotals>
              <table:data-pilot-members>
                <table:data-pilot-member table:name="360.00" table:display="true" table:show-details="true"/>
                <table:data-pilot-member table:name="90.04" table:display="true" table:show-details="true"/>
                <table:data-pilot-member table:name="120.00" table:display="true" table:show-details="true"/>
                <table:data-pilot-member table:name="16.25" table:display="true" table:show-details="true"/>
                <table:data-pilot-member table:name="45.24" table:display="true" table:show-details="true"/>
                <table:data-pilot-member table:name="97.63" table:display="true" table:show-details="true"/>
                <table:data-pilot-member table:name="29.13" table:display="true" table:show-details="true"/>
                <table:data-pilot-member table:name="35.10" table:display="true" table:show-details="true"/>
                <table:data-pilot-member table:name="76.70" table:display="true" table:show-details="true"/>
                <table:data-pilot-member table:name="374.08" table:display="true" table:show-details="true"/>
                <table:data-pilot-member table:name="832.16" table:display="true" table:show-details="true"/>
                <table:data-pilot-member table:name="70.21" table:display="true" table:show-details="true"/>
                <table:data-pilot-member table:name="150.00" table:display="true" table:show-details="true"/>
                <table:data-pilot-member table:name="275.00" table:display="true" table:show-details="true"/>
                <table:data-pilot-member table:name="938.00" table:display="true" table:show-details="true"/>
                <table:data-pilot-member table:name="61.25" table:display="true" table:show-details="true"/>
                <table:data-pilot-member table:name="48.00" table:display="true" table:show-details="true"/>
                <table:data-pilot-member table:name="204.28" table:display="true" table:show-details="true"/>
                <table:data-pilot-member table:name="240.00" table:display="true" table:show-details="true"/>
                <table:data-pilot-member table:name="475.00" table:display="true" table:show-details="true"/>
                <table:data-pilot-member table:name="341.00" table:display="true" table:show-details="true"/>
                <table:data-pilot-member table:name="61.18" table:display="true" table:show-details="true"/>
                <table:data-pilot-member table:name="155.39" table:display="true" table:show-details="true"/>
                <table:data-pilot-member table:name="37.92" table:display="true" table:show-details="true"/>
                <table:data-pilot-member table:name="88.41" table:display="true" table:show-details="true"/>
                <table:data-pilot-member table:name="202.29" table:display="true" table:show-details="true"/>
                <table:data-pilot-member table:name="535.62" table:display="true" table:show-details="true"/>
                <table:data-pilot-member table:name="24.63" table:display="true" table:show-details="true"/>
                <table:data-pilot-member table:name="43.26" table:display="true" table:show-details="true"/>
                <table:data-pilot-member table:name="21.33" table:display="true" table:show-details="true"/>
                <table:data-pilot-member table:name="0.46" table:display="true" table:show-details="true"/>
                <table:data-pilot-member table:name="126.62" table:display="true" table:show-details="true"/>
                <table:data-pilot-member table:name="251.00" table:display="true" table:show-details="true"/>
                <table:data-pilot-member table:name="395.28" table:display="true" table:show-details="true"/>
                <table:data-pilot-member table:name="36.00" table:display="true" table:show-details="true"/>
                <table:data-pilot-member table:name="510.68" table:display="true" table:show-details="true"/>
                <table:data-pilot-member table:name="42.66" table:display="true" table:show-details="true"/>
                <table:data-pilot-member table:name="5.47" table:display="true" table:show-details="true"/>
                <table:data-pilot-member table:name="199.45" table:display="true" table:show-details="true"/>
                <table:data-pilot-member table:name="144.00" table:display="true" table:show-details="true"/>
                <table:data-pilot-member table:name="6.22" table:display="true" table:show-details="true"/>
                <table:data-pilot-member table:name="40.00" table:display="true" table:show-details="true"/>
                <table:data-pilot-member table:name="87.58" table:display="true" table:show-details="true"/>
                <table:data-pilot-member table:name="30.00" table:display="true" table:show-details="true"/>
                <table:data-pilot-member table:name="297.51" table:display="true" table:show-details="true"/>
                <table:data-pilot-member table:name="64.17" table:display="true" table:show-details="true"/>
                <table:data-pilot-member table:name="20.48" table:display="true" table:show-details="true"/>
                <table:data-pilot-member table:name="200.00" table:display="true" table:show-details="true"/>
                <table:data-pilot-member table:name="123.96" table:display="true" table:show-details="true"/>
                <table:data-pilot-member table:name="193.88" table:display="true" table:show-details="true"/>
                <table:data-pilot-member table:name="1.17" table:display="true" table:show-details="true"/>
                <table:data-pilot-member table:name="664.79" table:display="true" table:show-details="true"/>
                <table:data-pilot-member table:name="160.00" table:display="true" table:show-details="true"/>
                <table:data-pilot-member table:name="159.50" table:display="true" table:show-details="true"/>
                <table:data-pilot-member table:name="169.64" table:display="true" table:show-details="true"/>
                <table:data-pilot-member table:name="202.86" table:display="true" table:show-details="true"/>
                <table:data-pilot-member table:name="10.53" table:display="true" table:show-details="true"/>
                <table:data-pilot-member table:name="1.82" table:display="true" table:show-details="true"/>
                <table:data-pilot-member table:name="54.12" table:display="true" table:show-details="true"/>
                <table:data-pilot-member table:name="367.71" table:display="true" table:show-details="true"/>
                <table:data-pilot-member table:name="139.04" table:display="true" table:show-details="true"/>
                <table:data-pilot-member table:name="50.32" table:display="true" table:show-details="true"/>
                <table:data-pilot-member table:name="122.43" table:display="true" table:show-details="true"/>
                <table:data-pilot-member table:name="78.55" table:display="true" table:show-details="true"/>
                <table:data-pilot-member table:name="239.10" table:display="true" table:show-details="true"/>
                <table:data-pilot-member table:name="800.71" table:display="true" table:show-details="true"/>
                <table:data-pilot-member table:name="19.20" table:display="true" table:show-details="true"/>
                <table:data-pilot-member table:name="19.50" table:display="true" table:show-details="true"/>
                <table:data-pilot-member table:name="22.43" table:display="true" table:show-details="true"/>
                <table:data-pilot-member table:name="26.58" table:display="true" table:show-details="true"/>
                <table:data-pilot-member table:name="288.21" table:display="true" table:show-details="true"/>
                <table:data-pilot-member table:name="54.24" table:display="true" table:show-details="true"/>
                <table:data-pilot-member table:name="332.40" table:display="true" table:show-details="true"/>
                <table:data-pilot-member table:name="124.16" table:display="true" table:show-details="true"/>
                <table:data-pilot-member table:name="21.63" table:display="true" table:show-details="true"/>
                <table:data-pilot-member table:name="33.00" table:display="true" table:show-details="true"/>
                <table:data-pilot-member table:name="154.50" table:display="true" table:show-details="true"/>
                <table:data-pilot-member table:name="48.75" table:display="true" table:show-details="true"/>
                <table:data-pilot-member table:name="76.17" table:display="true" table:show-details="true"/>
                <table:data-pilot-member table:name="117.00" table:display="true" table:show-details="true"/>
                <table:data-pilot-member table:name="1,575.97" table:display="true" table:show-details="true"/>
                <table:data-pilot-member table:name="74.79" table:display="true" table:show-details="true"/>
                <table:data-pilot-member table:name="1,123.97" table:display="true" table:show-details="true"/>
                <table:data-pilot-member table:name="128.98" table:display="true" table:show-details="true"/>
                <table:data-pilot-member table:name="1,211.83" table:display="true" table:show-details="true"/>
                <table:data-pilot-member table:name="55.94" table:display="true" table:show-details="true"/>
                <table:data-pilot-member table:name="11.06" table:display="true" table:show-details="true"/>
                <table:data-pilot-member table:name="77.17" table:display="true" table:show-details="true"/>
                <table:data-pilot-member table:name="66.16" table:display="true" table:show-details="true"/>
                <table:data-pilot-member table:name="27.95" table:display="true" table:show-details="true"/>
                <table:data-pilot-member table:name="216.31" table:display="true" table:show-details="true"/>
                <table:data-pilot-member table:name="619.51" table:display="true" table:show-details="true"/>
                <table:data-pilot-member table:name="3.12" table:display="true" table:show-details="true"/>
                <table:data-pilot-member table:name="163.26" table:display="true" table:show-details="true"/>
                <table:data-pilot-member table:name="65.25" table:display="true" table:show-details="true"/>
                <table:data-pilot-member table:name="105.84" table:display="true" table:show-details="true"/>
                <table:data-pilot-member table:name="547.09" table:display="true" table:show-details="true"/>
                <table:data-pilot-member table:name="27.63" table:display="true" table:show-details="true"/>
                <table:data-pilot-member table:name="250.42" table:display="true" table:show-details="true"/>
                <table:data-pilot-member table:name="38.70" table:display="true" table:show-details="true"/>
                <table:data-pilot-member table:name="126.00" table:display="true" table:show-details="true"/>
                <table:data-pilot-member table:name="4,946.00" table:display="true" table:show-details="true"/>
                <table:data-pilot-member table:name="33.54" table:display="true" table:show-details="true"/>
                <table:data-pilot-member table:name="25.00" table:display="true" table:show-details="true"/>
                <table:data-pilot-member table:name="28.59" table:display="true" table:show-details="true"/>
                <table:data-pilot-member table:name="213.48" table:display="true" table:show-details="true"/>
                <table:data-pilot-member table:name="83.44" table:display="true" table:show-details="true"/>
                <table:data-pilot-member table:name="67.96" table:display="true" table:show-details="true"/>
                <table:data-pilot-member table:name="172.02" table:display="true" table:show-details="true"/>
                <table:data-pilot-member table:name="102.22" table:display="true" table:show-details="true"/>
                <table:data-pilot-member table:name="373.55" table:display="true" table:show-details="true"/>
                <table:data-pilot-member table:name="1,249.09" table:display="true" table:show-details="true"/>
                <table:data-pilot-member table:name="27.00" table:display="true" table:show-details="true"/>
                <table:data-pilot-member table:name="228.63" table:display="true" table:show-details="true"/>
                <table:data-pilot-member table:name="5.71" table:display="true" table:show-details="true"/>
                <table:data-pilot-member table:name="263.05" table:display="true" table:show-details="true"/>
                <table:data-pilot-member table:name="8.25" table:display="true" table:show-details="true"/>
                <table:data-pilot-member table:name="15.63" table:display="true" table:show-details="true"/>
                <table:data-pilot-member table:name="28.50" table:display="true" table:show-details="true"/>
                <table:data-pilot-member table:name="748.44" table:display="true" table:show-details="true"/>
                <table:data-pilot-member table:name="86.36" table:display="true" table:show-details="true"/>
                <table:data-pilot-member table:name="108.00" table:display="true" table:show-details="true"/>
                <table:data-pilot-member table:name="279.31" table:display="true" table:show-details="true"/>
                <table:data-pilot-member table:name="25.26" table:display="true" table:show-details="true"/>
                <table:data-pilot-member table:name="351.02" table:display="true" table:show-details="true"/>
                <table:data-pilot-member table:name="62.13" table:display="true" table:show-details="true"/>
                <table:data-pilot-member table:name="3,396.25" table:display="true" table:show-details="true"/>
                <table:data-pilot-member table:name="22.00" table:display="true" table:show-details="true"/>
                <table:data-pilot-member table:name="163.37" table:display="true" table:show-details="true"/>
                <table:data-pilot-member table:name="25.41" table:display="true" table:show-details="true"/>
                <table:data-pilot-member table:name="182.70" table:display="true" table:show-details="true"/>
                <table:data-pilot-member table:name="73.51" table:display="true" table:show-details="true"/>
                <table:data-pilot-member table:name="115.22" table:display="true" table:show-details="true"/>
                <table:data-pilot-member table:name="340.45" table:display="true" table:show-details="true"/>
                <table:data-pilot-member table:name="12.00" table:display="true" table:show-details="true"/>
                <table:data-pilot-member table:name="36.75" table:display="true" table:show-details="true"/>
                <table:data-pilot-member table:name="183.95" table:display="true" table:show-details="true"/>
                <table:data-pilot-member table:name="13.42" table:display="true" table:show-details="true"/>
                <table:data-pilot-member table:name="324.00" table:display="true" table:show-details="true"/>
                <table:data-pilot-member table:name="504.21" table:display="true" table:show-details="true"/>
                <table:data-pilot-member table:name="338.07" table:display="true" table:show-details="true"/>
                <table:data-pilot-member table:name="0.98" table:display="true" table:show-details="true"/>
                <table:data-pilot-member table:name="14.88" table:display="true" table:show-details="true"/>
                <table:data-pilot-member table:name="81.90" table:display="true" table:show-details="true"/>
                <table:data-pilot-member table:name="1,579.40" table:display="true" table:show-details="true"/>
                <table:data-pilot-member table:name="174.18" table:display="true" table:show-details="true"/>
                <table:data-pilot-member table:name="20.00" table:display="true" table:show-details="true"/>
                <table:data-pilot-member table:name="689.15" table:display="true" table:show-details="true"/>
                <table:data-pilot-member table:name="156.00" table:display="true" table:show-details="true"/>
                <table:data-pilot-member table:name="45.73" table:display="true" table:show-details="true"/>
                <table:data-pilot-member table:name="34.08" table:display="true" table:show-details="true"/>
                <table:data-pilot-member table:name="212.01" table:display="true" table:show-details="true"/>
                <table:data-pilot-member table:name="341.27" table:display="true" table:show-details="true"/>
                <table:data-pilot-member table:name="25.77" table:display="true" table:show-details="true"/>
                <table:data-pilot-member table:name="133.37" table:display="true" table:show-details="true"/>
                <table:data-pilot-member table:name="66.86" table:display="true" table:show-details="true"/>
                <table:data-pilot-member table:name="94.26" table:display="true" table:show-details="true"/>
                <table:data-pilot-member table:name="45.99" table:display="true" table:show-details="true"/>
                <table:data-pilot-member table:name="37.26" table:display="true" table:show-details="true"/>
                <table:data-pilot-member table:name="81.89" table:display="true" table:show-details="true"/>
                <table:data-pilot-member table:name="10.10" table:display="true" table:show-details="true"/>
                <table:data-pilot-member table:name="17.88" table:display="true" table:show-details="true"/>
                <table:data-pilot-member table:name="1,204.64" table:display="true" table:show-details="true"/>
                <table:data-pilot-member table:name="111.00" table:display="true" table:show-details="true"/>
                <table:data-pilot-member table:name="21.21" table:display="true" table:show-details="true"/>
                <table:data-pilot-member table:name="158.31" table:display="true" table:show-details="true"/>
                <table:data-pilot-member table:name="242.07" table:display="true" table:show-details="true"/>
                <table:data-pilot-member table:name="52.90" table:display="true" table:show-details="true"/>
                <table:data-pilot-member table:name="226.00" table:display="true" table:show-details="true"/>
                <table:data-pilot-member table:name="36.97" table:display="true" table:show-details="true"/>
                <table:data-pilot-member table:name="138.57" table:display="true" table:show-details="true"/>
                <table:data-pilot-member table:name="126.56" table:display="true" table:show-details="true"/>
                <table:data-pilot-member table:name="51.45" table:display="true" table:show-details="true"/>
                <table:data-pilot-member table:name="227.94" table:display="true" table:show-details="true"/>
                <table:data-pilot-member table:name="637.53" table:display="true" table:show-details="true"/>
                <table:data-pilot-member table:name="318.73" table:display="true" table:show-details="true"/>
                <table:data-pilot-member table:name="35.45" table:display="true" table:show-details="true"/>
                <table:data-pilot-member table:name="131.30" table:display="true" table:show-details="true"/>
                <table:data-pilot-member table:name="1,193.75" table:display="true" table:show-details="true"/>
                <table:data-pilot-member table:name="67.70" table:display="true" table:show-details="true"/>
                <table:data-pilot-member table:name="58.24" table:display="true" table:show-details="true"/>
                <table:data-pilot-member table:name="32.23" table:display="true" table:show-details="true"/>
                <table:data-pilot-member table:name="180.00" table:display="true" table:show-details="true"/>
                <table:data-pilot-member table:name="337.92" table:display="true" table:show-details="true"/>
                <table:data-pilot-member table:name="63.99" table:display="true" table:show-details="true"/>
                <table:data-pilot-member table:name="145.89" table:display="true" table:show-details="true"/>
                <table:data-pilot-member table:name="57.10" table:display="true" table:show-details="true"/>
                <table:data-pilot-member table:name="262.44" table:display="true" table:show-details="true"/>
                <table:data-pilot-member table:name="1,769.63" table:display="true" table:show-details="true"/>
                <table:data-pilot-member table:name="82.88" table:display="true" table:show-details="true"/>
                <table:data-pilot-member table:name="2,294.00" table:display="true" table:show-details="true"/>
                <table:data-pilot-member table:name="348.74" table:display="true" table:show-details="true"/>
                <table:data-pilot-member table:name="140.40" table:display="true" table:show-details="true"/>
                <table:data-pilot-member table:name="134.00" table:display="true" table:show-details="true"/>
                <table:data-pilot-member table:name="305.63" table:display="true" table:show-details="true"/>
                <table:data-pilot-member table:name="18.53" table:display="true" table:show-details="true"/>
                <table:data-pilot-member table:name="39.00" table:display="true" table:show-details="true"/>
                <table:data-pilot-member table:name="36.50" table:display="true" table:show-details="true"/>
                <table:data-pilot-member table:name="29.81" table:display="true" table:show-details="true"/>
                <table:data-pilot-member table:name="43.02" table:display="true" table:show-details="true"/>
                <table:data-pilot-member table:name="408.57" table:display="true" table:show-details="true"/>
                <table:data-pilot-member table:name="25.25" table:display="true" table:show-details="true"/>
                <table:data-pilot-member table:name="646.00" table:display="true" table:show-details="true"/>
                <table:data-pilot-member table:name="125.42" table:display="true" table:show-details="true"/>
                <table:data-pilot-member table:name="286.73" table:display="true" table:show-details="true"/>
                <table:data-pilot-member table:name="258.03" table:display="true" table:show-details="true"/>
                <table:data-pilot-member table:name="14.30" table:display="true" table:show-details="true"/>
                <table:data-pilot-member table:name="44.85" table:display="true" table:show-details="true"/>
                <table:data-pilot-member table:name="74.61" table:display="true" table:show-details="true"/>
                <table:data-pilot-member table:name="126.71" table:display="true" table:show-details="true"/>
                <table:data-pilot-member table:name="256.84" table:display="true" table:show-details="true"/>
                <table:data-pilot-member table:name="32.67" table:display="true" table:show-details="true"/>
                <table:data-pilot-member table:name="72.35" table:display="true" table:show-details="true"/>
                <table:data-pilot-member table:name="178.50" table:display="true" table:show-details="true"/>
                <table:data-pilot-member table:name="18.25" table:display="true" table:show-details="true"/>
                <table:data-pilot-member table:name="151.81" table:display="true" table:show-details="true"/>
                <table:data-pilot-member table:name="85.09" table:display="true" table:show-details="true"/>
                <table:data-pilot-member table:name="67.07" table:display="true" table:show-details="true"/>
                <table:data-pilot-member table:name="162.21" table:display="true" table:show-details="true"/>
                <table:data-pilot-member table:name="53.69" table:display="true" table:show-details="true"/>
                <table:data-pilot-member table:name="211.85" table:display="true" table:show-details="true"/>
                <table:data-pilot-member table:name="150.32" table:display="true" table:show-details="true"/>
                <table:data-pilot-member table:name="46.86" table:display="true" table:show-details="true"/>
                <table:data-pilot-member table:name="256.72" table:display="true" table:show-details="true"/>
                <table:data-pilot-member table:name="86.29" table:display="true" table:show-details="true"/>
                <table:data-pilot-member table:name="108.31" table:display="true" table:show-details="true"/>
                <table:data-pilot-member table:name="70.82" table:display="true" table:show-details="true"/>
                <table:data-pilot-member table:name="56.92" table:display="true" table:show-details="true"/>
                <table:data-pilot-member table:name="74.53" table:display="true" table:show-details="true"/>
                <table:data-pilot-member table:name="137.22" table:display="true" table:show-details="true"/>
                <table:data-pilot-member table:name="83.46" table:display="true" table:show-details="true"/>
                <table:data-pilot-member table:name="9.92" table:display="true" table:show-details="true"/>
                <table:data-pilot-member table:name="19.98" table:display="true" table:show-details="true"/>
                <table:data-pilot-member table:name="85.32" table:display="true" table:show-details="true"/>
                <table:data-pilot-member table:name="52.35" table:display="true" table:show-details="true"/>
                <table:data-pilot-member table:name="45.29" table:display="true" table:show-details="true"/>
                <table:data-pilot-member table:name="11.70" table:display="true" table:show-details="true"/>
                <table:data-pilot-member table:name="37.71" table:display="true" table:show-details="true"/>
                <table:data-pilot-member table:name="155.04" table:display="true" table:show-details="true"/>
                <table:data-pilot-member table:name="93.60" table:display="true" table:show-details="true"/>
                <table:data-pilot-member table:name="357.11" table:display="true" table:show-details="true"/>
                <table:data-pilot-member table:name="511.88" table:display="true" table:show-details="true"/>
                <table:data-pilot-member table:name="368.87" table:display="true" table:show-details="true"/>
                <table:data-pilot-member table:name="60.00" table:display="true" table:show-details="true"/>
                <table:data-pilot-member table:name="114.89" table:display="true" table:show-details="true"/>
                <table:data-pilot-member table:name="23.90" table:display="true" table:show-details="true"/>
                <table:data-pilot-member table:name="57.20" table:display="true" table:show-details="true"/>
                <table:data-pilot-member table:name="653.99" table:display="true" table:show-details="true"/>
                <table:data-pilot-member table:name="9.75" table:display="true" table:show-details="true"/>
                <table:data-pilot-member table:name="205.19" table:display="true" table:show-details="true"/>
                <table:data-pilot-member table:name="42.90" table:display="true" table:show-details="true"/>
                <table:data-pilot-member table:name="319.82" table:display="true" table:show-details="true"/>
                <table:data-pilot-member table:name="1,231.20" table:display="true" table:show-details="true"/>
                <table:data-pilot-member table:name="56.50" table:display="true" table:show-details="true"/>
                <table:data-pilot-member table:name="269.95" table:display="true" table:show-details="true"/>
                <table:data-pilot-member table:name="83.23" table:display="true" table:show-details="true"/>
                <table:data-pilot-member table:name="88.62" table:display="true" table:show-details="true"/>
                <table:data-pilot-member table:name="33.48" table:display="true" table:show-details="true"/>
                <table:data-pilot-member table:name="33.86" table:display="true" table:show-details="true"/>
                <table:data-pilot-member table:name="33.96" table:display="true" table:show-details="true"/>
                <table:data-pilot-member table:name="36.89" table:display="true" table:show-details="true"/>
                <table:data-pilot-member table:name="25.34" table:display="true" table:show-details="true"/>
                <table:data-pilot-member table:name="31.81" table:display="true" table:show-details="true"/>
                <table:data-pilot-member table:name="61.17" table:display="true" table:show-details="true"/>
                <table:data-pilot-member table:name="15.54" table:display="true" table:show-details="true"/>
                <table:data-pilot-member table:name="96.71" table:display="true" table:show-details="true"/>
                <table:data-pilot-member table:name="207.90" table:display="true" table:show-details="true"/>
                <table:data-pilot-member table:name="821.87" table:display="true" table:show-details="true"/>
                <table:data-pilot-member table:name="118.56" table:display="true" table:show-details="true"/>
                <table:data-pilot-member table:name="54.46" table:display="true" table:show-details="true"/>
                <table:data-pilot-member table:name="53.43" table:display="true" table:show-details="true"/>
                <table:data-pilot-member table:name="76.79" table:display="true" table:show-details="true"/>
                <table:data-pilot-member table:name="78.00" table:display="true" table:show-details="true"/>
                <table:data-pilot-member table:name="666.44" table:display="true" table:show-details="true"/>
                <table:data-pilot-member table:name="414.54" table:display="true" table:show-details="true"/>
                <table:data-pilot-member table:name="157.86" table:display="true" table:show-details="true"/>
                <table:data-pilot-member table:name="160.39" table:display="true" table:show-details="true"/>
                <table:data-pilot-member table:name="46.85" table:display="true" table:show-details="true"/>
                <table:data-pilot-member table:name="952.06" table:display="true" table:show-details="true"/>
                <table:data-pilot-member table:name="17.42" table:display="true" table:show-details="true"/>
                <table:data-pilot-member table:name="202.00" table:display="true" table:show-details="true"/>
                <table:data-pilot-member table:name="137.13" table:display="true" table:show-details="true"/>
                <table:data-pilot-member table:name="255.34" table:display="true" table:show-details="true"/>
                <table:data-pilot-member table:name="48.37" table:display="true" table:show-details="true"/>
                <table:data-pilot-member table:name="40.20" table:display="true" table:show-details="true"/>
                <table:data-pilot-member table:name="61.50" table:display="true" table:show-details="true"/>
                <table:data-pilot-member table:name="16.42" table:display="true" table:show-details="true"/>
                <table:data-pilot-member table:name="239.97" table:display="true" table:show-details="true"/>
                <table:data-pilot-member table:name="90.00" table:display="true" table:show-details="true"/>
                <table:data-pilot-member table:name="269.40" table:display="true" table:show-details="true"/>
                <table:data-pilot-member table:name="33.50" table:display="true" table:show-details="true"/>
                <table:data-pilot-member table:name="305.46" table:display="true" table:show-details="true"/>
                <table:data-pilot-member table:name="50.67" table:display="true" table:show-details="true"/>
                <table:data-pilot-member table:name="45.63" table:display="true" table:show-details="true"/>
                <table:data-pilot-member table:name="164.22" table:display="true" table:show-details="true"/>
                <table:data-pilot-member table:name="24.38" table:display="true" table:show-details="true"/>
                <table:data-pilot-member table:name="267.94" table:display="true" table:show-details="true"/>
                <table:data-pilot-member table:name="175.87" table:display="true" table:show-details="true"/>
                <table:data-pilot-member table:name="81.12" table:display="true" table:show-details="true"/>
                <table:data-pilot-member table:name="9.98" table:display="true" table:show-details="true"/>
                <table:data-pilot-member table:name="340.70" table:display="true" table:show-details="true"/>
                <table:data-pilot-member table:name="22.84" table:display="true" table:show-details="true"/>
                <table:data-pilot-member table:name="3.58" table:display="true" table:show-details="true"/>
                <table:data-pilot-member table:name="94.71" table:display="true" table:show-details="true"/>
                <table:data-pilot-member table:name="41.15" table:display="true" table:show-details="true"/>
                <table:data-pilot-member table:name="76.95" table:display="true" table:show-details="true"/>
                <table:data-pilot-member table:name="25.24" table:display="true" table:show-details="true"/>
                <table:data-pilot-member table:name="572.63" table:display="true" table:show-details="true"/>
                <table:data-pilot-member table:name="361.90" table:display="true" table:show-details="true"/>
                <table:data-pilot-member table:name="110.23" table:display="true" table:show-details="true"/>
                <table:data-pilot-member table:name="33.91" table:display="true" table:show-details="true"/>
                <table:data-pilot-member table:name="19.00" table:display="true" table:show-details="true"/>
                <table:data-pilot-member table:name="294.78" table:display="true" table:show-details="true"/>
                <table:data-pilot-member table:name="103.08" table:display="true" table:show-details="true"/>
                <table:data-pilot-member table:name="144.31" table:display="true" table:show-details="true"/>
                <table:data-pilot-member table:name="224.00" table:display="true" table:show-details="true"/>
                <table:data-pilot-member table:name="475.54" table:display="true" table:show-details="true"/>
                <table:data-pilot-member table:name="46.04" table:display="true" table:show-details="true"/>
                <table:data-pilot-member table:name="294.55" table:display="true" table:show-details="true"/>
                <table:data-pilot-member table:name="50.00" table:display="true" table:show-details="true"/>
                <table:data-pilot-member table:name="10.00" table:display="true" table:show-details="true"/>
                <table:data-pilot-member table:name="29.33" table:display="true" table:show-details="true"/>
                <table:data-pilot-member table:name="24.19" table:display="true" table:show-details="true"/>
                <table:data-pilot-member table:name="159.00" table:display="true" table:show-details="true"/>
                <table:data-pilot-member table:name="411.10" table:display="true" table:show-details="true"/>
                <table:data-pilot-member table:name="58.36" table:display="true" table:show-details="true"/>
                <table:data-pilot-member table:name="98.55" table:display="true" table:show-details="true"/>
                <table:data-pilot-member table:name="145.15" table:display="true" table:show-details="true"/>
                <table:data-pilot-member table:name="125.73" table:display="true" table:show-details="true"/>
                <table:data-pilot-member table:name="203.00" table:display="true" table:show-details="true"/>
                <table:data-pilot-member table:name="222.33" table:display="true" table:show-details="true"/>
                <table:data-pilot-member table:name="56.40" table:display="true" table:show-details="true"/>
                <table:data-pilot-member table:name="95.04" table:display="true" table:show-details="true"/>
                <table:data-pilot-member table:name="23.40" table:display="true" table:show-details="true"/>
                <table:data-pilot-member table:name="934.45" table:display="true" table:show-details="true"/>
                <table:data-pilot-member table:name="18.00" table:display="true" table:show-details="true"/>
                <table:data-pilot-member table:name="134.85" table:display="true" table:show-details="true"/>
                <table:data-pilot-member table:name="61.26" table:display="true" table:show-details="true"/>
                <table:data-pilot-member table:name="658.68" table:display="true" table:show-details="true"/>
                <table:data-pilot-member table:name="1,468.52" table:display="true" table:show-details="true"/>
                <table:data-pilot-member table:name="82.59" table:display="true" table:show-details="true"/>
                <table:data-pilot-member table:name="340.55" table:display="true" table:show-details="true"/>
                <table:data-pilot-member table:name="72.06" table:display="true" table:show-details="true"/>
                <table:data-pilot-member table:name="48.99" table:display="true" table:show-details="true"/>
                <table:data-pilot-member table:name="15.40" table:display="true" table:show-details="true"/>
                <table:data-pilot-member table:name="204.10" table:display="true" table:show-details="true"/>
                <table:data-pilot-member table:name="12.63" table:display="true" table:show-details="true"/>
                <table:data-pilot-member table:name="15.24" table:display="true" table:show-details="true"/>
                <table:data-pilot-member table:name="272.55" table:display="true" table:show-details="true"/>
                <table:data-pilot-member table:name="65.43" table:display="true" table:show-details="true"/>
                <table:data-pilot-member table:name="572.17" table:display="true" table:show-details="true"/>
                <table:data-pilot-member table:name="937.98" table:display="true" table:show-details="true"/>
                <table:data-pilot-member table:name="165.00" table:display="true" table:show-details="true"/>
                <table:data-pilot-member table:name="55.30" table:display="true" table:show-details="true"/>
                <table:data-pilot-member table:name="534.57" table:display="true" table:show-details="true"/>
                <table:data-pilot-member table:name="448.26" table:display="true" table:show-details="true"/>
                <table:data-pilot-member table:name="123.21" table:display="true" table:show-details="true"/>
                <table:data-pilot-member table:name="77.29" table:display="true" table:show-details="true"/>
                <table:data-pilot-member table:name="653.00" table:display="true" table:show-details="true"/>
                <table:data-pilot-member table:name="118.30" table:display="true" table:show-details="true"/>
                <table:data-pilot-member table:name="1,480.36" table:display="true" table:show-details="true"/>
                <table:data-pilot-member table:name="837.16" table:display="true" table:show-details="true"/>
                <table:data-pilot-member table:name="242.64" table:display="true" table:show-details="true"/>
                <table:data-pilot-member table:name="262.03" table:display="true" table:show-details="true"/>
                <table:data-pilot-member table:name="473.60" table:display="true" table:show-details="true"/>
                <table:data-pilot-member table:name="708.02" table:display="true" table:show-details="true"/>
                <table:data-pilot-member table:name="13.32" table:display="true" table:show-details="true"/>
                <table:data-pilot-member table:name="51.29" table:display="true" table:show-details="true"/>
                <table:data-pilot-member table:name="89.50" table:display="true" table:show-details="true"/>
                <table:data-pilot-member table:name="64.00" table:display="true" table:show-details="true"/>
                <table:data-pilot-member table:name="17.13" table:display="true" table:show-details="true"/>
                <table:data-pilot-member table:name="149.50" table:display="true" table:show-details="true"/>
                <table:data-pilot-member table:name="163.20" table:display="true" table:show-details="true"/>
                <table:data-pilot-member table:name="14.76" table:display="true" table:show-details="true"/>
                <table:data-pilot-member table:name="304.51" table:display="true" table:show-details="true"/>
                <table:data-pilot-member table:name="36.34" table:display="true" table:show-details="true"/>
                <table:data-pilot-member table:name="392.02" table:display="true" table:show-details="true"/>
                <table:data-pilot-member table:name="151.79" table:display="true" table:show-details="true"/>
                <table:data-pilot-member table:name="30.11" table:display="true" table:show-details="true"/>
                <table:data-pilot-member table:name="13.36" table:display="true" table:show-details="true"/>
                <table:data-pilot-member table:name="21.60" table:display="true" table:show-details="true"/>
                <table:data-pilot-member table:name="108.96" table:display="true" table:show-details="true"/>
                <table:data-pilot-member table:name="342.60" table:display="true" table:show-details="true"/>
                <table:data-pilot-member table:name="259.20" table:display="true" table:show-details="true"/>
                <table:data-pilot-member table:name="52.02" table:display="true" table:show-details="true"/>
                <table:data-pilot-member table:name="181.16" table:display="true" table:show-details="true"/>
                <table:data-pilot-member table:name="2,050.60" table:display="true" table:show-details="true"/>
                <table:data-pilot-member table:name="1,587.25" table:display="true" table:show-details="true"/>
                <table:data-pilot-member table:name="158.00" table:display="true" table:show-details="true"/>
                <table:data-pilot-member table:name="54.28" table:display="true" table:show-details="true"/>
                <table:data-pilot-member table:name="2.54" table:display="true" table:show-details="true"/>
                <table:data-pilot-member table:name="108.93" table:display="true" table:show-details="true"/>
                <table:data-pilot-member table:name="397.36" table:display="true" table:show-details="true"/>
                <table:data-pilot-member table:name="156.40" table:display="true" table:show-details="true"/>
                <table:data-pilot-member table:name="176.22" table:display="true" table:show-details="true"/>
                <table:data-pilot-member table:name="4.99" table:display="true" table:show-details="true"/>
                <table:data-pilot-member table:name="52.00" table:display="true" table:show-details="true"/>
                <table:data-pilot-member table:name="743.18" table:display="true" table:show-details="true"/>
                <table:data-pilot-member table:name="38.1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Wait" table:orientation="hidden" table:used-hierarchy="-1" table:function="auto">
            <table:data-pilot-level table:show-empty="false" calcext:repeat-item-labels="false">
              <table:data-pilot-subtotals>
                <table:data-pilot-subtotal table:function="auto"/>
              </table:data-pilot-subtotals>
              <table:data-pilot-members>
                <table:data-pilot-member table:name="14" table:display="true" table:show-details="true"/>
                <table:data-pilot-member table:name="3" table:display="true" table:show-details="true"/>
                <table:data-pilot-member table:name="16" table:display="true" table:show-details="true"/>
                <table:data-pilot-member table:name="30" table:display="true" table:show-details="true"/>
                <table:data-pilot-member table:name="29" table:display="true" table:show-details="true"/>
                <table:data-pilot-member table:name="34" table:display="true" table:show-details="true"/>
                <table:data-pilot-member table:name="97" table:display="true" table:show-details="true"/>
                <table:data-pilot-member table:name="20" table:display="true" table:show-details="true"/>
                <table:data-pilot-member table:name="26" table:display="true" table:show-details="true"/>
                <table:data-pilot-member table:name="50" table:display="true" table:show-details="true"/>
                <table:data-pilot-member table:name="67" table:display="true" table:show-details="true"/>
                <table:data-pilot-member table:name="17" table:display="true" table:show-details="true"/>
                <table:data-pilot-member table:name="7" table:display="true" table:show-details="true"/>
                <table:data-pilot-member table:name="9" table:display="true" table:show-details="true"/>
                <table:data-pilot-member table:name="13" table:display="true" table:show-details="true"/>
                <table:data-pilot-member table:name="70" table:display="true" table:show-details="true"/>
                <table:data-pilot-member table:name="15" table:display="true" table:show-details="true"/>
                <table:data-pilot-member table:name="18" table:display="true" table:show-details="true"/>
                <table:data-pilot-member table:name="4" table:display="true" table:show-details="true"/>
                <table:data-pilot-member table:name="12" table:display="true" table:show-details="true"/>
                <table:data-pilot-member table:name="25" table:display="true" table:show-details="true"/>
                <table:data-pilot-member table:name="10" table:display="true" table:show-details="true"/>
                <table:data-pilot-member table:name="21" table:display="true" table:show-details="true"/>
                <table:data-pilot-member table:name="23" table:display="true" table:show-details="true"/>
                <table:data-pilot-member table:name="22" table:display="true" table:show-details="true"/>
                <table:data-pilot-member table:name="19" table:display="true" table:show-details="true"/>
                <table:data-pilot-member table:name="61" table:display="true" table:show-details="true"/>
                <table:data-pilot-member table:name="28" table:display="true" table:show-details="true"/>
                <table:data-pilot-member table:name="44" table:display="true" table:show-details="true"/>
                <table:data-pilot-member table:name="65" table:display="true" table:show-details="true"/>
                <table:data-pilot-member table:name="31" table:display="true" table:show-details="true"/>
                <table:data-pilot-member table:name="35" table:display="true" table:show-details="true"/>
                <table:data-pilot-member table:name="11" table:display="true" table:show-details="true"/>
                <table:data-pilot-member table:name="42" table:display="true" table:show-details="true"/>
                <table:data-pilot-member table:name="54" table:display="true" table:show-details="true"/>
                <table:data-pilot-member table:name="2" table:display="true" table:show-details="true"/>
                <table:data-pilot-member table:name="56" table:display="true" table:show-details="true"/>
                <table:data-pilot-member table:name="64" table:display="true" table:show-details="true"/>
                <table:data-pilot-member table:name="49" table:display="true" table:show-details="true"/>
                <table:data-pilot-member table:name="8" table:display="true" table:show-details="true"/>
                <table:data-pilot-member table:name="33" table:display="true" table:show-details="true"/>
                <table:data-pilot-member table:name="41" table:display="true" table:show-details="true"/>
                <table:data-pilot-member table:name="53" table:display="true" table:show-details="true"/>
                <table:data-pilot-member table:name="24" table:display="true" table:show-details="true"/>
                <table:data-pilot-member table:name="37" table:display="true" table:show-details="true"/>
                <table:data-pilot-member table:name="38" table:display="true" table:show-details="true"/>
                <table:data-pilot-member table:name="5" table:display="true" table:show-details="true"/>
                <table:data-pilot-member table:name="27" table:display="true" table:show-details="true"/>
                <table:data-pilot-member table:name="96" table:display="true" table:show-details="true"/>
                <table:data-pilot-member table:name="51" table:display="true" table:show-details="true"/>
                <table:data-pilot-member table:name="1" table:display="true" table:show-details="true"/>
                <table:data-pilot-member table:name="81" table:display="true" table:show-details="true"/>
                <table:data-pilot-member table:name="164" table:display="true" table:show-details="true"/>
                <table:data-pilot-member table:name="32" table:display="true" table:show-details="true"/>
                <table:data-pilot-member table:name="114" table:display="true" table:show-details="true"/>
                <table:data-pilot-member table:name="43" table:display="true" table:show-details="true"/>
                <table:data-pilot-member table:name="45" table:display="true" table:show-details="true"/>
                <table:data-pilot-member table:name="78" table:display="true" table:show-details="true"/>
                <table:data-pilot-member table:name="86" table:display="true" table:show-details="true"/>
                <table:data-pilot-member table:name="40" table:display="true" table:show-details="true"/>
                <table:data-pilot-member table:name="6" table:display="true" table:show-details="true"/>
                <table:data-pilot-member table:name="46" table:display="true" table:show-details="true"/>
                <table:data-pilot-member table:name="83" table:display="true" table:show-details="true"/>
                <table:data-pilot-member table:name="87" table:display="true" table:show-details="true"/>
                <table:data-pilot-member table:name="154" table:display="true" table:show-details="true"/>
                <table:data-pilot-member table:name="36" table:display="true" table:show-details="true"/>
                <table:data-pilot-member table:name="75" table:display="true" table:show-details="true"/>
                <table:data-pilot-member table:name="66" table:display="true" table:show-details="true"/>
                <table:data-pilot-member table:name="47" table:display="true" table:show-details="true"/>
                <table:data-pilot-member table:name="141" table:display="true" table:show-details="true"/>
                <table:data-pilot-member table:name="119" table:display="true" table:show-details="true"/>
                <table:data-pilot-member table:name="57" table:display="true" table:show-details="true"/>
                <table:data-pilot-member table:name="113" table:display="true" table:show-details="true"/>
                <table:data-pilot-member table:name="-" table:display="true" table:show-details="true"/>
                <table:data-pilot-member table:name="112" table:display="true" table:show-details="true"/>
                <table:data-pilot-member table:name="39" table:display="true" table:show-details="true"/>
                <table:data-pilot-member table:name="145" table:display="true" table:show-details="true"/>
                <table:data-pilot-member table:name="63" table:display="true" table:show-details="true"/>
                <table:data-pilot-member table:name="59" table:display="true" table:show-details="true"/>
                <table:data-pilot-member table:name="71" table:display="true" table:show-details="true"/>
                <table:data-pilot-member table:name="131" table:display="true" table:show-details="true"/>
                <table:data-pilot-member table:name="77" table:display="true" table:show-details="true"/>
                <table:data-pilot-member table:name="82" table:display="true" table:show-details="true"/>
                <table:data-pilot-member table:name="128" table:display="true" table:show-details="true"/>
                <table:data-pilot-member table:name="48" table:display="true" table:show-details="true"/>
                <table:data-pilot-member table:name="79" table:display="true" table:show-details="true"/>
                <table:data-pilot-member table:name="95" table:display="true" table:show-details="true"/>
                <table:data-pilot-member table:name="91" table:display="true" table:show-details="true"/>
                <table:data-pilot-member table:name="84"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brCost" table:orientation="hidden" table:used-hierarchy="-1" table:function="auto">
            <table:data-pilot-level table:show-empty="false" calcext:repeat-item-labels="false">
              <table:data-pilot-subtotals>
                <table:data-pilot-subtotal table:function="auto"/>
              </table:data-pilot-subtotals>
              <table:data-pilot-members>
                <table:data-pilot-member table:name="70" table:display="true" table:show-details="true"/>
                <table:data-pilot-member table:name="40" table:display="true" table:show-details="true"/>
                <table:data-pilot-member table:name="20" table:display="true" table:show-details="true"/>
                <table:data-pilot-member table:name="35" table:display="true" table:show-details="true"/>
                <table:data-pilot-member table:name="60" table:display="true" table:show-details="true"/>
                <table:data-pilot-member table:name="120" table:display="true" table:show-details="true"/>
                <table:data-pilot-member table:name="665" table:display="true" table:show-details="true"/>
                <table:data-pilot-member table:name="210" table:display="true" table:show-details="true"/>
                <table:data-pilot-member table:name="140" table:display="true" table:show-details="true"/>
                <table:data-pilot-member table:name="80" table:display="true" table:show-details="true"/>
                <table:data-pilot-member table:name="105" table:display="true" table:show-details="true"/>
                <table:data-pilot-member table:name="315" table:display="true" table:show-details="true"/>
                <table:data-pilot-member table:name="160" table:display="true" table:show-details="true"/>
                <table:data-pilot-member table:name="280" table:display="true" table:show-details="true"/>
                <table:data-pilot-member table:name="#######" table:display="true" table:show-details="true"/>
                <table:data-pilot-member table:name="350" table:display="true" table:show-details="true"/>
                <table:data-pilot-member table:name="536.25" table:display="true" table:show-details="true"/>
                <table:data-pilot-member table:name="245" table:display="true" table:show-details="true"/>
                <table:data-pilot-member table:name="560" table:display="true" table:show-details="true"/>
                <table:data-pilot-member table:name="200" table:display="true" table:show-details="true"/>
                <table:data-pilot-member table:name="385" table:display="true" table:show-details="true"/>
                <table:data-pilot-member table:name="420" table:display="true" table:show-details="true"/>
                <table:data-pilot-member table:name="175" table:display="true" table:show-details="true"/>
                <table:data-pilot-member table:name="180" table:display="true" table:show-details="true"/>
                <table:data-pilot-member table:name="490" table:display="true" table:show-details="true"/>
                <table:data-pilot-member table:name="320" table:display="true" table:show-details="true"/>
                <table:data-pilot-member table:name="100" table:display="true" table:show-details="true"/>
                <table:data-pilot-member table:name="260" table:display="true" table:show-details="true"/>
                <table:data-pilot-member table:name="682.5" table:display="true" table:show-details="true"/>
                <table:data-pilot-member table:name="630" table:display="true" table:show-details="true"/>
                <table:data-pilot-member table:name="875" table:display="true" table:show-details="true"/>
                <table:data-pilot-member table:name="220" table:display="true" table:show-details="true"/>
                <table:data-pilot-member table:name="340" table:display="true" table:show-details="true"/>
                <table:data-pilot-member table:name="-" table:display="true" table:show-details="true"/>
                <table:data-pilot-member table:name="38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brFee" table:orientation="hidden" table:used-hierarchy="-1" table:function="auto">
            <table:data-pilot-level table:show-empty="false" calcext:repeat-item-labels="false">
              <table:data-pilot-subtotals>
                <table:data-pilot-subtotal table:function="auto"/>
              </table:data-pilot-subtotals>
              <table:data-pilot-members>
                <table:data-pilot-member table:name="70.00" table:display="true" table:show-details="true"/>
                <table:data-pilot-member table:name="40.00" table:display="true" table:show-details="true"/>
                <table:data-pilot-member table:name="20.00" table:display="true" table:show-details="true"/>
                <table:data-pilot-member table:name="35.00" table:display="true" table:show-details="true"/>
                <table:data-pilot-member table:name="60.00" table:display="true" table:show-details="true"/>
                <table:data-pilot-member table:name="120.00" table:display="true" table:show-details="true"/>
                <table:data-pilot-member table:name="665.00" table:display="true" table:show-details="true"/>
                <table:data-pilot-member table:name="210.00" table:display="true" table:show-details="true"/>
                <table:data-pilot-member table:name="140.00" table:display="true" table:show-details="true"/>
                <table:data-pilot-member table:name="80.00" table:display="true" table:show-details="true"/>
                <table:data-pilot-member table:name="105.00" table:display="true" table:show-details="true"/>
                <table:data-pilot-member table:name="315.00" table:display="true" table:show-details="true"/>
                <table:data-pilot-member table:name="160.00" table:display="true" table:show-details="true"/>
                <table:data-pilot-member table:name="280.00" table:display="true" table:show-details="true"/>
                <table:data-pilot-member table:name="1,155.00" table:display="true" table:show-details="true"/>
                <table:data-pilot-member table:name="350.00" table:display="true" table:show-details="true"/>
                <table:data-pilot-member table:name="536.25" table:display="true" table:show-details="true"/>
                <table:data-pilot-member table:name="245.00" table:display="true" table:show-details="true"/>
                <table:data-pilot-member table:name="560.00" table:display="true" table:show-details="true"/>
                <table:data-pilot-member table:name="200.00" table:display="true" table:show-details="true"/>
                <table:data-pilot-member table:name="385.00" table:display="true" table:show-details="true"/>
                <table:data-pilot-member table:name="420.00" table:display="true" table:show-details="true"/>
                <table:data-pilot-member table:name="175.00" table:display="true" table:show-details="true"/>
                <table:data-pilot-member table:name="180.00" table:display="true" table:show-details="true"/>
                <table:data-pilot-member table:name="490.00" table:display="true" table:show-details="true"/>
                <table:data-pilot-member table:name="320.00" table:display="true" table:show-details="true"/>
                <table:data-pilot-member table:name="100.00" table:display="true" table:show-details="true"/>
                <table:data-pilot-member table:name="260.00" table:display="true" table:show-details="true"/>
                <table:data-pilot-member table:name="1,190.00" table:display="true" table:show-details="true"/>
                <table:data-pilot-member table:name="682.50" table:display="true" table:show-details="true"/>
                <table:data-pilot-member table:name="-" table:display="true" table:show-details="true"/>
                <table:data-pilot-member table:name="630.00" table:display="true" table:show-details="true"/>
                <table:data-pilot-member table:name="1,120.00" table:display="true" table:show-details="true"/>
                <table:data-pilot-member table:name="875.00" table:display="true" table:show-details="true"/>
                <table:data-pilot-member table:name="220.00" table:display="true" table:show-details="true"/>
                <table:data-pilot-member table:name="340.0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PartsFee" table:orientation="hidden" table:used-hierarchy="-1" table:function="auto">
            <table:data-pilot-level table:show-empty="false" calcext:repeat-item-labels="false">
              <table:data-pilot-subtotals>
                <table:data-pilot-subtotal table:function="auto"/>
              </table:data-pilot-subtotals>
              <table:data-pilot-members>
                <table:data-pilot-member table:name="360.00" table:display="true" table:show-details="true"/>
                <table:data-pilot-member table:name="90.04" table:display="true" table:show-details="true"/>
                <table:data-pilot-member table:name="120.00" table:display="true" table:show-details="true"/>
                <table:data-pilot-member table:name="16.25" table:display="true" table:show-details="true"/>
                <table:data-pilot-member table:name="45.24" table:display="true" table:show-details="true"/>
                <table:data-pilot-member table:name="97.63" table:display="true" table:show-details="true"/>
                <table:data-pilot-member table:name="29.13" table:display="true" table:show-details="true"/>
                <table:data-pilot-member table:name="35.10" table:display="true" table:show-details="true"/>
                <table:data-pilot-member table:name="76.70" table:display="true" table:show-details="true"/>
                <table:data-pilot-member table:name="374.08" table:display="true" table:show-details="true"/>
                <table:data-pilot-member table:name="832.16" table:display="true" table:show-details="true"/>
                <table:data-pilot-member table:name="70.21" table:display="true" table:show-details="true"/>
                <table:data-pilot-member table:name="150.00" table:display="true" table:show-details="true"/>
                <table:data-pilot-member table:name="275.00" table:display="true" table:show-details="true"/>
                <table:data-pilot-member table:name="938.00" table:display="true" table:show-details="true"/>
                <table:data-pilot-member table:name="61.25" table:display="true" table:show-details="true"/>
                <table:data-pilot-member table:name="48.00" table:display="true" table:show-details="true"/>
                <table:data-pilot-member table:name="204.28" table:display="true" table:show-details="true"/>
                <table:data-pilot-member table:name="240.00" table:display="true" table:show-details="true"/>
                <table:data-pilot-member table:name="475.00" table:display="true" table:show-details="true"/>
                <table:data-pilot-member table:name="341.00" table:display="true" table:show-details="true"/>
                <table:data-pilot-member table:name="61.18" table:display="true" table:show-details="true"/>
                <table:data-pilot-member table:name="155.39" table:display="true" table:show-details="true"/>
                <table:data-pilot-member table:name="37.92" table:display="true" table:show-details="true"/>
                <table:data-pilot-member table:name="88.41" table:display="true" table:show-details="true"/>
                <table:data-pilot-member table:name="202.29" table:display="true" table:show-details="true"/>
                <table:data-pilot-member table:name="535.62" table:display="true" table:show-details="true"/>
                <table:data-pilot-member table:name="24.63" table:display="true" table:show-details="true"/>
                <table:data-pilot-member table:name="43.26" table:display="true" table:show-details="true"/>
                <table:data-pilot-member table:name="21.33" table:display="true" table:show-details="true"/>
                <table:data-pilot-member table:name="0.46" table:display="true" table:show-details="true"/>
                <table:data-pilot-member table:name="126.62" table:display="true" table:show-details="true"/>
                <table:data-pilot-member table:name="251.00" table:display="true" table:show-details="true"/>
                <table:data-pilot-member table:name="395.28" table:display="true" table:show-details="true"/>
                <table:data-pilot-member table:name="36.00" table:display="true" table:show-details="true"/>
                <table:data-pilot-member table:name="510.68" table:display="true" table:show-details="true"/>
                <table:data-pilot-member table:name="42.66" table:display="true" table:show-details="true"/>
                <table:data-pilot-member table:name="5.47" table:display="true" table:show-details="true"/>
                <table:data-pilot-member table:name="199.45" table:display="true" table:show-details="true"/>
                <table:data-pilot-member table:name="144.00" table:display="true" table:show-details="true"/>
                <table:data-pilot-member table:name="6.22" table:display="true" table:show-details="true"/>
                <table:data-pilot-member table:name="40.00" table:display="true" table:show-details="true"/>
                <table:data-pilot-member table:name="87.58" table:display="true" table:show-details="true"/>
                <table:data-pilot-member table:name="30.00" table:display="true" table:show-details="true"/>
                <table:data-pilot-member table:name="297.51" table:display="true" table:show-details="true"/>
                <table:data-pilot-member table:name="64.17" table:display="true" table:show-details="true"/>
                <table:data-pilot-member table:name="20.48" table:display="true" table:show-details="true"/>
                <table:data-pilot-member table:name="200.00" table:display="true" table:show-details="true"/>
                <table:data-pilot-member table:name="123.96" table:display="true" table:show-details="true"/>
                <table:data-pilot-member table:name="193.88" table:display="true" table:show-details="true"/>
                <table:data-pilot-member table:name="1.17" table:display="true" table:show-details="true"/>
                <table:data-pilot-member table:name="664.79" table:display="true" table:show-details="true"/>
                <table:data-pilot-member table:name="160.00" table:display="true" table:show-details="true"/>
                <table:data-pilot-member table:name="159.50" table:display="true" table:show-details="true"/>
                <table:data-pilot-member table:name="169.64" table:display="true" table:show-details="true"/>
                <table:data-pilot-member table:name="202.86" table:display="true" table:show-details="true"/>
                <table:data-pilot-member table:name="10.53" table:display="true" table:show-details="true"/>
                <table:data-pilot-member table:name="1.82" table:display="true" table:show-details="true"/>
                <table:data-pilot-member table:name="54.12" table:display="true" table:show-details="true"/>
                <table:data-pilot-member table:name="367.71" table:display="true" table:show-details="true"/>
                <table:data-pilot-member table:name="139.04" table:display="true" table:show-details="true"/>
                <table:data-pilot-member table:name="50.32" table:display="true" table:show-details="true"/>
                <table:data-pilot-member table:name="122.43" table:display="true" table:show-details="true"/>
                <table:data-pilot-member table:name="78.55" table:display="true" table:show-details="true"/>
                <table:data-pilot-member table:name="239.10" table:display="true" table:show-details="true"/>
                <table:data-pilot-member table:name="800.71" table:display="true" table:show-details="true"/>
                <table:data-pilot-member table:name="19.20" table:display="true" table:show-details="true"/>
                <table:data-pilot-member table:name="19.50" table:display="true" table:show-details="true"/>
                <table:data-pilot-member table:name="22.43" table:display="true" table:show-details="true"/>
                <table:data-pilot-member table:name="26.58" table:display="true" table:show-details="true"/>
                <table:data-pilot-member table:name="288.21" table:display="true" table:show-details="true"/>
                <table:data-pilot-member table:name="54.24" table:display="true" table:show-details="true"/>
                <table:data-pilot-member table:name="332.40" table:display="true" table:show-details="true"/>
                <table:data-pilot-member table:name="124.16" table:display="true" table:show-details="true"/>
                <table:data-pilot-member table:name="21.63" table:display="true" table:show-details="true"/>
                <table:data-pilot-member table:name="-" table:display="true" table:show-details="true"/>
                <table:data-pilot-member table:name="154.50" table:display="true" table:show-details="true"/>
                <table:data-pilot-member table:name="48.75" table:display="true" table:show-details="true"/>
                <table:data-pilot-member table:name="76.17" table:display="true" table:show-details="true"/>
                <table:data-pilot-member table:name="117.00" table:display="true" table:show-details="true"/>
                <table:data-pilot-member table:name="1,575.97" table:display="true" table:show-details="true"/>
                <table:data-pilot-member table:name="74.79" table:display="true" table:show-details="true"/>
                <table:data-pilot-member table:name="1,123.97" table:display="true" table:show-details="true"/>
                <table:data-pilot-member table:name="128.98" table:display="true" table:show-details="true"/>
                <table:data-pilot-member table:name="1,211.83" table:display="true" table:show-details="true"/>
                <table:data-pilot-member table:name="55.94" table:display="true" table:show-details="true"/>
                <table:data-pilot-member table:name="11.06" table:display="true" table:show-details="true"/>
                <table:data-pilot-member table:name="77.17" table:display="true" table:show-details="true"/>
                <table:data-pilot-member table:name="66.16" table:display="true" table:show-details="true"/>
                <table:data-pilot-member table:name="27.95" table:display="true" table:show-details="true"/>
                <table:data-pilot-member table:name="216.31" table:display="true" table:show-details="true"/>
                <table:data-pilot-member table:name="619.51" table:display="true" table:show-details="true"/>
                <table:data-pilot-member table:name="3.12" table:display="true" table:show-details="true"/>
                <table:data-pilot-member table:name="163.26" table:display="true" table:show-details="true"/>
                <table:data-pilot-member table:name="65.25" table:display="true" table:show-details="true"/>
                <table:data-pilot-member table:name="105.84" table:display="true" table:show-details="true"/>
                <table:data-pilot-member table:name="547.09" table:display="true" table:show-details="true"/>
                <table:data-pilot-member table:name="27.63" table:display="true" table:show-details="true"/>
                <table:data-pilot-member table:name="250.42" table:display="true" table:show-details="true"/>
                <table:data-pilot-member table:name="38.70" table:display="true" table:show-details="true"/>
                <table:data-pilot-member table:name="33.00" table:display="true" table:show-details="true"/>
                <table:data-pilot-member table:name="126.00" table:display="true" table:show-details="true"/>
                <table:data-pilot-member table:name="4,946.00" table:display="true" table:show-details="true"/>
                <table:data-pilot-member table:name="33.54" table:display="true" table:show-details="true"/>
                <table:data-pilot-member table:name="25.00" table:display="true" table:show-details="true"/>
                <table:data-pilot-member table:name="28.59" table:display="true" table:show-details="true"/>
                <table:data-pilot-member table:name="213.48" table:display="true" table:show-details="true"/>
                <table:data-pilot-member table:name="83.44" table:display="true" table:show-details="true"/>
                <table:data-pilot-member table:name="67.96" table:display="true" table:show-details="true"/>
                <table:data-pilot-member table:name="172.02" table:display="true" table:show-details="true"/>
                <table:data-pilot-member table:name="102.22" table:display="true" table:show-details="true"/>
                <table:data-pilot-member table:name="373.55" table:display="true" table:show-details="true"/>
                <table:data-pilot-member table:name="1,249.09" table:display="true" table:show-details="true"/>
                <table:data-pilot-member table:name="27.00" table:display="true" table:show-details="true"/>
                <table:data-pilot-member table:name="228.63" table:display="true" table:show-details="true"/>
                <table:data-pilot-member table:name="5.71" table:display="true" table:show-details="true"/>
                <table:data-pilot-member table:name="263.05" table:display="true" table:show-details="true"/>
                <table:data-pilot-member table:name="8.25" table:display="true" table:show-details="true"/>
                <table:data-pilot-member table:name="15.63" table:display="true" table:show-details="true"/>
                <table:data-pilot-member table:name="28.50" table:display="true" table:show-details="true"/>
                <table:data-pilot-member table:name="748.44" table:display="true" table:show-details="true"/>
                <table:data-pilot-member table:name="86.36" table:display="true" table:show-details="true"/>
                <table:data-pilot-member table:name="108.00" table:display="true" table:show-details="true"/>
                <table:data-pilot-member table:name="279.31" table:display="true" table:show-details="true"/>
                <table:data-pilot-member table:name="25.26" table:display="true" table:show-details="true"/>
                <table:data-pilot-member table:name="351.02" table:display="true" table:show-details="true"/>
                <table:data-pilot-member table:name="62.13" table:display="true" table:show-details="true"/>
                <table:data-pilot-member table:name="3,396.25" table:display="true" table:show-details="true"/>
                <table:data-pilot-member table:name="22.00" table:display="true" table:show-details="true"/>
                <table:data-pilot-member table:name="163.37" table:display="true" table:show-details="true"/>
                <table:data-pilot-member table:name="25.41" table:display="true" table:show-details="true"/>
                <table:data-pilot-member table:name="182.70" table:display="true" table:show-details="true"/>
                <table:data-pilot-member table:name="73.51" table:display="true" table:show-details="true"/>
                <table:data-pilot-member table:name="115.22" table:display="true" table:show-details="true"/>
                <table:data-pilot-member table:name="340.45" table:display="true" table:show-details="true"/>
                <table:data-pilot-member table:name="12.00" table:display="true" table:show-details="true"/>
                <table:data-pilot-member table:name="36.75" table:display="true" table:show-details="true"/>
                <table:data-pilot-member table:name="183.95" table:display="true" table:show-details="true"/>
                <table:data-pilot-member table:name="13.42" table:display="true" table:show-details="true"/>
                <table:data-pilot-member table:name="324.00" table:display="true" table:show-details="true"/>
                <table:data-pilot-member table:name="504.21" table:display="true" table:show-details="true"/>
                <table:data-pilot-member table:name="338.07" table:display="true" table:show-details="true"/>
                <table:data-pilot-member table:name="0.98" table:display="true" table:show-details="true"/>
                <table:data-pilot-member table:name="14.88" table:display="true" table:show-details="true"/>
                <table:data-pilot-member table:name="81.90" table:display="true" table:show-details="true"/>
                <table:data-pilot-member table:name="1,579.40" table:display="true" table:show-details="true"/>
                <table:data-pilot-member table:name="174.18" table:display="true" table:show-details="true"/>
                <table:data-pilot-member table:name="20.00" table:display="true" table:show-details="true"/>
                <table:data-pilot-member table:name="689.15" table:display="true" table:show-details="true"/>
                <table:data-pilot-member table:name="156.00" table:display="true" table:show-details="true"/>
                <table:data-pilot-member table:name="45.73" table:display="true" table:show-details="true"/>
                <table:data-pilot-member table:name="34.08" table:display="true" table:show-details="true"/>
                <table:data-pilot-member table:name="212.01" table:display="true" table:show-details="true"/>
                <table:data-pilot-member table:name="341.27" table:display="true" table:show-details="true"/>
                <table:data-pilot-member table:name="25.77" table:display="true" table:show-details="true"/>
                <table:data-pilot-member table:name="133.37" table:display="true" table:show-details="true"/>
                <table:data-pilot-member table:name="66.86" table:display="true" table:show-details="true"/>
                <table:data-pilot-member table:name="94.26" table:display="true" table:show-details="true"/>
                <table:data-pilot-member table:name="45.99" table:display="true" table:show-details="true"/>
                <table:data-pilot-member table:name="37.26" table:display="true" table:show-details="true"/>
                <table:data-pilot-member table:name="81.89" table:display="true" table:show-details="true"/>
                <table:data-pilot-member table:name="10.10" table:display="true" table:show-details="true"/>
                <table:data-pilot-member table:name="17.88" table:display="true" table:show-details="true"/>
                <table:data-pilot-member table:name="1,204.64" table:display="true" table:show-details="true"/>
                <table:data-pilot-member table:name="111.00" table:display="true" table:show-details="true"/>
                <table:data-pilot-member table:name="21.21" table:display="true" table:show-details="true"/>
                <table:data-pilot-member table:name="158.31" table:display="true" table:show-details="true"/>
                <table:data-pilot-member table:name="242.07" table:display="true" table:show-details="true"/>
                <table:data-pilot-member table:name="52.90" table:display="true" table:show-details="true"/>
                <table:data-pilot-member table:name="226.00" table:display="true" table:show-details="true"/>
                <table:data-pilot-member table:name="36.97" table:display="true" table:show-details="true"/>
                <table:data-pilot-member table:name="138.57" table:display="true" table:show-details="true"/>
                <table:data-pilot-member table:name="126.56" table:display="true" table:show-details="true"/>
                <table:data-pilot-member table:name="51.45" table:display="true" table:show-details="true"/>
                <table:data-pilot-member table:name="227.94" table:display="true" table:show-details="true"/>
                <table:data-pilot-member table:name="637.53" table:display="true" table:show-details="true"/>
                <table:data-pilot-member table:name="318.73" table:display="true" table:show-details="true"/>
                <table:data-pilot-member table:name="35.45" table:display="true" table:show-details="true"/>
                <table:data-pilot-member table:name="131.30" table:display="true" table:show-details="true"/>
                <table:data-pilot-member table:name="1,193.75" table:display="true" table:show-details="true"/>
                <table:data-pilot-member table:name="67.70" table:display="true" table:show-details="true"/>
                <table:data-pilot-member table:name="58.24" table:display="true" table:show-details="true"/>
                <table:data-pilot-member table:name="32.23" table:display="true" table:show-details="true"/>
                <table:data-pilot-member table:name="180.00" table:display="true" table:show-details="true"/>
                <table:data-pilot-member table:name="337.92" table:display="true" table:show-details="true"/>
                <table:data-pilot-member table:name="63.99" table:display="true" table:show-details="true"/>
                <table:data-pilot-member table:name="145.89" table:display="true" table:show-details="true"/>
                <table:data-pilot-member table:name="57.10" table:display="true" table:show-details="true"/>
                <table:data-pilot-member table:name="262.44" table:display="true" table:show-details="true"/>
                <table:data-pilot-member table:name="1,769.63" table:display="true" table:show-details="true"/>
                <table:data-pilot-member table:name="82.88" table:display="true" table:show-details="true"/>
                <table:data-pilot-member table:name="2,294.00" table:display="true" table:show-details="true"/>
                <table:data-pilot-member table:name="348.74" table:display="true" table:show-details="true"/>
                <table:data-pilot-member table:name="140.40" table:display="true" table:show-details="true"/>
                <table:data-pilot-member table:name="134.00" table:display="true" table:show-details="true"/>
                <table:data-pilot-member table:name="305.63" table:display="true" table:show-details="true"/>
                <table:data-pilot-member table:name="18.53" table:display="true" table:show-details="true"/>
                <table:data-pilot-member table:name="39.00" table:display="true" table:show-details="true"/>
                <table:data-pilot-member table:name="36.50" table:display="true" table:show-details="true"/>
                <table:data-pilot-member table:name="29.81" table:display="true" table:show-details="true"/>
                <table:data-pilot-member table:name="43.02" table:display="true" table:show-details="true"/>
                <table:data-pilot-member table:name="408.57" table:display="true" table:show-details="true"/>
                <table:data-pilot-member table:name="25.25" table:display="true" table:show-details="true"/>
                <table:data-pilot-member table:name="646.00" table:display="true" table:show-details="true"/>
                <table:data-pilot-member table:name="125.42" table:display="true" table:show-details="true"/>
                <table:data-pilot-member table:name="286.73" table:display="true" table:show-details="true"/>
                <table:data-pilot-member table:name="258.03" table:display="true" table:show-details="true"/>
                <table:data-pilot-member table:name="14.30" table:display="true" table:show-details="true"/>
                <table:data-pilot-member table:name="44.85" table:display="true" table:show-details="true"/>
                <table:data-pilot-member table:name="74.61" table:display="true" table:show-details="true"/>
                <table:data-pilot-member table:name="126.71" table:display="true" table:show-details="true"/>
                <table:data-pilot-member table:name="256.84" table:display="true" table:show-details="true"/>
                <table:data-pilot-member table:name="32.67" table:display="true" table:show-details="true"/>
                <table:data-pilot-member table:name="72.35" table:display="true" table:show-details="true"/>
                <table:data-pilot-member table:name="178.50" table:display="true" table:show-details="true"/>
                <table:data-pilot-member table:name="18.25" table:display="true" table:show-details="true"/>
                <table:data-pilot-member table:name="151.81" table:display="true" table:show-details="true"/>
                <table:data-pilot-member table:name="85.09" table:display="true" table:show-details="true"/>
                <table:data-pilot-member table:name="67.07" table:display="true" table:show-details="true"/>
                <table:data-pilot-member table:name="162.21" table:display="true" table:show-details="true"/>
                <table:data-pilot-member table:name="53.69" table:display="true" table:show-details="true"/>
                <table:data-pilot-member table:name="211.85" table:display="true" table:show-details="true"/>
                <table:data-pilot-member table:name="150.32" table:display="true" table:show-details="true"/>
                <table:data-pilot-member table:name="46.86" table:display="true" table:show-details="true"/>
                <table:data-pilot-member table:name="256.72" table:display="true" table:show-details="true"/>
                <table:data-pilot-member table:name="86.29" table:display="true" table:show-details="true"/>
                <table:data-pilot-member table:name="108.31" table:display="true" table:show-details="true"/>
                <table:data-pilot-member table:name="70.82" table:display="true" table:show-details="true"/>
                <table:data-pilot-member table:name="56.92" table:display="true" table:show-details="true"/>
                <table:data-pilot-member table:name="74.53" table:display="true" table:show-details="true"/>
                <table:data-pilot-member table:name="137.22" table:display="true" table:show-details="true"/>
                <table:data-pilot-member table:name="83.46" table:display="true" table:show-details="true"/>
                <table:data-pilot-member table:name="9.92" table:display="true" table:show-details="true"/>
                <table:data-pilot-member table:name="19.98" table:display="true" table:show-details="true"/>
                <table:data-pilot-member table:name="85.32" table:display="true" table:show-details="true"/>
                <table:data-pilot-member table:name="52.35" table:display="true" table:show-details="true"/>
                <table:data-pilot-member table:name="45.29" table:display="true" table:show-details="true"/>
                <table:data-pilot-member table:name="11.70" table:display="true" table:show-details="true"/>
                <table:data-pilot-member table:name="37.71" table:display="true" table:show-details="true"/>
                <table:data-pilot-member table:name="155.04" table:display="true" table:show-details="true"/>
                <table:data-pilot-member table:name="93.60" table:display="true" table:show-details="true"/>
                <table:data-pilot-member table:name="357.11" table:display="true" table:show-details="true"/>
                <table:data-pilot-member table:name="511.88" table:display="true" table:show-details="true"/>
                <table:data-pilot-member table:name="368.87" table:display="true" table:show-details="true"/>
                <table:data-pilot-member table:name="60.00" table:display="true" table:show-details="true"/>
                <table:data-pilot-member table:name="114.89" table:display="true" table:show-details="true"/>
                <table:data-pilot-member table:name="23.90" table:display="true" table:show-details="true"/>
                <table:data-pilot-member table:name="57.20" table:display="true" table:show-details="true"/>
                <table:data-pilot-member table:name="653.99" table:display="true" table:show-details="true"/>
                <table:data-pilot-member table:name="9.75" table:display="true" table:show-details="true"/>
                <table:data-pilot-member table:name="205.19" table:display="true" table:show-details="true"/>
                <table:data-pilot-member table:name="42.90" table:display="true" table:show-details="true"/>
                <table:data-pilot-member table:name="319.82" table:display="true" table:show-details="true"/>
                <table:data-pilot-member table:name="1,231.20" table:display="true" table:show-details="true"/>
                <table:data-pilot-member table:name="56.50" table:display="true" table:show-details="true"/>
                <table:data-pilot-member table:name="269.95" table:display="true" table:show-details="true"/>
                <table:data-pilot-member table:name="83.23" table:display="true" table:show-details="true"/>
                <table:data-pilot-member table:name="88.62" table:display="true" table:show-details="true"/>
                <table:data-pilot-member table:name="33.48" table:display="true" table:show-details="true"/>
                <table:data-pilot-member table:name="33.86" table:display="true" table:show-details="true"/>
                <table:data-pilot-member table:name="33.96" table:display="true" table:show-details="true"/>
                <table:data-pilot-member table:name="36.89" table:display="true" table:show-details="true"/>
                <table:data-pilot-member table:name="25.34" table:display="true" table:show-details="true"/>
                <table:data-pilot-member table:name="31.81" table:display="true" table:show-details="true"/>
                <table:data-pilot-member table:name="61.17" table:display="true" table:show-details="true"/>
                <table:data-pilot-member table:name="15.54" table:display="true" table:show-details="true"/>
                <table:data-pilot-member table:name="96.71" table:display="true" table:show-details="true"/>
                <table:data-pilot-member table:name="207.90" table:display="true" table:show-details="true"/>
                <table:data-pilot-member table:name="821.87" table:display="true" table:show-details="true"/>
                <table:data-pilot-member table:name="118.56" table:display="true" table:show-details="true"/>
                <table:data-pilot-member table:name="54.46" table:display="true" table:show-details="true"/>
                <table:data-pilot-member table:name="53.43" table:display="true" table:show-details="true"/>
                <table:data-pilot-member table:name="76.79" table:display="true" table:show-details="true"/>
                <table:data-pilot-member table:name="666.44" table:display="true" table:show-details="true"/>
                <table:data-pilot-member table:name="414.54" table:display="true" table:show-details="true"/>
                <table:data-pilot-member table:name="157.86" table:display="true" table:show-details="true"/>
                <table:data-pilot-member table:name="160.39" table:display="true" table:show-details="true"/>
                <table:data-pilot-member table:name="46.85" table:display="true" table:show-details="true"/>
                <table:data-pilot-member table:name="952.06" table:display="true" table:show-details="true"/>
                <table:data-pilot-member table:name="17.42" table:display="true" table:show-details="true"/>
                <table:data-pilot-member table:name="202.00" table:display="true" table:show-details="true"/>
                <table:data-pilot-member table:name="137.13" table:display="true" table:show-details="true"/>
                <table:data-pilot-member table:name="255.34" table:display="true" table:show-details="true"/>
                <table:data-pilot-member table:name="48.37" table:display="true" table:show-details="true"/>
                <table:data-pilot-member table:name="40.20" table:display="true" table:show-details="true"/>
                <table:data-pilot-member table:name="61.50" table:display="true" table:show-details="true"/>
                <table:data-pilot-member table:name="16.42" table:display="true" table:show-details="true"/>
                <table:data-pilot-member table:name="239.97" table:display="true" table:show-details="true"/>
                <table:data-pilot-member table:name="90.00" table:display="true" table:show-details="true"/>
                <table:data-pilot-member table:name="269.40" table:display="true" table:show-details="true"/>
                <table:data-pilot-member table:name="33.50" table:display="true" table:show-details="true"/>
                <table:data-pilot-member table:name="305.46" table:display="true" table:show-details="true"/>
                <table:data-pilot-member table:name="50.67" table:display="true" table:show-details="true"/>
                <table:data-pilot-member table:name="45.63" table:display="true" table:show-details="true"/>
                <table:data-pilot-member table:name="164.22" table:display="true" table:show-details="true"/>
                <table:data-pilot-member table:name="24.38" table:display="true" table:show-details="true"/>
                <table:data-pilot-member table:name="267.94" table:display="true" table:show-details="true"/>
                <table:data-pilot-member table:name="175.87" table:display="true" table:show-details="true"/>
                <table:data-pilot-member table:name="340.70" table:display="true" table:show-details="true"/>
                <table:data-pilot-member table:name="22.84" table:display="true" table:show-details="true"/>
                <table:data-pilot-member table:name="3.58" table:display="true" table:show-details="true"/>
                <table:data-pilot-member table:name="41.15" table:display="true" table:show-details="true"/>
                <table:data-pilot-member table:name="76.95" table:display="true" table:show-details="true"/>
                <table:data-pilot-member table:name="25.24" table:display="true" table:show-details="true"/>
                <table:data-pilot-member table:name="572.63" table:display="true" table:show-details="true"/>
                <table:data-pilot-member table:name="361.90" table:display="true" table:show-details="true"/>
                <table:data-pilot-member table:name="110.23" table:display="true" table:show-details="true"/>
                <table:data-pilot-member table:name="33.91" table:display="true" table:show-details="true"/>
                <table:data-pilot-member table:name="19.00" table:display="true" table:show-details="true"/>
                <table:data-pilot-member table:name="294.78" table:display="true" table:show-details="true"/>
                <table:data-pilot-member table:name="103.08" table:display="true" table:show-details="true"/>
                <table:data-pilot-member table:name="144.31" table:display="true" table:show-details="true"/>
                <table:data-pilot-member table:name="224.00" table:display="true" table:show-details="true"/>
                <table:data-pilot-member table:name="475.54" table:display="true" table:show-details="true"/>
                <table:data-pilot-member table:name="46.04" table:display="true" table:show-details="true"/>
                <table:data-pilot-member table:name="294.55" table:display="true" table:show-details="true"/>
                <table:data-pilot-member table:name="50.00" table:display="true" table:show-details="true"/>
                <table:data-pilot-member table:name="10.00" table:display="true" table:show-details="true"/>
                <table:data-pilot-member table:name="29.33" table:display="true" table:show-details="true"/>
                <table:data-pilot-member table:name="24.19" table:display="true" table:show-details="true"/>
                <table:data-pilot-member table:name="159.00" table:display="true" table:show-details="true"/>
                <table:data-pilot-member table:name="58.36" table:display="true" table:show-details="true"/>
                <table:data-pilot-member table:name="125.73" table:display="true" table:show-details="true"/>
                <table:data-pilot-member table:name="203.00" table:display="true" table:show-details="true"/>
                <table:data-pilot-member table:name="56.40" table:display="true" table:show-details="true"/>
                <table:data-pilot-member table:name="23.40" table:display="true" table:show-details="true"/>
                <table:data-pilot-member table:name="18.00" table:display="true" table:show-details="true"/>
                <table:data-pilot-member table:name="134.85" table:display="true" table:show-details="true"/>
                <table:data-pilot-member table:name="61.26" table:display="true" table:show-details="true"/>
                <table:data-pilot-member table:name="658.68" table:display="true" table:show-details="true"/>
                <table:data-pilot-member table:name="1,468.52" table:display="true" table:show-details="true"/>
                <table:data-pilot-member table:name="82.59" table:display="true" table:show-details="true"/>
                <table:data-pilot-member table:name="72.06" table:display="true" table:show-details="true"/>
                <table:data-pilot-member table:name="48.99" table:display="true" table:show-details="true"/>
                <table:data-pilot-member table:name="15.40" table:display="true" table:show-details="true"/>
                <table:data-pilot-member table:name="204.10" table:display="true" table:show-details="true"/>
                <table:data-pilot-member table:name="12.63" table:display="true" table:show-details="true"/>
                <table:data-pilot-member table:name="15.24" table:display="true" table:show-details="true"/>
                <table:data-pilot-member table:name="123.21" table:display="true" table:show-details="true"/>
                <table:data-pilot-member table:name="77.29" table:display="true" table:show-details="true"/>
                <table:data-pilot-member table:name="653.00" table:display="true" table:show-details="true"/>
                <table:data-pilot-member table:name="118.30" table:display="true" table:show-details="true"/>
                <table:data-pilot-member table:name="837.16" table:display="true" table:show-details="true"/>
                <table:data-pilot-member table:name="242.64" table:display="true" table:show-details="true"/>
                <table:data-pilot-member table:name="473.60" table:display="true" table:show-details="true"/>
                <table:data-pilot-member table:name="708.02" table:display="true" table:show-details="true"/>
                <table:data-pilot-member table:name="13.32" table:display="true" table:show-details="true"/>
                <table:data-pilot-member table:name="51.29" table:display="true" table:show-details="true"/>
                <table:data-pilot-member table:name="89.50" table:display="true" table:show-details="true"/>
                <table:data-pilot-member table:name="64.00" table:display="true" table:show-details="true"/>
                <table:data-pilot-member table:name="17.13" table:display="true" table:show-details="true"/>
                <table:data-pilot-member table:name="149.50" table:display="true" table:show-details="true"/>
                <table:data-pilot-member table:name="163.20" table:display="true" table:show-details="true"/>
                <table:data-pilot-member table:name="14.76" table:display="true" table:show-details="true"/>
                <table:data-pilot-member table:name="36.34" table:display="true" table:show-details="true"/>
                <table:data-pilot-member table:name="392.02" table:display="true" table:show-details="true"/>
                <table:data-pilot-member table:name="151.79" table:display="true" table:show-details="true"/>
                <table:data-pilot-member table:name="30.11" table:display="true" table:show-details="true"/>
                <table:data-pilot-member table:name="13.36" table:display="true" table:show-details="true"/>
                <table:data-pilot-member table:name="21.60" table:display="true" table:show-details="true"/>
                <table:data-pilot-member table:name="108.96" table:display="true" table:show-details="true"/>
                <table:data-pilot-member table:name="342.60" table:display="true" table:show-details="true"/>
                <table:data-pilot-member table:name="259.20" table:display="true" table:show-details="true"/>
                <table:data-pilot-member table:name="52.02" table:display="true" table:show-details="true"/>
                <table:data-pilot-member table:name="2,050.60" table:display="true" table:show-details="true"/>
                <table:data-pilot-member table:name="158.00" table:display="true" table:show-details="true"/>
                <table:data-pilot-member table:name="2.54" table:display="true" table:show-details="true"/>
                <table:data-pilot-member table:name="108.93" table:display="true" table:show-details="true"/>
                <table:data-pilot-member table:name="156.40" table:display="true" table:show-details="true"/>
                <table:data-pilot-member table:name="4.99" table:display="true" table:show-details="true"/>
                <table:data-pilot-member table:name="52.00" table:display="true" table:show-details="true"/>
                <table:data-pilot-member table:name="743.1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Cost" table:orientation="hidden" table:used-hierarchy="-1" table:function="auto">
            <table:data-pilot-level table:show-empty="false" calcext:repeat-item-labels="false">
              <table:data-pilot-subtotals>
                <table:data-pilot-subtotal table:function="auto"/>
              </table:data-pilot-subtotals>
              <table:data-pilot-members>
                <table:data-pilot-member table:name="430.00" table:display="true" table:show-details="true"/>
                <table:data-pilot-member table:name="130.04" table:display="true" table:show-details="true"/>
                <table:data-pilot-member table:name="140.00" table:display="true" table:show-details="true"/>
                <table:data-pilot-member table:name="36.25" table:display="true" table:show-details="true"/>
                <table:data-pilot-member table:name="65.24" table:display="true" table:show-details="true"/>
                <table:data-pilot-member table:name="117.63" table:display="true" table:show-details="true"/>
                <table:data-pilot-member table:name="64.13" table:display="true" table:show-details="true"/>
                <table:data-pilot-member table:name="95.10" table:display="true" table:show-details="true"/>
                <table:data-pilot-member table:name="96.70" table:display="true" table:show-details="true"/>
                <table:data-pilot-member table:name="494.08" table:display="true" table:show-details="true"/>
                <table:data-pilot-member table:name="1,497.16" table:display="true" table:show-details="true"/>
                <table:data-pilot-member table:name="90.21" table:display="true" table:show-details="true"/>
                <table:data-pilot-member table:name="190.00" table:display="true" table:show-details="true"/>
                <table:data-pilot-member table:name="485.00" table:display="true" table:show-details="true"/>
                <table:data-pilot-member table:name="998.00" table:display="true" table:show-details="true"/>
                <table:data-pilot-member table:name="81.25" table:display="true" table:show-details="true"/>
                <table:data-pilot-member table:name="168.00" table:display="true" table:show-details="true"/>
                <table:data-pilot-member table:name="239.28" table:display="true" table:show-details="true"/>
                <table:data-pilot-member table:name="310.00" table:display="true" table:show-details="true"/>
                <table:data-pilot-member table:name="615.00" table:display="true" table:show-details="true"/>
                <table:data-pilot-member table:name="481.00" table:display="true" table:show-details="true"/>
                <table:data-pilot-member table:name="121.18" table:display="true" table:show-details="true"/>
                <table:data-pilot-member table:name="195.39" table:display="true" table:show-details="true"/>
                <table:data-pilot-member table:name="274.28" table:display="true" table:show-details="true"/>
                <table:data-pilot-member table:name="77.92" table:display="true" table:show-details="true"/>
                <table:data-pilot-member table:name="108.41" table:display="true" table:show-details="true"/>
                <table:data-pilot-member table:name="222.29" table:display="true" table:show-details="true"/>
                <table:data-pilot-member table:name="160.00" table:display="true" table:show-details="true"/>
                <table:data-pilot-member table:name="605.62" table:display="true" table:show-details="true"/>
                <table:data-pilot-member table:name="59.63" table:display="true" table:show-details="true"/>
                <table:data-pilot-member table:name="113.26" table:display="true" table:show-details="true"/>
                <table:data-pilot-member table:name="41.33" table:display="true" table:show-details="true"/>
                <table:data-pilot-member table:name="80.46" table:display="true" table:show-details="true"/>
                <table:data-pilot-member table:name="161.62" table:display="true" table:show-details="true"/>
                <table:data-pilot-member table:name="371.00" table:display="true" table:show-details="true"/>
                <table:data-pilot-member table:name="435.28" table:display="true" table:show-details="true"/>
                <table:data-pilot-member table:name="56.00" table:display="true" table:show-details="true"/>
                <table:data-pilot-member table:name="650.68" table:display="true" table:show-details="true"/>
                <table:data-pilot-member table:name="112.66" table:display="true" table:show-details="true"/>
                <table:data-pilot-member table:name="85.47" table:display="true" table:show-details="true"/>
                <table:data-pilot-member table:name="304.45" table:display="true" table:show-details="true"/>
                <table:data-pilot-member table:name="214.00" table:display="true" table:show-details="true"/>
                <table:data-pilot-member table:name="26.22" table:display="true" table:show-details="true"/>
                <table:data-pilot-member table:name="176.00" table:display="true" table:show-details="true"/>
                <table:data-pilot-member table:name="145.00" table:display="true" table:show-details="true"/>
                <table:data-pilot-member table:name="107.58" table:display="true" table:show-details="true"/>
                <table:data-pilot-member table:name="70.00" table:display="true" table:show-details="true"/>
                <table:data-pilot-member table:name="164.00" table:display="true" table:show-details="true"/>
                <table:data-pilot-member table:name="357.51" table:display="true" table:show-details="true"/>
                <table:data-pilot-member table:name="104.17" table:display="true" table:show-details="true"/>
                <table:data-pilot-member table:name="40.48" table:display="true" table:show-details="true"/>
                <table:data-pilot-member table:name="280.00" table:display="true" table:show-details="true"/>
                <table:data-pilot-member table:name="243.96" table:display="true" table:show-details="true"/>
                <table:data-pilot-member table:name="233.88" table:display="true" table:show-details="true"/>
                <table:data-pilot-member table:name="71.17" table:display="true" table:show-details="true"/>
                <table:data-pilot-member table:name="769.79" table:display="true" table:show-details="true"/>
                <table:data-pilot-member table:name="180.00" table:display="true" table:show-details="true"/>
                <table:data-pilot-member table:name="264.50" table:display="true" table:show-details="true"/>
                <table:data-pilot-member table:name="274.64" table:display="true" table:show-details="true"/>
                <table:data-pilot-member table:name="272.86" table:display="true" table:show-details="true"/>
                <table:data-pilot-member table:name="50.53" table:display="true" table:show-details="true"/>
                <table:data-pilot-member table:name="106.82" table:display="true" table:show-details="true"/>
                <table:data-pilot-member table:name="124.12" table:display="true" table:show-details="true"/>
                <table:data-pilot-member table:name="402.71" table:display="true" table:show-details="true"/>
                <table:data-pilot-member table:name="259.04" table:display="true" table:show-details="true"/>
                <table:data-pilot-member table:name="90.32" table:display="true" table:show-details="true"/>
                <table:data-pilot-member table:name="202.43" table:display="true" table:show-details="true"/>
                <table:data-pilot-member table:name="158.55" table:display="true" table:show-details="true"/>
                <table:data-pilot-member table:name="259.10" table:display="true" table:show-details="true"/>
                <table:data-pilot-member table:name="101.18" table:display="true" table:show-details="true"/>
                <table:data-pilot-member table:name="1,115.71" table:display="true" table:show-details="true"/>
                <table:data-pilot-member table:name="39.20" table:display="true" table:show-details="true"/>
                <table:data-pilot-member table:name="39.50" table:display="true" table:show-details="true"/>
                <table:data-pilot-member table:name="42.43" table:display="true" table:show-details="true"/>
                <table:data-pilot-member table:name="66.58" table:display="true" table:show-details="true"/>
                <table:data-pilot-member table:name="328.21" table:display="true" table:show-details="true"/>
                <table:data-pilot-member table:name="94.24" table:display="true" table:show-details="true"/>
                <table:data-pilot-member table:name="352.40" table:display="true" table:show-details="true"/>
                <table:data-pilot-member table:name="229.16" table:display="true" table:show-details="true"/>
                <table:data-pilot-member table:name="41.63" table:display="true" table:show-details="true"/>
                <table:data-pilot-member table:name="68.00" table:display="true" table:show-details="true"/>
                <table:data-pilot-member table:name="224.50" table:display="true" table:show-details="true"/>
                <table:data-pilot-member table:name="128.75" table:display="true" table:show-details="true"/>
                <table:data-pilot-member table:name="96.17" table:display="true" table:show-details="true"/>
                <table:data-pilot-member table:name="177.00" table:display="true" table:show-details="true"/>
                <table:data-pilot-member table:name="1,785.97" table:display="true" table:show-details="true"/>
                <table:data-pilot-member table:name="61.33" table:display="true" table:show-details="true"/>
                <table:data-pilot-member table:name="114.79" table:display="true" table:show-details="true"/>
                <table:data-pilot-member table:name="1,788.97" table:display="true" table:show-details="true"/>
                <table:data-pilot-member table:name="268.98" table:display="true" table:show-details="true"/>
                <table:data-pilot-member table:name="184.00" table:display="true" table:show-details="true"/>
                <table:data-pilot-member table:name="1,351.83" table:display="true" table:show-details="true"/>
                <table:data-pilot-member table:name="94.12" table:display="true" table:show-details="true"/>
                <table:data-pilot-member table:name="95.94" table:display="true" table:show-details="true"/>
                <table:data-pilot-member table:name="51.06" table:display="true" table:show-details="true"/>
                <table:data-pilot-member table:name="237.17" table:display="true" table:show-details="true"/>
                <table:data-pilot-member table:name="136.16" table:display="true" table:show-details="true"/>
                <table:data-pilot-member table:name="47.95" table:display="true" table:show-details="true"/>
                <table:data-pilot-member table:name="296.31" table:display="true" table:show-details="true"/>
                <table:data-pilot-member table:name="899.51" table:display="true" table:show-details="true"/>
                <table:data-pilot-member table:name="43.12" table:display="true" table:show-details="true"/>
                <table:data-pilot-member table:name="223.26" table:display="true" table:show-details="true"/>
                <table:data-pilot-member table:name="85.25" table:display="true" table:show-details="true"/>
                <table:data-pilot-member table:name="50.00" table:display="true" table:show-details="true"/>
                <table:data-pilot-member table:name="145.84" table:display="true" table:show-details="true"/>
                <table:data-pilot-member table:name="687.09" table:display="true" table:show-details="true"/>
                <table:data-pilot-member table:name="200.00" table:display="true" table:show-details="true"/>
                <table:data-pilot-member table:name="47.63" table:display="true" table:show-details="true"/>
                <table:data-pilot-member table:name="270.42" table:display="true" table:show-details="true"/>
                <table:data-pilot-member table:name="73.70" table:display="true" table:show-details="true"/>
                <table:data-pilot-member table:name="186.00" table:display="true" table:show-details="true"/>
                <table:data-pilot-member table:name="6,101.00" table:display="true" table:show-details="true"/>
                <table:data-pilot-member table:name="73.54" table:display="true" table:show-details="true"/>
                <table:data-pilot-member table:name="60.00" table:display="true" table:show-details="true"/>
                <table:data-pilot-member table:name="68.59" table:display="true" table:show-details="true"/>
                <table:data-pilot-member table:name="563.48" table:display="true" table:show-details="true"/>
                <table:data-pilot-member table:name="123.44" table:display="true" table:show-details="true"/>
                <table:data-pilot-member table:name="165.00" table:display="true" table:show-details="true"/>
                <table:data-pilot-member table:name="87.96" table:display="true" table:show-details="true"/>
                <table:data-pilot-member table:name="212.02" table:display="true" table:show-details="true"/>
                <table:data-pilot-member table:name="142.22" table:display="true" table:show-details="true"/>
                <table:data-pilot-member table:name="413.55" table:display="true" table:show-details="true"/>
                <table:data-pilot-member table:name="1,785.34" table:display="true" table:show-details="true"/>
                <table:data-pilot-member table:name="260.00" table:display="true" table:show-details="true"/>
                <table:data-pilot-member table:name="47.00" table:display="true" table:show-details="true"/>
                <table:data-pilot-member table:name="368.63" table:display="true" table:show-details="true"/>
                <table:data-pilot-member table:name="110.71" table:display="true" table:show-details="true"/>
                <table:data-pilot-member table:name="333.05" table:display="true" table:show-details="true"/>
                <table:data-pilot-member table:name="253.25" table:display="true" table:show-details="true"/>
                <table:data-pilot-member table:name="55.63" table:display="true" table:show-details="true"/>
                <table:data-pilot-member table:name="88.50" table:display="true" table:show-details="true"/>
                <table:data-pilot-member table:name="788.44" table:display="true" table:show-details="true"/>
                <table:data-pilot-member table:name="166.36" table:display="true" table:show-details="true"/>
                <table:data-pilot-member table:name="128.00" table:display="true" table:show-details="true"/>
                <table:data-pilot-member table:name="349.31" table:display="true" table:show-details="true"/>
                <table:data-pilot-member table:name="65.26" table:display="true" table:show-details="true"/>
                <table:data-pilot-member table:name="431.02" table:display="true" table:show-details="true"/>
                <table:data-pilot-member table:name="67.95" table:display="true" table:show-details="true"/>
                <table:data-pilot-member table:name="167.13" table:display="true" table:show-details="true"/>
                <table:data-pilot-member table:name="3,956.25" table:display="true" table:show-details="true"/>
                <table:data-pilot-member table:name="92.00" table:display="true" table:show-details="true"/>
                <table:data-pilot-member table:name="203.37" table:display="true" table:show-details="true"/>
                <table:data-pilot-member table:name="45.41" table:display="true" table:show-details="true"/>
                <table:data-pilot-member table:name="287.70" table:display="true" table:show-details="true"/>
                <table:data-pilot-member table:name="113.51" table:display="true" table:show-details="true"/>
                <table:data-pilot-member table:name="185.22" table:display="true" table:show-details="true"/>
                <table:data-pilot-member table:name="445.45" table:display="true" table:show-details="true"/>
                <table:data-pilot-member table:name="52.00" table:display="true" table:show-details="true"/>
                <table:data-pilot-member table:name="76.75" table:display="true" table:show-details="true"/>
                <table:data-pilot-member table:name="323.95" table:display="true" table:show-details="true"/>
                <table:data-pilot-member table:name="46.58" table:display="true" table:show-details="true"/>
                <table:data-pilot-member table:name="53.42" table:display="true" table:show-details="true"/>
                <table:data-pilot-member table:name="404.00" table:display="true" table:show-details="true"/>
                <table:data-pilot-member table:name="574.21" table:display="true" table:show-details="true"/>
                <table:data-pilot-member table:name="408.07" table:display="true" table:show-details="true"/>
                <table:data-pilot-member table:name="210.98" table:display="true" table:show-details="true"/>
                <table:data-pilot-member table:name="54.88" table:display="true" table:show-details="true"/>
                <table:data-pilot-member table:name="121.90" table:display="true" table:show-details="true"/>
                <table:data-pilot-member table:name="56.33" table:display="true" table:show-details="true"/>
                <table:data-pilot-member table:name="1,649.40" table:display="true" table:show-details="true"/>
                <table:data-pilot-member table:name="244.18" table:display="true" table:show-details="true"/>
                <table:data-pilot-member table:name="80.00" table:display="true" table:show-details="true"/>
                <table:data-pilot-member table:name="889.15" table:display="true" table:show-details="true"/>
                <table:data-pilot-member table:name="65.73" table:display="true" table:show-details="true"/>
                <table:data-pilot-member table:name="74.08" table:display="true" table:show-details="true"/>
                <table:data-pilot-member table:name="317.01" table:display="true" table:show-details="true"/>
                <table:data-pilot-member table:name="421.27" table:display="true" table:show-details="true"/>
                <table:data-pilot-member table:name="65.77" table:display="true" table:show-details="true"/>
                <table:data-pilot-member table:name="173.37" table:display="true" table:show-details="true"/>
                <table:data-pilot-member table:name="106.86" table:display="true" table:show-details="true"/>
                <table:data-pilot-member table:name="154.26" table:display="true" table:show-details="true"/>
                <table:data-pilot-member table:name="65.99" table:display="true" table:show-details="true"/>
                <table:data-pilot-member table:name="73.00" table:display="true" table:show-details="true"/>
                <table:data-pilot-member table:name="57.26" table:display="true" table:show-details="true"/>
                <table:data-pilot-member table:name="161.89" table:display="true" table:show-details="true"/>
                <table:data-pilot-member table:name="30.10" table:display="true" table:show-details="true"/>
                <table:data-pilot-member table:name="37.88" table:display="true" table:show-details="true"/>
                <table:data-pilot-member table:name="1,589.64" table:display="true" table:show-details="true"/>
                <table:data-pilot-member table:name="531.00" table:display="true" table:show-details="true"/>
                <table:data-pilot-member table:name="41.21" table:display="true" table:show-details="true"/>
                <table:data-pilot-member table:name="228.31" table:display="true" table:show-details="true"/>
                <table:data-pilot-member table:name="312.07" table:display="true" table:show-details="true"/>
                <table:data-pilot-member table:name="92.90" table:display="true" table:show-details="true"/>
                <table:data-pilot-member table:name="56.75" table:display="true" table:show-details="true"/>
                <table:data-pilot-member table:name="102.66" table:display="true" table:show-details="true"/>
                <table:data-pilot-member table:name="366.00" table:display="true" table:show-details="true"/>
                <table:data-pilot-member table:name="115.24" table:display="true" table:show-details="true"/>
                <table:data-pilot-member table:name="56.97" table:display="true" table:show-details="true"/>
                <table:data-pilot-member table:name="178.57" table:display="true" table:show-details="true"/>
                <table:data-pilot-member table:name="146.56" table:display="true" table:show-details="true"/>
                <table:data-pilot-member table:name="191.45" table:display="true" table:show-details="true"/>
                <table:data-pilot-member table:name="247.94" table:display="true" table:show-details="true"/>
                <table:data-pilot-member table:name="407.71" table:display="true" table:show-details="true"/>
                <table:data-pilot-member table:name="812.53" table:display="true" table:show-details="true"/>
                <table:data-pilot-member table:name="441.33" table:display="true" table:show-details="true"/>
                <table:data-pilot-member table:name="528.73" table:display="true" table:show-details="true"/>
                <table:data-pilot-member table:name="140.45" table:display="true" table:show-details="true"/>
                <table:data-pilot-member table:name="271.30" table:display="true" table:show-details="true"/>
                <table:data-pilot-member table:name="1,613.75" table:display="true" table:show-details="true"/>
                <table:data-pilot-member table:name="290.42" table:display="true" table:show-details="true"/>
                <table:data-pilot-member table:name="87.70" table:display="true" table:show-details="true"/>
                <table:data-pilot-member table:name="233.24" table:display="true" table:show-details="true"/>
                <table:data-pilot-member table:name="72.23" table:display="true" table:show-details="true"/>
                <table:data-pilot-member table:name="360.00" table:display="true" table:show-details="true"/>
                <table:data-pilot-member table:name="417.92" table:display="true" table:show-details="true"/>
                <table:data-pilot-member table:name="123.99" table:display="true" table:show-details="true"/>
                <table:data-pilot-member table:name="185.89" table:display="true" table:show-details="true"/>
                <table:data-pilot-member table:name="97.10" table:display="true" table:show-details="true"/>
                <table:data-pilot-member table:name="752.44" table:display="true" table:show-details="true"/>
                <table:data-pilot-member table:name="2,089.63" table:display="true" table:show-details="true"/>
                <table:data-pilot-member table:name="142.88" table:display="true" table:show-details="true"/>
                <table:data-pilot-member table:name="2,399.00" table:display="true" table:show-details="true"/>
                <table:data-pilot-member table:name="428.74" table:display="true" table:show-details="true"/>
                <table:data-pilot-member table:name="160.40" table:display="true" table:show-details="true"/>
                <table:data-pilot-member table:name="204.00" table:display="true" table:show-details="true"/>
                <table:data-pilot-member table:name="445.63" table:display="true" table:show-details="true"/>
                <table:data-pilot-member table:name="58.53" table:display="true" table:show-details="true"/>
                <table:data-pilot-member table:name="59.00" table:display="true" table:show-details="true"/>
                <table:data-pilot-member table:name="71.50" table:display="true" table:show-details="true"/>
                <table:data-pilot-member table:name="99.81" table:display="true" table:show-details="true"/>
                <table:data-pilot-member table:name="63.02" table:display="true" table:show-details="true"/>
                <table:data-pilot-member table:name="86.86" table:display="true" table:show-details="true"/>
                <table:data-pilot-member table:name="468.57" table:display="true" table:show-details="true"/>
                <table:data-pilot-member table:name="45.25" table:display="true" table:show-details="true"/>
                <table:data-pilot-member table:name="746.00" table:display="true" table:show-details="true"/>
                <table:data-pilot-member table:name="145.42" table:display="true" table:show-details="true"/>
                <table:data-pilot-member table:name="391.73" table:display="true" table:show-details="true"/>
                <table:data-pilot-member table:name="458.03" table:display="true" table:show-details="true"/>
                <table:data-pilot-member table:name="34.30" table:display="true" table:show-details="true"/>
                <table:data-pilot-member table:name="64.85" table:display="true" table:show-details="true"/>
                <table:data-pilot-member table:name="144.61" table:display="true" table:show-details="true"/>
                <table:data-pilot-member table:name="196.71" table:display="true" table:show-details="true"/>
                <table:data-pilot-member table:name="431.84" table:display="true" table:show-details="true"/>
                <table:data-pilot-member table:name="52.67" table:display="true" table:show-details="true"/>
                <table:data-pilot-member table:name="142.35" table:display="true" table:show-details="true"/>
                <table:data-pilot-member table:name="248.50" table:display="true" table:show-details="true"/>
                <table:data-pilot-member table:name="58.25" table:display="true" table:show-details="true"/>
                <table:data-pilot-member table:name="396.81" table:display="true" table:show-details="true"/>
                <table:data-pilot-member table:name="105.09" table:display="true" table:show-details="true"/>
                <table:data-pilot-member table:name="87.07" table:display="true" table:show-details="true"/>
                <table:data-pilot-member table:name="182.21" table:display="true" table:show-details="true"/>
                <table:data-pilot-member table:name="153.69" table:display="true" table:show-details="true"/>
                <table:data-pilot-member table:name="351.85" table:display="true" table:show-details="true"/>
                <table:data-pilot-member table:name="170.32" table:display="true" table:show-details="true"/>
                <table:data-pilot-member table:name="81.86" table:display="true" table:show-details="true"/>
                <table:data-pilot-member table:name="356.72" table:display="true" table:show-details="true"/>
                <table:data-pilot-member table:name="166.29" table:display="true" table:show-details="true"/>
                <table:data-pilot-member table:name="128.31" table:display="true" table:show-details="true"/>
                <table:data-pilot-member table:name="90.82" table:display="true" table:show-details="true"/>
                <table:data-pilot-member table:name="96.92" table:display="true" table:show-details="true"/>
                <table:data-pilot-member table:name="144.53" table:display="true" table:show-details="true"/>
                <table:data-pilot-member table:name="207.22" table:display="true" table:show-details="true"/>
                <table:data-pilot-member table:name="153.46" table:display="true" table:show-details="true"/>
                <table:data-pilot-member table:name="89.92" table:display="true" table:show-details="true"/>
                <table:data-pilot-member table:name="92.35" table:display="true" table:show-details="true"/>
                <table:data-pilot-member table:name="39.98" table:display="true" table:show-details="true"/>
                <table:data-pilot-member table:name="260.32" table:display="true" table:show-details="true"/>
                <table:data-pilot-member table:name="220.00" table:display="true" table:show-details="true"/>
                <table:data-pilot-member table:name="87.35" table:display="true" table:show-details="true"/>
                <table:data-pilot-member table:name="115.29" table:display="true" table:show-details="true"/>
                <table:data-pilot-member table:name="31.70" table:display="true" table:show-details="true"/>
                <table:data-pilot-member table:name="57.71" table:display="true" table:show-details="true"/>
                <table:data-pilot-member table:name="235.04" table:display="true" table:show-details="true"/>
                <table:data-pilot-member table:name="193.60" table:display="true" table:show-details="true"/>
                <table:data-pilot-member table:name="557.11" table:display="true" table:show-details="true"/>
                <table:data-pilot-member table:name="771.88" table:display="true" table:show-details="true"/>
                <table:data-pilot-member table:name="648.87" table:display="true" table:show-details="true"/>
                <table:data-pilot-member table:name="75.47" table:display="true" table:show-details="true"/>
                <table:data-pilot-member table:name="174.89" table:display="true" table:show-details="true"/>
                <table:data-pilot-member table:name="58.90" table:display="true" table:show-details="true"/>
                <table:data-pilot-member table:name="77.20" table:display="true" table:show-details="true"/>
                <table:data-pilot-member table:name="1,843.99" table:display="true" table:show-details="true"/>
                <table:data-pilot-member table:name="49.75" table:display="true" table:show-details="true"/>
                <table:data-pilot-member table:name="179.00" table:display="true" table:show-details="true"/>
                <table:data-pilot-member table:name="245.19" table:display="true" table:show-details="true"/>
                <table:data-pilot-member table:name="82.90" table:display="true" table:show-details="true"/>
                <table:data-pilot-member table:name="529.82" table:display="true" table:show-details="true"/>
                <table:data-pilot-member table:name="91.33" table:display="true" table:show-details="true"/>
                <table:data-pilot-member table:name="1,301.20" table:display="true" table:show-details="true"/>
                <table:data-pilot-member table:name="126.50" table:display="true" table:show-details="true"/>
                <table:data-pilot-member table:name="339.95" table:display="true" table:show-details="true"/>
                <table:data-pilot-member table:name="153.23" table:display="true" table:show-details="true"/>
                <table:data-pilot-member table:name="108.62" table:display="true" table:show-details="true"/>
                <table:data-pilot-member table:name="153.48" table:display="true" table:show-details="true"/>
                <table:data-pilot-member table:name="68.86" table:display="true" table:show-details="true"/>
                <table:data-pilot-member table:name="53.96" table:display="true" table:show-details="true"/>
                <table:data-pilot-member table:name="76.89" table:display="true" table:show-details="true"/>
                <table:data-pilot-member table:name="65.34" table:display="true" table:show-details="true"/>
                <table:data-pilot-member table:name="71.81" table:display="true" table:show-details="true"/>
                <table:data-pilot-member table:name="101.17" table:display="true" table:show-details="true"/>
                <table:data-pilot-member table:name="55.54" table:display="true" table:show-details="true"/>
                <table:data-pilot-member table:name="116.71" table:display="true" table:show-details="true"/>
                <table:data-pilot-member table:name="247.90" table:display="true" table:show-details="true"/>
                <table:data-pilot-member table:name="1,504.37" table:display="true" table:show-details="true"/>
                <table:data-pilot-member table:name="258.56" table:display="true" table:show-details="true"/>
                <table:data-pilot-member table:name="74.46" table:display="true" table:show-details="true"/>
                <table:data-pilot-member table:name="118.44" table:display="true" table:show-details="true"/>
                <table:data-pilot-member table:name="141.00" table:display="true" table:show-details="true"/>
                <table:data-pilot-member table:name="93.43" table:display="true" table:show-details="true"/>
                <table:data-pilot-member table:name="116.79" table:display="true" table:show-details="true"/>
                <table:data-pilot-member table:name="98.00" table:display="true" table:show-details="true"/>
                <table:data-pilot-member table:name="1,051.44" table:display="true" table:show-details="true"/>
                <table:data-pilot-member table:name="474.54" table:display="true" table:show-details="true"/>
                <table:data-pilot-member table:name="99.20" table:display="true" table:show-details="true"/>
                <table:data-pilot-member table:name="297.86" table:display="true" table:show-details="true"/>
                <table:data-pilot-member table:name="81.85" table:display="true" table:show-details="true"/>
                <table:data-pilot-member table:name="1,127.06" table:display="true" table:show-details="true"/>
                <table:data-pilot-member table:name="37.42" table:display="true" table:show-details="true"/>
                <table:data-pilot-member table:name="272.00" table:display="true" table:show-details="true"/>
                <table:data-pilot-member table:name="197.13" table:display="true" table:show-details="true"/>
                <table:data-pilot-member table:name="275.34" table:display="true" table:show-details="true"/>
                <table:data-pilot-member table:name="68.37" table:display="true" table:show-details="true"/>
                <table:data-pilot-member table:name="60.20" table:display="true" table:show-details="true"/>
                <table:data-pilot-member table:name="81.50" table:display="true" table:show-details="true"/>
                <table:data-pilot-member table:name="82.66" table:display="true" table:show-details="true"/>
                <table:data-pilot-member table:name="56.42" table:display="true" table:show-details="true"/>
                <table:data-pilot-member table:name="101.81" table:display="true" table:show-details="true"/>
                <table:data-pilot-member table:name="309.97" table:display="true" table:show-details="true"/>
                <table:data-pilot-member table:name="170.00" table:display="true" table:show-details="true"/>
                <table:data-pilot-member table:name="304.40" table:display="true" table:show-details="true"/>
                <table:data-pilot-member table:name="53.50" table:display="true" table:show-details="true"/>
                <table:data-pilot-member table:name="325.46" table:display="true" table:show-details="true"/>
                <table:data-pilot-member table:name="110.67" table:display="true" table:show-details="true"/>
                <table:data-pilot-member table:name="85.63" table:display="true" table:show-details="true"/>
                <table:data-pilot-member table:name="122.66" table:display="true" table:show-details="true"/>
                <table:data-pilot-member table:name="58.70" table:display="true" table:show-details="true"/>
                <table:data-pilot-member table:name="184.22" table:display="true" table:show-details="true"/>
                <table:data-pilot-member table:name="94.38" table:display="true" table:show-details="true"/>
                <table:data-pilot-member table:name="287.94" table:display="true" table:show-details="true"/>
                <table:data-pilot-member table:name="245.87" table:display="true" table:show-details="true"/>
                <table:data-pilot-member table:name="101.12" table:display="true" table:show-details="true"/>
                <table:data-pilot-member table:name="149.98" table:display="true" table:show-details="true"/>
                <table:data-pilot-member table:name="440.70" table:display="true" table:show-details="true"/>
                <table:data-pilot-member table:name="82.84" table:display="true" table:show-details="true"/>
                <table:data-pilot-member table:name="43.58" table:display="true" table:show-details="true"/>
                <table:data-pilot-member table:name="79.20" table:display="true" table:show-details="true"/>
                <table:data-pilot-member table:name="93.51" table:display="true" table:show-details="true"/>
                <table:data-pilot-member table:name="254.71" table:display="true" table:show-details="true"/>
                <table:data-pilot-member table:name="76.15" table:display="true" table:show-details="true"/>
                <table:data-pilot-member table:name="146.95" table:display="true" table:show-details="true"/>
                <table:data-pilot-member table:name="677.63" table:display="true" table:show-details="true"/>
                <table:data-pilot-member table:name="536.90" table:display="true" table:show-details="true"/>
                <table:data-pilot-member table:name="130.23" table:display="true" table:show-details="true"/>
                <table:data-pilot-member table:name="53.91" table:display="true" table:show-details="true"/>
                <table:data-pilot-member table:name="54.00" table:display="true" table:show-details="true"/>
                <table:data-pilot-member table:name="394.78" table:display="true" table:show-details="true"/>
                <table:data-pilot-member table:name="118.23" table:display="true" table:show-details="true"/>
                <table:data-pilot-member table:name="163.08" table:display="true" table:show-details="true"/>
                <table:data-pilot-member table:name="214.31" table:display="true" table:show-details="true"/>
                <table:data-pilot-member table:name="74.00" table:display="true" table:show-details="true"/>
                <table:data-pilot-member table:name="574.00" table:display="true" table:show-details="true"/>
                <table:data-pilot-member table:name="515.54" table:display="true" table:show-details="true"/>
                <table:data-pilot-member table:name="126.04" table:display="true" table:show-details="true"/>
                <table:data-pilot-member table:name="354.55" table:display="true" table:show-details="true"/>
                <table:data-pilot-member table:name="168.50" table:display="true" table:show-details="true"/>
                <table:data-pilot-member table:name="239.33" table:display="true" table:show-details="true"/>
                <table:data-pilot-member table:name="94.19" table:display="true" table:show-details="true"/>
                <table:data-pilot-member table:name="229.00" table:display="true" table:show-details="true"/>
                <table:data-pilot-member table:name="481.10" table:display="true" table:show-details="true"/>
                <table:data-pilot-member table:name="118.36" table:display="true" table:show-details="true"/>
                <table:data-pilot-member table:name="238.55" table:display="true" table:show-details="true"/>
                <table:data-pilot-member table:name="425.15" table:display="true" table:show-details="true"/>
                <table:data-pilot-member table:name="230.73" table:display="true" table:show-details="true"/>
                <table:data-pilot-member table:name="224.28" table:display="true" table:show-details="true"/>
                <table:data-pilot-member table:name="343.00" table:display="true" table:show-details="true"/>
                <table:data-pilot-member table:name="327.33" table:display="true" table:show-details="true"/>
                <table:data-pilot-member table:name="721.40" table:display="true" table:show-details="true"/>
                <table:data-pilot-member table:name="81.33" table:display="true" table:show-details="true"/>
                <table:data-pilot-member table:name="215.04" table:display="true" table:show-details="true"/>
                <table:data-pilot-member table:name="43.40" table:display="true" table:show-details="true"/>
                <table:data-pilot-member table:name="1,249.45" table:display="true" table:show-details="true"/>
                <table:data-pilot-member table:name="58.00" table:display="true" table:show-details="true"/>
                <table:data-pilot-member table:name="154.85" table:display="true" table:show-details="true"/>
                <table:data-pilot-member table:name="101.26" table:display="true" table:show-details="true"/>
                <table:data-pilot-member table:name="1,288.68" table:display="true" table:show-details="true"/>
                <table:data-pilot-member table:name="2,588.52" table:display="true" table:show-details="true"/>
                <table:data-pilot-member table:name="142.59" table:display="true" table:show-details="true"/>
                <table:data-pilot-member table:name="725.55" table:display="true" table:show-details="true"/>
                <table:data-pilot-member table:name="92.06" table:display="true" table:show-details="true"/>
                <table:data-pilot-member table:name="88.99" table:display="true" table:show-details="true"/>
                <table:data-pilot-member table:name="35.40" table:display="true" table:show-details="true"/>
                <table:data-pilot-member table:name="264.10" table:display="true" table:show-details="true"/>
                <table:data-pilot-member table:name="32.63" table:display="true" table:show-details="true"/>
                <table:data-pilot-member table:name="35.24" table:display="true" table:show-details="true"/>
                <table:data-pilot-member table:name="90.00" table:display="true" table:show-details="true"/>
                <table:data-pilot-member table:name="392.55" table:display="true" table:show-details="true"/>
                <table:data-pilot-member table:name="902.00" table:display="true" table:show-details="true"/>
                <table:data-pilot-member table:name="85.43" table:display="true" table:show-details="true"/>
                <table:data-pilot-member table:name="155.32" table:display="true" table:show-details="true"/>
                <table:data-pilot-member table:name="782.17" table:display="true" table:show-details="true"/>
                <table:data-pilot-member table:name="1,567.98" table:display="true" table:show-details="true"/>
                <table:data-pilot-member table:name="205.00" table:display="true" table:show-details="true"/>
                <table:data-pilot-member table:name="90.30" table:display="true" table:show-details="true"/>
                <table:data-pilot-member table:name="754.57" table:display="true" table:show-details="true"/>
                <table:data-pilot-member table:name="528.26" table:display="true" table:show-details="true"/>
                <table:data-pilot-member table:name="263.21" table:display="true" table:show-details="true"/>
                <table:data-pilot-member table:name="97.29" table:display="true" table:show-details="true"/>
                <table:data-pilot-member table:name="500.00" table:display="true" table:show-details="true"/>
                <table:data-pilot-member table:name="1,143.00" table:display="true" table:show-details="true"/>
                <table:data-pilot-member table:name="238.30" table:display="true" table:show-details="true"/>
                <table:data-pilot-member table:name="1,830.36" table:display="true" table:show-details="true"/>
                <table:data-pilot-member table:name="1,187.16" table:display="true" table:show-details="true"/>
                <table:data-pilot-member table:name="487.64" table:display="true" table:show-details="true"/>
                <table:data-pilot-member table:name="422.03" table:display="true" table:show-details="true"/>
                <table:data-pilot-member table:name="613.60" table:display="true" table:show-details="true"/>
                <table:data-pilot-member table:name="928.02" table:display="true" table:show-details="true"/>
                <table:data-pilot-member table:name="53.32" table:display="true" table:show-details="true"/>
                <table:data-pilot-member table:name="111.29" table:display="true" table:show-details="true"/>
                <table:data-pilot-member table:name="109.50" table:display="true" table:show-details="true"/>
                <table:data-pilot-member table:name="94.53" table:display="true" table:show-details="true"/>
                <table:data-pilot-member table:name="274.00" table:display="true" table:show-details="true"/>
                <table:data-pilot-member table:name="52.13" table:display="true" table:show-details="true"/>
                <table:data-pilot-member table:name="189.50" table:display="true" table:show-details="true"/>
                <table:data-pilot-member table:name="203.20" table:display="true" table:show-details="true"/>
                <table:data-pilot-member table:name="49.76" table:display="true" table:show-details="true"/>
                <table:data-pilot-member table:name="444.51" table:display="true" table:show-details="true"/>
                <table:data-pilot-member table:name="76.34" table:display="true" table:show-details="true"/>
                <table:data-pilot-member table:name="462.02" table:display="true" table:show-details="true"/>
                <table:data-pilot-member table:name="171.79" table:display="true" table:show-details="true"/>
                <table:data-pilot-member table:name="50.11" table:display="true" table:show-details="true"/>
                <table:data-pilot-member table:name="361.33" table:display="true" table:show-details="true"/>
                <table:data-pilot-member table:name="41.60" table:display="true" table:show-details="true"/>
                <table:data-pilot-member table:name="128.96" table:display="true" table:show-details="true"/>
                <table:data-pilot-member table:name="62.66" table:display="true" table:show-details="true"/>
                <table:data-pilot-member table:name="482.60" table:display="true" table:show-details="true"/>
                <table:data-pilot-member table:name="279.20" table:display="true" table:show-details="true"/>
                <table:data-pilot-member table:name="61.58" table:display="true" table:show-details="true"/>
                <table:data-pilot-member table:name="72.02" table:display="true" table:show-details="true"/>
                <table:data-pilot-member table:name="251.16" table:display="true" table:show-details="true"/>
                <table:data-pilot-member table:name="2,330.60" table:display="true" table:show-details="true"/>
                <table:data-pilot-member table:name="1,587.25" table:display="true" table:show-details="true"/>
                <table:data-pilot-member table:name="263.00" table:display="true" table:show-details="true"/>
                <table:data-pilot-member table:name="194.28" table:display="true" table:show-details="true"/>
                <table:data-pilot-member table:name="105.32" table:display="true" table:show-details="true"/>
                <table:data-pilot-member table:name="65.00" table:display="true" table:show-details="true"/>
                <table:data-pilot-member table:name="37.54" table:display="true" table:show-details="true"/>
                <table:data-pilot-member table:name="213.93" table:display="true" table:show-details="true"/>
                <table:data-pilot-member table:name="777.36" table:display="true" table:show-details="true"/>
                <table:data-pilot-member table:name="176.40" table:display="true" table:show-details="true"/>
                <table:data-pilot-member table:name="246.22" table:display="true" table:show-details="true"/>
                <table:data-pilot-member table:name="24.99" table:display="true" table:show-details="true"/>
                <table:data-pilot-member table:name="103.46" table:display="true" table:show-details="true"/>
                <table:data-pilot-member table:name="367.00" table:display="true" table:show-details="true"/>
                <table:data-pilot-member table:name="783.18" table:display="true" table:show-details="true"/>
                <table:data-pilot-member table:name="58.1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Fee" table:orientation="hidden" table:used-hierarchy="-1" table:function="auto">
            <table:data-pilot-level table:show-empty="false" calcext:repeat-item-labels="false">
              <table:data-pilot-subtotals>
                <table:data-pilot-subtotal table:function="auto"/>
              </table:data-pilot-subtotals>
              <table:data-pilot-members>
                <table:data-pilot-member table:name="430.00" table:display="true" table:show-details="true"/>
                <table:data-pilot-member table:name="130.04" table:display="true" table:show-details="true"/>
                <table:data-pilot-member table:name="140.00" table:display="true" table:show-details="true"/>
                <table:data-pilot-member table:name="36.25" table:display="true" table:show-details="true"/>
                <table:data-pilot-member table:name="65.24" table:display="true" table:show-details="true"/>
                <table:data-pilot-member table:name="117.63" table:display="true" table:show-details="true"/>
                <table:data-pilot-member table:name="64.13" table:display="true" table:show-details="true"/>
                <table:data-pilot-member table:name="95.10" table:display="true" table:show-details="true"/>
                <table:data-pilot-member table:name="96.70" table:display="true" table:show-details="true"/>
                <table:data-pilot-member table:name="494.08" table:display="true" table:show-details="true"/>
                <table:data-pilot-member table:name="1,497.16" table:display="true" table:show-details="true"/>
                <table:data-pilot-member table:name="90.21" table:display="true" table:show-details="true"/>
                <table:data-pilot-member table:name="190.00" table:display="true" table:show-details="true"/>
                <table:data-pilot-member table:name="485.00" table:display="true" table:show-details="true"/>
                <table:data-pilot-member table:name="998.00" table:display="true" table:show-details="true"/>
                <table:data-pilot-member table:name="81.25" table:display="true" table:show-details="true"/>
                <table:data-pilot-member table:name="168.00" table:display="true" table:show-details="true"/>
                <table:data-pilot-member table:name="239.28" table:display="true" table:show-details="true"/>
                <table:data-pilot-member table:name="310.00" table:display="true" table:show-details="true"/>
                <table:data-pilot-member table:name="615.00" table:display="true" table:show-details="true"/>
                <table:data-pilot-member table:name="481.00" table:display="true" table:show-details="true"/>
                <table:data-pilot-member table:name="121.18" table:display="true" table:show-details="true"/>
                <table:data-pilot-member table:name="195.39" table:display="true" table:show-details="true"/>
                <table:data-pilot-member table:name="274.28" table:display="true" table:show-details="true"/>
                <table:data-pilot-member table:name="77.92" table:display="true" table:show-details="true"/>
                <table:data-pilot-member table:name="108.41" table:display="true" table:show-details="true"/>
                <table:data-pilot-member table:name="222.29" table:display="true" table:show-details="true"/>
                <table:data-pilot-member table:name="160.00" table:display="true" table:show-details="true"/>
                <table:data-pilot-member table:name="605.62" table:display="true" table:show-details="true"/>
                <table:data-pilot-member table:name="59.63" table:display="true" table:show-details="true"/>
                <table:data-pilot-member table:name="113.26" table:display="true" table:show-details="true"/>
                <table:data-pilot-member table:name="41.33" table:display="true" table:show-details="true"/>
                <table:data-pilot-member table:name="80.46" table:display="true" table:show-details="true"/>
                <table:data-pilot-member table:name="161.62" table:display="true" table:show-details="true"/>
                <table:data-pilot-member table:name="371.00" table:display="true" table:show-details="true"/>
                <table:data-pilot-member table:name="435.28" table:display="true" table:show-details="true"/>
                <table:data-pilot-member table:name="56.00" table:display="true" table:show-details="true"/>
                <table:data-pilot-member table:name="650.68" table:display="true" table:show-details="true"/>
                <table:data-pilot-member table:name="112.66" table:display="true" table:show-details="true"/>
                <table:data-pilot-member table:name="85.47" table:display="true" table:show-details="true"/>
                <table:data-pilot-member table:name="304.45" table:display="true" table:show-details="true"/>
                <table:data-pilot-member table:name="214.00" table:display="true" table:show-details="true"/>
                <table:data-pilot-member table:name="26.22" table:display="true" table:show-details="true"/>
                <table:data-pilot-member table:name="176.00" table:display="true" table:show-details="true"/>
                <table:data-pilot-member table:name="145.00" table:display="true" table:show-details="true"/>
                <table:data-pilot-member table:name="107.58" table:display="true" table:show-details="true"/>
                <table:data-pilot-member table:name="70.00" table:display="true" table:show-details="true"/>
                <table:data-pilot-member table:name="164.00" table:display="true" table:show-details="true"/>
                <table:data-pilot-member table:name="357.51" table:display="true" table:show-details="true"/>
                <table:data-pilot-member table:name="104.17" table:display="true" table:show-details="true"/>
                <table:data-pilot-member table:name="40.48" table:display="true" table:show-details="true"/>
                <table:data-pilot-member table:name="280.00" table:display="true" table:show-details="true"/>
                <table:data-pilot-member table:name="243.96" table:display="true" table:show-details="true"/>
                <table:data-pilot-member table:name="233.88" table:display="true" table:show-details="true"/>
                <table:data-pilot-member table:name="71.17" table:display="true" table:show-details="true"/>
                <table:data-pilot-member table:name="769.79" table:display="true" table:show-details="true"/>
                <table:data-pilot-member table:name="180.00" table:display="true" table:show-details="true"/>
                <table:data-pilot-member table:name="264.50" table:display="true" table:show-details="true"/>
                <table:data-pilot-member table:name="274.64" table:display="true" table:show-details="true"/>
                <table:data-pilot-member table:name="272.86" table:display="true" table:show-details="true"/>
                <table:data-pilot-member table:name="50.53" table:display="true" table:show-details="true"/>
                <table:data-pilot-member table:name="106.82" table:display="true" table:show-details="true"/>
                <table:data-pilot-member table:name="124.12" table:display="true" table:show-details="true"/>
                <table:data-pilot-member table:name="402.71" table:display="true" table:show-details="true"/>
                <table:data-pilot-member table:name="259.04" table:display="true" table:show-details="true"/>
                <table:data-pilot-member table:name="90.32" table:display="true" table:show-details="true"/>
                <table:data-pilot-member table:name="202.43" table:display="true" table:show-details="true"/>
                <table:data-pilot-member table:name="158.55" table:display="true" table:show-details="true"/>
                <table:data-pilot-member table:name="259.10" table:display="true" table:show-details="true"/>
                <table:data-pilot-member table:name="101.18" table:display="true" table:show-details="true"/>
                <table:data-pilot-member table:name="1,115.71" table:display="true" table:show-details="true"/>
                <table:data-pilot-member table:name="39.20" table:display="true" table:show-details="true"/>
                <table:data-pilot-member table:name="39.50" table:display="true" table:show-details="true"/>
                <table:data-pilot-member table:name="42.43" table:display="true" table:show-details="true"/>
                <table:data-pilot-member table:name="66.58" table:display="true" table:show-details="true"/>
                <table:data-pilot-member table:name="328.21" table:display="true" table:show-details="true"/>
                <table:data-pilot-member table:name="94.24" table:display="true" table:show-details="true"/>
                <table:data-pilot-member table:name="352.40" table:display="true" table:show-details="true"/>
                <table:data-pilot-member table:name="229.16" table:display="true" table:show-details="true"/>
                <table:data-pilot-member table:name="41.63" table:display="true" table:show-details="true"/>
                <table:data-pilot-member table:name="35.00" table:display="true" table:show-details="true"/>
                <table:data-pilot-member table:name="224.50" table:display="true" table:show-details="true"/>
                <table:data-pilot-member table:name="128.75" table:display="true" table:show-details="true"/>
                <table:data-pilot-member table:name="96.17" table:display="true" table:show-details="true"/>
                <table:data-pilot-member table:name="177.00" table:display="true" table:show-details="true"/>
                <table:data-pilot-member table:name="1,785.97" table:display="true" table:show-details="true"/>
                <table:data-pilot-member table:name="61.33" table:display="true" table:show-details="true"/>
                <table:data-pilot-member table:name="114.79" table:display="true" table:show-details="true"/>
                <table:data-pilot-member table:name="1,788.97" table:display="true" table:show-details="true"/>
                <table:data-pilot-member table:name="268.98" table:display="true" table:show-details="true"/>
                <table:data-pilot-member table:name="184.00" table:display="true" table:show-details="true"/>
                <table:data-pilot-member table:name="1,351.83" table:display="true" table:show-details="true"/>
                <table:data-pilot-member table:name="94.12" table:display="true" table:show-details="true"/>
                <table:data-pilot-member table:name="95.94" table:display="true" table:show-details="true"/>
                <table:data-pilot-member table:name="51.06" table:display="true" table:show-details="true"/>
                <table:data-pilot-member table:name="237.17" table:display="true" table:show-details="true"/>
                <table:data-pilot-member table:name="136.16" table:display="true" table:show-details="true"/>
                <table:data-pilot-member table:name="47.95" table:display="true" table:show-details="true"/>
                <table:data-pilot-member table:name="296.31" table:display="true" table:show-details="true"/>
                <table:data-pilot-member table:name="899.51" table:display="true" table:show-details="true"/>
                <table:data-pilot-member table:name="43.12" table:display="true" table:show-details="true"/>
                <table:data-pilot-member table:name="223.26" table:display="true" table:show-details="true"/>
                <table:data-pilot-member table:name="85.25" table:display="true" table:show-details="true"/>
                <table:data-pilot-member table:name="50.00" table:display="true" table:show-details="true"/>
                <table:data-pilot-member table:name="145.84" table:display="true" table:show-details="true"/>
                <table:data-pilot-member table:name="687.09" table:display="true" table:show-details="true"/>
                <table:data-pilot-member table:name="200.00" table:display="true" table:show-details="true"/>
                <table:data-pilot-member table:name="47.63" table:display="true" table:show-details="true"/>
                <table:data-pilot-member table:name="270.42" table:display="true" table:show-details="true"/>
                <table:data-pilot-member table:name="73.70" table:display="true" table:show-details="true"/>
                <table:data-pilot-member table:name="68.00" table:display="true" table:show-details="true"/>
                <table:data-pilot-member table:name="186.00" table:display="true" table:show-details="true"/>
                <table:data-pilot-member table:name="6,101.00" table:display="true" table:show-details="true"/>
                <table:data-pilot-member table:name="73.54" table:display="true" table:show-details="true"/>
                <table:data-pilot-member table:name="60.00" table:display="true" table:show-details="true"/>
                <table:data-pilot-member table:name="68.59" table:display="true" table:show-details="true"/>
                <table:data-pilot-member table:name="563.48" table:display="true" table:show-details="true"/>
                <table:data-pilot-member table:name="123.44" table:display="true" table:show-details="true"/>
                <table:data-pilot-member table:name="165.00" table:display="true" table:show-details="true"/>
                <table:data-pilot-member table:name="87.96" table:display="true" table:show-details="true"/>
                <table:data-pilot-member table:name="212.02" table:display="true" table:show-details="true"/>
                <table:data-pilot-member table:name="142.22" table:display="true" table:show-details="true"/>
                <table:data-pilot-member table:name="413.55" table:display="true" table:show-details="true"/>
                <table:data-pilot-member table:name="1,785.34" table:display="true" table:show-details="true"/>
                <table:data-pilot-member table:name="260.00" table:display="true" table:show-details="true"/>
                <table:data-pilot-member table:name="47.00" table:display="true" table:show-details="true"/>
                <table:data-pilot-member table:name="368.63" table:display="true" table:show-details="true"/>
                <table:data-pilot-member table:name="110.71" table:display="true" table:show-details="true"/>
                <table:data-pilot-member table:name="333.05" table:display="true" table:show-details="true"/>
                <table:data-pilot-member table:name="253.25" table:display="true" table:show-details="true"/>
                <table:data-pilot-member table:name="55.63" table:display="true" table:show-details="true"/>
                <table:data-pilot-member table:name="88.50" table:display="true" table:show-details="true"/>
                <table:data-pilot-member table:name="788.44" table:display="true" table:show-details="true"/>
                <table:data-pilot-member table:name="166.36" table:display="true" table:show-details="true"/>
                <table:data-pilot-member table:name="128.00" table:display="true" table:show-details="true"/>
                <table:data-pilot-member table:name="349.31" table:display="true" table:show-details="true"/>
                <table:data-pilot-member table:name="65.26" table:display="true" table:show-details="true"/>
                <table:data-pilot-member table:name="431.02" table:display="true" table:show-details="true"/>
                <table:data-pilot-member table:name="67.95" table:display="true" table:show-details="true"/>
                <table:data-pilot-member table:name="167.13" table:display="true" table:show-details="true"/>
                <table:data-pilot-member table:name="3,956.25" table:display="true" table:show-details="true"/>
                <table:data-pilot-member table:name="92.00" table:display="true" table:show-details="true"/>
                <table:data-pilot-member table:name="203.37" table:display="true" table:show-details="true"/>
                <table:data-pilot-member table:name="45.41" table:display="true" table:show-details="true"/>
                <table:data-pilot-member table:name="287.70" table:display="true" table:show-details="true"/>
                <table:data-pilot-member table:name="113.51" table:display="true" table:show-details="true"/>
                <table:data-pilot-member table:name="185.22" table:display="true" table:show-details="true"/>
                <table:data-pilot-member table:name="445.45" table:display="true" table:show-details="true"/>
                <table:data-pilot-member table:name="52.00" table:display="true" table:show-details="true"/>
                <table:data-pilot-member table:name="76.75" table:display="true" table:show-details="true"/>
                <table:data-pilot-member table:name="323.95" table:display="true" table:show-details="true"/>
                <table:data-pilot-member table:name="46.58" table:display="true" table:show-details="true"/>
                <table:data-pilot-member table:name="53.42" table:display="true" table:show-details="true"/>
                <table:data-pilot-member table:name="404.00" table:display="true" table:show-details="true"/>
                <table:data-pilot-member table:name="574.21" table:display="true" table:show-details="true"/>
                <table:data-pilot-member table:name="408.07" table:display="true" table:show-details="true"/>
                <table:data-pilot-member table:name="210.98" table:display="true" table:show-details="true"/>
                <table:data-pilot-member table:name="54.88" table:display="true" table:show-details="true"/>
                <table:data-pilot-member table:name="121.90" table:display="true" table:show-details="true"/>
                <table:data-pilot-member table:name="56.33" table:display="true" table:show-details="true"/>
                <table:data-pilot-member table:name="1,649.40" table:display="true" table:show-details="true"/>
                <table:data-pilot-member table:name="244.18" table:display="true" table:show-details="true"/>
                <table:data-pilot-member table:name="80.00" table:display="true" table:show-details="true"/>
                <table:data-pilot-member table:name="889.15" table:display="true" table:show-details="true"/>
                <table:data-pilot-member table:name="65.73" table:display="true" table:show-details="true"/>
                <table:data-pilot-member table:name="74.08" table:display="true" table:show-details="true"/>
                <table:data-pilot-member table:name="317.01" table:display="true" table:show-details="true"/>
                <table:data-pilot-member table:name="421.27" table:display="true" table:show-details="true"/>
                <table:data-pilot-member table:name="65.77" table:display="true" table:show-details="true"/>
                <table:data-pilot-member table:name="173.37" table:display="true" table:show-details="true"/>
                <table:data-pilot-member table:name="106.86" table:display="true" table:show-details="true"/>
                <table:data-pilot-member table:name="154.26" table:display="true" table:show-details="true"/>
                <table:data-pilot-member table:name="65.99" table:display="true" table:show-details="true"/>
                <table:data-pilot-member table:name="73.00" table:display="true" table:show-details="true"/>
                <table:data-pilot-member table:name="57.26" table:display="true" table:show-details="true"/>
                <table:data-pilot-member table:name="161.89" table:display="true" table:show-details="true"/>
                <table:data-pilot-member table:name="30.10" table:display="true" table:show-details="true"/>
                <table:data-pilot-member table:name="37.88" table:display="true" table:show-details="true"/>
                <table:data-pilot-member table:name="1,589.64" table:display="true" table:show-details="true"/>
                <table:data-pilot-member table:name="531.00" table:display="true" table:show-details="true"/>
                <table:data-pilot-member table:name="41.21" table:display="true" table:show-details="true"/>
                <table:data-pilot-member table:name="228.31" table:display="true" table:show-details="true"/>
                <table:data-pilot-member table:name="312.07" table:display="true" table:show-details="true"/>
                <table:data-pilot-member table:name="92.90" table:display="true" table:show-details="true"/>
                <table:data-pilot-member table:name="56.75" table:display="true" table:show-details="true"/>
                <table:data-pilot-member table:name="102.66" table:display="true" table:show-details="true"/>
                <table:data-pilot-member table:name="366.00" table:display="true" table:show-details="true"/>
                <table:data-pilot-member table:name="115.24" table:display="true" table:show-details="true"/>
                <table:data-pilot-member table:name="56.97" table:display="true" table:show-details="true"/>
                <table:data-pilot-member table:name="178.57" table:display="true" table:show-details="true"/>
                <table:data-pilot-member table:name="146.56" table:display="true" table:show-details="true"/>
                <table:data-pilot-member table:name="191.45" table:display="true" table:show-details="true"/>
                <table:data-pilot-member table:name="247.94" table:display="true" table:show-details="true"/>
                <table:data-pilot-member table:name="407.71" table:display="true" table:show-details="true"/>
                <table:data-pilot-member table:name="812.53" table:display="true" table:show-details="true"/>
                <table:data-pilot-member table:name="441.33" table:display="true" table:show-details="true"/>
                <table:data-pilot-member table:name="528.73" table:display="true" table:show-details="true"/>
                <table:data-pilot-member table:name="140.45" table:display="true" table:show-details="true"/>
                <table:data-pilot-member table:name="271.30" table:display="true" table:show-details="true"/>
                <table:data-pilot-member table:name="1,613.75" table:display="true" table:show-details="true"/>
                <table:data-pilot-member table:name="290.42" table:display="true" table:show-details="true"/>
                <table:data-pilot-member table:name="87.70" table:display="true" table:show-details="true"/>
                <table:data-pilot-member table:name="233.24" table:display="true" table:show-details="true"/>
                <table:data-pilot-member table:name="72.23" table:display="true" table:show-details="true"/>
                <table:data-pilot-member table:name="360.00" table:display="true" table:show-details="true"/>
                <table:data-pilot-member table:name="417.92" table:display="true" table:show-details="true"/>
                <table:data-pilot-member table:name="123.99" table:display="true" table:show-details="true"/>
                <table:data-pilot-member table:name="185.89" table:display="true" table:show-details="true"/>
                <table:data-pilot-member table:name="97.10" table:display="true" table:show-details="true"/>
                <table:data-pilot-member table:name="752.44" table:display="true" table:show-details="true"/>
                <table:data-pilot-member table:name="2,089.63" table:display="true" table:show-details="true"/>
                <table:data-pilot-member table:name="142.88" table:display="true" table:show-details="true"/>
                <table:data-pilot-member table:name="2,399.00" table:display="true" table:show-details="true"/>
                <table:data-pilot-member table:name="428.74" table:display="true" table:show-details="true"/>
                <table:data-pilot-member table:name="160.40" table:display="true" table:show-details="true"/>
                <table:data-pilot-member table:name="204.00" table:display="true" table:show-details="true"/>
                <table:data-pilot-member table:name="445.63" table:display="true" table:show-details="true"/>
                <table:data-pilot-member table:name="58.53" table:display="true" table:show-details="true"/>
                <table:data-pilot-member table:name="59.00" table:display="true" table:show-details="true"/>
                <table:data-pilot-member table:name="71.50" table:display="true" table:show-details="true"/>
                <table:data-pilot-member table:name="99.81" table:display="true" table:show-details="true"/>
                <table:data-pilot-member table:name="63.02" table:display="true" table:show-details="true"/>
                <table:data-pilot-member table:name="86.86" table:display="true" table:show-details="true"/>
                <table:data-pilot-member table:name="468.57" table:display="true" table:show-details="true"/>
                <table:data-pilot-member table:name="45.25" table:display="true" table:show-details="true"/>
                <table:data-pilot-member table:name="746.00" table:display="true" table:show-details="true"/>
                <table:data-pilot-member table:name="145.42" table:display="true" table:show-details="true"/>
                <table:data-pilot-member table:name="391.73" table:display="true" table:show-details="true"/>
                <table:data-pilot-member table:name="458.03" table:display="true" table:show-details="true"/>
                <table:data-pilot-member table:name="34.30" table:display="true" table:show-details="true"/>
                <table:data-pilot-member table:name="64.85" table:display="true" table:show-details="true"/>
                <table:data-pilot-member table:name="144.61" table:display="true" table:show-details="true"/>
                <table:data-pilot-member table:name="196.71" table:display="true" table:show-details="true"/>
                <table:data-pilot-member table:name="431.84" table:display="true" table:show-details="true"/>
                <table:data-pilot-member table:name="52.67" table:display="true" table:show-details="true"/>
                <table:data-pilot-member table:name="142.35" table:display="true" table:show-details="true"/>
                <table:data-pilot-member table:name="248.50" table:display="true" table:show-details="true"/>
                <table:data-pilot-member table:name="58.25" table:display="true" table:show-details="true"/>
                <table:data-pilot-member table:name="396.81" table:display="true" table:show-details="true"/>
                <table:data-pilot-member table:name="105.09" table:display="true" table:show-details="true"/>
                <table:data-pilot-member table:name="87.07" table:display="true" table:show-details="true"/>
                <table:data-pilot-member table:name="182.21" table:display="true" table:show-details="true"/>
                <table:data-pilot-member table:name="153.69" table:display="true" table:show-details="true"/>
                <table:data-pilot-member table:name="351.85" table:display="true" table:show-details="true"/>
                <table:data-pilot-member table:name="170.32" table:display="true" table:show-details="true"/>
                <table:data-pilot-member table:name="81.86" table:display="true" table:show-details="true"/>
                <table:data-pilot-member table:name="356.72" table:display="true" table:show-details="true"/>
                <table:data-pilot-member table:name="166.29" table:display="true" table:show-details="true"/>
                <table:data-pilot-member table:name="128.31" table:display="true" table:show-details="true"/>
                <table:data-pilot-member table:name="90.82" table:display="true" table:show-details="true"/>
                <table:data-pilot-member table:name="96.92" table:display="true" table:show-details="true"/>
                <table:data-pilot-member table:name="144.53" table:display="true" table:show-details="true"/>
                <table:data-pilot-member table:name="207.22" table:display="true" table:show-details="true"/>
                <table:data-pilot-member table:name="153.46" table:display="true" table:show-details="true"/>
                <table:data-pilot-member table:name="89.92" table:display="true" table:show-details="true"/>
                <table:data-pilot-member table:name="92.35" table:display="true" table:show-details="true"/>
                <table:data-pilot-member table:name="39.98" table:display="true" table:show-details="true"/>
                <table:data-pilot-member table:name="260.32" table:display="true" table:show-details="true"/>
                <table:data-pilot-member table:name="220.00" table:display="true" table:show-details="true"/>
                <table:data-pilot-member table:name="87.35" table:display="true" table:show-details="true"/>
                <table:data-pilot-member table:name="115.29" table:display="true" table:show-details="true"/>
                <table:data-pilot-member table:name="31.70" table:display="true" table:show-details="true"/>
                <table:data-pilot-member table:name="57.71" table:display="true" table:show-details="true"/>
                <table:data-pilot-member table:name="235.04" table:display="true" table:show-details="true"/>
                <table:data-pilot-member table:name="193.60" table:display="true" table:show-details="true"/>
                <table:data-pilot-member table:name="557.11" table:display="true" table:show-details="true"/>
                <table:data-pilot-member table:name="771.88" table:display="true" table:show-details="true"/>
                <table:data-pilot-member table:name="648.87" table:display="true" table:show-details="true"/>
                <table:data-pilot-member table:name="75.47" table:display="true" table:show-details="true"/>
                <table:data-pilot-member table:name="174.89" table:display="true" table:show-details="true"/>
                <table:data-pilot-member table:name="58.90" table:display="true" table:show-details="true"/>
                <table:data-pilot-member table:name="77.20" table:display="true" table:show-details="true"/>
                <table:data-pilot-member table:name="1,843.99" table:display="true" table:show-details="true"/>
                <table:data-pilot-member table:name="49.75" table:display="true" table:show-details="true"/>
                <table:data-pilot-member table:name="179.00" table:display="true" table:show-details="true"/>
                <table:data-pilot-member table:name="245.19" table:display="true" table:show-details="true"/>
                <table:data-pilot-member table:name="82.90" table:display="true" table:show-details="true"/>
                <table:data-pilot-member table:name="529.82" table:display="true" table:show-details="true"/>
                <table:data-pilot-member table:name="91.33" table:display="true" table:show-details="true"/>
                <table:data-pilot-member table:name="1,301.20" table:display="true" table:show-details="true"/>
                <table:data-pilot-member table:name="126.50" table:display="true" table:show-details="true"/>
                <table:data-pilot-member table:name="339.95" table:display="true" table:show-details="true"/>
                <table:data-pilot-member table:name="153.23" table:display="true" table:show-details="true"/>
                <table:data-pilot-member table:name="108.62" table:display="true" table:show-details="true"/>
                <table:data-pilot-member table:name="153.48" table:display="true" table:show-details="true"/>
                <table:data-pilot-member table:name="68.86" table:display="true" table:show-details="true"/>
                <table:data-pilot-member table:name="53.96" table:display="true" table:show-details="true"/>
                <table:data-pilot-member table:name="76.89" table:display="true" table:show-details="true"/>
                <table:data-pilot-member table:name="65.34" table:display="true" table:show-details="true"/>
                <table:data-pilot-member table:name="71.81" table:display="true" table:show-details="true"/>
                <table:data-pilot-member table:name="101.17" table:display="true" table:show-details="true"/>
                <table:data-pilot-member table:name="55.54" table:display="true" table:show-details="true"/>
                <table:data-pilot-member table:name="116.71" table:display="true" table:show-details="true"/>
                <table:data-pilot-member table:name="247.90" table:display="true" table:show-details="true"/>
                <table:data-pilot-member table:name="1,504.37" table:display="true" table:show-details="true"/>
                <table:data-pilot-member table:name="258.56" table:display="true" table:show-details="true"/>
                <table:data-pilot-member table:name="74.46" table:display="true" table:show-details="true"/>
                <table:data-pilot-member table:name="118.44" table:display="true" table:show-details="true"/>
                <table:data-pilot-member table:name="141.00" table:display="true" table:show-details="true"/>
                <table:data-pilot-member table:name="93.43" table:display="true" table:show-details="true"/>
                <table:data-pilot-member table:name="116.79" table:display="true" table:show-details="true"/>
                <table:data-pilot-member table:name="-" table:display="true" table:show-details="true"/>
                <table:data-pilot-member table:name="1,051.44" table:display="true" table:show-details="true"/>
                <table:data-pilot-member table:name="474.54" table:display="true" table:show-details="true"/>
                <table:data-pilot-member table:name="99.20" table:display="true" table:show-details="true"/>
                <table:data-pilot-member table:name="297.86" table:display="true" table:show-details="true"/>
                <table:data-pilot-member table:name="81.85" table:display="true" table:show-details="true"/>
                <table:data-pilot-member table:name="1,127.06" table:display="true" table:show-details="true"/>
                <table:data-pilot-member table:name="37.42" table:display="true" table:show-details="true"/>
                <table:data-pilot-member table:name="272.00" table:display="true" table:show-details="true"/>
                <table:data-pilot-member table:name="197.13" table:display="true" table:show-details="true"/>
                <table:data-pilot-member table:name="275.34" table:display="true" table:show-details="true"/>
                <table:data-pilot-member table:name="68.37" table:display="true" table:show-details="true"/>
                <table:data-pilot-member table:name="60.20" table:display="true" table:show-details="true"/>
                <table:data-pilot-member table:name="81.50" table:display="true" table:show-details="true"/>
                <table:data-pilot-member table:name="82.66" table:display="true" table:show-details="true"/>
                <table:data-pilot-member table:name="56.42" table:display="true" table:show-details="true"/>
                <table:data-pilot-member table:name="101.81" table:display="true" table:show-details="true"/>
                <table:data-pilot-member table:name="309.97" table:display="true" table:show-details="true"/>
                <table:data-pilot-member table:name="170.00" table:display="true" table:show-details="true"/>
                <table:data-pilot-member table:name="304.40" table:display="true" table:show-details="true"/>
                <table:data-pilot-member table:name="53.50" table:display="true" table:show-details="true"/>
                <table:data-pilot-member table:name="325.46" table:display="true" table:show-details="true"/>
                <table:data-pilot-member table:name="110.67" table:display="true" table:show-details="true"/>
                <table:data-pilot-member table:name="85.63" table:display="true" table:show-details="true"/>
                <table:data-pilot-member table:name="122.66" table:display="true" table:show-details="true"/>
                <table:data-pilot-member table:name="58.70" table:display="true" table:show-details="true"/>
                <table:data-pilot-member table:name="184.22" table:display="true" table:show-details="true"/>
                <table:data-pilot-member table:name="94.38" table:display="true" table:show-details="true"/>
                <table:data-pilot-member table:name="287.94" table:display="true" table:show-details="true"/>
                <table:data-pilot-member table:name="245.87" table:display="true" table:show-details="true"/>
                <table:data-pilot-member table:name="440.70" table:display="true" table:show-details="true"/>
                <table:data-pilot-member table:name="82.84" table:display="true" table:show-details="true"/>
                <table:data-pilot-member table:name="43.58" table:display="true" table:show-details="true"/>
                <table:data-pilot-member table:name="79.20" table:display="true" table:show-details="true"/>
                <table:data-pilot-member table:name="93.51" table:display="true" table:show-details="true"/>
                <table:data-pilot-member table:name="76.15" table:display="true" table:show-details="true"/>
                <table:data-pilot-member table:name="146.95" table:display="true" table:show-details="true"/>
                <table:data-pilot-member table:name="677.63" table:display="true" table:show-details="true"/>
                <table:data-pilot-member table:name="536.90" table:display="true" table:show-details="true"/>
                <table:data-pilot-member table:name="130.23" table:display="true" table:show-details="true"/>
                <table:data-pilot-member table:name="53.91" table:display="true" table:show-details="true"/>
                <table:data-pilot-member table:name="54.00" table:display="true" table:show-details="true"/>
                <table:data-pilot-member table:name="394.78" table:display="true" table:show-details="true"/>
                <table:data-pilot-member table:name="118.23" table:display="true" table:show-details="true"/>
                <table:data-pilot-member table:name="163.08" table:display="true" table:show-details="true"/>
                <table:data-pilot-member table:name="214.31" table:display="true" table:show-details="true"/>
                <table:data-pilot-member table:name="74.00" table:display="true" table:show-details="true"/>
                <table:data-pilot-member table:name="574.00" table:display="true" table:show-details="true"/>
                <table:data-pilot-member table:name="515.54" table:display="true" table:show-details="true"/>
                <table:data-pilot-member table:name="126.04" table:display="true" table:show-details="true"/>
                <table:data-pilot-member table:name="354.55" table:display="true" table:show-details="true"/>
                <table:data-pilot-member table:name="168.50" table:display="true" table:show-details="true"/>
                <table:data-pilot-member table:name="239.33" table:display="true" table:show-details="true"/>
                <table:data-pilot-member table:name="20.00" table:display="true" table:show-details="true"/>
                <table:data-pilot-member table:name="94.19" table:display="true" table:show-details="true"/>
                <table:data-pilot-member table:name="229.00" table:display="true" table:show-details="true"/>
                <table:data-pilot-member table:name="118.36" table:display="true" table:show-details="true"/>
                <table:data-pilot-member table:name="230.73" table:display="true" table:show-details="true"/>
                <table:data-pilot-member table:name="224.28" table:display="true" table:show-details="true"/>
                <table:data-pilot-member table:name="343.00" table:display="true" table:show-details="true"/>
                <table:data-pilot-member table:name="721.40" table:display="true" table:show-details="true"/>
                <table:data-pilot-member table:name="81.33" table:display="true" table:show-details="true"/>
                <table:data-pilot-member table:name="120.00" table:display="true" table:show-details="true"/>
                <table:data-pilot-member table:name="43.40" table:display="true" table:show-details="true"/>
                <table:data-pilot-member table:name="58.00" table:display="true" table:show-details="true"/>
                <table:data-pilot-member table:name="154.85" table:display="true" table:show-details="true"/>
                <table:data-pilot-member table:name="101.26" table:display="true" table:show-details="true"/>
                <table:data-pilot-member table:name="1,288.68" table:display="true" table:show-details="true"/>
                <table:data-pilot-member table:name="2,588.52" table:display="true" table:show-details="true"/>
                <table:data-pilot-member table:name="142.59" table:display="true" table:show-details="true"/>
                <table:data-pilot-member table:name="385.00" table:display="true" table:show-details="true"/>
                <table:data-pilot-member table:name="92.06" table:display="true" table:show-details="true"/>
                <table:data-pilot-member table:name="88.99" table:display="true" table:show-details="true"/>
                <table:data-pilot-member table:name="35.40" table:display="true" table:show-details="true"/>
                <table:data-pilot-member table:name="264.10" table:display="true" table:show-details="true"/>
                <table:data-pilot-member table:name="32.63" table:display="true" table:show-details="true"/>
                <table:data-pilot-member table:name="35.24" table:display="true" table:show-details="true"/>
                <table:data-pilot-member table:name="902.00" table:display="true" table:show-details="true"/>
                <table:data-pilot-member table:name="155.32" table:display="true" table:show-details="true"/>
                <table:data-pilot-member table:name="210.00" table:display="true" table:show-details="true"/>
                <table:data-pilot-member table:name="630.00" table:display="true" table:show-details="true"/>
                <table:data-pilot-member table:name="263.21" table:display="true" table:show-details="true"/>
                <table:data-pilot-member table:name="97.29" table:display="true" table:show-details="true"/>
                <table:data-pilot-member table:name="1,143.00" table:display="true" table:show-details="true"/>
                <table:data-pilot-member table:name="238.30" table:display="true" table:show-details="true"/>
                <table:data-pilot-member table:name="350.00" table:display="true" table:show-details="true"/>
                <table:data-pilot-member table:name="1,187.16" table:display="true" table:show-details="true"/>
                <table:data-pilot-member table:name="487.64" table:display="true" table:show-details="true"/>
                <table:data-pilot-member table:name="613.60" table:display="true" table:show-details="true"/>
                <table:data-pilot-member table:name="928.02" table:display="true" table:show-details="true"/>
                <table:data-pilot-member table:name="53.32" table:display="true" table:show-details="true"/>
                <table:data-pilot-member table:name="111.29" table:display="true" table:show-details="true"/>
                <table:data-pilot-member table:name="109.50" table:display="true" table:show-details="true"/>
                <table:data-pilot-member table:name="94.53" table:display="true" table:show-details="true"/>
                <table:data-pilot-member table:name="274.00" table:display="true" table:show-details="true"/>
                <table:data-pilot-member table:name="52.13" table:display="true" table:show-details="true"/>
                <table:data-pilot-member table:name="189.50" table:display="true" table:show-details="true"/>
                <table:data-pilot-member table:name="203.20" table:display="true" table:show-details="true"/>
                <table:data-pilot-member table:name="49.76" table:display="true" table:show-details="true"/>
                <table:data-pilot-member table:name="76.34" table:display="true" table:show-details="true"/>
                <table:data-pilot-member table:name="462.02" table:display="true" table:show-details="true"/>
                <table:data-pilot-member table:name="171.79" table:display="true" table:show-details="true"/>
                <table:data-pilot-member table:name="50.11" table:display="true" table:show-details="true"/>
                <table:data-pilot-member table:name="361.33" table:display="true" table:show-details="true"/>
                <table:data-pilot-member table:name="41.60" table:display="true" table:show-details="true"/>
                <table:data-pilot-member table:name="128.96" table:display="true" table:show-details="true"/>
                <table:data-pilot-member table:name="62.66" table:display="true" table:show-details="true"/>
                <table:data-pilot-member table:name="482.60" table:display="true" table:show-details="true"/>
                <table:data-pilot-member table:name="279.20" table:display="true" table:show-details="true"/>
                <table:data-pilot-member table:name="61.58" table:display="true" table:show-details="true"/>
                <table:data-pilot-member table:name="72.02" table:display="true" table:show-details="true"/>
                <table:data-pilot-member table:name="2,330.60" table:display="true" table:show-details="true"/>
                <table:data-pilot-member table:name="263.00" table:display="true" table:show-details="true"/>
                <table:data-pilot-member table:name="105.32" table:display="true" table:show-details="true"/>
                <table:data-pilot-member table:name="65.00" table:display="true" table:show-details="true"/>
                <table:data-pilot-member table:name="37.54" table:display="true" table:show-details="true"/>
                <table:data-pilot-member table:name="213.93" table:display="true" table:show-details="true"/>
                <table:data-pilot-member table:name="176.40" table:display="true" table:show-details="true"/>
                <table:data-pilot-member table:name="24.99" table:display="true" table:show-details="true"/>
                <table:data-pilot-member table:name="103.46" table:display="true" table:show-details="true"/>
                <table:data-pilot-member table:name="367.00" table:display="true" table:show-details="true"/>
                <table:data-pilot-member table:name="783.1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qDay" table:orientation="hidden" table:used-hierarchy="-1" table:function="auto">
            <table:data-pilot-level table:show-empty="false" calcext:repeat-item-labels="false">
              <table:data-pilot-subtotals>
                <table:data-pilot-subtotal table:function="auto"/>
              </table:data-pilot-subtotals>
              <table:data-pilot-members>
                <table:data-pilot-member table:name="Tue" table:display="true" table:show-details="true"/>
                <table:data-pilot-member table:name="Wed" table:display="true" table:show-details="true"/>
                <table:data-pilot-member table:name="Thu" table:display="true" table:show-details="true"/>
                <table:data-pilot-member table:name="Fri" table:display="true" table:show-details="true"/>
                <table:data-pilot-member table:name="Sat" table:display="true" table:show-details="true"/>
                <table:data-pilot-member table:name="Mon"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WorkDay" table:orientation="hidden" table:used-hierarchy="-1" table:function="auto">
            <table:data-pilot-level table:show-empty="false" calcext:repeat-item-labels="false">
              <table:data-pilot-subtotals>
                <table:data-pilot-subtotal table:function="auto"/>
              </table:data-pilot-subtotals>
              <table:data-pilot-members>
                <table:data-pilot-member table:name="Tue" table:display="true" table:show-details="true"/>
                <table:data-pilot-member table:name="Fri" table:display="true" table:show-details="true"/>
                <table:data-pilot-member table:name="Thu" table:display="true" table:show-details="true"/>
                <table:data-pilot-member table:name="Wed" table:display="true" table:show-details="true"/>
                <table:data-pilot-member table:name="Sat" table:display="true" table:show-details="true"/>
                <table:data-pilot-member table:name="Mon"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Payment" table:orientation="row" table:used-hierarchy="-1" table:function="auto">
            <table:data-pilot-level table:show-empty="false" calcext:repeat-item-labels="false">
              <table:data-pilot-subtotals>
                <table:data-pilot-subtotal table:function="auto"/>
              </table:data-pilot-subtotals>
              <table:data-pilot-members>
                <table:data-pilot-member table:name="Account" table:display="true" table:show-details="true"/>
                <table:data-pilot-member table:name="P.O." table:display="true" table:show-details="true"/>
                <table:data-pilot-member table:name="C.O.D." table:display="true" table:show-details="true"/>
                <table:data-pilot-member table:name="Warranty" table:display="true" table:show-details="true"/>
                <table:data-pilot-member table:name="Credit" table:display="true" table:show-details="true"/>
              </table:data-pilot-members>
              <table:data-pilot-sort-info table:order="descending" table:data-field="LbrRate" table:sort-mode="data"/>
              <table:data-pilot-layout-info table:add-empty-lines="false" table:layout-mode="tabular-layout"/>
            </table:data-pilot-level>
          </table:data-pilot-field>
          <table:data-pilot-field table:source-field-name="Service" table:orientation="column" table:used-hierarchy="-1" table:function="auto">
            <table:data-pilot-level table:show-empty="false" calcext:repeat-item-labels="false">
              <table:data-pilot-subtotals>
                <table:data-pilot-subtotal table:function="auto"/>
              </table:data-pilot-subtotals>
              <table:data-pilot-members>
                <table:data-pilot-member table:name="Assess" table:display="true" table:show-details="true"/>
                <table:data-pilot-member table:name="Replace" table:display="true" table:show-details="true"/>
                <table:data-pilot-member table:name="Deliver" table:display="true" table:show-details="true"/>
                <table:data-pilot-member table:name="Repair" table:display="true" table:show-details="true"/>
                <table:data-pilot-member table:name="Install" table:display="true" table:show-details="true"/>
              </table:data-pilot-members>
              <table:data-pilot-sort-info table:order="ascending" table:data-field="LbrRate" table:sort-mode="data"/>
              <table:data-pilot-layout-info table:add-empty-lines="false" table:layout-mode="tabular-layout"/>
            </table:data-pilot-level>
          </table:data-pilot-field>
          <table:data-pilot-field table:source-field-name="LbrRate" table:orientation="data" table:used-hierarchy="-1" table:function="countnums">
            <table:data-pilot-level table:show-empty="false" calcext:repeat-item-labels="false">
              <table:data-pilot-subtotals>
                <table:data-pilot-subtotal table:function="auto"/>
              </table:data-pilot-subtotals>
              <table:data-pilot-members>
                <table:data-pilot-member table:name="140" table:display="true" table:show-details="true"/>
                <table:data-pilot-member table:name="80" table:display="true" table:show-details="true"/>
                <table:data-pilot-member table:name="195"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 table:name="Pivot Tables 3" table:application-data="" table:target-range-address="'Pivot Tables'.U4:'Pivot Tables'.W11" table:buttons="'Pivot Tables'.U5 'Pivot Tables'.V4" table:show-filter-button="false">
          <table:source-cell-range table:cell-range-address="Sheet1.A1:Sheet1.V500"/>
          <table:data-pilot-field table:source-field-name="ID" table:orientation="hidden" table:used-hierarchy="-1" table:function="auto">
            <table:data-pilot-level table:show-empty="false" calcext:repeat-item-labels="false">
              <table:data-pilot-subtotals>
                <table:data-pilot-subtotal table:function="auto"/>
              </table:data-pilot-subtotals>
              <table:data-pilot-members>
                <table:data-pilot-member table:name="A00100" table:display="true" table:show-details="true"/>
                <table:data-pilot-member table:name="A00101" table:display="true" table:show-details="true"/>
                <table:data-pilot-member table:name="A00102" table:display="true" table:show-details="true"/>
                <table:data-pilot-member table:name="A00103" table:display="true" table:show-details="true"/>
                <table:data-pilot-member table:name="A00104" table:display="true" table:show-details="true"/>
                <table:data-pilot-member table:name="A00105" table:display="true" table:show-details="true"/>
                <table:data-pilot-member table:name="A00106" table:display="true" table:show-details="true"/>
                <table:data-pilot-member table:name="A00107" table:display="true" table:show-details="true"/>
                <table:data-pilot-member table:name="A00108" table:display="true" table:show-details="true"/>
                <table:data-pilot-member table:name="A00109" table:display="true" table:show-details="true"/>
                <table:data-pilot-member table:name="A00110" table:display="true" table:show-details="true"/>
                <table:data-pilot-member table:name="A00111" table:display="true" table:show-details="true"/>
                <table:data-pilot-member table:name="A00112" table:display="true" table:show-details="true"/>
                <table:data-pilot-member table:name="A00113" table:display="true" table:show-details="true"/>
                <table:data-pilot-member table:name="A00114" table:display="true" table:show-details="true"/>
                <table:data-pilot-member table:name="A00115" table:display="true" table:show-details="true"/>
                <table:data-pilot-member table:name="A00116" table:display="true" table:show-details="true"/>
                <table:data-pilot-member table:name="A00117" table:display="true" table:show-details="true"/>
                <table:data-pilot-member table:name="A00118" table:display="true" table:show-details="true"/>
                <table:data-pilot-member table:name="A00119" table:display="true" table:show-details="true"/>
                <table:data-pilot-member table:name="A00120" table:display="true" table:show-details="true"/>
                <table:data-pilot-member table:name="A00121" table:display="true" table:show-details="true"/>
                <table:data-pilot-member table:name="A00122" table:display="true" table:show-details="true"/>
                <table:data-pilot-member table:name="A00123" table:display="true" table:show-details="true"/>
                <table:data-pilot-member table:name="A00124" table:display="true" table:show-details="true"/>
                <table:data-pilot-member table:name="A00125" table:display="true" table:show-details="true"/>
                <table:data-pilot-member table:name="A00126" table:display="true" table:show-details="true"/>
                <table:data-pilot-member table:name="A00127" table:display="true" table:show-details="true"/>
                <table:data-pilot-member table:name="A00128" table:display="true" table:show-details="true"/>
                <table:data-pilot-member table:name="A00129" table:display="true" table:show-details="true"/>
                <table:data-pilot-member table:name="A00130" table:display="true" table:show-details="true"/>
                <table:data-pilot-member table:name="A00131" table:display="true" table:show-details="true"/>
                <table:data-pilot-member table:name="A00132" table:display="true" table:show-details="true"/>
                <table:data-pilot-member table:name="A00133" table:display="true" table:show-details="true"/>
                <table:data-pilot-member table:name="A00134" table:display="true" table:show-details="true"/>
                <table:data-pilot-member table:name="A00135" table:display="true" table:show-details="true"/>
                <table:data-pilot-member table:name="A00136" table:display="true" table:show-details="true"/>
                <table:data-pilot-member table:name="A00137" table:display="true" table:show-details="true"/>
                <table:data-pilot-member table:name="A00138" table:display="true" table:show-details="true"/>
                <table:data-pilot-member table:name="A00139" table:display="true" table:show-details="true"/>
                <table:data-pilot-member table:name="A00140" table:display="true" table:show-details="true"/>
                <table:data-pilot-member table:name="A00141" table:display="true" table:show-details="true"/>
                <table:data-pilot-member table:name="A00142" table:display="true" table:show-details="true"/>
                <table:data-pilot-member table:name="A00143" table:display="true" table:show-details="true"/>
                <table:data-pilot-member table:name="A00144" table:display="true" table:show-details="true"/>
                <table:data-pilot-member table:name="A00145" table:display="true" table:show-details="true"/>
                <table:data-pilot-member table:name="A00146" table:display="true" table:show-details="true"/>
                <table:data-pilot-member table:name="A00147" table:display="true" table:show-details="true"/>
                <table:data-pilot-member table:name="A00148" table:display="true" table:show-details="true"/>
                <table:data-pilot-member table:name="A00149" table:display="true" table:show-details="true"/>
                <table:data-pilot-member table:name="A00150" table:display="true" table:show-details="true"/>
                <table:data-pilot-member table:name="A00151" table:display="true" table:show-details="true"/>
                <table:data-pilot-member table:name="A00152" table:display="true" table:show-details="true"/>
                <table:data-pilot-member table:name="A00153" table:display="true" table:show-details="true"/>
                <table:data-pilot-member table:name="A00154" table:display="true" table:show-details="true"/>
                <table:data-pilot-member table:name="A00155" table:display="true" table:show-details="true"/>
                <table:data-pilot-member table:name="A00156" table:display="true" table:show-details="true"/>
                <table:data-pilot-member table:name="A00157" table:display="true" table:show-details="true"/>
                <table:data-pilot-member table:name="A00158" table:display="true" table:show-details="true"/>
                <table:data-pilot-member table:name="A00159" table:display="true" table:show-details="true"/>
                <table:data-pilot-member table:name="A00160" table:display="true" table:show-details="true"/>
                <table:data-pilot-member table:name="A00161" table:display="true" table:show-details="true"/>
                <table:data-pilot-member table:name="A00162" table:display="true" table:show-details="true"/>
                <table:data-pilot-member table:name="A00163" table:display="true" table:show-details="true"/>
                <table:data-pilot-member table:name="A00164" table:display="true" table:show-details="true"/>
                <table:data-pilot-member table:name="A00165" table:display="true" table:show-details="true"/>
                <table:data-pilot-member table:name="A00166" table:display="true" table:show-details="true"/>
                <table:data-pilot-member table:name="A00167" table:display="true" table:show-details="true"/>
                <table:data-pilot-member table:name="A00168" table:display="true" table:show-details="true"/>
                <table:data-pilot-member table:name="A00169" table:display="true" table:show-details="true"/>
                <table:data-pilot-member table:name="A00170" table:display="true" table:show-details="true"/>
                <table:data-pilot-member table:name="A00171" table:display="true" table:show-details="true"/>
                <table:data-pilot-member table:name="A00172" table:display="true" table:show-details="true"/>
                <table:data-pilot-member table:name="A00173" table:display="true" table:show-details="true"/>
                <table:data-pilot-member table:name="A00174" table:display="true" table:show-details="true"/>
                <table:data-pilot-member table:name="A00175" table:display="true" table:show-details="true"/>
                <table:data-pilot-member table:name="A00176" table:display="true" table:show-details="true"/>
                <table:data-pilot-member table:name="A00177" table:display="true" table:show-details="true"/>
                <table:data-pilot-member table:name="A00178" table:display="true" table:show-details="true"/>
                <table:data-pilot-member table:name="A00179" table:display="true" table:show-details="true"/>
                <table:data-pilot-member table:name="A00180" table:display="true" table:show-details="true"/>
                <table:data-pilot-member table:name="A00181" table:display="true" table:show-details="true"/>
                <table:data-pilot-member table:name="A00182" table:display="true" table:show-details="true"/>
                <table:data-pilot-member table:name="A00183" table:display="true" table:show-details="true"/>
                <table:data-pilot-member table:name="A00184" table:display="true" table:show-details="true"/>
                <table:data-pilot-member table:name="A00185" table:display="true" table:show-details="true"/>
                <table:data-pilot-member table:name="A00186" table:display="true" table:show-details="true"/>
                <table:data-pilot-member table:name="A00187" table:display="true" table:show-details="true"/>
                <table:data-pilot-member table:name="A00188" table:display="true" table:show-details="true"/>
                <table:data-pilot-member table:name="A00189" table:display="true" table:show-details="true"/>
                <table:data-pilot-member table:name="A00190" table:display="true" table:show-details="true"/>
                <table:data-pilot-member table:name="A00191" table:display="true" table:show-details="true"/>
                <table:data-pilot-member table:name="A00192" table:display="true" table:show-details="true"/>
                <table:data-pilot-member table:name="A00193" table:display="true" table:show-details="true"/>
                <table:data-pilot-member table:name="A00194" table:display="true" table:show-details="true"/>
                <table:data-pilot-member table:name="A00195" table:display="true" table:show-details="true"/>
                <table:data-pilot-member table:name="A00196" table:display="true" table:show-details="true"/>
                <table:data-pilot-member table:name="A00197" table:display="true" table:show-details="true"/>
                <table:data-pilot-member table:name="A00198" table:display="true" table:show-details="true"/>
                <table:data-pilot-member table:name="A00199" table:display="true" table:show-details="true"/>
                <table:data-pilot-member table:name="A00200" table:display="true" table:show-details="true"/>
                <table:data-pilot-member table:name="A00201" table:display="true" table:show-details="true"/>
                <table:data-pilot-member table:name="A00202" table:display="true" table:show-details="true"/>
                <table:data-pilot-member table:name="A00203" table:display="true" table:show-details="true"/>
                <table:data-pilot-member table:name="A00204" table:display="true" table:show-details="true"/>
                <table:data-pilot-member table:name="A00205" table:display="true" table:show-details="true"/>
                <table:data-pilot-member table:name="A00206" table:display="true" table:show-details="true"/>
                <table:data-pilot-member table:name="A00207" table:display="true" table:show-details="true"/>
                <table:data-pilot-member table:name="A00208" table:display="true" table:show-details="true"/>
                <table:data-pilot-member table:name="A00209" table:display="true" table:show-details="true"/>
                <table:data-pilot-member table:name="A00210" table:display="true" table:show-details="true"/>
                <table:data-pilot-member table:name="A00211" table:display="true" table:show-details="true"/>
                <table:data-pilot-member table:name="A00212" table:display="true" table:show-details="true"/>
                <table:data-pilot-member table:name="A00213" table:display="true" table:show-details="true"/>
                <table:data-pilot-member table:name="A00214" table:display="true" table:show-details="true"/>
                <table:data-pilot-member table:name="A00215" table:display="true" table:show-details="true"/>
                <table:data-pilot-member table:name="A00216" table:display="true" table:show-details="true"/>
                <table:data-pilot-member table:name="A00217" table:display="true" table:show-details="true"/>
                <table:data-pilot-member table:name="A00218" table:display="true" table:show-details="true"/>
                <table:data-pilot-member table:name="A00219" table:display="true" table:show-details="true"/>
                <table:data-pilot-member table:name="A00220" table:display="true" table:show-details="true"/>
                <table:data-pilot-member table:name="A00221" table:display="true" table:show-details="true"/>
                <table:data-pilot-member table:name="A00222" table:display="true" table:show-details="true"/>
                <table:data-pilot-member table:name="A00223" table:display="true" table:show-details="true"/>
                <table:data-pilot-member table:name="A00224" table:display="true" table:show-details="true"/>
                <table:data-pilot-member table:name="A00225" table:display="true" table:show-details="true"/>
                <table:data-pilot-member table:name="A00226" table:display="true" table:show-details="true"/>
                <table:data-pilot-member table:name="A00227" table:display="true" table:show-details="true"/>
                <table:data-pilot-member table:name="A00228" table:display="true" table:show-details="true"/>
                <table:data-pilot-member table:name="A00229" table:display="true" table:show-details="true"/>
                <table:data-pilot-member table:name="A00230" table:display="true" table:show-details="true"/>
                <table:data-pilot-member table:name="A00231" table:display="true" table:show-details="true"/>
                <table:data-pilot-member table:name="A00232" table:display="true" table:show-details="true"/>
                <table:data-pilot-member table:name="A00233" table:display="true" table:show-details="true"/>
                <table:data-pilot-member table:name="A00234" table:display="true" table:show-details="true"/>
                <table:data-pilot-member table:name="A00235" table:display="true" table:show-details="true"/>
                <table:data-pilot-member table:name="A00236" table:display="true" table:show-details="true"/>
                <table:data-pilot-member table:name="A00237" table:display="true" table:show-details="true"/>
                <table:data-pilot-member table:name="A00238" table:display="true" table:show-details="true"/>
                <table:data-pilot-member table:name="A00239" table:display="true" table:show-details="true"/>
                <table:data-pilot-member table:name="A00240" table:display="true" table:show-details="true"/>
                <table:data-pilot-member table:name="A00241" table:display="true" table:show-details="true"/>
                <table:data-pilot-member table:name="A00242" table:display="true" table:show-details="true"/>
                <table:data-pilot-member table:name="A00243" table:display="true" table:show-details="true"/>
                <table:data-pilot-member table:name="A00244" table:display="true" table:show-details="true"/>
                <table:data-pilot-member table:name="A00245" table:display="true" table:show-details="true"/>
                <table:data-pilot-member table:name="A00246" table:display="true" table:show-details="true"/>
                <table:data-pilot-member table:name="A00247" table:display="true" table:show-details="true"/>
                <table:data-pilot-member table:name="A00248" table:display="true" table:show-details="true"/>
                <table:data-pilot-member table:name="A00249" table:display="true" table:show-details="true"/>
                <table:data-pilot-member table:name="A00250" table:display="true" table:show-details="true"/>
                <table:data-pilot-member table:name="A00251" table:display="true" table:show-details="true"/>
                <table:data-pilot-member table:name="A00252" table:display="true" table:show-details="true"/>
                <table:data-pilot-member table:name="A00253" table:display="true" table:show-details="true"/>
                <table:data-pilot-member table:name="A00254" table:display="true" table:show-details="true"/>
                <table:data-pilot-member table:name="A00255" table:display="true" table:show-details="true"/>
                <table:data-pilot-member table:name="A00256" table:display="true" table:show-details="true"/>
                <table:data-pilot-member table:name="A00257" table:display="true" table:show-details="true"/>
                <table:data-pilot-member table:name="A00258" table:display="true" table:show-details="true"/>
                <table:data-pilot-member table:name="A00259" table:display="true" table:show-details="true"/>
                <table:data-pilot-member table:name="A00260" table:display="true" table:show-details="true"/>
                <table:data-pilot-member table:name="A00261" table:display="true" table:show-details="true"/>
                <table:data-pilot-member table:name="A00262" table:display="true" table:show-details="true"/>
                <table:data-pilot-member table:name="A00263" table:display="true" table:show-details="true"/>
                <table:data-pilot-member table:name="A00264" table:display="true" table:show-details="true"/>
                <table:data-pilot-member table:name="A00265" table:display="true" table:show-details="true"/>
                <table:data-pilot-member table:name="A00266" table:display="true" table:show-details="true"/>
                <table:data-pilot-member table:name="A00267" table:display="true" table:show-details="true"/>
                <table:data-pilot-member table:name="A00268" table:display="true" table:show-details="true"/>
                <table:data-pilot-member table:name="A00269" table:display="true" table:show-details="true"/>
                <table:data-pilot-member table:name="A00270" table:display="true" table:show-details="true"/>
                <table:data-pilot-member table:name="A00271" table:display="true" table:show-details="true"/>
                <table:data-pilot-member table:name="A00272" table:display="true" table:show-details="true"/>
                <table:data-pilot-member table:name="A00273" table:display="true" table:show-details="true"/>
                <table:data-pilot-member table:name="A00274" table:display="true" table:show-details="true"/>
                <table:data-pilot-member table:name="A00275" table:display="true" table:show-details="true"/>
                <table:data-pilot-member table:name="A00276" table:display="true" table:show-details="true"/>
                <table:data-pilot-member table:name="A00277" table:display="true" table:show-details="true"/>
                <table:data-pilot-member table:name="A00278" table:display="true" table:show-details="true"/>
                <table:data-pilot-member table:name="A00279" table:display="true" table:show-details="true"/>
                <table:data-pilot-member table:name="A00280" table:display="true" table:show-details="true"/>
                <table:data-pilot-member table:name="A00281" table:display="true" table:show-details="true"/>
                <table:data-pilot-member table:name="A00282" table:display="true" table:show-details="true"/>
                <table:data-pilot-member table:name="A00283" table:display="true" table:show-details="true"/>
                <table:data-pilot-member table:name="A00284" table:display="true" table:show-details="true"/>
                <table:data-pilot-member table:name="A00285" table:display="true" table:show-details="true"/>
                <table:data-pilot-member table:name="A00286" table:display="true" table:show-details="true"/>
                <table:data-pilot-member table:name="A00287" table:display="true" table:show-details="true"/>
                <table:data-pilot-member table:name="A00288" table:display="true" table:show-details="true"/>
                <table:data-pilot-member table:name="A00289" table:display="true" table:show-details="true"/>
                <table:data-pilot-member table:name="A00290" table:display="true" table:show-details="true"/>
                <table:data-pilot-member table:name="A00291" table:display="true" table:show-details="true"/>
                <table:data-pilot-member table:name="A00292" table:display="true" table:show-details="true"/>
                <table:data-pilot-member table:name="A00293" table:display="true" table:show-details="true"/>
                <table:data-pilot-member table:name="A00294" table:display="true" table:show-details="true"/>
                <table:data-pilot-member table:name="A00295" table:display="true" table:show-details="true"/>
                <table:data-pilot-member table:name="A00296" table:display="true" table:show-details="true"/>
                <table:data-pilot-member table:name="A00297" table:display="true" table:show-details="true"/>
                <table:data-pilot-member table:name="A00298" table:display="true" table:show-details="true"/>
                <table:data-pilot-member table:name="A00299" table:display="true" table:show-details="true"/>
                <table:data-pilot-member table:name="A00300" table:display="true" table:show-details="true"/>
                <table:data-pilot-member table:name="A00301" table:display="true" table:show-details="true"/>
                <table:data-pilot-member table:name="A00302" table:display="true" table:show-details="true"/>
                <table:data-pilot-member table:name="A00303" table:display="true" table:show-details="true"/>
                <table:data-pilot-member table:name="A00304" table:display="true" table:show-details="true"/>
                <table:data-pilot-member table:name="A00305" table:display="true" table:show-details="true"/>
                <table:data-pilot-member table:name="A00306" table:display="true" table:show-details="true"/>
                <table:data-pilot-member table:name="A00307" table:display="true" table:show-details="true"/>
                <table:data-pilot-member table:name="A00308" table:display="true" table:show-details="true"/>
                <table:data-pilot-member table:name="A00309" table:display="true" table:show-details="true"/>
                <table:data-pilot-member table:name="A00310" table:display="true" table:show-details="true"/>
                <table:data-pilot-member table:name="A00311" table:display="true" table:show-details="true"/>
                <table:data-pilot-member table:name="A00312" table:display="true" table:show-details="true"/>
                <table:data-pilot-member table:name="A00313" table:display="true" table:show-details="true"/>
                <table:data-pilot-member table:name="A00314" table:display="true" table:show-details="true"/>
                <table:data-pilot-member table:name="A00315" table:display="true" table:show-details="true"/>
                <table:data-pilot-member table:name="A00316" table:display="true" table:show-details="true"/>
                <table:data-pilot-member table:name="A00317" table:display="true" table:show-details="true"/>
                <table:data-pilot-member table:name="A00318" table:display="true" table:show-details="true"/>
                <table:data-pilot-member table:name="A00319" table:display="true" table:show-details="true"/>
                <table:data-pilot-member table:name="A00320" table:display="true" table:show-details="true"/>
                <table:data-pilot-member table:name="A00321" table:display="true" table:show-details="true"/>
                <table:data-pilot-member table:name="A00322" table:display="true" table:show-details="true"/>
                <table:data-pilot-member table:name="A00323" table:display="true" table:show-details="true"/>
                <table:data-pilot-member table:name="A00324" table:display="true" table:show-details="true"/>
                <table:data-pilot-member table:name="A00325" table:display="true" table:show-details="true"/>
                <table:data-pilot-member table:name="A00326" table:display="true" table:show-details="true"/>
                <table:data-pilot-member table:name="A00327" table:display="true" table:show-details="true"/>
                <table:data-pilot-member table:name="A00328" table:display="true" table:show-details="true"/>
                <table:data-pilot-member table:name="A00329" table:display="true" table:show-details="true"/>
                <table:data-pilot-member table:name="A00330" table:display="true" table:show-details="true"/>
                <table:data-pilot-member table:name="A00331" table:display="true" table:show-details="true"/>
                <table:data-pilot-member table:name="A00332" table:display="true" table:show-details="true"/>
                <table:data-pilot-member table:name="A00333" table:display="true" table:show-details="true"/>
                <table:data-pilot-member table:name="A00334" table:display="true" table:show-details="true"/>
                <table:data-pilot-member table:name="A00335" table:display="true" table:show-details="true"/>
                <table:data-pilot-member table:name="A00336" table:display="true" table:show-details="true"/>
                <table:data-pilot-member table:name="A00337" table:display="true" table:show-details="true"/>
                <table:data-pilot-member table:name="A00338" table:display="true" table:show-details="true"/>
                <table:data-pilot-member table:name="A00339" table:display="true" table:show-details="true"/>
                <table:data-pilot-member table:name="A00340" table:display="true" table:show-details="true"/>
                <table:data-pilot-member table:name="A00341" table:display="true" table:show-details="true"/>
                <table:data-pilot-member table:name="A00342" table:display="true" table:show-details="true"/>
                <table:data-pilot-member table:name="A00343" table:display="true" table:show-details="true"/>
                <table:data-pilot-member table:name="A00344" table:display="true" table:show-details="true"/>
                <table:data-pilot-member table:name="A00345" table:display="true" table:show-details="true"/>
                <table:data-pilot-member table:name="A00346" table:display="true" table:show-details="true"/>
                <table:data-pilot-member table:name="A00347" table:display="true" table:show-details="true"/>
                <table:data-pilot-member table:name="A00348" table:display="true" table:show-details="true"/>
                <table:data-pilot-member table:name="A00349" table:display="true" table:show-details="true"/>
                <table:data-pilot-member table:name="A00350" table:display="true" table:show-details="true"/>
                <table:data-pilot-member table:name="A00351" table:display="true" table:show-details="true"/>
                <table:data-pilot-member table:name="A00352" table:display="true" table:show-details="true"/>
                <table:data-pilot-member table:name="A00353" table:display="true" table:show-details="true"/>
                <table:data-pilot-member table:name="A00354" table:display="true" table:show-details="true"/>
                <table:data-pilot-member table:name="A00355" table:display="true" table:show-details="true"/>
                <table:data-pilot-member table:name="A00356" table:display="true" table:show-details="true"/>
                <table:data-pilot-member table:name="A00357" table:display="true" table:show-details="true"/>
                <table:data-pilot-member table:name="A00358" table:display="true" table:show-details="true"/>
                <table:data-pilot-member table:name="A00359" table:display="true" table:show-details="true"/>
                <table:data-pilot-member table:name="A00360" table:display="true" table:show-details="true"/>
                <table:data-pilot-member table:name="A00361" table:display="true" table:show-details="true"/>
                <table:data-pilot-member table:name="A00362" table:display="true" table:show-details="true"/>
                <table:data-pilot-member table:name="A00363" table:display="true" table:show-details="true"/>
                <table:data-pilot-member table:name="A00364" table:display="true" table:show-details="true"/>
                <table:data-pilot-member table:name="A00365" table:display="true" table:show-details="true"/>
                <table:data-pilot-member table:name="A00366" table:display="true" table:show-details="true"/>
                <table:data-pilot-member table:name="A00367" table:display="true" table:show-details="true"/>
                <table:data-pilot-member table:name="A00368" table:display="true" table:show-details="true"/>
                <table:data-pilot-member table:name="A00369" table:display="true" table:show-details="true"/>
                <table:data-pilot-member table:name="A00370" table:display="true" table:show-details="true"/>
                <table:data-pilot-member table:name="A00371" table:display="true" table:show-details="true"/>
                <table:data-pilot-member table:name="A00372" table:display="true" table:show-details="true"/>
                <table:data-pilot-member table:name="A00373" table:display="true" table:show-details="true"/>
                <table:data-pilot-member table:name="A00374" table:display="true" table:show-details="true"/>
                <table:data-pilot-member table:name="A00375" table:display="true" table:show-details="true"/>
                <table:data-pilot-member table:name="A00376" table:display="true" table:show-details="true"/>
                <table:data-pilot-member table:name="A00377" table:display="true" table:show-details="true"/>
                <table:data-pilot-member table:name="A00378" table:display="true" table:show-details="true"/>
                <table:data-pilot-member table:name="A00379" table:display="true" table:show-details="true"/>
                <table:data-pilot-member table:name="A00380" table:display="true" table:show-details="true"/>
                <table:data-pilot-member table:name="A00381" table:display="true" table:show-details="true"/>
                <table:data-pilot-member table:name="A00382" table:display="true" table:show-details="true"/>
                <table:data-pilot-member table:name="A00383" table:display="true" table:show-details="true"/>
                <table:data-pilot-member table:name="A00384" table:display="true" table:show-details="true"/>
                <table:data-pilot-member table:name="A00385" table:display="true" table:show-details="true"/>
                <table:data-pilot-member table:name="A00386" table:display="true" table:show-details="true"/>
                <table:data-pilot-member table:name="A00387" table:display="true" table:show-details="true"/>
                <table:data-pilot-member table:name="A00388" table:display="true" table:show-details="true"/>
                <table:data-pilot-member table:name="A00389" table:display="true" table:show-details="true"/>
                <table:data-pilot-member table:name="A00390" table:display="true" table:show-details="true"/>
                <table:data-pilot-member table:name="A00391" table:display="true" table:show-details="true"/>
                <table:data-pilot-member table:name="A00392" table:display="true" table:show-details="true"/>
                <table:data-pilot-member table:name="A00393" table:display="true" table:show-details="true"/>
                <table:data-pilot-member table:name="A00394" table:display="true" table:show-details="true"/>
                <table:data-pilot-member table:name="A00395" table:display="true" table:show-details="true"/>
                <table:data-pilot-member table:name="A00396" table:display="true" table:show-details="true"/>
                <table:data-pilot-member table:name="A00397" table:display="true" table:show-details="true"/>
                <table:data-pilot-member table:name="A00398" table:display="true" table:show-details="true"/>
                <table:data-pilot-member table:name="A00399" table:display="true" table:show-details="true"/>
                <table:data-pilot-member table:name="A00400" table:display="true" table:show-details="true"/>
                <table:data-pilot-member table:name="A00401" table:display="true" table:show-details="true"/>
                <table:data-pilot-member table:name="A00402" table:display="true" table:show-details="true"/>
                <table:data-pilot-member table:name="A00403" table:display="true" table:show-details="true"/>
                <table:data-pilot-member table:name="A00404" table:display="true" table:show-details="true"/>
                <table:data-pilot-member table:name="A00405" table:display="true" table:show-details="true"/>
                <table:data-pilot-member table:name="A00406" table:display="true" table:show-details="true"/>
                <table:data-pilot-member table:name="A00407" table:display="true" table:show-details="true"/>
                <table:data-pilot-member table:name="A00408" table:display="true" table:show-details="true"/>
                <table:data-pilot-member table:name="A00409" table:display="true" table:show-details="true"/>
                <table:data-pilot-member table:name="A00410" table:display="true" table:show-details="true"/>
                <table:data-pilot-member table:name="A00411" table:display="true" table:show-details="true"/>
                <table:data-pilot-member table:name="A00412" table:display="true" table:show-details="true"/>
                <table:data-pilot-member table:name="A00413" table:display="true" table:show-details="true"/>
                <table:data-pilot-member table:name="A00414" table:display="true" table:show-details="true"/>
                <table:data-pilot-member table:name="A00415" table:display="true" table:show-details="true"/>
                <table:data-pilot-member table:name="A00416" table:display="true" table:show-details="true"/>
                <table:data-pilot-member table:name="A00417" table:display="true" table:show-details="true"/>
                <table:data-pilot-member table:name="A00418" table:display="true" table:show-details="true"/>
                <table:data-pilot-member table:name="A00419" table:display="true" table:show-details="true"/>
                <table:data-pilot-member table:name="A00420" table:display="true" table:show-details="true"/>
                <table:data-pilot-member table:name="A00421" table:display="true" table:show-details="true"/>
                <table:data-pilot-member table:name="A00422" table:display="true" table:show-details="true"/>
                <table:data-pilot-member table:name="A00423" table:display="true" table:show-details="true"/>
                <table:data-pilot-member table:name="A00424" table:display="true" table:show-details="true"/>
                <table:data-pilot-member table:name="A00425" table:display="true" table:show-details="true"/>
                <table:data-pilot-member table:name="A00426" table:display="true" table:show-details="true"/>
                <table:data-pilot-member table:name="A00427" table:display="true" table:show-details="true"/>
                <table:data-pilot-member table:name="A00428" table:display="true" table:show-details="true"/>
                <table:data-pilot-member table:name="A00429" table:display="true" table:show-details="true"/>
                <table:data-pilot-member table:name="A00430" table:display="true" table:show-details="true"/>
                <table:data-pilot-member table:name="A00431" table:display="true" table:show-details="true"/>
                <table:data-pilot-member table:name="A00432" table:display="true" table:show-details="true"/>
                <table:data-pilot-member table:name="A00433" table:display="true" table:show-details="true"/>
                <table:data-pilot-member table:name="A00434" table:display="true" table:show-details="true"/>
                <table:data-pilot-member table:name="A00435" table:display="true" table:show-details="true"/>
                <table:data-pilot-member table:name="A00436" table:display="true" table:show-details="true"/>
                <table:data-pilot-member table:name="A00437" table:display="true" table:show-details="true"/>
                <table:data-pilot-member table:name="A00438" table:display="true" table:show-details="true"/>
                <table:data-pilot-member table:name="A00439" table:display="true" table:show-details="true"/>
                <table:data-pilot-member table:name="A00440" table:display="true" table:show-details="true"/>
                <table:data-pilot-member table:name="A00441" table:display="true" table:show-details="true"/>
                <table:data-pilot-member table:name="A00442" table:display="true" table:show-details="true"/>
                <table:data-pilot-member table:name="A00443" table:display="true" table:show-details="true"/>
                <table:data-pilot-member table:name="A00444" table:display="true" table:show-details="true"/>
                <table:data-pilot-member table:name="A00445" table:display="true" table:show-details="true"/>
                <table:data-pilot-member table:name="A00446" table:display="true" table:show-details="true"/>
                <table:data-pilot-member table:name="A00447" table:display="true" table:show-details="true"/>
                <table:data-pilot-member table:name="A00448" table:display="true" table:show-details="true"/>
                <table:data-pilot-member table:name="A00449" table:display="true" table:show-details="true"/>
                <table:data-pilot-member table:name="A00450" table:display="true" table:show-details="true"/>
                <table:data-pilot-member table:name="A00451" table:display="true" table:show-details="true"/>
                <table:data-pilot-member table:name="A00452" table:display="true" table:show-details="true"/>
                <table:data-pilot-member table:name="A00453" table:display="true" table:show-details="true"/>
                <table:data-pilot-member table:name="A00454" table:display="true" table:show-details="true"/>
                <table:data-pilot-member table:name="A00455" table:display="true" table:show-details="true"/>
                <table:data-pilot-member table:name="A00456" table:display="true" table:show-details="true"/>
                <table:data-pilot-member table:name="A00457" table:display="true" table:show-details="true"/>
                <table:data-pilot-member table:name="A00458" table:display="true" table:show-details="true"/>
                <table:data-pilot-member table:name="A00459" table:display="true" table:show-details="true"/>
                <table:data-pilot-member table:name="A00460" table:display="true" table:show-details="true"/>
                <table:data-pilot-member table:name="A00461" table:display="true" table:show-details="true"/>
                <table:data-pilot-member table:name="A00462" table:display="true" table:show-details="true"/>
                <table:data-pilot-member table:name="A00463" table:display="true" table:show-details="true"/>
                <table:data-pilot-member table:name="A00464" table:display="true" table:show-details="true"/>
                <table:data-pilot-member table:name="A00465" table:display="true" table:show-details="true"/>
                <table:data-pilot-member table:name="A00466" table:display="true" table:show-details="true"/>
                <table:data-pilot-member table:name="A00467" table:display="true" table:show-details="true"/>
                <table:data-pilot-member table:name="A00468" table:display="true" table:show-details="true"/>
                <table:data-pilot-member table:name="A00469" table:display="true" table:show-details="true"/>
                <table:data-pilot-member table:name="A00470" table:display="true" table:show-details="true"/>
                <table:data-pilot-member table:name="A00471" table:display="true" table:show-details="true"/>
                <table:data-pilot-member table:name="A00472" table:display="true" table:show-details="true"/>
                <table:data-pilot-member table:name="A00473" table:display="true" table:show-details="true"/>
                <table:data-pilot-member table:name="A00474" table:display="true" table:show-details="true"/>
                <table:data-pilot-member table:name="A00475" table:display="true" table:show-details="true"/>
                <table:data-pilot-member table:name="A00476" table:display="true" table:show-details="true"/>
                <table:data-pilot-member table:name="A00477" table:display="true" table:show-details="true"/>
                <table:data-pilot-member table:name="A00478" table:display="true" table:show-details="true"/>
                <table:data-pilot-member table:name="A00479" table:display="true" table:show-details="true"/>
                <table:data-pilot-member table:name="A00480" table:display="true" table:show-details="true"/>
                <table:data-pilot-member table:name="A00481" table:display="true" table:show-details="true"/>
                <table:data-pilot-member table:name="A00482" table:display="true" table:show-details="true"/>
                <table:data-pilot-member table:name="A00483" table:display="true" table:show-details="true"/>
                <table:data-pilot-member table:name="A00484" table:display="true" table:show-details="true"/>
                <table:data-pilot-member table:name="A00485" table:display="true" table:show-details="true"/>
                <table:data-pilot-member table:name="A00486" table:display="true" table:show-details="true"/>
                <table:data-pilot-member table:name="A00487" table:display="true" table:show-details="true"/>
                <table:data-pilot-member table:name="A00488" table:display="true" table:show-details="true"/>
                <table:data-pilot-member table:name="A00489" table:display="true" table:show-details="true"/>
                <table:data-pilot-member table:name="A00490" table:display="true" table:show-details="true"/>
                <table:data-pilot-member table:name="A00491" table:display="true" table:show-details="true"/>
                <table:data-pilot-member table:name="A00492" table:display="true" table:show-details="true"/>
                <table:data-pilot-member table:name="A00493" table:display="true" table:show-details="true"/>
                <table:data-pilot-member table:name="A00494" table:display="true" table:show-details="true"/>
                <table:data-pilot-member table:name="A00495" table:display="true" table:show-details="true"/>
                <table:data-pilot-member table:name="A00496" table:display="true" table:show-details="true"/>
                <table:data-pilot-member table:name="A00497" table:display="true" table:show-details="true"/>
                <table:data-pilot-member table:name="A00498" table:display="true" table:show-details="true"/>
                <table:data-pilot-member table:name="A00499" table:display="true" table:show-details="true"/>
                <table:data-pilot-member table:name="A00500" table:display="true" table:show-details="true"/>
                <table:data-pilot-member table:name="A00501" table:display="true" table:show-details="true"/>
                <table:data-pilot-member table:name="A00502" table:display="true" table:show-details="true"/>
                <table:data-pilot-member table:name="A00503" table:display="true" table:show-details="true"/>
                <table:data-pilot-member table:name="A00504" table:display="true" table:show-details="true"/>
                <table:data-pilot-member table:name="A00505" table:display="true" table:show-details="true"/>
                <table:data-pilot-member table:name="A00506" table:display="true" table:show-details="true"/>
                <table:data-pilot-member table:name="A00507" table:display="true" table:show-details="true"/>
                <table:data-pilot-member table:name="A00508" table:display="true" table:show-details="true"/>
                <table:data-pilot-member table:name="A00509" table:display="true" table:show-details="true"/>
                <table:data-pilot-member table:name="A00510" table:display="true" table:show-details="true"/>
                <table:data-pilot-member table:name="A00511" table:display="true" table:show-details="true"/>
                <table:data-pilot-member table:name="A00512" table:display="true" table:show-details="true"/>
                <table:data-pilot-member table:name="A00513" table:display="true" table:show-details="true"/>
                <table:data-pilot-member table:name="A00514" table:display="true" table:show-details="true"/>
                <table:data-pilot-member table:name="A00515" table:display="true" table:show-details="true"/>
                <table:data-pilot-member table:name="A00516" table:display="true" table:show-details="true"/>
                <table:data-pilot-member table:name="A00517" table:display="true" table:show-details="true"/>
                <table:data-pilot-member table:name="A00518" table:display="true" table:show-details="true"/>
                <table:data-pilot-member table:name="A00519" table:display="true" table:show-details="true"/>
                <table:data-pilot-member table:name="A00520" table:display="true" table:show-details="true"/>
                <table:data-pilot-member table:name="A00521" table:display="true" table:show-details="true"/>
                <table:data-pilot-member table:name="A00522" table:display="true" table:show-details="true"/>
                <table:data-pilot-member table:name="A00523" table:display="true" table:show-details="true"/>
                <table:data-pilot-member table:name="A00524" table:display="true" table:show-details="true"/>
                <table:data-pilot-member table:name="A00525" table:display="true" table:show-details="true"/>
                <table:data-pilot-member table:name="A00526" table:display="true" table:show-details="true"/>
                <table:data-pilot-member table:name="A00527" table:display="true" table:show-details="true"/>
                <table:data-pilot-member table:name="A00528" table:display="true" table:show-details="true"/>
                <table:data-pilot-member table:name="A00529" table:display="true" table:show-details="true"/>
                <table:data-pilot-member table:name="A00530" table:display="true" table:show-details="true"/>
                <table:data-pilot-member table:name="A00531" table:display="true" table:show-details="true"/>
                <table:data-pilot-member table:name="A00532" table:display="true" table:show-details="true"/>
                <table:data-pilot-member table:name="A00533" table:display="true" table:show-details="true"/>
                <table:data-pilot-member table:name="A00534" table:display="true" table:show-details="true"/>
                <table:data-pilot-member table:name="A00535" table:display="true" table:show-details="true"/>
                <table:data-pilot-member table:name="A00536" table:display="true" table:show-details="true"/>
                <table:data-pilot-member table:name="A00537" table:display="true" table:show-details="true"/>
                <table:data-pilot-member table:name="A00538" table:display="true" table:show-details="true"/>
                <table:data-pilot-member table:name="A00539" table:display="true" table:show-details="true"/>
                <table:data-pilot-member table:name="A00540" table:display="true" table:show-details="true"/>
                <table:data-pilot-member table:name="A00541" table:display="true" table:show-details="true"/>
                <table:data-pilot-member table:name="A00542" table:display="true" table:show-details="true"/>
                <table:data-pilot-member table:name="A00543" table:display="true" table:show-details="true"/>
                <table:data-pilot-member table:name="A00544" table:display="true" table:show-details="true"/>
                <table:data-pilot-member table:name="A00545" table:display="true" table:show-details="true"/>
                <table:data-pilot-member table:name="A00546" table:display="true" table:show-details="true"/>
                <table:data-pilot-member table:name="A00547" table:display="true" table:show-details="true"/>
                <table:data-pilot-member table:name="A00548" table:display="true" table:show-details="true"/>
                <table:data-pilot-member table:name="A00549" table:display="true" table:show-details="true"/>
                <table:data-pilot-member table:name="A00550" table:display="true" table:show-details="true"/>
                <table:data-pilot-member table:name="A00551" table:display="true" table:show-details="true"/>
                <table:data-pilot-member table:name="A00552" table:display="true" table:show-details="true"/>
                <table:data-pilot-member table:name="A00553" table:display="true" table:show-details="true"/>
                <table:data-pilot-member table:name="A00554" table:display="true" table:show-details="true"/>
                <table:data-pilot-member table:name="A00555" table:display="true" table:show-details="true"/>
                <table:data-pilot-member table:name="A00556" table:display="true" table:show-details="true"/>
                <table:data-pilot-member table:name="A00557" table:display="true" table:show-details="true"/>
                <table:data-pilot-member table:name="A00558" table:display="true" table:show-details="true"/>
                <table:data-pilot-member table:name="A00559" table:display="true" table:show-details="true"/>
                <table:data-pilot-member table:name="A00560" table:display="true" table:show-details="true"/>
                <table:data-pilot-member table:name="A00561" table:display="true" table:show-details="true"/>
                <table:data-pilot-member table:name="A00562" table:display="true" table:show-details="true"/>
                <table:data-pilot-member table:name="A00563" table:display="true" table:show-details="true"/>
                <table:data-pilot-member table:name="A00564" table:display="true" table:show-details="true"/>
                <table:data-pilot-member table:name="A00565" table:display="true" table:show-details="true"/>
                <table:data-pilot-member table:name="A00566" table:display="true" table:show-details="true"/>
                <table:data-pilot-member table:name="A00567" table:display="true" table:show-details="true"/>
                <table:data-pilot-member table:name="A00568" table:display="true" table:show-details="true"/>
                <table:data-pilot-member table:name="A00569" table:display="true" table:show-details="true"/>
                <table:data-pilot-member table:name="A00570" table:display="true" table:show-details="true"/>
                <table:data-pilot-member table:name="A00571" table:display="true" table:show-details="true"/>
                <table:data-pilot-member table:name="A00572" table:display="true" table:show-details="true"/>
                <table:data-pilot-member table:name="A00573" table:display="true" table:show-details="true"/>
                <table:data-pilot-member table:name="A00574" table:display="true" table:show-details="true"/>
                <table:data-pilot-member table:name="A00575" table:display="true" table:show-details="true"/>
                <table:data-pilot-member table:name="A00576" table:display="true" table:show-details="true"/>
                <table:data-pilot-member table:name="A00577" table:display="true" table:show-details="true"/>
                <table:data-pilot-member table:name="A00578" table:display="true" table:show-details="true"/>
                <table:data-pilot-member table:name="A00579" table:display="true" table:show-details="true"/>
                <table:data-pilot-member table:name="A00580" table:display="true" table:show-details="true"/>
                <table:data-pilot-member table:name="A00581" table:display="true" table:show-details="true"/>
                <table:data-pilot-member table:name="A00582" table:display="true" table:show-details="true"/>
                <table:data-pilot-member table:name="A00583" table:display="true" table:show-details="true"/>
                <table:data-pilot-member table:name="A00584" table:display="true" table:show-details="true"/>
                <table:data-pilot-member table:name="A00585" table:display="true" table:show-details="true"/>
                <table:data-pilot-member table:name="A00586" table:display="true" table:show-details="true"/>
                <table:data-pilot-member table:name="A00587" table:display="true" table:show-details="true"/>
                <table:data-pilot-member table:name="A00588" table:display="true" table:show-details="true"/>
                <table:data-pilot-member table:name="A00589" table:display="true" table:show-details="true"/>
                <table:data-pilot-member table:name="A00590" table:display="true" table:show-details="true"/>
                <table:data-pilot-member table:name="A00591" table:display="true" table:show-details="true"/>
                <table:data-pilot-member table:name="A00592" table:display="true" table:show-details="true"/>
                <table:data-pilot-member table:name="A00593" table:display="true" table:show-details="true"/>
                <table:data-pilot-member table:name="A00594" table:display="true" table:show-details="true"/>
                <table:data-pilot-member table:name="A00595" table:display="true" table:show-details="true"/>
                <table:data-pilot-member table:name="A00596" table:display="true" table:show-details="true"/>
                <table:data-pilot-member table:name="A00597" table:display="true" table:show-details="true"/>
                <table:data-pilot-member table:name="A0059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istrict" table:orientation="hidden" table:used-hierarchy="-1" table:function="auto">
            <table:data-pilot-level table:show-empty="false" calcext:repeat-item-labels="false">
              <table:data-pilot-subtotals>
                <table:data-pilot-subtotal table:function="auto"/>
              </table:data-pilot-subtotals>
              <table:data-pilot-members>
                <table:data-pilot-member table:name="North" table:display="true" table:show-details="true"/>
                <table:data-pilot-member table:name="South" table:display="true" table:show-details="true"/>
                <table:data-pilot-member table:name="Central" table:display="true" table:show-details="true"/>
                <table:data-pilot-member table:name="Northwest" table:display="true" table:show-details="true"/>
                <table:data-pilot-member table:name="West" table:display="true" table:show-details="true"/>
                <table:data-pilot-member table:name="Southeast" table:display="true" table:show-details="true"/>
                <table:data-pilot-member table:name="Southwest" table:display="true" table:show-details="true"/>
                <table:data-pilot-member table:name="Northeast" table:display="true" table:show-details="true"/>
                <table:data-pilot-member table:name="East"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eadTech" table:orientation="hidden" table:used-hierarchy="-1" table:function="auto">
            <table:data-pilot-level table:show-empty="false" calcext:repeat-item-labels="false">
              <table:data-pilot-subtotals>
                <table:data-pilot-subtotal table:function="auto"/>
              </table:data-pilot-subtotals>
              <table:data-pilot-members>
                <table:data-pilot-member table:name="Khan" table:display="true" table:show-details="true"/>
                <table:data-pilot-member table:name="Lopez" table:display="true" table:show-details="true"/>
                <table:data-pilot-member table:name="Cartier" table:display="true" table:show-details="true"/>
                <table:data-pilot-member table:name="Burton" table:display="true" table:show-details="true"/>
                <table:data-pilot-member table:name="Michner" table:display="true" table:show-details="true"/>
                <table:data-pilot-member table:name="Ling"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ush"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Ye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qDate"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WorkDate"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echs" table:orientation="hidden" table:used-hierarchy="-1" table:function="auto">
            <table:data-pilot-level table:show-empty="false" calcext:repeat-item-labels="false">
              <table:data-pilot-subtotals>
                <table:data-pilot-subtotal table:function="auto"/>
              </table:data-pilot-subtotals>
              <table:data-pilot-members>
                <table:data-pilot-member table:name="2" table:display="true" table:show-details="true"/>
                <table:data-pilot-member table:name="1" table:display="true" table:show-details="true"/>
                <table:data-pilot-member table:name="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WtyLbr"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Ye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WtyParts"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Ye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brHrs" table:orientation="hidden" table:used-hierarchy="-1" table:function="auto">
            <table:data-pilot-level table:show-empty="false" calcext:repeat-item-labels="false">
              <table:data-pilot-subtotals>
                <table:data-pilot-subtotal table:function="auto"/>
              </table:data-pilot-subtotals>
              <table:data-pilot-members>
                <table:data-pilot-member table:name="0.5" table:display="true" table:show-details="true"/>
                <table:data-pilot-member table:name="0.25" table:display="true" table:show-details="true"/>
                <table:data-pilot-member table:name="0.75" table:display="true" table:show-details="true"/>
                <table:data-pilot-member table:name="1.5" table:display="true" table:show-details="true"/>
                <table:data-pilot-member table:name="4.75" table:display="true" table:show-details="true"/>
                <table:data-pilot-member table:name="1.75" table:display="true" table:show-details="true"/>
                <table:data-pilot-member table:name="1" table:display="true" table:show-details="true"/>
                <table:data-pilot-member table:name="2.25" table:display="true" table:show-details="true"/>
                <table:data-pilot-member table:name="2" table:display="true" table:show-details="true"/>
                <table:data-pilot-member table:name="8.25" table:display="true" table:show-details="true"/>
                <table:data-pilot-member table:name="2.5" table:display="true" table:show-details="true"/>
                <table:data-pilot-member table:name="2.75" table:display="true" table:show-details="true"/>
                <table:data-pilot-member table:name="7" table:display="true" table:show-details="true"/>
                <table:data-pilot-member table:name="3" table:display="true" table:show-details="true"/>
                <table:data-pilot-member table:name="1.25" table:display="true" table:show-details="true"/>
                <table:data-pilot-member table:name="3.5" table:display="true" table:show-details="true"/>
                <table:data-pilot-member table:name="4" table:display="true" table:show-details="true"/>
                <table:data-pilot-member table:name="3.25" table:display="true" table:show-details="true"/>
                <table:data-pilot-member table:name="8.5" table:display="true" table:show-details="true"/>
                <table:data-pilot-member table:name="4.5" table:display="true" table:show-details="true"/>
                <table:data-pilot-member table:name="8" table:display="true" table:show-details="true"/>
                <table:data-pilot-member table:name="6.25" table:display="true" table:show-details="true"/>
                <table:data-pilot-member table:name="4.25"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PartsCost" table:orientation="hidden" table:used-hierarchy="-1" table:function="auto">
            <table:data-pilot-level table:show-empty="false" calcext:repeat-item-labels="false">
              <table:data-pilot-subtotals>
                <table:data-pilot-subtotal table:function="auto"/>
              </table:data-pilot-subtotals>
              <table:data-pilot-members>
                <table:data-pilot-member table:name="360.00" table:display="true" table:show-details="true"/>
                <table:data-pilot-member table:name="90.04" table:display="true" table:show-details="true"/>
                <table:data-pilot-member table:name="120.00" table:display="true" table:show-details="true"/>
                <table:data-pilot-member table:name="16.25" table:display="true" table:show-details="true"/>
                <table:data-pilot-member table:name="45.24" table:display="true" table:show-details="true"/>
                <table:data-pilot-member table:name="97.63" table:display="true" table:show-details="true"/>
                <table:data-pilot-member table:name="29.13" table:display="true" table:show-details="true"/>
                <table:data-pilot-member table:name="35.10" table:display="true" table:show-details="true"/>
                <table:data-pilot-member table:name="76.70" table:display="true" table:show-details="true"/>
                <table:data-pilot-member table:name="374.08" table:display="true" table:show-details="true"/>
                <table:data-pilot-member table:name="832.16" table:display="true" table:show-details="true"/>
                <table:data-pilot-member table:name="70.21" table:display="true" table:show-details="true"/>
                <table:data-pilot-member table:name="150.00" table:display="true" table:show-details="true"/>
                <table:data-pilot-member table:name="275.00" table:display="true" table:show-details="true"/>
                <table:data-pilot-member table:name="938.00" table:display="true" table:show-details="true"/>
                <table:data-pilot-member table:name="61.25" table:display="true" table:show-details="true"/>
                <table:data-pilot-member table:name="48.00" table:display="true" table:show-details="true"/>
                <table:data-pilot-member table:name="204.28" table:display="true" table:show-details="true"/>
                <table:data-pilot-member table:name="240.00" table:display="true" table:show-details="true"/>
                <table:data-pilot-member table:name="475.00" table:display="true" table:show-details="true"/>
                <table:data-pilot-member table:name="341.00" table:display="true" table:show-details="true"/>
                <table:data-pilot-member table:name="61.18" table:display="true" table:show-details="true"/>
                <table:data-pilot-member table:name="155.39" table:display="true" table:show-details="true"/>
                <table:data-pilot-member table:name="37.92" table:display="true" table:show-details="true"/>
                <table:data-pilot-member table:name="88.41" table:display="true" table:show-details="true"/>
                <table:data-pilot-member table:name="202.29" table:display="true" table:show-details="true"/>
                <table:data-pilot-member table:name="535.62" table:display="true" table:show-details="true"/>
                <table:data-pilot-member table:name="24.63" table:display="true" table:show-details="true"/>
                <table:data-pilot-member table:name="43.26" table:display="true" table:show-details="true"/>
                <table:data-pilot-member table:name="21.33" table:display="true" table:show-details="true"/>
                <table:data-pilot-member table:name="0.46" table:display="true" table:show-details="true"/>
                <table:data-pilot-member table:name="126.62" table:display="true" table:show-details="true"/>
                <table:data-pilot-member table:name="251.00" table:display="true" table:show-details="true"/>
                <table:data-pilot-member table:name="395.28" table:display="true" table:show-details="true"/>
                <table:data-pilot-member table:name="36.00" table:display="true" table:show-details="true"/>
                <table:data-pilot-member table:name="510.68" table:display="true" table:show-details="true"/>
                <table:data-pilot-member table:name="42.66" table:display="true" table:show-details="true"/>
                <table:data-pilot-member table:name="5.47" table:display="true" table:show-details="true"/>
                <table:data-pilot-member table:name="199.45" table:display="true" table:show-details="true"/>
                <table:data-pilot-member table:name="144.00" table:display="true" table:show-details="true"/>
                <table:data-pilot-member table:name="6.22" table:display="true" table:show-details="true"/>
                <table:data-pilot-member table:name="40.00" table:display="true" table:show-details="true"/>
                <table:data-pilot-member table:name="87.58" table:display="true" table:show-details="true"/>
                <table:data-pilot-member table:name="30.00" table:display="true" table:show-details="true"/>
                <table:data-pilot-member table:name="297.51" table:display="true" table:show-details="true"/>
                <table:data-pilot-member table:name="64.17" table:display="true" table:show-details="true"/>
                <table:data-pilot-member table:name="20.48" table:display="true" table:show-details="true"/>
                <table:data-pilot-member table:name="200.00" table:display="true" table:show-details="true"/>
                <table:data-pilot-member table:name="123.96" table:display="true" table:show-details="true"/>
                <table:data-pilot-member table:name="193.88" table:display="true" table:show-details="true"/>
                <table:data-pilot-member table:name="1.17" table:display="true" table:show-details="true"/>
                <table:data-pilot-member table:name="664.79" table:display="true" table:show-details="true"/>
                <table:data-pilot-member table:name="160.00" table:display="true" table:show-details="true"/>
                <table:data-pilot-member table:name="159.50" table:display="true" table:show-details="true"/>
                <table:data-pilot-member table:name="169.64" table:display="true" table:show-details="true"/>
                <table:data-pilot-member table:name="202.86" table:display="true" table:show-details="true"/>
                <table:data-pilot-member table:name="10.53" table:display="true" table:show-details="true"/>
                <table:data-pilot-member table:name="1.82" table:display="true" table:show-details="true"/>
                <table:data-pilot-member table:name="54.12" table:display="true" table:show-details="true"/>
                <table:data-pilot-member table:name="367.71" table:display="true" table:show-details="true"/>
                <table:data-pilot-member table:name="139.04" table:display="true" table:show-details="true"/>
                <table:data-pilot-member table:name="50.32" table:display="true" table:show-details="true"/>
                <table:data-pilot-member table:name="122.43" table:display="true" table:show-details="true"/>
                <table:data-pilot-member table:name="78.55" table:display="true" table:show-details="true"/>
                <table:data-pilot-member table:name="239.10" table:display="true" table:show-details="true"/>
                <table:data-pilot-member table:name="800.71" table:display="true" table:show-details="true"/>
                <table:data-pilot-member table:name="19.20" table:display="true" table:show-details="true"/>
                <table:data-pilot-member table:name="19.50" table:display="true" table:show-details="true"/>
                <table:data-pilot-member table:name="22.43" table:display="true" table:show-details="true"/>
                <table:data-pilot-member table:name="26.58" table:display="true" table:show-details="true"/>
                <table:data-pilot-member table:name="288.21" table:display="true" table:show-details="true"/>
                <table:data-pilot-member table:name="54.24" table:display="true" table:show-details="true"/>
                <table:data-pilot-member table:name="332.40" table:display="true" table:show-details="true"/>
                <table:data-pilot-member table:name="124.16" table:display="true" table:show-details="true"/>
                <table:data-pilot-member table:name="21.63" table:display="true" table:show-details="true"/>
                <table:data-pilot-member table:name="33.00" table:display="true" table:show-details="true"/>
                <table:data-pilot-member table:name="154.50" table:display="true" table:show-details="true"/>
                <table:data-pilot-member table:name="48.75" table:display="true" table:show-details="true"/>
                <table:data-pilot-member table:name="76.17" table:display="true" table:show-details="true"/>
                <table:data-pilot-member table:name="117.00" table:display="true" table:show-details="true"/>
                <table:data-pilot-member table:name="1,575.97" table:display="true" table:show-details="true"/>
                <table:data-pilot-member table:name="74.79" table:display="true" table:show-details="true"/>
                <table:data-pilot-member table:name="1,123.97" table:display="true" table:show-details="true"/>
                <table:data-pilot-member table:name="128.98" table:display="true" table:show-details="true"/>
                <table:data-pilot-member table:name="1,211.83" table:display="true" table:show-details="true"/>
                <table:data-pilot-member table:name="55.94" table:display="true" table:show-details="true"/>
                <table:data-pilot-member table:name="11.06" table:display="true" table:show-details="true"/>
                <table:data-pilot-member table:name="77.17" table:display="true" table:show-details="true"/>
                <table:data-pilot-member table:name="66.16" table:display="true" table:show-details="true"/>
                <table:data-pilot-member table:name="27.95" table:display="true" table:show-details="true"/>
                <table:data-pilot-member table:name="216.31" table:display="true" table:show-details="true"/>
                <table:data-pilot-member table:name="619.51" table:display="true" table:show-details="true"/>
                <table:data-pilot-member table:name="3.12" table:display="true" table:show-details="true"/>
                <table:data-pilot-member table:name="163.26" table:display="true" table:show-details="true"/>
                <table:data-pilot-member table:name="65.25" table:display="true" table:show-details="true"/>
                <table:data-pilot-member table:name="105.84" table:display="true" table:show-details="true"/>
                <table:data-pilot-member table:name="547.09" table:display="true" table:show-details="true"/>
                <table:data-pilot-member table:name="27.63" table:display="true" table:show-details="true"/>
                <table:data-pilot-member table:name="250.42" table:display="true" table:show-details="true"/>
                <table:data-pilot-member table:name="38.70" table:display="true" table:show-details="true"/>
                <table:data-pilot-member table:name="126.00" table:display="true" table:show-details="true"/>
                <table:data-pilot-member table:name="4,946.00" table:display="true" table:show-details="true"/>
                <table:data-pilot-member table:name="33.54" table:display="true" table:show-details="true"/>
                <table:data-pilot-member table:name="25.00" table:display="true" table:show-details="true"/>
                <table:data-pilot-member table:name="28.59" table:display="true" table:show-details="true"/>
                <table:data-pilot-member table:name="213.48" table:display="true" table:show-details="true"/>
                <table:data-pilot-member table:name="83.44" table:display="true" table:show-details="true"/>
                <table:data-pilot-member table:name="67.96" table:display="true" table:show-details="true"/>
                <table:data-pilot-member table:name="172.02" table:display="true" table:show-details="true"/>
                <table:data-pilot-member table:name="102.22" table:display="true" table:show-details="true"/>
                <table:data-pilot-member table:name="373.55" table:display="true" table:show-details="true"/>
                <table:data-pilot-member table:name="1,249.09" table:display="true" table:show-details="true"/>
                <table:data-pilot-member table:name="27.00" table:display="true" table:show-details="true"/>
                <table:data-pilot-member table:name="228.63" table:display="true" table:show-details="true"/>
                <table:data-pilot-member table:name="5.71" table:display="true" table:show-details="true"/>
                <table:data-pilot-member table:name="263.05" table:display="true" table:show-details="true"/>
                <table:data-pilot-member table:name="8.25" table:display="true" table:show-details="true"/>
                <table:data-pilot-member table:name="15.63" table:display="true" table:show-details="true"/>
                <table:data-pilot-member table:name="28.50" table:display="true" table:show-details="true"/>
                <table:data-pilot-member table:name="748.44" table:display="true" table:show-details="true"/>
                <table:data-pilot-member table:name="86.36" table:display="true" table:show-details="true"/>
                <table:data-pilot-member table:name="108.00" table:display="true" table:show-details="true"/>
                <table:data-pilot-member table:name="279.31" table:display="true" table:show-details="true"/>
                <table:data-pilot-member table:name="25.26" table:display="true" table:show-details="true"/>
                <table:data-pilot-member table:name="351.02" table:display="true" table:show-details="true"/>
                <table:data-pilot-member table:name="62.13" table:display="true" table:show-details="true"/>
                <table:data-pilot-member table:name="3,396.25" table:display="true" table:show-details="true"/>
                <table:data-pilot-member table:name="22.00" table:display="true" table:show-details="true"/>
                <table:data-pilot-member table:name="163.37" table:display="true" table:show-details="true"/>
                <table:data-pilot-member table:name="25.41" table:display="true" table:show-details="true"/>
                <table:data-pilot-member table:name="182.70" table:display="true" table:show-details="true"/>
                <table:data-pilot-member table:name="73.51" table:display="true" table:show-details="true"/>
                <table:data-pilot-member table:name="115.22" table:display="true" table:show-details="true"/>
                <table:data-pilot-member table:name="340.45" table:display="true" table:show-details="true"/>
                <table:data-pilot-member table:name="12.00" table:display="true" table:show-details="true"/>
                <table:data-pilot-member table:name="36.75" table:display="true" table:show-details="true"/>
                <table:data-pilot-member table:name="183.95" table:display="true" table:show-details="true"/>
                <table:data-pilot-member table:name="13.42" table:display="true" table:show-details="true"/>
                <table:data-pilot-member table:name="324.00" table:display="true" table:show-details="true"/>
                <table:data-pilot-member table:name="504.21" table:display="true" table:show-details="true"/>
                <table:data-pilot-member table:name="338.07" table:display="true" table:show-details="true"/>
                <table:data-pilot-member table:name="0.98" table:display="true" table:show-details="true"/>
                <table:data-pilot-member table:name="14.88" table:display="true" table:show-details="true"/>
                <table:data-pilot-member table:name="81.90" table:display="true" table:show-details="true"/>
                <table:data-pilot-member table:name="1,579.40" table:display="true" table:show-details="true"/>
                <table:data-pilot-member table:name="174.18" table:display="true" table:show-details="true"/>
                <table:data-pilot-member table:name="20.00" table:display="true" table:show-details="true"/>
                <table:data-pilot-member table:name="689.15" table:display="true" table:show-details="true"/>
                <table:data-pilot-member table:name="156.00" table:display="true" table:show-details="true"/>
                <table:data-pilot-member table:name="45.73" table:display="true" table:show-details="true"/>
                <table:data-pilot-member table:name="34.08" table:display="true" table:show-details="true"/>
                <table:data-pilot-member table:name="212.01" table:display="true" table:show-details="true"/>
                <table:data-pilot-member table:name="341.27" table:display="true" table:show-details="true"/>
                <table:data-pilot-member table:name="25.77" table:display="true" table:show-details="true"/>
                <table:data-pilot-member table:name="133.37" table:display="true" table:show-details="true"/>
                <table:data-pilot-member table:name="66.86" table:display="true" table:show-details="true"/>
                <table:data-pilot-member table:name="94.26" table:display="true" table:show-details="true"/>
                <table:data-pilot-member table:name="45.99" table:display="true" table:show-details="true"/>
                <table:data-pilot-member table:name="37.26" table:display="true" table:show-details="true"/>
                <table:data-pilot-member table:name="81.89" table:display="true" table:show-details="true"/>
                <table:data-pilot-member table:name="10.10" table:display="true" table:show-details="true"/>
                <table:data-pilot-member table:name="17.88" table:display="true" table:show-details="true"/>
                <table:data-pilot-member table:name="1,204.64" table:display="true" table:show-details="true"/>
                <table:data-pilot-member table:name="111.00" table:display="true" table:show-details="true"/>
                <table:data-pilot-member table:name="21.21" table:display="true" table:show-details="true"/>
                <table:data-pilot-member table:name="158.31" table:display="true" table:show-details="true"/>
                <table:data-pilot-member table:name="242.07" table:display="true" table:show-details="true"/>
                <table:data-pilot-member table:name="52.90" table:display="true" table:show-details="true"/>
                <table:data-pilot-member table:name="226.00" table:display="true" table:show-details="true"/>
                <table:data-pilot-member table:name="36.97" table:display="true" table:show-details="true"/>
                <table:data-pilot-member table:name="138.57" table:display="true" table:show-details="true"/>
                <table:data-pilot-member table:name="126.56" table:display="true" table:show-details="true"/>
                <table:data-pilot-member table:name="51.45" table:display="true" table:show-details="true"/>
                <table:data-pilot-member table:name="227.94" table:display="true" table:show-details="true"/>
                <table:data-pilot-member table:name="637.53" table:display="true" table:show-details="true"/>
                <table:data-pilot-member table:name="318.73" table:display="true" table:show-details="true"/>
                <table:data-pilot-member table:name="35.45" table:display="true" table:show-details="true"/>
                <table:data-pilot-member table:name="131.30" table:display="true" table:show-details="true"/>
                <table:data-pilot-member table:name="1,193.75" table:display="true" table:show-details="true"/>
                <table:data-pilot-member table:name="67.70" table:display="true" table:show-details="true"/>
                <table:data-pilot-member table:name="58.24" table:display="true" table:show-details="true"/>
                <table:data-pilot-member table:name="32.23" table:display="true" table:show-details="true"/>
                <table:data-pilot-member table:name="180.00" table:display="true" table:show-details="true"/>
                <table:data-pilot-member table:name="337.92" table:display="true" table:show-details="true"/>
                <table:data-pilot-member table:name="63.99" table:display="true" table:show-details="true"/>
                <table:data-pilot-member table:name="145.89" table:display="true" table:show-details="true"/>
                <table:data-pilot-member table:name="57.10" table:display="true" table:show-details="true"/>
                <table:data-pilot-member table:name="262.44" table:display="true" table:show-details="true"/>
                <table:data-pilot-member table:name="1,769.63" table:display="true" table:show-details="true"/>
                <table:data-pilot-member table:name="82.88" table:display="true" table:show-details="true"/>
                <table:data-pilot-member table:name="2,294.00" table:display="true" table:show-details="true"/>
                <table:data-pilot-member table:name="348.74" table:display="true" table:show-details="true"/>
                <table:data-pilot-member table:name="140.40" table:display="true" table:show-details="true"/>
                <table:data-pilot-member table:name="134.00" table:display="true" table:show-details="true"/>
                <table:data-pilot-member table:name="305.63" table:display="true" table:show-details="true"/>
                <table:data-pilot-member table:name="18.53" table:display="true" table:show-details="true"/>
                <table:data-pilot-member table:name="39.00" table:display="true" table:show-details="true"/>
                <table:data-pilot-member table:name="36.50" table:display="true" table:show-details="true"/>
                <table:data-pilot-member table:name="29.81" table:display="true" table:show-details="true"/>
                <table:data-pilot-member table:name="43.02" table:display="true" table:show-details="true"/>
                <table:data-pilot-member table:name="408.57" table:display="true" table:show-details="true"/>
                <table:data-pilot-member table:name="25.25" table:display="true" table:show-details="true"/>
                <table:data-pilot-member table:name="646.00" table:display="true" table:show-details="true"/>
                <table:data-pilot-member table:name="125.42" table:display="true" table:show-details="true"/>
                <table:data-pilot-member table:name="286.73" table:display="true" table:show-details="true"/>
                <table:data-pilot-member table:name="258.03" table:display="true" table:show-details="true"/>
                <table:data-pilot-member table:name="14.30" table:display="true" table:show-details="true"/>
                <table:data-pilot-member table:name="44.85" table:display="true" table:show-details="true"/>
                <table:data-pilot-member table:name="74.61" table:display="true" table:show-details="true"/>
                <table:data-pilot-member table:name="126.71" table:display="true" table:show-details="true"/>
                <table:data-pilot-member table:name="256.84" table:display="true" table:show-details="true"/>
                <table:data-pilot-member table:name="32.67" table:display="true" table:show-details="true"/>
                <table:data-pilot-member table:name="72.35" table:display="true" table:show-details="true"/>
                <table:data-pilot-member table:name="178.50" table:display="true" table:show-details="true"/>
                <table:data-pilot-member table:name="18.25" table:display="true" table:show-details="true"/>
                <table:data-pilot-member table:name="151.81" table:display="true" table:show-details="true"/>
                <table:data-pilot-member table:name="85.09" table:display="true" table:show-details="true"/>
                <table:data-pilot-member table:name="67.07" table:display="true" table:show-details="true"/>
                <table:data-pilot-member table:name="162.21" table:display="true" table:show-details="true"/>
                <table:data-pilot-member table:name="53.69" table:display="true" table:show-details="true"/>
                <table:data-pilot-member table:name="211.85" table:display="true" table:show-details="true"/>
                <table:data-pilot-member table:name="150.32" table:display="true" table:show-details="true"/>
                <table:data-pilot-member table:name="46.86" table:display="true" table:show-details="true"/>
                <table:data-pilot-member table:name="256.72" table:display="true" table:show-details="true"/>
                <table:data-pilot-member table:name="86.29" table:display="true" table:show-details="true"/>
                <table:data-pilot-member table:name="108.31" table:display="true" table:show-details="true"/>
                <table:data-pilot-member table:name="70.82" table:display="true" table:show-details="true"/>
                <table:data-pilot-member table:name="56.92" table:display="true" table:show-details="true"/>
                <table:data-pilot-member table:name="74.53" table:display="true" table:show-details="true"/>
                <table:data-pilot-member table:name="137.22" table:display="true" table:show-details="true"/>
                <table:data-pilot-member table:name="83.46" table:display="true" table:show-details="true"/>
                <table:data-pilot-member table:name="9.92" table:display="true" table:show-details="true"/>
                <table:data-pilot-member table:name="19.98" table:display="true" table:show-details="true"/>
                <table:data-pilot-member table:name="85.32" table:display="true" table:show-details="true"/>
                <table:data-pilot-member table:name="52.35" table:display="true" table:show-details="true"/>
                <table:data-pilot-member table:name="45.29" table:display="true" table:show-details="true"/>
                <table:data-pilot-member table:name="11.70" table:display="true" table:show-details="true"/>
                <table:data-pilot-member table:name="37.71" table:display="true" table:show-details="true"/>
                <table:data-pilot-member table:name="155.04" table:display="true" table:show-details="true"/>
                <table:data-pilot-member table:name="93.60" table:display="true" table:show-details="true"/>
                <table:data-pilot-member table:name="357.11" table:display="true" table:show-details="true"/>
                <table:data-pilot-member table:name="511.88" table:display="true" table:show-details="true"/>
                <table:data-pilot-member table:name="368.87" table:display="true" table:show-details="true"/>
                <table:data-pilot-member table:name="60.00" table:display="true" table:show-details="true"/>
                <table:data-pilot-member table:name="114.89" table:display="true" table:show-details="true"/>
                <table:data-pilot-member table:name="23.90" table:display="true" table:show-details="true"/>
                <table:data-pilot-member table:name="57.20" table:display="true" table:show-details="true"/>
                <table:data-pilot-member table:name="653.99" table:display="true" table:show-details="true"/>
                <table:data-pilot-member table:name="9.75" table:display="true" table:show-details="true"/>
                <table:data-pilot-member table:name="205.19" table:display="true" table:show-details="true"/>
                <table:data-pilot-member table:name="42.90" table:display="true" table:show-details="true"/>
                <table:data-pilot-member table:name="319.82" table:display="true" table:show-details="true"/>
                <table:data-pilot-member table:name="1,231.20" table:display="true" table:show-details="true"/>
                <table:data-pilot-member table:name="56.50" table:display="true" table:show-details="true"/>
                <table:data-pilot-member table:name="269.95" table:display="true" table:show-details="true"/>
                <table:data-pilot-member table:name="83.23" table:display="true" table:show-details="true"/>
                <table:data-pilot-member table:name="88.62" table:display="true" table:show-details="true"/>
                <table:data-pilot-member table:name="33.48" table:display="true" table:show-details="true"/>
                <table:data-pilot-member table:name="33.86" table:display="true" table:show-details="true"/>
                <table:data-pilot-member table:name="33.96" table:display="true" table:show-details="true"/>
                <table:data-pilot-member table:name="36.89" table:display="true" table:show-details="true"/>
                <table:data-pilot-member table:name="25.34" table:display="true" table:show-details="true"/>
                <table:data-pilot-member table:name="31.81" table:display="true" table:show-details="true"/>
                <table:data-pilot-member table:name="61.17" table:display="true" table:show-details="true"/>
                <table:data-pilot-member table:name="15.54" table:display="true" table:show-details="true"/>
                <table:data-pilot-member table:name="96.71" table:display="true" table:show-details="true"/>
                <table:data-pilot-member table:name="207.90" table:display="true" table:show-details="true"/>
                <table:data-pilot-member table:name="821.87" table:display="true" table:show-details="true"/>
                <table:data-pilot-member table:name="118.56" table:display="true" table:show-details="true"/>
                <table:data-pilot-member table:name="54.46" table:display="true" table:show-details="true"/>
                <table:data-pilot-member table:name="53.43" table:display="true" table:show-details="true"/>
                <table:data-pilot-member table:name="76.79" table:display="true" table:show-details="true"/>
                <table:data-pilot-member table:name="78.00" table:display="true" table:show-details="true"/>
                <table:data-pilot-member table:name="666.44" table:display="true" table:show-details="true"/>
                <table:data-pilot-member table:name="414.54" table:display="true" table:show-details="true"/>
                <table:data-pilot-member table:name="157.86" table:display="true" table:show-details="true"/>
                <table:data-pilot-member table:name="160.39" table:display="true" table:show-details="true"/>
                <table:data-pilot-member table:name="46.85" table:display="true" table:show-details="true"/>
                <table:data-pilot-member table:name="952.06" table:display="true" table:show-details="true"/>
                <table:data-pilot-member table:name="17.42" table:display="true" table:show-details="true"/>
                <table:data-pilot-member table:name="202.00" table:display="true" table:show-details="true"/>
                <table:data-pilot-member table:name="137.13" table:display="true" table:show-details="true"/>
                <table:data-pilot-member table:name="255.34" table:display="true" table:show-details="true"/>
                <table:data-pilot-member table:name="48.37" table:display="true" table:show-details="true"/>
                <table:data-pilot-member table:name="40.20" table:display="true" table:show-details="true"/>
                <table:data-pilot-member table:name="61.50" table:display="true" table:show-details="true"/>
                <table:data-pilot-member table:name="16.42" table:display="true" table:show-details="true"/>
                <table:data-pilot-member table:name="239.97" table:display="true" table:show-details="true"/>
                <table:data-pilot-member table:name="90.00" table:display="true" table:show-details="true"/>
                <table:data-pilot-member table:name="269.40" table:display="true" table:show-details="true"/>
                <table:data-pilot-member table:name="33.50" table:display="true" table:show-details="true"/>
                <table:data-pilot-member table:name="305.46" table:display="true" table:show-details="true"/>
                <table:data-pilot-member table:name="50.67" table:display="true" table:show-details="true"/>
                <table:data-pilot-member table:name="45.63" table:display="true" table:show-details="true"/>
                <table:data-pilot-member table:name="164.22" table:display="true" table:show-details="true"/>
                <table:data-pilot-member table:name="24.38" table:display="true" table:show-details="true"/>
                <table:data-pilot-member table:name="267.94" table:display="true" table:show-details="true"/>
                <table:data-pilot-member table:name="175.87" table:display="true" table:show-details="true"/>
                <table:data-pilot-member table:name="81.12" table:display="true" table:show-details="true"/>
                <table:data-pilot-member table:name="9.98" table:display="true" table:show-details="true"/>
                <table:data-pilot-member table:name="340.70" table:display="true" table:show-details="true"/>
                <table:data-pilot-member table:name="22.84" table:display="true" table:show-details="true"/>
                <table:data-pilot-member table:name="3.58" table:display="true" table:show-details="true"/>
                <table:data-pilot-member table:name="94.71" table:display="true" table:show-details="true"/>
                <table:data-pilot-member table:name="41.15" table:display="true" table:show-details="true"/>
                <table:data-pilot-member table:name="76.95" table:display="true" table:show-details="true"/>
                <table:data-pilot-member table:name="25.24" table:display="true" table:show-details="true"/>
                <table:data-pilot-member table:name="572.63" table:display="true" table:show-details="true"/>
                <table:data-pilot-member table:name="361.90" table:display="true" table:show-details="true"/>
                <table:data-pilot-member table:name="110.23" table:display="true" table:show-details="true"/>
                <table:data-pilot-member table:name="33.91" table:display="true" table:show-details="true"/>
                <table:data-pilot-member table:name="19.00" table:display="true" table:show-details="true"/>
                <table:data-pilot-member table:name="294.78" table:display="true" table:show-details="true"/>
                <table:data-pilot-member table:name="103.08" table:display="true" table:show-details="true"/>
                <table:data-pilot-member table:name="144.31" table:display="true" table:show-details="true"/>
                <table:data-pilot-member table:name="224.00" table:display="true" table:show-details="true"/>
                <table:data-pilot-member table:name="475.54" table:display="true" table:show-details="true"/>
                <table:data-pilot-member table:name="46.04" table:display="true" table:show-details="true"/>
                <table:data-pilot-member table:name="294.55" table:display="true" table:show-details="true"/>
                <table:data-pilot-member table:name="50.00" table:display="true" table:show-details="true"/>
                <table:data-pilot-member table:name="10.00" table:display="true" table:show-details="true"/>
                <table:data-pilot-member table:name="29.33" table:display="true" table:show-details="true"/>
                <table:data-pilot-member table:name="24.19" table:display="true" table:show-details="true"/>
                <table:data-pilot-member table:name="159.00" table:display="true" table:show-details="true"/>
                <table:data-pilot-member table:name="411.10" table:display="true" table:show-details="true"/>
                <table:data-pilot-member table:name="58.36" table:display="true" table:show-details="true"/>
                <table:data-pilot-member table:name="98.55" table:display="true" table:show-details="true"/>
                <table:data-pilot-member table:name="145.15" table:display="true" table:show-details="true"/>
                <table:data-pilot-member table:name="125.73" table:display="true" table:show-details="true"/>
                <table:data-pilot-member table:name="203.00" table:display="true" table:show-details="true"/>
                <table:data-pilot-member table:name="222.33" table:display="true" table:show-details="true"/>
                <table:data-pilot-member table:name="56.40" table:display="true" table:show-details="true"/>
                <table:data-pilot-member table:name="95.04" table:display="true" table:show-details="true"/>
                <table:data-pilot-member table:name="23.40" table:display="true" table:show-details="true"/>
                <table:data-pilot-member table:name="934.45" table:display="true" table:show-details="true"/>
                <table:data-pilot-member table:name="18.00" table:display="true" table:show-details="true"/>
                <table:data-pilot-member table:name="134.85" table:display="true" table:show-details="true"/>
                <table:data-pilot-member table:name="61.26" table:display="true" table:show-details="true"/>
                <table:data-pilot-member table:name="658.68" table:display="true" table:show-details="true"/>
                <table:data-pilot-member table:name="1,468.52" table:display="true" table:show-details="true"/>
                <table:data-pilot-member table:name="82.59" table:display="true" table:show-details="true"/>
                <table:data-pilot-member table:name="340.55" table:display="true" table:show-details="true"/>
                <table:data-pilot-member table:name="72.06" table:display="true" table:show-details="true"/>
                <table:data-pilot-member table:name="48.99" table:display="true" table:show-details="true"/>
                <table:data-pilot-member table:name="15.40" table:display="true" table:show-details="true"/>
                <table:data-pilot-member table:name="204.10" table:display="true" table:show-details="true"/>
                <table:data-pilot-member table:name="12.63" table:display="true" table:show-details="true"/>
                <table:data-pilot-member table:name="15.24" table:display="true" table:show-details="true"/>
                <table:data-pilot-member table:name="272.55" table:display="true" table:show-details="true"/>
                <table:data-pilot-member table:name="65.43" table:display="true" table:show-details="true"/>
                <table:data-pilot-member table:name="572.17" table:display="true" table:show-details="true"/>
                <table:data-pilot-member table:name="937.98" table:display="true" table:show-details="true"/>
                <table:data-pilot-member table:name="165.00" table:display="true" table:show-details="true"/>
                <table:data-pilot-member table:name="55.30" table:display="true" table:show-details="true"/>
                <table:data-pilot-member table:name="534.57" table:display="true" table:show-details="true"/>
                <table:data-pilot-member table:name="448.26" table:display="true" table:show-details="true"/>
                <table:data-pilot-member table:name="123.21" table:display="true" table:show-details="true"/>
                <table:data-pilot-member table:name="77.29" table:display="true" table:show-details="true"/>
                <table:data-pilot-member table:name="653.00" table:display="true" table:show-details="true"/>
                <table:data-pilot-member table:name="118.30" table:display="true" table:show-details="true"/>
                <table:data-pilot-member table:name="1,480.36" table:display="true" table:show-details="true"/>
                <table:data-pilot-member table:name="837.16" table:display="true" table:show-details="true"/>
                <table:data-pilot-member table:name="242.64" table:display="true" table:show-details="true"/>
                <table:data-pilot-member table:name="262.03" table:display="true" table:show-details="true"/>
                <table:data-pilot-member table:name="473.60" table:display="true" table:show-details="true"/>
                <table:data-pilot-member table:name="708.02" table:display="true" table:show-details="true"/>
                <table:data-pilot-member table:name="13.32" table:display="true" table:show-details="true"/>
                <table:data-pilot-member table:name="51.29" table:display="true" table:show-details="true"/>
                <table:data-pilot-member table:name="89.50" table:display="true" table:show-details="true"/>
                <table:data-pilot-member table:name="64.00" table:display="true" table:show-details="true"/>
                <table:data-pilot-member table:name="17.13" table:display="true" table:show-details="true"/>
                <table:data-pilot-member table:name="149.50" table:display="true" table:show-details="true"/>
                <table:data-pilot-member table:name="163.20" table:display="true" table:show-details="true"/>
                <table:data-pilot-member table:name="14.76" table:display="true" table:show-details="true"/>
                <table:data-pilot-member table:name="304.51" table:display="true" table:show-details="true"/>
                <table:data-pilot-member table:name="36.34" table:display="true" table:show-details="true"/>
                <table:data-pilot-member table:name="392.02" table:display="true" table:show-details="true"/>
                <table:data-pilot-member table:name="151.79" table:display="true" table:show-details="true"/>
                <table:data-pilot-member table:name="30.11" table:display="true" table:show-details="true"/>
                <table:data-pilot-member table:name="13.36" table:display="true" table:show-details="true"/>
                <table:data-pilot-member table:name="21.60" table:display="true" table:show-details="true"/>
                <table:data-pilot-member table:name="108.96" table:display="true" table:show-details="true"/>
                <table:data-pilot-member table:name="342.60" table:display="true" table:show-details="true"/>
                <table:data-pilot-member table:name="259.20" table:display="true" table:show-details="true"/>
                <table:data-pilot-member table:name="52.02" table:display="true" table:show-details="true"/>
                <table:data-pilot-member table:name="181.16" table:display="true" table:show-details="true"/>
                <table:data-pilot-member table:name="2,050.60" table:display="true" table:show-details="true"/>
                <table:data-pilot-member table:name="1,587.25" table:display="true" table:show-details="true"/>
                <table:data-pilot-member table:name="158.00" table:display="true" table:show-details="true"/>
                <table:data-pilot-member table:name="54.28" table:display="true" table:show-details="true"/>
                <table:data-pilot-member table:name="2.54" table:display="true" table:show-details="true"/>
                <table:data-pilot-member table:name="108.93" table:display="true" table:show-details="true"/>
                <table:data-pilot-member table:name="397.36" table:display="true" table:show-details="true"/>
                <table:data-pilot-member table:name="156.40" table:display="true" table:show-details="true"/>
                <table:data-pilot-member table:name="176.22" table:display="true" table:show-details="true"/>
                <table:data-pilot-member table:name="4.99" table:display="true" table:show-details="true"/>
                <table:data-pilot-member table:name="52.00" table:display="true" table:show-details="true"/>
                <table:data-pilot-member table:name="743.18" table:display="true" table:show-details="true"/>
                <table:data-pilot-member table:name="38.1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Payment" table:orientation="hidden" table:used-hierarchy="-1" table:function="auto">
            <table:data-pilot-level table:show-empty="false" calcext:repeat-item-labels="false">
              <table:data-pilot-subtotals>
                <table:data-pilot-subtotal table:function="auto"/>
              </table:data-pilot-subtotals>
              <table:data-pilot-members>
                <table:data-pilot-member table:name="Account" table:display="true" table:show-details="true"/>
                <table:data-pilot-member table:name="P.O." table:display="true" table:show-details="true"/>
                <table:data-pilot-member table:name="C.O.D." table:display="true" table:show-details="true"/>
                <table:data-pilot-member table:name="Warranty" table:display="true" table:show-details="true"/>
                <table:data-pilot-member table:name="Credit"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Wait" table:orientation="hidden" table:used-hierarchy="-1" table:function="auto">
            <table:data-pilot-level table:show-empty="false" calcext:repeat-item-labels="false">
              <table:data-pilot-subtotals>
                <table:data-pilot-subtotal table:function="auto"/>
              </table:data-pilot-subtotals>
              <table:data-pilot-members>
                <table:data-pilot-member table:name="14" table:display="true" table:show-details="true"/>
                <table:data-pilot-member table:name="3" table:display="true" table:show-details="true"/>
                <table:data-pilot-member table:name="16" table:display="true" table:show-details="true"/>
                <table:data-pilot-member table:name="30" table:display="true" table:show-details="true"/>
                <table:data-pilot-member table:name="29" table:display="true" table:show-details="true"/>
                <table:data-pilot-member table:name="34" table:display="true" table:show-details="true"/>
                <table:data-pilot-member table:name="97" table:display="true" table:show-details="true"/>
                <table:data-pilot-member table:name="20" table:display="true" table:show-details="true"/>
                <table:data-pilot-member table:name="26" table:display="true" table:show-details="true"/>
                <table:data-pilot-member table:name="50" table:display="true" table:show-details="true"/>
                <table:data-pilot-member table:name="67" table:display="true" table:show-details="true"/>
                <table:data-pilot-member table:name="17" table:display="true" table:show-details="true"/>
                <table:data-pilot-member table:name="7" table:display="true" table:show-details="true"/>
                <table:data-pilot-member table:name="9" table:display="true" table:show-details="true"/>
                <table:data-pilot-member table:name="13" table:display="true" table:show-details="true"/>
                <table:data-pilot-member table:name="70" table:display="true" table:show-details="true"/>
                <table:data-pilot-member table:name="15" table:display="true" table:show-details="true"/>
                <table:data-pilot-member table:name="18" table:display="true" table:show-details="true"/>
                <table:data-pilot-member table:name="4" table:display="true" table:show-details="true"/>
                <table:data-pilot-member table:name="12" table:display="true" table:show-details="true"/>
                <table:data-pilot-member table:name="25" table:display="true" table:show-details="true"/>
                <table:data-pilot-member table:name="10" table:display="true" table:show-details="true"/>
                <table:data-pilot-member table:name="21" table:display="true" table:show-details="true"/>
                <table:data-pilot-member table:name="23" table:display="true" table:show-details="true"/>
                <table:data-pilot-member table:name="22" table:display="true" table:show-details="true"/>
                <table:data-pilot-member table:name="19" table:display="true" table:show-details="true"/>
                <table:data-pilot-member table:name="61" table:display="true" table:show-details="true"/>
                <table:data-pilot-member table:name="28" table:display="true" table:show-details="true"/>
                <table:data-pilot-member table:name="44" table:display="true" table:show-details="true"/>
                <table:data-pilot-member table:name="65" table:display="true" table:show-details="true"/>
                <table:data-pilot-member table:name="31" table:display="true" table:show-details="true"/>
                <table:data-pilot-member table:name="35" table:display="true" table:show-details="true"/>
                <table:data-pilot-member table:name="11" table:display="true" table:show-details="true"/>
                <table:data-pilot-member table:name="42" table:display="true" table:show-details="true"/>
                <table:data-pilot-member table:name="54" table:display="true" table:show-details="true"/>
                <table:data-pilot-member table:name="2" table:display="true" table:show-details="true"/>
                <table:data-pilot-member table:name="56" table:display="true" table:show-details="true"/>
                <table:data-pilot-member table:name="64" table:display="true" table:show-details="true"/>
                <table:data-pilot-member table:name="49" table:display="true" table:show-details="true"/>
                <table:data-pilot-member table:name="8" table:display="true" table:show-details="true"/>
                <table:data-pilot-member table:name="33" table:display="true" table:show-details="true"/>
                <table:data-pilot-member table:name="41" table:display="true" table:show-details="true"/>
                <table:data-pilot-member table:name="53" table:display="true" table:show-details="true"/>
                <table:data-pilot-member table:name="24" table:display="true" table:show-details="true"/>
                <table:data-pilot-member table:name="37" table:display="true" table:show-details="true"/>
                <table:data-pilot-member table:name="38" table:display="true" table:show-details="true"/>
                <table:data-pilot-member table:name="5" table:display="true" table:show-details="true"/>
                <table:data-pilot-member table:name="27" table:display="true" table:show-details="true"/>
                <table:data-pilot-member table:name="96" table:display="true" table:show-details="true"/>
                <table:data-pilot-member table:name="51" table:display="true" table:show-details="true"/>
                <table:data-pilot-member table:name="1" table:display="true" table:show-details="true"/>
                <table:data-pilot-member table:name="81" table:display="true" table:show-details="true"/>
                <table:data-pilot-member table:name="164" table:display="true" table:show-details="true"/>
                <table:data-pilot-member table:name="32" table:display="true" table:show-details="true"/>
                <table:data-pilot-member table:name="114" table:display="true" table:show-details="true"/>
                <table:data-pilot-member table:name="43" table:display="true" table:show-details="true"/>
                <table:data-pilot-member table:name="45" table:display="true" table:show-details="true"/>
                <table:data-pilot-member table:name="78" table:display="true" table:show-details="true"/>
                <table:data-pilot-member table:name="86" table:display="true" table:show-details="true"/>
                <table:data-pilot-member table:name="40" table:display="true" table:show-details="true"/>
                <table:data-pilot-member table:name="6" table:display="true" table:show-details="true"/>
                <table:data-pilot-member table:name="46" table:display="true" table:show-details="true"/>
                <table:data-pilot-member table:name="83" table:display="true" table:show-details="true"/>
                <table:data-pilot-member table:name="87" table:display="true" table:show-details="true"/>
                <table:data-pilot-member table:name="154" table:display="true" table:show-details="true"/>
                <table:data-pilot-member table:name="36" table:display="true" table:show-details="true"/>
                <table:data-pilot-member table:name="75" table:display="true" table:show-details="true"/>
                <table:data-pilot-member table:name="66" table:display="true" table:show-details="true"/>
                <table:data-pilot-member table:name="47" table:display="true" table:show-details="true"/>
                <table:data-pilot-member table:name="141" table:display="true" table:show-details="true"/>
                <table:data-pilot-member table:name="119" table:display="true" table:show-details="true"/>
                <table:data-pilot-member table:name="57" table:display="true" table:show-details="true"/>
                <table:data-pilot-member table:name="113" table:display="true" table:show-details="true"/>
                <table:data-pilot-member table:name="-" table:display="true" table:show-details="true"/>
                <table:data-pilot-member table:name="112" table:display="true" table:show-details="true"/>
                <table:data-pilot-member table:name="39" table:display="true" table:show-details="true"/>
                <table:data-pilot-member table:name="145" table:display="true" table:show-details="true"/>
                <table:data-pilot-member table:name="63" table:display="true" table:show-details="true"/>
                <table:data-pilot-member table:name="59" table:display="true" table:show-details="true"/>
                <table:data-pilot-member table:name="71" table:display="true" table:show-details="true"/>
                <table:data-pilot-member table:name="131" table:display="true" table:show-details="true"/>
                <table:data-pilot-member table:name="77" table:display="true" table:show-details="true"/>
                <table:data-pilot-member table:name="82" table:display="true" table:show-details="true"/>
                <table:data-pilot-member table:name="128" table:display="true" table:show-details="true"/>
                <table:data-pilot-member table:name="48" table:display="true" table:show-details="true"/>
                <table:data-pilot-member table:name="79" table:display="true" table:show-details="true"/>
                <table:data-pilot-member table:name="95" table:display="true" table:show-details="true"/>
                <table:data-pilot-member table:name="91" table:display="true" table:show-details="true"/>
                <table:data-pilot-member table:name="84"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brRate" table:orientation="hidden" table:used-hierarchy="-1" table:function="auto">
            <table:data-pilot-level table:show-empty="false" calcext:repeat-item-labels="false">
              <table:data-pilot-subtotals>
                <table:data-pilot-subtotal table:function="auto"/>
              </table:data-pilot-subtotals>
              <table:data-pilot-members>
                <table:data-pilot-member table:name="140" table:display="true" table:show-details="true"/>
                <table:data-pilot-member table:name="80" table:display="true" table:show-details="true"/>
                <table:data-pilot-member table:name="195"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brCost" table:orientation="hidden" table:used-hierarchy="-1" table:function="auto">
            <table:data-pilot-level table:show-empty="false" calcext:repeat-item-labels="false">
              <table:data-pilot-subtotals>
                <table:data-pilot-subtotal table:function="auto"/>
              </table:data-pilot-subtotals>
              <table:data-pilot-members>
                <table:data-pilot-member table:name="70" table:display="true" table:show-details="true"/>
                <table:data-pilot-member table:name="40" table:display="true" table:show-details="true"/>
                <table:data-pilot-member table:name="20" table:display="true" table:show-details="true"/>
                <table:data-pilot-member table:name="35" table:display="true" table:show-details="true"/>
                <table:data-pilot-member table:name="60" table:display="true" table:show-details="true"/>
                <table:data-pilot-member table:name="120" table:display="true" table:show-details="true"/>
                <table:data-pilot-member table:name="665" table:display="true" table:show-details="true"/>
                <table:data-pilot-member table:name="210" table:display="true" table:show-details="true"/>
                <table:data-pilot-member table:name="140" table:display="true" table:show-details="true"/>
                <table:data-pilot-member table:name="80" table:display="true" table:show-details="true"/>
                <table:data-pilot-member table:name="105" table:display="true" table:show-details="true"/>
                <table:data-pilot-member table:name="315" table:display="true" table:show-details="true"/>
                <table:data-pilot-member table:name="160" table:display="true" table:show-details="true"/>
                <table:data-pilot-member table:name="280" table:display="true" table:show-details="true"/>
                <table:data-pilot-member table:name="#######" table:display="true" table:show-details="true"/>
                <table:data-pilot-member table:name="350" table:display="true" table:show-details="true"/>
                <table:data-pilot-member table:name="536.25" table:display="true" table:show-details="true"/>
                <table:data-pilot-member table:name="245" table:display="true" table:show-details="true"/>
                <table:data-pilot-member table:name="560" table:display="true" table:show-details="true"/>
                <table:data-pilot-member table:name="200" table:display="true" table:show-details="true"/>
                <table:data-pilot-member table:name="385" table:display="true" table:show-details="true"/>
                <table:data-pilot-member table:name="420" table:display="true" table:show-details="true"/>
                <table:data-pilot-member table:name="175" table:display="true" table:show-details="true"/>
                <table:data-pilot-member table:name="180" table:display="true" table:show-details="true"/>
                <table:data-pilot-member table:name="490" table:display="true" table:show-details="true"/>
                <table:data-pilot-member table:name="320" table:display="true" table:show-details="true"/>
                <table:data-pilot-member table:name="100" table:display="true" table:show-details="true"/>
                <table:data-pilot-member table:name="260" table:display="true" table:show-details="true"/>
                <table:data-pilot-member table:name="682.5" table:display="true" table:show-details="true"/>
                <table:data-pilot-member table:name="630" table:display="true" table:show-details="true"/>
                <table:data-pilot-member table:name="875" table:display="true" table:show-details="true"/>
                <table:data-pilot-member table:name="220" table:display="true" table:show-details="true"/>
                <table:data-pilot-member table:name="340" table:display="true" table:show-details="true"/>
                <table:data-pilot-member table:name="-" table:display="true" table:show-details="true"/>
                <table:data-pilot-member table:name="38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brFee" table:orientation="hidden" table:used-hierarchy="-1" table:function="auto">
            <table:data-pilot-level table:show-empty="false" calcext:repeat-item-labels="false">
              <table:data-pilot-subtotals>
                <table:data-pilot-subtotal table:function="auto"/>
              </table:data-pilot-subtotals>
              <table:data-pilot-members>
                <table:data-pilot-member table:name="70.00" table:display="true" table:show-details="true"/>
                <table:data-pilot-member table:name="40.00" table:display="true" table:show-details="true"/>
                <table:data-pilot-member table:name="20.00" table:display="true" table:show-details="true"/>
                <table:data-pilot-member table:name="35.00" table:display="true" table:show-details="true"/>
                <table:data-pilot-member table:name="60.00" table:display="true" table:show-details="true"/>
                <table:data-pilot-member table:name="120.00" table:display="true" table:show-details="true"/>
                <table:data-pilot-member table:name="665.00" table:display="true" table:show-details="true"/>
                <table:data-pilot-member table:name="210.00" table:display="true" table:show-details="true"/>
                <table:data-pilot-member table:name="140.00" table:display="true" table:show-details="true"/>
                <table:data-pilot-member table:name="80.00" table:display="true" table:show-details="true"/>
                <table:data-pilot-member table:name="105.00" table:display="true" table:show-details="true"/>
                <table:data-pilot-member table:name="315.00" table:display="true" table:show-details="true"/>
                <table:data-pilot-member table:name="160.00" table:display="true" table:show-details="true"/>
                <table:data-pilot-member table:name="280.00" table:display="true" table:show-details="true"/>
                <table:data-pilot-member table:name="1,155.00" table:display="true" table:show-details="true"/>
                <table:data-pilot-member table:name="350.00" table:display="true" table:show-details="true"/>
                <table:data-pilot-member table:name="536.25" table:display="true" table:show-details="true"/>
                <table:data-pilot-member table:name="245.00" table:display="true" table:show-details="true"/>
                <table:data-pilot-member table:name="560.00" table:display="true" table:show-details="true"/>
                <table:data-pilot-member table:name="200.00" table:display="true" table:show-details="true"/>
                <table:data-pilot-member table:name="385.00" table:display="true" table:show-details="true"/>
                <table:data-pilot-member table:name="420.00" table:display="true" table:show-details="true"/>
                <table:data-pilot-member table:name="175.00" table:display="true" table:show-details="true"/>
                <table:data-pilot-member table:name="180.00" table:display="true" table:show-details="true"/>
                <table:data-pilot-member table:name="490.00" table:display="true" table:show-details="true"/>
                <table:data-pilot-member table:name="320.00" table:display="true" table:show-details="true"/>
                <table:data-pilot-member table:name="100.00" table:display="true" table:show-details="true"/>
                <table:data-pilot-member table:name="260.00" table:display="true" table:show-details="true"/>
                <table:data-pilot-member table:name="1,190.00" table:display="true" table:show-details="true"/>
                <table:data-pilot-member table:name="682.50" table:display="true" table:show-details="true"/>
                <table:data-pilot-member table:name="-" table:display="true" table:show-details="true"/>
                <table:data-pilot-member table:name="630.00" table:display="true" table:show-details="true"/>
                <table:data-pilot-member table:name="1,120.00" table:display="true" table:show-details="true"/>
                <table:data-pilot-member table:name="875.00" table:display="true" table:show-details="true"/>
                <table:data-pilot-member table:name="220.00" table:display="true" table:show-details="true"/>
                <table:data-pilot-member table:name="340.0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PartsFee" table:orientation="hidden" table:used-hierarchy="-1" table:function="auto">
            <table:data-pilot-level table:show-empty="false" calcext:repeat-item-labels="false">
              <table:data-pilot-subtotals>
                <table:data-pilot-subtotal table:function="auto"/>
              </table:data-pilot-subtotals>
              <table:data-pilot-members>
                <table:data-pilot-member table:name="360.00" table:display="true" table:show-details="true"/>
                <table:data-pilot-member table:name="90.04" table:display="true" table:show-details="true"/>
                <table:data-pilot-member table:name="120.00" table:display="true" table:show-details="true"/>
                <table:data-pilot-member table:name="16.25" table:display="true" table:show-details="true"/>
                <table:data-pilot-member table:name="45.24" table:display="true" table:show-details="true"/>
                <table:data-pilot-member table:name="97.63" table:display="true" table:show-details="true"/>
                <table:data-pilot-member table:name="29.13" table:display="true" table:show-details="true"/>
                <table:data-pilot-member table:name="35.10" table:display="true" table:show-details="true"/>
                <table:data-pilot-member table:name="76.70" table:display="true" table:show-details="true"/>
                <table:data-pilot-member table:name="374.08" table:display="true" table:show-details="true"/>
                <table:data-pilot-member table:name="832.16" table:display="true" table:show-details="true"/>
                <table:data-pilot-member table:name="70.21" table:display="true" table:show-details="true"/>
                <table:data-pilot-member table:name="150.00" table:display="true" table:show-details="true"/>
                <table:data-pilot-member table:name="275.00" table:display="true" table:show-details="true"/>
                <table:data-pilot-member table:name="938.00" table:display="true" table:show-details="true"/>
                <table:data-pilot-member table:name="61.25" table:display="true" table:show-details="true"/>
                <table:data-pilot-member table:name="48.00" table:display="true" table:show-details="true"/>
                <table:data-pilot-member table:name="204.28" table:display="true" table:show-details="true"/>
                <table:data-pilot-member table:name="240.00" table:display="true" table:show-details="true"/>
                <table:data-pilot-member table:name="475.00" table:display="true" table:show-details="true"/>
                <table:data-pilot-member table:name="341.00" table:display="true" table:show-details="true"/>
                <table:data-pilot-member table:name="61.18" table:display="true" table:show-details="true"/>
                <table:data-pilot-member table:name="155.39" table:display="true" table:show-details="true"/>
                <table:data-pilot-member table:name="37.92" table:display="true" table:show-details="true"/>
                <table:data-pilot-member table:name="88.41" table:display="true" table:show-details="true"/>
                <table:data-pilot-member table:name="202.29" table:display="true" table:show-details="true"/>
                <table:data-pilot-member table:name="535.62" table:display="true" table:show-details="true"/>
                <table:data-pilot-member table:name="24.63" table:display="true" table:show-details="true"/>
                <table:data-pilot-member table:name="43.26" table:display="true" table:show-details="true"/>
                <table:data-pilot-member table:name="21.33" table:display="true" table:show-details="true"/>
                <table:data-pilot-member table:name="0.46" table:display="true" table:show-details="true"/>
                <table:data-pilot-member table:name="126.62" table:display="true" table:show-details="true"/>
                <table:data-pilot-member table:name="251.00" table:display="true" table:show-details="true"/>
                <table:data-pilot-member table:name="395.28" table:display="true" table:show-details="true"/>
                <table:data-pilot-member table:name="36.00" table:display="true" table:show-details="true"/>
                <table:data-pilot-member table:name="510.68" table:display="true" table:show-details="true"/>
                <table:data-pilot-member table:name="42.66" table:display="true" table:show-details="true"/>
                <table:data-pilot-member table:name="5.47" table:display="true" table:show-details="true"/>
                <table:data-pilot-member table:name="199.45" table:display="true" table:show-details="true"/>
                <table:data-pilot-member table:name="144.00" table:display="true" table:show-details="true"/>
                <table:data-pilot-member table:name="6.22" table:display="true" table:show-details="true"/>
                <table:data-pilot-member table:name="40.00" table:display="true" table:show-details="true"/>
                <table:data-pilot-member table:name="87.58" table:display="true" table:show-details="true"/>
                <table:data-pilot-member table:name="30.00" table:display="true" table:show-details="true"/>
                <table:data-pilot-member table:name="297.51" table:display="true" table:show-details="true"/>
                <table:data-pilot-member table:name="64.17" table:display="true" table:show-details="true"/>
                <table:data-pilot-member table:name="20.48" table:display="true" table:show-details="true"/>
                <table:data-pilot-member table:name="200.00" table:display="true" table:show-details="true"/>
                <table:data-pilot-member table:name="123.96" table:display="true" table:show-details="true"/>
                <table:data-pilot-member table:name="193.88" table:display="true" table:show-details="true"/>
                <table:data-pilot-member table:name="1.17" table:display="true" table:show-details="true"/>
                <table:data-pilot-member table:name="664.79" table:display="true" table:show-details="true"/>
                <table:data-pilot-member table:name="160.00" table:display="true" table:show-details="true"/>
                <table:data-pilot-member table:name="159.50" table:display="true" table:show-details="true"/>
                <table:data-pilot-member table:name="169.64" table:display="true" table:show-details="true"/>
                <table:data-pilot-member table:name="202.86" table:display="true" table:show-details="true"/>
                <table:data-pilot-member table:name="10.53" table:display="true" table:show-details="true"/>
                <table:data-pilot-member table:name="1.82" table:display="true" table:show-details="true"/>
                <table:data-pilot-member table:name="54.12" table:display="true" table:show-details="true"/>
                <table:data-pilot-member table:name="367.71" table:display="true" table:show-details="true"/>
                <table:data-pilot-member table:name="139.04" table:display="true" table:show-details="true"/>
                <table:data-pilot-member table:name="50.32" table:display="true" table:show-details="true"/>
                <table:data-pilot-member table:name="122.43" table:display="true" table:show-details="true"/>
                <table:data-pilot-member table:name="78.55" table:display="true" table:show-details="true"/>
                <table:data-pilot-member table:name="239.10" table:display="true" table:show-details="true"/>
                <table:data-pilot-member table:name="800.71" table:display="true" table:show-details="true"/>
                <table:data-pilot-member table:name="19.20" table:display="true" table:show-details="true"/>
                <table:data-pilot-member table:name="19.50" table:display="true" table:show-details="true"/>
                <table:data-pilot-member table:name="22.43" table:display="true" table:show-details="true"/>
                <table:data-pilot-member table:name="26.58" table:display="true" table:show-details="true"/>
                <table:data-pilot-member table:name="288.21" table:display="true" table:show-details="true"/>
                <table:data-pilot-member table:name="54.24" table:display="true" table:show-details="true"/>
                <table:data-pilot-member table:name="332.40" table:display="true" table:show-details="true"/>
                <table:data-pilot-member table:name="124.16" table:display="true" table:show-details="true"/>
                <table:data-pilot-member table:name="21.63" table:display="true" table:show-details="true"/>
                <table:data-pilot-member table:name="-" table:display="true" table:show-details="true"/>
                <table:data-pilot-member table:name="154.50" table:display="true" table:show-details="true"/>
                <table:data-pilot-member table:name="48.75" table:display="true" table:show-details="true"/>
                <table:data-pilot-member table:name="76.17" table:display="true" table:show-details="true"/>
                <table:data-pilot-member table:name="117.00" table:display="true" table:show-details="true"/>
                <table:data-pilot-member table:name="1,575.97" table:display="true" table:show-details="true"/>
                <table:data-pilot-member table:name="74.79" table:display="true" table:show-details="true"/>
                <table:data-pilot-member table:name="1,123.97" table:display="true" table:show-details="true"/>
                <table:data-pilot-member table:name="128.98" table:display="true" table:show-details="true"/>
                <table:data-pilot-member table:name="1,211.83" table:display="true" table:show-details="true"/>
                <table:data-pilot-member table:name="55.94" table:display="true" table:show-details="true"/>
                <table:data-pilot-member table:name="11.06" table:display="true" table:show-details="true"/>
                <table:data-pilot-member table:name="77.17" table:display="true" table:show-details="true"/>
                <table:data-pilot-member table:name="66.16" table:display="true" table:show-details="true"/>
                <table:data-pilot-member table:name="27.95" table:display="true" table:show-details="true"/>
                <table:data-pilot-member table:name="216.31" table:display="true" table:show-details="true"/>
                <table:data-pilot-member table:name="619.51" table:display="true" table:show-details="true"/>
                <table:data-pilot-member table:name="3.12" table:display="true" table:show-details="true"/>
                <table:data-pilot-member table:name="163.26" table:display="true" table:show-details="true"/>
                <table:data-pilot-member table:name="65.25" table:display="true" table:show-details="true"/>
                <table:data-pilot-member table:name="105.84" table:display="true" table:show-details="true"/>
                <table:data-pilot-member table:name="547.09" table:display="true" table:show-details="true"/>
                <table:data-pilot-member table:name="27.63" table:display="true" table:show-details="true"/>
                <table:data-pilot-member table:name="250.42" table:display="true" table:show-details="true"/>
                <table:data-pilot-member table:name="38.70" table:display="true" table:show-details="true"/>
                <table:data-pilot-member table:name="33.00" table:display="true" table:show-details="true"/>
                <table:data-pilot-member table:name="126.00" table:display="true" table:show-details="true"/>
                <table:data-pilot-member table:name="4,946.00" table:display="true" table:show-details="true"/>
                <table:data-pilot-member table:name="33.54" table:display="true" table:show-details="true"/>
                <table:data-pilot-member table:name="25.00" table:display="true" table:show-details="true"/>
                <table:data-pilot-member table:name="28.59" table:display="true" table:show-details="true"/>
                <table:data-pilot-member table:name="213.48" table:display="true" table:show-details="true"/>
                <table:data-pilot-member table:name="83.44" table:display="true" table:show-details="true"/>
                <table:data-pilot-member table:name="67.96" table:display="true" table:show-details="true"/>
                <table:data-pilot-member table:name="172.02" table:display="true" table:show-details="true"/>
                <table:data-pilot-member table:name="102.22" table:display="true" table:show-details="true"/>
                <table:data-pilot-member table:name="373.55" table:display="true" table:show-details="true"/>
                <table:data-pilot-member table:name="1,249.09" table:display="true" table:show-details="true"/>
                <table:data-pilot-member table:name="27.00" table:display="true" table:show-details="true"/>
                <table:data-pilot-member table:name="228.63" table:display="true" table:show-details="true"/>
                <table:data-pilot-member table:name="5.71" table:display="true" table:show-details="true"/>
                <table:data-pilot-member table:name="263.05" table:display="true" table:show-details="true"/>
                <table:data-pilot-member table:name="8.25" table:display="true" table:show-details="true"/>
                <table:data-pilot-member table:name="15.63" table:display="true" table:show-details="true"/>
                <table:data-pilot-member table:name="28.50" table:display="true" table:show-details="true"/>
                <table:data-pilot-member table:name="748.44" table:display="true" table:show-details="true"/>
                <table:data-pilot-member table:name="86.36" table:display="true" table:show-details="true"/>
                <table:data-pilot-member table:name="108.00" table:display="true" table:show-details="true"/>
                <table:data-pilot-member table:name="279.31" table:display="true" table:show-details="true"/>
                <table:data-pilot-member table:name="25.26" table:display="true" table:show-details="true"/>
                <table:data-pilot-member table:name="351.02" table:display="true" table:show-details="true"/>
                <table:data-pilot-member table:name="62.13" table:display="true" table:show-details="true"/>
                <table:data-pilot-member table:name="3,396.25" table:display="true" table:show-details="true"/>
                <table:data-pilot-member table:name="22.00" table:display="true" table:show-details="true"/>
                <table:data-pilot-member table:name="163.37" table:display="true" table:show-details="true"/>
                <table:data-pilot-member table:name="25.41" table:display="true" table:show-details="true"/>
                <table:data-pilot-member table:name="182.70" table:display="true" table:show-details="true"/>
                <table:data-pilot-member table:name="73.51" table:display="true" table:show-details="true"/>
                <table:data-pilot-member table:name="115.22" table:display="true" table:show-details="true"/>
                <table:data-pilot-member table:name="340.45" table:display="true" table:show-details="true"/>
                <table:data-pilot-member table:name="12.00" table:display="true" table:show-details="true"/>
                <table:data-pilot-member table:name="36.75" table:display="true" table:show-details="true"/>
                <table:data-pilot-member table:name="183.95" table:display="true" table:show-details="true"/>
                <table:data-pilot-member table:name="13.42" table:display="true" table:show-details="true"/>
                <table:data-pilot-member table:name="324.00" table:display="true" table:show-details="true"/>
                <table:data-pilot-member table:name="504.21" table:display="true" table:show-details="true"/>
                <table:data-pilot-member table:name="338.07" table:display="true" table:show-details="true"/>
                <table:data-pilot-member table:name="0.98" table:display="true" table:show-details="true"/>
                <table:data-pilot-member table:name="14.88" table:display="true" table:show-details="true"/>
                <table:data-pilot-member table:name="81.90" table:display="true" table:show-details="true"/>
                <table:data-pilot-member table:name="1,579.40" table:display="true" table:show-details="true"/>
                <table:data-pilot-member table:name="174.18" table:display="true" table:show-details="true"/>
                <table:data-pilot-member table:name="20.00" table:display="true" table:show-details="true"/>
                <table:data-pilot-member table:name="689.15" table:display="true" table:show-details="true"/>
                <table:data-pilot-member table:name="156.00" table:display="true" table:show-details="true"/>
                <table:data-pilot-member table:name="45.73" table:display="true" table:show-details="true"/>
                <table:data-pilot-member table:name="34.08" table:display="true" table:show-details="true"/>
                <table:data-pilot-member table:name="212.01" table:display="true" table:show-details="true"/>
                <table:data-pilot-member table:name="341.27" table:display="true" table:show-details="true"/>
                <table:data-pilot-member table:name="25.77" table:display="true" table:show-details="true"/>
                <table:data-pilot-member table:name="133.37" table:display="true" table:show-details="true"/>
                <table:data-pilot-member table:name="66.86" table:display="true" table:show-details="true"/>
                <table:data-pilot-member table:name="94.26" table:display="true" table:show-details="true"/>
                <table:data-pilot-member table:name="45.99" table:display="true" table:show-details="true"/>
                <table:data-pilot-member table:name="37.26" table:display="true" table:show-details="true"/>
                <table:data-pilot-member table:name="81.89" table:display="true" table:show-details="true"/>
                <table:data-pilot-member table:name="10.10" table:display="true" table:show-details="true"/>
                <table:data-pilot-member table:name="17.88" table:display="true" table:show-details="true"/>
                <table:data-pilot-member table:name="1,204.64" table:display="true" table:show-details="true"/>
                <table:data-pilot-member table:name="111.00" table:display="true" table:show-details="true"/>
                <table:data-pilot-member table:name="21.21" table:display="true" table:show-details="true"/>
                <table:data-pilot-member table:name="158.31" table:display="true" table:show-details="true"/>
                <table:data-pilot-member table:name="242.07" table:display="true" table:show-details="true"/>
                <table:data-pilot-member table:name="52.90" table:display="true" table:show-details="true"/>
                <table:data-pilot-member table:name="226.00" table:display="true" table:show-details="true"/>
                <table:data-pilot-member table:name="36.97" table:display="true" table:show-details="true"/>
                <table:data-pilot-member table:name="138.57" table:display="true" table:show-details="true"/>
                <table:data-pilot-member table:name="126.56" table:display="true" table:show-details="true"/>
                <table:data-pilot-member table:name="51.45" table:display="true" table:show-details="true"/>
                <table:data-pilot-member table:name="227.94" table:display="true" table:show-details="true"/>
                <table:data-pilot-member table:name="637.53" table:display="true" table:show-details="true"/>
                <table:data-pilot-member table:name="318.73" table:display="true" table:show-details="true"/>
                <table:data-pilot-member table:name="35.45" table:display="true" table:show-details="true"/>
                <table:data-pilot-member table:name="131.30" table:display="true" table:show-details="true"/>
                <table:data-pilot-member table:name="1,193.75" table:display="true" table:show-details="true"/>
                <table:data-pilot-member table:name="67.70" table:display="true" table:show-details="true"/>
                <table:data-pilot-member table:name="58.24" table:display="true" table:show-details="true"/>
                <table:data-pilot-member table:name="32.23" table:display="true" table:show-details="true"/>
                <table:data-pilot-member table:name="180.00" table:display="true" table:show-details="true"/>
                <table:data-pilot-member table:name="337.92" table:display="true" table:show-details="true"/>
                <table:data-pilot-member table:name="63.99" table:display="true" table:show-details="true"/>
                <table:data-pilot-member table:name="145.89" table:display="true" table:show-details="true"/>
                <table:data-pilot-member table:name="57.10" table:display="true" table:show-details="true"/>
                <table:data-pilot-member table:name="262.44" table:display="true" table:show-details="true"/>
                <table:data-pilot-member table:name="1,769.63" table:display="true" table:show-details="true"/>
                <table:data-pilot-member table:name="82.88" table:display="true" table:show-details="true"/>
                <table:data-pilot-member table:name="2,294.00" table:display="true" table:show-details="true"/>
                <table:data-pilot-member table:name="348.74" table:display="true" table:show-details="true"/>
                <table:data-pilot-member table:name="140.40" table:display="true" table:show-details="true"/>
                <table:data-pilot-member table:name="134.00" table:display="true" table:show-details="true"/>
                <table:data-pilot-member table:name="305.63" table:display="true" table:show-details="true"/>
                <table:data-pilot-member table:name="18.53" table:display="true" table:show-details="true"/>
                <table:data-pilot-member table:name="39.00" table:display="true" table:show-details="true"/>
                <table:data-pilot-member table:name="36.50" table:display="true" table:show-details="true"/>
                <table:data-pilot-member table:name="29.81" table:display="true" table:show-details="true"/>
                <table:data-pilot-member table:name="43.02" table:display="true" table:show-details="true"/>
                <table:data-pilot-member table:name="408.57" table:display="true" table:show-details="true"/>
                <table:data-pilot-member table:name="25.25" table:display="true" table:show-details="true"/>
                <table:data-pilot-member table:name="646.00" table:display="true" table:show-details="true"/>
                <table:data-pilot-member table:name="125.42" table:display="true" table:show-details="true"/>
                <table:data-pilot-member table:name="286.73" table:display="true" table:show-details="true"/>
                <table:data-pilot-member table:name="258.03" table:display="true" table:show-details="true"/>
                <table:data-pilot-member table:name="14.30" table:display="true" table:show-details="true"/>
                <table:data-pilot-member table:name="44.85" table:display="true" table:show-details="true"/>
                <table:data-pilot-member table:name="74.61" table:display="true" table:show-details="true"/>
                <table:data-pilot-member table:name="126.71" table:display="true" table:show-details="true"/>
                <table:data-pilot-member table:name="256.84" table:display="true" table:show-details="true"/>
                <table:data-pilot-member table:name="32.67" table:display="true" table:show-details="true"/>
                <table:data-pilot-member table:name="72.35" table:display="true" table:show-details="true"/>
                <table:data-pilot-member table:name="178.50" table:display="true" table:show-details="true"/>
                <table:data-pilot-member table:name="18.25" table:display="true" table:show-details="true"/>
                <table:data-pilot-member table:name="151.81" table:display="true" table:show-details="true"/>
                <table:data-pilot-member table:name="85.09" table:display="true" table:show-details="true"/>
                <table:data-pilot-member table:name="67.07" table:display="true" table:show-details="true"/>
                <table:data-pilot-member table:name="162.21" table:display="true" table:show-details="true"/>
                <table:data-pilot-member table:name="53.69" table:display="true" table:show-details="true"/>
                <table:data-pilot-member table:name="211.85" table:display="true" table:show-details="true"/>
                <table:data-pilot-member table:name="150.32" table:display="true" table:show-details="true"/>
                <table:data-pilot-member table:name="46.86" table:display="true" table:show-details="true"/>
                <table:data-pilot-member table:name="256.72" table:display="true" table:show-details="true"/>
                <table:data-pilot-member table:name="86.29" table:display="true" table:show-details="true"/>
                <table:data-pilot-member table:name="108.31" table:display="true" table:show-details="true"/>
                <table:data-pilot-member table:name="70.82" table:display="true" table:show-details="true"/>
                <table:data-pilot-member table:name="56.92" table:display="true" table:show-details="true"/>
                <table:data-pilot-member table:name="74.53" table:display="true" table:show-details="true"/>
                <table:data-pilot-member table:name="137.22" table:display="true" table:show-details="true"/>
                <table:data-pilot-member table:name="83.46" table:display="true" table:show-details="true"/>
                <table:data-pilot-member table:name="9.92" table:display="true" table:show-details="true"/>
                <table:data-pilot-member table:name="19.98" table:display="true" table:show-details="true"/>
                <table:data-pilot-member table:name="85.32" table:display="true" table:show-details="true"/>
                <table:data-pilot-member table:name="52.35" table:display="true" table:show-details="true"/>
                <table:data-pilot-member table:name="45.29" table:display="true" table:show-details="true"/>
                <table:data-pilot-member table:name="11.70" table:display="true" table:show-details="true"/>
                <table:data-pilot-member table:name="37.71" table:display="true" table:show-details="true"/>
                <table:data-pilot-member table:name="155.04" table:display="true" table:show-details="true"/>
                <table:data-pilot-member table:name="93.60" table:display="true" table:show-details="true"/>
                <table:data-pilot-member table:name="357.11" table:display="true" table:show-details="true"/>
                <table:data-pilot-member table:name="511.88" table:display="true" table:show-details="true"/>
                <table:data-pilot-member table:name="368.87" table:display="true" table:show-details="true"/>
                <table:data-pilot-member table:name="60.00" table:display="true" table:show-details="true"/>
                <table:data-pilot-member table:name="114.89" table:display="true" table:show-details="true"/>
                <table:data-pilot-member table:name="23.90" table:display="true" table:show-details="true"/>
                <table:data-pilot-member table:name="57.20" table:display="true" table:show-details="true"/>
                <table:data-pilot-member table:name="653.99" table:display="true" table:show-details="true"/>
                <table:data-pilot-member table:name="9.75" table:display="true" table:show-details="true"/>
                <table:data-pilot-member table:name="205.19" table:display="true" table:show-details="true"/>
                <table:data-pilot-member table:name="42.90" table:display="true" table:show-details="true"/>
                <table:data-pilot-member table:name="319.82" table:display="true" table:show-details="true"/>
                <table:data-pilot-member table:name="1,231.20" table:display="true" table:show-details="true"/>
                <table:data-pilot-member table:name="56.50" table:display="true" table:show-details="true"/>
                <table:data-pilot-member table:name="269.95" table:display="true" table:show-details="true"/>
                <table:data-pilot-member table:name="83.23" table:display="true" table:show-details="true"/>
                <table:data-pilot-member table:name="88.62" table:display="true" table:show-details="true"/>
                <table:data-pilot-member table:name="33.48" table:display="true" table:show-details="true"/>
                <table:data-pilot-member table:name="33.86" table:display="true" table:show-details="true"/>
                <table:data-pilot-member table:name="33.96" table:display="true" table:show-details="true"/>
                <table:data-pilot-member table:name="36.89" table:display="true" table:show-details="true"/>
                <table:data-pilot-member table:name="25.34" table:display="true" table:show-details="true"/>
                <table:data-pilot-member table:name="31.81" table:display="true" table:show-details="true"/>
                <table:data-pilot-member table:name="61.17" table:display="true" table:show-details="true"/>
                <table:data-pilot-member table:name="15.54" table:display="true" table:show-details="true"/>
                <table:data-pilot-member table:name="96.71" table:display="true" table:show-details="true"/>
                <table:data-pilot-member table:name="207.90" table:display="true" table:show-details="true"/>
                <table:data-pilot-member table:name="821.87" table:display="true" table:show-details="true"/>
                <table:data-pilot-member table:name="118.56" table:display="true" table:show-details="true"/>
                <table:data-pilot-member table:name="54.46" table:display="true" table:show-details="true"/>
                <table:data-pilot-member table:name="53.43" table:display="true" table:show-details="true"/>
                <table:data-pilot-member table:name="76.79" table:display="true" table:show-details="true"/>
                <table:data-pilot-member table:name="666.44" table:display="true" table:show-details="true"/>
                <table:data-pilot-member table:name="414.54" table:display="true" table:show-details="true"/>
                <table:data-pilot-member table:name="157.86" table:display="true" table:show-details="true"/>
                <table:data-pilot-member table:name="160.39" table:display="true" table:show-details="true"/>
                <table:data-pilot-member table:name="46.85" table:display="true" table:show-details="true"/>
                <table:data-pilot-member table:name="952.06" table:display="true" table:show-details="true"/>
                <table:data-pilot-member table:name="17.42" table:display="true" table:show-details="true"/>
                <table:data-pilot-member table:name="202.00" table:display="true" table:show-details="true"/>
                <table:data-pilot-member table:name="137.13" table:display="true" table:show-details="true"/>
                <table:data-pilot-member table:name="255.34" table:display="true" table:show-details="true"/>
                <table:data-pilot-member table:name="48.37" table:display="true" table:show-details="true"/>
                <table:data-pilot-member table:name="40.20" table:display="true" table:show-details="true"/>
                <table:data-pilot-member table:name="61.50" table:display="true" table:show-details="true"/>
                <table:data-pilot-member table:name="16.42" table:display="true" table:show-details="true"/>
                <table:data-pilot-member table:name="239.97" table:display="true" table:show-details="true"/>
                <table:data-pilot-member table:name="90.00" table:display="true" table:show-details="true"/>
                <table:data-pilot-member table:name="269.40" table:display="true" table:show-details="true"/>
                <table:data-pilot-member table:name="33.50" table:display="true" table:show-details="true"/>
                <table:data-pilot-member table:name="305.46" table:display="true" table:show-details="true"/>
                <table:data-pilot-member table:name="50.67" table:display="true" table:show-details="true"/>
                <table:data-pilot-member table:name="45.63" table:display="true" table:show-details="true"/>
                <table:data-pilot-member table:name="164.22" table:display="true" table:show-details="true"/>
                <table:data-pilot-member table:name="24.38" table:display="true" table:show-details="true"/>
                <table:data-pilot-member table:name="267.94" table:display="true" table:show-details="true"/>
                <table:data-pilot-member table:name="175.87" table:display="true" table:show-details="true"/>
                <table:data-pilot-member table:name="340.70" table:display="true" table:show-details="true"/>
                <table:data-pilot-member table:name="22.84" table:display="true" table:show-details="true"/>
                <table:data-pilot-member table:name="3.58" table:display="true" table:show-details="true"/>
                <table:data-pilot-member table:name="41.15" table:display="true" table:show-details="true"/>
                <table:data-pilot-member table:name="76.95" table:display="true" table:show-details="true"/>
                <table:data-pilot-member table:name="25.24" table:display="true" table:show-details="true"/>
                <table:data-pilot-member table:name="572.63" table:display="true" table:show-details="true"/>
                <table:data-pilot-member table:name="361.90" table:display="true" table:show-details="true"/>
                <table:data-pilot-member table:name="110.23" table:display="true" table:show-details="true"/>
                <table:data-pilot-member table:name="33.91" table:display="true" table:show-details="true"/>
                <table:data-pilot-member table:name="19.00" table:display="true" table:show-details="true"/>
                <table:data-pilot-member table:name="294.78" table:display="true" table:show-details="true"/>
                <table:data-pilot-member table:name="103.08" table:display="true" table:show-details="true"/>
                <table:data-pilot-member table:name="144.31" table:display="true" table:show-details="true"/>
                <table:data-pilot-member table:name="224.00" table:display="true" table:show-details="true"/>
                <table:data-pilot-member table:name="475.54" table:display="true" table:show-details="true"/>
                <table:data-pilot-member table:name="46.04" table:display="true" table:show-details="true"/>
                <table:data-pilot-member table:name="294.55" table:display="true" table:show-details="true"/>
                <table:data-pilot-member table:name="50.00" table:display="true" table:show-details="true"/>
                <table:data-pilot-member table:name="10.00" table:display="true" table:show-details="true"/>
                <table:data-pilot-member table:name="29.33" table:display="true" table:show-details="true"/>
                <table:data-pilot-member table:name="24.19" table:display="true" table:show-details="true"/>
                <table:data-pilot-member table:name="159.00" table:display="true" table:show-details="true"/>
                <table:data-pilot-member table:name="58.36" table:display="true" table:show-details="true"/>
                <table:data-pilot-member table:name="125.73" table:display="true" table:show-details="true"/>
                <table:data-pilot-member table:name="203.00" table:display="true" table:show-details="true"/>
                <table:data-pilot-member table:name="56.40" table:display="true" table:show-details="true"/>
                <table:data-pilot-member table:name="23.40" table:display="true" table:show-details="true"/>
                <table:data-pilot-member table:name="18.00" table:display="true" table:show-details="true"/>
                <table:data-pilot-member table:name="134.85" table:display="true" table:show-details="true"/>
                <table:data-pilot-member table:name="61.26" table:display="true" table:show-details="true"/>
                <table:data-pilot-member table:name="658.68" table:display="true" table:show-details="true"/>
                <table:data-pilot-member table:name="1,468.52" table:display="true" table:show-details="true"/>
                <table:data-pilot-member table:name="82.59" table:display="true" table:show-details="true"/>
                <table:data-pilot-member table:name="72.06" table:display="true" table:show-details="true"/>
                <table:data-pilot-member table:name="48.99" table:display="true" table:show-details="true"/>
                <table:data-pilot-member table:name="15.40" table:display="true" table:show-details="true"/>
                <table:data-pilot-member table:name="204.10" table:display="true" table:show-details="true"/>
                <table:data-pilot-member table:name="12.63" table:display="true" table:show-details="true"/>
                <table:data-pilot-member table:name="15.24" table:display="true" table:show-details="true"/>
                <table:data-pilot-member table:name="123.21" table:display="true" table:show-details="true"/>
                <table:data-pilot-member table:name="77.29" table:display="true" table:show-details="true"/>
                <table:data-pilot-member table:name="653.00" table:display="true" table:show-details="true"/>
                <table:data-pilot-member table:name="118.30" table:display="true" table:show-details="true"/>
                <table:data-pilot-member table:name="837.16" table:display="true" table:show-details="true"/>
                <table:data-pilot-member table:name="242.64" table:display="true" table:show-details="true"/>
                <table:data-pilot-member table:name="473.60" table:display="true" table:show-details="true"/>
                <table:data-pilot-member table:name="708.02" table:display="true" table:show-details="true"/>
                <table:data-pilot-member table:name="13.32" table:display="true" table:show-details="true"/>
                <table:data-pilot-member table:name="51.29" table:display="true" table:show-details="true"/>
                <table:data-pilot-member table:name="89.50" table:display="true" table:show-details="true"/>
                <table:data-pilot-member table:name="64.00" table:display="true" table:show-details="true"/>
                <table:data-pilot-member table:name="17.13" table:display="true" table:show-details="true"/>
                <table:data-pilot-member table:name="149.50" table:display="true" table:show-details="true"/>
                <table:data-pilot-member table:name="163.20" table:display="true" table:show-details="true"/>
                <table:data-pilot-member table:name="14.76" table:display="true" table:show-details="true"/>
                <table:data-pilot-member table:name="36.34" table:display="true" table:show-details="true"/>
                <table:data-pilot-member table:name="392.02" table:display="true" table:show-details="true"/>
                <table:data-pilot-member table:name="151.79" table:display="true" table:show-details="true"/>
                <table:data-pilot-member table:name="30.11" table:display="true" table:show-details="true"/>
                <table:data-pilot-member table:name="13.36" table:display="true" table:show-details="true"/>
                <table:data-pilot-member table:name="21.60" table:display="true" table:show-details="true"/>
                <table:data-pilot-member table:name="108.96" table:display="true" table:show-details="true"/>
                <table:data-pilot-member table:name="342.60" table:display="true" table:show-details="true"/>
                <table:data-pilot-member table:name="259.20" table:display="true" table:show-details="true"/>
                <table:data-pilot-member table:name="52.02" table:display="true" table:show-details="true"/>
                <table:data-pilot-member table:name="2,050.60" table:display="true" table:show-details="true"/>
                <table:data-pilot-member table:name="158.00" table:display="true" table:show-details="true"/>
                <table:data-pilot-member table:name="2.54" table:display="true" table:show-details="true"/>
                <table:data-pilot-member table:name="108.93" table:display="true" table:show-details="true"/>
                <table:data-pilot-member table:name="156.40" table:display="true" table:show-details="true"/>
                <table:data-pilot-member table:name="4.99" table:display="true" table:show-details="true"/>
                <table:data-pilot-member table:name="52.00" table:display="true" table:show-details="true"/>
                <table:data-pilot-member table:name="743.1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Cost" table:orientation="hidden" table:used-hierarchy="-1" table:function="auto">
            <table:data-pilot-level table:show-empty="false" calcext:repeat-item-labels="false">
              <table:data-pilot-subtotals>
                <table:data-pilot-subtotal table:function="auto"/>
              </table:data-pilot-subtotals>
              <table:data-pilot-members>
                <table:data-pilot-member table:name="430.00" table:display="true" table:show-details="true"/>
                <table:data-pilot-member table:name="130.04" table:display="true" table:show-details="true"/>
                <table:data-pilot-member table:name="140.00" table:display="true" table:show-details="true"/>
                <table:data-pilot-member table:name="36.25" table:display="true" table:show-details="true"/>
                <table:data-pilot-member table:name="65.24" table:display="true" table:show-details="true"/>
                <table:data-pilot-member table:name="117.63" table:display="true" table:show-details="true"/>
                <table:data-pilot-member table:name="64.13" table:display="true" table:show-details="true"/>
                <table:data-pilot-member table:name="95.10" table:display="true" table:show-details="true"/>
                <table:data-pilot-member table:name="96.70" table:display="true" table:show-details="true"/>
                <table:data-pilot-member table:name="494.08" table:display="true" table:show-details="true"/>
                <table:data-pilot-member table:name="1,497.16" table:display="true" table:show-details="true"/>
                <table:data-pilot-member table:name="90.21" table:display="true" table:show-details="true"/>
                <table:data-pilot-member table:name="190.00" table:display="true" table:show-details="true"/>
                <table:data-pilot-member table:name="485.00" table:display="true" table:show-details="true"/>
                <table:data-pilot-member table:name="998.00" table:display="true" table:show-details="true"/>
                <table:data-pilot-member table:name="81.25" table:display="true" table:show-details="true"/>
                <table:data-pilot-member table:name="168.00" table:display="true" table:show-details="true"/>
                <table:data-pilot-member table:name="239.28" table:display="true" table:show-details="true"/>
                <table:data-pilot-member table:name="310.00" table:display="true" table:show-details="true"/>
                <table:data-pilot-member table:name="615.00" table:display="true" table:show-details="true"/>
                <table:data-pilot-member table:name="481.00" table:display="true" table:show-details="true"/>
                <table:data-pilot-member table:name="121.18" table:display="true" table:show-details="true"/>
                <table:data-pilot-member table:name="195.39" table:display="true" table:show-details="true"/>
                <table:data-pilot-member table:name="274.28" table:display="true" table:show-details="true"/>
                <table:data-pilot-member table:name="77.92" table:display="true" table:show-details="true"/>
                <table:data-pilot-member table:name="108.41" table:display="true" table:show-details="true"/>
                <table:data-pilot-member table:name="222.29" table:display="true" table:show-details="true"/>
                <table:data-pilot-member table:name="160.00" table:display="true" table:show-details="true"/>
                <table:data-pilot-member table:name="605.62" table:display="true" table:show-details="true"/>
                <table:data-pilot-member table:name="59.63" table:display="true" table:show-details="true"/>
                <table:data-pilot-member table:name="113.26" table:display="true" table:show-details="true"/>
                <table:data-pilot-member table:name="41.33" table:display="true" table:show-details="true"/>
                <table:data-pilot-member table:name="80.46" table:display="true" table:show-details="true"/>
                <table:data-pilot-member table:name="161.62" table:display="true" table:show-details="true"/>
                <table:data-pilot-member table:name="371.00" table:display="true" table:show-details="true"/>
                <table:data-pilot-member table:name="435.28" table:display="true" table:show-details="true"/>
                <table:data-pilot-member table:name="56.00" table:display="true" table:show-details="true"/>
                <table:data-pilot-member table:name="650.68" table:display="true" table:show-details="true"/>
                <table:data-pilot-member table:name="112.66" table:display="true" table:show-details="true"/>
                <table:data-pilot-member table:name="85.47" table:display="true" table:show-details="true"/>
                <table:data-pilot-member table:name="304.45" table:display="true" table:show-details="true"/>
                <table:data-pilot-member table:name="214.00" table:display="true" table:show-details="true"/>
                <table:data-pilot-member table:name="26.22" table:display="true" table:show-details="true"/>
                <table:data-pilot-member table:name="176.00" table:display="true" table:show-details="true"/>
                <table:data-pilot-member table:name="145.00" table:display="true" table:show-details="true"/>
                <table:data-pilot-member table:name="107.58" table:display="true" table:show-details="true"/>
                <table:data-pilot-member table:name="70.00" table:display="true" table:show-details="true"/>
                <table:data-pilot-member table:name="164.00" table:display="true" table:show-details="true"/>
                <table:data-pilot-member table:name="357.51" table:display="true" table:show-details="true"/>
                <table:data-pilot-member table:name="104.17" table:display="true" table:show-details="true"/>
                <table:data-pilot-member table:name="40.48" table:display="true" table:show-details="true"/>
                <table:data-pilot-member table:name="280.00" table:display="true" table:show-details="true"/>
                <table:data-pilot-member table:name="243.96" table:display="true" table:show-details="true"/>
                <table:data-pilot-member table:name="233.88" table:display="true" table:show-details="true"/>
                <table:data-pilot-member table:name="71.17" table:display="true" table:show-details="true"/>
                <table:data-pilot-member table:name="769.79" table:display="true" table:show-details="true"/>
                <table:data-pilot-member table:name="180.00" table:display="true" table:show-details="true"/>
                <table:data-pilot-member table:name="264.50" table:display="true" table:show-details="true"/>
                <table:data-pilot-member table:name="274.64" table:display="true" table:show-details="true"/>
                <table:data-pilot-member table:name="272.86" table:display="true" table:show-details="true"/>
                <table:data-pilot-member table:name="50.53" table:display="true" table:show-details="true"/>
                <table:data-pilot-member table:name="106.82" table:display="true" table:show-details="true"/>
                <table:data-pilot-member table:name="124.12" table:display="true" table:show-details="true"/>
                <table:data-pilot-member table:name="402.71" table:display="true" table:show-details="true"/>
                <table:data-pilot-member table:name="259.04" table:display="true" table:show-details="true"/>
                <table:data-pilot-member table:name="90.32" table:display="true" table:show-details="true"/>
                <table:data-pilot-member table:name="202.43" table:display="true" table:show-details="true"/>
                <table:data-pilot-member table:name="158.55" table:display="true" table:show-details="true"/>
                <table:data-pilot-member table:name="259.10" table:display="true" table:show-details="true"/>
                <table:data-pilot-member table:name="101.18" table:display="true" table:show-details="true"/>
                <table:data-pilot-member table:name="1,115.71" table:display="true" table:show-details="true"/>
                <table:data-pilot-member table:name="39.20" table:display="true" table:show-details="true"/>
                <table:data-pilot-member table:name="39.50" table:display="true" table:show-details="true"/>
                <table:data-pilot-member table:name="42.43" table:display="true" table:show-details="true"/>
                <table:data-pilot-member table:name="66.58" table:display="true" table:show-details="true"/>
                <table:data-pilot-member table:name="328.21" table:display="true" table:show-details="true"/>
                <table:data-pilot-member table:name="94.24" table:display="true" table:show-details="true"/>
                <table:data-pilot-member table:name="352.40" table:display="true" table:show-details="true"/>
                <table:data-pilot-member table:name="229.16" table:display="true" table:show-details="true"/>
                <table:data-pilot-member table:name="41.63" table:display="true" table:show-details="true"/>
                <table:data-pilot-member table:name="68.00" table:display="true" table:show-details="true"/>
                <table:data-pilot-member table:name="224.50" table:display="true" table:show-details="true"/>
                <table:data-pilot-member table:name="128.75" table:display="true" table:show-details="true"/>
                <table:data-pilot-member table:name="96.17" table:display="true" table:show-details="true"/>
                <table:data-pilot-member table:name="177.00" table:display="true" table:show-details="true"/>
                <table:data-pilot-member table:name="1,785.97" table:display="true" table:show-details="true"/>
                <table:data-pilot-member table:name="61.33" table:display="true" table:show-details="true"/>
                <table:data-pilot-member table:name="114.79" table:display="true" table:show-details="true"/>
                <table:data-pilot-member table:name="1,788.97" table:display="true" table:show-details="true"/>
                <table:data-pilot-member table:name="268.98" table:display="true" table:show-details="true"/>
                <table:data-pilot-member table:name="184.00" table:display="true" table:show-details="true"/>
                <table:data-pilot-member table:name="1,351.83" table:display="true" table:show-details="true"/>
                <table:data-pilot-member table:name="94.12" table:display="true" table:show-details="true"/>
                <table:data-pilot-member table:name="95.94" table:display="true" table:show-details="true"/>
                <table:data-pilot-member table:name="51.06" table:display="true" table:show-details="true"/>
                <table:data-pilot-member table:name="237.17" table:display="true" table:show-details="true"/>
                <table:data-pilot-member table:name="136.16" table:display="true" table:show-details="true"/>
                <table:data-pilot-member table:name="47.95" table:display="true" table:show-details="true"/>
                <table:data-pilot-member table:name="296.31" table:display="true" table:show-details="true"/>
                <table:data-pilot-member table:name="899.51" table:display="true" table:show-details="true"/>
                <table:data-pilot-member table:name="43.12" table:display="true" table:show-details="true"/>
                <table:data-pilot-member table:name="223.26" table:display="true" table:show-details="true"/>
                <table:data-pilot-member table:name="85.25" table:display="true" table:show-details="true"/>
                <table:data-pilot-member table:name="50.00" table:display="true" table:show-details="true"/>
                <table:data-pilot-member table:name="145.84" table:display="true" table:show-details="true"/>
                <table:data-pilot-member table:name="687.09" table:display="true" table:show-details="true"/>
                <table:data-pilot-member table:name="200.00" table:display="true" table:show-details="true"/>
                <table:data-pilot-member table:name="47.63" table:display="true" table:show-details="true"/>
                <table:data-pilot-member table:name="270.42" table:display="true" table:show-details="true"/>
                <table:data-pilot-member table:name="73.70" table:display="true" table:show-details="true"/>
                <table:data-pilot-member table:name="186.00" table:display="true" table:show-details="true"/>
                <table:data-pilot-member table:name="6,101.00" table:display="true" table:show-details="true"/>
                <table:data-pilot-member table:name="73.54" table:display="true" table:show-details="true"/>
                <table:data-pilot-member table:name="60.00" table:display="true" table:show-details="true"/>
                <table:data-pilot-member table:name="68.59" table:display="true" table:show-details="true"/>
                <table:data-pilot-member table:name="563.48" table:display="true" table:show-details="true"/>
                <table:data-pilot-member table:name="123.44" table:display="true" table:show-details="true"/>
                <table:data-pilot-member table:name="165.00" table:display="true" table:show-details="true"/>
                <table:data-pilot-member table:name="87.96" table:display="true" table:show-details="true"/>
                <table:data-pilot-member table:name="212.02" table:display="true" table:show-details="true"/>
                <table:data-pilot-member table:name="142.22" table:display="true" table:show-details="true"/>
                <table:data-pilot-member table:name="413.55" table:display="true" table:show-details="true"/>
                <table:data-pilot-member table:name="1,785.34" table:display="true" table:show-details="true"/>
                <table:data-pilot-member table:name="260.00" table:display="true" table:show-details="true"/>
                <table:data-pilot-member table:name="47.00" table:display="true" table:show-details="true"/>
                <table:data-pilot-member table:name="368.63" table:display="true" table:show-details="true"/>
                <table:data-pilot-member table:name="110.71" table:display="true" table:show-details="true"/>
                <table:data-pilot-member table:name="333.05" table:display="true" table:show-details="true"/>
                <table:data-pilot-member table:name="253.25" table:display="true" table:show-details="true"/>
                <table:data-pilot-member table:name="55.63" table:display="true" table:show-details="true"/>
                <table:data-pilot-member table:name="88.50" table:display="true" table:show-details="true"/>
                <table:data-pilot-member table:name="788.44" table:display="true" table:show-details="true"/>
                <table:data-pilot-member table:name="166.36" table:display="true" table:show-details="true"/>
                <table:data-pilot-member table:name="128.00" table:display="true" table:show-details="true"/>
                <table:data-pilot-member table:name="349.31" table:display="true" table:show-details="true"/>
                <table:data-pilot-member table:name="65.26" table:display="true" table:show-details="true"/>
                <table:data-pilot-member table:name="431.02" table:display="true" table:show-details="true"/>
                <table:data-pilot-member table:name="67.95" table:display="true" table:show-details="true"/>
                <table:data-pilot-member table:name="167.13" table:display="true" table:show-details="true"/>
                <table:data-pilot-member table:name="3,956.25" table:display="true" table:show-details="true"/>
                <table:data-pilot-member table:name="92.00" table:display="true" table:show-details="true"/>
                <table:data-pilot-member table:name="203.37" table:display="true" table:show-details="true"/>
                <table:data-pilot-member table:name="45.41" table:display="true" table:show-details="true"/>
                <table:data-pilot-member table:name="287.70" table:display="true" table:show-details="true"/>
                <table:data-pilot-member table:name="113.51" table:display="true" table:show-details="true"/>
                <table:data-pilot-member table:name="185.22" table:display="true" table:show-details="true"/>
                <table:data-pilot-member table:name="445.45" table:display="true" table:show-details="true"/>
                <table:data-pilot-member table:name="52.00" table:display="true" table:show-details="true"/>
                <table:data-pilot-member table:name="76.75" table:display="true" table:show-details="true"/>
                <table:data-pilot-member table:name="323.95" table:display="true" table:show-details="true"/>
                <table:data-pilot-member table:name="46.58" table:display="true" table:show-details="true"/>
                <table:data-pilot-member table:name="53.42" table:display="true" table:show-details="true"/>
                <table:data-pilot-member table:name="404.00" table:display="true" table:show-details="true"/>
                <table:data-pilot-member table:name="574.21" table:display="true" table:show-details="true"/>
                <table:data-pilot-member table:name="408.07" table:display="true" table:show-details="true"/>
                <table:data-pilot-member table:name="210.98" table:display="true" table:show-details="true"/>
                <table:data-pilot-member table:name="54.88" table:display="true" table:show-details="true"/>
                <table:data-pilot-member table:name="121.90" table:display="true" table:show-details="true"/>
                <table:data-pilot-member table:name="56.33" table:display="true" table:show-details="true"/>
                <table:data-pilot-member table:name="1,649.40" table:display="true" table:show-details="true"/>
                <table:data-pilot-member table:name="244.18" table:display="true" table:show-details="true"/>
                <table:data-pilot-member table:name="80.00" table:display="true" table:show-details="true"/>
                <table:data-pilot-member table:name="889.15" table:display="true" table:show-details="true"/>
                <table:data-pilot-member table:name="65.73" table:display="true" table:show-details="true"/>
                <table:data-pilot-member table:name="74.08" table:display="true" table:show-details="true"/>
                <table:data-pilot-member table:name="317.01" table:display="true" table:show-details="true"/>
                <table:data-pilot-member table:name="421.27" table:display="true" table:show-details="true"/>
                <table:data-pilot-member table:name="65.77" table:display="true" table:show-details="true"/>
                <table:data-pilot-member table:name="173.37" table:display="true" table:show-details="true"/>
                <table:data-pilot-member table:name="106.86" table:display="true" table:show-details="true"/>
                <table:data-pilot-member table:name="154.26" table:display="true" table:show-details="true"/>
                <table:data-pilot-member table:name="65.99" table:display="true" table:show-details="true"/>
                <table:data-pilot-member table:name="73.00" table:display="true" table:show-details="true"/>
                <table:data-pilot-member table:name="57.26" table:display="true" table:show-details="true"/>
                <table:data-pilot-member table:name="161.89" table:display="true" table:show-details="true"/>
                <table:data-pilot-member table:name="30.10" table:display="true" table:show-details="true"/>
                <table:data-pilot-member table:name="37.88" table:display="true" table:show-details="true"/>
                <table:data-pilot-member table:name="1,589.64" table:display="true" table:show-details="true"/>
                <table:data-pilot-member table:name="531.00" table:display="true" table:show-details="true"/>
                <table:data-pilot-member table:name="41.21" table:display="true" table:show-details="true"/>
                <table:data-pilot-member table:name="228.31" table:display="true" table:show-details="true"/>
                <table:data-pilot-member table:name="312.07" table:display="true" table:show-details="true"/>
                <table:data-pilot-member table:name="92.90" table:display="true" table:show-details="true"/>
                <table:data-pilot-member table:name="56.75" table:display="true" table:show-details="true"/>
                <table:data-pilot-member table:name="102.66" table:display="true" table:show-details="true"/>
                <table:data-pilot-member table:name="366.00" table:display="true" table:show-details="true"/>
                <table:data-pilot-member table:name="115.24" table:display="true" table:show-details="true"/>
                <table:data-pilot-member table:name="56.97" table:display="true" table:show-details="true"/>
                <table:data-pilot-member table:name="178.57" table:display="true" table:show-details="true"/>
                <table:data-pilot-member table:name="146.56" table:display="true" table:show-details="true"/>
                <table:data-pilot-member table:name="191.45" table:display="true" table:show-details="true"/>
                <table:data-pilot-member table:name="247.94" table:display="true" table:show-details="true"/>
                <table:data-pilot-member table:name="407.71" table:display="true" table:show-details="true"/>
                <table:data-pilot-member table:name="812.53" table:display="true" table:show-details="true"/>
                <table:data-pilot-member table:name="441.33" table:display="true" table:show-details="true"/>
                <table:data-pilot-member table:name="528.73" table:display="true" table:show-details="true"/>
                <table:data-pilot-member table:name="140.45" table:display="true" table:show-details="true"/>
                <table:data-pilot-member table:name="271.30" table:display="true" table:show-details="true"/>
                <table:data-pilot-member table:name="1,613.75" table:display="true" table:show-details="true"/>
                <table:data-pilot-member table:name="290.42" table:display="true" table:show-details="true"/>
                <table:data-pilot-member table:name="87.70" table:display="true" table:show-details="true"/>
                <table:data-pilot-member table:name="233.24" table:display="true" table:show-details="true"/>
                <table:data-pilot-member table:name="72.23" table:display="true" table:show-details="true"/>
                <table:data-pilot-member table:name="360.00" table:display="true" table:show-details="true"/>
                <table:data-pilot-member table:name="417.92" table:display="true" table:show-details="true"/>
                <table:data-pilot-member table:name="123.99" table:display="true" table:show-details="true"/>
                <table:data-pilot-member table:name="185.89" table:display="true" table:show-details="true"/>
                <table:data-pilot-member table:name="97.10" table:display="true" table:show-details="true"/>
                <table:data-pilot-member table:name="752.44" table:display="true" table:show-details="true"/>
                <table:data-pilot-member table:name="2,089.63" table:display="true" table:show-details="true"/>
                <table:data-pilot-member table:name="142.88" table:display="true" table:show-details="true"/>
                <table:data-pilot-member table:name="2,399.00" table:display="true" table:show-details="true"/>
                <table:data-pilot-member table:name="428.74" table:display="true" table:show-details="true"/>
                <table:data-pilot-member table:name="160.40" table:display="true" table:show-details="true"/>
                <table:data-pilot-member table:name="204.00" table:display="true" table:show-details="true"/>
                <table:data-pilot-member table:name="445.63" table:display="true" table:show-details="true"/>
                <table:data-pilot-member table:name="58.53" table:display="true" table:show-details="true"/>
                <table:data-pilot-member table:name="59.00" table:display="true" table:show-details="true"/>
                <table:data-pilot-member table:name="71.50" table:display="true" table:show-details="true"/>
                <table:data-pilot-member table:name="99.81" table:display="true" table:show-details="true"/>
                <table:data-pilot-member table:name="63.02" table:display="true" table:show-details="true"/>
                <table:data-pilot-member table:name="86.86" table:display="true" table:show-details="true"/>
                <table:data-pilot-member table:name="468.57" table:display="true" table:show-details="true"/>
                <table:data-pilot-member table:name="45.25" table:display="true" table:show-details="true"/>
                <table:data-pilot-member table:name="746.00" table:display="true" table:show-details="true"/>
                <table:data-pilot-member table:name="145.42" table:display="true" table:show-details="true"/>
                <table:data-pilot-member table:name="391.73" table:display="true" table:show-details="true"/>
                <table:data-pilot-member table:name="458.03" table:display="true" table:show-details="true"/>
                <table:data-pilot-member table:name="34.30" table:display="true" table:show-details="true"/>
                <table:data-pilot-member table:name="64.85" table:display="true" table:show-details="true"/>
                <table:data-pilot-member table:name="144.61" table:display="true" table:show-details="true"/>
                <table:data-pilot-member table:name="196.71" table:display="true" table:show-details="true"/>
                <table:data-pilot-member table:name="431.84" table:display="true" table:show-details="true"/>
                <table:data-pilot-member table:name="52.67" table:display="true" table:show-details="true"/>
                <table:data-pilot-member table:name="142.35" table:display="true" table:show-details="true"/>
                <table:data-pilot-member table:name="248.50" table:display="true" table:show-details="true"/>
                <table:data-pilot-member table:name="58.25" table:display="true" table:show-details="true"/>
                <table:data-pilot-member table:name="396.81" table:display="true" table:show-details="true"/>
                <table:data-pilot-member table:name="105.09" table:display="true" table:show-details="true"/>
                <table:data-pilot-member table:name="87.07" table:display="true" table:show-details="true"/>
                <table:data-pilot-member table:name="182.21" table:display="true" table:show-details="true"/>
                <table:data-pilot-member table:name="153.69" table:display="true" table:show-details="true"/>
                <table:data-pilot-member table:name="351.85" table:display="true" table:show-details="true"/>
                <table:data-pilot-member table:name="170.32" table:display="true" table:show-details="true"/>
                <table:data-pilot-member table:name="81.86" table:display="true" table:show-details="true"/>
                <table:data-pilot-member table:name="356.72" table:display="true" table:show-details="true"/>
                <table:data-pilot-member table:name="166.29" table:display="true" table:show-details="true"/>
                <table:data-pilot-member table:name="128.31" table:display="true" table:show-details="true"/>
                <table:data-pilot-member table:name="90.82" table:display="true" table:show-details="true"/>
                <table:data-pilot-member table:name="96.92" table:display="true" table:show-details="true"/>
                <table:data-pilot-member table:name="144.53" table:display="true" table:show-details="true"/>
                <table:data-pilot-member table:name="207.22" table:display="true" table:show-details="true"/>
                <table:data-pilot-member table:name="153.46" table:display="true" table:show-details="true"/>
                <table:data-pilot-member table:name="89.92" table:display="true" table:show-details="true"/>
                <table:data-pilot-member table:name="92.35" table:display="true" table:show-details="true"/>
                <table:data-pilot-member table:name="39.98" table:display="true" table:show-details="true"/>
                <table:data-pilot-member table:name="260.32" table:display="true" table:show-details="true"/>
                <table:data-pilot-member table:name="220.00" table:display="true" table:show-details="true"/>
                <table:data-pilot-member table:name="87.35" table:display="true" table:show-details="true"/>
                <table:data-pilot-member table:name="115.29" table:display="true" table:show-details="true"/>
                <table:data-pilot-member table:name="31.70" table:display="true" table:show-details="true"/>
                <table:data-pilot-member table:name="57.71" table:display="true" table:show-details="true"/>
                <table:data-pilot-member table:name="235.04" table:display="true" table:show-details="true"/>
                <table:data-pilot-member table:name="193.60" table:display="true" table:show-details="true"/>
                <table:data-pilot-member table:name="557.11" table:display="true" table:show-details="true"/>
                <table:data-pilot-member table:name="771.88" table:display="true" table:show-details="true"/>
                <table:data-pilot-member table:name="648.87" table:display="true" table:show-details="true"/>
                <table:data-pilot-member table:name="75.47" table:display="true" table:show-details="true"/>
                <table:data-pilot-member table:name="174.89" table:display="true" table:show-details="true"/>
                <table:data-pilot-member table:name="58.90" table:display="true" table:show-details="true"/>
                <table:data-pilot-member table:name="77.20" table:display="true" table:show-details="true"/>
                <table:data-pilot-member table:name="1,843.99" table:display="true" table:show-details="true"/>
                <table:data-pilot-member table:name="49.75" table:display="true" table:show-details="true"/>
                <table:data-pilot-member table:name="179.00" table:display="true" table:show-details="true"/>
                <table:data-pilot-member table:name="245.19" table:display="true" table:show-details="true"/>
                <table:data-pilot-member table:name="82.90" table:display="true" table:show-details="true"/>
                <table:data-pilot-member table:name="529.82" table:display="true" table:show-details="true"/>
                <table:data-pilot-member table:name="91.33" table:display="true" table:show-details="true"/>
                <table:data-pilot-member table:name="1,301.20" table:display="true" table:show-details="true"/>
                <table:data-pilot-member table:name="126.50" table:display="true" table:show-details="true"/>
                <table:data-pilot-member table:name="339.95" table:display="true" table:show-details="true"/>
                <table:data-pilot-member table:name="153.23" table:display="true" table:show-details="true"/>
                <table:data-pilot-member table:name="108.62" table:display="true" table:show-details="true"/>
                <table:data-pilot-member table:name="153.48" table:display="true" table:show-details="true"/>
                <table:data-pilot-member table:name="68.86" table:display="true" table:show-details="true"/>
                <table:data-pilot-member table:name="53.96" table:display="true" table:show-details="true"/>
                <table:data-pilot-member table:name="76.89" table:display="true" table:show-details="true"/>
                <table:data-pilot-member table:name="65.34" table:display="true" table:show-details="true"/>
                <table:data-pilot-member table:name="71.81" table:display="true" table:show-details="true"/>
                <table:data-pilot-member table:name="101.17" table:display="true" table:show-details="true"/>
                <table:data-pilot-member table:name="55.54" table:display="true" table:show-details="true"/>
                <table:data-pilot-member table:name="116.71" table:display="true" table:show-details="true"/>
                <table:data-pilot-member table:name="247.90" table:display="true" table:show-details="true"/>
                <table:data-pilot-member table:name="1,504.37" table:display="true" table:show-details="true"/>
                <table:data-pilot-member table:name="258.56" table:display="true" table:show-details="true"/>
                <table:data-pilot-member table:name="74.46" table:display="true" table:show-details="true"/>
                <table:data-pilot-member table:name="118.44" table:display="true" table:show-details="true"/>
                <table:data-pilot-member table:name="141.00" table:display="true" table:show-details="true"/>
                <table:data-pilot-member table:name="93.43" table:display="true" table:show-details="true"/>
                <table:data-pilot-member table:name="116.79" table:display="true" table:show-details="true"/>
                <table:data-pilot-member table:name="98.00" table:display="true" table:show-details="true"/>
                <table:data-pilot-member table:name="1,051.44" table:display="true" table:show-details="true"/>
                <table:data-pilot-member table:name="474.54" table:display="true" table:show-details="true"/>
                <table:data-pilot-member table:name="99.20" table:display="true" table:show-details="true"/>
                <table:data-pilot-member table:name="297.86" table:display="true" table:show-details="true"/>
                <table:data-pilot-member table:name="81.85" table:display="true" table:show-details="true"/>
                <table:data-pilot-member table:name="1,127.06" table:display="true" table:show-details="true"/>
                <table:data-pilot-member table:name="37.42" table:display="true" table:show-details="true"/>
                <table:data-pilot-member table:name="272.00" table:display="true" table:show-details="true"/>
                <table:data-pilot-member table:name="197.13" table:display="true" table:show-details="true"/>
                <table:data-pilot-member table:name="275.34" table:display="true" table:show-details="true"/>
                <table:data-pilot-member table:name="68.37" table:display="true" table:show-details="true"/>
                <table:data-pilot-member table:name="60.20" table:display="true" table:show-details="true"/>
                <table:data-pilot-member table:name="81.50" table:display="true" table:show-details="true"/>
                <table:data-pilot-member table:name="82.66" table:display="true" table:show-details="true"/>
                <table:data-pilot-member table:name="56.42" table:display="true" table:show-details="true"/>
                <table:data-pilot-member table:name="101.81" table:display="true" table:show-details="true"/>
                <table:data-pilot-member table:name="309.97" table:display="true" table:show-details="true"/>
                <table:data-pilot-member table:name="170.00" table:display="true" table:show-details="true"/>
                <table:data-pilot-member table:name="304.40" table:display="true" table:show-details="true"/>
                <table:data-pilot-member table:name="53.50" table:display="true" table:show-details="true"/>
                <table:data-pilot-member table:name="325.46" table:display="true" table:show-details="true"/>
                <table:data-pilot-member table:name="110.67" table:display="true" table:show-details="true"/>
                <table:data-pilot-member table:name="85.63" table:display="true" table:show-details="true"/>
                <table:data-pilot-member table:name="122.66" table:display="true" table:show-details="true"/>
                <table:data-pilot-member table:name="58.70" table:display="true" table:show-details="true"/>
                <table:data-pilot-member table:name="184.22" table:display="true" table:show-details="true"/>
                <table:data-pilot-member table:name="94.38" table:display="true" table:show-details="true"/>
                <table:data-pilot-member table:name="287.94" table:display="true" table:show-details="true"/>
                <table:data-pilot-member table:name="245.87" table:display="true" table:show-details="true"/>
                <table:data-pilot-member table:name="101.12" table:display="true" table:show-details="true"/>
                <table:data-pilot-member table:name="149.98" table:display="true" table:show-details="true"/>
                <table:data-pilot-member table:name="440.70" table:display="true" table:show-details="true"/>
                <table:data-pilot-member table:name="82.84" table:display="true" table:show-details="true"/>
                <table:data-pilot-member table:name="43.58" table:display="true" table:show-details="true"/>
                <table:data-pilot-member table:name="79.20" table:display="true" table:show-details="true"/>
                <table:data-pilot-member table:name="93.51" table:display="true" table:show-details="true"/>
                <table:data-pilot-member table:name="254.71" table:display="true" table:show-details="true"/>
                <table:data-pilot-member table:name="76.15" table:display="true" table:show-details="true"/>
                <table:data-pilot-member table:name="146.95" table:display="true" table:show-details="true"/>
                <table:data-pilot-member table:name="677.63" table:display="true" table:show-details="true"/>
                <table:data-pilot-member table:name="536.90" table:display="true" table:show-details="true"/>
                <table:data-pilot-member table:name="130.23" table:display="true" table:show-details="true"/>
                <table:data-pilot-member table:name="53.91" table:display="true" table:show-details="true"/>
                <table:data-pilot-member table:name="54.00" table:display="true" table:show-details="true"/>
                <table:data-pilot-member table:name="394.78" table:display="true" table:show-details="true"/>
                <table:data-pilot-member table:name="118.23" table:display="true" table:show-details="true"/>
                <table:data-pilot-member table:name="163.08" table:display="true" table:show-details="true"/>
                <table:data-pilot-member table:name="214.31" table:display="true" table:show-details="true"/>
                <table:data-pilot-member table:name="74.00" table:display="true" table:show-details="true"/>
                <table:data-pilot-member table:name="574.00" table:display="true" table:show-details="true"/>
                <table:data-pilot-member table:name="515.54" table:display="true" table:show-details="true"/>
                <table:data-pilot-member table:name="126.04" table:display="true" table:show-details="true"/>
                <table:data-pilot-member table:name="354.55" table:display="true" table:show-details="true"/>
                <table:data-pilot-member table:name="168.50" table:display="true" table:show-details="true"/>
                <table:data-pilot-member table:name="239.33" table:display="true" table:show-details="true"/>
                <table:data-pilot-member table:name="94.19" table:display="true" table:show-details="true"/>
                <table:data-pilot-member table:name="229.00" table:display="true" table:show-details="true"/>
                <table:data-pilot-member table:name="481.10" table:display="true" table:show-details="true"/>
                <table:data-pilot-member table:name="118.36" table:display="true" table:show-details="true"/>
                <table:data-pilot-member table:name="238.55" table:display="true" table:show-details="true"/>
                <table:data-pilot-member table:name="425.15" table:display="true" table:show-details="true"/>
                <table:data-pilot-member table:name="230.73" table:display="true" table:show-details="true"/>
                <table:data-pilot-member table:name="224.28" table:display="true" table:show-details="true"/>
                <table:data-pilot-member table:name="343.00" table:display="true" table:show-details="true"/>
                <table:data-pilot-member table:name="327.33" table:display="true" table:show-details="true"/>
                <table:data-pilot-member table:name="721.40" table:display="true" table:show-details="true"/>
                <table:data-pilot-member table:name="81.33" table:display="true" table:show-details="true"/>
                <table:data-pilot-member table:name="215.04" table:display="true" table:show-details="true"/>
                <table:data-pilot-member table:name="43.40" table:display="true" table:show-details="true"/>
                <table:data-pilot-member table:name="1,249.45" table:display="true" table:show-details="true"/>
                <table:data-pilot-member table:name="58.00" table:display="true" table:show-details="true"/>
                <table:data-pilot-member table:name="154.85" table:display="true" table:show-details="true"/>
                <table:data-pilot-member table:name="101.26" table:display="true" table:show-details="true"/>
                <table:data-pilot-member table:name="1,288.68" table:display="true" table:show-details="true"/>
                <table:data-pilot-member table:name="2,588.52" table:display="true" table:show-details="true"/>
                <table:data-pilot-member table:name="142.59" table:display="true" table:show-details="true"/>
                <table:data-pilot-member table:name="725.55" table:display="true" table:show-details="true"/>
                <table:data-pilot-member table:name="92.06" table:display="true" table:show-details="true"/>
                <table:data-pilot-member table:name="88.99" table:display="true" table:show-details="true"/>
                <table:data-pilot-member table:name="35.40" table:display="true" table:show-details="true"/>
                <table:data-pilot-member table:name="264.10" table:display="true" table:show-details="true"/>
                <table:data-pilot-member table:name="32.63" table:display="true" table:show-details="true"/>
                <table:data-pilot-member table:name="35.24" table:display="true" table:show-details="true"/>
                <table:data-pilot-member table:name="90.00" table:display="true" table:show-details="true"/>
                <table:data-pilot-member table:name="392.55" table:display="true" table:show-details="true"/>
                <table:data-pilot-member table:name="902.00" table:display="true" table:show-details="true"/>
                <table:data-pilot-member table:name="85.43" table:display="true" table:show-details="true"/>
                <table:data-pilot-member table:name="155.32" table:display="true" table:show-details="true"/>
                <table:data-pilot-member table:name="782.17" table:display="true" table:show-details="true"/>
                <table:data-pilot-member table:name="1,567.98" table:display="true" table:show-details="true"/>
                <table:data-pilot-member table:name="205.00" table:display="true" table:show-details="true"/>
                <table:data-pilot-member table:name="90.30" table:display="true" table:show-details="true"/>
                <table:data-pilot-member table:name="754.57" table:display="true" table:show-details="true"/>
                <table:data-pilot-member table:name="528.26" table:display="true" table:show-details="true"/>
                <table:data-pilot-member table:name="263.21" table:display="true" table:show-details="true"/>
                <table:data-pilot-member table:name="97.29" table:display="true" table:show-details="true"/>
                <table:data-pilot-member table:name="500.00" table:display="true" table:show-details="true"/>
                <table:data-pilot-member table:name="1,143.00" table:display="true" table:show-details="true"/>
                <table:data-pilot-member table:name="238.30" table:display="true" table:show-details="true"/>
                <table:data-pilot-member table:name="1,830.36" table:display="true" table:show-details="true"/>
                <table:data-pilot-member table:name="1,187.16" table:display="true" table:show-details="true"/>
                <table:data-pilot-member table:name="487.64" table:display="true" table:show-details="true"/>
                <table:data-pilot-member table:name="422.03" table:display="true" table:show-details="true"/>
                <table:data-pilot-member table:name="613.60" table:display="true" table:show-details="true"/>
                <table:data-pilot-member table:name="928.02" table:display="true" table:show-details="true"/>
                <table:data-pilot-member table:name="53.32" table:display="true" table:show-details="true"/>
                <table:data-pilot-member table:name="111.29" table:display="true" table:show-details="true"/>
                <table:data-pilot-member table:name="109.50" table:display="true" table:show-details="true"/>
                <table:data-pilot-member table:name="94.53" table:display="true" table:show-details="true"/>
                <table:data-pilot-member table:name="274.00" table:display="true" table:show-details="true"/>
                <table:data-pilot-member table:name="52.13" table:display="true" table:show-details="true"/>
                <table:data-pilot-member table:name="189.50" table:display="true" table:show-details="true"/>
                <table:data-pilot-member table:name="203.20" table:display="true" table:show-details="true"/>
                <table:data-pilot-member table:name="49.76" table:display="true" table:show-details="true"/>
                <table:data-pilot-member table:name="444.51" table:display="true" table:show-details="true"/>
                <table:data-pilot-member table:name="76.34" table:display="true" table:show-details="true"/>
                <table:data-pilot-member table:name="462.02" table:display="true" table:show-details="true"/>
                <table:data-pilot-member table:name="171.79" table:display="true" table:show-details="true"/>
                <table:data-pilot-member table:name="50.11" table:display="true" table:show-details="true"/>
                <table:data-pilot-member table:name="361.33" table:display="true" table:show-details="true"/>
                <table:data-pilot-member table:name="41.60" table:display="true" table:show-details="true"/>
                <table:data-pilot-member table:name="128.96" table:display="true" table:show-details="true"/>
                <table:data-pilot-member table:name="62.66" table:display="true" table:show-details="true"/>
                <table:data-pilot-member table:name="482.60" table:display="true" table:show-details="true"/>
                <table:data-pilot-member table:name="279.20" table:display="true" table:show-details="true"/>
                <table:data-pilot-member table:name="61.58" table:display="true" table:show-details="true"/>
                <table:data-pilot-member table:name="72.02" table:display="true" table:show-details="true"/>
                <table:data-pilot-member table:name="251.16" table:display="true" table:show-details="true"/>
                <table:data-pilot-member table:name="2,330.60" table:display="true" table:show-details="true"/>
                <table:data-pilot-member table:name="1,587.25" table:display="true" table:show-details="true"/>
                <table:data-pilot-member table:name="263.00" table:display="true" table:show-details="true"/>
                <table:data-pilot-member table:name="194.28" table:display="true" table:show-details="true"/>
                <table:data-pilot-member table:name="105.32" table:display="true" table:show-details="true"/>
                <table:data-pilot-member table:name="65.00" table:display="true" table:show-details="true"/>
                <table:data-pilot-member table:name="37.54" table:display="true" table:show-details="true"/>
                <table:data-pilot-member table:name="213.93" table:display="true" table:show-details="true"/>
                <table:data-pilot-member table:name="777.36" table:display="true" table:show-details="true"/>
                <table:data-pilot-member table:name="176.40" table:display="true" table:show-details="true"/>
                <table:data-pilot-member table:name="246.22" table:display="true" table:show-details="true"/>
                <table:data-pilot-member table:name="24.99" table:display="true" table:show-details="true"/>
                <table:data-pilot-member table:name="103.46" table:display="true" table:show-details="true"/>
                <table:data-pilot-member table:name="367.00" table:display="true" table:show-details="true"/>
                <table:data-pilot-member table:name="783.18" table:display="true" table:show-details="true"/>
                <table:data-pilot-member table:name="58.1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Fee" table:orientation="hidden" table:used-hierarchy="-1" table:function="auto">
            <table:data-pilot-level table:show-empty="false" calcext:repeat-item-labels="false">
              <table:data-pilot-subtotals>
                <table:data-pilot-subtotal table:function="auto"/>
              </table:data-pilot-subtotals>
              <table:data-pilot-members>
                <table:data-pilot-member table:name="430.00" table:display="true" table:show-details="true"/>
                <table:data-pilot-member table:name="130.04" table:display="true" table:show-details="true"/>
                <table:data-pilot-member table:name="140.00" table:display="true" table:show-details="true"/>
                <table:data-pilot-member table:name="36.25" table:display="true" table:show-details="true"/>
                <table:data-pilot-member table:name="65.24" table:display="true" table:show-details="true"/>
                <table:data-pilot-member table:name="117.63" table:display="true" table:show-details="true"/>
                <table:data-pilot-member table:name="64.13" table:display="true" table:show-details="true"/>
                <table:data-pilot-member table:name="95.10" table:display="true" table:show-details="true"/>
                <table:data-pilot-member table:name="96.70" table:display="true" table:show-details="true"/>
                <table:data-pilot-member table:name="494.08" table:display="true" table:show-details="true"/>
                <table:data-pilot-member table:name="1,497.16" table:display="true" table:show-details="true"/>
                <table:data-pilot-member table:name="90.21" table:display="true" table:show-details="true"/>
                <table:data-pilot-member table:name="190.00" table:display="true" table:show-details="true"/>
                <table:data-pilot-member table:name="485.00" table:display="true" table:show-details="true"/>
                <table:data-pilot-member table:name="998.00" table:display="true" table:show-details="true"/>
                <table:data-pilot-member table:name="81.25" table:display="true" table:show-details="true"/>
                <table:data-pilot-member table:name="168.00" table:display="true" table:show-details="true"/>
                <table:data-pilot-member table:name="239.28" table:display="true" table:show-details="true"/>
                <table:data-pilot-member table:name="310.00" table:display="true" table:show-details="true"/>
                <table:data-pilot-member table:name="615.00" table:display="true" table:show-details="true"/>
                <table:data-pilot-member table:name="481.00" table:display="true" table:show-details="true"/>
                <table:data-pilot-member table:name="121.18" table:display="true" table:show-details="true"/>
                <table:data-pilot-member table:name="195.39" table:display="true" table:show-details="true"/>
                <table:data-pilot-member table:name="274.28" table:display="true" table:show-details="true"/>
                <table:data-pilot-member table:name="77.92" table:display="true" table:show-details="true"/>
                <table:data-pilot-member table:name="108.41" table:display="true" table:show-details="true"/>
                <table:data-pilot-member table:name="222.29" table:display="true" table:show-details="true"/>
                <table:data-pilot-member table:name="160.00" table:display="true" table:show-details="true"/>
                <table:data-pilot-member table:name="605.62" table:display="true" table:show-details="true"/>
                <table:data-pilot-member table:name="59.63" table:display="true" table:show-details="true"/>
                <table:data-pilot-member table:name="113.26" table:display="true" table:show-details="true"/>
                <table:data-pilot-member table:name="41.33" table:display="true" table:show-details="true"/>
                <table:data-pilot-member table:name="80.46" table:display="true" table:show-details="true"/>
                <table:data-pilot-member table:name="161.62" table:display="true" table:show-details="true"/>
                <table:data-pilot-member table:name="371.00" table:display="true" table:show-details="true"/>
                <table:data-pilot-member table:name="435.28" table:display="true" table:show-details="true"/>
                <table:data-pilot-member table:name="56.00" table:display="true" table:show-details="true"/>
                <table:data-pilot-member table:name="650.68" table:display="true" table:show-details="true"/>
                <table:data-pilot-member table:name="112.66" table:display="true" table:show-details="true"/>
                <table:data-pilot-member table:name="85.47" table:display="true" table:show-details="true"/>
                <table:data-pilot-member table:name="304.45" table:display="true" table:show-details="true"/>
                <table:data-pilot-member table:name="214.00" table:display="true" table:show-details="true"/>
                <table:data-pilot-member table:name="26.22" table:display="true" table:show-details="true"/>
                <table:data-pilot-member table:name="176.00" table:display="true" table:show-details="true"/>
                <table:data-pilot-member table:name="145.00" table:display="true" table:show-details="true"/>
                <table:data-pilot-member table:name="107.58" table:display="true" table:show-details="true"/>
                <table:data-pilot-member table:name="70.00" table:display="true" table:show-details="true"/>
                <table:data-pilot-member table:name="164.00" table:display="true" table:show-details="true"/>
                <table:data-pilot-member table:name="357.51" table:display="true" table:show-details="true"/>
                <table:data-pilot-member table:name="104.17" table:display="true" table:show-details="true"/>
                <table:data-pilot-member table:name="40.48" table:display="true" table:show-details="true"/>
                <table:data-pilot-member table:name="280.00" table:display="true" table:show-details="true"/>
                <table:data-pilot-member table:name="243.96" table:display="true" table:show-details="true"/>
                <table:data-pilot-member table:name="233.88" table:display="true" table:show-details="true"/>
                <table:data-pilot-member table:name="71.17" table:display="true" table:show-details="true"/>
                <table:data-pilot-member table:name="769.79" table:display="true" table:show-details="true"/>
                <table:data-pilot-member table:name="180.00" table:display="true" table:show-details="true"/>
                <table:data-pilot-member table:name="264.50" table:display="true" table:show-details="true"/>
                <table:data-pilot-member table:name="274.64" table:display="true" table:show-details="true"/>
                <table:data-pilot-member table:name="272.86" table:display="true" table:show-details="true"/>
                <table:data-pilot-member table:name="50.53" table:display="true" table:show-details="true"/>
                <table:data-pilot-member table:name="106.82" table:display="true" table:show-details="true"/>
                <table:data-pilot-member table:name="124.12" table:display="true" table:show-details="true"/>
                <table:data-pilot-member table:name="402.71" table:display="true" table:show-details="true"/>
                <table:data-pilot-member table:name="259.04" table:display="true" table:show-details="true"/>
                <table:data-pilot-member table:name="90.32" table:display="true" table:show-details="true"/>
                <table:data-pilot-member table:name="202.43" table:display="true" table:show-details="true"/>
                <table:data-pilot-member table:name="158.55" table:display="true" table:show-details="true"/>
                <table:data-pilot-member table:name="259.10" table:display="true" table:show-details="true"/>
                <table:data-pilot-member table:name="101.18" table:display="true" table:show-details="true"/>
                <table:data-pilot-member table:name="1,115.71" table:display="true" table:show-details="true"/>
                <table:data-pilot-member table:name="39.20" table:display="true" table:show-details="true"/>
                <table:data-pilot-member table:name="39.50" table:display="true" table:show-details="true"/>
                <table:data-pilot-member table:name="42.43" table:display="true" table:show-details="true"/>
                <table:data-pilot-member table:name="66.58" table:display="true" table:show-details="true"/>
                <table:data-pilot-member table:name="328.21" table:display="true" table:show-details="true"/>
                <table:data-pilot-member table:name="94.24" table:display="true" table:show-details="true"/>
                <table:data-pilot-member table:name="352.40" table:display="true" table:show-details="true"/>
                <table:data-pilot-member table:name="229.16" table:display="true" table:show-details="true"/>
                <table:data-pilot-member table:name="41.63" table:display="true" table:show-details="true"/>
                <table:data-pilot-member table:name="35.00" table:display="true" table:show-details="true"/>
                <table:data-pilot-member table:name="224.50" table:display="true" table:show-details="true"/>
                <table:data-pilot-member table:name="128.75" table:display="true" table:show-details="true"/>
                <table:data-pilot-member table:name="96.17" table:display="true" table:show-details="true"/>
                <table:data-pilot-member table:name="177.00" table:display="true" table:show-details="true"/>
                <table:data-pilot-member table:name="1,785.97" table:display="true" table:show-details="true"/>
                <table:data-pilot-member table:name="61.33" table:display="true" table:show-details="true"/>
                <table:data-pilot-member table:name="114.79" table:display="true" table:show-details="true"/>
                <table:data-pilot-member table:name="1,788.97" table:display="true" table:show-details="true"/>
                <table:data-pilot-member table:name="268.98" table:display="true" table:show-details="true"/>
                <table:data-pilot-member table:name="184.00" table:display="true" table:show-details="true"/>
                <table:data-pilot-member table:name="1,351.83" table:display="true" table:show-details="true"/>
                <table:data-pilot-member table:name="94.12" table:display="true" table:show-details="true"/>
                <table:data-pilot-member table:name="95.94" table:display="true" table:show-details="true"/>
                <table:data-pilot-member table:name="51.06" table:display="true" table:show-details="true"/>
                <table:data-pilot-member table:name="237.17" table:display="true" table:show-details="true"/>
                <table:data-pilot-member table:name="136.16" table:display="true" table:show-details="true"/>
                <table:data-pilot-member table:name="47.95" table:display="true" table:show-details="true"/>
                <table:data-pilot-member table:name="296.31" table:display="true" table:show-details="true"/>
                <table:data-pilot-member table:name="899.51" table:display="true" table:show-details="true"/>
                <table:data-pilot-member table:name="43.12" table:display="true" table:show-details="true"/>
                <table:data-pilot-member table:name="223.26" table:display="true" table:show-details="true"/>
                <table:data-pilot-member table:name="85.25" table:display="true" table:show-details="true"/>
                <table:data-pilot-member table:name="50.00" table:display="true" table:show-details="true"/>
                <table:data-pilot-member table:name="145.84" table:display="true" table:show-details="true"/>
                <table:data-pilot-member table:name="687.09" table:display="true" table:show-details="true"/>
                <table:data-pilot-member table:name="200.00" table:display="true" table:show-details="true"/>
                <table:data-pilot-member table:name="47.63" table:display="true" table:show-details="true"/>
                <table:data-pilot-member table:name="270.42" table:display="true" table:show-details="true"/>
                <table:data-pilot-member table:name="73.70" table:display="true" table:show-details="true"/>
                <table:data-pilot-member table:name="68.00" table:display="true" table:show-details="true"/>
                <table:data-pilot-member table:name="186.00" table:display="true" table:show-details="true"/>
                <table:data-pilot-member table:name="6,101.00" table:display="true" table:show-details="true"/>
                <table:data-pilot-member table:name="73.54" table:display="true" table:show-details="true"/>
                <table:data-pilot-member table:name="60.00" table:display="true" table:show-details="true"/>
                <table:data-pilot-member table:name="68.59" table:display="true" table:show-details="true"/>
                <table:data-pilot-member table:name="563.48" table:display="true" table:show-details="true"/>
                <table:data-pilot-member table:name="123.44" table:display="true" table:show-details="true"/>
                <table:data-pilot-member table:name="165.00" table:display="true" table:show-details="true"/>
                <table:data-pilot-member table:name="87.96" table:display="true" table:show-details="true"/>
                <table:data-pilot-member table:name="212.02" table:display="true" table:show-details="true"/>
                <table:data-pilot-member table:name="142.22" table:display="true" table:show-details="true"/>
                <table:data-pilot-member table:name="413.55" table:display="true" table:show-details="true"/>
                <table:data-pilot-member table:name="1,785.34" table:display="true" table:show-details="true"/>
                <table:data-pilot-member table:name="260.00" table:display="true" table:show-details="true"/>
                <table:data-pilot-member table:name="47.00" table:display="true" table:show-details="true"/>
                <table:data-pilot-member table:name="368.63" table:display="true" table:show-details="true"/>
                <table:data-pilot-member table:name="110.71" table:display="true" table:show-details="true"/>
                <table:data-pilot-member table:name="333.05" table:display="true" table:show-details="true"/>
                <table:data-pilot-member table:name="253.25" table:display="true" table:show-details="true"/>
                <table:data-pilot-member table:name="55.63" table:display="true" table:show-details="true"/>
                <table:data-pilot-member table:name="88.50" table:display="true" table:show-details="true"/>
                <table:data-pilot-member table:name="788.44" table:display="true" table:show-details="true"/>
                <table:data-pilot-member table:name="166.36" table:display="true" table:show-details="true"/>
                <table:data-pilot-member table:name="128.00" table:display="true" table:show-details="true"/>
                <table:data-pilot-member table:name="349.31" table:display="true" table:show-details="true"/>
                <table:data-pilot-member table:name="65.26" table:display="true" table:show-details="true"/>
                <table:data-pilot-member table:name="431.02" table:display="true" table:show-details="true"/>
                <table:data-pilot-member table:name="67.95" table:display="true" table:show-details="true"/>
                <table:data-pilot-member table:name="167.13" table:display="true" table:show-details="true"/>
                <table:data-pilot-member table:name="3,956.25" table:display="true" table:show-details="true"/>
                <table:data-pilot-member table:name="92.00" table:display="true" table:show-details="true"/>
                <table:data-pilot-member table:name="203.37" table:display="true" table:show-details="true"/>
                <table:data-pilot-member table:name="45.41" table:display="true" table:show-details="true"/>
                <table:data-pilot-member table:name="287.70" table:display="true" table:show-details="true"/>
                <table:data-pilot-member table:name="113.51" table:display="true" table:show-details="true"/>
                <table:data-pilot-member table:name="185.22" table:display="true" table:show-details="true"/>
                <table:data-pilot-member table:name="445.45" table:display="true" table:show-details="true"/>
                <table:data-pilot-member table:name="52.00" table:display="true" table:show-details="true"/>
                <table:data-pilot-member table:name="76.75" table:display="true" table:show-details="true"/>
                <table:data-pilot-member table:name="323.95" table:display="true" table:show-details="true"/>
                <table:data-pilot-member table:name="46.58" table:display="true" table:show-details="true"/>
                <table:data-pilot-member table:name="53.42" table:display="true" table:show-details="true"/>
                <table:data-pilot-member table:name="404.00" table:display="true" table:show-details="true"/>
                <table:data-pilot-member table:name="574.21" table:display="true" table:show-details="true"/>
                <table:data-pilot-member table:name="408.07" table:display="true" table:show-details="true"/>
                <table:data-pilot-member table:name="210.98" table:display="true" table:show-details="true"/>
                <table:data-pilot-member table:name="54.88" table:display="true" table:show-details="true"/>
                <table:data-pilot-member table:name="121.90" table:display="true" table:show-details="true"/>
                <table:data-pilot-member table:name="56.33" table:display="true" table:show-details="true"/>
                <table:data-pilot-member table:name="1,649.40" table:display="true" table:show-details="true"/>
                <table:data-pilot-member table:name="244.18" table:display="true" table:show-details="true"/>
                <table:data-pilot-member table:name="80.00" table:display="true" table:show-details="true"/>
                <table:data-pilot-member table:name="889.15" table:display="true" table:show-details="true"/>
                <table:data-pilot-member table:name="65.73" table:display="true" table:show-details="true"/>
                <table:data-pilot-member table:name="74.08" table:display="true" table:show-details="true"/>
                <table:data-pilot-member table:name="317.01" table:display="true" table:show-details="true"/>
                <table:data-pilot-member table:name="421.27" table:display="true" table:show-details="true"/>
                <table:data-pilot-member table:name="65.77" table:display="true" table:show-details="true"/>
                <table:data-pilot-member table:name="173.37" table:display="true" table:show-details="true"/>
                <table:data-pilot-member table:name="106.86" table:display="true" table:show-details="true"/>
                <table:data-pilot-member table:name="154.26" table:display="true" table:show-details="true"/>
                <table:data-pilot-member table:name="65.99" table:display="true" table:show-details="true"/>
                <table:data-pilot-member table:name="73.00" table:display="true" table:show-details="true"/>
                <table:data-pilot-member table:name="57.26" table:display="true" table:show-details="true"/>
                <table:data-pilot-member table:name="161.89" table:display="true" table:show-details="true"/>
                <table:data-pilot-member table:name="30.10" table:display="true" table:show-details="true"/>
                <table:data-pilot-member table:name="37.88" table:display="true" table:show-details="true"/>
                <table:data-pilot-member table:name="1,589.64" table:display="true" table:show-details="true"/>
                <table:data-pilot-member table:name="531.00" table:display="true" table:show-details="true"/>
                <table:data-pilot-member table:name="41.21" table:display="true" table:show-details="true"/>
                <table:data-pilot-member table:name="228.31" table:display="true" table:show-details="true"/>
                <table:data-pilot-member table:name="312.07" table:display="true" table:show-details="true"/>
                <table:data-pilot-member table:name="92.90" table:display="true" table:show-details="true"/>
                <table:data-pilot-member table:name="56.75" table:display="true" table:show-details="true"/>
                <table:data-pilot-member table:name="102.66" table:display="true" table:show-details="true"/>
                <table:data-pilot-member table:name="366.00" table:display="true" table:show-details="true"/>
                <table:data-pilot-member table:name="115.24" table:display="true" table:show-details="true"/>
                <table:data-pilot-member table:name="56.97" table:display="true" table:show-details="true"/>
                <table:data-pilot-member table:name="178.57" table:display="true" table:show-details="true"/>
                <table:data-pilot-member table:name="146.56" table:display="true" table:show-details="true"/>
                <table:data-pilot-member table:name="191.45" table:display="true" table:show-details="true"/>
                <table:data-pilot-member table:name="247.94" table:display="true" table:show-details="true"/>
                <table:data-pilot-member table:name="407.71" table:display="true" table:show-details="true"/>
                <table:data-pilot-member table:name="812.53" table:display="true" table:show-details="true"/>
                <table:data-pilot-member table:name="441.33" table:display="true" table:show-details="true"/>
                <table:data-pilot-member table:name="528.73" table:display="true" table:show-details="true"/>
                <table:data-pilot-member table:name="140.45" table:display="true" table:show-details="true"/>
                <table:data-pilot-member table:name="271.30" table:display="true" table:show-details="true"/>
                <table:data-pilot-member table:name="1,613.75" table:display="true" table:show-details="true"/>
                <table:data-pilot-member table:name="290.42" table:display="true" table:show-details="true"/>
                <table:data-pilot-member table:name="87.70" table:display="true" table:show-details="true"/>
                <table:data-pilot-member table:name="233.24" table:display="true" table:show-details="true"/>
                <table:data-pilot-member table:name="72.23" table:display="true" table:show-details="true"/>
                <table:data-pilot-member table:name="360.00" table:display="true" table:show-details="true"/>
                <table:data-pilot-member table:name="417.92" table:display="true" table:show-details="true"/>
                <table:data-pilot-member table:name="123.99" table:display="true" table:show-details="true"/>
                <table:data-pilot-member table:name="185.89" table:display="true" table:show-details="true"/>
                <table:data-pilot-member table:name="97.10" table:display="true" table:show-details="true"/>
                <table:data-pilot-member table:name="752.44" table:display="true" table:show-details="true"/>
                <table:data-pilot-member table:name="2,089.63" table:display="true" table:show-details="true"/>
                <table:data-pilot-member table:name="142.88" table:display="true" table:show-details="true"/>
                <table:data-pilot-member table:name="2,399.00" table:display="true" table:show-details="true"/>
                <table:data-pilot-member table:name="428.74" table:display="true" table:show-details="true"/>
                <table:data-pilot-member table:name="160.40" table:display="true" table:show-details="true"/>
                <table:data-pilot-member table:name="204.00" table:display="true" table:show-details="true"/>
                <table:data-pilot-member table:name="445.63" table:display="true" table:show-details="true"/>
                <table:data-pilot-member table:name="58.53" table:display="true" table:show-details="true"/>
                <table:data-pilot-member table:name="59.00" table:display="true" table:show-details="true"/>
                <table:data-pilot-member table:name="71.50" table:display="true" table:show-details="true"/>
                <table:data-pilot-member table:name="99.81" table:display="true" table:show-details="true"/>
                <table:data-pilot-member table:name="63.02" table:display="true" table:show-details="true"/>
                <table:data-pilot-member table:name="86.86" table:display="true" table:show-details="true"/>
                <table:data-pilot-member table:name="468.57" table:display="true" table:show-details="true"/>
                <table:data-pilot-member table:name="45.25" table:display="true" table:show-details="true"/>
                <table:data-pilot-member table:name="746.00" table:display="true" table:show-details="true"/>
                <table:data-pilot-member table:name="145.42" table:display="true" table:show-details="true"/>
                <table:data-pilot-member table:name="391.73" table:display="true" table:show-details="true"/>
                <table:data-pilot-member table:name="458.03" table:display="true" table:show-details="true"/>
                <table:data-pilot-member table:name="34.30" table:display="true" table:show-details="true"/>
                <table:data-pilot-member table:name="64.85" table:display="true" table:show-details="true"/>
                <table:data-pilot-member table:name="144.61" table:display="true" table:show-details="true"/>
                <table:data-pilot-member table:name="196.71" table:display="true" table:show-details="true"/>
                <table:data-pilot-member table:name="431.84" table:display="true" table:show-details="true"/>
                <table:data-pilot-member table:name="52.67" table:display="true" table:show-details="true"/>
                <table:data-pilot-member table:name="142.35" table:display="true" table:show-details="true"/>
                <table:data-pilot-member table:name="248.50" table:display="true" table:show-details="true"/>
                <table:data-pilot-member table:name="58.25" table:display="true" table:show-details="true"/>
                <table:data-pilot-member table:name="396.81" table:display="true" table:show-details="true"/>
                <table:data-pilot-member table:name="105.09" table:display="true" table:show-details="true"/>
                <table:data-pilot-member table:name="87.07" table:display="true" table:show-details="true"/>
                <table:data-pilot-member table:name="182.21" table:display="true" table:show-details="true"/>
                <table:data-pilot-member table:name="153.69" table:display="true" table:show-details="true"/>
                <table:data-pilot-member table:name="351.85" table:display="true" table:show-details="true"/>
                <table:data-pilot-member table:name="170.32" table:display="true" table:show-details="true"/>
                <table:data-pilot-member table:name="81.86" table:display="true" table:show-details="true"/>
                <table:data-pilot-member table:name="356.72" table:display="true" table:show-details="true"/>
                <table:data-pilot-member table:name="166.29" table:display="true" table:show-details="true"/>
                <table:data-pilot-member table:name="128.31" table:display="true" table:show-details="true"/>
                <table:data-pilot-member table:name="90.82" table:display="true" table:show-details="true"/>
                <table:data-pilot-member table:name="96.92" table:display="true" table:show-details="true"/>
                <table:data-pilot-member table:name="144.53" table:display="true" table:show-details="true"/>
                <table:data-pilot-member table:name="207.22" table:display="true" table:show-details="true"/>
                <table:data-pilot-member table:name="153.46" table:display="true" table:show-details="true"/>
                <table:data-pilot-member table:name="89.92" table:display="true" table:show-details="true"/>
                <table:data-pilot-member table:name="92.35" table:display="true" table:show-details="true"/>
                <table:data-pilot-member table:name="39.98" table:display="true" table:show-details="true"/>
                <table:data-pilot-member table:name="260.32" table:display="true" table:show-details="true"/>
                <table:data-pilot-member table:name="220.00" table:display="true" table:show-details="true"/>
                <table:data-pilot-member table:name="87.35" table:display="true" table:show-details="true"/>
                <table:data-pilot-member table:name="115.29" table:display="true" table:show-details="true"/>
                <table:data-pilot-member table:name="31.70" table:display="true" table:show-details="true"/>
                <table:data-pilot-member table:name="57.71" table:display="true" table:show-details="true"/>
                <table:data-pilot-member table:name="235.04" table:display="true" table:show-details="true"/>
                <table:data-pilot-member table:name="193.60" table:display="true" table:show-details="true"/>
                <table:data-pilot-member table:name="557.11" table:display="true" table:show-details="true"/>
                <table:data-pilot-member table:name="771.88" table:display="true" table:show-details="true"/>
                <table:data-pilot-member table:name="648.87" table:display="true" table:show-details="true"/>
                <table:data-pilot-member table:name="75.47" table:display="true" table:show-details="true"/>
                <table:data-pilot-member table:name="174.89" table:display="true" table:show-details="true"/>
                <table:data-pilot-member table:name="58.90" table:display="true" table:show-details="true"/>
                <table:data-pilot-member table:name="77.20" table:display="true" table:show-details="true"/>
                <table:data-pilot-member table:name="1,843.99" table:display="true" table:show-details="true"/>
                <table:data-pilot-member table:name="49.75" table:display="true" table:show-details="true"/>
                <table:data-pilot-member table:name="179.00" table:display="true" table:show-details="true"/>
                <table:data-pilot-member table:name="245.19" table:display="true" table:show-details="true"/>
                <table:data-pilot-member table:name="82.90" table:display="true" table:show-details="true"/>
                <table:data-pilot-member table:name="529.82" table:display="true" table:show-details="true"/>
                <table:data-pilot-member table:name="91.33" table:display="true" table:show-details="true"/>
                <table:data-pilot-member table:name="1,301.20" table:display="true" table:show-details="true"/>
                <table:data-pilot-member table:name="126.50" table:display="true" table:show-details="true"/>
                <table:data-pilot-member table:name="339.95" table:display="true" table:show-details="true"/>
                <table:data-pilot-member table:name="153.23" table:display="true" table:show-details="true"/>
                <table:data-pilot-member table:name="108.62" table:display="true" table:show-details="true"/>
                <table:data-pilot-member table:name="153.48" table:display="true" table:show-details="true"/>
                <table:data-pilot-member table:name="68.86" table:display="true" table:show-details="true"/>
                <table:data-pilot-member table:name="53.96" table:display="true" table:show-details="true"/>
                <table:data-pilot-member table:name="76.89" table:display="true" table:show-details="true"/>
                <table:data-pilot-member table:name="65.34" table:display="true" table:show-details="true"/>
                <table:data-pilot-member table:name="71.81" table:display="true" table:show-details="true"/>
                <table:data-pilot-member table:name="101.17" table:display="true" table:show-details="true"/>
                <table:data-pilot-member table:name="55.54" table:display="true" table:show-details="true"/>
                <table:data-pilot-member table:name="116.71" table:display="true" table:show-details="true"/>
                <table:data-pilot-member table:name="247.90" table:display="true" table:show-details="true"/>
                <table:data-pilot-member table:name="1,504.37" table:display="true" table:show-details="true"/>
                <table:data-pilot-member table:name="258.56" table:display="true" table:show-details="true"/>
                <table:data-pilot-member table:name="74.46" table:display="true" table:show-details="true"/>
                <table:data-pilot-member table:name="118.44" table:display="true" table:show-details="true"/>
                <table:data-pilot-member table:name="141.00" table:display="true" table:show-details="true"/>
                <table:data-pilot-member table:name="93.43" table:display="true" table:show-details="true"/>
                <table:data-pilot-member table:name="116.79" table:display="true" table:show-details="true"/>
                <table:data-pilot-member table:name="-" table:display="true" table:show-details="true"/>
                <table:data-pilot-member table:name="1,051.44" table:display="true" table:show-details="true"/>
                <table:data-pilot-member table:name="474.54" table:display="true" table:show-details="true"/>
                <table:data-pilot-member table:name="99.20" table:display="true" table:show-details="true"/>
                <table:data-pilot-member table:name="297.86" table:display="true" table:show-details="true"/>
                <table:data-pilot-member table:name="81.85" table:display="true" table:show-details="true"/>
                <table:data-pilot-member table:name="1,127.06" table:display="true" table:show-details="true"/>
                <table:data-pilot-member table:name="37.42" table:display="true" table:show-details="true"/>
                <table:data-pilot-member table:name="272.00" table:display="true" table:show-details="true"/>
                <table:data-pilot-member table:name="197.13" table:display="true" table:show-details="true"/>
                <table:data-pilot-member table:name="275.34" table:display="true" table:show-details="true"/>
                <table:data-pilot-member table:name="68.37" table:display="true" table:show-details="true"/>
                <table:data-pilot-member table:name="60.20" table:display="true" table:show-details="true"/>
                <table:data-pilot-member table:name="81.50" table:display="true" table:show-details="true"/>
                <table:data-pilot-member table:name="82.66" table:display="true" table:show-details="true"/>
                <table:data-pilot-member table:name="56.42" table:display="true" table:show-details="true"/>
                <table:data-pilot-member table:name="101.81" table:display="true" table:show-details="true"/>
                <table:data-pilot-member table:name="309.97" table:display="true" table:show-details="true"/>
                <table:data-pilot-member table:name="170.00" table:display="true" table:show-details="true"/>
                <table:data-pilot-member table:name="304.40" table:display="true" table:show-details="true"/>
                <table:data-pilot-member table:name="53.50" table:display="true" table:show-details="true"/>
                <table:data-pilot-member table:name="325.46" table:display="true" table:show-details="true"/>
                <table:data-pilot-member table:name="110.67" table:display="true" table:show-details="true"/>
                <table:data-pilot-member table:name="85.63" table:display="true" table:show-details="true"/>
                <table:data-pilot-member table:name="122.66" table:display="true" table:show-details="true"/>
                <table:data-pilot-member table:name="58.70" table:display="true" table:show-details="true"/>
                <table:data-pilot-member table:name="184.22" table:display="true" table:show-details="true"/>
                <table:data-pilot-member table:name="94.38" table:display="true" table:show-details="true"/>
                <table:data-pilot-member table:name="287.94" table:display="true" table:show-details="true"/>
                <table:data-pilot-member table:name="245.87" table:display="true" table:show-details="true"/>
                <table:data-pilot-member table:name="440.70" table:display="true" table:show-details="true"/>
                <table:data-pilot-member table:name="82.84" table:display="true" table:show-details="true"/>
                <table:data-pilot-member table:name="43.58" table:display="true" table:show-details="true"/>
                <table:data-pilot-member table:name="79.20" table:display="true" table:show-details="true"/>
                <table:data-pilot-member table:name="93.51" table:display="true" table:show-details="true"/>
                <table:data-pilot-member table:name="76.15" table:display="true" table:show-details="true"/>
                <table:data-pilot-member table:name="146.95" table:display="true" table:show-details="true"/>
                <table:data-pilot-member table:name="677.63" table:display="true" table:show-details="true"/>
                <table:data-pilot-member table:name="536.90" table:display="true" table:show-details="true"/>
                <table:data-pilot-member table:name="130.23" table:display="true" table:show-details="true"/>
                <table:data-pilot-member table:name="53.91" table:display="true" table:show-details="true"/>
                <table:data-pilot-member table:name="54.00" table:display="true" table:show-details="true"/>
                <table:data-pilot-member table:name="394.78" table:display="true" table:show-details="true"/>
                <table:data-pilot-member table:name="118.23" table:display="true" table:show-details="true"/>
                <table:data-pilot-member table:name="163.08" table:display="true" table:show-details="true"/>
                <table:data-pilot-member table:name="214.31" table:display="true" table:show-details="true"/>
                <table:data-pilot-member table:name="74.00" table:display="true" table:show-details="true"/>
                <table:data-pilot-member table:name="574.00" table:display="true" table:show-details="true"/>
                <table:data-pilot-member table:name="515.54" table:display="true" table:show-details="true"/>
                <table:data-pilot-member table:name="126.04" table:display="true" table:show-details="true"/>
                <table:data-pilot-member table:name="354.55" table:display="true" table:show-details="true"/>
                <table:data-pilot-member table:name="168.50" table:display="true" table:show-details="true"/>
                <table:data-pilot-member table:name="239.33" table:display="true" table:show-details="true"/>
                <table:data-pilot-member table:name="20.00" table:display="true" table:show-details="true"/>
                <table:data-pilot-member table:name="94.19" table:display="true" table:show-details="true"/>
                <table:data-pilot-member table:name="229.00" table:display="true" table:show-details="true"/>
                <table:data-pilot-member table:name="118.36" table:display="true" table:show-details="true"/>
                <table:data-pilot-member table:name="230.73" table:display="true" table:show-details="true"/>
                <table:data-pilot-member table:name="224.28" table:display="true" table:show-details="true"/>
                <table:data-pilot-member table:name="343.00" table:display="true" table:show-details="true"/>
                <table:data-pilot-member table:name="721.40" table:display="true" table:show-details="true"/>
                <table:data-pilot-member table:name="81.33" table:display="true" table:show-details="true"/>
                <table:data-pilot-member table:name="120.00" table:display="true" table:show-details="true"/>
                <table:data-pilot-member table:name="43.40" table:display="true" table:show-details="true"/>
                <table:data-pilot-member table:name="58.00" table:display="true" table:show-details="true"/>
                <table:data-pilot-member table:name="154.85" table:display="true" table:show-details="true"/>
                <table:data-pilot-member table:name="101.26" table:display="true" table:show-details="true"/>
                <table:data-pilot-member table:name="1,288.68" table:display="true" table:show-details="true"/>
                <table:data-pilot-member table:name="2,588.52" table:display="true" table:show-details="true"/>
                <table:data-pilot-member table:name="142.59" table:display="true" table:show-details="true"/>
                <table:data-pilot-member table:name="385.00" table:display="true" table:show-details="true"/>
                <table:data-pilot-member table:name="92.06" table:display="true" table:show-details="true"/>
                <table:data-pilot-member table:name="88.99" table:display="true" table:show-details="true"/>
                <table:data-pilot-member table:name="35.40" table:display="true" table:show-details="true"/>
                <table:data-pilot-member table:name="264.10" table:display="true" table:show-details="true"/>
                <table:data-pilot-member table:name="32.63" table:display="true" table:show-details="true"/>
                <table:data-pilot-member table:name="35.24" table:display="true" table:show-details="true"/>
                <table:data-pilot-member table:name="902.00" table:display="true" table:show-details="true"/>
                <table:data-pilot-member table:name="155.32" table:display="true" table:show-details="true"/>
                <table:data-pilot-member table:name="210.00" table:display="true" table:show-details="true"/>
                <table:data-pilot-member table:name="630.00" table:display="true" table:show-details="true"/>
                <table:data-pilot-member table:name="263.21" table:display="true" table:show-details="true"/>
                <table:data-pilot-member table:name="97.29" table:display="true" table:show-details="true"/>
                <table:data-pilot-member table:name="1,143.00" table:display="true" table:show-details="true"/>
                <table:data-pilot-member table:name="238.30" table:display="true" table:show-details="true"/>
                <table:data-pilot-member table:name="350.00" table:display="true" table:show-details="true"/>
                <table:data-pilot-member table:name="1,187.16" table:display="true" table:show-details="true"/>
                <table:data-pilot-member table:name="487.64" table:display="true" table:show-details="true"/>
                <table:data-pilot-member table:name="613.60" table:display="true" table:show-details="true"/>
                <table:data-pilot-member table:name="928.02" table:display="true" table:show-details="true"/>
                <table:data-pilot-member table:name="53.32" table:display="true" table:show-details="true"/>
                <table:data-pilot-member table:name="111.29" table:display="true" table:show-details="true"/>
                <table:data-pilot-member table:name="109.50" table:display="true" table:show-details="true"/>
                <table:data-pilot-member table:name="94.53" table:display="true" table:show-details="true"/>
                <table:data-pilot-member table:name="274.00" table:display="true" table:show-details="true"/>
                <table:data-pilot-member table:name="52.13" table:display="true" table:show-details="true"/>
                <table:data-pilot-member table:name="189.50" table:display="true" table:show-details="true"/>
                <table:data-pilot-member table:name="203.20" table:display="true" table:show-details="true"/>
                <table:data-pilot-member table:name="49.76" table:display="true" table:show-details="true"/>
                <table:data-pilot-member table:name="76.34" table:display="true" table:show-details="true"/>
                <table:data-pilot-member table:name="462.02" table:display="true" table:show-details="true"/>
                <table:data-pilot-member table:name="171.79" table:display="true" table:show-details="true"/>
                <table:data-pilot-member table:name="50.11" table:display="true" table:show-details="true"/>
                <table:data-pilot-member table:name="361.33" table:display="true" table:show-details="true"/>
                <table:data-pilot-member table:name="41.60" table:display="true" table:show-details="true"/>
                <table:data-pilot-member table:name="128.96" table:display="true" table:show-details="true"/>
                <table:data-pilot-member table:name="62.66" table:display="true" table:show-details="true"/>
                <table:data-pilot-member table:name="482.60" table:display="true" table:show-details="true"/>
                <table:data-pilot-member table:name="279.20" table:display="true" table:show-details="true"/>
                <table:data-pilot-member table:name="61.58" table:display="true" table:show-details="true"/>
                <table:data-pilot-member table:name="72.02" table:display="true" table:show-details="true"/>
                <table:data-pilot-member table:name="2,330.60" table:display="true" table:show-details="true"/>
                <table:data-pilot-member table:name="263.00" table:display="true" table:show-details="true"/>
                <table:data-pilot-member table:name="105.32" table:display="true" table:show-details="true"/>
                <table:data-pilot-member table:name="65.00" table:display="true" table:show-details="true"/>
                <table:data-pilot-member table:name="37.54" table:display="true" table:show-details="true"/>
                <table:data-pilot-member table:name="213.93" table:display="true" table:show-details="true"/>
                <table:data-pilot-member table:name="176.40" table:display="true" table:show-details="true"/>
                <table:data-pilot-member table:name="24.99" table:display="true" table:show-details="true"/>
                <table:data-pilot-member table:name="103.46" table:display="true" table:show-details="true"/>
                <table:data-pilot-member table:name="367.00" table:display="true" table:show-details="true"/>
                <table:data-pilot-member table:name="783.1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qDay" table:orientation="hidden" table:used-hierarchy="-1" table:function="auto">
            <table:data-pilot-level table:show-empty="false" calcext:repeat-item-labels="false">
              <table:data-pilot-subtotals>
                <table:data-pilot-subtotal table:function="auto"/>
              </table:data-pilot-subtotals>
              <table:data-pilot-members>
                <table:data-pilot-member table:name="Tue" table:display="true" table:show-details="true"/>
                <table:data-pilot-member table:name="Wed" table:display="true" table:show-details="true"/>
                <table:data-pilot-member table:name="Thu" table:display="true" table:show-details="true"/>
                <table:data-pilot-member table:name="Fri" table:display="true" table:show-details="true"/>
                <table:data-pilot-member table:name="Sat" table:display="true" table:show-details="true"/>
                <table:data-pilot-member table:name="Mon"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WorkDay" table:orientation="hidden" table:used-hierarchy="-1" table:function="auto">
            <table:data-pilot-level table:show-empty="false" calcext:repeat-item-labels="false">
              <table:data-pilot-subtotals>
                <table:data-pilot-subtotal table:function="auto"/>
              </table:data-pilot-subtotals>
              <table:data-pilot-members>
                <table:data-pilot-member table:name="Tue" table:display="true" table:show-details="true"/>
                <table:data-pilot-member table:name="Fri" table:display="true" table:show-details="true"/>
                <table:data-pilot-member table:name="Thu" table:display="true" table:show-details="true"/>
                <table:data-pilot-member table:name="Wed" table:display="true" table:show-details="true"/>
                <table:data-pilot-member table:name="Sat" table:display="true" table:show-details="true"/>
                <table:data-pilot-member table:name="Mon"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Service" table:orientation="row" table:used-hierarchy="-1" table:function="auto">
            <table:data-pilot-level table:show-empty="false" calcext:repeat-item-labels="false">
              <table:data-pilot-subtotals>
                <table:data-pilot-subtotal table:function="auto"/>
              </table:data-pilot-subtotals>
              <table:data-pilot-members>
                <table:data-pilot-member table:name="Assess" table:display="true" table:show-details="true"/>
                <table:data-pilot-member table:name="Replace" table:display="true" table:show-details="true"/>
                <table:data-pilot-member table:name="Deliver" table:display="true" table:show-details="true"/>
                <table:data-pilot-member table:name="Repair" table:display="true" table:show-details="true"/>
                <table:data-pilot-member table:name="Install" table:display="true" table:show-details="true"/>
              </table:data-pilot-members>
              <table:data-pilot-sort-info table:order="descending" table:data-field="Service" table:sort-mode="data"/>
              <table:data-pilot-layout-info table:add-empty-lines="false" table:layout-mode="tabular-layout"/>
            </table:data-pilot-level>
          </table:data-pilot-field>
          <table:data-pilot-field table:source-field-name="" table:is-data-layout-field="true" table:orientation="column" table:used-hierarchy="-1" table:function="auto">
            <table:data-pilot-level calcext:repeat-item-labels="false"/>
          </table:data-pilot-field>
          <table:data-pilot-field table:source-field-name="Service" table:orientation="data" table:used-hierarchy="-1" table:function="count">
            <table:data-pilot-level table:show-empty="false" calcext:repeat-item-labels="false">
              <table:data-pilot-subtotals>
                <table:data-pilot-subtotal table:function="auto"/>
              </table:data-pilot-subtotals>
              <table:data-pilot-members>
                <table:data-pilot-member table:name="Assess" table:display="true" table:show-details="true"/>
                <table:data-pilot-member table:name="Replace" table:display="true" table:show-details="true"/>
                <table:data-pilot-member table:name="Deliver" table:display="true" table:show-details="true"/>
                <table:data-pilot-member table:name="Repair" table:display="true" table:show-details="true"/>
                <table:data-pilot-member table:name="Install" table:display="true" table:show-details="true"/>
              </table:data-pilot-members>
              <table:data-pilot-sort-info table:order="descending" table:data-field="Service" table:sort-mode="data"/>
              <table:data-pilot-layout-info table:add-empty-lines="false" table:layout-mode="tabular-layout"/>
            </table:data-pilot-level>
            <table:data-pilot-field-reference table:type="column-percentage" table:field-name="ID" table:member-type="named" table:member-name=""/>
          </table:data-pilot-field>
          <table:data-pilot-field table:source-field-name="Service" table:orientation="data" table:used-hierarchy="-1" table:function="auto">
            <table:data-pilot-level table:show-empty="false" calcext:repeat-item-labels="false">
              <table:data-pilot-subtotals>
                <table:data-pilot-subtotal table:function="auto"/>
              </table:data-pilot-subtotals>
              <table:data-pilot-members>
                <table:data-pilot-member table:name="Assess" table:display="true" table:show-details="true"/>
                <table:data-pilot-member table:name="Replace" table:display="true" table:show-details="true"/>
                <table:data-pilot-member table:name="Deliver" table:display="true" table:show-details="true"/>
                <table:data-pilot-member table:name="Repair" table:display="true" table:show-details="true"/>
                <table:data-pilot-member table:name="Install" table:display="true" table:show-details="true"/>
              </table:data-pilot-members>
              <table:data-pilot-sort-info table:order="descending" table:data-field="Service" table:sort-mode="data"/>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textual="true"/>
      <number:text>-</number:text>
      <number:year/>
    </number:date-style>
    <number:date-style style:name="N126">
      <number:day/>
      <number:text>-</number:text>
      <number:month number:textual="true"/>
      <number:text>-</number:text>
      <number:year/>
    </number:date-style>
    <number:date-style style:name="N127">
      <number:day number:style="long"/>
      <number:text>-</number:text>
      <number:month number:style="long" number:textual="true"/>
      <number:text>-</number:text>
      <number:year/>
    </number:date-style>
    <number:date-style style:name="N128">
      <number:day/>
      <number:text>-</number:text>
      <number:month number:style="long" number:textual="true"/>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1008pt" fo:page-height="612pt" style:num-format="1" style:print-orientation="landscape" fo:margin-top="54pt" fo:margin-bottom="54pt" fo:margin-left="18pt" fo:margin-right="18pt" style:print-page-order="ltr" style:first-page-number="continue" loext:scale-to-X="1" loext:scale-to-Y="1" style:table-centering="vertical"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Pivot_20_Tables" style:display-name="PageStyle_Pivot Tabl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9736" meta:object-count="9"/>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chart:data-label-number="percentage" chart:data-label-text="false" chart:data-label-symbol="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4">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data-style-name="N4">
      <style:chart-properties chart:link-data-style-to-source="true" chart:data-label-number="percentage" chart:data-label-text="false" chart:data-label-symbol="false" chart:label-position="avoid-overlap">
        <chart:label-separator>
          <text:p>; </text:p>
        </chart:label-separator>
      </style:chart-properties>
      <style:graphic-properties draw:stroke="none" draw:fill-color="#4285f4"/>
      <style:text-properties fo:color="#000000" style:text-position="0% 100%" fo:font-family="Arial" fo:font-size="10pt" style:font-family-asian="Arial" style:font-size-asian="10pt" style:font-family-complex="Arial" style:font-size-complex="10pt"/>
    </style:style>
    <style:style style:name="ch7" style:family="chart">
      <style:chart-properties chart:solid-type="cuboid"/>
      <style:graphic-properties draw:fill-color="#1c4587"/>
    </style:style>
    <style:style style:name="ch8" style:family="chart">
      <style:chart-properties chart:solid-type="cuboid"/>
      <style:graphic-properties draw:fill-color="#1155cc"/>
    </style:style>
    <style:style style:name="ch9" style:family="chart">
      <style:chart-properties chart:solid-type="cuboid"/>
      <style:graphic-properties draw:fill-color="#3c78d8"/>
    </style:style>
    <style:style style:name="ch10" style:family="chart">
      <style:chart-properties chart:solid-type="cuboid"/>
      <style:graphic-properties draw:fill-color="#6d9eeb"/>
    </style:style>
    <style:style style:name="ch11" style:family="chart">
      <style:chart-properties chart:solid-type="cuboid"/>
      <style:graphic-properties draw:fill-color="#a4c2f4"/>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0.001cm" svg:height="9.208cm" xlink:href=".." xlink:type="simple" chart:class="chart:ring" chart:style-name="ch1">
        <chart:legend chart:legend-position="top" svg:x="2.608cm" svg:y="0.185cm" style:legend-expansion="wide" chart:style-name="ch2"/>
        <chart:plot-area chart:style-name="ch3" table:cell-range-address="'Pivot Tables'.A6:'Pivot Tables'.A11 'Pivot Tables'.G6:'Pivot Tables'.G11" chart:data-source-has-labels="column" svg:x="0.2cm" svg:y="1.465cm" svg:width="9.601cm" svg:height="7.559cm">
          <chartooo:coordinate-region svg:x="1.221cm" svg:y="1.466cm" svg:width="7.558cm" svg:height="7.558cm"/>
          <chart:axis chart:dimension="x" chart:name="primary-x" chart:style-name="ch4" chartooo:axis-type="text">
            <chart:categories table:cell-range-address="'Pivot Tables'.A6:'Pivot Tables'.A11"/>
          </chart:axis>
          <chart:axis chart:dimension="y" chart:name="primary-y" chart:style-name="ch5"/>
          <chart:series chart:style-name="ch6" chart:values-cell-range-address="'Pivot Tables'.G6:'Pivot Tables'.G11" chart:class="chart:circle">
            <chart:data-point chart:style-name="ch7"/>
            <chart:data-point chart:style-name="ch8"/>
            <chart:data-point chart:style-name="ch9" chart:repeated="2"/>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G</text:p>
              </table:table-cell>
            </table:table-row>
          </table:table-header-rows>
          <table:table-rows>
            <table:table-row>
              <table:table-cell office:value-type="string">
                <text:p>Khan</text:p>
                <draw:g>
                  <svg:desc>'Pivot Tables'.A6:'Pivot Tables'.A11</svg:desc>
                </draw:g>
              </table:table-cell>
              <table:table-cell office:value-type="float" office:value="27129.64">
                <text:p>27129.64</text:p>
                <draw:g>
                  <svg:desc>'Pivot Tables'.G6:'Pivot Tables'.G11</svg:desc>
                </draw:g>
              </table:table-cell>
            </table:table-row>
            <table:table-row>
              <table:table-cell office:value-type="string">
                <text:p>Burton</text:p>
              </table:table-cell>
              <table:table-cell office:value-type="float" office:value="25828.95">
                <text:p>25828.95</text:p>
              </table:table-cell>
            </table:table-row>
            <table:table-row>
              <table:table-cell office:value-type="string">
                <text:p>Michner</text:p>
              </table:table-cell>
              <table:table-cell office:value-type="float" office:value="24458.73">
                <text:p>24458.73</text:p>
              </table:table-cell>
            </table:table-row>
            <table:table-row>
              <table:table-cell office:value-type="string">
                <text:p>Lopez</text:p>
              </table:table-cell>
              <table:table-cell office:value-type="float" office:value="20179.81">
                <text:p>20179.81</text:p>
              </table:table-cell>
            </table:table-row>
            <table:table-row>
              <table:table-cell office:value-type="string">
                <text:p>Cartier</text:p>
              </table:table-cell>
              <table:table-cell office:value-type="float" office:value="18222.59">
                <text:p>18222.59</text:p>
              </table:table-cell>
            </table:table-row>
            <table:table-row>
              <table:table-cell office:value-type="string">
                <text:p>Ling</text:p>
              </table:table-cell>
              <table:table-cell office:value-type="float" office:value="16731.12">
                <text:p>16731.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tacked="true"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18cm" svg:stroke-color="#b7b7b7"/>
    </style:style>
    <style:style style:name="ch8" style:family="chart" style:data-style-name="N0">
      <style:chart-properties chart:link-data-style-to-source="true"/>
      <style:graphic-properties draw:fill-color="#4285f4"/>
      <style:text-properties fo:font-size="10pt" style:font-size-asian="10pt" style:font-size-complex="10pt"/>
    </style:style>
    <style:style style:name="ch9" style:family="chart" style:data-style-name="N0">
      <style:chart-properties chart:link-data-style-to-source="true"/>
      <style:graphic-properties draw:fill-color="#ea4335"/>
      <style:text-properties fo:font-size="10pt" style:font-size-asian="10pt" style:font-size-complex="10pt"/>
    </style:style>
    <style:style style:name="ch10" style:family="chart" style:data-style-name="N0">
      <style:chart-properties chart:link-data-style-to-source="true"/>
      <style:graphic-properties draw:fill-color="#fbbc04"/>
      <style:text-properties fo:font-size="10pt" style:font-size-asian="10pt" style:font-size-complex="10pt"/>
    </style:style>
    <style:style style:name="ch11" style:family="chart" style:data-style-name="N0">
      <style:chart-properties chart:link-data-style-to-source="true"/>
      <style:graphic-properties draw:fill-color="#34a853"/>
      <style:text-properties fo:font-size="10pt" style:font-size-asian="10pt" style:font-size-complex="10pt"/>
    </style:style>
    <style:style style:name="ch12" style:family="chart" style:data-style-name="N0">
      <style:chart-properties chart:link-data-style-to-source="true"/>
      <style:graphic-properties draw:fill-color="#ff6d01"/>
      <style:text-properties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16.51cm" svg:height="7.726cm" xlink:href=".." xlink:type="simple" chart:class="chart:bar" chart:style-name="ch1">
        <chart:legend chart:legend-position="end" svg:x="13.559cm" svg:y="2.568cm" style:legend-expansion="high" chart:style-name="ch2"/>
        <chart:plot-area chart:style-name="ch3" table:cell-range-address="'Pivot Tables'.M4:'Pivot Tables'.R10" chart:data-source-has-labels="both" svg:x="0.33cm" svg:y="0.154cm" svg:width="12.899cm" svg:height="6.388cm">
          <chartooo:coordinate-region svg:x="0.987cm" svg:y="0.353cm" svg:width="12.242cm" svg:height="5.692cm"/>
          <chart:axis chart:dimension="x" chart:name="primary-x" chart:style-name="ch4" chartooo:axis-type="text">
            <chart:title svg:x="5.405cm" svg:y="6.697cm" chart:style-name="ch5">
              <text:p>Payment Method</text:p>
            </chart:title>
            <chart:categories table:cell-range-address="'Pivot Tables'.M6:'Pivot Tables'.M10"/>
          </chart:axis>
          <chart:axis chart:dimension="y" chart:name="primary-y" chart:style-name="ch6">
            <chart:grid chart:style-name="ch7" chart:class="major"/>
          </chart:axis>
          <chart:series chart:style-name="ch8" chart:values-cell-range-address="'Pivot Tables'.N6:'Pivot Tables'.N10" chart:label-cell-address="'Pivot Tables'.N4:'Pivot Tables'.N5" chart:class="chart:bar">
            <chart:data-point chart:repeated="5"/>
          </chart:series>
          <chart:series chart:style-name="ch9" chart:values-cell-range-address="'Pivot Tables'.O6:'Pivot Tables'.O10" chart:label-cell-address="'Pivot Tables'.O4:'Pivot Tables'.O5" chart:class="chart:bar">
            <chart:data-point chart:repeated="5"/>
          </chart:series>
          <chart:series chart:style-name="ch10" chart:values-cell-range-address="'Pivot Tables'.P6:'Pivot Tables'.P10" chart:label-cell-address="'Pivot Tables'.P4:'Pivot Tables'.P5" chart:class="chart:bar">
            <chart:data-point chart:repeated="5"/>
          </chart:series>
          <chart:series chart:style-name="ch11" chart:values-cell-range-address="'Pivot Tables'.Q6:'Pivot Tables'.Q10" chart:label-cell-address="'Pivot Tables'.Q4:'Pivot Tables'.Q5" chart:class="chart:bar">
            <chart:data-point chart:repeated="5"/>
          </chart:series>
          <chart:series chart:style-name="ch12" chart:values-cell-range-address="'Pivot Tables'.R6:'Pivot Tables'.R10" chart:label-cell-address="'Pivot Tables'.R4:'Pivot Tables'.R5"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vice Install</text:p>
                <text:list>
                  <text:list-item>
                    <text:p>Service</text:p>
                  </text:list-item>
                  <text:list-item>
                    <text:p>Install</text:p>
                  </text:list-item>
                </text:list>
                <draw:g>
                  <svg:desc>'Pivot Tables'.N4:'Pivot Tables'.N5</svg:desc>
                </draw:g>
              </table:table-cell>
              <table:table-cell office:value-type="string">
                <text:p>Repair</text:p>
                <text:list>
                  <text:list-item>
                    <text:p/>
                  </text:list-item>
                  <text:list-item>
                    <text:p>Repair</text:p>
                  </text:list-item>
                </text:list>
                <draw:g>
                  <svg:desc>'Pivot Tables'.O4:'Pivot Tables'.O5</svg:desc>
                </draw:g>
              </table:table-cell>
              <table:table-cell office:value-type="string">
                <text:p>Deliver</text:p>
                <text:list>
                  <text:list-item>
                    <text:p/>
                  </text:list-item>
                  <text:list-item>
                    <text:p>Deliver</text:p>
                  </text:list-item>
                </text:list>
                <draw:g>
                  <svg:desc>'Pivot Tables'.P4:'Pivot Tables'.P5</svg:desc>
                </draw:g>
              </table:table-cell>
              <table:table-cell office:value-type="string">
                <text:p>Replace</text:p>
                <text:list>
                  <text:list-item>
                    <text:p/>
                  </text:list-item>
                  <text:list-item>
                    <text:p>Replace</text:p>
                  </text:list-item>
                </text:list>
                <draw:g>
                  <svg:desc>'Pivot Tables'.Q4:'Pivot Tables'.Q5</svg:desc>
                </draw:g>
              </table:table-cell>
              <table:table-cell office:value-type="string">
                <text:p>Assess</text:p>
                <text:list>
                  <text:list-item>
                    <text:p/>
                  </text:list-item>
                  <text:list-item>
                    <text:p>Assess</text:p>
                  </text:list-item>
                </text:list>
                <draw:g>
                  <svg:desc>'Pivot Tables'.R4:'Pivot Tables'.R5</svg:desc>
                </draw:g>
              </table:table-cell>
            </table:table-row>
          </table:table-header-rows>
          <table:table-rows>
            <table:table-row>
              <table:table-cell office:value-type="string">
                <text:p>Account</text:p>
                <draw:g>
                  <svg:desc>'Pivot Tables'.M6:'Pivot Tables'.M10</svg:desc>
                </draw:g>
              </table:table-cell>
              <table:table-cell office:value-type="float" office:value="12">
                <text:p>12</text:p>
                <draw:g>
                  <svg:desc>'Pivot Tables'.N6:'Pivot Tables'.N10</svg:desc>
                </draw:g>
              </table:table-cell>
              <table:table-cell office:value-type="float" office:value="13">
                <text:p>13</text:p>
                <draw:g>
                  <svg:desc>'Pivot Tables'.O6:'Pivot Tables'.O10</svg:desc>
                </draw:g>
              </table:table-cell>
              <table:table-cell office:value-type="float" office:value="50">
                <text:p>50</text:p>
                <draw:g>
                  <svg:desc>'Pivot Tables'.P6:'Pivot Tables'.P10</svg:desc>
                </draw:g>
              </table:table-cell>
              <table:table-cell office:value-type="float" office:value="65">
                <text:p>65</text:p>
                <draw:g>
                  <svg:desc>'Pivot Tables'.Q6:'Pivot Tables'.Q10</svg:desc>
                </draw:g>
              </table:table-cell>
              <table:table-cell office:value-type="float" office:value="107">
                <text:p>107</text:p>
                <draw:g>
                  <svg:desc>'Pivot Tables'.R6:'Pivot Tables'.R10</svg:desc>
                </draw:g>
              </table:table-cell>
            </table:table-row>
            <table:table-row>
              <table:table-cell office:value-type="string">
                <text:p>C.O.D.</text:p>
              </table:table-cell>
              <table:table-cell office:value-type="float" office:value="9">
                <text:p>9</text:p>
              </table:table-cell>
              <table:table-cell office:value-type="float" office:value="22">
                <text:p>22</text:p>
              </table:table-cell>
              <table:table-cell office:value-type="float" office:value="16">
                <text:p>16</text:p>
              </table:table-cell>
              <table:table-cell office:value-type="float" office:value="47">
                <text:p>47</text:p>
              </table:table-cell>
              <table:table-cell office:value-type="float" office:value="56">
                <text:p>56</text:p>
              </table:table-cell>
            </table:table-row>
            <table:table-row>
              <table:table-cell office:value-type="string">
                <text:p>P.O.</text:p>
              </table:table-cell>
              <table:table-cell office:value-type="float" office:value="8">
                <text:p>8</text:p>
              </table:table-cell>
              <table:table-cell office:value-type="float" office:value="2">
                <text:p>2</text:p>
              </table:table-cell>
              <table:table-cell office:value-type="float" office:value="13">
                <text:p>13</text:p>
              </table:table-cell>
              <table:table-cell office:value-type="float" office:value="19">
                <text:p>19</text:p>
              </table:table-cell>
              <table:table-cell office:value-type="float" office:value="44">
                <text:p>44</text:p>
              </table:table-cell>
            </table:table-row>
            <table:table-row>
              <table:table-cell office:value-type="string">
                <text:p>Warranty</text:p>
              </table:table-cell>
              <table:table-cell office:value-type="float" office:value="1">
                <text:p>1</text:p>
              </table:table-cell>
              <table:table-cell office:value-type="float" office:value="3">
                <text:p>3</text:p>
              </table:table-cell>
              <table:table-cell office:value-type="float" office:value="3">
                <text:p>3</text:p>
              </table:table-cell>
              <table:table-cell office:value-type="float" office:value="2">
                <text:p>2</text:p>
              </table:table-cell>
              <table:table-cell office:value-type="float" office:value="6">
                <text:p>6</text:p>
              </table:table-cell>
            </table:table-row>
            <table:table-row>
              <table:table-cell office:value-type="string">
                <text:p>Credit</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tacked="true"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18cm" svg:stroke-color="#b7b7b7"/>
    </style:style>
    <style:style style:name="ch8" style:family="chart" style:data-style-name="N0">
      <style:chart-properties chart:link-data-style-to-source="true"/>
      <style:graphic-properties draw:fill-color="#4285f4"/>
      <style:text-properties fo:font-size="10pt" style:font-size-asian="10pt" style:font-size-complex="10pt"/>
    </style:style>
    <style:style style:name="ch9" style:family="chart" style:data-style-name="N0">
      <style:chart-properties chart:link-data-style-to-source="true"/>
      <style:graphic-properties draw:fill-color="#ea4335"/>
      <style:text-properties fo:font-size="10pt" style:font-size-asian="10pt" style:font-size-complex="10pt"/>
    </style:style>
    <style:style style:name="ch10" style:family="chart" style:data-style-name="N0">
      <style:chart-properties chart:link-data-style-to-source="true"/>
      <style:graphic-properties draw:fill-color="#fbbc04"/>
      <style:text-properties fo:font-size="10pt" style:font-size-asian="10pt" style:font-size-complex="10pt"/>
    </style:style>
    <style:style style:name="ch11" style:family="chart" style:data-style-name="N0">
      <style:chart-properties chart:link-data-style-to-source="true"/>
      <style:graphic-properties draw:fill-color="#34a853"/>
      <style:text-properties fo:font-size="10pt" style:font-size-asian="10pt" style:font-size-complex="10pt"/>
    </style:style>
    <style:style style:name="ch12" style:family="chart" style:data-style-name="N0">
      <style:chart-properties chart:link-data-style-to-source="true"/>
      <style:graphic-properties draw:fill-color="#ff6d01"/>
      <style:text-properties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16.51cm" svg:height="7.726cm" xlink:href=".." xlink:type="simple" chart:class="chart:bar" chart:style-name="ch1">
        <chart:legend chart:legend-position="start" svg:x="0.21cm" svg:y="2.568cm" style:legend-expansion="high" chart:style-name="ch2"/>
        <chart:plot-area chart:style-name="ch3" table:cell-range-address="'Pivot Tables'.A5:'Pivot Tables'.F11" chart:data-source-has-labels="both" svg:x="2.329cm" svg:y="0.154cm" svg:width="13.851cm" svg:height="6.388cm">
          <chartooo:coordinate-region svg:x="3.356cm" svg:y="0.353cm" svg:width="12.824cm" svg:height="5.692cm"/>
          <chart:axis chart:dimension="x" chart:name="primary-x" chart:style-name="ch4" chartooo:axis-type="text">
            <chart:title svg:x="8.436cm" svg:y="6.697cm" chart:style-name="ch5">
              <text:p>LeadTech</text:p>
            </chart:title>
            <chart:categories table:cell-range-address="'Pivot Tables'.A6:'Pivot Tables'.A11"/>
          </chart:axis>
          <chart:axis chart:dimension="y" chart:name="primary-y" chart:style-name="ch6">
            <chart:grid chart:style-name="ch7" chart:class="major"/>
          </chart:axis>
          <chart:series chart:style-name="ch8" chart:values-cell-range-address="'Pivot Tables'.B6:'Pivot Tables'.B11" chart:label-cell-address="'Pivot Tables'.B5:'Pivot Tables'.B5" chart:class="chart:bar">
            <chart:data-point chart:repeated="6"/>
          </chart:series>
          <chart:series chart:style-name="ch9" chart:values-cell-range-address="'Pivot Tables'.C6:'Pivot Tables'.C11" chart:label-cell-address="'Pivot Tables'.C5:'Pivot Tables'.C5" chart:class="chart:bar">
            <chart:data-point chart:repeated="6"/>
          </chart:series>
          <chart:series chart:style-name="ch10" chart:values-cell-range-address="'Pivot Tables'.D6:'Pivot Tables'.D11" chart:label-cell-address="'Pivot Tables'.D5:'Pivot Tables'.D5" chart:class="chart:bar">
            <chart:data-point chart:repeated="6"/>
          </chart:series>
          <chart:series chart:style-name="ch11" chart:values-cell-range-address="'Pivot Tables'.E6:'Pivot Tables'.E11" chart:label-cell-address="'Pivot Tables'.E5:'Pivot Tables'.E5" chart:class="chart:bar">
            <chart:data-point chart:repeated="6"/>
          </chart:series>
          <chart:series chart:style-name="ch12" chart:values-cell-range-address="'Pivot Tables'.F6:'Pivot Tables'.F11" chart:label-cell-address="'Pivot Tables'.F5:'Pivot Tables'.F5"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ssess</text:p>
                <draw:g>
                  <svg:desc>'Pivot Tables'.B5:'Pivot Tables'.B5</svg:desc>
                </draw:g>
              </table:table-cell>
              <table:table-cell office:value-type="string">
                <text:p>Deliver</text:p>
                <draw:g>
                  <svg:desc>'Pivot Tables'.C5:'Pivot Tables'.C5</svg:desc>
                </draw:g>
              </table:table-cell>
              <table:table-cell office:value-type="string">
                <text:p>Install</text:p>
                <draw:g>
                  <svg:desc>'Pivot Tables'.D5:'Pivot Tables'.D5</svg:desc>
                </draw:g>
              </table:table-cell>
              <table:table-cell office:value-type="string">
                <text:p>Repair</text:p>
                <draw:g>
                  <svg:desc>'Pivot Tables'.E5:'Pivot Tables'.E5</svg:desc>
                </draw:g>
              </table:table-cell>
              <table:table-cell office:value-type="string">
                <text:p>Replace</text:p>
                <draw:g>
                  <svg:desc>'Pivot Tables'.F5:'Pivot Tables'.F5</svg:desc>
                </draw:g>
              </table:table-cell>
            </table:table-row>
          </table:table-header-rows>
          <table:table-rows>
            <table:table-row>
              <table:table-cell office:value-type="string">
                <text:p>Khan</text:p>
                <draw:g>
                  <svg:desc>'Pivot Tables'.A6:'Pivot Tables'.A11</svg:desc>
                </draw:g>
              </table:table-cell>
              <table:table-cell office:value-type="float" office:value="8423.31">
                <text:p>8423.31</text:p>
                <draw:g>
                  <svg:desc>'Pivot Tables'.B6:'Pivot Tables'.B11</svg:desc>
                </draw:g>
              </table:table-cell>
              <table:table-cell office:value-type="float" office:value="1474.21">
                <text:p>1474.21</text:p>
                <draw:g>
                  <svg:desc>'Pivot Tables'.C6:'Pivot Tables'.C11</svg:desc>
                </draw:g>
              </table:table-cell>
              <table:table-cell office:value-type="float" office:value="3053.97">
                <text:p>3053.97</text:p>
                <draw:g>
                  <svg:desc>'Pivot Tables'.D6:'Pivot Tables'.D11</svg:desc>
                </draw:g>
              </table:table-cell>
              <table:table-cell office:value-type="float" office:value="4955.34">
                <text:p>4955.34</text:p>
                <draw:g>
                  <svg:desc>'Pivot Tables'.E6:'Pivot Tables'.E11</svg:desc>
                </draw:g>
              </table:table-cell>
              <table:table-cell office:value-type="float" office:value="9222.81">
                <text:p>9222.81</text:p>
                <draw:g>
                  <svg:desc>'Pivot Tables'.F6:'Pivot Tables'.F11</svg:desc>
                </draw:g>
              </table:table-cell>
            </table:table-row>
            <table:table-row>
              <table:table-cell office:value-type="string">
                <text:p>Burton</text:p>
              </table:table-cell>
              <table:table-cell office:value-type="float" office:value="5545.6">
                <text:p>5545.6</text:p>
              </table:table-cell>
              <table:table-cell office:value-type="float" office:value="1108.11">
                <text:p>1108.11</text:p>
              </table:table-cell>
              <table:table-cell office:value-type="float" office:value="1889.38">
                <text:p>1889.38</text:p>
              </table:table-cell>
              <table:table-cell office:value-type="float" office:value="7931.16">
                <text:p>7931.16</text:p>
              </table:table-cell>
              <table:table-cell office:value-type="float" office:value="9354.7">
                <text:p>9354.7</text:p>
              </table:table-cell>
            </table:table-row>
            <table:table-row>
              <table:table-cell office:value-type="string">
                <text:p>Michner</text:p>
              </table:table-cell>
              <table:table-cell office:value-type="float" office:value="6861.57">
                <text:p>6861.57</text:p>
              </table:table-cell>
              <table:table-cell office:value-type="float" office:value="1071.32">
                <text:p>1071.32</text:p>
              </table:table-cell>
              <table:table-cell office:value-type="float" office:value="8574.18">
                <text:p>8574.18</text:p>
              </table:table-cell>
              <table:table-cell office:value-type="float" office:value="3378.61">
                <text:p>3378.61</text:p>
              </table:table-cell>
              <table:table-cell office:value-type="float" office:value="4573.05">
                <text:p>4573.05</text:p>
              </table:table-cell>
            </table:table-row>
            <table:table-row>
              <table:table-cell office:value-type="string">
                <text:p>Lopez</text:p>
              </table:table-cell>
              <table:table-cell office:value-type="float" office:value="6740.02">
                <text:p>6740.02</text:p>
              </table:table-cell>
              <table:table-cell office:value-type="float" office:value="1511.9">
                <text:p>1511.9</text:p>
              </table:table-cell>
              <table:table-cell office:value-type="float" office:value="8079.51">
                <text:p>8079.51</text:p>
              </table:table-cell>
              <table:table-cell office:value-type="float" office:value="2218.38">
                <text:p>2218.38</text:p>
              </table:table-cell>
              <table:table-cell office:value-type="float" office:value="1630">
                <text:p>1630</text:p>
              </table:table-cell>
            </table:table-row>
            <table:table-row>
              <table:table-cell office:value-type="string">
                <text:p>Cartier</text:p>
              </table:table-cell>
              <table:table-cell office:value-type="float" office:value="3330.87">
                <text:p>3330.87</text:p>
              </table:table-cell>
              <table:table-cell office:value-type="float" office:value="1050.2">
                <text:p>1050.2</text:p>
              </table:table-cell>
              <table:table-cell office:value-type="float" office:value="721.4">
                <text:p>721.4</text:p>
              </table:table-cell>
              <table:table-cell office:value-type="float" office:value="4038.01">
                <text:p>4038.01</text:p>
              </table:table-cell>
              <table:table-cell office:value-type="float" office:value="9082.11">
                <text:p>9082.11</text:p>
              </table:table-cell>
            </table:table-row>
            <table:table-row>
              <table:table-cell office:value-type="string">
                <text:p>Ling</text:p>
              </table:table-cell>
              <table:table-cell office:value-type="float" office:value="4714.74">
                <text:p>4714.74</text:p>
              </table:table-cell>
              <table:table-cell office:value-type="float" office:value="1315.39">
                <text:p>1315.39</text:p>
              </table:table-cell>
              <table:table-cell office:value-type="float" office:value="1322.19">
                <text:p>1322.19</text:p>
              </table:table-cell>
              <table:table-cell office:value-type="float" office:value="2817.68">
                <text:p>2817.68</text:p>
              </table:table-cell>
              <table:table-cell office:value-type="float" office:value="6561.12">
                <text:p>6561.1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chart:data-label-number="percentage" chart:data-label-text="false" chart:data-label-symbol="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link-data-style-to-source="true" chart:data-label-number="percentage" chart:data-label-text="false" chart:data-label-symbol="false" chart:label-position="avoid-overlap">
        <chart:label-separator>
          <text:p>; </text:p>
        </chart:label-separator>
      </style:chart-properties>
      <style:graphic-properties draw:stroke="none" draw:fill-color="#4285f4"/>
      <style:text-properties fo:color="#000000" style:text-position="0% 100%" fo:font-family="Arial" fo:font-size="10pt" style:font-family-asian="Arial" style:font-size-asian="10pt" style:font-family-complex="Arial" style:font-size-complex="10pt"/>
    </style:style>
    <style:style style:name="ch7" style:family="chart">
      <style:chart-properties chart:solid-type="cuboid"/>
      <style:graphic-properties draw:fill-color="#274e13"/>
    </style:style>
    <style:style style:name="ch8" style:family="chart">
      <style:chart-properties chart:solid-type="cuboid"/>
      <style:graphic-properties draw:fill-color="#38761d"/>
    </style:style>
    <style:style style:name="ch9" style:family="chart">
      <style:chart-properties chart:solid-type="cuboid"/>
      <style:graphic-properties draw:fill-color="#6aa84f"/>
    </style:style>
    <style:style style:name="ch10" style:family="chart">
      <style:chart-properties chart:solid-type="cuboid"/>
      <style:graphic-properties draw:fill-color="#93c47d"/>
    </style:style>
    <style:style style:name="ch11" style:family="chart">
      <style:chart-properties chart:solid-type="cuboid"/>
      <style:graphic-properties draw:fill-color="#b6d7a8"/>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0.398cm" svg:height="8.678cm" xlink:href=".." xlink:type="simple" chart:class="chart:ring" chart:style-name="ch1">
        <chart:legend chart:legend-position="top" svg:x="1.177cm" svg:y="0.185cm" style:legend-expansion="wide" chart:style-name="ch2"/>
        <chart:plot-area chart:style-name="ch3" table:cell-range-address="'Pivot Tables'.M6:'Pivot Tables'.M10 'Pivot Tables'.S4:'Pivot Tables'.S10" chart:data-source-has-labels="both" svg:x="0.207cm" svg:y="0.956cm" svg:width="9.984cm" svg:height="7.549cm">
          <chartooo:coordinate-region svg:x="1.425cm" svg:y="0.957cm" svg:width="7.548cm" svg:height="7.548cm"/>
          <chart:axis chart:dimension="x" chart:name="primary-x" chart:style-name="ch4" chartooo:axis-type="text">
            <chart:categories table:cell-range-address="'Pivot Tables'.M6:'Pivot Tables'.M10"/>
          </chart:axis>
          <chart:axis chart:dimension="y" chart:name="primary-y" chart:style-name="ch5"/>
          <chart:series chart:style-name="ch6" chart:values-cell-range-address="'Pivot Tables'.S6:'Pivot Tables'.S10" chart:label-cell-address="'Pivot Tables'.S4:'Pivot Tables'.S5" chart:class="chart:circle">
            <chart:data-point chart:style-name="ch7"/>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Result</text:p>
                <text:list>
                  <text:list-item>
                    <text:p/>
                  </text:list-item>
                  <text:list-item>
                    <text:p>Total Result</text:p>
                  </text:list-item>
                </text:list>
                <draw:g>
                  <svg:desc>'Pivot Tables'.S4:'Pivot Tables'.S5</svg:desc>
                </draw:g>
              </table:table-cell>
            </table:table-row>
          </table:table-header-rows>
          <table:table-rows>
            <table:table-row>
              <table:table-cell office:value-type="string">
                <text:p>Account</text:p>
                <draw:g>
                  <svg:desc>'Pivot Tables'.M6:'Pivot Tables'.M10</svg:desc>
                </draw:g>
              </table:table-cell>
              <table:table-cell office:value-type="float" office:value="247">
                <text:p>247</text:p>
                <draw:g>
                  <svg:desc>'Pivot Tables'.S6:'Pivot Tables'.S10</svg:desc>
                </draw:g>
              </table:table-cell>
            </table:table-row>
            <table:table-row>
              <table:table-cell office:value-type="string">
                <text:p>C.O.D.</text:p>
              </table:table-cell>
              <table:table-cell office:value-type="float" office:value="150">
                <text:p>150</text:p>
              </table:table-cell>
            </table:table-row>
            <table:table-row>
              <table:table-cell office:value-type="string">
                <text:p>P.O.</text:p>
              </table:table-cell>
              <table:table-cell office:value-type="float" office:value="86">
                <text:p>86</text:p>
              </table:table-cell>
            </table:table-row>
            <table:table-row>
              <table:table-cell office:value-type="string">
                <text:p>Warranty</text:p>
              </table:table-cell>
              <table:table-cell office:value-type="float" office:value="15">
                <text:p>15</text:p>
              </table:table-cell>
            </table:table-row>
            <table:table-row>
              <table:table-cell office:value-type="string">
                <text:p>Credit</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18cm" svg:stroke-color="#b7b7b7"/>
    </style:style>
    <style:style style:name="ch8"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6.51cm" svg:height="7.726cm" xlink:href=".." xlink:type="simple" chart:class="chart:line" chart:style-name="ch1">
        <chart:legend chart:legend-position="end" svg:x="13.208cm" svg:y="3.564cm" style:legend-expansion="high" chart:style-name="ch2"/>
        <chart:plot-area chart:style-name="ch3" table:cell-range-address="'Pivot Tables'.M6:'Pivot Tables'.M10 'Pivot Tables'.S4:'Pivot Tables'.S10" chart:data-source-has-labels="both" svg:x="0.33cm" svg:y="0.154cm" svg:width="12.548cm" svg:height="6.388cm">
          <chartooo:coordinate-region svg:x="0.987cm" svg:y="0.353cm" svg:width="11.439cm" svg:height="5.692cm"/>
          <chart:axis chart:dimension="x" chart:name="primary-x" chart:style-name="ch4" chartooo:axis-type="text">
            <chart:title svg:x="5.23cm" svg:y="6.697cm" chart:style-name="ch5">
              <text:p>Payment Method</text:p>
            </chart:title>
            <chart:categories table:cell-range-address="'Pivot Tables'.M6:'Pivot Tables'.M10"/>
          </chart:axis>
          <chart:axis chart:dimension="y" chart:name="primary-y" chart:style-name="ch6">
            <chart:grid chart:style-name="ch7" chart:class="major"/>
          </chart:axis>
          <chart:series chart:style-name="ch8" chart:values-cell-range-address="'Pivot Tables'.S6:'Pivot Tables'.S10" chart:label-cell-address="'Pivot Tables'.S4:'Pivot Tables'.S5"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Result</text:p>
                <text:list>
                  <text:list-item>
                    <text:p/>
                  </text:list-item>
                  <text:list-item>
                    <text:p>Total Result</text:p>
                  </text:list-item>
                </text:list>
                <draw:g>
                  <svg:desc>'Pivot Tables'.S4:'Pivot Tables'.S5</svg:desc>
                </draw:g>
              </table:table-cell>
            </table:table-row>
          </table:table-header-rows>
          <table:table-rows>
            <table:table-row>
              <table:table-cell office:value-type="string">
                <text:p>Account</text:p>
                <draw:g>
                  <svg:desc>'Pivot Tables'.M6:'Pivot Tables'.M10</svg:desc>
                </draw:g>
              </table:table-cell>
              <table:table-cell office:value-type="float" office:value="247">
                <text:p>247</text:p>
                <draw:g>
                  <svg:desc>'Pivot Tables'.S6:'Pivot Tables'.S10</svg:desc>
                </draw:g>
              </table:table-cell>
            </table:table-row>
            <table:table-row>
              <table:table-cell office:value-type="string">
                <text:p>C.O.D.</text:p>
              </table:table-cell>
              <table:table-cell office:value-type="float" office:value="150">
                <text:p>150</text:p>
              </table:table-cell>
            </table:table-row>
            <table:table-row>
              <table:table-cell office:value-type="string">
                <text:p>P.O.</text:p>
              </table:table-cell>
              <table:table-cell office:value-type="float" office:value="86">
                <text:p>86</text:p>
              </table:table-cell>
            </table:table-row>
            <table:table-row>
              <table:table-cell office:value-type="string">
                <text:p>Warranty</text:p>
              </table:table-cell>
              <table:table-cell office:value-type="float" office:value="15">
                <text:p>15</text:p>
              </table:table-cell>
            </table:table-row>
            <table:table-row>
              <table:table-cell office:value-type="string">
                <text:p>Credit</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2pt" style:font-family-asian="Arial" style:font-size-asian="12pt" style:font-family-complex="Arial" style:font-size-complex="12pt"/>
    </style:style>
    <style:style style:name="ch3" style:family="chart">
      <style:chart-properties chart:include-hidden-cells="false" chart:auto-position="true" chart:auto-size="true" chart:treat-empty-cells="use-zero" chart:data-label-number="percentage" chart:data-label-text="false" chart:data-label-symbol="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link-data-style-to-source="true" chart:data-label-number="percentage" chart:data-label-text="false" chart:data-label-symbol="false" chart:label-position="avoid-overlap">
        <chart:label-separator>
          <text:p>; </text:p>
        </chart:label-separator>
      </style:chart-properties>
      <style:graphic-properties draw:stroke="none" draw:fill-color="#4285f4"/>
      <style:text-properties fo:color="#000000" style:text-position="0% 100%" fo:font-family="Arial" fo:font-size="10pt" style:font-family-asian="Arial" style:font-size-asian="10pt" style:font-family-complex="Arial" style:font-size-complex="10pt"/>
    </style:style>
    <style:style style:name="ch7" style:family="chart">
      <style:chart-properties chart:solid-type="cuboid"/>
      <style:graphic-properties draw:fill-color="#4285f4"/>
    </style:style>
    <style:style style:name="ch8" style:family="chart">
      <style:chart-properties chart:solid-type="cuboid"/>
      <style:graphic-properties draw:fill-color="#ea4335"/>
    </style:style>
    <style:style style:name="ch9" style:family="chart">
      <style:chart-properties chart:solid-type="cuboid"/>
      <style:graphic-properties draw:fill-color="#fbbc04"/>
    </style:style>
    <style:style style:name="ch10" style:family="chart">
      <style:chart-properties chart:solid-type="cuboid"/>
      <style:graphic-properties draw:fill-color="#34a853"/>
    </style:style>
    <style:style style:name="ch11" style:family="chart">
      <style:chart-properties chart:solid-type="cuboid"/>
      <style:graphic-properties draw:fill-color="#ff6d01"/>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0.398cm" svg:height="7.726cm" xlink:href=".." xlink:type="simple" chart:class="chart:ring" chart:style-name="ch1">
        <chart:legend chart:legend-position="top" svg:x="2.05cm" svg:y="0.185cm" style:legend-expansion="wide" chart:style-name="ch2"/>
        <chart:plot-area chart:style-name="ch3" table:cell-range-address="'Pivot Tables'.U4:'Pivot Tables'.V9" chart:data-source-has-labels="both" svg:x="0.207cm" svg:y="1.541cm" svg:width="9.984cm" svg:height="6.031cm">
          <chartooo:coordinate-region svg:x="2.184cm" svg:y="1.542cm" svg:width="6.03cm" svg:height="6.03cm"/>
          <chart:axis chart:dimension="x" chart:name="primary-x" chart:style-name="ch4" chartooo:axis-type="text">
            <chart:categories table:cell-range-address="'Pivot Tables'.U5:'Pivot Tables'.U9"/>
          </chart:axis>
          <chart:axis chart:dimension="y" chart:name="primary-y" chart:style-name="ch5"/>
          <chart:series chart:style-name="ch6" chart:values-cell-range-address="'Pivot Tables'.V5:'Pivot Tables'.V9" chart:label-cell-address="'Pivot Tables'.V4:'Pivot Tables'.V4" chart:class="chart:circle">
            <chart:data-point chart:style-name="ch7"/>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Data</text:p>
                <draw:g>
                  <svg:desc>'Pivot Tables'.V4:'Pivot Tables'.V4</svg:desc>
                </draw:g>
              </table:table-cell>
            </table:table-row>
          </table:table-header-rows>
          <table:table-rows>
            <table:table-row>
              <table:table-cell office:value-type="string">
                <text:p>Service</text:p>
                <draw:g>
                  <svg:desc>'Pivot Tables'.U5:'Pivot Tables'.U9</svg:desc>
                </draw:g>
              </table:table-cell>
              <table:table-cell office:value-type="float" office:value="NaN">
                <text:p>NaN</text:p>
                <draw:g>
                  <svg:desc>'Pivot Tables'.V5:'Pivot Tables'.V9</svg:desc>
                </draw:g>
              </table:table-cell>
            </table:table-row>
            <table:table-row>
              <table:table-cell office:value-type="string">
                <text:p>Assess</text:p>
              </table:table-cell>
              <table:table-cell office:value-type="float" office:value="0.42685370741483">
                <text:p>0.42685370741483</text:p>
              </table:table-cell>
            </table:table-row>
            <table:table-row>
              <table:table-cell office:value-type="string">
                <text:p>Replace</text:p>
              </table:table-cell>
              <table:table-cell office:value-type="float" office:value="0.268537074148297">
                <text:p>0.268537074148297</text:p>
              </table:table-cell>
            </table:table-row>
            <table:table-row>
              <table:table-cell office:value-type="string">
                <text:p>Deliver</text:p>
              </table:table-cell>
              <table:table-cell office:value-type="float" office:value="0.164328657314629">
                <text:p>0.164328657314629</text:p>
              </table:table-cell>
            </table:table-row>
            <table:table-row>
              <table:table-cell office:value-type="string">
                <text:p>Repair</text:p>
              </table:table-cell>
              <table:table-cell office:value-type="float" office:value="0.0801603206412826">
                <text:p>0.080160320641282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vertical="true"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tru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end"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18cm" svg:stroke-color="#b7b7b7"/>
    </style:style>
    <style:style style:name="ch8" style:family="chart" style:data-style-name="N0">
      <style:chart-properties chart:link-data-style-to-source="true"/>
      <style:graphic-properties draw:fill-color="#4285f4"/>
      <style:text-properties fo:font-size="10pt" style:font-size-asian="10pt"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fill-color="#ffd320"/>
    </style:style>
    <style:style style:name="ch12" style:family="chart">
      <style:graphic-properties draw:fill-color="#579d1c"/>
    </style:style>
    <style:style style:name="ch13" style:family="chart">
      <style:graphic-properties draw:fill-color="#7e0021"/>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10.398cm" svg:height="7.726cm" xlink:href=".." xlink:type="simple" chart:class="chart:bar" chart:style-name="ch1">
        <chart:legend chart:legend-position="end" svg:x="8.399cm" svg:y="2.568cm" style:legend-expansion="high" chart:style-name="ch2"/>
        <chart:plot-area chart:style-name="ch3" table:cell-range-address="'Pivot Tables'.U5:'Pivot Tables'.V9" chart:data-source-has-labels="column" svg:x="0.207cm" svg:y="0.154cm" svg:width="7.985cm" svg:height="6.388cm">
          <chartooo:coordinate-region svg:x="1.552cm" svg:y="0.154cm" svg:width="6.308cm" svg:height="5.892cm"/>
          <chart:axis chart:dimension="x" chart:name="primary-x" chart:style-name="ch4" chartooo:axis-type="text">
            <chart:categories table:cell-range-address="'Pivot Tables'.U5:'Pivot Tables'.U9"/>
          </chart:axis>
          <chart:axis chart:dimension="y" chart:name="primary-y" chart:style-name="ch5">
            <chart:title svg:x="3.539cm" svg:y="6.697cm" chart:style-name="ch6">
              <text:p>COUNT</text:p>
            </chart:title>
            <chart:grid chart:style-name="ch7" chart:class="major"/>
          </chart:axis>
          <chart:series chart:style-name="ch8" chart:values-cell-range-address="'Pivot Tables'.V5:'Pivot Tables'.V9" chart:class="chart:bar">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V</text:p>
              </table:table-cell>
            </table:table-row>
          </table:table-header-rows>
          <table:table-rows>
            <table:table-row>
              <table:table-cell office:value-type="string">
                <text:p>Service</text:p>
                <draw:g>
                  <svg:desc>'Pivot Tables'.U5:'Pivot Tables'.U9</svg:desc>
                </draw:g>
              </table:table-cell>
              <table:table-cell office:value-type="float" office:value="NaN">
                <text:p>NaN</text:p>
                <draw:g>
                  <svg:desc>'Pivot Tables'.V5:'Pivot Tables'.V9</svg:desc>
                </draw:g>
              </table:table-cell>
            </table:table-row>
            <table:table-row>
              <table:table-cell office:value-type="string">
                <text:p>Assess</text:p>
              </table:table-cell>
              <table:table-cell office:value-type="float" office:value="0.42685370741483">
                <text:p>0.42685370741483</text:p>
              </table:table-cell>
            </table:table-row>
            <table:table-row>
              <table:table-cell office:value-type="string">
                <text:p>Replace</text:p>
              </table:table-cell>
              <table:table-cell office:value-type="float" office:value="0.268537074148297">
                <text:p>0.268537074148297</text:p>
              </table:table-cell>
            </table:table-row>
            <table:table-row>
              <table:table-cell office:value-type="string">
                <text:p>Deliver</text:p>
              </table:table-cell>
              <table:table-cell office:value-type="float" office:value="0.164328657314629">
                <text:p>0.164328657314629</text:p>
              </table:table-cell>
            </table:table-row>
            <table:table-row>
              <table:table-cell office:value-type="string">
                <text:p>Repair</text:p>
              </table:table-cell>
              <table:table-cell office:value-type="float" office:value="0.0801603206412826">
                <text:p>0.080160320641282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